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3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48">
      <style:table-cell-properties fo:border="thin solid #000000"/>
    </style:style>
    <style:style style:name="ce7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48"/>
    <style:style style:name="ce9" style:family="table-cell" style:parent-style-name="Default" style:data-style-name="N1">
      <style:table-cell-properties style:vertical-align="middle" style:repeat-content="false"/>
      <style:paragraph-properties fo:text-align="end" fo:margin-right="0cm"/>
      <style:text-properties fo:color="#993300" style:font-name="全真楷書" style:font-name-asian="全真楷書" style:font-name-complex="全真楷書" fo:font-size="16pt" style:font-size-asian="16pt" style:font-size-complex="16pt" style:font-family-generic="moder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3.75708333333333cm" style:use-optimal-column-width="true"/>
    </style:style>
    <style:style style:name="co4" style:family="table-column">
      <style:table-column-properties fo:break-before="auto" style:column-width="2.619375cm" style:use-optimal-column-width="true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3.75708333333333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2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出站資料" table:style-name="ta1">
        <table:table-column table:style-name="co1" table:default-cell-style-name="ce7"/>
        <table:table-column table:style-name="co2" table:number-columns-repeated="82" table:default-cell-style-name="ce8"/>
        <table:table-column table:style-name="co3" table:default-cell-style-name="ce8"/>
        <table:table-column table:style-name="co2" table:number-columns-repeated="36" table:default-cell-style-name="ce8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1-05-01T00:00:00" table:style-name="ce5">
            <text:p>2021/5/1</text:p>
          </table:table-cell>
          <table:table-cell office:value-type="float" office:value="3086" table:style-name="ce6">
            <text:p>3,086<text:s/></text:p>
          </table:table-cell>
          <table:table-cell office:value-type="float" office:value="8639" table:style-name="ce6">
            <text:p>8,639<text:s/></text:p>
          </table:table-cell>
          <table:table-cell office:value-type="float" office:value="21482" table:style-name="ce6">
            <text:p>21,482<text:s/></text:p>
          </table:table-cell>
          <table:table-cell office:value-type="float" office:value="42810" table:style-name="ce6">
            <text:p>42,810<text:s/></text:p>
          </table:table-cell>
          <table:table-cell office:value-type="float" office:value="17200" table:style-name="ce6">
            <text:p>17,200<text:s/></text:p>
          </table:table-cell>
          <table:table-cell office:value-type="float" office:value="9165" table:style-name="ce6">
            <text:p>9,165<text:s/></text:p>
          </table:table-cell>
          <table:table-cell office:value-type="float" office:value="7758" table:style-name="ce6">
            <text:p>7,758<text:s/></text:p>
          </table:table-cell>
          <table:table-cell office:value-type="float" office:value="3530" table:style-name="ce6">
            <text:p>3,530<text:s/></text:p>
          </table:table-cell>
          <table:table-cell office:value-type="float" office:value="2554" table:style-name="ce6">
            <text:p>2,554<text:s/></text:p>
          </table:table-cell>
          <table:table-cell office:value-type="float" office:value="8350" table:style-name="ce6">
            <text:p>8,350<text:s/></text:p>
          </table:table-cell>
          <table:table-cell office:value-type="float" office:value="1593" table:style-name="ce6">
            <text:p>1,593<text:s/></text:p>
          </table:table-cell>
          <table:table-cell office:value-type="float" office:value="3743" table:style-name="ce6">
            <text:p>3,743<text:s/></text:p>
          </table:table-cell>
          <table:table-cell office:value-type="float" office:value="9306" table:style-name="ce6">
            <text:p>9,306<text:s/></text:p>
          </table:table-cell>
          <table:table-cell office:value-type="float" office:value="6559" table:style-name="ce6">
            <text:p>6,559<text:s/></text:p>
          </table:table-cell>
          <table:table-cell office:value-type="float" office:value="10382" table:style-name="ce6">
            <text:p>10,382<text:s/></text:p>
          </table:table-cell>
          <table:table-cell office:value-type="float" office:value="5839" table:style-name="ce6">
            <text:p>5,839<text:s/></text:p>
          </table:table-cell>
          <table:table-cell office:value-type="float" office:value="7037" table:style-name="ce6">
            <text:p>7,037<text:s/></text:p>
          </table:table-cell>
          <table:table-cell office:value-type="float" office:value="3838" table:style-name="ce6">
            <text:p>3,838<text:s/></text:p>
          </table:table-cell>
          <table:table-cell office:value-type="float" office:value="8200" table:style-name="ce6">
            <text:p>8,200<text:s/></text:p>
          </table:table-cell>
          <table:table-cell office:value-type="float" office:value="4324" table:style-name="ce6">
            <text:p>4,324<text:s/></text:p>
          </table:table-cell>
          <table:table-cell office:value-type="float" office:value="5668" table:style-name="ce6">
            <text:p>5,668<text:s/></text:p>
          </table:table-cell>
          <table:table-cell office:value-type="float" office:value="6067" table:style-name="ce6">
            <text:p>6,067<text:s/></text:p>
          </table:table-cell>
          <table:table-cell office:value-type="float" office:value="2307" table:style-name="ce6">
            <text:p>2,307<text:s/></text:p>
          </table:table-cell>
          <table:table-cell office:value-type="float" office:value="23926" table:style-name="ce6">
            <text:p>23,926<text:s/></text:p>
          </table:table-cell>
          <table:table-cell office:value-type="float" office:value="3663" table:style-name="ce6">
            <text:p>3,663<text:s/></text:p>
          </table:table-cell>
          <table:table-cell office:value-type="float" office:value="15374" table:style-name="ce6">
            <text:p>15,374<text:s/></text:p>
          </table:table-cell>
          <table:table-cell office:value-type="float" office:value="10159" table:style-name="ce6">
            <text:p>10,159<text:s/></text:p>
          </table:table-cell>
          <table:table-cell office:value-type="float" office:value="12744" table:style-name="ce6">
            <text:p>12,744<text:s/></text:p>
          </table:table-cell>
          <table:table-cell office:value-type="float" office:value="15892" table:style-name="ce6">
            <text:p>15,892<text:s/></text:p>
          </table:table-cell>
          <table:table-cell office:value-type="float" office:value="13868" table:style-name="ce6">
            <text:p>13,868<text:s/></text:p>
          </table:table-cell>
          <table:table-cell office:value-type="float" office:value="8440" table:style-name="ce6">
            <text:p>8,440<text:s/></text:p>
          </table:table-cell>
          <table:table-cell office:value-type="float" office:value="26171" table:style-name="ce6">
            <text:p>26,171<text:s/></text:p>
          </table:table-cell>
          <table:table-cell office:value-type="float" office:value="14583" table:style-name="ce6">
            <text:p>14,583<text:s/></text:p>
          </table:table-cell>
          <table:table-cell office:value-type="float" office:value="24051" table:style-name="ce6">
            <text:p>24,051<text:s/></text:p>
          </table:table-cell>
          <table:table-cell office:value-type="float" office:value="19144" table:style-name="ce6">
            <text:p>19,144<text:s/></text:p>
          </table:table-cell>
          <table:table-cell office:value-type="float" office:value="4453" table:style-name="ce6">
            <text:p>4,453<text:s/></text:p>
          </table:table-cell>
          <table:table-cell office:value-type="float" office:value="29075" table:style-name="ce6">
            <text:p>29,075<text:s/></text:p>
          </table:table-cell>
          <table:table-cell office:value-type="float" office:value="19749" table:style-name="ce6">
            <text:p>19,749<text:s/></text:p>
          </table:table-cell>
          <table:table-cell office:value-type="float" office:value="19345" table:style-name="ce6">
            <text:p>19,345<text:s/></text:p>
          </table:table-cell>
          <table:table-cell office:value-type="float" office:value="16315" table:style-name="ce6">
            <text:p>16,315<text:s/></text:p>
          </table:table-cell>
          <table:table-cell office:value-type="float" office:value="10501" table:style-name="ce6">
            <text:p>10,501<text:s/></text:p>
          </table:table-cell>
          <table:table-cell office:value-type="float" office:value="127098" table:style-name="ce6">
            <text:p>127,098<text:s/></text:p>
          </table:table-cell>
          <table:table-cell office:value-type="float" office:value="45185" table:style-name="ce6">
            <text:p>45,185<text:s/></text:p>
          </table:table-cell>
          <table:table-cell office:value-type="float" office:value="17586" table:style-name="ce6">
            <text:p>17,586<text:s/></text:p>
          </table:table-cell>
          <table:table-cell office:value-type="float" office:value="15870" table:style-name="ce6">
            <text:p>15,870<text:s/></text:p>
          </table:table-cell>
          <table:table-cell office:value-type="float" office:value="33363" table:style-name="ce6">
            <text:p>33,363<text:s/></text:p>
          </table:table-cell>
          <table:table-cell office:value-type="float" office:value="25961" table:style-name="ce6">
            <text:p>25,961<text:s/></text:p>
          </table:table-cell>
          <table:table-cell office:value-type="float" office:value="23957" table:style-name="ce6">
            <text:p>23,957<text:s/></text:p>
          </table:table-cell>
          <table:table-cell office:value-type="float" office:value="20422" table:style-name="ce6">
            <text:p>20,422<text:s/></text:p>
          </table:table-cell>
          <table:table-cell office:value-type="float" office:value="8784" table:style-name="ce6">
            <text:p>8,784<text:s/></text:p>
          </table:table-cell>
          <table:table-cell office:value-type="float" office:value="22406" table:style-name="ce6">
            <text:p>22,406<text:s/></text:p>
          </table:table-cell>
          <table:table-cell office:value-type="float" office:value="5633" table:style-name="ce6">
            <text:p>5,633<text:s/></text:p>
          </table:table-cell>
          <table:table-cell office:value-type="float" office:value="5879" table:style-name="ce6">
            <text:p>5,879<text:s/></text:p>
          </table:table-cell>
          <table:table-cell office:value-type="float" office:value="16074" table:style-name="ce6">
            <text:p>16,074<text:s/></text:p>
          </table:table-cell>
          <table:table-cell office:value-type="float" office:value="5776" table:style-name="ce6">
            <text:p>5,776<text:s/></text:p>
          </table:table-cell>
          <table:table-cell office:value-type="float" office:value="3112" table:style-name="ce6">
            <text:p>3,112<text:s/></text:p>
          </table:table-cell>
          <table:table-cell office:value-type="float" office:value="1674" table:style-name="ce6">
            <text:p>1,674<text:s/></text:p>
          </table:table-cell>
          <table:table-cell office:value-type="float" office:value="9327" table:style-name="ce6">
            <text:p>9,327<text:s/></text:p>
          </table:table-cell>
          <table:table-cell office:value-type="float" office:value="7691" table:style-name="ce6">
            <text:p>7,691<text:s/></text:p>
          </table:table-cell>
          <table:table-cell office:value-type="float" office:value="11849" table:style-name="ce6">
            <text:p>11,849<text:s/></text:p>
          </table:table-cell>
          <table:table-cell office:value-type="float" office:value="34463" table:style-name="ce6">
            <text:p>34,463<text:s/></text:p>
          </table:table-cell>
          <table:table-cell office:value-type="float" office:value="5961" table:style-name="ce6">
            <text:p>5,961<text:s/></text:p>
          </table:table-cell>
          <table:table-cell office:value-type="float" office:value="12015" table:style-name="ce6">
            <text:p>12,015<text:s/></text:p>
          </table:table-cell>
          <table:table-cell office:value-type="float" office:value="5942" table:style-name="ce6">
            <text:p>5,942<text:s/></text:p>
          </table:table-cell>
          <table:table-cell office:value-type="float" office:value="17299" table:style-name="ce6">
            <text:p>17,299<text:s/></text:p>
          </table:table-cell>
          <table:table-cell office:value-type="float" office:value="14911" table:style-name="ce6">
            <text:p>14,911<text:s/></text:p>
          </table:table-cell>
          <table:table-cell office:value-type="float" office:value="24954" table:style-name="ce6">
            <text:p>24,954<text:s/></text:p>
          </table:table-cell>
          <table:table-cell office:value-type="float" office:value="36101" table:style-name="ce6">
            <text:p>36,101<text:s/></text:p>
          </table:table-cell>
          <table:table-cell office:value-type="float" office:value="29499" table:style-name="ce6">
            <text:p>29,499<text:s/></text:p>
          </table:table-cell>
          <table:table-cell office:value-type="float" office:value="20284" table:style-name="ce6">
            <text:p>20,284<text:s/></text:p>
          </table:table-cell>
          <table:table-cell office:value-type="float" office:value="25278" table:style-name="ce6">
            <text:p>25,278<text:s/></text:p>
          </table:table-cell>
          <table:table-cell office:value-type="float" office:value="68658" table:style-name="ce6">
            <text:p>68,658<text:s/></text:p>
          </table:table-cell>
          <table:table-cell office:value-type="float" office:value="14052" table:style-name="ce6">
            <text:p>14,052<text:s/></text:p>
          </table:table-cell>
          <table:table-cell office:value-type="float" office:value="27234" table:style-name="ce6">
            <text:p>27,234<text:s/></text:p>
          </table:table-cell>
          <table:table-cell office:value-type="float" office:value="30220" table:style-name="ce6">
            <text:p>30,220<text:s/></text:p>
          </table:table-cell>
          <table:table-cell office:value-type="float" office:value="18823" table:style-name="ce6">
            <text:p>18,823<text:s/></text:p>
          </table:table-cell>
          <table:table-cell office:value-type="float" office:value="53318" table:style-name="ce6">
            <text:p>53,318<text:s/></text:p>
          </table:table-cell>
          <table:table-cell office:value-type="float" office:value="14940" table:style-name="ce6">
            <text:p>14,940<text:s/></text:p>
          </table:table-cell>
          <table:table-cell office:value-type="float" office:value="14146" table:style-name="ce6">
            <text:p>14,146<text:s/></text:p>
          </table:table-cell>
          <table:table-cell office:value-type="float" office:value="9739" table:style-name="ce6">
            <text:p>9,739<text:s/></text:p>
          </table:table-cell>
          <table:table-cell office:value-type="float" office:value="17435" table:style-name="ce6">
            <text:p>17,435<text:s/></text:p>
          </table:table-cell>
          <table:table-cell office:value-type="float" office:value="10123" table:style-name="ce6">
            <text:p>10,123<text:s/></text:p>
          </table:table-cell>
          <table:table-cell office:value-type="float" office:value="24454" table:style-name="ce6">
            <text:p>24,454<text:s/></text:p>
          </table:table-cell>
          <table:table-cell office:value-type="float" office:value="13540" table:style-name="ce6">
            <text:p>13,540<text:s/></text:p>
          </table:table-cell>
          <table:table-cell office:value-type="float" office:value="11097" table:style-name="ce6">
            <text:p>11,097<text:s/></text:p>
          </table:table-cell>
          <table:table-cell office:value-type="float" office:value="10006" table:style-name="ce6">
            <text:p>10,006<text:s/></text:p>
          </table:table-cell>
          <table:table-cell office:value-type="float" office:value="17814" table:style-name="ce6">
            <text:p>17,814<text:s/></text:p>
          </table:table-cell>
          <table:table-cell office:value-type="float" office:value="12092" table:style-name="ce6">
            <text:p>12,092<text:s/></text:p>
          </table:table-cell>
          <table:table-cell office:value-type="float" office:value="13533" table:style-name="ce6">
            <text:p>13,533<text:s/></text:p>
          </table:table-cell>
          <table:table-cell office:value-type="float" office:value="15885" table:style-name="ce6">
            <text:p>15,885<text:s/></text:p>
          </table:table-cell>
          <table:table-cell office:value-type="float" office:value="8368" table:style-name="ce6">
            <text:p>8,368<text:s/></text:p>
          </table:table-cell>
          <table:table-cell office:value-type="float" office:value="9627" table:style-name="ce6">
            <text:p>9,627<text:s/></text:p>
          </table:table-cell>
          <table:table-cell office:value-type="float" office:value="4678" table:style-name="ce6">
            <text:p>4,678<text:s/></text:p>
          </table:table-cell>
          <table:table-cell office:value-type="float" office:value="2182" table:style-name="ce6">
            <text:p>2,182<text:s/></text:p>
          </table:table-cell>
          <table:table-cell office:value-type="float" office:value="5859" table:style-name="ce6">
            <text:p>5,859<text:s/></text:p>
          </table:table-cell>
          <table:table-cell office:value-type="float" office:value="7440" table:style-name="ce6">
            <text:p>7,440<text:s/></text:p>
          </table:table-cell>
          <table:table-cell office:value-type="float" office:value="8517" table:style-name="ce6">
            <text:p>8,517<text:s/></text:p>
          </table:table-cell>
          <table:table-cell office:value-type="float" office:value="10845" table:style-name="ce6">
            <text:p>10,845<text:s/></text:p>
          </table:table-cell>
          <table:table-cell office:value-type="float" office:value="12082" table:style-name="ce6">
            <text:p>12,082<text:s/></text:p>
          </table:table-cell>
          <table:table-cell office:value-type="float" office:value="17843" table:style-name="ce6">
            <text:p>17,843<text:s/></text:p>
          </table:table-cell>
          <table:table-cell office:value-type="float" office:value="20260" table:style-name="ce6">
            <text:p>20,260<text:s/></text:p>
          </table:table-cell>
          <table:table-cell office:value-type="float" office:value="10310" table:style-name="ce6">
            <text:p>10,310<text:s/></text:p>
          </table:table-cell>
          <table:table-cell office:value-type="float" office:value="9591" table:style-name="ce6">
            <text:p>9,591<text:s/></text:p>
          </table:table-cell>
          <table:table-cell office:value-type="float" office:value="10090" table:style-name="ce6">
            <text:p>10,090<text:s/></text:p>
          </table:table-cell>
          <table:table-cell office:value-type="float" office:value="9153" table:style-name="ce6">
            <text:p>9,153<text:s/></text:p>
          </table:table-cell>
          <table:table-cell office:value-type="float" office:value="9458" table:style-name="ce6">
            <text:p>9,458<text:s/></text:p>
          </table:table-cell>
          <table:table-cell office:value-type="float" office:value="7628" table:style-name="ce6">
            <text:p>7,628<text:s/></text:p>
          </table:table-cell>
          <table:table-cell office:value-type="float" office:value="7355" table:style-name="ce6">
            <text:p>7,355<text:s/></text:p>
          </table:table-cell>
          <table:table-cell office:value-type="float" office:value="825" table:style-name="ce6">
            <text:p>825<text:s/></text:p>
          </table:table-cell>
          <table:table-cell office:value-type="float" office:value="2337" table:style-name="ce6">
            <text:p>2,337<text:s/></text:p>
          </table:table-cell>
          <table:table-cell office:value-type="float" office:value="2955" table:style-name="ce6">
            <text:p>2,955<text:s/></text:p>
          </table:table-cell>
          <table:table-cell office:value-type="float" office:value="4282" table:style-name="ce6">
            <text:p>4,282<text:s/></text:p>
          </table:table-cell>
          <table:table-cell office:value-type="float" office:value="1085" table:style-name="ce6">
            <text:p>1,085<text:s/></text:p>
          </table:table-cell>
          <table:table-cell office:value-type="float" office:value="1236" table:style-name="ce6">
            <text:p>1,236<text:s/></text:p>
          </table:table-cell>
          <table:table-cell office:value-type="float" office:value="2010" table:style-name="ce6">
            <text:p>2,010<text:s/></text:p>
          </table:table-cell>
          <table:table-cell office:value-type="float" office:value="7883" table:style-name="ce6">
            <text:p>7,883<text:s/></text:p>
          </table:table-cell>
          <table:table-cell office:value-type="float" office:value="1974" table:style-name="ce6">
            <text:p>1,974<text:s/></text:p>
          </table:table-cell>
          <table:table-cell office:value-type="float" office:value="3242" table:style-name="ce6">
            <text:p>3,242<text:s/></text:p>
          </table:table-cell>
          <table:table-cell office:value-type="float" office:value="3035" table:style-name="ce6">
            <text:p>3,035<text:s/></text:p>
          </table:table-cell>
          <table:table-cell table:number-columns-repeated="16264"/>
        </table:table-row>
        <table:table-row table:style-name="ro2">
          <table:table-cell office:value-type="date" office:date-value="2021-05-02T00:00:00" table:style-name="ce5">
            <text:p>2021/5/2</text:p>
          </table:table-cell>
          <table:table-cell office:value-type="float" office:value="3205" table:style-name="ce6">
            <text:p>3,205<text:s/></text:p>
          </table:table-cell>
          <table:table-cell office:value-type="float" office:value="7282" table:style-name="ce6">
            <text:p>7,282<text:s/></text:p>
          </table:table-cell>
          <table:table-cell office:value-type="float" office:value="17504" table:style-name="ce6">
            <text:p>17,504<text:s/></text:p>
          </table:table-cell>
          <table:table-cell office:value-type="float" office:value="34047" table:style-name="ce6">
            <text:p>34,047<text:s/></text:p>
          </table:table-cell>
          <table:table-cell office:value-type="float" office:value="13513" table:style-name="ce6">
            <text:p>13,513<text:s/></text:p>
          </table:table-cell>
          <table:table-cell office:value-type="float" office:value="7940" table:style-name="ce6">
            <text:p>7,940<text:s/></text:p>
          </table:table-cell>
          <table:table-cell office:value-type="float" office:value="6622" table:style-name="ce6">
            <text:p>6,622<text:s/></text:p>
          </table:table-cell>
          <table:table-cell office:value-type="float" office:value="3491" table:style-name="ce6">
            <text:p>3,491<text:s/></text:p>
          </table:table-cell>
          <table:table-cell office:value-type="float" office:value="2316" table:style-name="ce6">
            <text:p>2,316<text:s/></text:p>
          </table:table-cell>
          <table:table-cell office:value-type="float" office:value="7374" table:style-name="ce6">
            <text:p>7,374<text:s/></text:p>
          </table:table-cell>
          <table:table-cell office:value-type="float" office:value="1354" table:style-name="ce6">
            <text:p>1,354<text:s/></text:p>
          </table:table-cell>
          <table:table-cell office:value-type="float" office:value="2898" table:style-name="ce6">
            <text:p>2,898<text:s/></text:p>
          </table:table-cell>
          <table:table-cell office:value-type="float" office:value="6896" table:style-name="ce6">
            <text:p>6,896<text:s/></text:p>
          </table:table-cell>
          <table:table-cell office:value-type="float" office:value="5628" table:style-name="ce6">
            <text:p>5,628<text:s/></text:p>
          </table:table-cell>
          <table:table-cell office:value-type="float" office:value="8912" table:style-name="ce6">
            <text:p>8,912<text:s/></text:p>
          </table:table-cell>
          <table:table-cell office:value-type="float" office:value="5448" table:style-name="ce6">
            <text:p>5,448<text:s/></text:p>
          </table:table-cell>
          <table:table-cell office:value-type="float" office:value="6635" table:style-name="ce6">
            <text:p>6,635<text:s/></text:p>
          </table:table-cell>
          <table:table-cell office:value-type="float" office:value="3683" table:style-name="ce6">
            <text:p>3,683<text:s/></text:p>
          </table:table-cell>
          <table:table-cell office:value-type="float" office:value="7248" table:style-name="ce6">
            <text:p>7,248<text:s/></text:p>
          </table:table-cell>
          <table:table-cell office:value-type="float" office:value="3462" table:style-name="ce6">
            <text:p>3,462<text:s/></text:p>
          </table:table-cell>
          <table:table-cell office:value-type="float" office:value="4946" table:style-name="ce6">
            <text:p>4,946<text:s/></text:p>
          </table:table-cell>
          <table:table-cell office:value-type="float" office:value="5394" table:style-name="ce6">
            <text:p>5,394<text:s/></text:p>
          </table:table-cell>
          <table:table-cell office:value-type="float" office:value="2117" table:style-name="ce6">
            <text:p>2,117<text:s/></text:p>
          </table:table-cell>
          <table:table-cell office:value-type="float" office:value="20377" table:style-name="ce6">
            <text:p>20,377<text:s/></text:p>
          </table:table-cell>
          <table:table-cell office:value-type="float" office:value="3543" table:style-name="ce6">
            <text:p>3,543<text:s/></text:p>
          </table:table-cell>
          <table:table-cell office:value-type="float" office:value="12206" table:style-name="ce6">
            <text:p>12,206<text:s/></text:p>
          </table:table-cell>
          <table:table-cell office:value-type="float" office:value="8887" table:style-name="ce6">
            <text:p>8,887<text:s/></text:p>
          </table:table-cell>
          <table:table-cell office:value-type="float" office:value="11546" table:style-name="ce6">
            <text:p>11,546<text:s/></text:p>
          </table:table-cell>
          <table:table-cell office:value-type="float" office:value="14349" table:style-name="ce6">
            <text:p>14,349<text:s/></text:p>
          </table:table-cell>
          <table:table-cell office:value-type="float" office:value="13370" table:style-name="ce6">
            <text:p>13,370<text:s/></text:p>
          </table:table-cell>
          <table:table-cell office:value-type="float" office:value="7765" table:style-name="ce6">
            <text:p>7,765<text:s/></text:p>
          </table:table-cell>
          <table:table-cell office:value-type="float" office:value="23909" table:style-name="ce6">
            <text:p>23,909<text:s/></text:p>
          </table:table-cell>
          <table:table-cell office:value-type="float" office:value="12534" table:style-name="ce6">
            <text:p>12,534<text:s/></text:p>
          </table:table-cell>
          <table:table-cell office:value-type="float" office:value="20431" table:style-name="ce6">
            <text:p>20,431<text:s/></text:p>
          </table:table-cell>
          <table:table-cell office:value-type="float" office:value="15761" table:style-name="ce6">
            <text:p>15,761<text:s/></text:p>
          </table:table-cell>
          <table:table-cell office:value-type="float" office:value="3927" table:style-name="ce6">
            <text:p>3,927<text:s/></text:p>
          </table:table-cell>
          <table:table-cell office:value-type="float" office:value="25060" table:style-name="ce6">
            <text:p>25,060<text:s/></text:p>
          </table:table-cell>
          <table:table-cell office:value-type="float" office:value="17406" table:style-name="ce6">
            <text:p>17,406<text:s/></text:p>
          </table:table-cell>
          <table:table-cell office:value-type="float" office:value="16798" table:style-name="ce6">
            <text:p>16,798<text:s/></text:p>
          </table:table-cell>
          <table:table-cell office:value-type="float" office:value="14453" table:style-name="ce6">
            <text:p>14,453<text:s/></text:p>
          </table:table-cell>
          <table:table-cell office:value-type="float" office:value="8299" table:style-name="ce6">
            <text:p>8,299<text:s/></text:p>
          </table:table-cell>
          <table:table-cell office:value-type="float" office:value="113229" table:style-name="ce6">
            <text:p>113,229<text:s/></text:p>
          </table:table-cell>
          <table:table-cell office:value-type="float" office:value="35800" table:style-name="ce6">
            <text:p>35,800<text:s/></text:p>
          </table:table-cell>
          <table:table-cell office:value-type="float" office:value="13158" table:style-name="ce6">
            <text:p>13,158<text:s/></text:p>
          </table:table-cell>
          <table:table-cell office:value-type="float" office:value="14693" table:style-name="ce6">
            <text:p>14,693<text:s/></text:p>
          </table:table-cell>
          <table:table-cell office:value-type="float" office:value="28427" table:style-name="ce6">
            <text:p>28,427<text:s/></text:p>
          </table:table-cell>
          <table:table-cell office:value-type="float" office:value="22342" table:style-name="ce6">
            <text:p>22,342<text:s/></text:p>
          </table:table-cell>
          <table:table-cell office:value-type="float" office:value="21036" table:style-name="ce6">
            <text:p>21,036<text:s/></text:p>
          </table:table-cell>
          <table:table-cell office:value-type="float" office:value="18400" table:style-name="ce6">
            <text:p>18,400<text:s/></text:p>
          </table:table-cell>
          <table:table-cell office:value-type="float" office:value="7443" table:style-name="ce6">
            <text:p>7,443<text:s/></text:p>
          </table:table-cell>
          <table:table-cell office:value-type="float" office:value="19052" table:style-name="ce6">
            <text:p>19,052<text:s/></text:p>
          </table:table-cell>
          <table:table-cell office:value-type="float" office:value="5289" table:style-name="ce6">
            <text:p>5,289<text:s/></text:p>
          </table:table-cell>
          <table:table-cell office:value-type="float" office:value="4787" table:style-name="ce6">
            <text:p>4,787<text:s/></text:p>
          </table:table-cell>
          <table:table-cell office:value-type="float" office:value="14644" table:style-name="ce6">
            <text:p>14,644<text:s/></text:p>
          </table:table-cell>
          <table:table-cell office:value-type="float" office:value="4620" table:style-name="ce6">
            <text:p>4,620<text:s/></text:p>
          </table:table-cell>
          <table:table-cell office:value-type="float" office:value="2714" table:style-name="ce6">
            <text:p>2,714<text:s/></text:p>
          </table:table-cell>
          <table:table-cell office:value-type="float" office:value="1508" table:style-name="ce6">
            <text:p>1,508<text:s/></text:p>
          </table:table-cell>
          <table:table-cell office:value-type="float" office:value="8678" table:style-name="ce6">
            <text:p>8,678<text:s/></text:p>
          </table:table-cell>
          <table:table-cell office:value-type="float" office:value="7314" table:style-name="ce6">
            <text:p>7,314<text:s/></text:p>
          </table:table-cell>
          <table:table-cell office:value-type="float" office:value="10796" table:style-name="ce6">
            <text:p>10,796<text:s/></text:p>
          </table:table-cell>
          <table:table-cell office:value-type="float" office:value="31854" table:style-name="ce6">
            <text:p>31,854<text:s/></text:p>
          </table:table-cell>
          <table:table-cell office:value-type="float" office:value="5817" table:style-name="ce6">
            <text:p>5,817<text:s/></text:p>
          </table:table-cell>
          <table:table-cell office:value-type="float" office:value="10558" table:style-name="ce6">
            <text:p>10,558<text:s/></text:p>
          </table:table-cell>
          <table:table-cell office:value-type="float" office:value="5530" table:style-name="ce6">
            <text:p>5,530<text:s/></text:p>
          </table:table-cell>
          <table:table-cell office:value-type="float" office:value="15413" table:style-name="ce6">
            <text:p>15,413<text:s/></text:p>
          </table:table-cell>
          <table:table-cell office:value-type="float" office:value="12889" table:style-name="ce6">
            <text:p>12,889<text:s/></text:p>
          </table:table-cell>
          <table:table-cell office:value-type="float" office:value="20890" table:style-name="ce6">
            <text:p>20,890<text:s/></text:p>
          </table:table-cell>
          <table:table-cell office:value-type="float" office:value="30959" table:style-name="ce6">
            <text:p>30,959<text:s/></text:p>
          </table:table-cell>
          <table:table-cell office:value-type="float" office:value="26395" table:style-name="ce6">
            <text:p>26,395<text:s/></text:p>
          </table:table-cell>
          <table:table-cell office:value-type="float" office:value="18289" table:style-name="ce6">
            <text:p>18,289<text:s/></text:p>
          </table:table-cell>
          <table:table-cell office:value-type="float" office:value="20949" table:style-name="ce6">
            <text:p>20,949<text:s/></text:p>
          </table:table-cell>
          <table:table-cell office:value-type="float" office:value="51557" table:style-name="ce6">
            <text:p>51,557<text:s/></text:p>
          </table:table-cell>
          <table:table-cell office:value-type="float" office:value="12306" table:style-name="ce6">
            <text:p>12,306<text:s/></text:p>
          </table:table-cell>
          <table:table-cell office:value-type="float" office:value="23480" table:style-name="ce6">
            <text:p>23,480<text:s/></text:p>
          </table:table-cell>
          <table:table-cell office:value-type="float" office:value="22355" table:style-name="ce6">
            <text:p>22,355<text:s/></text:p>
          </table:table-cell>
          <table:table-cell office:value-type="float" office:value="13759" table:style-name="ce6">
            <text:p>13,759<text:s/></text:p>
          </table:table-cell>
          <table:table-cell office:value-type="float" office:value="42503" table:style-name="ce6">
            <text:p>42,503<text:s/></text:p>
          </table:table-cell>
          <table:table-cell office:value-type="float" office:value="13438" table:style-name="ce6">
            <text:p>13,438<text:s/></text:p>
          </table:table-cell>
          <table:table-cell office:value-type="float" office:value="12607" table:style-name="ce6">
            <text:p>12,607<text:s/></text:p>
          </table:table-cell>
          <table:table-cell office:value-type="float" office:value="7946" table:style-name="ce6">
            <text:p>7,946<text:s/></text:p>
          </table:table-cell>
          <table:table-cell office:value-type="float" office:value="16533" table:style-name="ce6">
            <text:p>16,533<text:s/></text:p>
          </table:table-cell>
          <table:table-cell office:value-type="float" office:value="7959" table:style-name="ce6">
            <text:p>7,959<text:s/></text:p>
          </table:table-cell>
          <table:table-cell office:value-type="float" office:value="19787" table:style-name="ce6">
            <text:p>19,787<text:s/></text:p>
          </table:table-cell>
          <table:table-cell office:value-type="float" office:value="10162" table:style-name="ce6">
            <text:p>10,162<text:s/></text:p>
          </table:table-cell>
          <table:table-cell office:value-type="float" office:value="9617" table:style-name="ce6">
            <text:p>9,617<text:s/></text:p>
          </table:table-cell>
          <table:table-cell office:value-type="float" office:value="7464" table:style-name="ce6">
            <text:p>7,464<text:s/></text:p>
          </table:table-cell>
          <table:table-cell office:value-type="float" office:value="14093" table:style-name="ce6">
            <text:p>14,093<text:s/></text:p>
          </table:table-cell>
          <table:table-cell office:value-type="float" office:value="12305" table:style-name="ce6">
            <text:p>12,305<text:s/></text:p>
          </table:table-cell>
          <table:table-cell office:value-type="float" office:value="11728" table:style-name="ce6">
            <text:p>11,728<text:s/></text:p>
          </table:table-cell>
          <table:table-cell office:value-type="float" office:value="13153" table:style-name="ce6">
            <text:p>13,153<text:s/></text:p>
          </table:table-cell>
          <table:table-cell office:value-type="float" office:value="7452" table:style-name="ce6">
            <text:p>7,452<text:s/></text:p>
          </table:table-cell>
          <table:table-cell office:value-type="float" office:value="7869" table:style-name="ce6">
            <text:p>7,869<text:s/></text:p>
          </table:table-cell>
          <table:table-cell office:value-type="float" office:value="3951" table:style-name="ce6">
            <text:p>3,951<text:s/></text:p>
          </table:table-cell>
          <table:table-cell office:value-type="float" office:value="1955" table:style-name="ce6">
            <text:p>1,955<text:s/></text:p>
          </table:table-cell>
          <table:table-cell office:value-type="float" office:value="4731" table:style-name="ce6">
            <text:p>4,731<text:s/></text:p>
          </table:table-cell>
          <table:table-cell office:value-type="float" office:value="6361" table:style-name="ce6">
            <text:p>6,361<text:s/></text:p>
          </table:table-cell>
          <table:table-cell office:value-type="float" office:value="7078" table:style-name="ce6">
            <text:p>7,078<text:s/></text:p>
          </table:table-cell>
          <table:table-cell office:value-type="float" office:value="8729" table:style-name="ce6">
            <text:p>8,729<text:s/></text:p>
          </table:table-cell>
          <table:table-cell office:value-type="float" office:value="10264" table:style-name="ce6">
            <text:p>10,264<text:s/></text:p>
          </table:table-cell>
          <table:table-cell office:value-type="float" office:value="14921" table:style-name="ce6">
            <text:p>14,921<text:s/></text:p>
          </table:table-cell>
          <table:table-cell office:value-type="float" office:value="16913" table:style-name="ce6">
            <text:p>16,913<text:s/></text:p>
          </table:table-cell>
          <table:table-cell office:value-type="float" office:value="8886" table:style-name="ce6">
            <text:p>8,886<text:s/></text:p>
          </table:table-cell>
          <table:table-cell office:value-type="float" office:value="8031" table:style-name="ce6">
            <text:p>8,031<text:s/></text:p>
          </table:table-cell>
          <table:table-cell office:value-type="float" office:value="8724" table:style-name="ce6">
            <text:p>8,724<text:s/></text:p>
          </table:table-cell>
          <table:table-cell office:value-type="float" office:value="7620" table:style-name="ce6">
            <text:p>7,620<text:s/></text:p>
          </table:table-cell>
          <table:table-cell office:value-type="float" office:value="8181" table:style-name="ce6">
            <text:p>8,181<text:s/></text:p>
          </table:table-cell>
          <table:table-cell office:value-type="float" office:value="6617" table:style-name="ce6">
            <text:p>6,617<text:s/></text:p>
          </table:table-cell>
          <table:table-cell office:value-type="float" office:value="6299" table:style-name="ce6">
            <text:p>6,299<text:s/></text:p>
          </table:table-cell>
          <table:table-cell office:value-type="float" office:value="760" table:style-name="ce6">
            <text:p>760<text:s/></text:p>
          </table:table-cell>
          <table:table-cell office:value-type="float" office:value="2067" table:style-name="ce6">
            <text:p>2,067<text:s/></text:p>
          </table:table-cell>
          <table:table-cell office:value-type="float" office:value="2765" table:style-name="ce6">
            <text:p>2,765<text:s/></text:p>
          </table:table-cell>
          <table:table-cell office:value-type="float" office:value="4120" table:style-name="ce6">
            <text:p>4,120<text:s/></text:p>
          </table:table-cell>
          <table:table-cell office:value-type="float" office:value="1217" table:style-name="ce6">
            <text:p>1,217<text:s/></text:p>
          </table:table-cell>
          <table:table-cell office:value-type="float" office:value="1208" table:style-name="ce6">
            <text:p>1,208<text:s/></text:p>
          </table:table-cell>
          <table:table-cell office:value-type="float" office:value="1758" table:style-name="ce6">
            <text:p>1,758<text:s/></text:p>
          </table:table-cell>
          <table:table-cell office:value-type="float" office:value="7061" table:style-name="ce6">
            <text:p>7,061<text:s/></text:p>
          </table:table-cell>
          <table:table-cell office:value-type="float" office:value="1733" table:style-name="ce6">
            <text:p>1,733<text:s/></text:p>
          </table:table-cell>
          <table:table-cell office:value-type="float" office:value="3164" table:style-name="ce6">
            <text:p>3,164<text:s/></text:p>
          </table:table-cell>
          <table:table-cell office:value-type="float" office:value="2425" table:style-name="ce6">
            <text:p>2,425<text:s/></text:p>
          </table:table-cell>
          <table:table-cell table:number-columns-repeated="16264"/>
        </table:table-row>
        <table:table-row table:style-name="ro2">
          <table:table-cell office:value-type="date" office:date-value="2021-05-03T00:00:00" table:style-name="ce5">
            <text:p>2021/5/3</text:p>
          </table:table-cell>
          <table:table-cell office:value-type="float" office:value="4551" table:style-name="ce6">
            <text:p>4,551<text:s/></text:p>
          </table:table-cell>
          <table:table-cell office:value-type="float" office:value="13828" table:style-name="ce6">
            <text:p>13,828<text:s/></text:p>
          </table:table-cell>
          <table:table-cell office:value-type="float" office:value="40009" table:style-name="ce6">
            <text:p>40,009<text:s/></text:p>
          </table:table-cell>
          <table:table-cell office:value-type="float" office:value="37636" table:style-name="ce6">
            <text:p>37,636<text:s/></text:p>
          </table:table-cell>
          <table:table-cell office:value-type="float" office:value="24745" table:style-name="ce6">
            <text:p>24,745<text:s/></text:p>
          </table:table-cell>
          <table:table-cell office:value-type="float" office:value="13909" table:style-name="ce6">
            <text:p>13,909<text:s/></text:p>
          </table:table-cell>
          <table:table-cell office:value-type="float" office:value="11134" table:style-name="ce6">
            <text:p>11,134<text:s/></text:p>
          </table:table-cell>
          <table:table-cell office:value-type="float" office:value="3801" table:style-name="ce6">
            <text:p>3,801<text:s/></text:p>
          </table:table-cell>
          <table:table-cell office:value-type="float" office:value="3178" table:style-name="ce6">
            <text:p>3,178<text:s/></text:p>
          </table:table-cell>
          <table:table-cell office:value-type="float" office:value="14055" table:style-name="ce6">
            <text:p>14,055<text:s/></text:p>
          </table:table-cell>
          <table:table-cell office:value-type="float" office:value="2047" table:style-name="ce6">
            <text:p>2,047<text:s/></text:p>
          </table:table-cell>
          <table:table-cell office:value-type="float" office:value="4707" table:style-name="ce6">
            <text:p>4,707<text:s/></text:p>
          </table:table-cell>
          <table:table-cell office:value-type="float" office:value="4987" table:style-name="ce6">
            <text:p>4,987<text:s/></text:p>
          </table:table-cell>
          <table:table-cell office:value-type="float" office:value="9904" table:style-name="ce6">
            <text:p>9,904<text:s/></text:p>
          </table:table-cell>
          <table:table-cell office:value-type="float" office:value="10075" table:style-name="ce6">
            <text:p>10,075<text:s/></text:p>
          </table:table-cell>
          <table:table-cell office:value-type="float" office:value="17815" table:style-name="ce6">
            <text:p>17,815<text:s/></text:p>
          </table:table-cell>
          <table:table-cell office:value-type="float" office:value="17187" table:style-name="ce6">
            <text:p>17,187<text:s/></text:p>
          </table:table-cell>
          <table:table-cell office:value-type="float" office:value="5524" table:style-name="ce6">
            <text:p>5,524<text:s/></text:p>
          </table:table-cell>
          <table:table-cell office:value-type="float" office:value="9077" table:style-name="ce6">
            <text:p>9,077<text:s/></text:p>
          </table:table-cell>
          <table:table-cell office:value-type="float" office:value="3216" table:style-name="ce6">
            <text:p>3,216<text:s/></text:p>
          </table:table-cell>
          <table:table-cell office:value-type="float" office:value="8910" table:style-name="ce6">
            <text:p>8,910<text:s/></text:p>
          </table:table-cell>
          <table:table-cell office:value-type="float" office:value="8543" table:style-name="ce6">
            <text:p>8,543<text:s/></text:p>
          </table:table-cell>
          <table:table-cell office:value-type="float" office:value="5405" table:style-name="ce6">
            <text:p>5,405<text:s/></text:p>
          </table:table-cell>
          <table:table-cell office:value-type="float" office:value="26907" table:style-name="ce6">
            <text:p>26,907<text:s/></text:p>
          </table:table-cell>
          <table:table-cell office:value-type="float" office:value="3214" table:style-name="ce6">
            <text:p>3,214<text:s/></text:p>
          </table:table-cell>
          <table:table-cell office:value-type="float" office:value="10965" table:style-name="ce6">
            <text:p>10,965<text:s/></text:p>
          </table:table-cell>
          <table:table-cell office:value-type="float" office:value="12824" table:style-name="ce6">
            <text:p>12,824<text:s/></text:p>
          </table:table-cell>
          <table:table-cell office:value-type="float" office:value="16055" table:style-name="ce6">
            <text:p>16,055<text:s/></text:p>
          </table:table-cell>
          <table:table-cell office:value-type="float" office:value="22728" table:style-name="ce6">
            <text:p>22,728<text:s/></text:p>
          </table:table-cell>
          <table:table-cell office:value-type="float" office:value="16648" table:style-name="ce6">
            <text:p>16,648<text:s/></text:p>
          </table:table-cell>
          <table:table-cell office:value-type="float" office:value="9585" table:style-name="ce6">
            <text:p>9,585<text:s/></text:p>
          </table:table-cell>
          <table:table-cell office:value-type="float" office:value="23832" table:style-name="ce6">
            <text:p>23,832<text:s/></text:p>
          </table:table-cell>
          <table:table-cell office:value-type="float" office:value="15217" table:style-name="ce6">
            <text:p>15,217<text:s/></text:p>
          </table:table-cell>
          <table:table-cell office:value-type="float" office:value="30463" table:style-name="ce6">
            <text:p>30,463<text:s/></text:p>
          </table:table-cell>
          <table:table-cell office:value-type="float" office:value="22765" table:style-name="ce6">
            <text:p>22,765<text:s/></text:p>
          </table:table-cell>
          <table:table-cell office:value-type="float" office:value="11162" table:style-name="ce6">
            <text:p>11,162<text:s/></text:p>
          </table:table-cell>
          <table:table-cell office:value-type="float" office:value="33059" table:style-name="ce6">
            <text:p>33,059<text:s/></text:p>
          </table:table-cell>
          <table:table-cell office:value-type="float" office:value="24849" table:style-name="ce6">
            <text:p>24,849<text:s/></text:p>
          </table:table-cell>
          <table:table-cell office:value-type="float" office:value="25372" table:style-name="ce6">
            <text:p>25,372<text:s/></text:p>
          </table:table-cell>
          <table:table-cell office:value-type="float" office:value="19307" table:style-name="ce6">
            <text:p>19,307<text:s/></text:p>
          </table:table-cell>
          <table:table-cell office:value-type="float" office:value="23212" table:style-name="ce6">
            <text:p>23,212<text:s/></text:p>
          </table:table-cell>
          <table:table-cell office:value-type="float" office:value="105722" table:style-name="ce6">
            <text:p>105,722<text:s/></text:p>
          </table:table-cell>
          <table:table-cell office:value-type="float" office:value="35562" table:style-name="ce6">
            <text:p>35,562<text:s/></text:p>
          </table:table-cell>
          <table:table-cell office:value-type="float" office:value="19733" table:style-name="ce6">
            <text:p>19,733<text:s/></text:p>
          </table:table-cell>
          <table:table-cell office:value-type="float" office:value="22478" table:style-name="ce6">
            <text:p>22,478<text:s/></text:p>
          </table:table-cell>
          <table:table-cell office:value-type="float" office:value="25010" table:style-name="ce6">
            <text:p>25,010<text:s/></text:p>
          </table:table-cell>
          <table:table-cell office:value-type="float" office:value="25772" table:style-name="ce6">
            <text:p>25,772<text:s/></text:p>
          </table:table-cell>
          <table:table-cell office:value-type="float" office:value="25707" table:style-name="ce6">
            <text:p>25,707<text:s/></text:p>
          </table:table-cell>
          <table:table-cell office:value-type="float" office:value="22087" table:style-name="ce6">
            <text:p>22,087<text:s/></text:p>
          </table:table-cell>
          <table:table-cell office:value-type="float" office:value="12868" table:style-name="ce6">
            <text:p>12,868<text:s/></text:p>
          </table:table-cell>
          <table:table-cell office:value-type="float" office:value="30765" table:style-name="ce6">
            <text:p>30,765<text:s/></text:p>
          </table:table-cell>
          <table:table-cell office:value-type="float" office:value="6615" table:style-name="ce6">
            <text:p>6,615<text:s/></text:p>
          </table:table-cell>
          <table:table-cell office:value-type="float" office:value="7933" table:style-name="ce6">
            <text:p>7,933<text:s/></text:p>
          </table:table-cell>
          <table:table-cell office:value-type="float" office:value="18846" table:style-name="ce6">
            <text:p>18,846<text:s/></text:p>
          </table:table-cell>
          <table:table-cell office:value-type="float" office:value="3852" table:style-name="ce6">
            <text:p>3,852<text:s/></text:p>
          </table:table-cell>
          <table:table-cell office:value-type="float" office:value="3597" table:style-name="ce6">
            <text:p>3,597<text:s/></text:p>
          </table:table-cell>
          <table:table-cell office:value-type="float" office:value="3280" table:style-name="ce6">
            <text:p>3,280<text:s/></text:p>
          </table:table-cell>
          <table:table-cell office:value-type="float" office:value="14063" table:style-name="ce6">
            <text:p>14,063<text:s/></text:p>
          </table:table-cell>
          <table:table-cell office:value-type="float" office:value="9462" table:style-name="ce6">
            <text:p>9,462<text:s/></text:p>
          </table:table-cell>
          <table:table-cell office:value-type="float" office:value="12500" table:style-name="ce6">
            <text:p>12,500<text:s/></text:p>
          </table:table-cell>
          <table:table-cell office:value-type="float" office:value="30323" table:style-name="ce6">
            <text:p>30,323<text:s/></text:p>
          </table:table-cell>
          <table:table-cell office:value-type="float" office:value="7788" table:style-name="ce6">
            <text:p>7,788<text:s/></text:p>
          </table:table-cell>
          <table:table-cell office:value-type="float" office:value="12904" table:style-name="ce6">
            <text:p>12,904<text:s/></text:p>
          </table:table-cell>
          <table:table-cell office:value-type="float" office:value="7927" table:style-name="ce6">
            <text:p>7,927<text:s/></text:p>
          </table:table-cell>
          <table:table-cell office:value-type="float" office:value="22393" table:style-name="ce6">
            <text:p>22,393<text:s/></text:p>
          </table:table-cell>
          <table:table-cell office:value-type="float" office:value="23671" table:style-name="ce6">
            <text:p>23,671<text:s/></text:p>
          </table:table-cell>
          <table:table-cell office:value-type="float" office:value="25568" table:style-name="ce6">
            <text:p>25,568<text:s/></text:p>
          </table:table-cell>
          <table:table-cell office:value-type="float" office:value="37278" table:style-name="ce6">
            <text:p>37,278<text:s/></text:p>
          </table:table-cell>
          <table:table-cell office:value-type="float" office:value="38511" table:style-name="ce6">
            <text:p>38,511<text:s/></text:p>
          </table:table-cell>
          <table:table-cell office:value-type="float" office:value="25749" table:style-name="ce6">
            <text:p>25,749<text:s/></text:p>
          </table:table-cell>
          <table:table-cell office:value-type="float" office:value="24241" table:style-name="ce6">
            <text:p>24,241<text:s/></text:p>
          </table:table-cell>
          <table:table-cell office:value-type="float" office:value="48374" table:style-name="ce6">
            <text:p>48,374<text:s/></text:p>
          </table:table-cell>
          <table:table-cell office:value-type="float" office:value="20921" table:style-name="ce6">
            <text:p>20,921<text:s/></text:p>
          </table:table-cell>
          <table:table-cell office:value-type="float" office:value="27904" table:style-name="ce6">
            <text:p>27,904<text:s/></text:p>
          </table:table-cell>
          <table:table-cell office:value-type="float" office:value="30197" table:style-name="ce6">
            <text:p>30,197<text:s/></text:p>
          </table:table-cell>
          <table:table-cell office:value-type="float" office:value="18699" table:style-name="ce6">
            <text:p>18,699<text:s/></text:p>
          </table:table-cell>
          <table:table-cell office:value-type="float" office:value="56521" table:style-name="ce6">
            <text:p>56,521<text:s/></text:p>
          </table:table-cell>
          <table:table-cell office:value-type="float" office:value="19864" table:style-name="ce6">
            <text:p>19,864<text:s/></text:p>
          </table:table-cell>
          <table:table-cell office:value-type="float" office:value="15563" table:style-name="ce6">
            <text:p>15,563<text:s/></text:p>
          </table:table-cell>
          <table:table-cell office:value-type="float" office:value="14516" table:style-name="ce6">
            <text:p>14,516<text:s/></text:p>
          </table:table-cell>
          <table:table-cell office:value-type="float" office:value="18170" table:style-name="ce6">
            <text:p>18,170<text:s/></text:p>
          </table:table-cell>
          <table:table-cell office:value-type="float" office:value="12749" table:style-name="ce6">
            <text:p>12,749<text:s/></text:p>
          </table:table-cell>
          <table:table-cell office:value-type="float" office:value="26209" table:style-name="ce6">
            <text:p>26,209<text:s/></text:p>
          </table:table-cell>
          <table:table-cell office:value-type="float" office:value="18585" table:style-name="ce6">
            <text:p>18,585<text:s/></text:p>
          </table:table-cell>
          <table:table-cell office:value-type="float" office:value="7402" table:style-name="ce6">
            <text:p>7,402<text:s/></text:p>
          </table:table-cell>
          <table:table-cell office:value-type="float" office:value="10652" table:style-name="ce6">
            <text:p>10,652<text:s/></text:p>
          </table:table-cell>
          <table:table-cell office:value-type="float" office:value="36848" table:style-name="ce6">
            <text:p>36,848<text:s/></text:p>
          </table:table-cell>
          <table:table-cell office:value-type="float" office:value="21261" table:style-name="ce6">
            <text:p>21,261<text:s/></text:p>
          </table:table-cell>
          <table:table-cell office:value-type="float" office:value="23299" table:style-name="ce6">
            <text:p>23,299<text:s/></text:p>
          </table:table-cell>
          <table:table-cell office:value-type="float" office:value="22015" table:style-name="ce6">
            <text:p>22,015<text:s/></text:p>
          </table:table-cell>
          <table:table-cell office:value-type="float" office:value="14571" table:style-name="ce6">
            <text:p>14,571<text:s/></text:p>
          </table:table-cell>
          <table:table-cell office:value-type="float" office:value="11432" table:style-name="ce6">
            <text:p>11,432<text:s/></text:p>
          </table:table-cell>
          <table:table-cell office:value-type="float" office:value="5482" table:style-name="ce6">
            <text:p>5,482<text:s/></text:p>
          </table:table-cell>
          <table:table-cell office:value-type="float" office:value="4903" table:style-name="ce6">
            <text:p>4,903<text:s/></text:p>
          </table:table-cell>
          <table:table-cell office:value-type="float" office:value="6122" table:style-name="ce6">
            <text:p>6,122<text:s/></text:p>
          </table:table-cell>
          <table:table-cell office:value-type="float" office:value="9999" table:style-name="ce6">
            <text:p>9,999<text:s/></text:p>
          </table:table-cell>
          <table:table-cell office:value-type="float" office:value="9133" table:style-name="ce6">
            <text:p>9,133<text:s/></text:p>
          </table:table-cell>
          <table:table-cell office:value-type="float" office:value="11381" table:style-name="ce6">
            <text:p>11,381<text:s/></text:p>
          </table:table-cell>
          <table:table-cell office:value-type="float" office:value="16246" table:style-name="ce6">
            <text:p>16,246<text:s/></text:p>
          </table:table-cell>
          <table:table-cell office:value-type="float" office:value="26818" table:style-name="ce6">
            <text:p>26,818<text:s/></text:p>
          </table:table-cell>
          <table:table-cell office:value-type="float" office:value="21184" table:style-name="ce6">
            <text:p>21,184<text:s/></text:p>
          </table:table-cell>
          <table:table-cell office:value-type="float" office:value="13571" table:style-name="ce6">
            <text:p>13,571<text:s/></text:p>
          </table:table-cell>
          <table:table-cell office:value-type="float" office:value="12247" table:style-name="ce6">
            <text:p>12,247<text:s/></text:p>
          </table:table-cell>
          <table:table-cell office:value-type="float" office:value="12392" table:style-name="ce6">
            <text:p>12,392<text:s/></text:p>
          </table:table-cell>
          <table:table-cell office:value-type="float" office:value="11950" table:style-name="ce6">
            <text:p>11,950<text:s/></text:p>
          </table:table-cell>
          <table:table-cell office:value-type="float" office:value="11777" table:style-name="ce6">
            <text:p>11,777<text:s/></text:p>
          </table:table-cell>
          <table:table-cell office:value-type="float" office:value="10919" table:style-name="ce6">
            <text:p>10,919<text:s/></text:p>
          </table:table-cell>
          <table:table-cell office:value-type="float" office:value="9292" table:style-name="ce6">
            <text:p>9,292<text:s/></text:p>
          </table:table-cell>
          <table:table-cell office:value-type="float" office:value="1246" table:style-name="ce6">
            <text:p>1,246<text:s/></text:p>
          </table:table-cell>
          <table:table-cell office:value-type="float" office:value="2497" table:style-name="ce6">
            <text:p>2,497<text:s/></text:p>
          </table:table-cell>
          <table:table-cell office:value-type="float" office:value="3785" table:style-name="ce6">
            <text:p>3,785<text:s/></text:p>
          </table:table-cell>
          <table:table-cell office:value-type="float" office:value="4530" table:style-name="ce6">
            <text:p>4,530<text:s/></text:p>
          </table:table-cell>
          <table:table-cell office:value-type="float" office:value="2273" table:style-name="ce6">
            <text:p>2,273<text:s/></text:p>
          </table:table-cell>
          <table:table-cell office:value-type="float" office:value="3317" table:style-name="ce6">
            <text:p>3,317<text:s/></text:p>
          </table:table-cell>
          <table:table-cell office:value-type="float" office:value="2928" table:style-name="ce6">
            <text:p>2,928<text:s/></text:p>
          </table:table-cell>
          <table:table-cell office:value-type="float" office:value="7615" table:style-name="ce6">
            <text:p>7,615<text:s/></text:p>
          </table:table-cell>
          <table:table-cell office:value-type="float" office:value="2206" table:style-name="ce6">
            <text:p>2,206<text:s/></text:p>
          </table:table-cell>
          <table:table-cell office:value-type="float" office:value="3719" table:style-name="ce6">
            <text:p>3,719<text:s/></text:p>
          </table:table-cell>
          <table:table-cell office:value-type="float" office:value="4022" table:style-name="ce6">
            <text:p>4,022<text:s/></text:p>
          </table:table-cell>
          <table:table-cell table:number-columns-repeated="16264"/>
        </table:table-row>
        <table:table-row table:style-name="ro2">
          <table:table-cell office:value-type="date" office:date-value="2021-05-04T00:00:00" table:style-name="ce5">
            <text:p>2021/5/4</text:p>
          </table:table-cell>
          <table:table-cell office:value-type="float" office:value="4197" table:style-name="ce6">
            <text:p>4,197<text:s/></text:p>
          </table:table-cell>
          <table:table-cell office:value-type="float" office:value="14534" table:style-name="ce6">
            <text:p>14,534<text:s/></text:p>
          </table:table-cell>
          <table:table-cell office:value-type="float" office:value="41981" table:style-name="ce6">
            <text:p>41,981<text:s/></text:p>
          </table:table-cell>
          <table:table-cell office:value-type="float" office:value="38587" table:style-name="ce6">
            <text:p>38,587<text:s/></text:p>
          </table:table-cell>
          <table:table-cell office:value-type="float" office:value="25898" table:style-name="ce6">
            <text:p>25,898<text:s/></text:p>
          </table:table-cell>
          <table:table-cell office:value-type="float" office:value="14448" table:style-name="ce6">
            <text:p>14,448<text:s/></text:p>
          </table:table-cell>
          <table:table-cell office:value-type="float" office:value="11485" table:style-name="ce6">
            <text:p>11,485<text:s/></text:p>
          </table:table-cell>
          <table:table-cell office:value-type="float" office:value="3843" table:style-name="ce6">
            <text:p>3,843<text:s/></text:p>
          </table:table-cell>
          <table:table-cell office:value-type="float" office:value="3236" table:style-name="ce6">
            <text:p>3,236<text:s/></text:p>
          </table:table-cell>
          <table:table-cell office:value-type="float" office:value="14364" table:style-name="ce6">
            <text:p>14,364<text:s/></text:p>
          </table:table-cell>
          <table:table-cell office:value-type="float" office:value="2146" table:style-name="ce6">
            <text:p>2,146<text:s/></text:p>
          </table:table-cell>
          <table:table-cell office:value-type="float" office:value="4673" table:style-name="ce6">
            <text:p>4,673<text:s/></text:p>
          </table:table-cell>
          <table:table-cell office:value-type="float" office:value="4808" table:style-name="ce6">
            <text:p>4,808<text:s/></text:p>
          </table:table-cell>
          <table:table-cell office:value-type="float" office:value="9985" table:style-name="ce6">
            <text:p>9,985<text:s/></text:p>
          </table:table-cell>
          <table:table-cell office:value-type="float" office:value="10147" table:style-name="ce6">
            <text:p>10,147<text:s/></text:p>
          </table:table-cell>
          <table:table-cell office:value-type="float" office:value="18679" table:style-name="ce6">
            <text:p>18,679<text:s/></text:p>
          </table:table-cell>
          <table:table-cell office:value-type="float" office:value="18046" table:style-name="ce6">
            <text:p>18,046<text:s/></text:p>
          </table:table-cell>
          <table:table-cell office:value-type="float" office:value="5742" table:style-name="ce6">
            <text:p>5,742<text:s/></text:p>
          </table:table-cell>
          <table:table-cell office:value-type="float" office:value="9467" table:style-name="ce6">
            <text:p>9,467<text:s/></text:p>
          </table:table-cell>
          <table:table-cell office:value-type="float" office:value="3188" table:style-name="ce6">
            <text:p>3,188<text:s/></text:p>
          </table:table-cell>
          <table:table-cell office:value-type="float" office:value="9068" table:style-name="ce6">
            <text:p>9,068<text:s/></text:p>
          </table:table-cell>
          <table:table-cell office:value-type="float" office:value="8763" table:style-name="ce6">
            <text:p>8,763<text:s/></text:p>
          </table:table-cell>
          <table:table-cell office:value-type="float" office:value="6006" table:style-name="ce6">
            <text:p>6,006<text:s/></text:p>
          </table:table-cell>
          <table:table-cell office:value-type="float" office:value="31242" table:style-name="ce6">
            <text:p>31,242<text:s/></text:p>
          </table:table-cell>
          <table:table-cell office:value-type="float" office:value="3046" table:style-name="ce6">
            <text:p>3,046<text:s/></text:p>
          </table:table-cell>
          <table:table-cell office:value-type="float" office:value="11320" table:style-name="ce6">
            <text:p>11,320<text:s/></text:p>
          </table:table-cell>
          <table:table-cell office:value-type="float" office:value="13122" table:style-name="ce6">
            <text:p>13,122<text:s/></text:p>
          </table:table-cell>
          <table:table-cell office:value-type="float" office:value="16322" table:style-name="ce6">
            <text:p>16,322<text:s/></text:p>
          </table:table-cell>
          <table:table-cell office:value-type="float" office:value="23194" table:style-name="ce6">
            <text:p>23,194<text:s/></text:p>
          </table:table-cell>
          <table:table-cell office:value-type="float" office:value="16958" table:style-name="ce6">
            <text:p>16,958<text:s/></text:p>
          </table:table-cell>
          <table:table-cell office:value-type="float" office:value="9898" table:style-name="ce6">
            <text:p>9,898<text:s/></text:p>
          </table:table-cell>
          <table:table-cell office:value-type="float" office:value="24740" table:style-name="ce6">
            <text:p>24,740<text:s/></text:p>
          </table:table-cell>
          <table:table-cell office:value-type="float" office:value="16445" table:style-name="ce6">
            <text:p>16,445<text:s/></text:p>
          </table:table-cell>
          <table:table-cell office:value-type="float" office:value="32259" table:style-name="ce6">
            <text:p>32,259<text:s/></text:p>
          </table:table-cell>
          <table:table-cell office:value-type="float" office:value="23834" table:style-name="ce6">
            <text:p>23,834<text:s/></text:p>
          </table:table-cell>
          <table:table-cell office:value-type="float" office:value="11437" table:style-name="ce6">
            <text:p>11,437<text:s/></text:p>
          </table:table-cell>
          <table:table-cell office:value-type="float" office:value="33303" table:style-name="ce6">
            <text:p>33,303<text:s/></text:p>
          </table:table-cell>
          <table:table-cell office:value-type="float" office:value="25270" table:style-name="ce6">
            <text:p>25,270<text:s/></text:p>
          </table:table-cell>
          <table:table-cell office:value-type="float" office:value="25435" table:style-name="ce6">
            <text:p>25,435<text:s/></text:p>
          </table:table-cell>
          <table:table-cell office:value-type="float" office:value="19562" table:style-name="ce6">
            <text:p>19,562<text:s/></text:p>
          </table:table-cell>
          <table:table-cell office:value-type="float" office:value="24465" table:style-name="ce6">
            <text:p>24,465<text:s/></text:p>
          </table:table-cell>
          <table:table-cell office:value-type="float" office:value="103672" table:style-name="ce6">
            <text:p>103,672<text:s/></text:p>
          </table:table-cell>
          <table:table-cell office:value-type="float" office:value="37204" table:style-name="ce6">
            <text:p>37,204<text:s/></text:p>
          </table:table-cell>
          <table:table-cell office:value-type="float" office:value="20508" table:style-name="ce6">
            <text:p>20,508<text:s/></text:p>
          </table:table-cell>
          <table:table-cell office:value-type="float" office:value="23002" table:style-name="ce6">
            <text:p>23,002<text:s/></text:p>
          </table:table-cell>
          <table:table-cell office:value-type="float" office:value="27124" table:style-name="ce6">
            <text:p>27,124<text:s/></text:p>
          </table:table-cell>
          <table:table-cell office:value-type="float" office:value="25025" table:style-name="ce6">
            <text:p>25,025<text:s/></text:p>
          </table:table-cell>
          <table:table-cell office:value-type="float" office:value="26128" table:style-name="ce6">
            <text:p>26,128<text:s/></text:p>
          </table:table-cell>
          <table:table-cell office:value-type="float" office:value="23148" table:style-name="ce6">
            <text:p>23,148<text:s/></text:p>
          </table:table-cell>
          <table:table-cell office:value-type="float" office:value="12986" table:style-name="ce6">
            <text:p>12,986<text:s/></text:p>
          </table:table-cell>
          <table:table-cell office:value-type="float" office:value="31152" table:style-name="ce6">
            <text:p>31,152<text:s/></text:p>
          </table:table-cell>
          <table:table-cell office:value-type="float" office:value="7024" table:style-name="ce6">
            <text:p>7,024<text:s/></text:p>
          </table:table-cell>
          <table:table-cell office:value-type="float" office:value="8270" table:style-name="ce6">
            <text:p>8,270<text:s/></text:p>
          </table:table-cell>
          <table:table-cell office:value-type="float" office:value="19281" table:style-name="ce6">
            <text:p>19,281<text:s/></text:p>
          </table:table-cell>
          <table:table-cell office:value-type="float" office:value="3928" table:style-name="ce6">
            <text:p>3,928<text:s/></text:p>
          </table:table-cell>
          <table:table-cell office:value-type="float" office:value="3811" table:style-name="ce6">
            <text:p>3,811<text:s/></text:p>
          </table:table-cell>
          <table:table-cell office:value-type="float" office:value="3564" table:style-name="ce6">
            <text:p>3,564<text:s/></text:p>
          </table:table-cell>
          <table:table-cell office:value-type="float" office:value="14903" table:style-name="ce6">
            <text:p>14,903<text:s/></text:p>
          </table:table-cell>
          <table:table-cell office:value-type="float" office:value="9604" table:style-name="ce6">
            <text:p>9,604<text:s/></text:p>
          </table:table-cell>
          <table:table-cell office:value-type="float" office:value="12398" table:style-name="ce6">
            <text:p>12,398<text:s/></text:p>
          </table:table-cell>
          <table:table-cell office:value-type="float" office:value="29502" table:style-name="ce6">
            <text:p>29,502<text:s/></text:p>
          </table:table-cell>
          <table:table-cell office:value-type="float" office:value="8875" table:style-name="ce6">
            <text:p>8,875<text:s/></text:p>
          </table:table-cell>
          <table:table-cell office:value-type="float" office:value="13201" table:style-name="ce6">
            <text:p>13,201<text:s/></text:p>
          </table:table-cell>
          <table:table-cell office:value-type="float" office:value="7755" table:style-name="ce6">
            <text:p>7,755<text:s/></text:p>
          </table:table-cell>
          <table:table-cell office:value-type="float" office:value="22595" table:style-name="ce6">
            <text:p>22,595<text:s/></text:p>
          </table:table-cell>
          <table:table-cell office:value-type="float" office:value="24098" table:style-name="ce6">
            <text:p>24,098<text:s/></text:p>
          </table:table-cell>
          <table:table-cell office:value-type="float" office:value="26885" table:style-name="ce6">
            <text:p>26,885<text:s/></text:p>
          </table:table-cell>
          <table:table-cell office:value-type="float" office:value="36831" table:style-name="ce6">
            <text:p>36,831<text:s/></text:p>
          </table:table-cell>
          <table:table-cell office:value-type="float" office:value="39271" table:style-name="ce6">
            <text:p>39,271<text:s/></text:p>
          </table:table-cell>
          <table:table-cell office:value-type="float" office:value="26369" table:style-name="ce6">
            <text:p>26,369<text:s/></text:p>
          </table:table-cell>
          <table:table-cell office:value-type="float" office:value="24855" table:style-name="ce6">
            <text:p>24,855<text:s/></text:p>
          </table:table-cell>
          <table:table-cell office:value-type="float" office:value="49175" table:style-name="ce6">
            <text:p>49,175<text:s/></text:p>
          </table:table-cell>
          <table:table-cell office:value-type="float" office:value="21969" table:style-name="ce6">
            <text:p>21,969<text:s/></text:p>
          </table:table-cell>
          <table:table-cell office:value-type="float" office:value="28637" table:style-name="ce6">
            <text:p>28,637<text:s/></text:p>
          </table:table-cell>
          <table:table-cell office:value-type="float" office:value="31338" table:style-name="ce6">
            <text:p>31,338<text:s/></text:p>
          </table:table-cell>
          <table:table-cell office:value-type="float" office:value="19531" table:style-name="ce6">
            <text:p>19,531<text:s/></text:p>
          </table:table-cell>
          <table:table-cell office:value-type="float" office:value="57724" table:style-name="ce6">
            <text:p>57,724<text:s/></text:p>
          </table:table-cell>
          <table:table-cell office:value-type="float" office:value="21000" table:style-name="ce6">
            <text:p>21,000<text:s/></text:p>
          </table:table-cell>
          <table:table-cell office:value-type="float" office:value="15754" table:style-name="ce6">
            <text:p>15,754<text:s/></text:p>
          </table:table-cell>
          <table:table-cell office:value-type="float" office:value="14751" table:style-name="ce6">
            <text:p>14,751<text:s/></text:p>
          </table:table-cell>
          <table:table-cell office:value-type="float" office:value="19120" table:style-name="ce6">
            <text:p>19,120<text:s/></text:p>
          </table:table-cell>
          <table:table-cell office:value-type="float" office:value="13059" table:style-name="ce6">
            <text:p>13,059<text:s/></text:p>
          </table:table-cell>
          <table:table-cell office:value-type="float" office:value="24590" table:style-name="ce6">
            <text:p>24,590<text:s/></text:p>
          </table:table-cell>
          <table:table-cell office:value-type="float" office:value="19227" table:style-name="ce6">
            <text:p>19,227<text:s/></text:p>
          </table:table-cell>
          <table:table-cell office:value-type="float" office:value="7450" table:style-name="ce6">
            <text:p>7,450<text:s/></text:p>
          </table:table-cell>
          <table:table-cell office:value-type="float" office:value="11043" table:style-name="ce6">
            <text:p>11,043<text:s/></text:p>
          </table:table-cell>
          <table:table-cell office:value-type="float" office:value="38067" table:style-name="ce6">
            <text:p>38,067<text:s/></text:p>
          </table:table-cell>
          <table:table-cell office:value-type="float" office:value="22876" table:style-name="ce6">
            <text:p>22,876<text:s/></text:p>
          </table:table-cell>
          <table:table-cell office:value-type="float" office:value="24079" table:style-name="ce6">
            <text:p>24,079<text:s/></text:p>
          </table:table-cell>
          <table:table-cell office:value-type="float" office:value="23114" table:style-name="ce6">
            <text:p>23,114<text:s/></text:p>
          </table:table-cell>
          <table:table-cell office:value-type="float" office:value="14361" table:style-name="ce6">
            <text:p>14,361<text:s/></text:p>
          </table:table-cell>
          <table:table-cell office:value-type="float" office:value="11950" table:style-name="ce6">
            <text:p>11,950<text:s/></text:p>
          </table:table-cell>
          <table:table-cell office:value-type="float" office:value="5631" table:style-name="ce6">
            <text:p>5,631<text:s/></text:p>
          </table:table-cell>
          <table:table-cell office:value-type="float" office:value="5125" table:style-name="ce6">
            <text:p>5,125<text:s/></text:p>
          </table:table-cell>
          <table:table-cell office:value-type="float" office:value="6239" table:style-name="ce6">
            <text:p>6,239<text:s/></text:p>
          </table:table-cell>
          <table:table-cell office:value-type="float" office:value="10403" table:style-name="ce6">
            <text:p>10,403<text:s/></text:p>
          </table:table-cell>
          <table:table-cell office:value-type="float" office:value="9262" table:style-name="ce6">
            <text:p>9,262<text:s/></text:p>
          </table:table-cell>
          <table:table-cell office:value-type="float" office:value="11713" table:style-name="ce6">
            <text:p>11,713<text:s/></text:p>
          </table:table-cell>
          <table:table-cell office:value-type="float" office:value="16844" table:style-name="ce6">
            <text:p>16,844<text:s/></text:p>
          </table:table-cell>
          <table:table-cell office:value-type="float" office:value="27972" table:style-name="ce6">
            <text:p>27,972<text:s/></text:p>
          </table:table-cell>
          <table:table-cell office:value-type="float" office:value="22121" table:style-name="ce6">
            <text:p>22,121<text:s/></text:p>
          </table:table-cell>
          <table:table-cell office:value-type="float" office:value="13687" table:style-name="ce6">
            <text:p>13,687<text:s/></text:p>
          </table:table-cell>
          <table:table-cell office:value-type="float" office:value="12336" table:style-name="ce6">
            <text:p>12,336<text:s/></text:p>
          </table:table-cell>
          <table:table-cell office:value-type="float" office:value="12702" table:style-name="ce6">
            <text:p>12,702<text:s/></text:p>
          </table:table-cell>
          <table:table-cell office:value-type="float" office:value="12050" table:style-name="ce6">
            <text:p>12,050<text:s/></text:p>
          </table:table-cell>
          <table:table-cell office:value-type="float" office:value="11855" table:style-name="ce6">
            <text:p>11,855<text:s/></text:p>
          </table:table-cell>
          <table:table-cell office:value-type="float" office:value="11062" table:style-name="ce6">
            <text:p>11,062<text:s/></text:p>
          </table:table-cell>
          <table:table-cell office:value-type="float" office:value="9421" table:style-name="ce6">
            <text:p>9,421<text:s/></text:p>
          </table:table-cell>
          <table:table-cell office:value-type="float" office:value="1290" table:style-name="ce6">
            <text:p>1,290<text:s/></text:p>
          </table:table-cell>
          <table:table-cell office:value-type="float" office:value="2361" table:style-name="ce6">
            <text:p>2,361<text:s/></text:p>
          </table:table-cell>
          <table:table-cell office:value-type="float" office:value="3777" table:style-name="ce6">
            <text:p>3,777<text:s/></text:p>
          </table:table-cell>
          <table:table-cell office:value-type="float" office:value="4465" table:style-name="ce6">
            <text:p>4,465<text:s/></text:p>
          </table:table-cell>
          <table:table-cell office:value-type="float" office:value="2282" table:style-name="ce6">
            <text:p>2,282<text:s/></text:p>
          </table:table-cell>
          <table:table-cell office:value-type="float" office:value="3416" table:style-name="ce6">
            <text:p>3,416<text:s/></text:p>
          </table:table-cell>
          <table:table-cell office:value-type="float" office:value="2822" table:style-name="ce6">
            <text:p>2,822<text:s/></text:p>
          </table:table-cell>
          <table:table-cell office:value-type="float" office:value="7160" table:style-name="ce6">
            <text:p>7,160<text:s/></text:p>
          </table:table-cell>
          <table:table-cell office:value-type="float" office:value="2369" table:style-name="ce6">
            <text:p>2,369<text:s/></text:p>
          </table:table-cell>
          <table:table-cell office:value-type="float" office:value="3711" table:style-name="ce6">
            <text:p>3,711<text:s/></text:p>
          </table:table-cell>
          <table:table-cell office:value-type="float" office:value="4061" table:style-name="ce6">
            <text:p>4,061<text:s/></text:p>
          </table:table-cell>
          <table:table-cell table:number-columns-repeated="16264"/>
        </table:table-row>
        <table:table-row table:style-name="ro2">
          <table:table-cell office:value-type="date" office:date-value="2021-05-05T00:00:00" table:style-name="ce5">
            <text:p>2021/5/5</text:p>
          </table:table-cell>
          <table:table-cell office:value-type="float" office:value="4207" table:style-name="ce6">
            <text:p>4,207<text:s/></text:p>
          </table:table-cell>
          <table:table-cell office:value-type="float" office:value="14900" table:style-name="ce6">
            <text:p>14,900<text:s/></text:p>
          </table:table-cell>
          <table:table-cell office:value-type="float" office:value="44169" table:style-name="ce6">
            <text:p>44,169<text:s/></text:p>
          </table:table-cell>
          <table:table-cell office:value-type="float" office:value="40257" table:style-name="ce6">
            <text:p>40,257<text:s/></text:p>
          </table:table-cell>
          <table:table-cell office:value-type="float" office:value="26696" table:style-name="ce6">
            <text:p>26,696<text:s/></text:p>
          </table:table-cell>
          <table:table-cell office:value-type="float" office:value="14764" table:style-name="ce6">
            <text:p>14,764<text:s/></text:p>
          </table:table-cell>
          <table:table-cell office:value-type="float" office:value="11812" table:style-name="ce6">
            <text:p>11,812<text:s/></text:p>
          </table:table-cell>
          <table:table-cell office:value-type="float" office:value="3878" table:style-name="ce6">
            <text:p>3,878<text:s/></text:p>
          </table:table-cell>
          <table:table-cell office:value-type="float" office:value="3258" table:style-name="ce6">
            <text:p>3,258<text:s/></text:p>
          </table:table-cell>
          <table:table-cell office:value-type="float" office:value="14354" table:style-name="ce6">
            <text:p>14,354<text:s/></text:p>
          </table:table-cell>
          <table:table-cell office:value-type="float" office:value="2088" table:style-name="ce6">
            <text:p>2,088<text:s/></text:p>
          </table:table-cell>
          <table:table-cell office:value-type="float" office:value="4746" table:style-name="ce6">
            <text:p>4,746<text:s/></text:p>
          </table:table-cell>
          <table:table-cell office:value-type="float" office:value="4101" table:style-name="ce6">
            <text:p>4,101<text:s/></text:p>
          </table:table-cell>
          <table:table-cell office:value-type="float" office:value="10306" table:style-name="ce6">
            <text:p>10,306<text:s/></text:p>
          </table:table-cell>
          <table:table-cell office:value-type="float" office:value="10497" table:style-name="ce6">
            <text:p>10,497<text:s/></text:p>
          </table:table-cell>
          <table:table-cell office:value-type="float" office:value="19131" table:style-name="ce6">
            <text:p>19,131<text:s/></text:p>
          </table:table-cell>
          <table:table-cell office:value-type="float" office:value="18310" table:style-name="ce6">
            <text:p>18,310<text:s/></text:p>
          </table:table-cell>
          <table:table-cell office:value-type="float" office:value="5767" table:style-name="ce6">
            <text:p>5,767<text:s/></text:p>
          </table:table-cell>
          <table:table-cell office:value-type="float" office:value="9594" table:style-name="ce6">
            <text:p>9,594<text:s/></text:p>
          </table:table-cell>
          <table:table-cell office:value-type="float" office:value="2984" table:style-name="ce6">
            <text:p>2,984<text:s/></text:p>
          </table:table-cell>
          <table:table-cell office:value-type="float" office:value="9131" table:style-name="ce6">
            <text:p>9,131<text:s/></text:p>
          </table:table-cell>
          <table:table-cell office:value-type="float" office:value="8941" table:style-name="ce6">
            <text:p>8,941<text:s/></text:p>
          </table:table-cell>
          <table:table-cell office:value-type="float" office:value="6464" table:style-name="ce6">
            <text:p>6,464<text:s/></text:p>
          </table:table-cell>
          <table:table-cell office:value-type="float" office:value="30824" table:style-name="ce6">
            <text:p>30,824<text:s/></text:p>
          </table:table-cell>
          <table:table-cell office:value-type="float" office:value="3142" table:style-name="ce6">
            <text:p>3,142<text:s/></text:p>
          </table:table-cell>
          <table:table-cell office:value-type="float" office:value="10959" table:style-name="ce6">
            <text:p>10,959<text:s/></text:p>
          </table:table-cell>
          <table:table-cell office:value-type="float" office:value="13371" table:style-name="ce6">
            <text:p>13,371<text:s/></text:p>
          </table:table-cell>
          <table:table-cell office:value-type="float" office:value="16413" table:style-name="ce6">
            <text:p>16,413<text:s/></text:p>
          </table:table-cell>
          <table:table-cell office:value-type="float" office:value="23424" table:style-name="ce6">
            <text:p>23,424<text:s/></text:p>
          </table:table-cell>
          <table:table-cell office:value-type="float" office:value="16738" table:style-name="ce6">
            <text:p>16,738<text:s/></text:p>
          </table:table-cell>
          <table:table-cell office:value-type="float" office:value="10044" table:style-name="ce6">
            <text:p>10,044<text:s/></text:p>
          </table:table-cell>
          <table:table-cell office:value-type="float" office:value="25550" table:style-name="ce6">
            <text:p>25,550<text:s/></text:p>
          </table:table-cell>
          <table:table-cell office:value-type="float" office:value="17001" table:style-name="ce6">
            <text:p>17,001<text:s/></text:p>
          </table:table-cell>
          <table:table-cell office:value-type="float" office:value="33197" table:style-name="ce6">
            <text:p>33,197<text:s/></text:p>
          </table:table-cell>
          <table:table-cell office:value-type="float" office:value="24438" table:style-name="ce6">
            <text:p>24,438<text:s/></text:p>
          </table:table-cell>
          <table:table-cell office:value-type="float" office:value="11723" table:style-name="ce6">
            <text:p>11,723<text:s/></text:p>
          </table:table-cell>
          <table:table-cell office:value-type="float" office:value="34363" table:style-name="ce6">
            <text:p>34,363<text:s/></text:p>
          </table:table-cell>
          <table:table-cell office:value-type="float" office:value="25763" table:style-name="ce6">
            <text:p>25,763<text:s/></text:p>
          </table:table-cell>
          <table:table-cell office:value-type="float" office:value="25579" table:style-name="ce6">
            <text:p>25,579<text:s/></text:p>
          </table:table-cell>
          <table:table-cell office:value-type="float" office:value="19586" table:style-name="ce6">
            <text:p>19,586<text:s/></text:p>
          </table:table-cell>
          <table:table-cell office:value-type="float" office:value="23879" table:style-name="ce6">
            <text:p>23,879<text:s/></text:p>
          </table:table-cell>
          <table:table-cell office:value-type="float" office:value="105833" table:style-name="ce6">
            <text:p>105,833<text:s/></text:p>
          </table:table-cell>
          <table:table-cell office:value-type="float" office:value="38898" table:style-name="ce6">
            <text:p>38,898<text:s/></text:p>
          </table:table-cell>
          <table:table-cell office:value-type="float" office:value="20781" table:style-name="ce6">
            <text:p>20,781<text:s/></text:p>
          </table:table-cell>
          <table:table-cell office:value-type="float" office:value="23212" table:style-name="ce6">
            <text:p>23,212<text:s/></text:p>
          </table:table-cell>
          <table:table-cell office:value-type="float" office:value="26283" table:style-name="ce6">
            <text:p>26,283<text:s/></text:p>
          </table:table-cell>
          <table:table-cell office:value-type="float" office:value="24961" table:style-name="ce6">
            <text:p>24,961<text:s/></text:p>
          </table:table-cell>
          <table:table-cell office:value-type="float" office:value="25925" table:style-name="ce6">
            <text:p>25,925<text:s/></text:p>
          </table:table-cell>
          <table:table-cell office:value-type="float" office:value="23203" table:style-name="ce6">
            <text:p>23,203<text:s/></text:p>
          </table:table-cell>
          <table:table-cell office:value-type="float" office:value="12962" table:style-name="ce6">
            <text:p>12,962<text:s/></text:p>
          </table:table-cell>
          <table:table-cell office:value-type="float" office:value="30966" table:style-name="ce6">
            <text:p>30,966<text:s/></text:p>
          </table:table-cell>
          <table:table-cell office:value-type="float" office:value="6932" table:style-name="ce6">
            <text:p>6,932<text:s/></text:p>
          </table:table-cell>
          <table:table-cell office:value-type="float" office:value="8170" table:style-name="ce6">
            <text:p>8,170<text:s/></text:p>
          </table:table-cell>
          <table:table-cell office:value-type="float" office:value="18970" table:style-name="ce6">
            <text:p>18,970<text:s/></text:p>
          </table:table-cell>
          <table:table-cell office:value-type="float" office:value="4153" table:style-name="ce6">
            <text:p>4,153<text:s/></text:p>
          </table:table-cell>
          <table:table-cell office:value-type="float" office:value="3822" table:style-name="ce6">
            <text:p>3,822<text:s/></text:p>
          </table:table-cell>
          <table:table-cell office:value-type="float" office:value="3604" table:style-name="ce6">
            <text:p>3,604<text:s/></text:p>
          </table:table-cell>
          <table:table-cell office:value-type="float" office:value="14591" table:style-name="ce6">
            <text:p>14,591<text:s/></text:p>
          </table:table-cell>
          <table:table-cell office:value-type="float" office:value="9620" table:style-name="ce6">
            <text:p>9,620<text:s/></text:p>
          </table:table-cell>
          <table:table-cell office:value-type="float" office:value="12138" table:style-name="ce6">
            <text:p>12,138<text:s/></text:p>
          </table:table-cell>
          <table:table-cell office:value-type="float" office:value="28429" table:style-name="ce6">
            <text:p>28,429<text:s/></text:p>
          </table:table-cell>
          <table:table-cell office:value-type="float" office:value="8808" table:style-name="ce6">
            <text:p>8,808<text:s/></text:p>
          </table:table-cell>
          <table:table-cell office:value-type="float" office:value="13024" table:style-name="ce6">
            <text:p>13,024<text:s/></text:p>
          </table:table-cell>
          <table:table-cell office:value-type="float" office:value="7729" table:style-name="ce6">
            <text:p>7,729<text:s/></text:p>
          </table:table-cell>
          <table:table-cell office:value-type="float" office:value="22669" table:style-name="ce6">
            <text:p>22,669<text:s/></text:p>
          </table:table-cell>
          <table:table-cell office:value-type="float" office:value="24065" table:style-name="ce6">
            <text:p>24,065<text:s/></text:p>
          </table:table-cell>
          <table:table-cell office:value-type="float" office:value="26132" table:style-name="ce6">
            <text:p>26,132<text:s/></text:p>
          </table:table-cell>
          <table:table-cell office:value-type="float" office:value="37627" table:style-name="ce6">
            <text:p>37,627<text:s/></text:p>
          </table:table-cell>
          <table:table-cell office:value-type="float" office:value="39583" table:style-name="ce6">
            <text:p>39,583<text:s/></text:p>
          </table:table-cell>
          <table:table-cell office:value-type="float" office:value="26466" table:style-name="ce6">
            <text:p>26,466<text:s/></text:p>
          </table:table-cell>
          <table:table-cell office:value-type="float" office:value="24528" table:style-name="ce6">
            <text:p>24,528<text:s/></text:p>
          </table:table-cell>
          <table:table-cell office:value-type="float" office:value="50869" table:style-name="ce6">
            <text:p>50,869<text:s/></text:p>
          </table:table-cell>
          <table:table-cell office:value-type="float" office:value="23201" table:style-name="ce6">
            <text:p>23,201<text:s/></text:p>
          </table:table-cell>
          <table:table-cell office:value-type="float" office:value="30179" table:style-name="ce6">
            <text:p>30,179<text:s/></text:p>
          </table:table-cell>
          <table:table-cell office:value-type="float" office:value="32770" table:style-name="ce6">
            <text:p>32,770<text:s/></text:p>
          </table:table-cell>
          <table:table-cell office:value-type="float" office:value="20831" table:style-name="ce6">
            <text:p>20,831<text:s/></text:p>
          </table:table-cell>
          <table:table-cell office:value-type="float" office:value="58932" table:style-name="ce6">
            <text:p>58,932<text:s/></text:p>
          </table:table-cell>
          <table:table-cell office:value-type="float" office:value="21269" table:style-name="ce6">
            <text:p>21,269<text:s/></text:p>
          </table:table-cell>
          <table:table-cell office:value-type="float" office:value="16048" table:style-name="ce6">
            <text:p>16,048<text:s/></text:p>
          </table:table-cell>
          <table:table-cell office:value-type="float" office:value="15039" table:style-name="ce6">
            <text:p>15,039<text:s/></text:p>
          </table:table-cell>
          <table:table-cell office:value-type="float" office:value="19358" table:style-name="ce6">
            <text:p>19,358<text:s/></text:p>
          </table:table-cell>
          <table:table-cell office:value-type="float" office:value="12948" table:style-name="ce6">
            <text:p>12,948<text:s/></text:p>
          </table:table-cell>
          <table:table-cell office:value-type="float" office:value="24977" table:style-name="ce6">
            <text:p>24,977<text:s/></text:p>
          </table:table-cell>
          <table:table-cell office:value-type="float" office:value="20000" table:style-name="ce6">
            <text:p>20,000<text:s/></text:p>
          </table:table-cell>
          <table:table-cell office:value-type="float" office:value="7310" table:style-name="ce6">
            <text:p>7,310<text:s/></text:p>
          </table:table-cell>
          <table:table-cell office:value-type="float" office:value="11133" table:style-name="ce6">
            <text:p>11,133<text:s/></text:p>
          </table:table-cell>
          <table:table-cell office:value-type="float" office:value="39718" table:style-name="ce6">
            <text:p>39,718<text:s/></text:p>
          </table:table-cell>
          <table:table-cell office:value-type="float" office:value="23206" table:style-name="ce6">
            <text:p>23,206<text:s/></text:p>
          </table:table-cell>
          <table:table-cell office:value-type="float" office:value="24629" table:style-name="ce6">
            <text:p>24,629<text:s/></text:p>
          </table:table-cell>
          <table:table-cell office:value-type="float" office:value="22807" table:style-name="ce6">
            <text:p>22,807<text:s/></text:p>
          </table:table-cell>
          <table:table-cell office:value-type="float" office:value="14524" table:style-name="ce6">
            <text:p>14,524<text:s/></text:p>
          </table:table-cell>
          <table:table-cell office:value-type="float" office:value="11841" table:style-name="ce6">
            <text:p>11,841<text:s/></text:p>
          </table:table-cell>
          <table:table-cell office:value-type="float" office:value="5824" table:style-name="ce6">
            <text:p>5,824<text:s/></text:p>
          </table:table-cell>
          <table:table-cell office:value-type="float" office:value="5252" table:style-name="ce6">
            <text:p>5,252<text:s/></text:p>
          </table:table-cell>
          <table:table-cell office:value-type="float" office:value="6326" table:style-name="ce6">
            <text:p>6,326<text:s/></text:p>
          </table:table-cell>
          <table:table-cell office:value-type="float" office:value="10660" table:style-name="ce6">
            <text:p>10,660<text:s/></text:p>
          </table:table-cell>
          <table:table-cell office:value-type="float" office:value="9487" table:style-name="ce6">
            <text:p>9,487<text:s/></text:p>
          </table:table-cell>
          <table:table-cell office:value-type="float" office:value="11864" table:style-name="ce6">
            <text:p>11,864<text:s/></text:p>
          </table:table-cell>
          <table:table-cell office:value-type="float" office:value="17161" table:style-name="ce6">
            <text:p>17,161<text:s/></text:p>
          </table:table-cell>
          <table:table-cell office:value-type="float" office:value="28994" table:style-name="ce6">
            <text:p>28,994<text:s/></text:p>
          </table:table-cell>
          <table:table-cell office:value-type="float" office:value="23019" table:style-name="ce6">
            <text:p>23,019<text:s/></text:p>
          </table:table-cell>
          <table:table-cell office:value-type="float" office:value="13756" table:style-name="ce6">
            <text:p>13,756<text:s/></text:p>
          </table:table-cell>
          <table:table-cell office:value-type="float" office:value="12374" table:style-name="ce6">
            <text:p>12,374<text:s/></text:p>
          </table:table-cell>
          <table:table-cell office:value-type="float" office:value="12643" table:style-name="ce6">
            <text:p>12,643<text:s/></text:p>
          </table:table-cell>
          <table:table-cell office:value-type="float" office:value="12334" table:style-name="ce6">
            <text:p>12,334<text:s/></text:p>
          </table:table-cell>
          <table:table-cell office:value-type="float" office:value="12035" table:style-name="ce6">
            <text:p>12,035<text:s/></text:p>
          </table:table-cell>
          <table:table-cell office:value-type="float" office:value="11180" table:style-name="ce6">
            <text:p>11,180<text:s/></text:p>
          </table:table-cell>
          <table:table-cell office:value-type="float" office:value="9477" table:style-name="ce6">
            <text:p>9,477<text:s/></text:p>
          </table:table-cell>
          <table:table-cell office:value-type="float" office:value="1298" table:style-name="ce6">
            <text:p>1,298<text:s/></text:p>
          </table:table-cell>
          <table:table-cell office:value-type="float" office:value="2487" table:style-name="ce6">
            <text:p>2,487<text:s/></text:p>
          </table:table-cell>
          <table:table-cell office:value-type="float" office:value="3839" table:style-name="ce6">
            <text:p>3,839<text:s/></text:p>
          </table:table-cell>
          <table:table-cell office:value-type="float" office:value="4552" table:style-name="ce6">
            <text:p>4,552<text:s/></text:p>
          </table:table-cell>
          <table:table-cell office:value-type="float" office:value="2359" table:style-name="ce6">
            <text:p>2,359<text:s/></text:p>
          </table:table-cell>
          <table:table-cell office:value-type="float" office:value="3565" table:style-name="ce6">
            <text:p>3,565<text:s/></text:p>
          </table:table-cell>
          <table:table-cell office:value-type="float" office:value="3006" table:style-name="ce6">
            <text:p>3,006<text:s/></text:p>
          </table:table-cell>
          <table:table-cell office:value-type="float" office:value="7485" table:style-name="ce6">
            <text:p>7,485<text:s/></text:p>
          </table:table-cell>
          <table:table-cell office:value-type="float" office:value="2389" table:style-name="ce6">
            <text:p>2,389<text:s/></text:p>
          </table:table-cell>
          <table:table-cell office:value-type="float" office:value="3723" table:style-name="ce6">
            <text:p>3,723<text:s/></text:p>
          </table:table-cell>
          <table:table-cell office:value-type="float" office:value="4172" table:style-name="ce6">
            <text:p>4,172<text:s/></text:p>
          </table:table-cell>
          <table:table-cell table:number-columns-repeated="16264"/>
        </table:table-row>
        <table:table-row table:style-name="ro2">
          <table:table-cell office:value-type="date" office:date-value="2021-05-06T00:00:00" table:style-name="ce5">
            <text:p>2021/5/6</text:p>
          </table:table-cell>
          <table:table-cell office:value-type="float" office:value="4740" table:style-name="ce6">
            <text:p>4,740<text:s/></text:p>
          </table:table-cell>
          <table:table-cell office:value-type="float" office:value="14737" table:style-name="ce6">
            <text:p>14,737<text:s/></text:p>
          </table:table-cell>
          <table:table-cell office:value-type="float" office:value="43175" table:style-name="ce6">
            <text:p>43,175<text:s/></text:p>
          </table:table-cell>
          <table:table-cell office:value-type="float" office:value="41255" table:style-name="ce6">
            <text:p>41,255<text:s/></text:p>
          </table:table-cell>
          <table:table-cell office:value-type="float" office:value="26164" table:style-name="ce6">
            <text:p>26,164<text:s/></text:p>
          </table:table-cell>
          <table:table-cell office:value-type="float" office:value="14909" table:style-name="ce6">
            <text:p>14,909<text:s/></text:p>
          </table:table-cell>
          <table:table-cell office:value-type="float" office:value="11625" table:style-name="ce6">
            <text:p>11,625<text:s/></text:p>
          </table:table-cell>
          <table:table-cell office:value-type="float" office:value="3940" table:style-name="ce6">
            <text:p>3,940<text:s/></text:p>
          </table:table-cell>
          <table:table-cell office:value-type="float" office:value="3222" table:style-name="ce6">
            <text:p>3,222<text:s/></text:p>
          </table:table-cell>
          <table:table-cell office:value-type="float" office:value="14197" table:style-name="ce6">
            <text:p>14,197<text:s/></text:p>
          </table:table-cell>
          <table:table-cell office:value-type="float" office:value="2164" table:style-name="ce6">
            <text:p>2,164<text:s/></text:p>
          </table:table-cell>
          <table:table-cell office:value-type="float" office:value="4675" table:style-name="ce6">
            <text:p>4,675<text:s/></text:p>
          </table:table-cell>
          <table:table-cell office:value-type="float" office:value="4810" table:style-name="ce6">
            <text:p>4,810<text:s/></text:p>
          </table:table-cell>
          <table:table-cell office:value-type="float" office:value="10169" table:style-name="ce6">
            <text:p>10,169<text:s/></text:p>
          </table:table-cell>
          <table:table-cell office:value-type="float" office:value="10422" table:style-name="ce6">
            <text:p>10,422<text:s/></text:p>
          </table:table-cell>
          <table:table-cell office:value-type="float" office:value="18889" table:style-name="ce6">
            <text:p>18,889<text:s/></text:p>
          </table:table-cell>
          <table:table-cell office:value-type="float" office:value="18096" table:style-name="ce6">
            <text:p>18,096<text:s/></text:p>
          </table:table-cell>
          <table:table-cell office:value-type="float" office:value="5828" table:style-name="ce6">
            <text:p>5,828<text:s/></text:p>
          </table:table-cell>
          <table:table-cell office:value-type="float" office:value="9663" table:style-name="ce6">
            <text:p>9,663<text:s/></text:p>
          </table:table-cell>
          <table:table-cell office:value-type="float" office:value="3270" table:style-name="ce6">
            <text:p>3,270<text:s/></text:p>
          </table:table-cell>
          <table:table-cell office:value-type="float" office:value="9040" table:style-name="ce6">
            <text:p>9,040<text:s/></text:p>
          </table:table-cell>
          <table:table-cell office:value-type="float" office:value="8935" table:style-name="ce6">
            <text:p>8,935<text:s/></text:p>
          </table:table-cell>
          <table:table-cell office:value-type="float" office:value="6072" table:style-name="ce6">
            <text:p>6,072<text:s/></text:p>
          </table:table-cell>
          <table:table-cell office:value-type="float" office:value="33553" table:style-name="ce6">
            <text:p>33,553<text:s/></text:p>
          </table:table-cell>
          <table:table-cell office:value-type="float" office:value="3309" table:style-name="ce6">
            <text:p>3,309<text:s/></text:p>
          </table:table-cell>
          <table:table-cell office:value-type="float" office:value="11519" table:style-name="ce6">
            <text:p>11,519<text:s/></text:p>
          </table:table-cell>
          <table:table-cell office:value-type="float" office:value="13316" table:style-name="ce6">
            <text:p>13,316<text:s/></text:p>
          </table:table-cell>
          <table:table-cell office:value-type="float" office:value="16338" table:style-name="ce6">
            <text:p>16,338<text:s/></text:p>
          </table:table-cell>
          <table:table-cell office:value-type="float" office:value="23632" table:style-name="ce6">
            <text:p>23,632<text:s/></text:p>
          </table:table-cell>
          <table:table-cell office:value-type="float" office:value="16808" table:style-name="ce6">
            <text:p>16,808<text:s/></text:p>
          </table:table-cell>
          <table:table-cell office:value-type="float" office:value="9962" table:style-name="ce6">
            <text:p>9,962<text:s/></text:p>
          </table:table-cell>
          <table:table-cell office:value-type="float" office:value="25752" table:style-name="ce6">
            <text:p>25,752<text:s/></text:p>
          </table:table-cell>
          <table:table-cell office:value-type="float" office:value="17123" table:style-name="ce6">
            <text:p>17,123<text:s/></text:p>
          </table:table-cell>
          <table:table-cell office:value-type="float" office:value="33234" table:style-name="ce6">
            <text:p>33,234<text:s/></text:p>
          </table:table-cell>
          <table:table-cell office:value-type="float" office:value="24489" table:style-name="ce6">
            <text:p>24,489<text:s/></text:p>
          </table:table-cell>
          <table:table-cell office:value-type="float" office:value="11298" table:style-name="ce6">
            <text:p>11,298<text:s/></text:p>
          </table:table-cell>
          <table:table-cell office:value-type="float" office:value="34345" table:style-name="ce6">
            <text:p>34,345<text:s/></text:p>
          </table:table-cell>
          <table:table-cell office:value-type="float" office:value="25993" table:style-name="ce6">
            <text:p>25,993<text:s/></text:p>
          </table:table-cell>
          <table:table-cell office:value-type="float" office:value="25634" table:style-name="ce6">
            <text:p>25,634<text:s/></text:p>
          </table:table-cell>
          <table:table-cell office:value-type="float" office:value="19870" table:style-name="ce6">
            <text:p>19,870<text:s/></text:p>
          </table:table-cell>
          <table:table-cell office:value-type="float" office:value="23539" table:style-name="ce6">
            <text:p>23,539<text:s/></text:p>
          </table:table-cell>
          <table:table-cell office:value-type="float" office:value="112040" table:style-name="ce6">
            <text:p>112,040<text:s/></text:p>
          </table:table-cell>
          <table:table-cell office:value-type="float" office:value="39978" table:style-name="ce6">
            <text:p>39,978<text:s/></text:p>
          </table:table-cell>
          <table:table-cell office:value-type="float" office:value="20669" table:style-name="ce6">
            <text:p>20,669<text:s/></text:p>
          </table:table-cell>
          <table:table-cell office:value-type="float" office:value="23945" table:style-name="ce6">
            <text:p>23,945<text:s/></text:p>
          </table:table-cell>
          <table:table-cell office:value-type="float" office:value="27179" table:style-name="ce6">
            <text:p>27,179<text:s/></text:p>
          </table:table-cell>
          <table:table-cell office:value-type="float" office:value="25929" table:style-name="ce6">
            <text:p>25,929<text:s/></text:p>
          </table:table-cell>
          <table:table-cell office:value-type="float" office:value="26875" table:style-name="ce6">
            <text:p>26,875<text:s/></text:p>
          </table:table-cell>
          <table:table-cell office:value-type="float" office:value="23695" table:style-name="ce6">
            <text:p>23,695<text:s/></text:p>
          </table:table-cell>
          <table:table-cell office:value-type="float" office:value="12945" table:style-name="ce6">
            <text:p>12,945<text:s/></text:p>
          </table:table-cell>
          <table:table-cell office:value-type="float" office:value="30972" table:style-name="ce6">
            <text:p>30,972<text:s/></text:p>
          </table:table-cell>
          <table:table-cell office:value-type="float" office:value="7037" table:style-name="ce6">
            <text:p>7,037<text:s/></text:p>
          </table:table-cell>
          <table:table-cell office:value-type="float" office:value="8368" table:style-name="ce6">
            <text:p>8,368<text:s/></text:p>
          </table:table-cell>
          <table:table-cell office:value-type="float" office:value="19522" table:style-name="ce6">
            <text:p>19,522<text:s/></text:p>
          </table:table-cell>
          <table:table-cell office:value-type="float" office:value="4144" table:style-name="ce6">
            <text:p>4,144<text:s/></text:p>
          </table:table-cell>
          <table:table-cell office:value-type="float" office:value="3827" table:style-name="ce6">
            <text:p>3,827<text:s/></text:p>
          </table:table-cell>
          <table:table-cell office:value-type="float" office:value="3474" table:style-name="ce6">
            <text:p>3,474<text:s/></text:p>
          </table:table-cell>
          <table:table-cell office:value-type="float" office:value="14512" table:style-name="ce6">
            <text:p>14,512<text:s/></text:p>
          </table:table-cell>
          <table:table-cell office:value-type="float" office:value="9709" table:style-name="ce6">
            <text:p>9,709<text:s/></text:p>
          </table:table-cell>
          <table:table-cell office:value-type="float" office:value="12434" table:style-name="ce6">
            <text:p>12,434<text:s/></text:p>
          </table:table-cell>
          <table:table-cell office:value-type="float" office:value="30018" table:style-name="ce6">
            <text:p>30,018<text:s/></text:p>
          </table:table-cell>
          <table:table-cell office:value-type="float" office:value="9041" table:style-name="ce6">
            <text:p>9,041<text:s/></text:p>
          </table:table-cell>
          <table:table-cell office:value-type="float" office:value="13239" table:style-name="ce6">
            <text:p>13,239<text:s/></text:p>
          </table:table-cell>
          <table:table-cell office:value-type="float" office:value="7983" table:style-name="ce6">
            <text:p>7,983<text:s/></text:p>
          </table:table-cell>
          <table:table-cell office:value-type="float" office:value="22820" table:style-name="ce6">
            <text:p>22,820<text:s/></text:p>
          </table:table-cell>
          <table:table-cell office:value-type="float" office:value="23952" table:style-name="ce6">
            <text:p>23,952<text:s/></text:p>
          </table:table-cell>
          <table:table-cell office:value-type="float" office:value="26556" table:style-name="ce6">
            <text:p>26,556<text:s/></text:p>
          </table:table-cell>
          <table:table-cell office:value-type="float" office:value="38031" table:style-name="ce6">
            <text:p>38,031<text:s/></text:p>
          </table:table-cell>
          <table:table-cell office:value-type="float" office:value="39742" table:style-name="ce6">
            <text:p>39,742<text:s/></text:p>
          </table:table-cell>
          <table:table-cell office:value-type="float" office:value="26810" table:style-name="ce6">
            <text:p>26,810<text:s/></text:p>
          </table:table-cell>
          <table:table-cell office:value-type="float" office:value="24977" table:style-name="ce6">
            <text:p>24,977<text:s/></text:p>
          </table:table-cell>
          <table:table-cell office:value-type="float" office:value="51482" table:style-name="ce6">
            <text:p>51,482<text:s/></text:p>
          </table:table-cell>
          <table:table-cell office:value-type="float" office:value="22874" table:style-name="ce6">
            <text:p>22,874<text:s/></text:p>
          </table:table-cell>
          <table:table-cell office:value-type="float" office:value="30541" table:style-name="ce6">
            <text:p>30,541<text:s/></text:p>
          </table:table-cell>
          <table:table-cell office:value-type="float" office:value="33201" table:style-name="ce6">
            <text:p>33,201<text:s/></text:p>
          </table:table-cell>
          <table:table-cell office:value-type="float" office:value="21009" table:style-name="ce6">
            <text:p>21,009<text:s/></text:p>
          </table:table-cell>
          <table:table-cell office:value-type="float" office:value="60516" table:style-name="ce6">
            <text:p>60,516<text:s/></text:p>
          </table:table-cell>
          <table:table-cell office:value-type="float" office:value="21020" table:style-name="ce6">
            <text:p>21,020<text:s/></text:p>
          </table:table-cell>
          <table:table-cell office:value-type="float" office:value="16070" table:style-name="ce6">
            <text:p>16,070<text:s/></text:p>
          </table:table-cell>
          <table:table-cell office:value-type="float" office:value="15319" table:style-name="ce6">
            <text:p>15,319<text:s/></text:p>
          </table:table-cell>
          <table:table-cell office:value-type="float" office:value="20225" table:style-name="ce6">
            <text:p>20,225<text:s/></text:p>
          </table:table-cell>
          <table:table-cell office:value-type="float" office:value="13089" table:style-name="ce6">
            <text:p>13,089<text:s/></text:p>
          </table:table-cell>
          <table:table-cell office:value-type="float" office:value="24852" table:style-name="ce6">
            <text:p>24,852<text:s/></text:p>
          </table:table-cell>
          <table:table-cell office:value-type="float" office:value="19915" table:style-name="ce6">
            <text:p>19,915<text:s/></text:p>
          </table:table-cell>
          <table:table-cell office:value-type="float" office:value="7717" table:style-name="ce6">
            <text:p>7,717<text:s/></text:p>
          </table:table-cell>
          <table:table-cell office:value-type="float" office:value="11220" table:style-name="ce6">
            <text:p>11,220<text:s/></text:p>
          </table:table-cell>
          <table:table-cell office:value-type="float" office:value="38839" table:style-name="ce6">
            <text:p>38,839<text:s/></text:p>
          </table:table-cell>
          <table:table-cell office:value-type="float" office:value="22958" table:style-name="ce6">
            <text:p>22,958<text:s/></text:p>
          </table:table-cell>
          <table:table-cell office:value-type="float" office:value="24353" table:style-name="ce6">
            <text:p>24,353<text:s/></text:p>
          </table:table-cell>
          <table:table-cell office:value-type="float" office:value="22588" table:style-name="ce6">
            <text:p>22,588<text:s/></text:p>
          </table:table-cell>
          <table:table-cell office:value-type="float" office:value="14761" table:style-name="ce6">
            <text:p>14,761<text:s/></text:p>
          </table:table-cell>
          <table:table-cell office:value-type="float" office:value="11755" table:style-name="ce6">
            <text:p>11,755<text:s/></text:p>
          </table:table-cell>
          <table:table-cell office:value-type="float" office:value="5853" table:style-name="ce6">
            <text:p>5,853<text:s/></text:p>
          </table:table-cell>
          <table:table-cell office:value-type="float" office:value="5085" table:style-name="ce6">
            <text:p>5,085<text:s/></text:p>
          </table:table-cell>
          <table:table-cell office:value-type="float" office:value="6335" table:style-name="ce6">
            <text:p>6,335<text:s/></text:p>
          </table:table-cell>
          <table:table-cell office:value-type="float" office:value="10639" table:style-name="ce6">
            <text:p>10,639<text:s/></text:p>
          </table:table-cell>
          <table:table-cell office:value-type="float" office:value="9350" table:style-name="ce6">
            <text:p>9,350<text:s/></text:p>
          </table:table-cell>
          <table:table-cell office:value-type="float" office:value="11946" table:style-name="ce6">
            <text:p>11,946<text:s/></text:p>
          </table:table-cell>
          <table:table-cell office:value-type="float" office:value="17053" table:style-name="ce6">
            <text:p>17,053<text:s/></text:p>
          </table:table-cell>
          <table:table-cell office:value-type="float" office:value="28972" table:style-name="ce6">
            <text:p>28,972<text:s/></text:p>
          </table:table-cell>
          <table:table-cell office:value-type="float" office:value="22999" table:style-name="ce6">
            <text:p>22,999<text:s/></text:p>
          </table:table-cell>
          <table:table-cell office:value-type="float" office:value="13886" table:style-name="ce6">
            <text:p>13,886<text:s/></text:p>
          </table:table-cell>
          <table:table-cell office:value-type="float" office:value="12543" table:style-name="ce6">
            <text:p>12,543<text:s/></text:p>
          </table:table-cell>
          <table:table-cell office:value-type="float" office:value="12769" table:style-name="ce6">
            <text:p>12,769<text:s/></text:p>
          </table:table-cell>
          <table:table-cell office:value-type="float" office:value="12070" table:style-name="ce6">
            <text:p>12,070<text:s/></text:p>
          </table:table-cell>
          <table:table-cell office:value-type="float" office:value="11773" table:style-name="ce6">
            <text:p>11,773<text:s/></text:p>
          </table:table-cell>
          <table:table-cell office:value-type="float" office:value="11144" table:style-name="ce6">
            <text:p>11,144<text:s/></text:p>
          </table:table-cell>
          <table:table-cell office:value-type="float" office:value="9417" table:style-name="ce6">
            <text:p>9,417<text:s/></text:p>
          </table:table-cell>
          <table:table-cell office:value-type="float" office:value="1282" table:style-name="ce6">
            <text:p>1,282<text:s/></text:p>
          </table:table-cell>
          <table:table-cell office:value-type="float" office:value="2393" table:style-name="ce6">
            <text:p>2,393<text:s/></text:p>
          </table:table-cell>
          <table:table-cell office:value-type="float" office:value="3774" table:style-name="ce6">
            <text:p>3,774<text:s/></text:p>
          </table:table-cell>
          <table:table-cell office:value-type="float" office:value="4490" table:style-name="ce6">
            <text:p>4,490<text:s/></text:p>
          </table:table-cell>
          <table:table-cell office:value-type="float" office:value="2290" table:style-name="ce6">
            <text:p>2,290<text:s/></text:p>
          </table:table-cell>
          <table:table-cell office:value-type="float" office:value="3368" table:style-name="ce6">
            <text:p>3,368<text:s/></text:p>
          </table:table-cell>
          <table:table-cell office:value-type="float" office:value="2850" table:style-name="ce6">
            <text:p>2,850<text:s/></text:p>
          </table:table-cell>
          <table:table-cell office:value-type="float" office:value="7724" table:style-name="ce6">
            <text:p>7,724<text:s/></text:p>
          </table:table-cell>
          <table:table-cell office:value-type="float" office:value="2296" table:style-name="ce6">
            <text:p>2,296<text:s/></text:p>
          </table:table-cell>
          <table:table-cell office:value-type="float" office:value="3706" table:style-name="ce6">
            <text:p>3,706<text:s/></text:p>
          </table:table-cell>
          <table:table-cell office:value-type="float" office:value="4062" table:style-name="ce6">
            <text:p>4,062<text:s/></text:p>
          </table:table-cell>
          <table:table-cell table:number-columns-repeated="16264"/>
        </table:table-row>
        <table:table-row table:style-name="ro2">
          <table:table-cell office:value-type="date" office:date-value="2021-05-07T00:00:00" table:style-name="ce5">
            <text:p>2021/5/7</text:p>
          </table:table-cell>
          <table:table-cell office:value-type="float" office:value="5207" table:style-name="ce6">
            <text:p>5,207<text:s/></text:p>
          </table:table-cell>
          <table:table-cell office:value-type="float" office:value="15435" table:style-name="ce6">
            <text:p>15,435<text:s/></text:p>
          </table:table-cell>
          <table:table-cell office:value-type="float" office:value="45509" table:style-name="ce6">
            <text:p>45,509<text:s/></text:p>
          </table:table-cell>
          <table:table-cell office:value-type="float" office:value="49404" table:style-name="ce6">
            <text:p>49,404<text:s/></text:p>
          </table:table-cell>
          <table:table-cell office:value-type="float" office:value="27738" table:style-name="ce6">
            <text:p>27,738<text:s/></text:p>
          </table:table-cell>
          <table:table-cell office:value-type="float" office:value="16612" table:style-name="ce6">
            <text:p>16,612<text:s/></text:p>
          </table:table-cell>
          <table:table-cell office:value-type="float" office:value="12259" table:style-name="ce6">
            <text:p>12,259<text:s/></text:p>
          </table:table-cell>
          <table:table-cell office:value-type="float" office:value="4119" table:style-name="ce6">
            <text:p>4,119<text:s/></text:p>
          </table:table-cell>
          <table:table-cell office:value-type="float" office:value="3273" table:style-name="ce6">
            <text:p>3,273<text:s/></text:p>
          </table:table-cell>
          <table:table-cell office:value-type="float" office:value="14435" table:style-name="ce6">
            <text:p>14,435<text:s/></text:p>
          </table:table-cell>
          <table:table-cell office:value-type="float" office:value="2149" table:style-name="ce6">
            <text:p>2,149<text:s/></text:p>
          </table:table-cell>
          <table:table-cell office:value-type="float" office:value="4870" table:style-name="ce6">
            <text:p>4,870<text:s/></text:p>
          </table:table-cell>
          <table:table-cell office:value-type="float" office:value="5037" table:style-name="ce6">
            <text:p>5,037<text:s/></text:p>
          </table:table-cell>
          <table:table-cell office:value-type="float" office:value="10188" table:style-name="ce6">
            <text:p>10,188<text:s/></text:p>
          </table:table-cell>
          <table:table-cell office:value-type="float" office:value="12562" table:style-name="ce6">
            <text:p>12,562<text:s/></text:p>
          </table:table-cell>
          <table:table-cell office:value-type="float" office:value="18541" table:style-name="ce6">
            <text:p>18,541<text:s/></text:p>
          </table:table-cell>
          <table:table-cell office:value-type="float" office:value="17959" table:style-name="ce6">
            <text:p>17,959<text:s/></text:p>
          </table:table-cell>
          <table:table-cell office:value-type="float" office:value="6028" table:style-name="ce6">
            <text:p>6,028<text:s/></text:p>
          </table:table-cell>
          <table:table-cell office:value-type="float" office:value="10047" table:style-name="ce6">
            <text:p>10,047<text:s/></text:p>
          </table:table-cell>
          <table:table-cell office:value-type="float" office:value="3444" table:style-name="ce6">
            <text:p>3,444<text:s/></text:p>
          </table:table-cell>
          <table:table-cell office:value-type="float" office:value="9202" table:style-name="ce6">
            <text:p>9,202<text:s/></text:p>
          </table:table-cell>
          <table:table-cell office:value-type="float" office:value="9257" table:style-name="ce6">
            <text:p>9,257<text:s/></text:p>
          </table:table-cell>
          <table:table-cell office:value-type="float" office:value="6160" table:style-name="ce6">
            <text:p>6,160<text:s/></text:p>
          </table:table-cell>
          <table:table-cell office:value-type="float" office:value="31978" table:style-name="ce6">
            <text:p>31,978<text:s/></text:p>
          </table:table-cell>
          <table:table-cell office:value-type="float" office:value="3506" table:style-name="ce6">
            <text:p>3,506<text:s/></text:p>
          </table:table-cell>
          <table:table-cell office:value-type="float" office:value="12055" table:style-name="ce6">
            <text:p>12,055<text:s/></text:p>
          </table:table-cell>
          <table:table-cell office:value-type="float" office:value="13725" table:style-name="ce6">
            <text:p>13,725<text:s/></text:p>
          </table:table-cell>
          <table:table-cell office:value-type="float" office:value="17271" table:style-name="ce6">
            <text:p>17,271<text:s/></text:p>
          </table:table-cell>
          <table:table-cell office:value-type="float" office:value="24975" table:style-name="ce6">
            <text:p>24,975<text:s/></text:p>
          </table:table-cell>
          <table:table-cell office:value-type="float" office:value="18034" table:style-name="ce6">
            <text:p>18,034<text:s/></text:p>
          </table:table-cell>
          <table:table-cell office:value-type="float" office:value="10490" table:style-name="ce6">
            <text:p>10,490<text:s/></text:p>
          </table:table-cell>
          <table:table-cell office:value-type="float" office:value="27639" table:style-name="ce6">
            <text:p>27,639<text:s/></text:p>
          </table:table-cell>
          <table:table-cell office:value-type="float" office:value="18352" table:style-name="ce6">
            <text:p>18,352<text:s/></text:p>
          </table:table-cell>
          <table:table-cell office:value-type="float" office:value="34569" table:style-name="ce6">
            <text:p>34,569<text:s/></text:p>
          </table:table-cell>
          <table:table-cell office:value-type="float" office:value="26327" table:style-name="ce6">
            <text:p>26,327<text:s/></text:p>
          </table:table-cell>
          <table:table-cell office:value-type="float" office:value="11403" table:style-name="ce6">
            <text:p>11,403<text:s/></text:p>
          </table:table-cell>
          <table:table-cell office:value-type="float" office:value="35471" table:style-name="ce6">
            <text:p>35,471<text:s/></text:p>
          </table:table-cell>
          <table:table-cell office:value-type="float" office:value="26584" table:style-name="ce6">
            <text:p>26,584<text:s/></text:p>
          </table:table-cell>
          <table:table-cell office:value-type="float" office:value="26208" table:style-name="ce6">
            <text:p>26,208<text:s/></text:p>
          </table:table-cell>
          <table:table-cell office:value-type="float" office:value="20225" table:style-name="ce6">
            <text:p>20,225<text:s/></text:p>
          </table:table-cell>
          <table:table-cell office:value-type="float" office:value="23787" table:style-name="ce6">
            <text:p>23,787<text:s/></text:p>
          </table:table-cell>
          <table:table-cell office:value-type="float" office:value="158411" table:style-name="ce6">
            <text:p>158,411<text:s/></text:p>
          </table:table-cell>
          <table:table-cell office:value-type="float" office:value="48377" table:style-name="ce6">
            <text:p>48,377<text:s/></text:p>
          </table:table-cell>
          <table:table-cell office:value-type="float" office:value="22036" table:style-name="ce6">
            <text:p>22,036<text:s/></text:p>
          </table:table-cell>
          <table:table-cell office:value-type="float" office:value="24274" table:style-name="ce6">
            <text:p>24,274<text:s/></text:p>
          </table:table-cell>
          <table:table-cell office:value-type="float" office:value="29198" table:style-name="ce6">
            <text:p>29,198<text:s/></text:p>
          </table:table-cell>
          <table:table-cell office:value-type="float" office:value="27449" table:style-name="ce6">
            <text:p>27,449<text:s/></text:p>
          </table:table-cell>
          <table:table-cell office:value-type="float" office:value="27980" table:style-name="ce6">
            <text:p>27,980<text:s/></text:p>
          </table:table-cell>
          <table:table-cell office:value-type="float" office:value="25733" table:style-name="ce6">
            <text:p>25,733<text:s/></text:p>
          </table:table-cell>
          <table:table-cell office:value-type="float" office:value="12937" table:style-name="ce6">
            <text:p>12,937<text:s/></text:p>
          </table:table-cell>
          <table:table-cell office:value-type="float" office:value="31370" table:style-name="ce6">
            <text:p>31,370<text:s/></text:p>
          </table:table-cell>
          <table:table-cell office:value-type="float" office:value="7197" table:style-name="ce6">
            <text:p>7,197<text:s/></text:p>
          </table:table-cell>
          <table:table-cell office:value-type="float" office:value="8726" table:style-name="ce6">
            <text:p>8,726<text:s/></text:p>
          </table:table-cell>
          <table:table-cell office:value-type="float" office:value="20044" table:style-name="ce6">
            <text:p>20,044<text:s/></text:p>
          </table:table-cell>
          <table:table-cell office:value-type="float" office:value="4663" table:style-name="ce6">
            <text:p>4,663<text:s/></text:p>
          </table:table-cell>
          <table:table-cell office:value-type="float" office:value="3920" table:style-name="ce6">
            <text:p>3,920<text:s/></text:p>
          </table:table-cell>
          <table:table-cell office:value-type="float" office:value="3446" table:style-name="ce6">
            <text:p>3,446<text:s/></text:p>
          </table:table-cell>
          <table:table-cell office:value-type="float" office:value="14759" table:style-name="ce6">
            <text:p>14,759<text:s/></text:p>
          </table:table-cell>
          <table:table-cell office:value-type="float" office:value="10060" table:style-name="ce6">
            <text:p>10,060<text:s/></text:p>
          </table:table-cell>
          <table:table-cell office:value-type="float" office:value="12768" table:style-name="ce6">
            <text:p>12,768<text:s/></text:p>
          </table:table-cell>
          <table:table-cell office:value-type="float" office:value="30854" table:style-name="ce6">
            <text:p>30,854<text:s/></text:p>
          </table:table-cell>
          <table:table-cell office:value-type="float" office:value="9444" table:style-name="ce6">
            <text:p>9,444<text:s/></text:p>
          </table:table-cell>
          <table:table-cell office:value-type="float" office:value="15005" table:style-name="ce6">
            <text:p>15,005<text:s/></text:p>
          </table:table-cell>
          <table:table-cell office:value-type="float" office:value="8428" table:style-name="ce6">
            <text:p>8,428<text:s/></text:p>
          </table:table-cell>
          <table:table-cell office:value-type="float" office:value="24004" table:style-name="ce6">
            <text:p>24,004<text:s/></text:p>
          </table:table-cell>
          <table:table-cell office:value-type="float" office:value="23974" table:style-name="ce6">
            <text:p>23,974<text:s/></text:p>
          </table:table-cell>
          <table:table-cell office:value-type="float" office:value="29037" table:style-name="ce6">
            <text:p>29,037<text:s/></text:p>
          </table:table-cell>
          <table:table-cell office:value-type="float" office:value="43918" table:style-name="ce6">
            <text:p>43,918<text:s/></text:p>
          </table:table-cell>
          <table:table-cell office:value-type="float" office:value="40788" table:style-name="ce6">
            <text:p>40,788<text:s/></text:p>
          </table:table-cell>
          <table:table-cell office:value-type="float" office:value="27661" table:style-name="ce6">
            <text:p>27,661<text:s/></text:p>
          </table:table-cell>
          <table:table-cell office:value-type="float" office:value="26947" table:style-name="ce6">
            <text:p>26,947<text:s/></text:p>
          </table:table-cell>
          <table:table-cell office:value-type="float" office:value="61579" table:style-name="ce6">
            <text:p>61,579<text:s/></text:p>
          </table:table-cell>
          <table:table-cell office:value-type="float" office:value="23926" table:style-name="ce6">
            <text:p>23,926<text:s/></text:p>
          </table:table-cell>
          <table:table-cell office:value-type="float" office:value="32673" table:style-name="ce6">
            <text:p>32,673<text:s/></text:p>
          </table:table-cell>
          <table:table-cell office:value-type="float" office:value="37597" table:style-name="ce6">
            <text:p>37,597<text:s/></text:p>
          </table:table-cell>
          <table:table-cell office:value-type="float" office:value="23536" table:style-name="ce6">
            <text:p>23,536<text:s/></text:p>
          </table:table-cell>
          <table:table-cell office:value-type="float" office:value="71185" table:style-name="ce6">
            <text:p>71,185<text:s/></text:p>
          </table:table-cell>
          <table:table-cell office:value-type="float" office:value="21941" table:style-name="ce6">
            <text:p>21,941<text:s/></text:p>
          </table:table-cell>
          <table:table-cell office:value-type="float" office:value="16550" table:style-name="ce6">
            <text:p>16,550<text:s/></text:p>
          </table:table-cell>
          <table:table-cell office:value-type="float" office:value="15202" table:style-name="ce6">
            <text:p>15,202<text:s/></text:p>
          </table:table-cell>
          <table:table-cell office:value-type="float" office:value="25414" table:style-name="ce6">
            <text:p>25,414<text:s/></text:p>
          </table:table-cell>
          <table:table-cell office:value-type="float" office:value="13743" table:style-name="ce6">
            <text:p>13,743<text:s/></text:p>
          </table:table-cell>
          <table:table-cell office:value-type="float" office:value="27611" table:style-name="ce6">
            <text:p>27,611<text:s/></text:p>
          </table:table-cell>
          <table:table-cell office:value-type="float" office:value="21491" table:style-name="ce6">
            <text:p>21,491<text:s/></text:p>
          </table:table-cell>
          <table:table-cell office:value-type="float" office:value="8118" table:style-name="ce6">
            <text:p>8,118<text:s/></text:p>
          </table:table-cell>
          <table:table-cell office:value-type="float" office:value="12231" table:style-name="ce6">
            <text:p>12,231<text:s/></text:p>
          </table:table-cell>
          <table:table-cell office:value-type="float" office:value="40714" table:style-name="ce6">
            <text:p>40,714<text:s/></text:p>
          </table:table-cell>
          <table:table-cell office:value-type="float" office:value="24749" table:style-name="ce6">
            <text:p>24,749<text:s/></text:p>
          </table:table-cell>
          <table:table-cell office:value-type="float" office:value="25717" table:style-name="ce6">
            <text:p>25,717<text:s/></text:p>
          </table:table-cell>
          <table:table-cell office:value-type="float" office:value="24427" table:style-name="ce6">
            <text:p>24,427<text:s/></text:p>
          </table:table-cell>
          <table:table-cell office:value-type="float" office:value="14183" table:style-name="ce6">
            <text:p>14,183<text:s/></text:p>
          </table:table-cell>
          <table:table-cell office:value-type="float" office:value="12430" table:style-name="ce6">
            <text:p>12,430<text:s/></text:p>
          </table:table-cell>
          <table:table-cell office:value-type="float" office:value="6075" table:style-name="ce6">
            <text:p>6,075<text:s/></text:p>
          </table:table-cell>
          <table:table-cell office:value-type="float" office:value="5111" table:style-name="ce6">
            <text:p>5,111<text:s/></text:p>
          </table:table-cell>
          <table:table-cell office:value-type="float" office:value="6737" table:style-name="ce6">
            <text:p>6,737<text:s/></text:p>
          </table:table-cell>
          <table:table-cell office:value-type="float" office:value="10573" table:style-name="ce6">
            <text:p>10,573<text:s/></text:p>
          </table:table-cell>
          <table:table-cell office:value-type="float" office:value="10313" table:style-name="ce6">
            <text:p>10,313<text:s/></text:p>
          </table:table-cell>
          <table:table-cell office:value-type="float" office:value="12495" table:style-name="ce6">
            <text:p>12,495<text:s/></text:p>
          </table:table-cell>
          <table:table-cell office:value-type="float" office:value="18210" table:style-name="ce6">
            <text:p>18,210<text:s/></text:p>
          </table:table-cell>
          <table:table-cell office:value-type="float" office:value="30786" table:style-name="ce6">
            <text:p>30,786<text:s/></text:p>
          </table:table-cell>
          <table:table-cell office:value-type="float" office:value="25124" table:style-name="ce6">
            <text:p>25,124<text:s/></text:p>
          </table:table-cell>
          <table:table-cell office:value-type="float" office:value="14177" table:style-name="ce6">
            <text:p>14,177<text:s/></text:p>
          </table:table-cell>
          <table:table-cell office:value-type="float" office:value="13097" table:style-name="ce6">
            <text:p>13,097<text:s/></text:p>
          </table:table-cell>
          <table:table-cell office:value-type="float" office:value="13415" table:style-name="ce6">
            <text:p>13,415<text:s/></text:p>
          </table:table-cell>
          <table:table-cell office:value-type="float" office:value="12577" table:style-name="ce6">
            <text:p>12,577<text:s/></text:p>
          </table:table-cell>
          <table:table-cell office:value-type="float" office:value="12270" table:style-name="ce6">
            <text:p>12,270<text:s/></text:p>
          </table:table-cell>
          <table:table-cell office:value-type="float" office:value="11346" table:style-name="ce6">
            <text:p>11,346<text:s/></text:p>
          </table:table-cell>
          <table:table-cell office:value-type="float" office:value="10077" table:style-name="ce6">
            <text:p>10,077<text:s/></text:p>
          </table:table-cell>
          <table:table-cell office:value-type="float" office:value="1272" table:style-name="ce6">
            <text:p>1,272<text:s/></text:p>
          </table:table-cell>
          <table:table-cell office:value-type="float" office:value="2588" table:style-name="ce6">
            <text:p>2,588<text:s/></text:p>
          </table:table-cell>
          <table:table-cell office:value-type="float" office:value="3987" table:style-name="ce6">
            <text:p>3,987<text:s/></text:p>
          </table:table-cell>
          <table:table-cell office:value-type="float" office:value="4837" table:style-name="ce6">
            <text:p>4,837<text:s/></text:p>
          </table:table-cell>
          <table:table-cell office:value-type="float" office:value="2408" table:style-name="ce6">
            <text:p>2,408<text:s/></text:p>
          </table:table-cell>
          <table:table-cell office:value-type="float" office:value="3541" table:style-name="ce6">
            <text:p>3,541<text:s/></text:p>
          </table:table-cell>
          <table:table-cell office:value-type="float" office:value="2899" table:style-name="ce6">
            <text:p>2,899<text:s/></text:p>
          </table:table-cell>
          <table:table-cell office:value-type="float" office:value="10168" table:style-name="ce6">
            <text:p>10,168<text:s/></text:p>
          </table:table-cell>
          <table:table-cell office:value-type="float" office:value="2535" table:style-name="ce6">
            <text:p>2,535<text:s/></text:p>
          </table:table-cell>
          <table:table-cell office:value-type="float" office:value="4176" table:style-name="ce6">
            <text:p>4,176<text:s/></text:p>
          </table:table-cell>
          <table:table-cell office:value-type="float" office:value="4397" table:style-name="ce6">
            <text:p>4,397<text:s/></text:p>
          </table:table-cell>
          <table:table-cell table:number-columns-repeated="16264"/>
        </table:table-row>
        <table:table-row table:style-name="ro2">
          <table:table-cell office:value-type="date" office:date-value="2021-05-08T00:00:00" table:style-name="ce5">
            <text:p>2021/5/8</text:p>
          </table:table-cell>
          <table:table-cell office:value-type="float" office:value="3154" table:style-name="ce6">
            <text:p>3,154<text:s/></text:p>
          </table:table-cell>
          <table:table-cell office:value-type="float" office:value="8403" table:style-name="ce6">
            <text:p>8,403<text:s/></text:p>
          </table:table-cell>
          <table:table-cell office:value-type="float" office:value="22686" table:style-name="ce6">
            <text:p>22,686<text:s/></text:p>
          </table:table-cell>
          <table:table-cell office:value-type="float" office:value="42367" table:style-name="ce6">
            <text:p>42,367<text:s/></text:p>
          </table:table-cell>
          <table:table-cell office:value-type="float" office:value="15224" table:style-name="ce6">
            <text:p>15,224<text:s/></text:p>
          </table:table-cell>
          <table:table-cell office:value-type="float" office:value="9297" table:style-name="ce6">
            <text:p>9,297<text:s/></text:p>
          </table:table-cell>
          <table:table-cell office:value-type="float" office:value="7327" table:style-name="ce6">
            <text:p>7,327<text:s/></text:p>
          </table:table-cell>
          <table:table-cell office:value-type="float" office:value="3471" table:style-name="ce6">
            <text:p>3,471<text:s/></text:p>
          </table:table-cell>
          <table:table-cell office:value-type="float" office:value="2298" table:style-name="ce6">
            <text:p>2,298<text:s/></text:p>
          </table:table-cell>
          <table:table-cell office:value-type="float" office:value="7957" table:style-name="ce6">
            <text:p>7,957<text:s/></text:p>
          </table:table-cell>
          <table:table-cell office:value-type="float" office:value="1474" table:style-name="ce6">
            <text:p>1,474<text:s/></text:p>
          </table:table-cell>
          <table:table-cell office:value-type="float" office:value="3144" table:style-name="ce6">
            <text:p>3,144<text:s/></text:p>
          </table:table-cell>
          <table:table-cell office:value-type="float" office:value="4476" table:style-name="ce6">
            <text:p>4,476<text:s/></text:p>
          </table:table-cell>
          <table:table-cell office:value-type="float" office:value="6242" table:style-name="ce6">
            <text:p>6,242<text:s/></text:p>
          </table:table-cell>
          <table:table-cell office:value-type="float" office:value="10522" table:style-name="ce6">
            <text:p>10,522<text:s/></text:p>
          </table:table-cell>
          <table:table-cell office:value-type="float" office:value="5134" table:style-name="ce6">
            <text:p>5,134<text:s/></text:p>
          </table:table-cell>
          <table:table-cell office:value-type="float" office:value="6534" table:style-name="ce6">
            <text:p>6,534<text:s/></text:p>
          </table:table-cell>
          <table:table-cell office:value-type="float" office:value="3650" table:style-name="ce6">
            <text:p>3,650<text:s/></text:p>
          </table:table-cell>
          <table:table-cell office:value-type="float" office:value="7727" table:style-name="ce6">
            <text:p>7,727<text:s/></text:p>
          </table:table-cell>
          <table:table-cell office:value-type="float" office:value="3238" table:style-name="ce6">
            <text:p>3,238<text:s/></text:p>
          </table:table-cell>
          <table:table-cell office:value-type="float" office:value="5193" table:style-name="ce6">
            <text:p>5,193<text:s/></text:p>
          </table:table-cell>
          <table:table-cell office:value-type="float" office:value="5933" table:style-name="ce6">
            <text:p>5,933<text:s/></text:p>
          </table:table-cell>
          <table:table-cell office:value-type="float" office:value="2649" table:style-name="ce6">
            <text:p>2,649<text:s/></text:p>
          </table:table-cell>
          <table:table-cell office:value-type="float" office:value="18770" table:style-name="ce6">
            <text:p>18,770<text:s/></text:p>
          </table:table-cell>
          <table:table-cell office:value-type="float" office:value="3402" table:style-name="ce6">
            <text:p>3,402<text:s/></text:p>
          </table:table-cell>
          <table:table-cell office:value-type="float" office:value="10734" table:style-name="ce6">
            <text:p>10,734<text:s/></text:p>
          </table:table-cell>
          <table:table-cell office:value-type="float" office:value="9500" table:style-name="ce6">
            <text:p>9,500<text:s/></text:p>
          </table:table-cell>
          <table:table-cell office:value-type="float" office:value="12193" table:style-name="ce6">
            <text:p>12,193<text:s/></text:p>
          </table:table-cell>
          <table:table-cell office:value-type="float" office:value="15838" table:style-name="ce6">
            <text:p>15,838<text:s/></text:p>
          </table:table-cell>
          <table:table-cell office:value-type="float" office:value="13554" table:style-name="ce6">
            <text:p>13,554<text:s/></text:p>
          </table:table-cell>
          <table:table-cell office:value-type="float" office:value="8055" table:style-name="ce6">
            <text:p>8,055<text:s/></text:p>
          </table:table-cell>
          <table:table-cell office:value-type="float" office:value="23608" table:style-name="ce6">
            <text:p>23,608<text:s/></text:p>
          </table:table-cell>
          <table:table-cell office:value-type="float" office:value="13871" table:style-name="ce6">
            <text:p>13,871<text:s/></text:p>
          </table:table-cell>
          <table:table-cell office:value-type="float" office:value="24658" table:style-name="ce6">
            <text:p>24,658<text:s/></text:p>
          </table:table-cell>
          <table:table-cell office:value-type="float" office:value="17214" table:style-name="ce6">
            <text:p>17,214<text:s/></text:p>
          </table:table-cell>
          <table:table-cell office:value-type="float" office:value="4323" table:style-name="ce6">
            <text:p>4,323<text:s/></text:p>
          </table:table-cell>
          <table:table-cell office:value-type="float" office:value="26565" table:style-name="ce6">
            <text:p>26,565<text:s/></text:p>
          </table:table-cell>
          <table:table-cell office:value-type="float" office:value="18935" table:style-name="ce6">
            <text:p>18,935<text:s/></text:p>
          </table:table-cell>
          <table:table-cell office:value-type="float" office:value="18155" table:style-name="ce6">
            <text:p>18,155<text:s/></text:p>
          </table:table-cell>
          <table:table-cell office:value-type="float" office:value="15354" table:style-name="ce6">
            <text:p>15,354<text:s/></text:p>
          </table:table-cell>
          <table:table-cell office:value-type="float" office:value="9812" table:style-name="ce6">
            <text:p>9,812<text:s/></text:p>
          </table:table-cell>
          <table:table-cell office:value-type="float" office:value="121782" table:style-name="ce6">
            <text:p>121,782<text:s/></text:p>
          </table:table-cell>
          <table:table-cell office:value-type="float" office:value="43178" table:style-name="ce6">
            <text:p>43,178<text:s/></text:p>
          </table:table-cell>
          <table:table-cell office:value-type="float" office:value="16378" table:style-name="ce6">
            <text:p>16,378<text:s/></text:p>
          </table:table-cell>
          <table:table-cell office:value-type="float" office:value="14931" table:style-name="ce6">
            <text:p>14,931<text:s/></text:p>
          </table:table-cell>
          <table:table-cell office:value-type="float" office:value="25217" table:style-name="ce6">
            <text:p>25,217<text:s/></text:p>
          </table:table-cell>
          <table:table-cell office:value-type="float" office:value="20297" table:style-name="ce6">
            <text:p>20,297<text:s/></text:p>
          </table:table-cell>
          <table:table-cell office:value-type="float" office:value="20848" table:style-name="ce6">
            <text:p>20,848<text:s/></text:p>
          </table:table-cell>
          <table:table-cell office:value-type="float" office:value="19028" table:style-name="ce6">
            <text:p>19,028<text:s/></text:p>
          </table:table-cell>
          <table:table-cell office:value-type="float" office:value="8467" table:style-name="ce6">
            <text:p>8,467<text:s/></text:p>
          </table:table-cell>
          <table:table-cell office:value-type="float" office:value="20475" table:style-name="ce6">
            <text:p>20,475<text:s/></text:p>
          </table:table-cell>
          <table:table-cell office:value-type="float" office:value="5831" table:style-name="ce6">
            <text:p>5,831<text:s/></text:p>
          </table:table-cell>
          <table:table-cell office:value-type="float" office:value="5463" table:style-name="ce6">
            <text:p>5,463<text:s/></text:p>
          </table:table-cell>
          <table:table-cell office:value-type="float" office:value="14693" table:style-name="ce6">
            <text:p>14,693<text:s/></text:p>
          </table:table-cell>
          <table:table-cell office:value-type="float" office:value="4423" table:style-name="ce6">
            <text:p>4,423<text:s/></text:p>
          </table:table-cell>
          <table:table-cell office:value-type="float" office:value="2886" table:style-name="ce6">
            <text:p>2,886<text:s/></text:p>
          </table:table-cell>
          <table:table-cell office:value-type="float" office:value="1703" table:style-name="ce6">
            <text:p>1,703<text:s/></text:p>
          </table:table-cell>
          <table:table-cell office:value-type="float" office:value="8288" table:style-name="ce6">
            <text:p>8,288<text:s/></text:p>
          </table:table-cell>
          <table:table-cell office:value-type="float" office:value="7475" table:style-name="ce6">
            <text:p>7,475<text:s/></text:p>
          </table:table-cell>
          <table:table-cell office:value-type="float" office:value="9729" table:style-name="ce6">
            <text:p>9,729<text:s/></text:p>
          </table:table-cell>
          <table:table-cell office:value-type="float" office:value="24860" table:style-name="ce6">
            <text:p>24,860<text:s/></text:p>
          </table:table-cell>
          <table:table-cell office:value-type="float" office:value="5832" table:style-name="ce6">
            <text:p>5,832<text:s/></text:p>
          </table:table-cell>
          <table:table-cell office:value-type="float" office:value="10701" table:style-name="ce6">
            <text:p>10,701<text:s/></text:p>
          </table:table-cell>
          <table:table-cell office:value-type="float" office:value="5936" table:style-name="ce6">
            <text:p>5,936<text:s/></text:p>
          </table:table-cell>
          <table:table-cell office:value-type="float" office:value="16199" table:style-name="ce6">
            <text:p>16,199<text:s/></text:p>
          </table:table-cell>
          <table:table-cell office:value-type="float" office:value="14998" table:style-name="ce6">
            <text:p>14,998<text:s/></text:p>
          </table:table-cell>
          <table:table-cell office:value-type="float" office:value="23942" table:style-name="ce6">
            <text:p>23,942<text:s/></text:p>
          </table:table-cell>
          <table:table-cell office:value-type="float" office:value="35184" table:style-name="ce6">
            <text:p>35,184<text:s/></text:p>
          </table:table-cell>
          <table:table-cell office:value-type="float" office:value="28550" table:style-name="ce6">
            <text:p>28,550<text:s/></text:p>
          </table:table-cell>
          <table:table-cell office:value-type="float" office:value="20031" table:style-name="ce6">
            <text:p>20,031<text:s/></text:p>
          </table:table-cell>
          <table:table-cell office:value-type="float" office:value="22458" table:style-name="ce6">
            <text:p>22,458<text:s/></text:p>
          </table:table-cell>
          <table:table-cell office:value-type="float" office:value="57326" table:style-name="ce6">
            <text:p>57,326<text:s/></text:p>
          </table:table-cell>
          <table:table-cell office:value-type="float" office:value="15691" table:style-name="ce6">
            <text:p>15,691<text:s/></text:p>
          </table:table-cell>
          <table:table-cell office:value-type="float" office:value="25902" table:style-name="ce6">
            <text:p>25,902<text:s/></text:p>
          </table:table-cell>
          <table:table-cell office:value-type="float" office:value="29277" table:style-name="ce6">
            <text:p>29,277<text:s/></text:p>
          </table:table-cell>
          <table:table-cell office:value-type="float" office:value="17133" table:style-name="ce6">
            <text:p>17,133<text:s/></text:p>
          </table:table-cell>
          <table:table-cell office:value-type="float" office:value="52731" table:style-name="ce6">
            <text:p>52,731<text:s/></text:p>
          </table:table-cell>
          <table:table-cell office:value-type="float" office:value="16343" table:style-name="ce6">
            <text:p>16,343<text:s/></text:p>
          </table:table-cell>
          <table:table-cell office:value-type="float" office:value="13481" table:style-name="ce6">
            <text:p>13,481<text:s/></text:p>
          </table:table-cell>
          <table:table-cell office:value-type="float" office:value="10086" table:style-name="ce6">
            <text:p>10,086<text:s/></text:p>
          </table:table-cell>
          <table:table-cell office:value-type="float" office:value="17596" table:style-name="ce6">
            <text:p>17,596<text:s/></text:p>
          </table:table-cell>
          <table:table-cell office:value-type="float" office:value="7211" table:style-name="ce6">
            <text:p>7,211<text:s/></text:p>
          </table:table-cell>
          <table:table-cell office:value-type="float" office:value="18855" table:style-name="ce6">
            <text:p>18,855<text:s/></text:p>
          </table:table-cell>
          <table:table-cell office:value-type="float" office:value="12498" table:style-name="ce6">
            <text:p>12,498<text:s/></text:p>
          </table:table-cell>
          <table:table-cell office:value-type="float" office:value="9234" table:style-name="ce6">
            <text:p>9,234<text:s/></text:p>
          </table:table-cell>
          <table:table-cell office:value-type="float" office:value="8589" table:style-name="ce6">
            <text:p>8,589<text:s/></text:p>
          </table:table-cell>
          <table:table-cell office:value-type="float" office:value="17241" table:style-name="ce6">
            <text:p>17,241<text:s/></text:p>
          </table:table-cell>
          <table:table-cell office:value-type="float" office:value="15199" table:style-name="ce6">
            <text:p>15,199<text:s/></text:p>
          </table:table-cell>
          <table:table-cell office:value-type="float" office:value="13665" table:style-name="ce6">
            <text:p>13,665<text:s/></text:p>
          </table:table-cell>
          <table:table-cell office:value-type="float" office:value="14680" table:style-name="ce6">
            <text:p>14,680<text:s/></text:p>
          </table:table-cell>
          <table:table-cell office:value-type="float" office:value="8039" table:style-name="ce6">
            <text:p>8,039<text:s/></text:p>
          </table:table-cell>
          <table:table-cell office:value-type="float" office:value="7957" table:style-name="ce6">
            <text:p>7,957<text:s/></text:p>
          </table:table-cell>
          <table:table-cell office:value-type="float" office:value="4453" table:style-name="ce6">
            <text:p>4,453<text:s/></text:p>
          </table:table-cell>
          <table:table-cell office:value-type="float" office:value="2185" table:style-name="ce6">
            <text:p>2,185<text:s/></text:p>
          </table:table-cell>
          <table:table-cell office:value-type="float" office:value="5097" table:style-name="ce6">
            <text:p>5,097<text:s/></text:p>
          </table:table-cell>
          <table:table-cell office:value-type="float" office:value="6901" table:style-name="ce6">
            <text:p>6,901<text:s/></text:p>
          </table:table-cell>
          <table:table-cell office:value-type="float" office:value="7900" table:style-name="ce6">
            <text:p>7,900<text:s/></text:p>
          </table:table-cell>
          <table:table-cell office:value-type="float" office:value="9725" table:style-name="ce6">
            <text:p>9,725<text:s/></text:p>
          </table:table-cell>
          <table:table-cell office:value-type="float" office:value="11947" table:style-name="ce6">
            <text:p>11,947<text:s/></text:p>
          </table:table-cell>
          <table:table-cell office:value-type="float" office:value="17397" table:style-name="ce6">
            <text:p>17,397<text:s/></text:p>
          </table:table-cell>
          <table:table-cell office:value-type="float" office:value="19292" table:style-name="ce6">
            <text:p>19,292<text:s/></text:p>
          </table:table-cell>
          <table:table-cell office:value-type="float" office:value="9509" table:style-name="ce6">
            <text:p>9,509<text:s/></text:p>
          </table:table-cell>
          <table:table-cell office:value-type="float" office:value="9371" table:style-name="ce6">
            <text:p>9,371<text:s/></text:p>
          </table:table-cell>
          <table:table-cell office:value-type="float" office:value="9549" table:style-name="ce6">
            <text:p>9,549<text:s/></text:p>
          </table:table-cell>
          <table:table-cell office:value-type="float" office:value="8684" table:style-name="ce6">
            <text:p>8,684<text:s/></text:p>
          </table:table-cell>
          <table:table-cell office:value-type="float" office:value="9163" table:style-name="ce6">
            <text:p>9,163<text:s/></text:p>
          </table:table-cell>
          <table:table-cell office:value-type="float" office:value="7045" table:style-name="ce6">
            <text:p>7,045<text:s/></text:p>
          </table:table-cell>
          <table:table-cell office:value-type="float" office:value="6775" table:style-name="ce6">
            <text:p>6,775<text:s/></text:p>
          </table:table-cell>
          <table:table-cell office:value-type="float" office:value="864" table:style-name="ce6">
            <text:p>864<text:s/></text:p>
          </table:table-cell>
          <table:table-cell office:value-type="float" office:value="2125" table:style-name="ce6">
            <text:p>2,125<text:s/></text:p>
          </table:table-cell>
          <table:table-cell office:value-type="float" office:value="2709" table:style-name="ce6">
            <text:p>2,709<text:s/></text:p>
          </table:table-cell>
          <table:table-cell office:value-type="float" office:value="3953" table:style-name="ce6">
            <text:p>3,953<text:s/></text:p>
          </table:table-cell>
          <table:table-cell office:value-type="float" office:value="1278" table:style-name="ce6">
            <text:p>1,278<text:s/></text:p>
          </table:table-cell>
          <table:table-cell office:value-type="float" office:value="1241" table:style-name="ce6">
            <text:p>1,241<text:s/></text:p>
          </table:table-cell>
          <table:table-cell office:value-type="float" office:value="1856" table:style-name="ce6">
            <text:p>1,856<text:s/></text:p>
          </table:table-cell>
          <table:table-cell office:value-type="float" office:value="7932" table:style-name="ce6">
            <text:p>7,932<text:s/></text:p>
          </table:table-cell>
          <table:table-cell office:value-type="float" office:value="2028" table:style-name="ce6">
            <text:p>2,028<text:s/></text:p>
          </table:table-cell>
          <table:table-cell office:value-type="float" office:value="3150" table:style-name="ce6">
            <text:p>3,150<text:s/></text:p>
          </table:table-cell>
          <table:table-cell office:value-type="float" office:value="2812" table:style-name="ce6">
            <text:p>2,812<text:s/></text:p>
          </table:table-cell>
          <table:table-cell table:number-columns-repeated="16264"/>
        </table:table-row>
        <table:table-row table:style-name="ro2">
          <table:table-cell office:value-type="date" office:date-value="2021-05-09T00:00:00" table:style-name="ce5">
            <text:p>2021/5/9</text:p>
          </table:table-cell>
          <table:table-cell office:value-type="float" office:value="2905" table:style-name="ce6">
            <text:p>2,905<text:s/></text:p>
          </table:table-cell>
          <table:table-cell office:value-type="float" office:value="6663" table:style-name="ce6">
            <text:p>6,663<text:s/></text:p>
          </table:table-cell>
          <table:table-cell office:value-type="float" office:value="15971" table:style-name="ce6">
            <text:p>15,971<text:s/></text:p>
          </table:table-cell>
          <table:table-cell office:value-type="float" office:value="33290" table:style-name="ce6">
            <text:p>33,290<text:s/></text:p>
          </table:table-cell>
          <table:table-cell office:value-type="float" office:value="11123" table:style-name="ce6">
            <text:p>11,123<text:s/></text:p>
          </table:table-cell>
          <table:table-cell office:value-type="float" office:value="8538" table:style-name="ce6">
            <text:p>8,538<text:s/></text:p>
          </table:table-cell>
          <table:table-cell office:value-type="float" office:value="5792" table:style-name="ce6">
            <text:p>5,792<text:s/></text:p>
          </table:table-cell>
          <table:table-cell office:value-type="float" office:value="3271" table:style-name="ce6">
            <text:p>3,271<text:s/></text:p>
          </table:table-cell>
          <table:table-cell office:value-type="float" office:value="2277" table:style-name="ce6">
            <text:p>2,277<text:s/></text:p>
          </table:table-cell>
          <table:table-cell office:value-type="float" office:value="7097" table:style-name="ce6">
            <text:p>7,097<text:s/></text:p>
          </table:table-cell>
          <table:table-cell office:value-type="float" office:value="1216" table:style-name="ce6">
            <text:p>1,216<text:s/></text:p>
          </table:table-cell>
          <table:table-cell office:value-type="float" office:value="3097" table:style-name="ce6">
            <text:p>3,097<text:s/></text:p>
          </table:table-cell>
          <table:table-cell office:value-type="float" office:value="4413" table:style-name="ce6">
            <text:p>4,413<text:s/></text:p>
          </table:table-cell>
          <table:table-cell office:value-type="float" office:value="5275" table:style-name="ce6">
            <text:p>5,275<text:s/></text:p>
          </table:table-cell>
          <table:table-cell office:value-type="float" office:value="7948" table:style-name="ce6">
            <text:p>7,948<text:s/></text:p>
          </table:table-cell>
          <table:table-cell office:value-type="float" office:value="4444" table:style-name="ce6">
            <text:p>4,444<text:s/></text:p>
          </table:table-cell>
          <table:table-cell office:value-type="float" office:value="5068" table:style-name="ce6">
            <text:p>5,068<text:s/></text:p>
          </table:table-cell>
          <table:table-cell office:value-type="float" office:value="3110" table:style-name="ce6">
            <text:p>3,110<text:s/></text:p>
          </table:table-cell>
          <table:table-cell office:value-type="float" office:value="6354" table:style-name="ce6">
            <text:p>6,354<text:s/></text:p>
          </table:table-cell>
          <table:table-cell office:value-type="float" office:value="2881" table:style-name="ce6">
            <text:p>2,881<text:s/></text:p>
          </table:table-cell>
          <table:table-cell office:value-type="float" office:value="4456" table:style-name="ce6">
            <text:p>4,456<text:s/></text:p>
          </table:table-cell>
          <table:table-cell office:value-type="float" office:value="4952" table:style-name="ce6">
            <text:p>4,952<text:s/></text:p>
          </table:table-cell>
          <table:table-cell office:value-type="float" office:value="2265" table:style-name="ce6">
            <text:p>2,265<text:s/></text:p>
          </table:table-cell>
          <table:table-cell office:value-type="float" office:value="14630" table:style-name="ce6">
            <text:p>14,630<text:s/></text:p>
          </table:table-cell>
          <table:table-cell office:value-type="float" office:value="3389" table:style-name="ce6">
            <text:p>3,389<text:s/></text:p>
          </table:table-cell>
          <table:table-cell office:value-type="float" office:value="10787" table:style-name="ce6">
            <text:p>10,787<text:s/></text:p>
          </table:table-cell>
          <table:table-cell office:value-type="float" office:value="8219" table:style-name="ce6">
            <text:p>8,219<text:s/></text:p>
          </table:table-cell>
          <table:table-cell office:value-type="float" office:value="10795" table:style-name="ce6">
            <text:p>10,795<text:s/></text:p>
          </table:table-cell>
          <table:table-cell office:value-type="float" office:value="13717" table:style-name="ce6">
            <text:p>13,717<text:s/></text:p>
          </table:table-cell>
          <table:table-cell office:value-type="float" office:value="12488" table:style-name="ce6">
            <text:p>12,488<text:s/></text:p>
          </table:table-cell>
          <table:table-cell office:value-type="float" office:value="7356" table:style-name="ce6">
            <text:p>7,356<text:s/></text:p>
          </table:table-cell>
          <table:table-cell office:value-type="float" office:value="21170" table:style-name="ce6">
            <text:p>21,170<text:s/></text:p>
          </table:table-cell>
          <table:table-cell office:value-type="float" office:value="11865" table:style-name="ce6">
            <text:p>11,865<text:s/></text:p>
          </table:table-cell>
          <table:table-cell office:value-type="float" office:value="19281" table:style-name="ce6">
            <text:p>19,281<text:s/></text:p>
          </table:table-cell>
          <table:table-cell office:value-type="float" office:value="13516" table:style-name="ce6">
            <text:p>13,516<text:s/></text:p>
          </table:table-cell>
          <table:table-cell office:value-type="float" office:value="3384" table:style-name="ce6">
            <text:p>3,384<text:s/></text:p>
          </table:table-cell>
          <table:table-cell office:value-type="float" office:value="22719" table:style-name="ce6">
            <text:p>22,719<text:s/></text:p>
          </table:table-cell>
          <table:table-cell office:value-type="float" office:value="15970" table:style-name="ce6">
            <text:p>15,970<text:s/></text:p>
          </table:table-cell>
          <table:table-cell office:value-type="float" office:value="15075" table:style-name="ce6">
            <text:p>15,075<text:s/></text:p>
          </table:table-cell>
          <table:table-cell office:value-type="float" office:value="13017" table:style-name="ce6">
            <text:p>13,017<text:s/></text:p>
          </table:table-cell>
          <table:table-cell office:value-type="float" office:value="7256" table:style-name="ce6">
            <text:p>7,256<text:s/></text:p>
          </table:table-cell>
          <table:table-cell office:value-type="float" office:value="97605" table:style-name="ce6">
            <text:p>97,605<text:s/></text:p>
          </table:table-cell>
          <table:table-cell office:value-type="float" office:value="33675" table:style-name="ce6">
            <text:p>33,675<text:s/></text:p>
          </table:table-cell>
          <table:table-cell office:value-type="float" office:value="11723" table:style-name="ce6">
            <text:p>11,723<text:s/></text:p>
          </table:table-cell>
          <table:table-cell office:value-type="float" office:value="13985" table:style-name="ce6">
            <text:p>13,985<text:s/></text:p>
          </table:table-cell>
          <table:table-cell office:value-type="float" office:value="21274" table:style-name="ce6">
            <text:p>21,274<text:s/></text:p>
          </table:table-cell>
          <table:table-cell office:value-type="float" office:value="18823" table:style-name="ce6">
            <text:p>18,823<text:s/></text:p>
          </table:table-cell>
          <table:table-cell office:value-type="float" office:value="17688" table:style-name="ce6">
            <text:p>17,688<text:s/></text:p>
          </table:table-cell>
          <table:table-cell office:value-type="float" office:value="17237" table:style-name="ce6">
            <text:p>17,237<text:s/></text:p>
          </table:table-cell>
          <table:table-cell office:value-type="float" office:value="6741" table:style-name="ce6">
            <text:p>6,741<text:s/></text:p>
          </table:table-cell>
          <table:table-cell office:value-type="float" office:value="17722" table:style-name="ce6">
            <text:p>17,722<text:s/></text:p>
          </table:table-cell>
          <table:table-cell office:value-type="float" office:value="4935" table:style-name="ce6">
            <text:p>4,935<text:s/></text:p>
          </table:table-cell>
          <table:table-cell office:value-type="float" office:value="5127" table:style-name="ce6">
            <text:p>5,127<text:s/></text:p>
          </table:table-cell>
          <table:table-cell office:value-type="float" office:value="13661" table:style-name="ce6">
            <text:p>13,661<text:s/></text:p>
          </table:table-cell>
          <table:table-cell office:value-type="float" office:value="3766" table:style-name="ce6">
            <text:p>3,766<text:s/></text:p>
          </table:table-cell>
          <table:table-cell office:value-type="float" office:value="2370" table:style-name="ce6">
            <text:p>2,370<text:s/></text:p>
          </table:table-cell>
          <table:table-cell office:value-type="float" office:value="1436" table:style-name="ce6">
            <text:p>1,436<text:s/></text:p>
          </table:table-cell>
          <table:table-cell office:value-type="float" office:value="7368" table:style-name="ce6">
            <text:p>7,368<text:s/></text:p>
          </table:table-cell>
          <table:table-cell office:value-type="float" office:value="6521" table:style-name="ce6">
            <text:p>6,521<text:s/></text:p>
          </table:table-cell>
          <table:table-cell office:value-type="float" office:value="9981" table:style-name="ce6">
            <text:p>9,981<text:s/></text:p>
          </table:table-cell>
          <table:table-cell office:value-type="float" office:value="27930" table:style-name="ce6">
            <text:p>27,930<text:s/></text:p>
          </table:table-cell>
          <table:table-cell office:value-type="float" office:value="5198" table:style-name="ce6">
            <text:p>5,198<text:s/></text:p>
          </table:table-cell>
          <table:table-cell office:value-type="float" office:value="8501" table:style-name="ce6">
            <text:p>8,501<text:s/></text:p>
          </table:table-cell>
          <table:table-cell office:value-type="float" office:value="4828" table:style-name="ce6">
            <text:p>4,828<text:s/></text:p>
          </table:table-cell>
          <table:table-cell office:value-type="float" office:value="14039" table:style-name="ce6">
            <text:p>14,039<text:s/></text:p>
          </table:table-cell>
          <table:table-cell office:value-type="float" office:value="11289" table:style-name="ce6">
            <text:p>11,289<text:s/></text:p>
          </table:table-cell>
          <table:table-cell office:value-type="float" office:value="18415" table:style-name="ce6">
            <text:p>18,415<text:s/></text:p>
          </table:table-cell>
          <table:table-cell office:value-type="float" office:value="28326" table:style-name="ce6">
            <text:p>28,326<text:s/></text:p>
          </table:table-cell>
          <table:table-cell office:value-type="float" office:value="23799" table:style-name="ce6">
            <text:p>23,799<text:s/></text:p>
          </table:table-cell>
          <table:table-cell office:value-type="float" office:value="16472" table:style-name="ce6">
            <text:p>16,472<text:s/></text:p>
          </table:table-cell>
          <table:table-cell office:value-type="float" office:value="18738" table:style-name="ce6">
            <text:p>18,738<text:s/></text:p>
          </table:table-cell>
          <table:table-cell office:value-type="float" office:value="44543" table:style-name="ce6">
            <text:p>44,543<text:s/></text:p>
          </table:table-cell>
          <table:table-cell office:value-type="float" office:value="11402" table:style-name="ce6">
            <text:p>11,402<text:s/></text:p>
          </table:table-cell>
          <table:table-cell office:value-type="float" office:value="21149" table:style-name="ce6">
            <text:p>21,149<text:s/></text:p>
          </table:table-cell>
          <table:table-cell office:value-type="float" office:value="20840" table:style-name="ce6">
            <text:p>20,840<text:s/></text:p>
          </table:table-cell>
          <table:table-cell office:value-type="float" office:value="12367" table:style-name="ce6">
            <text:p>12,367<text:s/></text:p>
          </table:table-cell>
          <table:table-cell office:value-type="float" office:value="42470" table:style-name="ce6">
            <text:p>42,470<text:s/></text:p>
          </table:table-cell>
          <table:table-cell office:value-type="float" office:value="12351" table:style-name="ce6">
            <text:p>12,351<text:s/></text:p>
          </table:table-cell>
          <table:table-cell office:value-type="float" office:value="11830" table:style-name="ce6">
            <text:p>11,830<text:s/></text:p>
          </table:table-cell>
          <table:table-cell office:value-type="float" office:value="7339" table:style-name="ce6">
            <text:p>7,339<text:s/></text:p>
          </table:table-cell>
          <table:table-cell office:value-type="float" office:value="13097" table:style-name="ce6">
            <text:p>13,097<text:s/></text:p>
          </table:table-cell>
          <table:table-cell office:value-type="float" office:value="6604" table:style-name="ce6">
            <text:p>6,604<text:s/></text:p>
          </table:table-cell>
          <table:table-cell office:value-type="float" office:value="15424" table:style-name="ce6">
            <text:p>15,424<text:s/></text:p>
          </table:table-cell>
          <table:table-cell office:value-type="float" office:value="9591" table:style-name="ce6">
            <text:p>9,591<text:s/></text:p>
          </table:table-cell>
          <table:table-cell office:value-type="float" office:value="8361" table:style-name="ce6">
            <text:p>8,361<text:s/></text:p>
          </table:table-cell>
          <table:table-cell office:value-type="float" office:value="6490" table:style-name="ce6">
            <text:p>6,490<text:s/></text:p>
          </table:table-cell>
          <table:table-cell office:value-type="float" office:value="13832" table:style-name="ce6">
            <text:p>13,832<text:s/></text:p>
          </table:table-cell>
          <table:table-cell office:value-type="float" office:value="11080" table:style-name="ce6">
            <text:p>11,080<text:s/></text:p>
          </table:table-cell>
          <table:table-cell office:value-type="float" office:value="10564" table:style-name="ce6">
            <text:p>10,564<text:s/></text:p>
          </table:table-cell>
          <table:table-cell office:value-type="float" office:value="11207" table:style-name="ce6">
            <text:p>11,207<text:s/></text:p>
          </table:table-cell>
          <table:table-cell office:value-type="float" office:value="6802" table:style-name="ce6">
            <text:p>6,802<text:s/></text:p>
          </table:table-cell>
          <table:table-cell office:value-type="float" office:value="6022" table:style-name="ce6">
            <text:p>6,022<text:s/></text:p>
          </table:table-cell>
          <table:table-cell office:value-type="float" office:value="3482" table:style-name="ce6">
            <text:p>3,482<text:s/></text:p>
          </table:table-cell>
          <table:table-cell office:value-type="float" office:value="1799" table:style-name="ce6">
            <text:p>1,799<text:s/></text:p>
          </table:table-cell>
          <table:table-cell office:value-type="float" office:value="4207" table:style-name="ce6">
            <text:p>4,207<text:s/></text:p>
          </table:table-cell>
          <table:table-cell office:value-type="float" office:value="5452" table:style-name="ce6">
            <text:p>5,452<text:s/></text:p>
          </table:table-cell>
          <table:table-cell office:value-type="float" office:value="6307" table:style-name="ce6">
            <text:p>6,307<text:s/></text:p>
          </table:table-cell>
          <table:table-cell office:value-type="float" office:value="7649" table:style-name="ce6">
            <text:p>7,649<text:s/></text:p>
          </table:table-cell>
          <table:table-cell office:value-type="float" office:value="9591" table:style-name="ce6">
            <text:p>9,591<text:s/></text:p>
          </table:table-cell>
          <table:table-cell office:value-type="float" office:value="13438" table:style-name="ce6">
            <text:p>13,438<text:s/></text:p>
          </table:table-cell>
          <table:table-cell office:value-type="float" office:value="16062" table:style-name="ce6">
            <text:p>16,062<text:s/></text:p>
          </table:table-cell>
          <table:table-cell office:value-type="float" office:value="7624" table:style-name="ce6">
            <text:p>7,624<text:s/></text:p>
          </table:table-cell>
          <table:table-cell office:value-type="float" office:value="6970" table:style-name="ce6">
            <text:p>6,970<text:s/></text:p>
          </table:table-cell>
          <table:table-cell office:value-type="float" office:value="7601" table:style-name="ce6">
            <text:p>7,601<text:s/></text:p>
          </table:table-cell>
          <table:table-cell office:value-type="float" office:value="6960" table:style-name="ce6">
            <text:p>6,960<text:s/></text:p>
          </table:table-cell>
          <table:table-cell office:value-type="float" office:value="7639" table:style-name="ce6">
            <text:p>7,639<text:s/></text:p>
          </table:table-cell>
          <table:table-cell office:value-type="float" office:value="5889" table:style-name="ce6">
            <text:p>5,889<text:s/></text:p>
          </table:table-cell>
          <table:table-cell office:value-type="float" office:value="5667" table:style-name="ce6">
            <text:p>5,667<text:s/></text:p>
          </table:table-cell>
          <table:table-cell office:value-type="float" office:value="666" table:style-name="ce6">
            <text:p>666<text:s/></text:p>
          </table:table-cell>
          <table:table-cell office:value-type="float" office:value="1909" table:style-name="ce6">
            <text:p>1,909<text:s/></text:p>
          </table:table-cell>
          <table:table-cell office:value-type="float" office:value="2510" table:style-name="ce6">
            <text:p>2,510<text:s/></text:p>
          </table:table-cell>
          <table:table-cell office:value-type="float" office:value="3591" table:style-name="ce6">
            <text:p>3,591<text:s/></text:p>
          </table:table-cell>
          <table:table-cell office:value-type="float" office:value="942" table:style-name="ce6">
            <text:p>942<text:s/></text:p>
          </table:table-cell>
          <table:table-cell office:value-type="float" office:value="1107" table:style-name="ce6">
            <text:p>1,107<text:s/></text:p>
          </table:table-cell>
          <table:table-cell office:value-type="float" office:value="1456" table:style-name="ce6">
            <text:p>1,456<text:s/></text:p>
          </table:table-cell>
          <table:table-cell office:value-type="float" office:value="6514" table:style-name="ce6">
            <text:p>6,514<text:s/></text:p>
          </table:table-cell>
          <table:table-cell office:value-type="float" office:value="1665" table:style-name="ce6">
            <text:p>1,665<text:s/></text:p>
          </table:table-cell>
          <table:table-cell office:value-type="float" office:value="2752" table:style-name="ce6">
            <text:p>2,752<text:s/></text:p>
          </table:table-cell>
          <table:table-cell office:value-type="float" office:value="2170" table:style-name="ce6">
            <text:p>2,170<text:s/></text:p>
          </table:table-cell>
          <table:table-cell table:number-columns-repeated="16264"/>
        </table:table-row>
        <table:table-row table:style-name="ro2">
          <table:table-cell office:value-type="date" office:date-value="2021-05-10T00:00:00" table:style-name="ce5">
            <text:p>2021/5/10</text:p>
          </table:table-cell>
          <table:table-cell office:value-type="float" office:value="4713" table:style-name="ce6">
            <text:p>4,713<text:s/></text:p>
          </table:table-cell>
          <table:table-cell office:value-type="float" office:value="13991" table:style-name="ce6">
            <text:p>13,991<text:s/></text:p>
          </table:table-cell>
          <table:table-cell office:value-type="float" office:value="41005" table:style-name="ce6">
            <text:p>41,005<text:s/></text:p>
          </table:table-cell>
          <table:table-cell office:value-type="float" office:value="36915" table:style-name="ce6">
            <text:p>36,915<text:s/></text:p>
          </table:table-cell>
          <table:table-cell office:value-type="float" office:value="25065" table:style-name="ce6">
            <text:p>25,065<text:s/></text:p>
          </table:table-cell>
          <table:table-cell office:value-type="float" office:value="13920" table:style-name="ce6">
            <text:p>13,920<text:s/></text:p>
          </table:table-cell>
          <table:table-cell office:value-type="float" office:value="11367" table:style-name="ce6">
            <text:p>11,367<text:s/></text:p>
          </table:table-cell>
          <table:table-cell office:value-type="float" office:value="3774" table:style-name="ce6">
            <text:p>3,774<text:s/></text:p>
          </table:table-cell>
          <table:table-cell office:value-type="float" office:value="3183" table:style-name="ce6">
            <text:p>3,183<text:s/></text:p>
          </table:table-cell>
          <table:table-cell office:value-type="float" office:value="13966" table:style-name="ce6">
            <text:p>13,966<text:s/></text:p>
          </table:table-cell>
          <table:table-cell office:value-type="float" office:value="2072" table:style-name="ce6">
            <text:p>2,072<text:s/></text:p>
          </table:table-cell>
          <table:table-cell office:value-type="float" office:value="4676" table:style-name="ce6">
            <text:p>4,676<text:s/></text:p>
          </table:table-cell>
          <table:table-cell office:value-type="float" office:value="4475" table:style-name="ce6">
            <text:p>4,475<text:s/></text:p>
          </table:table-cell>
          <table:table-cell office:value-type="float" office:value="10278" table:style-name="ce6">
            <text:p>10,278<text:s/></text:p>
          </table:table-cell>
          <table:table-cell office:value-type="float" office:value="9941" table:style-name="ce6">
            <text:p>9,941<text:s/></text:p>
          </table:table-cell>
          <table:table-cell office:value-type="float" office:value="18271" table:style-name="ce6">
            <text:p>18,271<text:s/></text:p>
          </table:table-cell>
          <table:table-cell office:value-type="float" office:value="17643" table:style-name="ce6">
            <text:p>17,643<text:s/></text:p>
          </table:table-cell>
          <table:table-cell office:value-type="float" office:value="5581" table:style-name="ce6">
            <text:p>5,581<text:s/></text:p>
          </table:table-cell>
          <table:table-cell office:value-type="float" office:value="8773" table:style-name="ce6">
            <text:p>8,773<text:s/></text:p>
          </table:table-cell>
          <table:table-cell office:value-type="float" office:value="2996" table:style-name="ce6">
            <text:p>2,996<text:s/></text:p>
          </table:table-cell>
          <table:table-cell office:value-type="float" office:value="8963" table:style-name="ce6">
            <text:p>8,963<text:s/></text:p>
          </table:table-cell>
          <table:table-cell office:value-type="float" office:value="8557" table:style-name="ce6">
            <text:p>8,557<text:s/></text:p>
          </table:table-cell>
          <table:table-cell office:value-type="float" office:value="5938" table:style-name="ce6">
            <text:p>5,938<text:s/></text:p>
          </table:table-cell>
          <table:table-cell office:value-type="float" office:value="27011" table:style-name="ce6">
            <text:p>27,011<text:s/></text:p>
          </table:table-cell>
          <table:table-cell office:value-type="float" office:value="3106" table:style-name="ce6">
            <text:p>3,106<text:s/></text:p>
          </table:table-cell>
          <table:table-cell office:value-type="float" office:value="11045" table:style-name="ce6">
            <text:p>11,045<text:s/></text:p>
          </table:table-cell>
          <table:table-cell office:value-type="float" office:value="13082" table:style-name="ce6">
            <text:p>13,082<text:s/></text:p>
          </table:table-cell>
          <table:table-cell office:value-type="float" office:value="16167" table:style-name="ce6">
            <text:p>16,167<text:s/></text:p>
          </table:table-cell>
          <table:table-cell office:value-type="float" office:value="23209" table:style-name="ce6">
            <text:p>23,209<text:s/></text:p>
          </table:table-cell>
          <table:table-cell office:value-type="float" office:value="16719" table:style-name="ce6">
            <text:p>16,719<text:s/></text:p>
          </table:table-cell>
          <table:table-cell office:value-type="float" office:value="9584" table:style-name="ce6">
            <text:p>9,584<text:s/></text:p>
          </table:table-cell>
          <table:table-cell office:value-type="float" office:value="25661" table:style-name="ce6">
            <text:p>25,661<text:s/></text:p>
          </table:table-cell>
          <table:table-cell office:value-type="float" office:value="16215" table:style-name="ce6">
            <text:p>16,215<text:s/></text:p>
          </table:table-cell>
          <table:table-cell office:value-type="float" office:value="31643" table:style-name="ce6">
            <text:p>31,643<text:s/></text:p>
          </table:table-cell>
          <table:table-cell office:value-type="float" office:value="22805" table:style-name="ce6">
            <text:p>22,805<text:s/></text:p>
          </table:table-cell>
          <table:table-cell office:value-type="float" office:value="11273" table:style-name="ce6">
            <text:p>11,273<text:s/></text:p>
          </table:table-cell>
          <table:table-cell office:value-type="float" office:value="34202" table:style-name="ce6">
            <text:p>34,202<text:s/></text:p>
          </table:table-cell>
          <table:table-cell office:value-type="float" office:value="25013" table:style-name="ce6">
            <text:p>25,013<text:s/></text:p>
          </table:table-cell>
          <table:table-cell office:value-type="float" office:value="25133" table:style-name="ce6">
            <text:p>25,133<text:s/></text:p>
          </table:table-cell>
          <table:table-cell office:value-type="float" office:value="19352" table:style-name="ce6">
            <text:p>19,352<text:s/></text:p>
          </table:table-cell>
          <table:table-cell office:value-type="float" office:value="23342" table:style-name="ce6">
            <text:p>23,342<text:s/></text:p>
          </table:table-cell>
          <table:table-cell office:value-type="float" office:value="105506" table:style-name="ce6">
            <text:p>105,506<text:s/></text:p>
          </table:table-cell>
          <table:table-cell office:value-type="float" office:value="36245" table:style-name="ce6">
            <text:p>36,245<text:s/></text:p>
          </table:table-cell>
          <table:table-cell office:value-type="float" office:value="19974" table:style-name="ce6">
            <text:p>19,974<text:s/></text:p>
          </table:table-cell>
          <table:table-cell office:value-type="float" office:value="22723" table:style-name="ce6">
            <text:p>22,723<text:s/></text:p>
          </table:table-cell>
          <table:table-cell office:value-type="float" office:value="24931" table:style-name="ce6">
            <text:p>24,931<text:s/></text:p>
          </table:table-cell>
          <table:table-cell office:value-type="float" office:value="25467" table:style-name="ce6">
            <text:p>25,467<text:s/></text:p>
          </table:table-cell>
          <table:table-cell office:value-type="float" office:value="25670" table:style-name="ce6">
            <text:p>25,670<text:s/></text:p>
          </table:table-cell>
          <table:table-cell office:value-type="float" office:value="22495" table:style-name="ce6">
            <text:p>22,495<text:s/></text:p>
          </table:table-cell>
          <table:table-cell office:value-type="float" office:value="12605" table:style-name="ce6">
            <text:p>12,605<text:s/></text:p>
          </table:table-cell>
          <table:table-cell office:value-type="float" office:value="30431" table:style-name="ce6">
            <text:p>30,431<text:s/></text:p>
          </table:table-cell>
          <table:table-cell office:value-type="float" office:value="6793" table:style-name="ce6">
            <text:p>6,793<text:s/></text:p>
          </table:table-cell>
          <table:table-cell office:value-type="float" office:value="8014" table:style-name="ce6">
            <text:p>8,014<text:s/></text:p>
          </table:table-cell>
          <table:table-cell office:value-type="float" office:value="18656" table:style-name="ce6">
            <text:p>18,656<text:s/></text:p>
          </table:table-cell>
          <table:table-cell office:value-type="float" office:value="3911" table:style-name="ce6">
            <text:p>3,911<text:s/></text:p>
          </table:table-cell>
          <table:table-cell office:value-type="float" office:value="3626" table:style-name="ce6">
            <text:p>3,626<text:s/></text:p>
          </table:table-cell>
          <table:table-cell office:value-type="float" office:value="3483" table:style-name="ce6">
            <text:p>3,483<text:s/></text:p>
          </table:table-cell>
          <table:table-cell office:value-type="float" office:value="13920" table:style-name="ce6">
            <text:p>13,920<text:s/></text:p>
          </table:table-cell>
          <table:table-cell office:value-type="float" office:value="9357" table:style-name="ce6">
            <text:p>9,357<text:s/></text:p>
          </table:table-cell>
          <table:table-cell office:value-type="float" office:value="12489" table:style-name="ce6">
            <text:p>12,489<text:s/></text:p>
          </table:table-cell>
          <table:table-cell office:value-type="float" office:value="30814" table:style-name="ce6">
            <text:p>30,814<text:s/></text:p>
          </table:table-cell>
          <table:table-cell office:value-type="float" office:value="8908" table:style-name="ce6">
            <text:p>8,908<text:s/></text:p>
          </table:table-cell>
          <table:table-cell office:value-type="float" office:value="12826" table:style-name="ce6">
            <text:p>12,826<text:s/></text:p>
          </table:table-cell>
          <table:table-cell office:value-type="float" office:value="7784" table:style-name="ce6">
            <text:p>7,784<text:s/></text:p>
          </table:table-cell>
          <table:table-cell office:value-type="float" office:value="22179" table:style-name="ce6">
            <text:p>22,179<text:s/></text:p>
          </table:table-cell>
          <table:table-cell office:value-type="float" office:value="23591" table:style-name="ce6">
            <text:p>23,591<text:s/></text:p>
          </table:table-cell>
          <table:table-cell office:value-type="float" office:value="25167" table:style-name="ce6">
            <text:p>25,167<text:s/></text:p>
          </table:table-cell>
          <table:table-cell office:value-type="float" office:value="36873" table:style-name="ce6">
            <text:p>36,873<text:s/></text:p>
          </table:table-cell>
          <table:table-cell office:value-type="float" office:value="38416" table:style-name="ce6">
            <text:p>38,416<text:s/></text:p>
          </table:table-cell>
          <table:table-cell office:value-type="float" office:value="26100" table:style-name="ce6">
            <text:p>26,100<text:s/></text:p>
          </table:table-cell>
          <table:table-cell office:value-type="float" office:value="24476" table:style-name="ce6">
            <text:p>24,476<text:s/></text:p>
          </table:table-cell>
          <table:table-cell office:value-type="float" office:value="49770" table:style-name="ce6">
            <text:p>49,770<text:s/></text:p>
          </table:table-cell>
          <table:table-cell office:value-type="float" office:value="20041" table:style-name="ce6">
            <text:p>20,041<text:s/></text:p>
          </table:table-cell>
          <table:table-cell office:value-type="float" office:value="28644" table:style-name="ce6">
            <text:p>28,644<text:s/></text:p>
          </table:table-cell>
          <table:table-cell office:value-type="float" office:value="30803" table:style-name="ce6">
            <text:p>30,803<text:s/></text:p>
          </table:table-cell>
          <table:table-cell office:value-type="float" office:value="19059" table:style-name="ce6">
            <text:p>19,059<text:s/></text:p>
          </table:table-cell>
          <table:table-cell office:value-type="float" office:value="57122" table:style-name="ce6">
            <text:p>57,122<text:s/></text:p>
          </table:table-cell>
          <table:table-cell office:value-type="float" office:value="18883" table:style-name="ce6">
            <text:p>18,883<text:s/></text:p>
          </table:table-cell>
          <table:table-cell office:value-type="float" office:value="15723" table:style-name="ce6">
            <text:p>15,723<text:s/></text:p>
          </table:table-cell>
          <table:table-cell office:value-type="float" office:value="14698" table:style-name="ce6">
            <text:p>14,698<text:s/></text:p>
          </table:table-cell>
          <table:table-cell office:value-type="float" office:value="18496" table:style-name="ce6">
            <text:p>18,496<text:s/></text:p>
          </table:table-cell>
          <table:table-cell office:value-type="float" office:value="12873" table:style-name="ce6">
            <text:p>12,873<text:s/></text:p>
          </table:table-cell>
          <table:table-cell office:value-type="float" office:value="24265" table:style-name="ce6">
            <text:p>24,265<text:s/></text:p>
          </table:table-cell>
          <table:table-cell office:value-type="float" office:value="18987" table:style-name="ce6">
            <text:p>18,987<text:s/></text:p>
          </table:table-cell>
          <table:table-cell office:value-type="float" office:value="7272" table:style-name="ce6">
            <text:p>7,272<text:s/></text:p>
          </table:table-cell>
          <table:table-cell office:value-type="float" office:value="10767" table:style-name="ce6">
            <text:p>10,767<text:s/></text:p>
          </table:table-cell>
          <table:table-cell office:value-type="float" office:value="37466" table:style-name="ce6">
            <text:p>37,466<text:s/></text:p>
          </table:table-cell>
          <table:table-cell office:value-type="float" office:value="21927" table:style-name="ce6">
            <text:p>21,927<text:s/></text:p>
          </table:table-cell>
          <table:table-cell office:value-type="float" office:value="23646" table:style-name="ce6">
            <text:p>23,646<text:s/></text:p>
          </table:table-cell>
          <table:table-cell office:value-type="float" office:value="21809" table:style-name="ce6">
            <text:p>21,809<text:s/></text:p>
          </table:table-cell>
          <table:table-cell office:value-type="float" office:value="14886" table:style-name="ce6">
            <text:p>14,886<text:s/></text:p>
          </table:table-cell>
          <table:table-cell office:value-type="float" office:value="11047" table:style-name="ce6">
            <text:p>11,047<text:s/></text:p>
          </table:table-cell>
          <table:table-cell office:value-type="float" office:value="5633" table:style-name="ce6">
            <text:p>5,633<text:s/></text:p>
          </table:table-cell>
          <table:table-cell office:value-type="float" office:value="5016" table:style-name="ce6">
            <text:p>5,016<text:s/></text:p>
          </table:table-cell>
          <table:table-cell office:value-type="float" office:value="6148" table:style-name="ce6">
            <text:p>6,148<text:s/></text:p>
          </table:table-cell>
          <table:table-cell office:value-type="float" office:value="10081" table:style-name="ce6">
            <text:p>10,081<text:s/></text:p>
          </table:table-cell>
          <table:table-cell office:value-type="float" office:value="9249" table:style-name="ce6">
            <text:p>9,249<text:s/></text:p>
          </table:table-cell>
          <table:table-cell office:value-type="float" office:value="11505" table:style-name="ce6">
            <text:p>11,505<text:s/></text:p>
          </table:table-cell>
          <table:table-cell office:value-type="float" office:value="16834" table:style-name="ce6">
            <text:p>16,834<text:s/></text:p>
          </table:table-cell>
          <table:table-cell office:value-type="float" office:value="28295" table:style-name="ce6">
            <text:p>28,295<text:s/></text:p>
          </table:table-cell>
          <table:table-cell office:value-type="float" office:value="21361" table:style-name="ce6">
            <text:p>21,361<text:s/></text:p>
          </table:table-cell>
          <table:table-cell office:value-type="float" office:value="13349" table:style-name="ce6">
            <text:p>13,349<text:s/></text:p>
          </table:table-cell>
          <table:table-cell office:value-type="float" office:value="12061" table:style-name="ce6">
            <text:p>12,061<text:s/></text:p>
          </table:table-cell>
          <table:table-cell office:value-type="float" office:value="12477" table:style-name="ce6">
            <text:p>12,477<text:s/></text:p>
          </table:table-cell>
          <table:table-cell office:value-type="float" office:value="12004" table:style-name="ce6">
            <text:p>12,004<text:s/></text:p>
          </table:table-cell>
          <table:table-cell office:value-type="float" office:value="11531" table:style-name="ce6">
            <text:p>11,531<text:s/></text:p>
          </table:table-cell>
          <table:table-cell office:value-type="float" office:value="11024" table:style-name="ce6">
            <text:p>11,024<text:s/></text:p>
          </table:table-cell>
          <table:table-cell office:value-type="float" office:value="9380" table:style-name="ce6">
            <text:p>9,380<text:s/></text:p>
          </table:table-cell>
          <table:table-cell office:value-type="float" office:value="1305" table:style-name="ce6">
            <text:p>1,305<text:s/></text:p>
          </table:table-cell>
          <table:table-cell office:value-type="float" office:value="2381" table:style-name="ce6">
            <text:p>2,381<text:s/></text:p>
          </table:table-cell>
          <table:table-cell office:value-type="float" office:value="3647" table:style-name="ce6">
            <text:p>3,647<text:s/></text:p>
          </table:table-cell>
          <table:table-cell office:value-type="float" office:value="4606" table:style-name="ce6">
            <text:p>4,606<text:s/></text:p>
          </table:table-cell>
          <table:table-cell office:value-type="float" office:value="2294" table:style-name="ce6">
            <text:p>2,294<text:s/></text:p>
          </table:table-cell>
          <table:table-cell office:value-type="float" office:value="3415" table:style-name="ce6">
            <text:p>3,415<text:s/></text:p>
          </table:table-cell>
          <table:table-cell office:value-type="float" office:value="2936" table:style-name="ce6">
            <text:p>2,936<text:s/></text:p>
          </table:table-cell>
          <table:table-cell office:value-type="float" office:value="7465" table:style-name="ce6">
            <text:p>7,465<text:s/></text:p>
          </table:table-cell>
          <table:table-cell office:value-type="float" office:value="2341" table:style-name="ce6">
            <text:p>2,341<text:s/></text:p>
          </table:table-cell>
          <table:table-cell office:value-type="float" office:value="3674" table:style-name="ce6">
            <text:p>3,674<text:s/></text:p>
          </table:table-cell>
          <table:table-cell office:value-type="float" office:value="4184" table:style-name="ce6">
            <text:p>4,184<text:s/></text:p>
          </table:table-cell>
          <table:table-cell table:number-columns-repeated="16264"/>
        </table:table-row>
        <table:table-row table:style-name="ro2">
          <table:table-cell office:value-type="date" office:date-value="2021-05-11T00:00:00" table:style-name="ce5">
            <text:p>2021/5/11</text:p>
          </table:table-cell>
          <table:table-cell office:value-type="float" office:value="4206" table:style-name="ce6">
            <text:p>4,206<text:s/></text:p>
          </table:table-cell>
          <table:table-cell office:value-type="float" office:value="14304" table:style-name="ce6">
            <text:p>14,304<text:s/></text:p>
          </table:table-cell>
          <table:table-cell office:value-type="float" office:value="41861" table:style-name="ce6">
            <text:p>41,861<text:s/></text:p>
          </table:table-cell>
          <table:table-cell office:value-type="float" office:value="37710" table:style-name="ce6">
            <text:p>37,710<text:s/></text:p>
          </table:table-cell>
          <table:table-cell office:value-type="float" office:value="25494" table:style-name="ce6">
            <text:p>25,494<text:s/></text:p>
          </table:table-cell>
          <table:table-cell office:value-type="float" office:value="14076" table:style-name="ce6">
            <text:p>14,076<text:s/></text:p>
          </table:table-cell>
          <table:table-cell office:value-type="float" office:value="11648" table:style-name="ce6">
            <text:p>11,648<text:s/></text:p>
          </table:table-cell>
          <table:table-cell office:value-type="float" office:value="3802" table:style-name="ce6">
            <text:p>3,802<text:s/></text:p>
          </table:table-cell>
          <table:table-cell office:value-type="float" office:value="3228" table:style-name="ce6">
            <text:p>3,228<text:s/></text:p>
          </table:table-cell>
          <table:table-cell office:value-type="float" office:value="14113" table:style-name="ce6">
            <text:p>14,113<text:s/></text:p>
          </table:table-cell>
          <table:table-cell office:value-type="float" office:value="2067" table:style-name="ce6">
            <text:p>2,067<text:s/></text:p>
          </table:table-cell>
          <table:table-cell office:value-type="float" office:value="4650" table:style-name="ce6">
            <text:p>4,650<text:s/></text:p>
          </table:table-cell>
          <table:table-cell office:value-type="float" office:value="4806" table:style-name="ce6">
            <text:p>4,806<text:s/></text:p>
          </table:table-cell>
          <table:table-cell office:value-type="float" office:value="9848" table:style-name="ce6">
            <text:p>9,848<text:s/></text:p>
          </table:table-cell>
          <table:table-cell office:value-type="float" office:value="10064" table:style-name="ce6">
            <text:p>10,064<text:s/></text:p>
          </table:table-cell>
          <table:table-cell office:value-type="float" office:value="18699" table:style-name="ce6">
            <text:p>18,699<text:s/></text:p>
          </table:table-cell>
          <table:table-cell office:value-type="float" office:value="17661" table:style-name="ce6">
            <text:p>17,661<text:s/></text:p>
          </table:table-cell>
          <table:table-cell office:value-type="float" office:value="5646" table:style-name="ce6">
            <text:p>5,646<text:s/></text:p>
          </table:table-cell>
          <table:table-cell office:value-type="float" office:value="9032" table:style-name="ce6">
            <text:p>9,032<text:s/></text:p>
          </table:table-cell>
          <table:table-cell office:value-type="float" office:value="3110" table:style-name="ce6">
            <text:p>3,110<text:s/></text:p>
          </table:table-cell>
          <table:table-cell office:value-type="float" office:value="8757" table:style-name="ce6">
            <text:p>8,757<text:s/></text:p>
          </table:table-cell>
          <table:table-cell office:value-type="float" office:value="8672" table:style-name="ce6">
            <text:p>8,672<text:s/></text:p>
          </table:table-cell>
          <table:table-cell office:value-type="float" office:value="5756" table:style-name="ce6">
            <text:p>5,756<text:s/></text:p>
          </table:table-cell>
          <table:table-cell office:value-type="float" office:value="27015" table:style-name="ce6">
            <text:p>27,015<text:s/></text:p>
          </table:table-cell>
          <table:table-cell office:value-type="float" office:value="3183" table:style-name="ce6">
            <text:p>3,183<text:s/></text:p>
          </table:table-cell>
          <table:table-cell office:value-type="float" office:value="11348" table:style-name="ce6">
            <text:p>11,348<text:s/></text:p>
          </table:table-cell>
          <table:table-cell office:value-type="float" office:value="13070" table:style-name="ce6">
            <text:p>13,070<text:s/></text:p>
          </table:table-cell>
          <table:table-cell office:value-type="float" office:value="16042" table:style-name="ce6">
            <text:p>16,042<text:s/></text:p>
          </table:table-cell>
          <table:table-cell office:value-type="float" office:value="23013" table:style-name="ce6">
            <text:p>23,013<text:s/></text:p>
          </table:table-cell>
          <table:table-cell office:value-type="float" office:value="16760" table:style-name="ce6">
            <text:p>16,760<text:s/></text:p>
          </table:table-cell>
          <table:table-cell office:value-type="float" office:value="9755" table:style-name="ce6">
            <text:p>9,755<text:s/></text:p>
          </table:table-cell>
          <table:table-cell office:value-type="float" office:value="24431" table:style-name="ce6">
            <text:p>24,431<text:s/></text:p>
          </table:table-cell>
          <table:table-cell office:value-type="float" office:value="16534" table:style-name="ce6">
            <text:p>16,534<text:s/></text:p>
          </table:table-cell>
          <table:table-cell office:value-type="float" office:value="31918" table:style-name="ce6">
            <text:p>31,918<text:s/></text:p>
          </table:table-cell>
          <table:table-cell office:value-type="float" office:value="23302" table:style-name="ce6">
            <text:p>23,302<text:s/></text:p>
          </table:table-cell>
          <table:table-cell office:value-type="float" office:value="11321" table:style-name="ce6">
            <text:p>11,321<text:s/></text:p>
          </table:table-cell>
          <table:table-cell office:value-type="float" office:value="34073" table:style-name="ce6">
            <text:p>34,073<text:s/></text:p>
          </table:table-cell>
          <table:table-cell office:value-type="float" office:value="25469" table:style-name="ce6">
            <text:p>25,469<text:s/></text:p>
          </table:table-cell>
          <table:table-cell office:value-type="float" office:value="25600" table:style-name="ce6">
            <text:p>25,600<text:s/></text:p>
          </table:table-cell>
          <table:table-cell office:value-type="float" office:value="19445" table:style-name="ce6">
            <text:p>19,445<text:s/></text:p>
          </table:table-cell>
          <table:table-cell office:value-type="float" office:value="23797" table:style-name="ce6">
            <text:p>23,797<text:s/></text:p>
          </table:table-cell>
          <table:table-cell office:value-type="float" office:value="103381" table:style-name="ce6">
            <text:p>103,381<text:s/></text:p>
          </table:table-cell>
          <table:table-cell office:value-type="float" office:value="37404" table:style-name="ce6">
            <text:p>37,404<text:s/></text:p>
          </table:table-cell>
          <table:table-cell office:value-type="float" office:value="19732" table:style-name="ce6">
            <text:p>19,732<text:s/></text:p>
          </table:table-cell>
          <table:table-cell office:value-type="float" office:value="22927" table:style-name="ce6">
            <text:p>22,927<text:s/></text:p>
          </table:table-cell>
          <table:table-cell office:value-type="float" office:value="26263" table:style-name="ce6">
            <text:p>26,263<text:s/></text:p>
          </table:table-cell>
          <table:table-cell office:value-type="float" office:value="25593" table:style-name="ce6">
            <text:p>25,593<text:s/></text:p>
          </table:table-cell>
          <table:table-cell office:value-type="float" office:value="25738" table:style-name="ce6">
            <text:p>25,738<text:s/></text:p>
          </table:table-cell>
          <table:table-cell office:value-type="float" office:value="22565" table:style-name="ce6">
            <text:p>22,565<text:s/></text:p>
          </table:table-cell>
          <table:table-cell office:value-type="float" office:value="12754" table:style-name="ce6">
            <text:p>12,754<text:s/></text:p>
          </table:table-cell>
          <table:table-cell office:value-type="float" office:value="30436" table:style-name="ce6">
            <text:p>30,436<text:s/></text:p>
          </table:table-cell>
          <table:table-cell office:value-type="float" office:value="6743" table:style-name="ce6">
            <text:p>6,743<text:s/></text:p>
          </table:table-cell>
          <table:table-cell office:value-type="float" office:value="8141" table:style-name="ce6">
            <text:p>8,141<text:s/></text:p>
          </table:table-cell>
          <table:table-cell office:value-type="float" office:value="19024" table:style-name="ce6">
            <text:p>19,024<text:s/></text:p>
          </table:table-cell>
          <table:table-cell office:value-type="float" office:value="3974" table:style-name="ce6">
            <text:p>3,974<text:s/></text:p>
          </table:table-cell>
          <table:table-cell office:value-type="float" office:value="3744" table:style-name="ce6">
            <text:p>3,744<text:s/></text:p>
          </table:table-cell>
          <table:table-cell office:value-type="float" office:value="3511" table:style-name="ce6">
            <text:p>3,511<text:s/></text:p>
          </table:table-cell>
          <table:table-cell office:value-type="float" office:value="14221" table:style-name="ce6">
            <text:p>14,221<text:s/></text:p>
          </table:table-cell>
          <table:table-cell office:value-type="float" office:value="9420" table:style-name="ce6">
            <text:p>9,420<text:s/></text:p>
          </table:table-cell>
          <table:table-cell office:value-type="float" office:value="12294" table:style-name="ce6">
            <text:p>12,294<text:s/></text:p>
          </table:table-cell>
          <table:table-cell office:value-type="float" office:value="28971" table:style-name="ce6">
            <text:p>28,971<text:s/></text:p>
          </table:table-cell>
          <table:table-cell office:value-type="float" office:value="8799" table:style-name="ce6">
            <text:p>8,799<text:s/></text:p>
          </table:table-cell>
          <table:table-cell office:value-type="float" office:value="13038" table:style-name="ce6">
            <text:p>13,038<text:s/></text:p>
          </table:table-cell>
          <table:table-cell office:value-type="float" office:value="7637" table:style-name="ce6">
            <text:p>7,637<text:s/></text:p>
          </table:table-cell>
          <table:table-cell office:value-type="float" office:value="22274" table:style-name="ce6">
            <text:p>22,274<text:s/></text:p>
          </table:table-cell>
          <table:table-cell office:value-type="float" office:value="23826" table:style-name="ce6">
            <text:p>23,826<text:s/></text:p>
          </table:table-cell>
          <table:table-cell office:value-type="float" office:value="25583" table:style-name="ce6">
            <text:p>25,583<text:s/></text:p>
          </table:table-cell>
          <table:table-cell office:value-type="float" office:value="36481" table:style-name="ce6">
            <text:p>36,481<text:s/></text:p>
          </table:table-cell>
          <table:table-cell office:value-type="float" office:value="38790" table:style-name="ce6">
            <text:p>38,790<text:s/></text:p>
          </table:table-cell>
          <table:table-cell office:value-type="float" office:value="25958" table:style-name="ce6">
            <text:p>25,958<text:s/></text:p>
          </table:table-cell>
          <table:table-cell office:value-type="float" office:value="24253" table:style-name="ce6">
            <text:p>24,253<text:s/></text:p>
          </table:table-cell>
          <table:table-cell office:value-type="float" office:value="49190" table:style-name="ce6">
            <text:p>49,190<text:s/></text:p>
          </table:table-cell>
          <table:table-cell office:value-type="float" office:value="22484" table:style-name="ce6">
            <text:p>22,484<text:s/></text:p>
          </table:table-cell>
          <table:table-cell office:value-type="float" office:value="28748" table:style-name="ce6">
            <text:p>28,748<text:s/></text:p>
          </table:table-cell>
          <table:table-cell office:value-type="float" office:value="31193" table:style-name="ce6">
            <text:p>31,193<text:s/></text:p>
          </table:table-cell>
          <table:table-cell office:value-type="float" office:value="19194" table:style-name="ce6">
            <text:p>19,194<text:s/></text:p>
          </table:table-cell>
          <table:table-cell office:value-type="float" office:value="56940" table:style-name="ce6">
            <text:p>56,940<text:s/></text:p>
          </table:table-cell>
          <table:table-cell office:value-type="float" office:value="20378" table:style-name="ce6">
            <text:p>20,378<text:s/></text:p>
          </table:table-cell>
          <table:table-cell office:value-type="float" office:value="15342" table:style-name="ce6">
            <text:p>15,342<text:s/></text:p>
          </table:table-cell>
          <table:table-cell office:value-type="float" office:value="14708" table:style-name="ce6">
            <text:p>14,708<text:s/></text:p>
          </table:table-cell>
          <table:table-cell office:value-type="float" office:value="18507" table:style-name="ce6">
            <text:p>18,507<text:s/></text:p>
          </table:table-cell>
          <table:table-cell office:value-type="float" office:value="12813" table:style-name="ce6">
            <text:p>12,813<text:s/></text:p>
          </table:table-cell>
          <table:table-cell office:value-type="float" office:value="24342" table:style-name="ce6">
            <text:p>24,342<text:s/></text:p>
          </table:table-cell>
          <table:table-cell office:value-type="float" office:value="19259" table:style-name="ce6">
            <text:p>19,259<text:s/></text:p>
          </table:table-cell>
          <table:table-cell office:value-type="float" office:value="7551" table:style-name="ce6">
            <text:p>7,551<text:s/></text:p>
          </table:table-cell>
          <table:table-cell office:value-type="float" office:value="11066" table:style-name="ce6">
            <text:p>11,066<text:s/></text:p>
          </table:table-cell>
          <table:table-cell office:value-type="float" office:value="38181" table:style-name="ce6">
            <text:p>38,181<text:s/></text:p>
          </table:table-cell>
          <table:table-cell office:value-type="float" office:value="22159" table:style-name="ce6">
            <text:p>22,159<text:s/></text:p>
          </table:table-cell>
          <table:table-cell office:value-type="float" office:value="23889" table:style-name="ce6">
            <text:p>23,889<text:s/></text:p>
          </table:table-cell>
          <table:table-cell office:value-type="float" office:value="22309" table:style-name="ce6">
            <text:p>22,309<text:s/></text:p>
          </table:table-cell>
          <table:table-cell office:value-type="float" office:value="14326" table:style-name="ce6">
            <text:p>14,326<text:s/></text:p>
          </table:table-cell>
          <table:table-cell office:value-type="float" office:value="11233" table:style-name="ce6">
            <text:p>11,233<text:s/></text:p>
          </table:table-cell>
          <table:table-cell office:value-type="float" office:value="5630" table:style-name="ce6">
            <text:p>5,630<text:s/></text:p>
          </table:table-cell>
          <table:table-cell office:value-type="float" office:value="5168" table:style-name="ce6">
            <text:p>5,168<text:s/></text:p>
          </table:table-cell>
          <table:table-cell office:value-type="float" office:value="6234" table:style-name="ce6">
            <text:p>6,234<text:s/></text:p>
          </table:table-cell>
          <table:table-cell office:value-type="float" office:value="10263" table:style-name="ce6">
            <text:p>10,263<text:s/></text:p>
          </table:table-cell>
          <table:table-cell office:value-type="float" office:value="9279" table:style-name="ce6">
            <text:p>9,279<text:s/></text:p>
          </table:table-cell>
          <table:table-cell office:value-type="float" office:value="11510" table:style-name="ce6">
            <text:p>11,510<text:s/></text:p>
          </table:table-cell>
          <table:table-cell office:value-type="float" office:value="16985" table:style-name="ce6">
            <text:p>16,985<text:s/></text:p>
          </table:table-cell>
          <table:table-cell office:value-type="float" office:value="27787" table:style-name="ce6">
            <text:p>27,787<text:s/></text:p>
          </table:table-cell>
          <table:table-cell office:value-type="float" office:value="22017" table:style-name="ce6">
            <text:p>22,017<text:s/></text:p>
          </table:table-cell>
          <table:table-cell office:value-type="float" office:value="13506" table:style-name="ce6">
            <text:p>13,506<text:s/></text:p>
          </table:table-cell>
          <table:table-cell office:value-type="float" office:value="12252" table:style-name="ce6">
            <text:p>12,252<text:s/></text:p>
          </table:table-cell>
          <table:table-cell office:value-type="float" office:value="12340" table:style-name="ce6">
            <text:p>12,340<text:s/></text:p>
          </table:table-cell>
          <table:table-cell office:value-type="float" office:value="11983" table:style-name="ce6">
            <text:p>11,983<text:s/></text:p>
          </table:table-cell>
          <table:table-cell office:value-type="float" office:value="11680" table:style-name="ce6">
            <text:p>11,680<text:s/></text:p>
          </table:table-cell>
          <table:table-cell office:value-type="float" office:value="11273" table:style-name="ce6">
            <text:p>11,273<text:s/></text:p>
          </table:table-cell>
          <table:table-cell office:value-type="float" office:value="9357" table:style-name="ce6">
            <text:p>9,357<text:s/></text:p>
          </table:table-cell>
          <table:table-cell office:value-type="float" office:value="1282" table:style-name="ce6">
            <text:p>1,282<text:s/></text:p>
          </table:table-cell>
          <table:table-cell office:value-type="float" office:value="2349" table:style-name="ce6">
            <text:p>2,349<text:s/></text:p>
          </table:table-cell>
          <table:table-cell office:value-type="float" office:value="3923" table:style-name="ce6">
            <text:p>3,923<text:s/></text:p>
          </table:table-cell>
          <table:table-cell office:value-type="float" office:value="4466" table:style-name="ce6">
            <text:p>4,466<text:s/></text:p>
          </table:table-cell>
          <table:table-cell office:value-type="float" office:value="2272" table:style-name="ce6">
            <text:p>2,272<text:s/></text:p>
          </table:table-cell>
          <table:table-cell office:value-type="float" office:value="3348" table:style-name="ce6">
            <text:p>3,348<text:s/></text:p>
          </table:table-cell>
          <table:table-cell office:value-type="float" office:value="2892" table:style-name="ce6">
            <text:p>2,892<text:s/></text:p>
          </table:table-cell>
          <table:table-cell office:value-type="float" office:value="7155" table:style-name="ce6">
            <text:p>7,155<text:s/></text:p>
          </table:table-cell>
          <table:table-cell office:value-type="float" office:value="2291" table:style-name="ce6">
            <text:p>2,291<text:s/></text:p>
          </table:table-cell>
          <table:table-cell office:value-type="float" office:value="3580" table:style-name="ce6">
            <text:p>3,580<text:s/></text:p>
          </table:table-cell>
          <table:table-cell office:value-type="float" office:value="4159" table:style-name="ce6">
            <text:p>4,159<text:s/></text:p>
          </table:table-cell>
          <table:table-cell table:number-columns-repeated="16264"/>
        </table:table-row>
        <table:table-row table:style-name="ro2">
          <table:table-cell office:value-type="date" office:date-value="2021-05-12T00:00:00" table:style-name="ce5">
            <text:p>2021/5/12</text:p>
          </table:table-cell>
          <table:table-cell office:value-type="float" office:value="4246" table:style-name="ce6">
            <text:p>4,246<text:s/></text:p>
          </table:table-cell>
          <table:table-cell office:value-type="float" office:value="13270" table:style-name="ce6">
            <text:p>13,270<text:s/></text:p>
          </table:table-cell>
          <table:table-cell office:value-type="float" office:value="39222" table:style-name="ce6">
            <text:p>39,222<text:s/></text:p>
          </table:table-cell>
          <table:table-cell office:value-type="float" office:value="33010" table:style-name="ce6">
            <text:p>33,010<text:s/></text:p>
          </table:table-cell>
          <table:table-cell office:value-type="float" office:value="24094" table:style-name="ce6">
            <text:p>24,094<text:s/></text:p>
          </table:table-cell>
          <table:table-cell office:value-type="float" office:value="12915" table:style-name="ce6">
            <text:p>12,915<text:s/></text:p>
          </table:table-cell>
          <table:table-cell office:value-type="float" office:value="10574" table:style-name="ce6">
            <text:p>10,574<text:s/></text:p>
          </table:table-cell>
          <table:table-cell office:value-type="float" office:value="3516" table:style-name="ce6">
            <text:p>3,516<text:s/></text:p>
          </table:table-cell>
          <table:table-cell office:value-type="float" office:value="3029" table:style-name="ce6">
            <text:p>3,029<text:s/></text:p>
          </table:table-cell>
          <table:table-cell office:value-type="float" office:value="13429" table:style-name="ce6">
            <text:p>13,429<text:s/></text:p>
          </table:table-cell>
          <table:table-cell office:value-type="float" office:value="1954" table:style-name="ce6">
            <text:p>1,954<text:s/></text:p>
          </table:table-cell>
          <table:table-cell office:value-type="float" office:value="4500" table:style-name="ce6">
            <text:p>4,500<text:s/></text:p>
          </table:table-cell>
          <table:table-cell office:value-type="float" office:value="4045" table:style-name="ce6">
            <text:p>4,045<text:s/></text:p>
          </table:table-cell>
          <table:table-cell office:value-type="float" office:value="9264" table:style-name="ce6">
            <text:p>9,264<text:s/></text:p>
          </table:table-cell>
          <table:table-cell office:value-type="float" office:value="9306" table:style-name="ce6">
            <text:p>9,306<text:s/></text:p>
          </table:table-cell>
          <table:table-cell office:value-type="float" office:value="17815" table:style-name="ce6">
            <text:p>17,815<text:s/></text:p>
          </table:table-cell>
          <table:table-cell office:value-type="float" office:value="16611" table:style-name="ce6">
            <text:p>16,611<text:s/></text:p>
          </table:table-cell>
          <table:table-cell office:value-type="float" office:value="5135" table:style-name="ce6">
            <text:p>5,135<text:s/></text:p>
          </table:table-cell>
          <table:table-cell office:value-type="float" office:value="8240" table:style-name="ce6">
            <text:p>8,240<text:s/></text:p>
          </table:table-cell>
          <table:table-cell office:value-type="float" office:value="2800" table:style-name="ce6">
            <text:p>2,800<text:s/></text:p>
          </table:table-cell>
          <table:table-cell office:value-type="float" office:value="8281" table:style-name="ce6">
            <text:p>8,281<text:s/></text:p>
          </table:table-cell>
          <table:table-cell office:value-type="float" office:value="8202" table:style-name="ce6">
            <text:p>8,202<text:s/></text:p>
          </table:table-cell>
          <table:table-cell office:value-type="float" office:value="5567" table:style-name="ce6">
            <text:p>5,567<text:s/></text:p>
          </table:table-cell>
          <table:table-cell office:value-type="float" office:value="25558" table:style-name="ce6">
            <text:p>25,558<text:s/></text:p>
          </table:table-cell>
          <table:table-cell office:value-type="float" office:value="2936" table:style-name="ce6">
            <text:p>2,936<text:s/></text:p>
          </table:table-cell>
          <table:table-cell office:value-type="float" office:value="10495" table:style-name="ce6">
            <text:p>10,495<text:s/></text:p>
          </table:table-cell>
          <table:table-cell office:value-type="float" office:value="12548" table:style-name="ce6">
            <text:p>12,548<text:s/></text:p>
          </table:table-cell>
          <table:table-cell office:value-type="float" office:value="15186" table:style-name="ce6">
            <text:p>15,186<text:s/></text:p>
          </table:table-cell>
          <table:table-cell office:value-type="float" office:value="21750" table:style-name="ce6">
            <text:p>21,750<text:s/></text:p>
          </table:table-cell>
          <table:table-cell office:value-type="float" office:value="15574" table:style-name="ce6">
            <text:p>15,574<text:s/></text:p>
          </table:table-cell>
          <table:table-cell office:value-type="float" office:value="9103" table:style-name="ce6">
            <text:p>9,103<text:s/></text:p>
          </table:table-cell>
          <table:table-cell office:value-type="float" office:value="22181" table:style-name="ce6">
            <text:p>22,181<text:s/></text:p>
          </table:table-cell>
          <table:table-cell office:value-type="float" office:value="15245" table:style-name="ce6">
            <text:p>15,245<text:s/></text:p>
          </table:table-cell>
          <table:table-cell office:value-type="float" office:value="30332" table:style-name="ce6">
            <text:p>30,332<text:s/></text:p>
          </table:table-cell>
          <table:table-cell office:value-type="float" office:value="21559" table:style-name="ce6">
            <text:p>21,559<text:s/></text:p>
          </table:table-cell>
          <table:table-cell office:value-type="float" office:value="10434" table:style-name="ce6">
            <text:p>10,434<text:s/></text:p>
          </table:table-cell>
          <table:table-cell office:value-type="float" office:value="32030" table:style-name="ce6">
            <text:p>32,030<text:s/></text:p>
          </table:table-cell>
          <table:table-cell office:value-type="float" office:value="23894" table:style-name="ce6">
            <text:p>23,894<text:s/></text:p>
          </table:table-cell>
          <table:table-cell office:value-type="float" office:value="24166" table:style-name="ce6">
            <text:p>24,166<text:s/></text:p>
          </table:table-cell>
          <table:table-cell office:value-type="float" office:value="18544" table:style-name="ce6">
            <text:p>18,544<text:s/></text:p>
          </table:table-cell>
          <table:table-cell office:value-type="float" office:value="22267" table:style-name="ce6">
            <text:p>22,267<text:s/></text:p>
          </table:table-cell>
          <table:table-cell office:value-type="float" office:value="96782" table:style-name="ce6">
            <text:p>96,782<text:s/></text:p>
          </table:table-cell>
          <table:table-cell office:value-type="float" office:value="33980" table:style-name="ce6">
            <text:p>33,980<text:s/></text:p>
          </table:table-cell>
          <table:table-cell office:value-type="float" office:value="19288" table:style-name="ce6">
            <text:p>19,288<text:s/></text:p>
          </table:table-cell>
          <table:table-cell office:value-type="float" office:value="21425" table:style-name="ce6">
            <text:p>21,425<text:s/></text:p>
          </table:table-cell>
          <table:table-cell office:value-type="float" office:value="24786" table:style-name="ce6">
            <text:p>24,786<text:s/></text:p>
          </table:table-cell>
          <table:table-cell office:value-type="float" office:value="23778" table:style-name="ce6">
            <text:p>23,778<text:s/></text:p>
          </table:table-cell>
          <table:table-cell office:value-type="float" office:value="24248" table:style-name="ce6">
            <text:p>24,248<text:s/></text:p>
          </table:table-cell>
          <table:table-cell office:value-type="float" office:value="21397" table:style-name="ce6">
            <text:p>21,397<text:s/></text:p>
          </table:table-cell>
          <table:table-cell office:value-type="float" office:value="12184" table:style-name="ce6">
            <text:p>12,184<text:s/></text:p>
          </table:table-cell>
          <table:table-cell office:value-type="float" office:value="29071" table:style-name="ce6">
            <text:p>29,071<text:s/></text:p>
          </table:table-cell>
          <table:table-cell office:value-type="float" office:value="6533" table:style-name="ce6">
            <text:p>6,533<text:s/></text:p>
          </table:table-cell>
          <table:table-cell office:value-type="float" office:value="7720" table:style-name="ce6">
            <text:p>7,720<text:s/></text:p>
          </table:table-cell>
          <table:table-cell office:value-type="float" office:value="17981" table:style-name="ce6">
            <text:p>17,981<text:s/></text:p>
          </table:table-cell>
          <table:table-cell office:value-type="float" office:value="3790" table:style-name="ce6">
            <text:p>3,790<text:s/></text:p>
          </table:table-cell>
          <table:table-cell office:value-type="float" office:value="3484" table:style-name="ce6">
            <text:p>3,484<text:s/></text:p>
          </table:table-cell>
          <table:table-cell office:value-type="float" office:value="3249" table:style-name="ce6">
            <text:p>3,249<text:s/></text:p>
          </table:table-cell>
          <table:table-cell office:value-type="float" office:value="13881" table:style-name="ce6">
            <text:p>13,881<text:s/></text:p>
          </table:table-cell>
          <table:table-cell office:value-type="float" office:value="9127" table:style-name="ce6">
            <text:p>9,127<text:s/></text:p>
          </table:table-cell>
          <table:table-cell office:value-type="float" office:value="11421" table:style-name="ce6">
            <text:p>11,421<text:s/></text:p>
          </table:table-cell>
          <table:table-cell office:value-type="float" office:value="27420" table:style-name="ce6">
            <text:p>27,420<text:s/></text:p>
          </table:table-cell>
          <table:table-cell office:value-type="float" office:value="8526" table:style-name="ce6">
            <text:p>8,526<text:s/></text:p>
          </table:table-cell>
          <table:table-cell office:value-type="float" office:value="12324" table:style-name="ce6">
            <text:p>12,324<text:s/></text:p>
          </table:table-cell>
          <table:table-cell office:value-type="float" office:value="7340" table:style-name="ce6">
            <text:p>7,340<text:s/></text:p>
          </table:table-cell>
          <table:table-cell office:value-type="float" office:value="21497" table:style-name="ce6">
            <text:p>21,497<text:s/></text:p>
          </table:table-cell>
          <table:table-cell office:value-type="float" office:value="22946" table:style-name="ce6">
            <text:p>22,946<text:s/></text:p>
          </table:table-cell>
          <table:table-cell office:value-type="float" office:value="23924" table:style-name="ce6">
            <text:p>23,924<text:s/></text:p>
          </table:table-cell>
          <table:table-cell office:value-type="float" office:value="34368" table:style-name="ce6">
            <text:p>34,368<text:s/></text:p>
          </table:table-cell>
          <table:table-cell office:value-type="float" office:value="37091" table:style-name="ce6">
            <text:p>37,091<text:s/></text:p>
          </table:table-cell>
          <table:table-cell office:value-type="float" office:value="24932" table:style-name="ce6">
            <text:p>24,932<text:s/></text:p>
          </table:table-cell>
          <table:table-cell office:value-type="float" office:value="21763" table:style-name="ce6">
            <text:p>21,763<text:s/></text:p>
          </table:table-cell>
          <table:table-cell office:value-type="float" office:value="44947" table:style-name="ce6">
            <text:p>44,947<text:s/></text:p>
          </table:table-cell>
          <table:table-cell office:value-type="float" office:value="20702" table:style-name="ce6">
            <text:p>20,702<text:s/></text:p>
          </table:table-cell>
          <table:table-cell office:value-type="float" office:value="26808" table:style-name="ce6">
            <text:p>26,808<text:s/></text:p>
          </table:table-cell>
          <table:table-cell office:value-type="float" office:value="28751" table:style-name="ce6">
            <text:p>28,751<text:s/></text:p>
          </table:table-cell>
          <table:table-cell office:value-type="float" office:value="18108" table:style-name="ce6">
            <text:p>18,108<text:s/></text:p>
          </table:table-cell>
          <table:table-cell office:value-type="float" office:value="52020" table:style-name="ce6">
            <text:p>52,020<text:s/></text:p>
          </table:table-cell>
          <table:table-cell office:value-type="float" office:value="18928" table:style-name="ce6">
            <text:p>18,928<text:s/></text:p>
          </table:table-cell>
          <table:table-cell office:value-type="float" office:value="14655" table:style-name="ce6">
            <text:p>14,655<text:s/></text:p>
          </table:table-cell>
          <table:table-cell office:value-type="float" office:value="13747" table:style-name="ce6">
            <text:p>13,747<text:s/></text:p>
          </table:table-cell>
          <table:table-cell office:value-type="float" office:value="17287" table:style-name="ce6">
            <text:p>17,287<text:s/></text:p>
          </table:table-cell>
          <table:table-cell office:value-type="float" office:value="12106" table:style-name="ce6">
            <text:p>12,106<text:s/></text:p>
          </table:table-cell>
          <table:table-cell office:value-type="float" office:value="22282" table:style-name="ce6">
            <text:p>22,282<text:s/></text:p>
          </table:table-cell>
          <table:table-cell office:value-type="float" office:value="17851" table:style-name="ce6">
            <text:p>17,851<text:s/></text:p>
          </table:table-cell>
          <table:table-cell office:value-type="float" office:value="6716" table:style-name="ce6">
            <text:p>6,716<text:s/></text:p>
          </table:table-cell>
          <table:table-cell office:value-type="float" office:value="10398" table:style-name="ce6">
            <text:p>10,398<text:s/></text:p>
          </table:table-cell>
          <table:table-cell office:value-type="float" office:value="35395" table:style-name="ce6">
            <text:p>35,395<text:s/></text:p>
          </table:table-cell>
          <table:table-cell office:value-type="float" office:value="20953" table:style-name="ce6">
            <text:p>20,953<text:s/></text:p>
          </table:table-cell>
          <table:table-cell office:value-type="float" office:value="22980" table:style-name="ce6">
            <text:p>22,980<text:s/></text:p>
          </table:table-cell>
          <table:table-cell office:value-type="float" office:value="21365" table:style-name="ce6">
            <text:p>21,365<text:s/></text:p>
          </table:table-cell>
          <table:table-cell office:value-type="float" office:value="13404" table:style-name="ce6">
            <text:p>13,404<text:s/></text:p>
          </table:table-cell>
          <table:table-cell office:value-type="float" office:value="10524" table:style-name="ce6">
            <text:p>10,524<text:s/></text:p>
          </table:table-cell>
          <table:table-cell office:value-type="float" office:value="5361" table:style-name="ce6">
            <text:p>5,361<text:s/></text:p>
          </table:table-cell>
          <table:table-cell office:value-type="float" office:value="4906" table:style-name="ce6">
            <text:p>4,906<text:s/></text:p>
          </table:table-cell>
          <table:table-cell office:value-type="float" office:value="5911" table:style-name="ce6">
            <text:p>5,911<text:s/></text:p>
          </table:table-cell>
          <table:table-cell office:value-type="float" office:value="9862" table:style-name="ce6">
            <text:p>9,862<text:s/></text:p>
          </table:table-cell>
          <table:table-cell office:value-type="float" office:value="8811" table:style-name="ce6">
            <text:p>8,811<text:s/></text:p>
          </table:table-cell>
          <table:table-cell office:value-type="float" office:value="10611" table:style-name="ce6">
            <text:p>10,611<text:s/></text:p>
          </table:table-cell>
          <table:table-cell office:value-type="float" office:value="15586" table:style-name="ce6">
            <text:p>15,586<text:s/></text:p>
          </table:table-cell>
          <table:table-cell office:value-type="float" office:value="27068" table:style-name="ce6">
            <text:p>27,068<text:s/></text:p>
          </table:table-cell>
          <table:table-cell office:value-type="float" office:value="20453" table:style-name="ce6">
            <text:p>20,453<text:s/></text:p>
          </table:table-cell>
          <table:table-cell office:value-type="float" office:value="12758" table:style-name="ce6">
            <text:p>12,758<text:s/></text:p>
          </table:table-cell>
          <table:table-cell office:value-type="float" office:value="11287" table:style-name="ce6">
            <text:p>11,287<text:s/></text:p>
          </table:table-cell>
          <table:table-cell office:value-type="float" office:value="11608" table:style-name="ce6">
            <text:p>11,608<text:s/></text:p>
          </table:table-cell>
          <table:table-cell office:value-type="float" office:value="11339" table:style-name="ce6">
            <text:p>11,339<text:s/></text:p>
          </table:table-cell>
          <table:table-cell office:value-type="float" office:value="11084" table:style-name="ce6">
            <text:p>11,084<text:s/></text:p>
          </table:table-cell>
          <table:table-cell office:value-type="float" office:value="10599" table:style-name="ce6">
            <text:p>10,599<text:s/></text:p>
          </table:table-cell>
          <table:table-cell office:value-type="float" office:value="9079" table:style-name="ce6">
            <text:p>9,079<text:s/></text:p>
          </table:table-cell>
          <table:table-cell office:value-type="float" office:value="1193" table:style-name="ce6">
            <text:p>1,193<text:s/></text:p>
          </table:table-cell>
          <table:table-cell office:value-type="float" office:value="2249" table:style-name="ce6">
            <text:p>2,249<text:s/></text:p>
          </table:table-cell>
          <table:table-cell office:value-type="float" office:value="3596" table:style-name="ce6">
            <text:p>3,596<text:s/></text:p>
          </table:table-cell>
          <table:table-cell office:value-type="float" office:value="4201" table:style-name="ce6">
            <text:p>4,201<text:s/></text:p>
          </table:table-cell>
          <table:table-cell office:value-type="float" office:value="2164" table:style-name="ce6">
            <text:p>2,164<text:s/></text:p>
          </table:table-cell>
          <table:table-cell office:value-type="float" office:value="3235" table:style-name="ce6">
            <text:p>3,235<text:s/></text:p>
          </table:table-cell>
          <table:table-cell office:value-type="float" office:value="2739" table:style-name="ce6">
            <text:p>2,739<text:s/></text:p>
          </table:table-cell>
          <table:table-cell office:value-type="float" office:value="6677" table:style-name="ce6">
            <text:p>6,677<text:s/></text:p>
          </table:table-cell>
          <table:table-cell office:value-type="float" office:value="2214" table:style-name="ce6">
            <text:p>2,214<text:s/></text:p>
          </table:table-cell>
          <table:table-cell office:value-type="float" office:value="3461" table:style-name="ce6">
            <text:p>3,461<text:s/></text:p>
          </table:table-cell>
          <table:table-cell office:value-type="float" office:value="3808" table:style-name="ce6">
            <text:p>3,808<text:s/></text:p>
          </table:table-cell>
          <table:table-cell table:number-columns-repeated="16264"/>
        </table:table-row>
        <table:table-row table:style-name="ro2">
          <table:table-cell office:value-type="date" office:date-value="2021-05-13T00:00:00" table:style-name="ce5">
            <text:p>2021/5/13</text:p>
          </table:table-cell>
          <table:table-cell office:value-type="float" office:value="4062" table:style-name="ce6">
            <text:p>4,062<text:s/></text:p>
          </table:table-cell>
          <table:table-cell office:value-type="float" office:value="12444" table:style-name="ce6">
            <text:p>12,444<text:s/></text:p>
          </table:table-cell>
          <table:table-cell office:value-type="float" office:value="35991" table:style-name="ce6">
            <text:p>35,991<text:s/></text:p>
          </table:table-cell>
          <table:table-cell office:value-type="float" office:value="28927" table:style-name="ce6">
            <text:p>28,927<text:s/></text:p>
          </table:table-cell>
          <table:table-cell office:value-type="float" office:value="22180" table:style-name="ce6">
            <text:p>22,180<text:s/></text:p>
          </table:table-cell>
          <table:table-cell office:value-type="float" office:value="11993" table:style-name="ce6">
            <text:p>11,993<text:s/></text:p>
          </table:table-cell>
          <table:table-cell office:value-type="float" office:value="9837" table:style-name="ce6">
            <text:p>9,837<text:s/></text:p>
          </table:table-cell>
          <table:table-cell office:value-type="float" office:value="3375" table:style-name="ce6">
            <text:p>3,375<text:s/></text:p>
          </table:table-cell>
          <table:table-cell office:value-type="float" office:value="2767" table:style-name="ce6">
            <text:p>2,767<text:s/></text:p>
          </table:table-cell>
          <table:table-cell office:value-type="float" office:value="12627" table:style-name="ce6">
            <text:p>12,627<text:s/></text:p>
          </table:table-cell>
          <table:table-cell office:value-type="float" office:value="1848" table:style-name="ce6">
            <text:p>1,848<text:s/></text:p>
          </table:table-cell>
          <table:table-cell office:value-type="float" office:value="4121" table:style-name="ce6">
            <text:p>4,121<text:s/></text:p>
          </table:table-cell>
          <table:table-cell office:value-type="float" office:value="3608" table:style-name="ce6">
            <text:p>3,608<text:s/></text:p>
          </table:table-cell>
          <table:table-cell office:value-type="float" office:value="8466" table:style-name="ce6">
            <text:p>8,466<text:s/></text:p>
          </table:table-cell>
          <table:table-cell office:value-type="float" office:value="8504" table:style-name="ce6">
            <text:p>8,504<text:s/></text:p>
          </table:table-cell>
          <table:table-cell office:value-type="float" office:value="16533" table:style-name="ce6">
            <text:p>16,533<text:s/></text:p>
          </table:table-cell>
          <table:table-cell office:value-type="float" office:value="15383" table:style-name="ce6">
            <text:p>15,383<text:s/></text:p>
          </table:table-cell>
          <table:table-cell office:value-type="float" office:value="4802" table:style-name="ce6">
            <text:p>4,802<text:s/></text:p>
          </table:table-cell>
          <table:table-cell office:value-type="float" office:value="7891" table:style-name="ce6">
            <text:p>7,891<text:s/></text:p>
          </table:table-cell>
          <table:table-cell office:value-type="float" office:value="2672" table:style-name="ce6">
            <text:p>2,672<text:s/></text:p>
          </table:table-cell>
          <table:table-cell office:value-type="float" office:value="7786" table:style-name="ce6">
            <text:p>7,786<text:s/></text:p>
          </table:table-cell>
          <table:table-cell office:value-type="float" office:value="7594" table:style-name="ce6">
            <text:p>7,594<text:s/></text:p>
          </table:table-cell>
          <table:table-cell office:value-type="float" office:value="5161" table:style-name="ce6">
            <text:p>5,161<text:s/></text:p>
          </table:table-cell>
          <table:table-cell office:value-type="float" office:value="25307" table:style-name="ce6">
            <text:p>25,307<text:s/></text:p>
          </table:table-cell>
          <table:table-cell office:value-type="float" office:value="2443" table:style-name="ce6">
            <text:p>2,443<text:s/></text:p>
          </table:table-cell>
          <table:table-cell office:value-type="float" office:value="9557" table:style-name="ce6">
            <text:p>9,557<text:s/></text:p>
          </table:table-cell>
          <table:table-cell office:value-type="float" office:value="11299" table:style-name="ce6">
            <text:p>11,299<text:s/></text:p>
          </table:table-cell>
          <table:table-cell office:value-type="float" office:value="14185" table:style-name="ce6">
            <text:p>14,185<text:s/></text:p>
          </table:table-cell>
          <table:table-cell office:value-type="float" office:value="20191" table:style-name="ce6">
            <text:p>20,191<text:s/></text:p>
          </table:table-cell>
          <table:table-cell office:value-type="float" office:value="14678" table:style-name="ce6">
            <text:p>14,678<text:s/></text:p>
          </table:table-cell>
          <table:table-cell office:value-type="float" office:value="8508" table:style-name="ce6">
            <text:p>8,508<text:s/></text:p>
          </table:table-cell>
          <table:table-cell office:value-type="float" office:value="20727" table:style-name="ce6">
            <text:p>20,727<text:s/></text:p>
          </table:table-cell>
          <table:table-cell office:value-type="float" office:value="14323" table:style-name="ce6">
            <text:p>14,323<text:s/></text:p>
          </table:table-cell>
          <table:table-cell office:value-type="float" office:value="27680" table:style-name="ce6">
            <text:p>27,680<text:s/></text:p>
          </table:table-cell>
          <table:table-cell office:value-type="float" office:value="20218" table:style-name="ce6">
            <text:p>20,218<text:s/></text:p>
          </table:table-cell>
          <table:table-cell office:value-type="float" office:value="9950" table:style-name="ce6">
            <text:p>9,950<text:s/></text:p>
          </table:table-cell>
          <table:table-cell office:value-type="float" office:value="30298" table:style-name="ce6">
            <text:p>30,298<text:s/></text:p>
          </table:table-cell>
          <table:table-cell office:value-type="float" office:value="22475" table:style-name="ce6">
            <text:p>22,475<text:s/></text:p>
          </table:table-cell>
          <table:table-cell office:value-type="float" office:value="22464" table:style-name="ce6">
            <text:p>22,464<text:s/></text:p>
          </table:table-cell>
          <table:table-cell office:value-type="float" office:value="17525" table:style-name="ce6">
            <text:p>17,525<text:s/></text:p>
          </table:table-cell>
          <table:table-cell office:value-type="float" office:value="20983" table:style-name="ce6">
            <text:p>20,983<text:s/></text:p>
          </table:table-cell>
          <table:table-cell office:value-type="float" office:value="90260" table:style-name="ce6">
            <text:p>90,260<text:s/></text:p>
          </table:table-cell>
          <table:table-cell office:value-type="float" office:value="31268" table:style-name="ce6">
            <text:p>31,268<text:s/></text:p>
          </table:table-cell>
          <table:table-cell office:value-type="float" office:value="17594" table:style-name="ce6">
            <text:p>17,594<text:s/></text:p>
          </table:table-cell>
          <table:table-cell office:value-type="float" office:value="19773" table:style-name="ce6">
            <text:p>19,773<text:s/></text:p>
          </table:table-cell>
          <table:table-cell office:value-type="float" office:value="22354" table:style-name="ce6">
            <text:p>22,354<text:s/></text:p>
          </table:table-cell>
          <table:table-cell office:value-type="float" office:value="21967" table:style-name="ce6">
            <text:p>21,967<text:s/></text:p>
          </table:table-cell>
          <table:table-cell office:value-type="float" office:value="22540" table:style-name="ce6">
            <text:p>22,540<text:s/></text:p>
          </table:table-cell>
          <table:table-cell office:value-type="float" office:value="19755" table:style-name="ce6">
            <text:p>19,755<text:s/></text:p>
          </table:table-cell>
          <table:table-cell office:value-type="float" office:value="11088" table:style-name="ce6">
            <text:p>11,088<text:s/></text:p>
          </table:table-cell>
          <table:table-cell office:value-type="float" office:value="26424" table:style-name="ce6">
            <text:p>26,424<text:s/></text:p>
          </table:table-cell>
          <table:table-cell office:value-type="float" office:value="6136" table:style-name="ce6">
            <text:p>6,136<text:s/></text:p>
          </table:table-cell>
          <table:table-cell office:value-type="float" office:value="7266" table:style-name="ce6">
            <text:p>7,266<text:s/></text:p>
          </table:table-cell>
          <table:table-cell office:value-type="float" office:value="16638" table:style-name="ce6">
            <text:p>16,638<text:s/></text:p>
          </table:table-cell>
          <table:table-cell office:value-type="float" office:value="3231" table:style-name="ce6">
            <text:p>3,231<text:s/></text:p>
          </table:table-cell>
          <table:table-cell office:value-type="float" office:value="3306" table:style-name="ce6">
            <text:p>3,306<text:s/></text:p>
          </table:table-cell>
          <table:table-cell office:value-type="float" office:value="3109" table:style-name="ce6">
            <text:p>3,109<text:s/></text:p>
          </table:table-cell>
          <table:table-cell office:value-type="float" office:value="11680" table:style-name="ce6">
            <text:p>11,680<text:s/></text:p>
          </table:table-cell>
          <table:table-cell office:value-type="float" office:value="8480" table:style-name="ce6">
            <text:p>8,480<text:s/></text:p>
          </table:table-cell>
          <table:table-cell office:value-type="float" office:value="10598" table:style-name="ce6">
            <text:p>10,598<text:s/></text:p>
          </table:table-cell>
          <table:table-cell office:value-type="float" office:value="24883" table:style-name="ce6">
            <text:p>24,883<text:s/></text:p>
          </table:table-cell>
          <table:table-cell office:value-type="float" office:value="8114" table:style-name="ce6">
            <text:p>8,114<text:s/></text:p>
          </table:table-cell>
          <table:table-cell office:value-type="float" office:value="11342" table:style-name="ce6">
            <text:p>11,342<text:s/></text:p>
          </table:table-cell>
          <table:table-cell office:value-type="float" office:value="6962" table:style-name="ce6">
            <text:p>6,962<text:s/></text:p>
          </table:table-cell>
          <table:table-cell office:value-type="float" office:value="20258" table:style-name="ce6">
            <text:p>20,258<text:s/></text:p>
          </table:table-cell>
          <table:table-cell office:value-type="float" office:value="21578" table:style-name="ce6">
            <text:p>21,578<text:s/></text:p>
          </table:table-cell>
          <table:table-cell office:value-type="float" office:value="22428" table:style-name="ce6">
            <text:p>22,428<text:s/></text:p>
          </table:table-cell>
          <table:table-cell office:value-type="float" office:value="32408" table:style-name="ce6">
            <text:p>32,408<text:s/></text:p>
          </table:table-cell>
          <table:table-cell office:value-type="float" office:value="34345" table:style-name="ce6">
            <text:p>34,345<text:s/></text:p>
          </table:table-cell>
          <table:table-cell office:value-type="float" office:value="23111" table:style-name="ce6">
            <text:p>23,111<text:s/></text:p>
          </table:table-cell>
          <table:table-cell office:value-type="float" office:value="17202" table:style-name="ce6">
            <text:p>17,202<text:s/></text:p>
          </table:table-cell>
          <table:table-cell office:value-type="float" office:value="39160" table:style-name="ce6">
            <text:p>39,160<text:s/></text:p>
          </table:table-cell>
          <table:table-cell office:value-type="float" office:value="19571" table:style-name="ce6">
            <text:p>19,571<text:s/></text:p>
          </table:table-cell>
          <table:table-cell office:value-type="float" office:value="25067" table:style-name="ce6">
            <text:p>25,067<text:s/></text:p>
          </table:table-cell>
          <table:table-cell office:value-type="float" office:value="25989" table:style-name="ce6">
            <text:p>25,989<text:s/></text:p>
          </table:table-cell>
          <table:table-cell office:value-type="float" office:value="16340" table:style-name="ce6">
            <text:p>16,340<text:s/></text:p>
          </table:table-cell>
          <table:table-cell office:value-type="float" office:value="47578" table:style-name="ce6">
            <text:p>47,578<text:s/></text:p>
          </table:table-cell>
          <table:table-cell office:value-type="float" office:value="17847" table:style-name="ce6">
            <text:p>17,847<text:s/></text:p>
          </table:table-cell>
          <table:table-cell office:value-type="float" office:value="13737" table:style-name="ce6">
            <text:p>13,737<text:s/></text:p>
          </table:table-cell>
          <table:table-cell office:value-type="float" office:value="13155" table:style-name="ce6">
            <text:p>13,155<text:s/></text:p>
          </table:table-cell>
          <table:table-cell office:value-type="float" office:value="17189" table:style-name="ce6">
            <text:p>17,189<text:s/></text:p>
          </table:table-cell>
          <table:table-cell office:value-type="float" office:value="11023" table:style-name="ce6">
            <text:p>11,023<text:s/></text:p>
          </table:table-cell>
          <table:table-cell office:value-type="float" office:value="20577" table:style-name="ce6">
            <text:p>20,577<text:s/></text:p>
          </table:table-cell>
          <table:table-cell office:value-type="float" office:value="16599" table:style-name="ce6">
            <text:p>16,599<text:s/></text:p>
          </table:table-cell>
          <table:table-cell office:value-type="float" office:value="6217" table:style-name="ce6">
            <text:p>6,217<text:s/></text:p>
          </table:table-cell>
          <table:table-cell office:value-type="float" office:value="9600" table:style-name="ce6">
            <text:p>9,600<text:s/></text:p>
          </table:table-cell>
          <table:table-cell office:value-type="float" office:value="32796" table:style-name="ce6">
            <text:p>32,796<text:s/></text:p>
          </table:table-cell>
          <table:table-cell office:value-type="float" office:value="19188" table:style-name="ce6">
            <text:p>19,188<text:s/></text:p>
          </table:table-cell>
          <table:table-cell office:value-type="float" office:value="21132" table:style-name="ce6">
            <text:p>21,132<text:s/></text:p>
          </table:table-cell>
          <table:table-cell office:value-type="float" office:value="20622" table:style-name="ce6">
            <text:p>20,622<text:s/></text:p>
          </table:table-cell>
          <table:table-cell office:value-type="float" office:value="12759" table:style-name="ce6">
            <text:p>12,759<text:s/></text:p>
          </table:table-cell>
          <table:table-cell office:value-type="float" office:value="9977" table:style-name="ce6">
            <text:p>9,977<text:s/></text:p>
          </table:table-cell>
          <table:table-cell office:value-type="float" office:value="4951" table:style-name="ce6">
            <text:p>4,951<text:s/></text:p>
          </table:table-cell>
          <table:table-cell office:value-type="float" office:value="4716" table:style-name="ce6">
            <text:p>4,716<text:s/></text:p>
          </table:table-cell>
          <table:table-cell office:value-type="float" office:value="5541" table:style-name="ce6">
            <text:p>5,541<text:s/></text:p>
          </table:table-cell>
          <table:table-cell office:value-type="float" office:value="9095" table:style-name="ce6">
            <text:p>9,095<text:s/></text:p>
          </table:table-cell>
          <table:table-cell office:value-type="float" office:value="8017" table:style-name="ce6">
            <text:p>8,017<text:s/></text:p>
          </table:table-cell>
          <table:table-cell office:value-type="float" office:value="9866" table:style-name="ce6">
            <text:p>9,866<text:s/></text:p>
          </table:table-cell>
          <table:table-cell office:value-type="float" office:value="14567" table:style-name="ce6">
            <text:p>14,567<text:s/></text:p>
          </table:table-cell>
          <table:table-cell office:value-type="float" office:value="24266" table:style-name="ce6">
            <text:p>24,266<text:s/></text:p>
          </table:table-cell>
          <table:table-cell office:value-type="float" office:value="19068" table:style-name="ce6">
            <text:p>19,068<text:s/></text:p>
          </table:table-cell>
          <table:table-cell office:value-type="float" office:value="11829" table:style-name="ce6">
            <text:p>11,829<text:s/></text:p>
          </table:table-cell>
          <table:table-cell office:value-type="float" office:value="10787" table:style-name="ce6">
            <text:p>10,787<text:s/></text:p>
          </table:table-cell>
          <table:table-cell office:value-type="float" office:value="10737" table:style-name="ce6">
            <text:p>10,737<text:s/></text:p>
          </table:table-cell>
          <table:table-cell office:value-type="float" office:value="10898" table:style-name="ce6">
            <text:p>10,898<text:s/></text:p>
          </table:table-cell>
          <table:table-cell office:value-type="float" office:value="10553" table:style-name="ce6">
            <text:p>10,553<text:s/></text:p>
          </table:table-cell>
          <table:table-cell office:value-type="float" office:value="10006" table:style-name="ce6">
            <text:p>10,006<text:s/></text:p>
          </table:table-cell>
          <table:table-cell office:value-type="float" office:value="8461" table:style-name="ce6">
            <text:p>8,461<text:s/></text:p>
          </table:table-cell>
          <table:table-cell office:value-type="float" office:value="1138" table:style-name="ce6">
            <text:p>1,138<text:s/></text:p>
          </table:table-cell>
          <table:table-cell office:value-type="float" office:value="2071" table:style-name="ce6">
            <text:p>2,071<text:s/></text:p>
          </table:table-cell>
          <table:table-cell office:value-type="float" office:value="3339" table:style-name="ce6">
            <text:p>3,339<text:s/></text:p>
          </table:table-cell>
          <table:table-cell office:value-type="float" office:value="4015" table:style-name="ce6">
            <text:p>4,015<text:s/></text:p>
          </table:table-cell>
          <table:table-cell office:value-type="float" office:value="1989" table:style-name="ce6">
            <text:p>1,989<text:s/></text:p>
          </table:table-cell>
          <table:table-cell office:value-type="float" office:value="3142" table:style-name="ce6">
            <text:p>3,142<text:s/></text:p>
          </table:table-cell>
          <table:table-cell office:value-type="float" office:value="2677" table:style-name="ce6">
            <text:p>2,677<text:s/></text:p>
          </table:table-cell>
          <table:table-cell office:value-type="float" office:value="6296" table:style-name="ce6">
            <text:p>6,296<text:s/></text:p>
          </table:table-cell>
          <table:table-cell office:value-type="float" office:value="2087" table:style-name="ce6">
            <text:p>2,087<text:s/></text:p>
          </table:table-cell>
          <table:table-cell office:value-type="float" office:value="3377" table:style-name="ce6">
            <text:p>3,377<text:s/></text:p>
          </table:table-cell>
          <table:table-cell office:value-type="float" office:value="3693" table:style-name="ce6">
            <text:p>3,693<text:s/></text:p>
          </table:table-cell>
          <table:table-cell table:number-columns-repeated="16264"/>
        </table:table-row>
        <table:table-row table:style-name="ro2">
          <table:table-cell office:value-type="date" office:date-value="2021-05-14T00:00:00" table:style-name="ce5">
            <text:p>2021/5/14</text:p>
          </table:table-cell>
          <table:table-cell office:value-type="float" office:value="3829" table:style-name="ce6">
            <text:p>3,829<text:s/></text:p>
          </table:table-cell>
          <table:table-cell office:value-type="float" office:value="11998" table:style-name="ce6">
            <text:p>11,998<text:s/></text:p>
          </table:table-cell>
          <table:table-cell office:value-type="float" office:value="35184" table:style-name="ce6">
            <text:p>35,184<text:s/></text:p>
          </table:table-cell>
          <table:table-cell office:value-type="float" office:value="29748" table:style-name="ce6">
            <text:p>29,748<text:s/></text:p>
          </table:table-cell>
          <table:table-cell office:value-type="float" office:value="22825" table:style-name="ce6">
            <text:p>22,825<text:s/></text:p>
          </table:table-cell>
          <table:table-cell office:value-type="float" office:value="11671" table:style-name="ce6">
            <text:p>11,671<text:s/></text:p>
          </table:table-cell>
          <table:table-cell office:value-type="float" office:value="9635" table:style-name="ce6">
            <text:p>9,635<text:s/></text:p>
          </table:table-cell>
          <table:table-cell office:value-type="float" office:value="3345" table:style-name="ce6">
            <text:p>3,345<text:s/></text:p>
          </table:table-cell>
          <table:table-cell office:value-type="float" office:value="2749" table:style-name="ce6">
            <text:p>2,749<text:s/></text:p>
          </table:table-cell>
          <table:table-cell office:value-type="float" office:value="12343" table:style-name="ce6">
            <text:p>12,343<text:s/></text:p>
          </table:table-cell>
          <table:table-cell office:value-type="float" office:value="1822" table:style-name="ce6">
            <text:p>1,822<text:s/></text:p>
          </table:table-cell>
          <table:table-cell office:value-type="float" office:value="4169" table:style-name="ce6">
            <text:p>4,169<text:s/></text:p>
          </table:table-cell>
          <table:table-cell office:value-type="float" office:value="3318" table:style-name="ce6">
            <text:p>3,318<text:s/></text:p>
          </table:table-cell>
          <table:table-cell office:value-type="float" office:value="8419" table:style-name="ce6">
            <text:p>8,419<text:s/></text:p>
          </table:table-cell>
          <table:table-cell office:value-type="float" office:value="8703" table:style-name="ce6">
            <text:p>8,703<text:s/></text:p>
          </table:table-cell>
          <table:table-cell office:value-type="float" office:value="15345" table:style-name="ce6">
            <text:p>15,345<text:s/></text:p>
          </table:table-cell>
          <table:table-cell office:value-type="float" office:value="15113" table:style-name="ce6">
            <text:p>15,113<text:s/></text:p>
          </table:table-cell>
          <table:table-cell office:value-type="float" office:value="5083" table:style-name="ce6">
            <text:p>5,083<text:s/></text:p>
          </table:table-cell>
          <table:table-cell office:value-type="float" office:value="7767" table:style-name="ce6">
            <text:p>7,767<text:s/></text:p>
          </table:table-cell>
          <table:table-cell office:value-type="float" office:value="2606" table:style-name="ce6">
            <text:p>2,606<text:s/></text:p>
          </table:table-cell>
          <table:table-cell office:value-type="float" office:value="7575" table:style-name="ce6">
            <text:p>7,575<text:s/></text:p>
          </table:table-cell>
          <table:table-cell office:value-type="float" office:value="7871" table:style-name="ce6">
            <text:p>7,871<text:s/></text:p>
          </table:table-cell>
          <table:table-cell office:value-type="float" office:value="4934" table:style-name="ce6">
            <text:p>4,934<text:s/></text:p>
          </table:table-cell>
          <table:table-cell office:value-type="float" office:value="23311" table:style-name="ce6">
            <text:p>23,311<text:s/></text:p>
          </table:table-cell>
          <table:table-cell office:value-type="float" office:value="2305" table:style-name="ce6">
            <text:p>2,305<text:s/></text:p>
          </table:table-cell>
          <table:table-cell office:value-type="float" office:value="9386" table:style-name="ce6">
            <text:p>9,386<text:s/></text:p>
          </table:table-cell>
          <table:table-cell office:value-type="float" office:value="11011" table:style-name="ce6">
            <text:p>11,011<text:s/></text:p>
          </table:table-cell>
          <table:table-cell office:value-type="float" office:value="13893" table:style-name="ce6">
            <text:p>13,893<text:s/></text:p>
          </table:table-cell>
          <table:table-cell office:value-type="float" office:value="19593" table:style-name="ce6">
            <text:p>19,593<text:s/></text:p>
          </table:table-cell>
          <table:table-cell office:value-type="float" office:value="14171" table:style-name="ce6">
            <text:p>14,171<text:s/></text:p>
          </table:table-cell>
          <table:table-cell office:value-type="float" office:value="8512" table:style-name="ce6">
            <text:p>8,512<text:s/></text:p>
          </table:table-cell>
          <table:table-cell office:value-type="float" office:value="20589" table:style-name="ce6">
            <text:p>20,589<text:s/></text:p>
          </table:table-cell>
          <table:table-cell office:value-type="float" office:value="14013" table:style-name="ce6">
            <text:p>14,013<text:s/></text:p>
          </table:table-cell>
          <table:table-cell office:value-type="float" office:value="26791" table:style-name="ce6">
            <text:p>26,791<text:s/></text:p>
          </table:table-cell>
          <table:table-cell office:value-type="float" office:value="19847" table:style-name="ce6">
            <text:p>19,847<text:s/></text:p>
          </table:table-cell>
          <table:table-cell office:value-type="float" office:value="8843" table:style-name="ce6">
            <text:p>8,843<text:s/></text:p>
          </table:table-cell>
          <table:table-cell office:value-type="float" office:value="29350" table:style-name="ce6">
            <text:p>29,350<text:s/></text:p>
          </table:table-cell>
          <table:table-cell office:value-type="float" office:value="21976" table:style-name="ce6">
            <text:p>21,976<text:s/></text:p>
          </table:table-cell>
          <table:table-cell office:value-type="float" office:value="22278" table:style-name="ce6">
            <text:p>22,278<text:s/></text:p>
          </table:table-cell>
          <table:table-cell office:value-type="float" office:value="17089" table:style-name="ce6">
            <text:p>17,089<text:s/></text:p>
          </table:table-cell>
          <table:table-cell office:value-type="float" office:value="20449" table:style-name="ce6">
            <text:p>20,449<text:s/></text:p>
          </table:table-cell>
          <table:table-cell office:value-type="float" office:value="103488" table:style-name="ce6">
            <text:p>103,488<text:s/></text:p>
          </table:table-cell>
          <table:table-cell office:value-type="float" office:value="32588" table:style-name="ce6">
            <text:p>32,588<text:s/></text:p>
          </table:table-cell>
          <table:table-cell office:value-type="float" office:value="17394" table:style-name="ce6">
            <text:p>17,394<text:s/></text:p>
          </table:table-cell>
          <table:table-cell office:value-type="float" office:value="19755" table:style-name="ce6">
            <text:p>19,755<text:s/></text:p>
          </table:table-cell>
          <table:table-cell office:value-type="float" office:value="22669" table:style-name="ce6">
            <text:p>22,669<text:s/></text:p>
          </table:table-cell>
          <table:table-cell office:value-type="float" office:value="20658" table:style-name="ce6">
            <text:p>20,658<text:s/></text:p>
          </table:table-cell>
          <table:table-cell office:value-type="float" office:value="22667" table:style-name="ce6">
            <text:p>22,667<text:s/></text:p>
          </table:table-cell>
          <table:table-cell office:value-type="float" office:value="19669" table:style-name="ce6">
            <text:p>19,669<text:s/></text:p>
          </table:table-cell>
          <table:table-cell office:value-type="float" office:value="10882" table:style-name="ce6">
            <text:p>10,882<text:s/></text:p>
          </table:table-cell>
          <table:table-cell office:value-type="float" office:value="25993" table:style-name="ce6">
            <text:p>25,993<text:s/></text:p>
          </table:table-cell>
          <table:table-cell office:value-type="float" office:value="5952" table:style-name="ce6">
            <text:p>5,952<text:s/></text:p>
          </table:table-cell>
          <table:table-cell office:value-type="float" office:value="6782" table:style-name="ce6">
            <text:p>6,782<text:s/></text:p>
          </table:table-cell>
          <table:table-cell office:value-type="float" office:value="16629" table:style-name="ce6">
            <text:p>16,629<text:s/></text:p>
          </table:table-cell>
          <table:table-cell office:value-type="float" office:value="3329" table:style-name="ce6">
            <text:p>3,329<text:s/></text:p>
          </table:table-cell>
          <table:table-cell office:value-type="float" office:value="3188" table:style-name="ce6">
            <text:p>3,188<text:s/></text:p>
          </table:table-cell>
          <table:table-cell office:value-type="float" office:value="2979" table:style-name="ce6">
            <text:p>2,979<text:s/></text:p>
          </table:table-cell>
          <table:table-cell office:value-type="float" office:value="10936" table:style-name="ce6">
            <text:p>10,936<text:s/></text:p>
          </table:table-cell>
          <table:table-cell office:value-type="float" office:value="8371" table:style-name="ce6">
            <text:p>8,371<text:s/></text:p>
          </table:table-cell>
          <table:table-cell office:value-type="float" office:value="10437" table:style-name="ce6">
            <text:p>10,437<text:s/></text:p>
          </table:table-cell>
          <table:table-cell office:value-type="float" office:value="24718" table:style-name="ce6">
            <text:p>24,718<text:s/></text:p>
          </table:table-cell>
          <table:table-cell office:value-type="float" office:value="7977" table:style-name="ce6">
            <text:p>7,977<text:s/></text:p>
          </table:table-cell>
          <table:table-cell office:value-type="float" office:value="11621" table:style-name="ce6">
            <text:p>11,621<text:s/></text:p>
          </table:table-cell>
          <table:table-cell office:value-type="float" office:value="6784" table:style-name="ce6">
            <text:p>6,784<text:s/></text:p>
          </table:table-cell>
          <table:table-cell office:value-type="float" office:value="19535" table:style-name="ce6">
            <text:p>19,535<text:s/></text:p>
          </table:table-cell>
          <table:table-cell office:value-type="float" office:value="20459" table:style-name="ce6">
            <text:p>20,459<text:s/></text:p>
          </table:table-cell>
          <table:table-cell office:value-type="float" office:value="22097" table:style-name="ce6">
            <text:p>22,097<text:s/></text:p>
          </table:table-cell>
          <table:table-cell office:value-type="float" office:value="32232" table:style-name="ce6">
            <text:p>32,232<text:s/></text:p>
          </table:table-cell>
          <table:table-cell office:value-type="float" office:value="33110" table:style-name="ce6">
            <text:p>33,110<text:s/></text:p>
          </table:table-cell>
          <table:table-cell office:value-type="float" office:value="22584" table:style-name="ce6">
            <text:p>22,584<text:s/></text:p>
          </table:table-cell>
          <table:table-cell office:value-type="float" office:value="14013" table:style-name="ce6">
            <text:p>14,013<text:s/></text:p>
          </table:table-cell>
          <table:table-cell office:value-type="float" office:value="37925" table:style-name="ce6">
            <text:p>37,925<text:s/></text:p>
          </table:table-cell>
          <table:table-cell office:value-type="float" office:value="18845" table:style-name="ce6">
            <text:p>18,845<text:s/></text:p>
          </table:table-cell>
          <table:table-cell office:value-type="float" office:value="25162" table:style-name="ce6">
            <text:p>25,162<text:s/></text:p>
          </table:table-cell>
          <table:table-cell office:value-type="float" office:value="26349" table:style-name="ce6">
            <text:p>26,349<text:s/></text:p>
          </table:table-cell>
          <table:table-cell office:value-type="float" office:value="16524" table:style-name="ce6">
            <text:p>16,524<text:s/></text:p>
          </table:table-cell>
          <table:table-cell office:value-type="float" office:value="48177" table:style-name="ce6">
            <text:p>48,177<text:s/></text:p>
          </table:table-cell>
          <table:table-cell office:value-type="float" office:value="17786" table:style-name="ce6">
            <text:p>17,786<text:s/></text:p>
          </table:table-cell>
          <table:table-cell office:value-type="float" office:value="13500" table:style-name="ce6">
            <text:p>13,500<text:s/></text:p>
          </table:table-cell>
          <table:table-cell office:value-type="float" office:value="12887" table:style-name="ce6">
            <text:p>12,887<text:s/></text:p>
          </table:table-cell>
          <table:table-cell office:value-type="float" office:value="17391" table:style-name="ce6">
            <text:p>17,391<text:s/></text:p>
          </table:table-cell>
          <table:table-cell office:value-type="float" office:value="11027" table:style-name="ce6">
            <text:p>11,027<text:s/></text:p>
          </table:table-cell>
          <table:table-cell office:value-type="float" office:value="20351" table:style-name="ce6">
            <text:p>20,351<text:s/></text:p>
          </table:table-cell>
          <table:table-cell office:value-type="float" office:value="16578" table:style-name="ce6">
            <text:p>16,578<text:s/></text:p>
          </table:table-cell>
          <table:table-cell office:value-type="float" office:value="6438" table:style-name="ce6">
            <text:p>6,438<text:s/></text:p>
          </table:table-cell>
          <table:table-cell office:value-type="float" office:value="9394" table:style-name="ce6">
            <text:p>9,394<text:s/></text:p>
          </table:table-cell>
          <table:table-cell office:value-type="float" office:value="32391" table:style-name="ce6">
            <text:p>32,391<text:s/></text:p>
          </table:table-cell>
          <table:table-cell office:value-type="float" office:value="18805" table:style-name="ce6">
            <text:p>18,805<text:s/></text:p>
          </table:table-cell>
          <table:table-cell office:value-type="float" office:value="20730" table:style-name="ce6">
            <text:p>20,730<text:s/></text:p>
          </table:table-cell>
          <table:table-cell office:value-type="float" office:value="19388" table:style-name="ce6">
            <text:p>19,388<text:s/></text:p>
          </table:table-cell>
          <table:table-cell office:value-type="float" office:value="11638" table:style-name="ce6">
            <text:p>11,638<text:s/></text:p>
          </table:table-cell>
          <table:table-cell office:value-type="float" office:value="10026" table:style-name="ce6">
            <text:p>10,026<text:s/></text:p>
          </table:table-cell>
          <table:table-cell office:value-type="float" office:value="4922" table:style-name="ce6">
            <text:p>4,922<text:s/></text:p>
          </table:table-cell>
          <table:table-cell office:value-type="float" office:value="4573" table:style-name="ce6">
            <text:p>4,573<text:s/></text:p>
          </table:table-cell>
          <table:table-cell office:value-type="float" office:value="5497" table:style-name="ce6">
            <text:p>5,497<text:s/></text:p>
          </table:table-cell>
          <table:table-cell office:value-type="float" office:value="9022" table:style-name="ce6">
            <text:p>9,022<text:s/></text:p>
          </table:table-cell>
          <table:table-cell office:value-type="float" office:value="8072" table:style-name="ce6">
            <text:p>8,072<text:s/></text:p>
          </table:table-cell>
          <table:table-cell office:value-type="float" office:value="9810" table:style-name="ce6">
            <text:p>9,810<text:s/></text:p>
          </table:table-cell>
          <table:table-cell office:value-type="float" office:value="14535" table:style-name="ce6">
            <text:p>14,535<text:s/></text:p>
          </table:table-cell>
          <table:table-cell office:value-type="float" office:value="23774" table:style-name="ce6">
            <text:p>23,774<text:s/></text:p>
          </table:table-cell>
          <table:table-cell office:value-type="float" office:value="19580" table:style-name="ce6">
            <text:p>19,580<text:s/></text:p>
          </table:table-cell>
          <table:table-cell office:value-type="float" office:value="11765" table:style-name="ce6">
            <text:p>11,765<text:s/></text:p>
          </table:table-cell>
          <table:table-cell office:value-type="float" office:value="11009" table:style-name="ce6">
            <text:p>11,009<text:s/></text:p>
          </table:table-cell>
          <table:table-cell office:value-type="float" office:value="10717" table:style-name="ce6">
            <text:p>10,717<text:s/></text:p>
          </table:table-cell>
          <table:table-cell office:value-type="float" office:value="10679" table:style-name="ce6">
            <text:p>10,679<text:s/></text:p>
          </table:table-cell>
          <table:table-cell office:value-type="float" office:value="10350" table:style-name="ce6">
            <text:p>10,350<text:s/></text:p>
          </table:table-cell>
          <table:table-cell office:value-type="float" office:value="9952" table:style-name="ce6">
            <text:p>9,952<text:s/></text:p>
          </table:table-cell>
          <table:table-cell office:value-type="float" office:value="8420" table:style-name="ce6">
            <text:p>8,420<text:s/></text:p>
          </table:table-cell>
          <table:table-cell office:value-type="float" office:value="1092" table:style-name="ce6">
            <text:p>1,092<text:s/></text:p>
          </table:table-cell>
          <table:table-cell office:value-type="float" office:value="2075" table:style-name="ce6">
            <text:p>2,075<text:s/></text:p>
          </table:table-cell>
          <table:table-cell office:value-type="float" office:value="3271" table:style-name="ce6">
            <text:p>3,271<text:s/></text:p>
          </table:table-cell>
          <table:table-cell office:value-type="float" office:value="4186" table:style-name="ce6">
            <text:p>4,186<text:s/></text:p>
          </table:table-cell>
          <table:table-cell office:value-type="float" office:value="1963" table:style-name="ce6">
            <text:p>1,963<text:s/></text:p>
          </table:table-cell>
          <table:table-cell office:value-type="float" office:value="2971" table:style-name="ce6">
            <text:p>2,971<text:s/></text:p>
          </table:table-cell>
          <table:table-cell office:value-type="float" office:value="2581" table:style-name="ce6">
            <text:p>2,581<text:s/></text:p>
          </table:table-cell>
          <table:table-cell office:value-type="float" office:value="7473" table:style-name="ce6">
            <text:p>7,473<text:s/></text:p>
          </table:table-cell>
          <table:table-cell office:value-type="float" office:value="2074" table:style-name="ce6">
            <text:p>2,074<text:s/></text:p>
          </table:table-cell>
          <table:table-cell office:value-type="float" office:value="3415" table:style-name="ce6">
            <text:p>3,415<text:s/></text:p>
          </table:table-cell>
          <table:table-cell office:value-type="float" office:value="3708" table:style-name="ce6">
            <text:p>3,708<text:s/></text:p>
          </table:table-cell>
          <table:table-cell table:number-columns-repeated="16264"/>
        </table:table-row>
        <table:table-row table:style-name="ro2">
          <table:table-cell office:value-type="date" office:date-value="2021-05-15T00:00:00" table:style-name="ce5">
            <text:p>2021/5/15</text:p>
          </table:table-cell>
          <table:table-cell office:value-type="float" office:value="1512" table:style-name="ce6">
            <text:p>1,512<text:s/></text:p>
          </table:table-cell>
          <table:table-cell office:value-type="float" office:value="3311" table:style-name="ce6">
            <text:p>3,311<text:s/></text:p>
          </table:table-cell>
          <table:table-cell office:value-type="float" office:value="7933" table:style-name="ce6">
            <text:p>7,933<text:s/></text:p>
          </table:table-cell>
          <table:table-cell office:value-type="float" office:value="14080" table:style-name="ce6">
            <text:p>14,080<text:s/></text:p>
          </table:table-cell>
          <table:table-cell office:value-type="float" office:value="7396" table:style-name="ce6">
            <text:p>7,396<text:s/></text:p>
          </table:table-cell>
          <table:table-cell office:value-type="float" office:value="3446" table:style-name="ce6">
            <text:p>3,446<text:s/></text:p>
          </table:table-cell>
          <table:table-cell office:value-type="float" office:value="3090" table:style-name="ce6">
            <text:p>3,090<text:s/></text:p>
          </table:table-cell>
          <table:table-cell office:value-type="float" office:value="1501" table:style-name="ce6">
            <text:p>1,501<text:s/></text:p>
          </table:table-cell>
          <table:table-cell office:value-type="float" office:value="957" table:style-name="ce6">
            <text:p>957<text:s/></text:p>
          </table:table-cell>
          <table:table-cell office:value-type="float" office:value="4163" table:style-name="ce6">
            <text:p>4,163<text:s/></text:p>
          </table:table-cell>
          <table:table-cell office:value-type="float" office:value="653" table:style-name="ce6">
            <text:p>653<text:s/></text:p>
          </table:table-cell>
          <table:table-cell office:value-type="float" office:value="1519" table:style-name="ce6">
            <text:p>1,519<text:s/></text:p>
          </table:table-cell>
          <table:table-cell office:value-type="float" office:value="832" table:style-name="ce6">
            <text:p>832<text:s/></text:p>
          </table:table-cell>
          <table:table-cell office:value-type="float" office:value="2527" table:style-name="ce6">
            <text:p>2,527<text:s/></text:p>
          </table:table-cell>
          <table:table-cell office:value-type="float" office:value="2986" table:style-name="ce6">
            <text:p>2,986<text:s/></text:p>
          </table:table-cell>
          <table:table-cell office:value-type="float" office:value="2180" table:style-name="ce6">
            <text:p>2,180<text:s/></text:p>
          </table:table-cell>
          <table:table-cell office:value-type="float" office:value="2893" table:style-name="ce6">
            <text:p>2,893<text:s/></text:p>
          </table:table-cell>
          <table:table-cell office:value-type="float" office:value="1616" table:style-name="ce6">
            <text:p>1,616<text:s/></text:p>
          </table:table-cell>
          <table:table-cell office:value-type="float" office:value="2904" table:style-name="ce6">
            <text:p>2,904<text:s/></text:p>
          </table:table-cell>
          <table:table-cell office:value-type="float" office:value="1111" table:style-name="ce6">
            <text:p>1,111<text:s/></text:p>
          </table:table-cell>
          <table:table-cell office:value-type="float" office:value="2335" table:style-name="ce6">
            <text:p>2,335<text:s/></text:p>
          </table:table-cell>
          <table:table-cell office:value-type="float" office:value="2529" table:style-name="ce6">
            <text:p>2,529<text:s/></text:p>
          </table:table-cell>
          <table:table-cell office:value-type="float" office:value="880" table:style-name="ce6">
            <text:p>880<text:s/></text:p>
          </table:table-cell>
          <table:table-cell office:value-type="float" office:value="6599" table:style-name="ce6">
            <text:p>6,599<text:s/></text:p>
          </table:table-cell>
          <table:table-cell office:value-type="float" office:value="946" table:style-name="ce6">
            <text:p>946<text:s/></text:p>
          </table:table-cell>
          <table:table-cell office:value-type="float" office:value="4333" table:style-name="ce6">
            <text:p>4,333<text:s/></text:p>
          </table:table-cell>
          <table:table-cell office:value-type="float" office:value="3875" table:style-name="ce6">
            <text:p>3,875<text:s/></text:p>
          </table:table-cell>
          <table:table-cell office:value-type="float" office:value="5181" table:style-name="ce6">
            <text:p>5,181<text:s/></text:p>
          </table:table-cell>
          <table:table-cell office:value-type="float" office:value="6475" table:style-name="ce6">
            <text:p>6,475<text:s/></text:p>
          </table:table-cell>
          <table:table-cell office:value-type="float" office:value="5239" table:style-name="ce6">
            <text:p>5,239<text:s/></text:p>
          </table:table-cell>
          <table:table-cell office:value-type="float" office:value="3362" table:style-name="ce6">
            <text:p>3,362<text:s/></text:p>
          </table:table-cell>
          <table:table-cell office:value-type="float" office:value="6896" table:style-name="ce6">
            <text:p>6,896<text:s/></text:p>
          </table:table-cell>
          <table:table-cell office:value-type="float" office:value="5286" table:style-name="ce6">
            <text:p>5,286<text:s/></text:p>
          </table:table-cell>
          <table:table-cell office:value-type="float" office:value="9782" table:style-name="ce6">
            <text:p>9,782<text:s/></text:p>
          </table:table-cell>
          <table:table-cell office:value-type="float" office:value="5110" table:style-name="ce6">
            <text:p>5,110<text:s/></text:p>
          </table:table-cell>
          <table:table-cell office:value-type="float" office:value="1469" table:style-name="ce6">
            <text:p>1,469<text:s/></text:p>
          </table:table-cell>
          <table:table-cell office:value-type="float" office:value="10923" table:style-name="ce6">
            <text:p>10,923<text:s/></text:p>
          </table:table-cell>
          <table:table-cell office:value-type="float" office:value="7440" table:style-name="ce6">
            <text:p>7,440<text:s/></text:p>
          </table:table-cell>
          <table:table-cell office:value-type="float" office:value="7766" table:style-name="ce6">
            <text:p>7,766<text:s/></text:p>
          </table:table-cell>
          <table:table-cell office:value-type="float" office:value="6845" table:style-name="ce6">
            <text:p>6,845<text:s/></text:p>
          </table:table-cell>
          <table:table-cell office:value-type="float" office:value="4393" table:style-name="ce6">
            <text:p>4,393<text:s/></text:p>
          </table:table-cell>
          <table:table-cell office:value-type="float" office:value="45562" table:style-name="ce6">
            <text:p>45,562<text:s/></text:p>
          </table:table-cell>
          <table:table-cell office:value-type="float" office:value="12730" table:style-name="ce6">
            <text:p>12,730<text:s/></text:p>
          </table:table-cell>
          <table:table-cell office:value-type="float" office:value="6771" table:style-name="ce6">
            <text:p>6,771<text:s/></text:p>
          </table:table-cell>
          <table:table-cell office:value-type="float" office:value="6429" table:style-name="ce6">
            <text:p>6,429<text:s/></text:p>
          </table:table-cell>
          <table:table-cell office:value-type="float" office:value="7255" table:style-name="ce6">
            <text:p>7,255<text:s/></text:p>
          </table:table-cell>
          <table:table-cell office:value-type="float" office:value="7475" table:style-name="ce6">
            <text:p>7,475<text:s/></text:p>
          </table:table-cell>
          <table:table-cell office:value-type="float" office:value="8366" table:style-name="ce6">
            <text:p>8,366<text:s/></text:p>
          </table:table-cell>
          <table:table-cell office:value-type="float" office:value="7718" table:style-name="ce6">
            <text:p>7,718<text:s/></text:p>
          </table:table-cell>
          <table:table-cell office:value-type="float" office:value="3868" table:style-name="ce6">
            <text:p>3,868<text:s/></text:p>
          </table:table-cell>
          <table:table-cell office:value-type="float" office:value="9689" table:style-name="ce6">
            <text:p>9,689<text:s/></text:p>
          </table:table-cell>
          <table:table-cell office:value-type="float" office:value="2465" table:style-name="ce6">
            <text:p>2,465<text:s/></text:p>
          </table:table-cell>
          <table:table-cell office:value-type="float" office:value="2213" table:style-name="ce6">
            <text:p>2,213<text:s/></text:p>
          </table:table-cell>
          <table:table-cell office:value-type="float" office:value="6776" table:style-name="ce6">
            <text:p>6,776<text:s/></text:p>
          </table:table-cell>
          <table:table-cell office:value-type="float" office:value="1465" table:style-name="ce6">
            <text:p>1,465<text:s/></text:p>
          </table:table-cell>
          <table:table-cell office:value-type="float" office:value="1279" table:style-name="ce6">
            <text:p>1,279<text:s/></text:p>
          </table:table-cell>
          <table:table-cell office:value-type="float" office:value="788" table:style-name="ce6">
            <text:p>788<text:s/></text:p>
          </table:table-cell>
          <table:table-cell office:value-type="float" office:value="3651" table:style-name="ce6">
            <text:p>3,651<text:s/></text:p>
          </table:table-cell>
          <table:table-cell office:value-type="float" office:value="3871" table:style-name="ce6">
            <text:p>3,871<text:s/></text:p>
          </table:table-cell>
          <table:table-cell office:value-type="float" office:value="4166" table:style-name="ce6">
            <text:p>4,166<text:s/></text:p>
          </table:table-cell>
          <table:table-cell office:value-type="float" office:value="9989" table:style-name="ce6">
            <text:p>9,989<text:s/></text:p>
          </table:table-cell>
          <table:table-cell office:value-type="float" office:value="2735" table:style-name="ce6">
            <text:p>2,735<text:s/></text:p>
          </table:table-cell>
          <table:table-cell office:value-type="float" office:value="4045" table:style-name="ce6">
            <text:p>4,045<text:s/></text:p>
          </table:table-cell>
          <table:table-cell office:value-type="float" office:value="2506" table:style-name="ce6">
            <text:p>2,506<text:s/></text:p>
          </table:table-cell>
          <table:table-cell office:value-type="float" office:value="6691" table:style-name="ce6">
            <text:p>6,691<text:s/></text:p>
          </table:table-cell>
          <table:table-cell office:value-type="float" office:value="6514" table:style-name="ce6">
            <text:p>6,514<text:s/></text:p>
          </table:table-cell>
          <table:table-cell office:value-type="float" office:value="8437" table:style-name="ce6">
            <text:p>8,437<text:s/></text:p>
          </table:table-cell>
          <table:table-cell office:value-type="float" office:value="11527" table:style-name="ce6">
            <text:p>11,527<text:s/></text:p>
          </table:table-cell>
          <table:table-cell office:value-type="float" office:value="11397" table:style-name="ce6">
            <text:p>11,397<text:s/></text:p>
          </table:table-cell>
          <table:table-cell office:value-type="float" office:value="7970" table:style-name="ce6">
            <text:p>7,970<text:s/></text:p>
          </table:table-cell>
          <table:table-cell office:value-type="float" office:value="4768" table:style-name="ce6">
            <text:p>4,768<text:s/></text:p>
          </table:table-cell>
          <table:table-cell office:value-type="float" office:value="13846" table:style-name="ce6">
            <text:p>13,846<text:s/></text:p>
          </table:table-cell>
          <table:table-cell office:value-type="float" office:value="4239" table:style-name="ce6">
            <text:p>4,239<text:s/></text:p>
          </table:table-cell>
          <table:table-cell office:value-type="float" office:value="7687" table:style-name="ce6">
            <text:p>7,687<text:s/></text:p>
          </table:table-cell>
          <table:table-cell office:value-type="float" office:value="9107" table:style-name="ce6">
            <text:p>9,107<text:s/></text:p>
          </table:table-cell>
          <table:table-cell office:value-type="float" office:value="5257" table:style-name="ce6">
            <text:p>5,257<text:s/></text:p>
          </table:table-cell>
          <table:table-cell office:value-type="float" office:value="16142" table:style-name="ce6">
            <text:p>16,142<text:s/></text:p>
          </table:table-cell>
          <table:table-cell office:value-type="float" office:value="6489" table:style-name="ce6">
            <text:p>6,489<text:s/></text:p>
          </table:table-cell>
          <table:table-cell office:value-type="float" office:value="5378" table:style-name="ce6">
            <text:p>5,378<text:s/></text:p>
          </table:table-cell>
          <table:table-cell office:value-type="float" office:value="3526" table:style-name="ce6">
            <text:p>3,526<text:s/></text:p>
          </table:table-cell>
          <table:table-cell office:value-type="float" office:value="5709" table:style-name="ce6">
            <text:p>5,709<text:s/></text:p>
          </table:table-cell>
          <table:table-cell office:value-type="float" office:value="3198" table:style-name="ce6">
            <text:p>3,198<text:s/></text:p>
          </table:table-cell>
          <table:table-cell office:value-type="float" office:value="5741" table:style-name="ce6">
            <text:p>5,741<text:s/></text:p>
          </table:table-cell>
          <table:table-cell office:value-type="float" office:value="4815" table:style-name="ce6">
            <text:p>4,815<text:s/></text:p>
          </table:table-cell>
          <table:table-cell office:value-type="float" office:value="2605" table:style-name="ce6">
            <text:p>2,605<text:s/></text:p>
          </table:table-cell>
          <table:table-cell office:value-type="float" office:value="2821" table:style-name="ce6">
            <text:p>2,821<text:s/></text:p>
          </table:table-cell>
          <table:table-cell office:value-type="float" office:value="6394" table:style-name="ce6">
            <text:p>6,394<text:s/></text:p>
          </table:table-cell>
          <table:table-cell office:value-type="float" office:value="4189" table:style-name="ce6">
            <text:p>4,189<text:s/></text:p>
          </table:table-cell>
          <table:table-cell office:value-type="float" office:value="5605" table:style-name="ce6">
            <text:p>5,605<text:s/></text:p>
          </table:table-cell>
          <table:table-cell office:value-type="float" office:value="5649" table:style-name="ce6">
            <text:p>5,649<text:s/></text:p>
          </table:table-cell>
          <table:table-cell office:value-type="float" office:value="2911" table:style-name="ce6">
            <text:p>2,911<text:s/></text:p>
          </table:table-cell>
          <table:table-cell office:value-type="float" office:value="3175" table:style-name="ce6">
            <text:p>3,175<text:s/></text:p>
          </table:table-cell>
          <table:table-cell office:value-type="float" office:value="1620" table:style-name="ce6">
            <text:p>1,620<text:s/></text:p>
          </table:table-cell>
          <table:table-cell office:value-type="float" office:value="1094" table:style-name="ce6">
            <text:p>1,094<text:s/></text:p>
          </table:table-cell>
          <table:table-cell office:value-type="float" office:value="2033" table:style-name="ce6">
            <text:p>2,033<text:s/></text:p>
          </table:table-cell>
          <table:table-cell office:value-type="float" office:value="3080" table:style-name="ce6">
            <text:p>3,080<text:s/></text:p>
          </table:table-cell>
          <table:table-cell office:value-type="float" office:value="3475" table:style-name="ce6">
            <text:p>3,475<text:s/></text:p>
          </table:table-cell>
          <table:table-cell office:value-type="float" office:value="3480" table:style-name="ce6">
            <text:p>3,480<text:s/></text:p>
          </table:table-cell>
          <table:table-cell office:value-type="float" office:value="4727" table:style-name="ce6">
            <text:p>4,727<text:s/></text:p>
          </table:table-cell>
          <table:table-cell office:value-type="float" office:value="6402" table:style-name="ce6">
            <text:p>6,402<text:s/></text:p>
          </table:table-cell>
          <table:table-cell office:value-type="float" office:value="7344" table:style-name="ce6">
            <text:p>7,344<text:s/></text:p>
          </table:table-cell>
          <table:table-cell office:value-type="float" office:value="3722" table:style-name="ce6">
            <text:p>3,722<text:s/></text:p>
          </table:table-cell>
          <table:table-cell office:value-type="float" office:value="3645" table:style-name="ce6">
            <text:p>3,645<text:s/></text:p>
          </table:table-cell>
          <table:table-cell office:value-type="float" office:value="3649" table:style-name="ce6">
            <text:p>3,649<text:s/></text:p>
          </table:table-cell>
          <table:table-cell office:value-type="float" office:value="3735" table:style-name="ce6">
            <text:p>3,735<text:s/></text:p>
          </table:table-cell>
          <table:table-cell office:value-type="float" office:value="4152" table:style-name="ce6">
            <text:p>4,152<text:s/></text:p>
          </table:table-cell>
          <table:table-cell office:value-type="float" office:value="3201" table:style-name="ce6">
            <text:p>3,201<text:s/></text:p>
          </table:table-cell>
          <table:table-cell office:value-type="float" office:value="3003" table:style-name="ce6">
            <text:p>3,003<text:s/></text:p>
          </table:table-cell>
          <table:table-cell office:value-type="float" office:value="359" table:style-name="ce6">
            <text:p>359<text:s/></text:p>
          </table:table-cell>
          <table:table-cell office:value-type="float" office:value="787" table:style-name="ce6">
            <text:p>787<text:s/></text:p>
          </table:table-cell>
          <table:table-cell office:value-type="float" office:value="1195" table:style-name="ce6">
            <text:p>1,195<text:s/></text:p>
          </table:table-cell>
          <table:table-cell office:value-type="float" office:value="1692" table:style-name="ce6">
            <text:p>1,692<text:s/></text:p>
          </table:table-cell>
          <table:table-cell office:value-type="float" office:value="474" table:style-name="ce6">
            <text:p>474<text:s/></text:p>
          </table:table-cell>
          <table:table-cell office:value-type="float" office:value="633" table:style-name="ce6">
            <text:p>633<text:s/></text:p>
          </table:table-cell>
          <table:table-cell office:value-type="float" office:value="861" table:style-name="ce6">
            <text:p>861<text:s/></text:p>
          </table:table-cell>
          <table:table-cell office:value-type="float" office:value="2995" table:style-name="ce6">
            <text:p>2,995<text:s/></text:p>
          </table:table-cell>
          <table:table-cell office:value-type="float" office:value="792" table:style-name="ce6">
            <text:p>792<text:s/></text:p>
          </table:table-cell>
          <table:table-cell office:value-type="float" office:value="1197" table:style-name="ce6">
            <text:p>1,197<text:s/></text:p>
          </table:table-cell>
          <table:table-cell office:value-type="float" office:value="1116" table:style-name="ce6">
            <text:p>1,116<text:s/></text:p>
          </table:table-cell>
          <table:table-cell table:number-columns-repeated="16264"/>
        </table:table-row>
        <table:table-row table:style-name="ro2">
          <table:table-cell office:value-type="date" office:date-value="2021-05-16T00:00:00" table:style-name="ce5">
            <text:p>2021/5/16</text:p>
          </table:table-cell>
          <table:table-cell office:value-type="float" office:value="934" table:style-name="ce6">
            <text:p>934<text:s/></text:p>
          </table:table-cell>
          <table:table-cell office:value-type="float" office:value="1712" table:style-name="ce6">
            <text:p>1,712<text:s/></text:p>
          </table:table-cell>
          <table:table-cell office:value-type="float" office:value="3933" table:style-name="ce6">
            <text:p>3,933<text:s/></text:p>
          </table:table-cell>
          <table:table-cell office:value-type="float" office:value="7492" table:style-name="ce6">
            <text:p>7,492<text:s/></text:p>
          </table:table-cell>
          <table:table-cell office:value-type="float" office:value="3608" table:style-name="ce6">
            <text:p>3,608<text:s/></text:p>
          </table:table-cell>
          <table:table-cell office:value-type="float" office:value="1716" table:style-name="ce6">
            <text:p>1,716<text:s/></text:p>
          </table:table-cell>
          <table:table-cell office:value-type="float" office:value="1730" table:style-name="ce6">
            <text:p>1,730<text:s/></text:p>
          </table:table-cell>
          <table:table-cell office:value-type="float" office:value="852" table:style-name="ce6">
            <text:p>852<text:s/></text:p>
          </table:table-cell>
          <table:table-cell office:value-type="float" office:value="608" table:style-name="ce6">
            <text:p>608<text:s/></text:p>
          </table:table-cell>
          <table:table-cell office:value-type="float" office:value="2760" table:style-name="ce6">
            <text:p>2,760<text:s/></text:p>
          </table:table-cell>
          <table:table-cell office:value-type="float" office:value="365" table:style-name="ce6">
            <text:p>365<text:s/></text:p>
          </table:table-cell>
          <table:table-cell office:value-type="float" office:value="807" table:style-name="ce6">
            <text:p>807<text:s/></text:p>
          </table:table-cell>
          <table:table-cell office:value-type="float" office:value="442" table:style-name="ce6">
            <text:p>442<text:s/></text:p>
          </table:table-cell>
          <table:table-cell office:value-type="float" office:value="1453" table:style-name="ce6">
            <text:p>1,453<text:s/></text:p>
          </table:table-cell>
          <table:table-cell office:value-type="float" office:value="1676" table:style-name="ce6">
            <text:p>1,676<text:s/></text:p>
          </table:table-cell>
          <table:table-cell office:value-type="float" office:value="1313" table:style-name="ce6">
            <text:p>1,313<text:s/></text:p>
          </table:table-cell>
          <table:table-cell office:value-type="float" office:value="1658" table:style-name="ce6">
            <text:p>1,658<text:s/></text:p>
          </table:table-cell>
          <table:table-cell office:value-type="float" office:value="1009" table:style-name="ce6">
            <text:p>1,009<text:s/></text:p>
          </table:table-cell>
          <table:table-cell office:value-type="float" office:value="1683" table:style-name="ce6">
            <text:p>1,683<text:s/></text:p>
          </table:table-cell>
          <table:table-cell office:value-type="float" office:value="631" table:style-name="ce6">
            <text:p>631<text:s/></text:p>
          </table:table-cell>
          <table:table-cell office:value-type="float" office:value="1211" table:style-name="ce6">
            <text:p>1,211<text:s/></text:p>
          </table:table-cell>
          <table:table-cell office:value-type="float" office:value="1428" table:style-name="ce6">
            <text:p>1,428<text:s/></text:p>
          </table:table-cell>
          <table:table-cell office:value-type="float" office:value="492" table:style-name="ce6">
            <text:p>492<text:s/></text:p>
          </table:table-cell>
          <table:table-cell office:value-type="float" office:value="3678" table:style-name="ce6">
            <text:p>3,678<text:s/></text:p>
          </table:table-cell>
          <table:table-cell office:value-type="float" office:value="517" table:style-name="ce6">
            <text:p>517<text:s/></text:p>
          </table:table-cell>
          <table:table-cell office:value-type="float" office:value="2542" table:style-name="ce6">
            <text:p>2,542<text:s/></text:p>
          </table:table-cell>
          <table:table-cell office:value-type="float" office:value="2323" table:style-name="ce6">
            <text:p>2,323<text:s/></text:p>
          </table:table-cell>
          <table:table-cell office:value-type="float" office:value="3033" table:style-name="ce6">
            <text:p>3,033<text:s/></text:p>
          </table:table-cell>
          <table:table-cell office:value-type="float" office:value="3630" table:style-name="ce6">
            <text:p>3,630<text:s/></text:p>
          </table:table-cell>
          <table:table-cell office:value-type="float" office:value="3227" table:style-name="ce6">
            <text:p>3,227<text:s/></text:p>
          </table:table-cell>
          <table:table-cell office:value-type="float" office:value="2018" table:style-name="ce6">
            <text:p>2,018<text:s/></text:p>
          </table:table-cell>
          <table:table-cell office:value-type="float" office:value="3689" table:style-name="ce6">
            <text:p>3,689<text:s/></text:p>
          </table:table-cell>
          <table:table-cell office:value-type="float" office:value="2728" table:style-name="ce6">
            <text:p>2,728<text:s/></text:p>
          </table:table-cell>
          <table:table-cell office:value-type="float" office:value="4547" table:style-name="ce6">
            <text:p>4,547<text:s/></text:p>
          </table:table-cell>
          <table:table-cell office:value-type="float" office:value="3113" table:style-name="ce6">
            <text:p>3,113<text:s/></text:p>
          </table:table-cell>
          <table:table-cell office:value-type="float" office:value="845" table:style-name="ce6">
            <text:p>845<text:s/></text:p>
          </table:table-cell>
          <table:table-cell office:value-type="float" office:value="6239" table:style-name="ce6">
            <text:p>6,239<text:s/></text:p>
          </table:table-cell>
          <table:table-cell office:value-type="float" office:value="4190" table:style-name="ce6">
            <text:p>4,190<text:s/></text:p>
          </table:table-cell>
          <table:table-cell office:value-type="float" office:value="4483" table:style-name="ce6">
            <text:p>4,483<text:s/></text:p>
          </table:table-cell>
          <table:table-cell office:value-type="float" office:value="4010" table:style-name="ce6">
            <text:p>4,010<text:s/></text:p>
          </table:table-cell>
          <table:table-cell office:value-type="float" office:value="2253" table:style-name="ce6">
            <text:p>2,253<text:s/></text:p>
          </table:table-cell>
          <table:table-cell office:value-type="float" office:value="23303" table:style-name="ce6">
            <text:p>23,303<text:s/></text:p>
          </table:table-cell>
          <table:table-cell office:value-type="float" office:value="6559" table:style-name="ce6">
            <text:p>6,559<text:s/></text:p>
          </table:table-cell>
          <table:table-cell office:value-type="float" office:value="3073" table:style-name="ce6">
            <text:p>3,073<text:s/></text:p>
          </table:table-cell>
          <table:table-cell office:value-type="float" office:value="3521" table:style-name="ce6">
            <text:p>3,521<text:s/></text:p>
          </table:table-cell>
          <table:table-cell office:value-type="float" office:value="3961" table:style-name="ce6">
            <text:p>3,961<text:s/></text:p>
          </table:table-cell>
          <table:table-cell office:value-type="float" office:value="4057" table:style-name="ce6">
            <text:p>4,057<text:s/></text:p>
          </table:table-cell>
          <table:table-cell office:value-type="float" office:value="4557" table:style-name="ce6">
            <text:p>4,557<text:s/></text:p>
          </table:table-cell>
          <table:table-cell office:value-type="float" office:value="4413" table:style-name="ce6">
            <text:p>4,413<text:s/></text:p>
          </table:table-cell>
          <table:table-cell office:value-type="float" office:value="1964" table:style-name="ce6">
            <text:p>1,964<text:s/></text:p>
          </table:table-cell>
          <table:table-cell office:value-type="float" office:value="4968" table:style-name="ce6">
            <text:p>4,968<text:s/></text:p>
          </table:table-cell>
          <table:table-cell office:value-type="float" office:value="1345" table:style-name="ce6">
            <text:p>1,345<text:s/></text:p>
          </table:table-cell>
          <table:table-cell office:value-type="float" office:value="1164" table:style-name="ce6">
            <text:p>1,164<text:s/></text:p>
          </table:table-cell>
          <table:table-cell office:value-type="float" office:value="4154" table:style-name="ce6">
            <text:p>4,154<text:s/></text:p>
          </table:table-cell>
          <table:table-cell office:value-type="float" office:value="785" table:style-name="ce6">
            <text:p>785<text:s/></text:p>
          </table:table-cell>
          <table:table-cell office:value-type="float" office:value="842" table:style-name="ce6">
            <text:p>842<text:s/></text:p>
          </table:table-cell>
          <table:table-cell office:value-type="float" office:value="422" table:style-name="ce6">
            <text:p>422<text:s/></text:p>
          </table:table-cell>
          <table:table-cell office:value-type="float" office:value="2008" table:style-name="ce6">
            <text:p>2,008<text:s/></text:p>
          </table:table-cell>
          <table:table-cell office:value-type="float" office:value="2236" table:style-name="ce6">
            <text:p>2,236<text:s/></text:p>
          </table:table-cell>
          <table:table-cell office:value-type="float" office:value="2558" table:style-name="ce6">
            <text:p>2,558<text:s/></text:p>
          </table:table-cell>
          <table:table-cell office:value-type="float" office:value="6306" table:style-name="ce6">
            <text:p>6,306<text:s/></text:p>
          </table:table-cell>
          <table:table-cell office:value-type="float" office:value="1643" table:style-name="ce6">
            <text:p>1,643<text:s/></text:p>
          </table:table-cell>
          <table:table-cell office:value-type="float" office:value="2271" table:style-name="ce6">
            <text:p>2,271<text:s/></text:p>
          </table:table-cell>
          <table:table-cell office:value-type="float" office:value="1406" table:style-name="ce6">
            <text:p>1,406<text:s/></text:p>
          </table:table-cell>
          <table:table-cell office:value-type="float" office:value="3872" table:style-name="ce6">
            <text:p>3,872<text:s/></text:p>
          </table:table-cell>
          <table:table-cell office:value-type="float" office:value="3272" table:style-name="ce6">
            <text:p>3,272<text:s/></text:p>
          </table:table-cell>
          <table:table-cell office:value-type="float" office:value="4288" table:style-name="ce6">
            <text:p>4,288<text:s/></text:p>
          </table:table-cell>
          <table:table-cell office:value-type="float" office:value="6263" table:style-name="ce6">
            <text:p>6,263<text:s/></text:p>
          </table:table-cell>
          <table:table-cell office:value-type="float" office:value="6215" table:style-name="ce6">
            <text:p>6,215<text:s/></text:p>
          </table:table-cell>
          <table:table-cell office:value-type="float" office:value="4298" table:style-name="ce6">
            <text:p>4,298<text:s/></text:p>
          </table:table-cell>
          <table:table-cell office:value-type="float" office:value="2657" table:style-name="ce6">
            <text:p>2,657<text:s/></text:p>
          </table:table-cell>
          <table:table-cell office:value-type="float" office:value="7128" table:style-name="ce6">
            <text:p>7,128<text:s/></text:p>
          </table:table-cell>
          <table:table-cell office:value-type="float" office:value="2089" table:style-name="ce6">
            <text:p>2,089<text:s/></text:p>
          </table:table-cell>
          <table:table-cell office:value-type="float" office:value="3961" table:style-name="ce6">
            <text:p>3,961<text:s/></text:p>
          </table:table-cell>
          <table:table-cell office:value-type="float" office:value="4017" table:style-name="ce6">
            <text:p>4,017<text:s/></text:p>
          </table:table-cell>
          <table:table-cell office:value-type="float" office:value="2396" table:style-name="ce6">
            <text:p>2,396<text:s/></text:p>
          </table:table-cell>
          <table:table-cell office:value-type="float" office:value="9607" table:style-name="ce6">
            <text:p>9,607<text:s/></text:p>
          </table:table-cell>
          <table:table-cell office:value-type="float" office:value="3712" table:style-name="ce6">
            <text:p>3,712<text:s/></text:p>
          </table:table-cell>
          <table:table-cell office:value-type="float" office:value="2892" table:style-name="ce6">
            <text:p>2,892<text:s/></text:p>
          </table:table-cell>
          <table:table-cell office:value-type="float" office:value="2131" table:style-name="ce6">
            <text:p>2,131<text:s/></text:p>
          </table:table-cell>
          <table:table-cell office:value-type="float" office:value="3302" table:style-name="ce6">
            <text:p>3,302<text:s/></text:p>
          </table:table-cell>
          <table:table-cell office:value-type="float" office:value="1819" table:style-name="ce6">
            <text:p>1,819<text:s/></text:p>
          </table:table-cell>
          <table:table-cell office:value-type="float" office:value="3168" table:style-name="ce6">
            <text:p>3,168<text:s/></text:p>
          </table:table-cell>
          <table:table-cell office:value-type="float" office:value="2482" table:style-name="ce6">
            <text:p>2,482<text:s/></text:p>
          </table:table-cell>
          <table:table-cell office:value-type="float" office:value="1280" table:style-name="ce6">
            <text:p>1,280<text:s/></text:p>
          </table:table-cell>
          <table:table-cell office:value-type="float" office:value="1383" table:style-name="ce6">
            <text:p>1,383<text:s/></text:p>
          </table:table-cell>
          <table:table-cell office:value-type="float" office:value="3257" table:style-name="ce6">
            <text:p>3,257<text:s/></text:p>
          </table:table-cell>
          <table:table-cell office:value-type="float" office:value="2031" table:style-name="ce6">
            <text:p>2,031<text:s/></text:p>
          </table:table-cell>
          <table:table-cell office:value-type="float" office:value="2853" table:style-name="ce6">
            <text:p>2,853<text:s/></text:p>
          </table:table-cell>
          <table:table-cell office:value-type="float" office:value="3035" table:style-name="ce6">
            <text:p>3,035<text:s/></text:p>
          </table:table-cell>
          <table:table-cell office:value-type="float" office:value="1471" table:style-name="ce6">
            <text:p>1,471<text:s/></text:p>
          </table:table-cell>
          <table:table-cell office:value-type="float" office:value="1698" table:style-name="ce6">
            <text:p>1,698<text:s/></text:p>
          </table:table-cell>
          <table:table-cell office:value-type="float" office:value="914" table:style-name="ce6">
            <text:p>914<text:s/></text:p>
          </table:table-cell>
          <table:table-cell office:value-type="float" office:value="598" table:style-name="ce6">
            <text:p>598<text:s/></text:p>
          </table:table-cell>
          <table:table-cell office:value-type="float" office:value="1126" table:style-name="ce6">
            <text:p>1,126<text:s/></text:p>
          </table:table-cell>
          <table:table-cell office:value-type="float" office:value="1829" table:style-name="ce6">
            <text:p>1,829<text:s/></text:p>
          </table:table-cell>
          <table:table-cell office:value-type="float" office:value="1921" table:style-name="ce6">
            <text:p>1,921<text:s/></text:p>
          </table:table-cell>
          <table:table-cell office:value-type="float" office:value="1816" table:style-name="ce6">
            <text:p>1,816<text:s/></text:p>
          </table:table-cell>
          <table:table-cell office:value-type="float" office:value="2699" table:style-name="ce6">
            <text:p>2,699<text:s/></text:p>
          </table:table-cell>
          <table:table-cell office:value-type="float" office:value="3349" table:style-name="ce6">
            <text:p>3,349<text:s/></text:p>
          </table:table-cell>
          <table:table-cell office:value-type="float" office:value="4098" table:style-name="ce6">
            <text:p>4,098<text:s/></text:p>
          </table:table-cell>
          <table:table-cell office:value-type="float" office:value="2103" table:style-name="ce6">
            <text:p>2,103<text:s/></text:p>
          </table:table-cell>
          <table:table-cell office:value-type="float" office:value="2042" table:style-name="ce6">
            <text:p>2,042<text:s/></text:p>
          </table:table-cell>
          <table:table-cell office:value-type="float" office:value="2017" table:style-name="ce6">
            <text:p>2,017<text:s/></text:p>
          </table:table-cell>
          <table:table-cell office:value-type="float" office:value="2101" table:style-name="ce6">
            <text:p>2,101<text:s/></text:p>
          </table:table-cell>
          <table:table-cell office:value-type="float" office:value="2501" table:style-name="ce6">
            <text:p>2,501<text:s/></text:p>
          </table:table-cell>
          <table:table-cell office:value-type="float" office:value="1804" table:style-name="ce6">
            <text:p>1,804<text:s/></text:p>
          </table:table-cell>
          <table:table-cell office:value-type="float" office:value="1665" table:style-name="ce6">
            <text:p>1,665<text:s/></text:p>
          </table:table-cell>
          <table:table-cell office:value-type="float" office:value="225" table:style-name="ce6">
            <text:p>225<text:s/></text:p>
          </table:table-cell>
          <table:table-cell office:value-type="float" office:value="434" table:style-name="ce6">
            <text:p>434<text:s/></text:p>
          </table:table-cell>
          <table:table-cell office:value-type="float" office:value="773" table:style-name="ce6">
            <text:p>773<text:s/></text:p>
          </table:table-cell>
          <table:table-cell office:value-type="float" office:value="1033" table:style-name="ce6">
            <text:p>1,033<text:s/></text:p>
          </table:table-cell>
          <table:table-cell office:value-type="float" office:value="271" table:style-name="ce6">
            <text:p>271<text:s/></text:p>
          </table:table-cell>
          <table:table-cell office:value-type="float" office:value="333" table:style-name="ce6">
            <text:p>333<text:s/></text:p>
          </table:table-cell>
          <table:table-cell office:value-type="float" office:value="396" table:style-name="ce6">
            <text:p>396<text:s/></text:p>
          </table:table-cell>
          <table:table-cell office:value-type="float" office:value="1576" table:style-name="ce6">
            <text:p>1,576<text:s/></text:p>
          </table:table-cell>
          <table:table-cell office:value-type="float" office:value="418" table:style-name="ce6">
            <text:p>418<text:s/></text:p>
          </table:table-cell>
          <table:table-cell office:value-type="float" office:value="700" table:style-name="ce6">
            <text:p>700<text:s/></text:p>
          </table:table-cell>
          <table:table-cell office:value-type="float" office:value="706" table:style-name="ce6">
            <text:p>706<text:s/></text:p>
          </table:table-cell>
          <table:table-cell table:number-columns-repeated="16264"/>
        </table:table-row>
        <table:table-row table:style-name="ro2">
          <table:table-cell office:value-type="date" office:date-value="2021-05-17T00:00:00" table:style-name="ce5">
            <text:p>2021/5/17</text:p>
          </table:table-cell>
          <table:table-cell office:value-type="float" office:value="1758" table:style-name="ce6">
            <text:p>1,758<text:s/></text:p>
          </table:table-cell>
          <table:table-cell office:value-type="float" office:value="5930" table:style-name="ce6">
            <text:p>5,930<text:s/></text:p>
          </table:table-cell>
          <table:table-cell office:value-type="float" office:value="18489" table:style-name="ce6">
            <text:p>18,489<text:s/></text:p>
          </table:table-cell>
          <table:table-cell office:value-type="float" office:value="13279" table:style-name="ce6">
            <text:p>13,279<text:s/></text:p>
          </table:table-cell>
          <table:table-cell office:value-type="float" office:value="11186" table:style-name="ce6">
            <text:p>11,186<text:s/></text:p>
          </table:table-cell>
          <table:table-cell office:value-type="float" office:value="5105" table:style-name="ce6">
            <text:p>5,105<text:s/></text:p>
          </table:table-cell>
          <table:table-cell office:value-type="float" office:value="4895" table:style-name="ce6">
            <text:p>4,895<text:s/></text:p>
          </table:table-cell>
          <table:table-cell office:value-type="float" office:value="1696" table:style-name="ce6">
            <text:p>1,696<text:s/></text:p>
          </table:table-cell>
          <table:table-cell office:value-type="float" office:value="1453" table:style-name="ce6">
            <text:p>1,453<text:s/></text:p>
          </table:table-cell>
          <table:table-cell office:value-type="float" office:value="6228" table:style-name="ce6">
            <text:p>6,228<text:s/></text:p>
          </table:table-cell>
          <table:table-cell office:value-type="float" office:value="1001" table:style-name="ce6">
            <text:p>1,001<text:s/></text:p>
          </table:table-cell>
          <table:table-cell office:value-type="float" office:value="2264" table:style-name="ce6">
            <text:p>2,264<text:s/></text:p>
          </table:table-cell>
          <table:table-cell office:value-type="float" office:value="1164" table:style-name="ce6">
            <text:p>1,164<text:s/></text:p>
          </table:table-cell>
          <table:table-cell office:value-type="float" office:value="3387" table:style-name="ce6">
            <text:p>3,387<text:s/></text:p>
          </table:table-cell>
          <table:table-cell office:value-type="float" office:value="3821" table:style-name="ce6">
            <text:p>3,821<text:s/></text:p>
          </table:table-cell>
          <table:table-cell office:value-type="float" office:value="7727" table:style-name="ce6">
            <text:p>7,727<text:s/></text:p>
          </table:table-cell>
          <table:table-cell office:value-type="float" office:value="7744" table:style-name="ce6">
            <text:p>7,744<text:s/></text:p>
          </table:table-cell>
          <table:table-cell office:value-type="float" office:value="2600" table:style-name="ce6">
            <text:p>2,600<text:s/></text:p>
          </table:table-cell>
          <table:table-cell office:value-type="float" office:value="3919" table:style-name="ce6">
            <text:p>3,919<text:s/></text:p>
          </table:table-cell>
          <table:table-cell office:value-type="float" office:value="1246" table:style-name="ce6">
            <text:p>1,246<text:s/></text:p>
          </table:table-cell>
          <table:table-cell office:value-type="float" office:value="3633" table:style-name="ce6">
            <text:p>3,633<text:s/></text:p>
          </table:table-cell>
          <table:table-cell office:value-type="float" office:value="4047" table:style-name="ce6">
            <text:p>4,047<text:s/></text:p>
          </table:table-cell>
          <table:table-cell office:value-type="float" office:value="2702" table:style-name="ce6">
            <text:p>2,702<text:s/></text:p>
          </table:table-cell>
          <table:table-cell office:value-type="float" office:value="12996" table:style-name="ce6">
            <text:p>12,996<text:s/></text:p>
          </table:table-cell>
          <table:table-cell office:value-type="float" office:value="1162" table:style-name="ce6">
            <text:p>1,162<text:s/></text:p>
          </table:table-cell>
          <table:table-cell office:value-type="float" office:value="4918" table:style-name="ce6">
            <text:p>4,918<text:s/></text:p>
          </table:table-cell>
          <table:table-cell office:value-type="float" office:value="5817" table:style-name="ce6">
            <text:p>5,817<text:s/></text:p>
          </table:table-cell>
          <table:table-cell office:value-type="float" office:value="6903" table:style-name="ce6">
            <text:p>6,903<text:s/></text:p>
          </table:table-cell>
          <table:table-cell office:value-type="float" office:value="10297" table:style-name="ce6">
            <text:p>10,297<text:s/></text:p>
          </table:table-cell>
          <table:table-cell office:value-type="float" office:value="6423" table:style-name="ce6">
            <text:p>6,423<text:s/></text:p>
          </table:table-cell>
          <table:table-cell office:value-type="float" office:value="4267" table:style-name="ce6">
            <text:p>4,267<text:s/></text:p>
          </table:table-cell>
          <table:table-cell office:value-type="float" office:value="7156" table:style-name="ce6">
            <text:p>7,156<text:s/></text:p>
          </table:table-cell>
          <table:table-cell office:value-type="float" office:value="6592" table:style-name="ce6">
            <text:p>6,592<text:s/></text:p>
          </table:table-cell>
          <table:table-cell office:value-type="float" office:value="12217" table:style-name="ce6">
            <text:p>12,217<text:s/></text:p>
          </table:table-cell>
          <table:table-cell office:value-type="float" office:value="9833" table:style-name="ce6">
            <text:p>9,833<text:s/></text:p>
          </table:table-cell>
          <table:table-cell office:value-type="float" office:value="4081" table:style-name="ce6">
            <text:p>4,081<text:s/></text:p>
          </table:table-cell>
          <table:table-cell office:value-type="float" office:value="15377" table:style-name="ce6">
            <text:p>15,377<text:s/></text:p>
          </table:table-cell>
          <table:table-cell office:value-type="float" office:value="11659" table:style-name="ce6">
            <text:p>11,659<text:s/></text:p>
          </table:table-cell>
          <table:table-cell office:value-type="float" office:value="12537" table:style-name="ce6">
            <text:p>12,537<text:s/></text:p>
          </table:table-cell>
          <table:table-cell office:value-type="float" office:value="9485" table:style-name="ce6">
            <text:p>9,485<text:s/></text:p>
          </table:table-cell>
          <table:table-cell office:value-type="float" office:value="11584" table:style-name="ce6">
            <text:p>11,584<text:s/></text:p>
          </table:table-cell>
          <table:table-cell office:value-type="float" office:value="38026" table:style-name="ce6">
            <text:p>38,026<text:s/></text:p>
          </table:table-cell>
          <table:table-cell office:value-type="float" office:value="11891" table:style-name="ce6">
            <text:p>11,891<text:s/></text:p>
          </table:table-cell>
          <table:table-cell office:value-type="float" office:value="8590" table:style-name="ce6">
            <text:p>8,590<text:s/></text:p>
          </table:table-cell>
          <table:table-cell office:value-type="float" office:value="9761" table:style-name="ce6">
            <text:p>9,761<text:s/></text:p>
          </table:table-cell>
          <table:table-cell office:value-type="float" office:value="10280" table:style-name="ce6">
            <text:p>10,280<text:s/></text:p>
          </table:table-cell>
          <table:table-cell office:value-type="float" office:value="8090" table:style-name="ce6">
            <text:p>8,090<text:s/></text:p>
          </table:table-cell>
          <table:table-cell office:value-type="float" office:value="9859" table:style-name="ce6">
            <text:p>9,859<text:s/></text:p>
          </table:table-cell>
          <table:table-cell office:value-type="float" office:value="9933" table:style-name="ce6">
            <text:p>9,933<text:s/></text:p>
          </table:table-cell>
          <table:table-cell office:value-type="float" office:value="5814" table:style-name="ce6">
            <text:p>5,814<text:s/></text:p>
          </table:table-cell>
          <table:table-cell office:value-type="float" office:value="13422" table:style-name="ce6">
            <text:p>13,422<text:s/></text:p>
          </table:table-cell>
          <table:table-cell office:value-type="float" office:value="3181" table:style-name="ce6">
            <text:p>3,181<text:s/></text:p>
          </table:table-cell>
          <table:table-cell office:value-type="float" office:value="3840" table:style-name="ce6">
            <text:p>3,840<text:s/></text:p>
          </table:table-cell>
          <table:table-cell office:value-type="float" office:value="8606" table:style-name="ce6">
            <text:p>8,606<text:s/></text:p>
          </table:table-cell>
          <table:table-cell office:value-type="float" office:value="1562" table:style-name="ce6">
            <text:p>1,562<text:s/></text:p>
          </table:table-cell>
          <table:table-cell office:value-type="float" office:value="1933" table:style-name="ce6">
            <text:p>1,933<text:s/></text:p>
          </table:table-cell>
          <table:table-cell office:value-type="float" office:value="1882" table:style-name="ce6">
            <text:p>1,882<text:s/></text:p>
          </table:table-cell>
          <table:table-cell office:value-type="float" office:value="4913" table:style-name="ce6">
            <text:p>4,913<text:s/></text:p>
          </table:table-cell>
          <table:table-cell office:value-type="float" office:value="4662" table:style-name="ce6">
            <text:p>4,662<text:s/></text:p>
          </table:table-cell>
          <table:table-cell office:value-type="float" office:value="5764" table:style-name="ce6">
            <text:p>5,764<text:s/></text:p>
          </table:table-cell>
          <table:table-cell office:value-type="float" office:value="11788" table:style-name="ce6">
            <text:p>11,788<text:s/></text:p>
          </table:table-cell>
          <table:table-cell office:value-type="float" office:value="4107" table:style-name="ce6">
            <text:p>4,107<text:s/></text:p>
          </table:table-cell>
          <table:table-cell office:value-type="float" office:value="5714" table:style-name="ce6">
            <text:p>5,714<text:s/></text:p>
          </table:table-cell>
          <table:table-cell office:value-type="float" office:value="3733" table:style-name="ce6">
            <text:p>3,733<text:s/></text:p>
          </table:table-cell>
          <table:table-cell office:value-type="float" office:value="10590" table:style-name="ce6">
            <text:p>10,590<text:s/></text:p>
          </table:table-cell>
          <table:table-cell office:value-type="float" office:value="9737" table:style-name="ce6">
            <text:p>9,737<text:s/></text:p>
          </table:table-cell>
          <table:table-cell office:value-type="float" office:value="10266" table:style-name="ce6">
            <text:p>10,266<text:s/></text:p>
          </table:table-cell>
          <table:table-cell office:value-type="float" office:value="14404" table:style-name="ce6">
            <text:p>14,404<text:s/></text:p>
          </table:table-cell>
          <table:table-cell office:value-type="float" office:value="16065" table:style-name="ce6">
            <text:p>16,065<text:s/></text:p>
          </table:table-cell>
          <table:table-cell office:value-type="float" office:value="11477" table:style-name="ce6">
            <text:p>11,477<text:s/></text:p>
          </table:table-cell>
          <table:table-cell office:value-type="float" office:value="5529" table:style-name="ce6">
            <text:p>5,529<text:s/></text:p>
          </table:table-cell>
          <table:table-cell office:value-type="float" office:value="15317" table:style-name="ce6">
            <text:p>15,317<text:s/></text:p>
          </table:table-cell>
          <table:table-cell office:value-type="float" office:value="8286" table:style-name="ce6">
            <text:p>8,286<text:s/></text:p>
          </table:table-cell>
          <table:table-cell office:value-type="float" office:value="10921" table:style-name="ce6">
            <text:p>10,921<text:s/></text:p>
          </table:table-cell>
          <table:table-cell office:value-type="float" office:value="11017" table:style-name="ce6">
            <text:p>11,017<text:s/></text:p>
          </table:table-cell>
          <table:table-cell office:value-type="float" office:value="7400" table:style-name="ce6">
            <text:p>7,400<text:s/></text:p>
          </table:table-cell>
          <table:table-cell office:value-type="float" office:value="22731" table:style-name="ce6">
            <text:p>22,731<text:s/></text:p>
          </table:table-cell>
          <table:table-cell office:value-type="float" office:value="9189" table:style-name="ce6">
            <text:p>9,189<text:s/></text:p>
          </table:table-cell>
          <table:table-cell office:value-type="float" office:value="6972" table:style-name="ce6">
            <text:p>6,972<text:s/></text:p>
          </table:table-cell>
          <table:table-cell office:value-type="float" office:value="7451" table:style-name="ce6">
            <text:p>7,451<text:s/></text:p>
          </table:table-cell>
          <table:table-cell office:value-type="float" office:value="7915" table:style-name="ce6">
            <text:p>7,915<text:s/></text:p>
          </table:table-cell>
          <table:table-cell office:value-type="float" office:value="5124" table:style-name="ce6">
            <text:p>5,124<text:s/></text:p>
          </table:table-cell>
          <table:table-cell office:value-type="float" office:value="9168" table:style-name="ce6">
            <text:p>9,168<text:s/></text:p>
          </table:table-cell>
          <table:table-cell office:value-type="float" office:value="8344" table:style-name="ce6">
            <text:p>8,344<text:s/></text:p>
          </table:table-cell>
          <table:table-cell office:value-type="float" office:value="3164" table:style-name="ce6">
            <text:p>3,164<text:s/></text:p>
          </table:table-cell>
          <table:table-cell office:value-type="float" office:value="4920" table:style-name="ce6">
            <text:p>4,920<text:s/></text:p>
          </table:table-cell>
          <table:table-cell office:value-type="float" office:value="17733" table:style-name="ce6">
            <text:p>17,733<text:s/></text:p>
          </table:table-cell>
          <table:table-cell office:value-type="float" office:value="9142" table:style-name="ce6">
            <text:p>9,142<text:s/></text:p>
          </table:table-cell>
          <table:table-cell office:value-type="float" office:value="10907" table:style-name="ce6">
            <text:p>10,907<text:s/></text:p>
          </table:table-cell>
          <table:table-cell office:value-type="float" office:value="10265" table:style-name="ce6">
            <text:p>10,265<text:s/></text:p>
          </table:table-cell>
          <table:table-cell office:value-type="float" office:value="3854" table:style-name="ce6">
            <text:p>3,854<text:s/></text:p>
          </table:table-cell>
          <table:table-cell office:value-type="float" office:value="5148" table:style-name="ce6">
            <text:p>5,148<text:s/></text:p>
          </table:table-cell>
          <table:table-cell office:value-type="float" office:value="2673" table:style-name="ce6">
            <text:p>2,673<text:s/></text:p>
          </table:table-cell>
          <table:table-cell office:value-type="float" office:value="3008" table:style-name="ce6">
            <text:p>3,008<text:s/></text:p>
          </table:table-cell>
          <table:table-cell office:value-type="float" office:value="2856" table:style-name="ce6">
            <text:p>2,856<text:s/></text:p>
          </table:table-cell>
          <table:table-cell office:value-type="float" office:value="4967" table:style-name="ce6">
            <text:p>4,967<text:s/></text:p>
          </table:table-cell>
          <table:table-cell office:value-type="float" office:value="4201" table:style-name="ce6">
            <text:p>4,201<text:s/></text:p>
          </table:table-cell>
          <table:table-cell office:value-type="float" office:value="4960" table:style-name="ce6">
            <text:p>4,960<text:s/></text:p>
          </table:table-cell>
          <table:table-cell office:value-type="float" office:value="7137" table:style-name="ce6">
            <text:p>7,137<text:s/></text:p>
          </table:table-cell>
          <table:table-cell office:value-type="float" office:value="12409" table:style-name="ce6">
            <text:p>12,409<text:s/></text:p>
          </table:table-cell>
          <table:table-cell office:value-type="float" office:value="8723" table:style-name="ce6">
            <text:p>8,723<text:s/></text:p>
          </table:table-cell>
          <table:table-cell office:value-type="float" office:value="6031" table:style-name="ce6">
            <text:p>6,031<text:s/></text:p>
          </table:table-cell>
          <table:table-cell office:value-type="float" office:value="5792" table:style-name="ce6">
            <text:p>5,792<text:s/></text:p>
          </table:table-cell>
          <table:table-cell office:value-type="float" office:value="5638" table:style-name="ce6">
            <text:p>5,638<text:s/></text:p>
          </table:table-cell>
          <table:table-cell office:value-type="float" office:value="5834" table:style-name="ce6">
            <text:p>5,834<text:s/></text:p>
          </table:table-cell>
          <table:table-cell office:value-type="float" office:value="5848" table:style-name="ce6">
            <text:p>5,848<text:s/></text:p>
          </table:table-cell>
          <table:table-cell office:value-type="float" office:value="5177" table:style-name="ce6">
            <text:p>5,177<text:s/></text:p>
          </table:table-cell>
          <table:table-cell office:value-type="float" office:value="4854" table:style-name="ce6">
            <text:p>4,854<text:s/></text:p>
          </table:table-cell>
          <table:table-cell office:value-type="float" office:value="609" table:style-name="ce6">
            <text:p>609<text:s/></text:p>
          </table:table-cell>
          <table:table-cell office:value-type="float" office:value="1095" table:style-name="ce6">
            <text:p>1,095<text:s/></text:p>
          </table:table-cell>
          <table:table-cell office:value-type="float" office:value="1924" table:style-name="ce6">
            <text:p>1,924<text:s/></text:p>
          </table:table-cell>
          <table:table-cell office:value-type="float" office:value="2182" table:style-name="ce6">
            <text:p>2,182<text:s/></text:p>
          </table:table-cell>
          <table:table-cell office:value-type="float" office:value="1213" table:style-name="ce6">
            <text:p>1,213<text:s/></text:p>
          </table:table-cell>
          <table:table-cell office:value-type="float" office:value="1848" table:style-name="ce6">
            <text:p>1,848<text:s/></text:p>
          </table:table-cell>
          <table:table-cell office:value-type="float" office:value="1423" table:style-name="ce6">
            <text:p>1,423<text:s/></text:p>
          </table:table-cell>
          <table:table-cell office:value-type="float" office:value="3065" table:style-name="ce6">
            <text:p>3,065<text:s/></text:p>
          </table:table-cell>
          <table:table-cell office:value-type="float" office:value="1072" table:style-name="ce6">
            <text:p>1,072<text:s/></text:p>
          </table:table-cell>
          <table:table-cell office:value-type="float" office:value="1673" table:style-name="ce6">
            <text:p>1,673<text:s/></text:p>
          </table:table-cell>
          <table:table-cell office:value-type="float" office:value="2176" table:style-name="ce6">
            <text:p>2,176<text:s/></text:p>
          </table:table-cell>
          <table:table-cell table:number-columns-repeated="16264"/>
        </table:table-row>
        <table:table-row table:style-name="ro2">
          <table:table-cell office:value-type="date" office:date-value="2021-05-18T00:00:00" table:style-name="ce5">
            <text:p>2021/5/18</text:p>
          </table:table-cell>
          <table:table-cell office:value-type="float" office:value="1340" table:style-name="ce6">
            <text:p>1,340<text:s/></text:p>
          </table:table-cell>
          <table:table-cell office:value-type="float" office:value="4592" table:style-name="ce6">
            <text:p>4,592<text:s/></text:p>
          </table:table-cell>
          <table:table-cell office:value-type="float" office:value="14769" table:style-name="ce6">
            <text:p>14,769<text:s/></text:p>
          </table:table-cell>
          <table:table-cell office:value-type="float" office:value="10845" table:style-name="ce6">
            <text:p>10,845<text:s/></text:p>
          </table:table-cell>
          <table:table-cell office:value-type="float" office:value="7187" table:style-name="ce6">
            <text:p>7,187<text:s/></text:p>
          </table:table-cell>
          <table:table-cell office:value-type="float" office:value="3993" table:style-name="ce6">
            <text:p>3,993<text:s/></text:p>
          </table:table-cell>
          <table:table-cell office:value-type="float" office:value="3650" table:style-name="ce6">
            <text:p>3,650<text:s/></text:p>
          </table:table-cell>
          <table:table-cell office:value-type="float" office:value="1262" table:style-name="ce6">
            <text:p>1,262<text:s/></text:p>
          </table:table-cell>
          <table:table-cell office:value-type="float" office:value="1108" table:style-name="ce6">
            <text:p>1,108<text:s/></text:p>
          </table:table-cell>
          <table:table-cell office:value-type="float" office:value="4423" table:style-name="ce6">
            <text:p>4,423<text:s/></text:p>
          </table:table-cell>
          <table:table-cell office:value-type="float" office:value="763" table:style-name="ce6">
            <text:p>763<text:s/></text:p>
          </table:table-cell>
          <table:table-cell office:value-type="float" office:value="1416" table:style-name="ce6">
            <text:p>1,416<text:s/></text:p>
          </table:table-cell>
          <table:table-cell office:value-type="float" office:value="802" table:style-name="ce6">
            <text:p>802<text:s/></text:p>
          </table:table-cell>
          <table:table-cell office:value-type="float" office:value="2350" table:style-name="ce6">
            <text:p>2,350<text:s/></text:p>
          </table:table-cell>
          <table:table-cell office:value-type="float" office:value="3033" table:style-name="ce6">
            <text:p>3,033<text:s/></text:p>
          </table:table-cell>
          <table:table-cell office:value-type="float" office:value="5411" table:style-name="ce6">
            <text:p>5,411<text:s/></text:p>
          </table:table-cell>
          <table:table-cell office:value-type="float" office:value="5197" table:style-name="ce6">
            <text:p>5,197<text:s/></text:p>
          </table:table-cell>
          <table:table-cell office:value-type="float" office:value="1412" table:style-name="ce6">
            <text:p>1,412<text:s/></text:p>
          </table:table-cell>
          <table:table-cell office:value-type="float" office:value="2894" table:style-name="ce6">
            <text:p>2,894<text:s/></text:p>
          </table:table-cell>
          <table:table-cell office:value-type="float" office:value="868" table:style-name="ce6">
            <text:p>868<text:s/></text:p>
          </table:table-cell>
          <table:table-cell office:value-type="float" office:value="2664" table:style-name="ce6">
            <text:p>2,664<text:s/></text:p>
          </table:table-cell>
          <table:table-cell office:value-type="float" office:value="2646" table:style-name="ce6">
            <text:p>2,646<text:s/></text:p>
          </table:table-cell>
          <table:table-cell office:value-type="float" office:value="2084" table:style-name="ce6">
            <text:p>2,084<text:s/></text:p>
          </table:table-cell>
          <table:table-cell office:value-type="float" office:value="10489" table:style-name="ce6">
            <text:p>10,489<text:s/></text:p>
          </table:table-cell>
          <table:table-cell office:value-type="float" office:value="854" table:style-name="ce6">
            <text:p>854<text:s/></text:p>
          </table:table-cell>
          <table:table-cell office:value-type="float" office:value="3692" table:style-name="ce6">
            <text:p>3,692<text:s/></text:p>
          </table:table-cell>
          <table:table-cell office:value-type="float" office:value="4557" table:style-name="ce6">
            <text:p>4,557<text:s/></text:p>
          </table:table-cell>
          <table:table-cell office:value-type="float" office:value="5353" table:style-name="ce6">
            <text:p>5,353<text:s/></text:p>
          </table:table-cell>
          <table:table-cell office:value-type="float" office:value="7774" table:style-name="ce6">
            <text:p>7,774<text:s/></text:p>
          </table:table-cell>
          <table:table-cell office:value-type="float" office:value="5163" table:style-name="ce6">
            <text:p>5,163<text:s/></text:p>
          </table:table-cell>
          <table:table-cell office:value-type="float" office:value="3448" table:style-name="ce6">
            <text:p>3,448<text:s/></text:p>
          </table:table-cell>
          <table:table-cell office:value-type="float" office:value="5868" table:style-name="ce6">
            <text:p>5,868<text:s/></text:p>
          </table:table-cell>
          <table:table-cell office:value-type="float" office:value="5206" table:style-name="ce6">
            <text:p>5,206<text:s/></text:p>
          </table:table-cell>
          <table:table-cell office:value-type="float" office:value="9702" table:style-name="ce6">
            <text:p>9,702<text:s/></text:p>
          </table:table-cell>
          <table:table-cell office:value-type="float" office:value="7297" table:style-name="ce6">
            <text:p>7,297<text:s/></text:p>
          </table:table-cell>
          <table:table-cell office:value-type="float" office:value="2912" table:style-name="ce6">
            <text:p>2,912<text:s/></text:p>
          </table:table-cell>
          <table:table-cell office:value-type="float" office:value="11786" table:style-name="ce6">
            <text:p>11,786<text:s/></text:p>
          </table:table-cell>
          <table:table-cell office:value-type="float" office:value="9011" table:style-name="ce6">
            <text:p>9,011<text:s/></text:p>
          </table:table-cell>
          <table:table-cell office:value-type="float" office:value="9500" table:style-name="ce6">
            <text:p>9,500<text:s/></text:p>
          </table:table-cell>
          <table:table-cell office:value-type="float" office:value="7605" table:style-name="ce6">
            <text:p>7,605<text:s/></text:p>
          </table:table-cell>
          <table:table-cell office:value-type="float" office:value="9448" table:style-name="ce6">
            <text:p>9,448<text:s/></text:p>
          </table:table-cell>
          <table:table-cell office:value-type="float" office:value="28267" table:style-name="ce6">
            <text:p>28,267<text:s/></text:p>
          </table:table-cell>
          <table:table-cell office:value-type="float" office:value="9832" table:style-name="ce6">
            <text:p>9,832<text:s/></text:p>
          </table:table-cell>
          <table:table-cell office:value-type="float" office:value="6870" table:style-name="ce6">
            <text:p>6,870<text:s/></text:p>
          </table:table-cell>
          <table:table-cell office:value-type="float" office:value="7426" table:style-name="ce6">
            <text:p>7,426<text:s/></text:p>
          </table:table-cell>
          <table:table-cell office:value-type="float" office:value="7606" table:style-name="ce6">
            <text:p>7,606<text:s/></text:p>
          </table:table-cell>
          <table:table-cell office:value-type="float" office:value="6107" table:style-name="ce6">
            <text:p>6,107<text:s/></text:p>
          </table:table-cell>
          <table:table-cell office:value-type="float" office:value="7499" table:style-name="ce6">
            <text:p>7,499<text:s/></text:p>
          </table:table-cell>
          <table:table-cell office:value-type="float" office:value="7785" table:style-name="ce6">
            <text:p>7,785<text:s/></text:p>
          </table:table-cell>
          <table:table-cell office:value-type="float" office:value="4274" table:style-name="ce6">
            <text:p>4,274<text:s/></text:p>
          </table:table-cell>
          <table:table-cell office:value-type="float" office:value="10502" table:style-name="ce6">
            <text:p>10,502<text:s/></text:p>
          </table:table-cell>
          <table:table-cell office:value-type="float" office:value="2590" table:style-name="ce6">
            <text:p>2,590<text:s/></text:p>
          </table:table-cell>
          <table:table-cell office:value-type="float" office:value="2916" table:style-name="ce6">
            <text:p>2,916<text:s/></text:p>
          </table:table-cell>
          <table:table-cell office:value-type="float" office:value="6287" table:style-name="ce6">
            <text:p>6,287<text:s/></text:p>
          </table:table-cell>
          <table:table-cell office:value-type="float" office:value="1096" table:style-name="ce6">
            <text:p>1,096<text:s/></text:p>
          </table:table-cell>
          <table:table-cell office:value-type="float" office:value="1562" table:style-name="ce6">
            <text:p>1,562<text:s/></text:p>
          </table:table-cell>
          <table:table-cell office:value-type="float" office:value="1398" table:style-name="ce6">
            <text:p>1,398<text:s/></text:p>
          </table:table-cell>
          <table:table-cell office:value-type="float" office:value="3554" table:style-name="ce6">
            <text:p>3,554<text:s/></text:p>
          </table:table-cell>
          <table:table-cell office:value-type="float" office:value="3707" table:style-name="ce6">
            <text:p>3,707<text:s/></text:p>
          </table:table-cell>
          <table:table-cell office:value-type="float" office:value="4609" table:style-name="ce6">
            <text:p>4,609<text:s/></text:p>
          </table:table-cell>
          <table:table-cell office:value-type="float" office:value="9269" table:style-name="ce6">
            <text:p>9,269<text:s/></text:p>
          </table:table-cell>
          <table:table-cell office:value-type="float" office:value="3155" table:style-name="ce6">
            <text:p>3,155<text:s/></text:p>
          </table:table-cell>
          <table:table-cell office:value-type="float" office:value="4500" table:style-name="ce6">
            <text:p>4,500<text:s/></text:p>
          </table:table-cell>
          <table:table-cell office:value-type="float" office:value="2902" table:style-name="ce6">
            <text:p>2,902<text:s/></text:p>
          </table:table-cell>
          <table:table-cell office:value-type="float" office:value="7696" table:style-name="ce6">
            <text:p>7,696<text:s/></text:p>
          </table:table-cell>
          <table:table-cell office:value-type="float" office:value="7454" table:style-name="ce6">
            <text:p>7,454<text:s/></text:p>
          </table:table-cell>
          <table:table-cell office:value-type="float" office:value="8119" table:style-name="ce6">
            <text:p>8,119<text:s/></text:p>
          </table:table-cell>
          <table:table-cell office:value-type="float" office:value="11357" table:style-name="ce6">
            <text:p>11,357<text:s/></text:p>
          </table:table-cell>
          <table:table-cell office:value-type="float" office:value="12482" table:style-name="ce6">
            <text:p>12,482<text:s/></text:p>
          </table:table-cell>
          <table:table-cell office:value-type="float" office:value="8752" table:style-name="ce6">
            <text:p>8,752<text:s/></text:p>
          </table:table-cell>
          <table:table-cell office:value-type="float" office:value="4317" table:style-name="ce6">
            <text:p>4,317<text:s/></text:p>
          </table:table-cell>
          <table:table-cell office:value-type="float" office:value="12457" table:style-name="ce6">
            <text:p>12,457<text:s/></text:p>
          </table:table-cell>
          <table:table-cell office:value-type="float" office:value="6227" table:style-name="ce6">
            <text:p>6,227<text:s/></text:p>
          </table:table-cell>
          <table:table-cell office:value-type="float" office:value="9003" table:style-name="ce6">
            <text:p>9,003<text:s/></text:p>
          </table:table-cell>
          <table:table-cell office:value-type="float" office:value="8979" table:style-name="ce6">
            <text:p>8,979<text:s/></text:p>
          </table:table-cell>
          <table:table-cell office:value-type="float" office:value="5953" table:style-name="ce6">
            <text:p>5,953<text:s/></text:p>
          </table:table-cell>
          <table:table-cell office:value-type="float" office:value="17854" table:style-name="ce6">
            <text:p>17,854<text:s/></text:p>
          </table:table-cell>
          <table:table-cell office:value-type="float" office:value="6900" table:style-name="ce6">
            <text:p>6,900<text:s/></text:p>
          </table:table-cell>
          <table:table-cell office:value-type="float" office:value="5513" table:style-name="ce6">
            <text:p>5,513<text:s/></text:p>
          </table:table-cell>
          <table:table-cell office:value-type="float" office:value="6070" table:style-name="ce6">
            <text:p>6,070<text:s/></text:p>
          </table:table-cell>
          <table:table-cell office:value-type="float" office:value="5736" table:style-name="ce6">
            <text:p>5,736<text:s/></text:p>
          </table:table-cell>
          <table:table-cell office:value-type="float" office:value="3929" table:style-name="ce6">
            <text:p>3,929<text:s/></text:p>
          </table:table-cell>
          <table:table-cell office:value-type="float" office:value="6885" table:style-name="ce6">
            <text:p>6,885<text:s/></text:p>
          </table:table-cell>
          <table:table-cell office:value-type="float" office:value="6587" table:style-name="ce6">
            <text:p>6,587<text:s/></text:p>
          </table:table-cell>
          <table:table-cell office:value-type="float" office:value="2311" table:style-name="ce6">
            <text:p>2,311<text:s/></text:p>
          </table:table-cell>
          <table:table-cell office:value-type="float" office:value="4032" table:style-name="ce6">
            <text:p>4,032<text:s/></text:p>
          </table:table-cell>
          <table:table-cell office:value-type="float" office:value="13732" table:style-name="ce6">
            <text:p>13,732<text:s/></text:p>
          </table:table-cell>
          <table:table-cell office:value-type="float" office:value="6874" table:style-name="ce6">
            <text:p>6,874<text:s/></text:p>
          </table:table-cell>
          <table:table-cell office:value-type="float" office:value="8116" table:style-name="ce6">
            <text:p>8,116<text:s/></text:p>
          </table:table-cell>
          <table:table-cell office:value-type="float" office:value="7955" table:style-name="ce6">
            <text:p>7,955<text:s/></text:p>
          </table:table-cell>
          <table:table-cell office:value-type="float" office:value="3119" table:style-name="ce6">
            <text:p>3,119<text:s/></text:p>
          </table:table-cell>
          <table:table-cell office:value-type="float" office:value="3790" table:style-name="ce6">
            <text:p>3,790<text:s/></text:p>
          </table:table-cell>
          <table:table-cell office:value-type="float" office:value="2040" table:style-name="ce6">
            <text:p>2,040<text:s/></text:p>
          </table:table-cell>
          <table:table-cell office:value-type="float" office:value="2346" table:style-name="ce6">
            <text:p>2,346<text:s/></text:p>
          </table:table-cell>
          <table:table-cell office:value-type="float" office:value="2098" table:style-name="ce6">
            <text:p>2,098<text:s/></text:p>
          </table:table-cell>
          <table:table-cell office:value-type="float" office:value="3708" table:style-name="ce6">
            <text:p>3,708<text:s/></text:p>
          </table:table-cell>
          <table:table-cell office:value-type="float" office:value="3365" table:style-name="ce6">
            <text:p>3,365<text:s/></text:p>
          </table:table-cell>
          <table:table-cell office:value-type="float" office:value="3767" table:style-name="ce6">
            <text:p>3,767<text:s/></text:p>
          </table:table-cell>
          <table:table-cell office:value-type="float" office:value="5547" table:style-name="ce6">
            <text:p>5,547<text:s/></text:p>
          </table:table-cell>
          <table:table-cell office:value-type="float" office:value="9754" table:style-name="ce6">
            <text:p>9,754<text:s/></text:p>
          </table:table-cell>
          <table:table-cell office:value-type="float" office:value="7082" table:style-name="ce6">
            <text:p>7,082<text:s/></text:p>
          </table:table-cell>
          <table:table-cell office:value-type="float" office:value="4334" table:style-name="ce6">
            <text:p>4,334<text:s/></text:p>
          </table:table-cell>
          <table:table-cell office:value-type="float" office:value="4112" table:style-name="ce6">
            <text:p>4,112<text:s/></text:p>
          </table:table-cell>
          <table:table-cell office:value-type="float" office:value="4312" table:style-name="ce6">
            <text:p>4,312<text:s/></text:p>
          </table:table-cell>
          <table:table-cell office:value-type="float" office:value="4453" table:style-name="ce6">
            <text:p>4,453<text:s/></text:p>
          </table:table-cell>
          <table:table-cell office:value-type="float" office:value="4631" table:style-name="ce6">
            <text:p>4,631<text:s/></text:p>
          </table:table-cell>
          <table:table-cell office:value-type="float" office:value="3909" table:style-name="ce6">
            <text:p>3,909<text:s/></text:p>
          </table:table-cell>
          <table:table-cell office:value-type="float" office:value="3724" table:style-name="ce6">
            <text:p>3,724<text:s/></text:p>
          </table:table-cell>
          <table:table-cell office:value-type="float" office:value="439" table:style-name="ce6">
            <text:p>439<text:s/></text:p>
          </table:table-cell>
          <table:table-cell office:value-type="float" office:value="840" table:style-name="ce6">
            <text:p>840<text:s/></text:p>
          </table:table-cell>
          <table:table-cell office:value-type="float" office:value="1567" table:style-name="ce6">
            <text:p>1,567<text:s/></text:p>
          </table:table-cell>
          <table:table-cell office:value-type="float" office:value="1685" table:style-name="ce6">
            <text:p>1,685<text:s/></text:p>
          </table:table-cell>
          <table:table-cell office:value-type="float" office:value="938" table:style-name="ce6">
            <text:p>938<text:s/></text:p>
          </table:table-cell>
          <table:table-cell office:value-type="float" office:value="1427" table:style-name="ce6">
            <text:p>1,427<text:s/></text:p>
          </table:table-cell>
          <table:table-cell office:value-type="float" office:value="954" table:style-name="ce6">
            <text:p>954<text:s/></text:p>
          </table:table-cell>
          <table:table-cell office:value-type="float" office:value="2313" table:style-name="ce6">
            <text:p>2,313<text:s/></text:p>
          </table:table-cell>
          <table:table-cell office:value-type="float" office:value="796" table:style-name="ce6">
            <text:p>796<text:s/></text:p>
          </table:table-cell>
          <table:table-cell office:value-type="float" office:value="1223" table:style-name="ce6">
            <text:p>1,223<text:s/></text:p>
          </table:table-cell>
          <table:table-cell office:value-type="float" office:value="1703" table:style-name="ce6">
            <text:p>1,703<text:s/></text:p>
          </table:table-cell>
          <table:table-cell table:number-columns-repeated="16264"/>
        </table:table-row>
        <table:table-row table:style-name="ro2">
          <table:table-cell office:value-type="date" office:date-value="2021-05-19T00:00:00" table:style-name="ce5">
            <text:p>2021/5/19</text:p>
          </table:table-cell>
          <table:table-cell office:value-type="float" office:value="1258" table:style-name="ce6">
            <text:p>1,258<text:s/></text:p>
          </table:table-cell>
          <table:table-cell office:value-type="float" office:value="4220" table:style-name="ce6">
            <text:p>4,220<text:s/></text:p>
          </table:table-cell>
          <table:table-cell office:value-type="float" office:value="13887" table:style-name="ce6">
            <text:p>13,887<text:s/></text:p>
          </table:table-cell>
          <table:table-cell office:value-type="float" office:value="10347" table:style-name="ce6">
            <text:p>10,347<text:s/></text:p>
          </table:table-cell>
          <table:table-cell office:value-type="float" office:value="6550" table:style-name="ce6">
            <text:p>6,550<text:s/></text:p>
          </table:table-cell>
          <table:table-cell office:value-type="float" office:value="3673" table:style-name="ce6">
            <text:p>3,673<text:s/></text:p>
          </table:table-cell>
          <table:table-cell office:value-type="float" office:value="3453" table:style-name="ce6">
            <text:p>3,453<text:s/></text:p>
          </table:table-cell>
          <table:table-cell office:value-type="float" office:value="1210" table:style-name="ce6">
            <text:p>1,210<text:s/></text:p>
          </table:table-cell>
          <table:table-cell office:value-type="float" office:value="1049" table:style-name="ce6">
            <text:p>1,049<text:s/></text:p>
          </table:table-cell>
          <table:table-cell office:value-type="float" office:value="4158" table:style-name="ce6">
            <text:p>4,158<text:s/></text:p>
          </table:table-cell>
          <table:table-cell office:value-type="float" office:value="696" table:style-name="ce6">
            <text:p>696<text:s/></text:p>
          </table:table-cell>
          <table:table-cell office:value-type="float" office:value="1317" table:style-name="ce6">
            <text:p>1,317<text:s/></text:p>
          </table:table-cell>
          <table:table-cell office:value-type="float" office:value="782" table:style-name="ce6">
            <text:p>782<text:s/></text:p>
          </table:table-cell>
          <table:table-cell office:value-type="float" office:value="2136" table:style-name="ce6">
            <text:p>2,136<text:s/></text:p>
          </table:table-cell>
          <table:table-cell office:value-type="float" office:value="2774" table:style-name="ce6">
            <text:p>2,774<text:s/></text:p>
          </table:table-cell>
          <table:table-cell office:value-type="float" office:value="5203" table:style-name="ce6">
            <text:p>5,203<text:s/></text:p>
          </table:table-cell>
          <table:table-cell office:value-type="float" office:value="4881" table:style-name="ce6">
            <text:p>4,881<text:s/></text:p>
          </table:table-cell>
          <table:table-cell office:value-type="float" office:value="1290" table:style-name="ce6">
            <text:p>1,290<text:s/></text:p>
          </table:table-cell>
          <table:table-cell office:value-type="float" office:value="2817" table:style-name="ce6">
            <text:p>2,817<text:s/></text:p>
          </table:table-cell>
          <table:table-cell office:value-type="float" office:value="846" table:style-name="ce6">
            <text:p>846<text:s/></text:p>
          </table:table-cell>
          <table:table-cell office:value-type="float" office:value="2388" table:style-name="ce6">
            <text:p>2,388<text:s/></text:p>
          </table:table-cell>
          <table:table-cell office:value-type="float" office:value="2487" table:style-name="ce6">
            <text:p>2,487<text:s/></text:p>
          </table:table-cell>
          <table:table-cell office:value-type="float" office:value="1960" table:style-name="ce6">
            <text:p>1,960<text:s/></text:p>
          </table:table-cell>
          <table:table-cell office:value-type="float" office:value="9051" table:style-name="ce6">
            <text:p>9,051<text:s/></text:p>
          </table:table-cell>
          <table:table-cell office:value-type="float" office:value="805" table:style-name="ce6">
            <text:p>805<text:s/></text:p>
          </table:table-cell>
          <table:table-cell office:value-type="float" office:value="3574" table:style-name="ce6">
            <text:p>3,574<text:s/></text:p>
          </table:table-cell>
          <table:table-cell office:value-type="float" office:value="4386" table:style-name="ce6">
            <text:p>4,386<text:s/></text:p>
          </table:table-cell>
          <table:table-cell office:value-type="float" office:value="5042" table:style-name="ce6">
            <text:p>5,042<text:s/></text:p>
          </table:table-cell>
          <table:table-cell office:value-type="float" office:value="7106" table:style-name="ce6">
            <text:p>7,106<text:s/></text:p>
          </table:table-cell>
          <table:table-cell office:value-type="float" office:value="4804" table:style-name="ce6">
            <text:p>4,804<text:s/></text:p>
          </table:table-cell>
          <table:table-cell office:value-type="float" office:value="3306" table:style-name="ce6">
            <text:p>3,306<text:s/></text:p>
          </table:table-cell>
          <table:table-cell office:value-type="float" office:value="5492" table:style-name="ce6">
            <text:p>5,492<text:s/></text:p>
          </table:table-cell>
          <table:table-cell office:value-type="float" office:value="4793" table:style-name="ce6">
            <text:p>4,793<text:s/></text:p>
          </table:table-cell>
          <table:table-cell office:value-type="float" office:value="9246" table:style-name="ce6">
            <text:p>9,246<text:s/></text:p>
          </table:table-cell>
          <table:table-cell office:value-type="float" office:value="6916" table:style-name="ce6">
            <text:p>6,916<text:s/></text:p>
          </table:table-cell>
          <table:table-cell office:value-type="float" office:value="2581" table:style-name="ce6">
            <text:p>2,581<text:s/></text:p>
          </table:table-cell>
          <table:table-cell office:value-type="float" office:value="10959" table:style-name="ce6">
            <text:p>10,959<text:s/></text:p>
          </table:table-cell>
          <table:table-cell office:value-type="float" office:value="8178" table:style-name="ce6">
            <text:p>8,178<text:s/></text:p>
          </table:table-cell>
          <table:table-cell office:value-type="float" office:value="8447" table:style-name="ce6">
            <text:p>8,447<text:s/></text:p>
          </table:table-cell>
          <table:table-cell office:value-type="float" office:value="6966" table:style-name="ce6">
            <text:p>6,966<text:s/></text:p>
          </table:table-cell>
          <table:table-cell office:value-type="float" office:value="8420" table:style-name="ce6">
            <text:p>8,420<text:s/></text:p>
          </table:table-cell>
          <table:table-cell office:value-type="float" office:value="26211" table:style-name="ce6">
            <text:p>26,211<text:s/></text:p>
          </table:table-cell>
          <table:table-cell office:value-type="float" office:value="9399" table:style-name="ce6">
            <text:p>9,399<text:s/></text:p>
          </table:table-cell>
          <table:table-cell office:value-type="float" office:value="6514" table:style-name="ce6">
            <text:p>6,514<text:s/></text:p>
          </table:table-cell>
          <table:table-cell office:value-type="float" office:value="6918" table:style-name="ce6">
            <text:p>6,918<text:s/></text:p>
          </table:table-cell>
          <table:table-cell office:value-type="float" office:value="7159" table:style-name="ce6">
            <text:p>7,159<text:s/></text:p>
          </table:table-cell>
          <table:table-cell office:value-type="float" office:value="5812" table:style-name="ce6">
            <text:p>5,812<text:s/></text:p>
          </table:table-cell>
          <table:table-cell office:value-type="float" office:value="6914" table:style-name="ce6">
            <text:p>6,914<text:s/></text:p>
          </table:table-cell>
          <table:table-cell office:value-type="float" office:value="7319" table:style-name="ce6">
            <text:p>7,319<text:s/></text:p>
          </table:table-cell>
          <table:table-cell office:value-type="float" office:value="3891" table:style-name="ce6">
            <text:p>3,891<text:s/></text:p>
          </table:table-cell>
          <table:table-cell office:value-type="float" office:value="10000" table:style-name="ce6">
            <text:p>10,000<text:s/></text:p>
          </table:table-cell>
          <table:table-cell office:value-type="float" office:value="2451" table:style-name="ce6">
            <text:p>2,451<text:s/></text:p>
          </table:table-cell>
          <table:table-cell office:value-type="float" office:value="2747" table:style-name="ce6">
            <text:p>2,747<text:s/></text:p>
          </table:table-cell>
          <table:table-cell office:value-type="float" office:value="5875" table:style-name="ce6">
            <text:p>5,875<text:s/></text:p>
          </table:table-cell>
          <table:table-cell office:value-type="float" office:value="1080" table:style-name="ce6">
            <text:p>1,080<text:s/></text:p>
          </table:table-cell>
          <table:table-cell office:value-type="float" office:value="1495" table:style-name="ce6">
            <text:p>1,495<text:s/></text:p>
          </table:table-cell>
          <table:table-cell office:value-type="float" office:value="1334" table:style-name="ce6">
            <text:p>1,334<text:s/></text:p>
          </table:table-cell>
          <table:table-cell office:value-type="float" office:value="3271" table:style-name="ce6">
            <text:p>3,271<text:s/></text:p>
          </table:table-cell>
          <table:table-cell office:value-type="float" office:value="3344" table:style-name="ce6">
            <text:p>3,344<text:s/></text:p>
          </table:table-cell>
          <table:table-cell office:value-type="float" office:value="4306" table:style-name="ce6">
            <text:p>4,306<text:s/></text:p>
          </table:table-cell>
          <table:table-cell office:value-type="float" office:value="8611" table:style-name="ce6">
            <text:p>8,611<text:s/></text:p>
          </table:table-cell>
          <table:table-cell office:value-type="float" office:value="2923" table:style-name="ce6">
            <text:p>2,923<text:s/></text:p>
          </table:table-cell>
          <table:table-cell office:value-type="float" office:value="4074" table:style-name="ce6">
            <text:p>4,074<text:s/></text:p>
          </table:table-cell>
          <table:table-cell office:value-type="float" office:value="2694" table:style-name="ce6">
            <text:p>2,694<text:s/></text:p>
          </table:table-cell>
          <table:table-cell office:value-type="float" office:value="7205" table:style-name="ce6">
            <text:p>7,205<text:s/></text:p>
          </table:table-cell>
          <table:table-cell office:value-type="float" office:value="6613" table:style-name="ce6">
            <text:p>6,613<text:s/></text:p>
          </table:table-cell>
          <table:table-cell office:value-type="float" office:value="7385" table:style-name="ce6">
            <text:p>7,385<text:s/></text:p>
          </table:table-cell>
          <table:table-cell office:value-type="float" office:value="9881" table:style-name="ce6">
            <text:p>9,881<text:s/></text:p>
          </table:table-cell>
          <table:table-cell office:value-type="float" office:value="11539" table:style-name="ce6">
            <text:p>11,539<text:s/></text:p>
          </table:table-cell>
          <table:table-cell office:value-type="float" office:value="8130" table:style-name="ce6">
            <text:p>8,130<text:s/></text:p>
          </table:table-cell>
          <table:table-cell office:value-type="float" office:value="3967" table:style-name="ce6">
            <text:p>3,967<text:s/></text:p>
          </table:table-cell>
          <table:table-cell office:value-type="float" office:value="11675" table:style-name="ce6">
            <text:p>11,675<text:s/></text:p>
          </table:table-cell>
          <table:table-cell office:value-type="float" office:value="5928" table:style-name="ce6">
            <text:p>5,928<text:s/></text:p>
          </table:table-cell>
          <table:table-cell office:value-type="float" office:value="8493" table:style-name="ce6">
            <text:p>8,493<text:s/></text:p>
          </table:table-cell>
          <table:table-cell office:value-type="float" office:value="8201" table:style-name="ce6">
            <text:p>8,201<text:s/></text:p>
          </table:table-cell>
          <table:table-cell office:value-type="float" office:value="5619" table:style-name="ce6">
            <text:p>5,619<text:s/></text:p>
          </table:table-cell>
          <table:table-cell office:value-type="float" office:value="16609" table:style-name="ce6">
            <text:p>16,609<text:s/></text:p>
          </table:table-cell>
          <table:table-cell office:value-type="float" office:value="6433" table:style-name="ce6">
            <text:p>6,433<text:s/></text:p>
          </table:table-cell>
          <table:table-cell office:value-type="float" office:value="5154" table:style-name="ce6">
            <text:p>5,154<text:s/></text:p>
          </table:table-cell>
          <table:table-cell office:value-type="float" office:value="5681" table:style-name="ce6">
            <text:p>5,681<text:s/></text:p>
          </table:table-cell>
          <table:table-cell office:value-type="float" office:value="5127" table:style-name="ce6">
            <text:p>5,127<text:s/></text:p>
          </table:table-cell>
          <table:table-cell office:value-type="float" office:value="3723" table:style-name="ce6">
            <text:p>3,723<text:s/></text:p>
          </table:table-cell>
          <table:table-cell office:value-type="float" office:value="5969" table:style-name="ce6">
            <text:p>5,969<text:s/></text:p>
          </table:table-cell>
          <table:table-cell office:value-type="float" office:value="6204" table:style-name="ce6">
            <text:p>6,204<text:s/></text:p>
          </table:table-cell>
          <table:table-cell office:value-type="float" office:value="2144" table:style-name="ce6">
            <text:p>2,144<text:s/></text:p>
          </table:table-cell>
          <table:table-cell office:value-type="float" office:value="3881" table:style-name="ce6">
            <text:p>3,881<text:s/></text:p>
          </table:table-cell>
          <table:table-cell office:value-type="float" office:value="12941" table:style-name="ce6">
            <text:p>12,941<text:s/></text:p>
          </table:table-cell>
          <table:table-cell office:value-type="float" office:value="6558" table:style-name="ce6">
            <text:p>6,558<text:s/></text:p>
          </table:table-cell>
          <table:table-cell office:value-type="float" office:value="7757" table:style-name="ce6">
            <text:p>7,757<text:s/></text:p>
          </table:table-cell>
          <table:table-cell office:value-type="float" office:value="7524" table:style-name="ce6">
            <text:p>7,524<text:s/></text:p>
          </table:table-cell>
          <table:table-cell office:value-type="float" office:value="2870" table:style-name="ce6">
            <text:p>2,870<text:s/></text:p>
          </table:table-cell>
          <table:table-cell office:value-type="float" office:value="3515" table:style-name="ce6">
            <text:p>3,515<text:s/></text:p>
          </table:table-cell>
          <table:table-cell office:value-type="float" office:value="1953" table:style-name="ce6">
            <text:p>1,953<text:s/></text:p>
          </table:table-cell>
          <table:table-cell office:value-type="float" office:value="2223" table:style-name="ce6">
            <text:p>2,223<text:s/></text:p>
          </table:table-cell>
          <table:table-cell office:value-type="float" office:value="2067" table:style-name="ce6">
            <text:p>2,067<text:s/></text:p>
          </table:table-cell>
          <table:table-cell office:value-type="float" office:value="3487" table:style-name="ce6">
            <text:p>3,487<text:s/></text:p>
          </table:table-cell>
          <table:table-cell office:value-type="float" office:value="3102" table:style-name="ce6">
            <text:p>3,102<text:s/></text:p>
          </table:table-cell>
          <table:table-cell office:value-type="float" office:value="3523" table:style-name="ce6">
            <text:p>3,523<text:s/></text:p>
          </table:table-cell>
          <table:table-cell office:value-type="float" office:value="5223" table:style-name="ce6">
            <text:p>5,223<text:s/></text:p>
          </table:table-cell>
          <table:table-cell office:value-type="float" office:value="9192" table:style-name="ce6">
            <text:p>9,192<text:s/></text:p>
          </table:table-cell>
          <table:table-cell office:value-type="float" office:value="6599" table:style-name="ce6">
            <text:p>6,599<text:s/></text:p>
          </table:table-cell>
          <table:table-cell office:value-type="float" office:value="4059" table:style-name="ce6">
            <text:p>4,059<text:s/></text:p>
          </table:table-cell>
          <table:table-cell office:value-type="float" office:value="3866" table:style-name="ce6">
            <text:p>3,866<text:s/></text:p>
          </table:table-cell>
          <table:table-cell office:value-type="float" office:value="4006" table:style-name="ce6">
            <text:p>4,006<text:s/></text:p>
          </table:table-cell>
          <table:table-cell office:value-type="float" office:value="4226" table:style-name="ce6">
            <text:p>4,226<text:s/></text:p>
          </table:table-cell>
          <table:table-cell office:value-type="float" office:value="4252" table:style-name="ce6">
            <text:p>4,252<text:s/></text:p>
          </table:table-cell>
          <table:table-cell office:value-type="float" office:value="3620" table:style-name="ce6">
            <text:p>3,620<text:s/></text:p>
          </table:table-cell>
          <table:table-cell office:value-type="float" office:value="3501" table:style-name="ce6">
            <text:p>3,501<text:s/></text:p>
          </table:table-cell>
          <table:table-cell office:value-type="float" office:value="414" table:style-name="ce6">
            <text:p>414<text:s/></text:p>
          </table:table-cell>
          <table:table-cell office:value-type="float" office:value="760" table:style-name="ce6">
            <text:p>760<text:s/></text:p>
          </table:table-cell>
          <table:table-cell office:value-type="float" office:value="1357" table:style-name="ce6">
            <text:p>1,357<text:s/></text:p>
          </table:table-cell>
          <table:table-cell office:value-type="float" office:value="1521" table:style-name="ce6">
            <text:p>1,521<text:s/></text:p>
          </table:table-cell>
          <table:table-cell office:value-type="float" office:value="864" table:style-name="ce6">
            <text:p>864<text:s/></text:p>
          </table:table-cell>
          <table:table-cell office:value-type="float" office:value="1290" table:style-name="ce6">
            <text:p>1,290<text:s/></text:p>
          </table:table-cell>
          <table:table-cell office:value-type="float" office:value="927" table:style-name="ce6">
            <text:p>927<text:s/></text:p>
          </table:table-cell>
          <table:table-cell office:value-type="float" office:value="2017" table:style-name="ce6">
            <text:p>2,017<text:s/></text:p>
          </table:table-cell>
          <table:table-cell office:value-type="float" office:value="730" table:style-name="ce6">
            <text:p>730<text:s/></text:p>
          </table:table-cell>
          <table:table-cell office:value-type="float" office:value="1141" table:style-name="ce6">
            <text:p>1,141<text:s/></text:p>
          </table:table-cell>
          <table:table-cell office:value-type="float" office:value="1571" table:style-name="ce6">
            <text:p>1,571<text:s/></text:p>
          </table:table-cell>
          <table:table-cell table:number-columns-repeated="16264"/>
        </table:table-row>
        <table:table-row table:style-name="ro2">
          <table:table-cell office:value-type="date" office:date-value="2021-05-20T00:00:00" table:style-name="ce5">
            <text:p>2021/5/20</text:p>
          </table:table-cell>
          <table:table-cell office:value-type="float" office:value="1189" table:style-name="ce6">
            <text:p>1,189<text:s/></text:p>
          </table:table-cell>
          <table:table-cell office:value-type="float" office:value="4023" table:style-name="ce6">
            <text:p>4,023<text:s/></text:p>
          </table:table-cell>
          <table:table-cell office:value-type="float" office:value="13046" table:style-name="ce6">
            <text:p>13,046<text:s/></text:p>
          </table:table-cell>
          <table:table-cell office:value-type="float" office:value="9889" table:style-name="ce6">
            <text:p>9,889<text:s/></text:p>
          </table:table-cell>
          <table:table-cell office:value-type="float" office:value="6159" table:style-name="ce6">
            <text:p>6,159<text:s/></text:p>
          </table:table-cell>
          <table:table-cell office:value-type="float" office:value="3620" table:style-name="ce6">
            <text:p>3,620<text:s/></text:p>
          </table:table-cell>
          <table:table-cell office:value-type="float" office:value="3339" table:style-name="ce6">
            <text:p>3,339<text:s/></text:p>
          </table:table-cell>
          <table:table-cell office:value-type="float" office:value="1200" table:style-name="ce6">
            <text:p>1,200<text:s/></text:p>
          </table:table-cell>
          <table:table-cell office:value-type="float" office:value="1000" table:style-name="ce6">
            <text:p>1,000<text:s/></text:p>
          </table:table-cell>
          <table:table-cell office:value-type="float" office:value="3995" table:style-name="ce6">
            <text:p>3,995<text:s/></text:p>
          </table:table-cell>
          <table:table-cell office:value-type="float" office:value="686" table:style-name="ce6">
            <text:p>686<text:s/></text:p>
          </table:table-cell>
          <table:table-cell office:value-type="float" office:value="1247" table:style-name="ce6">
            <text:p>1,247<text:s/></text:p>
          </table:table-cell>
          <table:table-cell office:value-type="float" office:value="742" table:style-name="ce6">
            <text:p>742<text:s/></text:p>
          </table:table-cell>
          <table:table-cell office:value-type="float" office:value="2024" table:style-name="ce6">
            <text:p>2,024<text:s/></text:p>
          </table:table-cell>
          <table:table-cell office:value-type="float" office:value="2686" table:style-name="ce6">
            <text:p>2,686<text:s/></text:p>
          </table:table-cell>
          <table:table-cell office:value-type="float" office:value="4795" table:style-name="ce6">
            <text:p>4,795<text:s/></text:p>
          </table:table-cell>
          <table:table-cell office:value-type="float" office:value="4579" table:style-name="ce6">
            <text:p>4,579<text:s/></text:p>
          </table:table-cell>
          <table:table-cell office:value-type="float" office:value="1258" table:style-name="ce6">
            <text:p>1,258<text:s/></text:p>
          </table:table-cell>
          <table:table-cell office:value-type="float" office:value="2661" table:style-name="ce6">
            <text:p>2,661<text:s/></text:p>
          </table:table-cell>
          <table:table-cell office:value-type="float" office:value="774" table:style-name="ce6">
            <text:p>774<text:s/></text:p>
          </table:table-cell>
          <table:table-cell office:value-type="float" office:value="2266" table:style-name="ce6">
            <text:p>2,266<text:s/></text:p>
          </table:table-cell>
          <table:table-cell office:value-type="float" office:value="2432" table:style-name="ce6">
            <text:p>2,432<text:s/></text:p>
          </table:table-cell>
          <table:table-cell office:value-type="float" office:value="1865" table:style-name="ce6">
            <text:p>1,865<text:s/></text:p>
          </table:table-cell>
          <table:table-cell office:value-type="float" office:value="8761" table:style-name="ce6">
            <text:p>8,761<text:s/></text:p>
          </table:table-cell>
          <table:table-cell office:value-type="float" office:value="751" table:style-name="ce6">
            <text:p>751<text:s/></text:p>
          </table:table-cell>
          <table:table-cell office:value-type="float" office:value="3286" table:style-name="ce6">
            <text:p>3,286<text:s/></text:p>
          </table:table-cell>
          <table:table-cell office:value-type="float" office:value="4115" table:style-name="ce6">
            <text:p>4,115<text:s/></text:p>
          </table:table-cell>
          <table:table-cell office:value-type="float" office:value="4696" table:style-name="ce6">
            <text:p>4,696<text:s/></text:p>
          </table:table-cell>
          <table:table-cell office:value-type="float" office:value="6693" table:style-name="ce6">
            <text:p>6,693<text:s/></text:p>
          </table:table-cell>
          <table:table-cell office:value-type="float" office:value="4649" table:style-name="ce6">
            <text:p>4,649<text:s/></text:p>
          </table:table-cell>
          <table:table-cell office:value-type="float" office:value="3101" table:style-name="ce6">
            <text:p>3,101<text:s/></text:p>
          </table:table-cell>
          <table:table-cell office:value-type="float" office:value="5225" table:style-name="ce6">
            <text:p>5,225<text:s/></text:p>
          </table:table-cell>
          <table:table-cell office:value-type="float" office:value="4646" table:style-name="ce6">
            <text:p>4,646<text:s/></text:p>
          </table:table-cell>
          <table:table-cell office:value-type="float" office:value="8778" table:style-name="ce6">
            <text:p>8,778<text:s/></text:p>
          </table:table-cell>
          <table:table-cell office:value-type="float" office:value="6657" table:style-name="ce6">
            <text:p>6,657<text:s/></text:p>
          </table:table-cell>
          <table:table-cell office:value-type="float" office:value="2445" table:style-name="ce6">
            <text:p>2,445<text:s/></text:p>
          </table:table-cell>
          <table:table-cell office:value-type="float" office:value="10325" table:style-name="ce6">
            <text:p>10,325<text:s/></text:p>
          </table:table-cell>
          <table:table-cell office:value-type="float" office:value="7742" table:style-name="ce6">
            <text:p>7,742<text:s/></text:p>
          </table:table-cell>
          <table:table-cell office:value-type="float" office:value="7880" table:style-name="ce6">
            <text:p>7,880<text:s/></text:p>
          </table:table-cell>
          <table:table-cell office:value-type="float" office:value="6554" table:style-name="ce6">
            <text:p>6,554<text:s/></text:p>
          </table:table-cell>
          <table:table-cell office:value-type="float" office:value="7539" table:style-name="ce6">
            <text:p>7,539<text:s/></text:p>
          </table:table-cell>
          <table:table-cell office:value-type="float" office:value="24775" table:style-name="ce6">
            <text:p>24,775<text:s/></text:p>
          </table:table-cell>
          <table:table-cell office:value-type="float" office:value="9006" table:style-name="ce6">
            <text:p>9,006<text:s/></text:p>
          </table:table-cell>
          <table:table-cell office:value-type="float" office:value="6222" table:style-name="ce6">
            <text:p>6,222<text:s/></text:p>
          </table:table-cell>
          <table:table-cell office:value-type="float" office:value="6698" table:style-name="ce6">
            <text:p>6,698<text:s/></text:p>
          </table:table-cell>
          <table:table-cell office:value-type="float" office:value="6822" table:style-name="ce6">
            <text:p>6,822<text:s/></text:p>
          </table:table-cell>
          <table:table-cell office:value-type="float" office:value="5482" table:style-name="ce6">
            <text:p>5,482<text:s/></text:p>
          </table:table-cell>
          <table:table-cell office:value-type="float" office:value="6764" table:style-name="ce6">
            <text:p>6,764<text:s/></text:p>
          </table:table-cell>
          <table:table-cell office:value-type="float" office:value="7089" table:style-name="ce6">
            <text:p>7,089<text:s/></text:p>
          </table:table-cell>
          <table:table-cell office:value-type="float" office:value="3672" table:style-name="ce6">
            <text:p>3,672<text:s/></text:p>
          </table:table-cell>
          <table:table-cell office:value-type="float" office:value="9244" table:style-name="ce6">
            <text:p>9,244<text:s/></text:p>
          </table:table-cell>
          <table:table-cell office:value-type="float" office:value="2381" table:style-name="ce6">
            <text:p>2,381<text:s/></text:p>
          </table:table-cell>
          <table:table-cell office:value-type="float" office:value="2719" table:style-name="ce6">
            <text:p>2,719<text:s/></text:p>
          </table:table-cell>
          <table:table-cell office:value-type="float" office:value="5651" table:style-name="ce6">
            <text:p>5,651<text:s/></text:p>
          </table:table-cell>
          <table:table-cell office:value-type="float" office:value="995" table:style-name="ce6">
            <text:p>995<text:s/></text:p>
          </table:table-cell>
          <table:table-cell office:value-type="float" office:value="1416" table:style-name="ce6">
            <text:p>1,416<text:s/></text:p>
          </table:table-cell>
          <table:table-cell office:value-type="float" office:value="1289" table:style-name="ce6">
            <text:p>1,289<text:s/></text:p>
          </table:table-cell>
          <table:table-cell office:value-type="float" office:value="3218" table:style-name="ce6">
            <text:p>3,218<text:s/></text:p>
          </table:table-cell>
          <table:table-cell office:value-type="float" office:value="3346" table:style-name="ce6">
            <text:p>3,346<text:s/></text:p>
          </table:table-cell>
          <table:table-cell office:value-type="float" office:value="4149" table:style-name="ce6">
            <text:p>4,149<text:s/></text:p>
          </table:table-cell>
          <table:table-cell office:value-type="float" office:value="8184" table:style-name="ce6">
            <text:p>8,184<text:s/></text:p>
          </table:table-cell>
          <table:table-cell office:value-type="float" office:value="2815" table:style-name="ce6">
            <text:p>2,815<text:s/></text:p>
          </table:table-cell>
          <table:table-cell office:value-type="float" office:value="3842" table:style-name="ce6">
            <text:p>3,842<text:s/></text:p>
          </table:table-cell>
          <table:table-cell office:value-type="float" office:value="2491" table:style-name="ce6">
            <text:p>2,491<text:s/></text:p>
          </table:table-cell>
          <table:table-cell office:value-type="float" office:value="6812" table:style-name="ce6">
            <text:p>6,812<text:s/></text:p>
          </table:table-cell>
          <table:table-cell office:value-type="float" office:value="6302" table:style-name="ce6">
            <text:p>6,302<text:s/></text:p>
          </table:table-cell>
          <table:table-cell office:value-type="float" office:value="7131" table:style-name="ce6">
            <text:p>7,131<text:s/></text:p>
          </table:table-cell>
          <table:table-cell office:value-type="float" office:value="9503" table:style-name="ce6">
            <text:p>9,503<text:s/></text:p>
          </table:table-cell>
          <table:table-cell office:value-type="float" office:value="11020" table:style-name="ce6">
            <text:p>11,020<text:s/></text:p>
          </table:table-cell>
          <table:table-cell office:value-type="float" office:value="7723" table:style-name="ce6">
            <text:p>7,723<text:s/></text:p>
          </table:table-cell>
          <table:table-cell office:value-type="float" office:value="3738" table:style-name="ce6">
            <text:p>3,738<text:s/></text:p>
          </table:table-cell>
          <table:table-cell office:value-type="float" office:value="11211" table:style-name="ce6">
            <text:p>11,211<text:s/></text:p>
          </table:table-cell>
          <table:table-cell office:value-type="float" office:value="5541" table:style-name="ce6">
            <text:p>5,541<text:s/></text:p>
          </table:table-cell>
          <table:table-cell office:value-type="float" office:value="8179" table:style-name="ce6">
            <text:p>8,179<text:s/></text:p>
          </table:table-cell>
          <table:table-cell office:value-type="float" office:value="7761" table:style-name="ce6">
            <text:p>7,761<text:s/></text:p>
          </table:table-cell>
          <table:table-cell office:value-type="float" office:value="5387" table:style-name="ce6">
            <text:p>5,387<text:s/></text:p>
          </table:table-cell>
          <table:table-cell office:value-type="float" office:value="15760" table:style-name="ce6">
            <text:p>15,760<text:s/></text:p>
          </table:table-cell>
          <table:table-cell office:value-type="float" office:value="6102" table:style-name="ce6">
            <text:p>6,102<text:s/></text:p>
          </table:table-cell>
          <table:table-cell office:value-type="float" office:value="4944" table:style-name="ce6">
            <text:p>4,944<text:s/></text:p>
          </table:table-cell>
          <table:table-cell office:value-type="float" office:value="5491" table:style-name="ce6">
            <text:p>5,491<text:s/></text:p>
          </table:table-cell>
          <table:table-cell office:value-type="float" office:value="4855" table:style-name="ce6">
            <text:p>4,855<text:s/></text:p>
          </table:table-cell>
          <table:table-cell office:value-type="float" office:value="3553" table:style-name="ce6">
            <text:p>3,553<text:s/></text:p>
          </table:table-cell>
          <table:table-cell office:value-type="float" office:value="5541" table:style-name="ce6">
            <text:p>5,541<text:s/></text:p>
          </table:table-cell>
          <table:table-cell office:value-type="float" office:value="5899" table:style-name="ce6">
            <text:p>5,899<text:s/></text:p>
          </table:table-cell>
          <table:table-cell office:value-type="float" office:value="2162" table:style-name="ce6">
            <text:p>2,162<text:s/></text:p>
          </table:table-cell>
          <table:table-cell office:value-type="float" office:value="3762" table:style-name="ce6">
            <text:p>3,762<text:s/></text:p>
          </table:table-cell>
          <table:table-cell office:value-type="float" office:value="12250" table:style-name="ce6">
            <text:p>12,250<text:s/></text:p>
          </table:table-cell>
          <table:table-cell office:value-type="float" office:value="6275" table:style-name="ce6">
            <text:p>6,275<text:s/></text:p>
          </table:table-cell>
          <table:table-cell office:value-type="float" office:value="7321" table:style-name="ce6">
            <text:p>7,321<text:s/></text:p>
          </table:table-cell>
          <table:table-cell office:value-type="float" office:value="6898" table:style-name="ce6">
            <text:p>6,898<text:s/></text:p>
          </table:table-cell>
          <table:table-cell office:value-type="float" office:value="2784" table:style-name="ce6">
            <text:p>2,784<text:s/></text:p>
          </table:table-cell>
          <table:table-cell office:value-type="float" office:value="3290" table:style-name="ce6">
            <text:p>3,290<text:s/></text:p>
          </table:table-cell>
          <table:table-cell office:value-type="float" office:value="1916" table:style-name="ce6">
            <text:p>1,916<text:s/></text:p>
          </table:table-cell>
          <table:table-cell office:value-type="float" office:value="2101" table:style-name="ce6">
            <text:p>2,101<text:s/></text:p>
          </table:table-cell>
          <table:table-cell office:value-type="float" office:value="1935" table:style-name="ce6">
            <text:p>1,935<text:s/></text:p>
          </table:table-cell>
          <table:table-cell office:value-type="float" office:value="3291" table:style-name="ce6">
            <text:p>3,291<text:s/></text:p>
          </table:table-cell>
          <table:table-cell office:value-type="float" office:value="2933" table:style-name="ce6">
            <text:p>2,933<text:s/></text:p>
          </table:table-cell>
          <table:table-cell office:value-type="float" office:value="3378" table:style-name="ce6">
            <text:p>3,378<text:s/></text:p>
          </table:table-cell>
          <table:table-cell office:value-type="float" office:value="4978" table:style-name="ce6">
            <text:p>4,978<text:s/></text:p>
          </table:table-cell>
          <table:table-cell office:value-type="float" office:value="8657" table:style-name="ce6">
            <text:p>8,657<text:s/></text:p>
          </table:table-cell>
          <table:table-cell office:value-type="float" office:value="6422" table:style-name="ce6">
            <text:p>6,422<text:s/></text:p>
          </table:table-cell>
          <table:table-cell office:value-type="float" office:value="3907" table:style-name="ce6">
            <text:p>3,907<text:s/></text:p>
          </table:table-cell>
          <table:table-cell office:value-type="float" office:value="3738" table:style-name="ce6">
            <text:p>3,738<text:s/></text:p>
          </table:table-cell>
          <table:table-cell office:value-type="float" office:value="3766" table:style-name="ce6">
            <text:p>3,766<text:s/></text:p>
          </table:table-cell>
          <table:table-cell office:value-type="float" office:value="4022" table:style-name="ce6">
            <text:p>4,022<text:s/></text:p>
          </table:table-cell>
          <table:table-cell office:value-type="float" office:value="4044" table:style-name="ce6">
            <text:p>4,044<text:s/></text:p>
          </table:table-cell>
          <table:table-cell office:value-type="float" office:value="3512" table:style-name="ce6">
            <text:p>3,512<text:s/></text:p>
          </table:table-cell>
          <table:table-cell office:value-type="float" office:value="3314" table:style-name="ce6">
            <text:p>3,314<text:s/></text:p>
          </table:table-cell>
          <table:table-cell office:value-type="float" office:value="420" table:style-name="ce6">
            <text:p>420<text:s/></text:p>
          </table:table-cell>
          <table:table-cell office:value-type="float" office:value="754" table:style-name="ce6">
            <text:p>754<text:s/></text:p>
          </table:table-cell>
          <table:table-cell office:value-type="float" office:value="1344" table:style-name="ce6">
            <text:p>1,344<text:s/></text:p>
          </table:table-cell>
          <table:table-cell office:value-type="float" office:value="1413" table:style-name="ce6">
            <text:p>1,413<text:s/></text:p>
          </table:table-cell>
          <table:table-cell office:value-type="float" office:value="785" table:style-name="ce6">
            <text:p>785<text:s/></text:p>
          </table:table-cell>
          <table:table-cell office:value-type="float" office:value="1218" table:style-name="ce6">
            <text:p>1,218<text:s/></text:p>
          </table:table-cell>
          <table:table-cell office:value-type="float" office:value="896" table:style-name="ce6">
            <text:p>896<text:s/></text:p>
          </table:table-cell>
          <table:table-cell office:value-type="float" office:value="1995" table:style-name="ce6">
            <text:p>1,995<text:s/></text:p>
          </table:table-cell>
          <table:table-cell office:value-type="float" office:value="685" table:style-name="ce6">
            <text:p>685<text:s/></text:p>
          </table:table-cell>
          <table:table-cell office:value-type="float" office:value="1103" table:style-name="ce6">
            <text:p>1,103<text:s/></text:p>
          </table:table-cell>
          <table:table-cell office:value-type="float" office:value="1569" table:style-name="ce6">
            <text:p>1,569<text:s/></text:p>
          </table:table-cell>
          <table:table-cell table:number-columns-repeated="16264"/>
        </table:table-row>
        <table:table-row table:style-name="ro2">
          <table:table-cell office:value-type="date" office:date-value="2021-05-21T00:00:00" table:style-name="ce5">
            <text:p>2021/5/21</text:p>
          </table:table-cell>
          <table:table-cell office:value-type="float" office:value="1109" table:style-name="ce6">
            <text:p>1,109<text:s/></text:p>
          </table:table-cell>
          <table:table-cell office:value-type="float" office:value="3881" table:style-name="ce6">
            <text:p>3,881<text:s/></text:p>
          </table:table-cell>
          <table:table-cell office:value-type="float" office:value="12546" table:style-name="ce6">
            <text:p>12,546<text:s/></text:p>
          </table:table-cell>
          <table:table-cell office:value-type="float" office:value="10050" table:style-name="ce6">
            <text:p>10,050<text:s/></text:p>
          </table:table-cell>
          <table:table-cell office:value-type="float" office:value="5997" table:style-name="ce6">
            <text:p>5,997<text:s/></text:p>
          </table:table-cell>
          <table:table-cell office:value-type="float" office:value="3491" table:style-name="ce6">
            <text:p>3,491<text:s/></text:p>
          </table:table-cell>
          <table:table-cell office:value-type="float" office:value="3167" table:style-name="ce6">
            <text:p>3,167<text:s/></text:p>
          </table:table-cell>
          <table:table-cell office:value-type="float" office:value="1172" table:style-name="ce6">
            <text:p>1,172<text:s/></text:p>
          </table:table-cell>
          <table:table-cell office:value-type="float" office:value="992" table:style-name="ce6">
            <text:p>992<text:s/></text:p>
          </table:table-cell>
          <table:table-cell office:value-type="float" office:value="3758" table:style-name="ce6">
            <text:p>3,758<text:s/></text:p>
          </table:table-cell>
          <table:table-cell office:value-type="float" office:value="660" table:style-name="ce6">
            <text:p>660<text:s/></text:p>
          </table:table-cell>
          <table:table-cell office:value-type="float" office:value="1245" table:style-name="ce6">
            <text:p>1,245<text:s/></text:p>
          </table:table-cell>
          <table:table-cell office:value-type="float" office:value="744" table:style-name="ce6">
            <text:p>744<text:s/></text:p>
          </table:table-cell>
          <table:table-cell office:value-type="float" office:value="1922" table:style-name="ce6">
            <text:p>1,922<text:s/></text:p>
          </table:table-cell>
          <table:table-cell office:value-type="float" office:value="2630" table:style-name="ce6">
            <text:p>2,630<text:s/></text:p>
          </table:table-cell>
          <table:table-cell office:value-type="float" office:value="4504" table:style-name="ce6">
            <text:p>4,504<text:s/></text:p>
          </table:table-cell>
          <table:table-cell office:value-type="float" office:value="4377" table:style-name="ce6">
            <text:p>4,377<text:s/></text:p>
          </table:table-cell>
          <table:table-cell office:value-type="float" office:value="1242" table:style-name="ce6">
            <text:p>1,242<text:s/></text:p>
          </table:table-cell>
          <table:table-cell office:value-type="float" office:value="2572" table:style-name="ce6">
            <text:p>2,572<text:s/></text:p>
          </table:table-cell>
          <table:table-cell office:value-type="float" office:value="725" table:style-name="ce6">
            <text:p>725<text:s/></text:p>
          </table:table-cell>
          <table:table-cell office:value-type="float" office:value="2208" table:style-name="ce6">
            <text:p>2,208<text:s/></text:p>
          </table:table-cell>
          <table:table-cell office:value-type="float" office:value="2323" table:style-name="ce6">
            <text:p>2,323<text:s/></text:p>
          </table:table-cell>
          <table:table-cell office:value-type="float" office:value="1777" table:style-name="ce6">
            <text:p>1,777<text:s/></text:p>
          </table:table-cell>
          <table:table-cell office:value-type="float" office:value="8402" table:style-name="ce6">
            <text:p>8,402<text:s/></text:p>
          </table:table-cell>
          <table:table-cell office:value-type="float" office:value="755" table:style-name="ce6">
            <text:p>755<text:s/></text:p>
          </table:table-cell>
          <table:table-cell office:value-type="float" office:value="3127" table:style-name="ce6">
            <text:p>3,127<text:s/></text:p>
          </table:table-cell>
          <table:table-cell office:value-type="float" office:value="3870" table:style-name="ce6">
            <text:p>3,870<text:s/></text:p>
          </table:table-cell>
          <table:table-cell office:value-type="float" office:value="4548" table:style-name="ce6">
            <text:p>4,548<text:s/></text:p>
          </table:table-cell>
          <table:table-cell office:value-type="float" office:value="6460" table:style-name="ce6">
            <text:p>6,460<text:s/></text:p>
          </table:table-cell>
          <table:table-cell office:value-type="float" office:value="4517" table:style-name="ce6">
            <text:p>4,517<text:s/></text:p>
          </table:table-cell>
          <table:table-cell office:value-type="float" office:value="3051" table:style-name="ce6">
            <text:p>3,051<text:s/></text:p>
          </table:table-cell>
          <table:table-cell office:value-type="float" office:value="4824" table:style-name="ce6">
            <text:p>4,824<text:s/></text:p>
          </table:table-cell>
          <table:table-cell office:value-type="float" office:value="4489" table:style-name="ce6">
            <text:p>4,489<text:s/></text:p>
          </table:table-cell>
          <table:table-cell office:value-type="float" office:value="8622" table:style-name="ce6">
            <text:p>8,622<text:s/></text:p>
          </table:table-cell>
          <table:table-cell office:value-type="float" office:value="6573" table:style-name="ce6">
            <text:p>6,573<text:s/></text:p>
          </table:table-cell>
          <table:table-cell office:value-type="float" office:value="2276" table:style-name="ce6">
            <text:p>2,276<text:s/></text:p>
          </table:table-cell>
          <table:table-cell office:value-type="float" office:value="10042" table:style-name="ce6">
            <text:p>10,042<text:s/></text:p>
          </table:table-cell>
          <table:table-cell office:value-type="float" office:value="7446" table:style-name="ce6">
            <text:p>7,446<text:s/></text:p>
          </table:table-cell>
          <table:table-cell office:value-type="float" office:value="7607" table:style-name="ce6">
            <text:p>7,607<text:s/></text:p>
          </table:table-cell>
          <table:table-cell office:value-type="float" office:value="6320" table:style-name="ce6">
            <text:p>6,320<text:s/></text:p>
          </table:table-cell>
          <table:table-cell office:value-type="float" office:value="7179" table:style-name="ce6">
            <text:p>7,179<text:s/></text:p>
          </table:table-cell>
          <table:table-cell office:value-type="float" office:value="26051" table:style-name="ce6">
            <text:p>26,051<text:s/></text:p>
          </table:table-cell>
          <table:table-cell office:value-type="float" office:value="8951" table:style-name="ce6">
            <text:p>8,951<text:s/></text:p>
          </table:table-cell>
          <table:table-cell office:value-type="float" office:value="5819" table:style-name="ce6">
            <text:p>5,819<text:s/></text:p>
          </table:table-cell>
          <table:table-cell office:value-type="float" office:value="6531" table:style-name="ce6">
            <text:p>6,531<text:s/></text:p>
          </table:table-cell>
          <table:table-cell office:value-type="float" office:value="6775" table:style-name="ce6">
            <text:p>6,775<text:s/></text:p>
          </table:table-cell>
          <table:table-cell office:value-type="float" office:value="5408" table:style-name="ce6">
            <text:p>5,408<text:s/></text:p>
          </table:table-cell>
          <table:table-cell office:value-type="float" office:value="6594" table:style-name="ce6">
            <text:p>6,594<text:s/></text:p>
          </table:table-cell>
          <table:table-cell office:value-type="float" office:value="6980" table:style-name="ce6">
            <text:p>6,980<text:s/></text:p>
          </table:table-cell>
          <table:table-cell office:value-type="float" office:value="3513" table:style-name="ce6">
            <text:p>3,513<text:s/></text:p>
          </table:table-cell>
          <table:table-cell office:value-type="float" office:value="9106" table:style-name="ce6">
            <text:p>9,106<text:s/></text:p>
          </table:table-cell>
          <table:table-cell office:value-type="float" office:value="2350" table:style-name="ce6">
            <text:p>2,350<text:s/></text:p>
          </table:table-cell>
          <table:table-cell office:value-type="float" office:value="2557" table:style-name="ce6">
            <text:p>2,557<text:s/></text:p>
          </table:table-cell>
          <table:table-cell office:value-type="float" office:value="5567" table:style-name="ce6">
            <text:p>5,567<text:s/></text:p>
          </table:table-cell>
          <table:table-cell office:value-type="float" office:value="977" table:style-name="ce6">
            <text:p>977<text:s/></text:p>
          </table:table-cell>
          <table:table-cell office:value-type="float" office:value="1358" table:style-name="ce6">
            <text:p>1,358<text:s/></text:p>
          </table:table-cell>
          <table:table-cell office:value-type="float" office:value="1181" table:style-name="ce6">
            <text:p>1,181<text:s/></text:p>
          </table:table-cell>
          <table:table-cell office:value-type="float" office:value="3117" table:style-name="ce6">
            <text:p>3,117<text:s/></text:p>
          </table:table-cell>
          <table:table-cell office:value-type="float" office:value="3261" table:style-name="ce6">
            <text:p>3,261<text:s/></text:p>
          </table:table-cell>
          <table:table-cell office:value-type="float" office:value="4082" table:style-name="ce6">
            <text:p>4,082<text:s/></text:p>
          </table:table-cell>
          <table:table-cell office:value-type="float" office:value="8060" table:style-name="ce6">
            <text:p>8,060<text:s/></text:p>
          </table:table-cell>
          <table:table-cell office:value-type="float" office:value="2745" table:style-name="ce6">
            <text:p>2,745<text:s/></text:p>
          </table:table-cell>
          <table:table-cell office:value-type="float" office:value="3743" table:style-name="ce6">
            <text:p>3,743<text:s/></text:p>
          </table:table-cell>
          <table:table-cell office:value-type="float" office:value="2419" table:style-name="ce6">
            <text:p>2,419<text:s/></text:p>
          </table:table-cell>
          <table:table-cell office:value-type="float" office:value="6644" table:style-name="ce6">
            <text:p>6,644<text:s/></text:p>
          </table:table-cell>
          <table:table-cell office:value-type="float" office:value="6067" table:style-name="ce6">
            <text:p>6,067<text:s/></text:p>
          </table:table-cell>
          <table:table-cell office:value-type="float" office:value="6748" table:style-name="ce6">
            <text:p>6,748<text:s/></text:p>
          </table:table-cell>
          <table:table-cell office:value-type="float" office:value="9537" table:style-name="ce6">
            <text:p>9,537<text:s/></text:p>
          </table:table-cell>
          <table:table-cell office:value-type="float" office:value="10773" table:style-name="ce6">
            <text:p>10,773<text:s/></text:p>
          </table:table-cell>
          <table:table-cell office:value-type="float" office:value="7396" table:style-name="ce6">
            <text:p>7,396<text:s/></text:p>
          </table:table-cell>
          <table:table-cell office:value-type="float" office:value="3639" table:style-name="ce6">
            <text:p>3,639<text:s/></text:p>
          </table:table-cell>
          <table:table-cell office:value-type="float" office:value="11023" table:style-name="ce6">
            <text:p>11,023<text:s/></text:p>
          </table:table-cell>
          <table:table-cell office:value-type="float" office:value="5426" table:style-name="ce6">
            <text:p>5,426<text:s/></text:p>
          </table:table-cell>
          <table:table-cell office:value-type="float" office:value="8176" table:style-name="ce6">
            <text:p>8,176<text:s/></text:p>
          </table:table-cell>
          <table:table-cell office:value-type="float" office:value="7542" table:style-name="ce6">
            <text:p>7,542<text:s/></text:p>
          </table:table-cell>
          <table:table-cell office:value-type="float" office:value="5314" table:style-name="ce6">
            <text:p>5,314<text:s/></text:p>
          </table:table-cell>
          <table:table-cell office:value-type="float" office:value="15691" table:style-name="ce6">
            <text:p>15,691<text:s/></text:p>
          </table:table-cell>
          <table:table-cell office:value-type="float" office:value="6006" table:style-name="ce6">
            <text:p>6,006<text:s/></text:p>
          </table:table-cell>
          <table:table-cell office:value-type="float" office:value="5071" table:style-name="ce6">
            <text:p>5,071<text:s/></text:p>
          </table:table-cell>
          <table:table-cell office:value-type="float" office:value="5262" table:style-name="ce6">
            <text:p>5,262<text:s/></text:p>
          </table:table-cell>
          <table:table-cell office:value-type="float" office:value="4970" table:style-name="ce6">
            <text:p>4,970<text:s/></text:p>
          </table:table-cell>
          <table:table-cell office:value-type="float" office:value="3364" table:style-name="ce6">
            <text:p>3,364<text:s/></text:p>
          </table:table-cell>
          <table:table-cell office:value-type="float" office:value="5243" table:style-name="ce6">
            <text:p>5,243<text:s/></text:p>
          </table:table-cell>
          <table:table-cell office:value-type="float" office:value="5619" table:style-name="ce6">
            <text:p>5,619<text:s/></text:p>
          </table:table-cell>
          <table:table-cell office:value-type="float" office:value="2027" table:style-name="ce6">
            <text:p>2,027<text:s/></text:p>
          </table:table-cell>
          <table:table-cell office:value-type="float" office:value="3648" table:style-name="ce6">
            <text:p>3,648<text:s/></text:p>
          </table:table-cell>
          <table:table-cell office:value-type="float" office:value="11926" table:style-name="ce6">
            <text:p>11,926<text:s/></text:p>
          </table:table-cell>
          <table:table-cell office:value-type="float" office:value="5991" table:style-name="ce6">
            <text:p>5,991<text:s/></text:p>
          </table:table-cell>
          <table:table-cell office:value-type="float" office:value="7142" table:style-name="ce6">
            <text:p>7,142<text:s/></text:p>
          </table:table-cell>
          <table:table-cell office:value-type="float" office:value="6636" table:style-name="ce6">
            <text:p>6,636<text:s/></text:p>
          </table:table-cell>
          <table:table-cell office:value-type="float" office:value="2668" table:style-name="ce6">
            <text:p>2,668<text:s/></text:p>
          </table:table-cell>
          <table:table-cell office:value-type="float" office:value="3317" table:style-name="ce6">
            <text:p>3,317<text:s/></text:p>
          </table:table-cell>
          <table:table-cell office:value-type="float" office:value="1815" table:style-name="ce6">
            <text:p>1,815<text:s/></text:p>
          </table:table-cell>
          <table:table-cell office:value-type="float" office:value="2004" table:style-name="ce6">
            <text:p>2,004<text:s/></text:p>
          </table:table-cell>
          <table:table-cell office:value-type="float" office:value="1950" table:style-name="ce6">
            <text:p>1,950<text:s/></text:p>
          </table:table-cell>
          <table:table-cell office:value-type="float" office:value="3201" table:style-name="ce6">
            <text:p>3,201<text:s/></text:p>
          </table:table-cell>
          <table:table-cell office:value-type="float" office:value="2941" table:style-name="ce6">
            <text:p>2,941<text:s/></text:p>
          </table:table-cell>
          <table:table-cell office:value-type="float" office:value="3337" table:style-name="ce6">
            <text:p>3,337<text:s/></text:p>
          </table:table-cell>
          <table:table-cell office:value-type="float" office:value="4892" table:style-name="ce6">
            <text:p>4,892<text:s/></text:p>
          </table:table-cell>
          <table:table-cell office:value-type="float" office:value="8230" table:style-name="ce6">
            <text:p>8,230<text:s/></text:p>
          </table:table-cell>
          <table:table-cell office:value-type="float" office:value="6269" table:style-name="ce6">
            <text:p>6,269<text:s/></text:p>
          </table:table-cell>
          <table:table-cell office:value-type="float" office:value="3761" table:style-name="ce6">
            <text:p>3,761<text:s/></text:p>
          </table:table-cell>
          <table:table-cell office:value-type="float" office:value="3613" table:style-name="ce6">
            <text:p>3,613<text:s/></text:p>
          </table:table-cell>
          <table:table-cell office:value-type="float" office:value="3827" table:style-name="ce6">
            <text:p>3,827<text:s/></text:p>
          </table:table-cell>
          <table:table-cell office:value-type="float" office:value="3897" table:style-name="ce6">
            <text:p>3,897<text:s/></text:p>
          </table:table-cell>
          <table:table-cell office:value-type="float" office:value="3919" table:style-name="ce6">
            <text:p>3,919<text:s/></text:p>
          </table:table-cell>
          <table:table-cell office:value-type="float" office:value="3326" table:style-name="ce6">
            <text:p>3,326<text:s/></text:p>
          </table:table-cell>
          <table:table-cell office:value-type="float" office:value="3207" table:style-name="ce6">
            <text:p>3,207<text:s/></text:p>
          </table:table-cell>
          <table:table-cell office:value-type="float" office:value="369" table:style-name="ce6">
            <text:p>369<text:s/></text:p>
          </table:table-cell>
          <table:table-cell office:value-type="float" office:value="707" table:style-name="ce6">
            <text:p>707<text:s/></text:p>
          </table:table-cell>
          <table:table-cell office:value-type="float" office:value="1317" table:style-name="ce6">
            <text:p>1,317<text:s/></text:p>
          </table:table-cell>
          <table:table-cell office:value-type="float" office:value="1426" table:style-name="ce6">
            <text:p>1,426<text:s/></text:p>
          </table:table-cell>
          <table:table-cell office:value-type="float" office:value="757" table:style-name="ce6">
            <text:p>757<text:s/></text:p>
          </table:table-cell>
          <table:table-cell office:value-type="float" office:value="1161" table:style-name="ce6">
            <text:p>1,161<text:s/></text:p>
          </table:table-cell>
          <table:table-cell office:value-type="float" office:value="854" table:style-name="ce6">
            <text:p>854<text:s/></text:p>
          </table:table-cell>
          <table:table-cell office:value-type="float" office:value="2031" table:style-name="ce6">
            <text:p>2,031<text:s/></text:p>
          </table:table-cell>
          <table:table-cell office:value-type="float" office:value="706" table:style-name="ce6">
            <text:p>706<text:s/></text:p>
          </table:table-cell>
          <table:table-cell office:value-type="float" office:value="1073" table:style-name="ce6">
            <text:p>1,073<text:s/></text:p>
          </table:table-cell>
          <table:table-cell office:value-type="float" office:value="1436" table:style-name="ce6">
            <text:p>1,436<text:s/></text:p>
          </table:table-cell>
          <table:table-cell table:number-columns-repeated="16264"/>
        </table:table-row>
        <table:table-row table:style-name="ro2">
          <table:table-cell office:value-type="date" office:date-value="2021-05-22T00:00:00" table:style-name="ce5">
            <text:p>2021/5/22</text:p>
          </table:table-cell>
          <table:table-cell office:value-type="float" office:value="388" table:style-name="ce6">
            <text:p>388<text:s/></text:p>
          </table:table-cell>
          <table:table-cell office:value-type="float" office:value="1194" table:style-name="ce6">
            <text:p>1,194<text:s/></text:p>
          </table:table-cell>
          <table:table-cell office:value-type="float" office:value="2833" table:style-name="ce6">
            <text:p>2,833<text:s/></text:p>
          </table:table-cell>
          <table:table-cell office:value-type="float" office:value="5422" table:style-name="ce6">
            <text:p>5,422<text:s/></text:p>
          </table:table-cell>
          <table:table-cell office:value-type="float" office:value="1989" table:style-name="ce6">
            <text:p>1,989<text:s/></text:p>
          </table:table-cell>
          <table:table-cell office:value-type="float" office:value="1113" table:style-name="ce6">
            <text:p>1,113<text:s/></text:p>
          </table:table-cell>
          <table:table-cell office:value-type="float" office:value="1122" table:style-name="ce6">
            <text:p>1,122<text:s/></text:p>
          </table:table-cell>
          <table:table-cell office:value-type="float" office:value="571" table:style-name="ce6">
            <text:p>571<text:s/></text:p>
          </table:table-cell>
          <table:table-cell office:value-type="float" office:value="331" table:style-name="ce6">
            <text:p>331<text:s/></text:p>
          </table:table-cell>
          <table:table-cell office:value-type="float" office:value="1404" table:style-name="ce6">
            <text:p>1,404<text:s/></text:p>
          </table:table-cell>
          <table:table-cell office:value-type="float" office:value="250" table:style-name="ce6">
            <text:p>250<text:s/></text:p>
          </table:table-cell>
          <table:table-cell office:value-type="float" office:value="506" table:style-name="ce6">
            <text:p>506<text:s/></text:p>
          </table:table-cell>
          <table:table-cell office:value-type="float" office:value="223" table:style-name="ce6">
            <text:p>223<text:s/></text:p>
          </table:table-cell>
          <table:table-cell office:value-type="float" office:value="770" table:style-name="ce6">
            <text:p>770<text:s/></text:p>
          </table:table-cell>
          <table:table-cell office:value-type="float" office:value="1140" table:style-name="ce6">
            <text:p>1,140<text:s/></text:p>
          </table:table-cell>
          <table:table-cell office:value-type="float" office:value="885" table:style-name="ce6">
            <text:p>885<text:s/></text:p>
          </table:table-cell>
          <table:table-cell office:value-type="float" office:value="934" table:style-name="ce6">
            <text:p>934<text:s/></text:p>
          </table:table-cell>
          <table:table-cell office:value-type="float" office:value="475" table:style-name="ce6">
            <text:p>475<text:s/></text:p>
          </table:table-cell>
          <table:table-cell office:value-type="float" office:value="1079" table:style-name="ce6">
            <text:p>1,079<text:s/></text:p>
          </table:table-cell>
          <table:table-cell office:value-type="float" office:value="386" table:style-name="ce6">
            <text:p>386<text:s/></text:p>
          </table:table-cell>
          <table:table-cell office:value-type="float" office:value="762" table:style-name="ce6">
            <text:p>762<text:s/></text:p>
          </table:table-cell>
          <table:table-cell office:value-type="float" office:value="895" table:style-name="ce6">
            <text:p>895<text:s/></text:p>
          </table:table-cell>
          <table:table-cell office:value-type="float" office:value="365" table:style-name="ce6">
            <text:p>365<text:s/></text:p>
          </table:table-cell>
          <table:table-cell office:value-type="float" office:value="2626" table:style-name="ce6">
            <text:p>2,626<text:s/></text:p>
          </table:table-cell>
          <table:table-cell office:value-type="float" office:value="336" table:style-name="ce6">
            <text:p>336<text:s/></text:p>
          </table:table-cell>
          <table:table-cell office:value-type="float" office:value="1438" table:style-name="ce6">
            <text:p>1,438<text:s/></text:p>
          </table:table-cell>
          <table:table-cell office:value-type="float" office:value="1408" table:style-name="ce6">
            <text:p>1,408<text:s/></text:p>
          </table:table-cell>
          <table:table-cell office:value-type="float" office:value="1732" table:style-name="ce6">
            <text:p>1,732<text:s/></text:p>
          </table:table-cell>
          <table:table-cell office:value-type="float" office:value="2174" table:style-name="ce6">
            <text:p>2,174<text:s/></text:p>
          </table:table-cell>
          <table:table-cell office:value-type="float" office:value="1926" table:style-name="ce6">
            <text:p>1,926<text:s/></text:p>
          </table:table-cell>
          <table:table-cell office:value-type="float" office:value="1251" table:style-name="ce6">
            <text:p>1,251<text:s/></text:p>
          </table:table-cell>
          <table:table-cell office:value-type="float" office:value="2087" table:style-name="ce6">
            <text:p>2,087<text:s/></text:p>
          </table:table-cell>
          <table:table-cell office:value-type="float" office:value="1793" table:style-name="ce6">
            <text:p>1,793<text:s/></text:p>
          </table:table-cell>
          <table:table-cell office:value-type="float" office:value="3136" table:style-name="ce6">
            <text:p>3,136<text:s/></text:p>
          </table:table-cell>
          <table:table-cell office:value-type="float" office:value="1585" table:style-name="ce6">
            <text:p>1,585<text:s/></text:p>
          </table:table-cell>
          <table:table-cell office:value-type="float" office:value="464" table:style-name="ce6">
            <text:p>464<text:s/></text:p>
          </table:table-cell>
          <table:table-cell office:value-type="float" office:value="3842" table:style-name="ce6">
            <text:p>3,842<text:s/></text:p>
          </table:table-cell>
          <table:table-cell office:value-type="float" office:value="2579" table:style-name="ce6">
            <text:p>2,579<text:s/></text:p>
          </table:table-cell>
          <table:table-cell office:value-type="float" office:value="2663" table:style-name="ce6">
            <text:p>2,663<text:s/></text:p>
          </table:table-cell>
          <table:table-cell office:value-type="float" office:value="2528" table:style-name="ce6">
            <text:p>2,528<text:s/></text:p>
          </table:table-cell>
          <table:table-cell office:value-type="float" office:value="1500" table:style-name="ce6">
            <text:p>1,500<text:s/></text:p>
          </table:table-cell>
          <table:table-cell office:value-type="float" office:value="9671" table:style-name="ce6">
            <text:p>9,671<text:s/></text:p>
          </table:table-cell>
          <table:table-cell office:value-type="float" office:value="4130" table:style-name="ce6">
            <text:p>4,130<text:s/></text:p>
          </table:table-cell>
          <table:table-cell office:value-type="float" office:value="2576" table:style-name="ce6">
            <text:p>2,576<text:s/></text:p>
          </table:table-cell>
          <table:table-cell office:value-type="float" office:value="2079" table:style-name="ce6">
            <text:p>2,079<text:s/></text:p>
          </table:table-cell>
          <table:table-cell office:value-type="float" office:value="2445" table:style-name="ce6">
            <text:p>2,445<text:s/></text:p>
          </table:table-cell>
          <table:table-cell office:value-type="float" office:value="2470" table:style-name="ce6">
            <text:p>2,470<text:s/></text:p>
          </table:table-cell>
          <table:table-cell office:value-type="float" office:value="2973" table:style-name="ce6">
            <text:p>2,973<text:s/></text:p>
          </table:table-cell>
          <table:table-cell office:value-type="float" office:value="2978" table:style-name="ce6">
            <text:p>2,978<text:s/></text:p>
          </table:table-cell>
          <table:table-cell office:value-type="float" office:value="1455" table:style-name="ce6">
            <text:p>1,455<text:s/></text:p>
          </table:table-cell>
          <table:table-cell office:value-type="float" office:value="3554" table:style-name="ce6">
            <text:p>3,554<text:s/></text:p>
          </table:table-cell>
          <table:table-cell office:value-type="float" office:value="1000" table:style-name="ce6">
            <text:p>1,000<text:s/></text:p>
          </table:table-cell>
          <table:table-cell office:value-type="float" office:value="849" table:style-name="ce6">
            <text:p>849<text:s/></text:p>
          </table:table-cell>
          <table:table-cell office:value-type="float" office:value="2512" table:style-name="ce6">
            <text:p>2,512<text:s/></text:p>
          </table:table-cell>
          <table:table-cell office:value-type="float" office:value="431" table:style-name="ce6">
            <text:p>431<text:s/></text:p>
          </table:table-cell>
          <table:table-cell office:value-type="float" office:value="561" table:style-name="ce6">
            <text:p>561<text:s/></text:p>
          </table:table-cell>
          <table:table-cell office:value-type="float" office:value="416" table:style-name="ce6">
            <text:p>416<text:s/></text:p>
          </table:table-cell>
          <table:table-cell office:value-type="float" office:value="1372" table:style-name="ce6">
            <text:p>1,372<text:s/></text:p>
          </table:table-cell>
          <table:table-cell office:value-type="float" office:value="1642" table:style-name="ce6">
            <text:p>1,642<text:s/></text:p>
          </table:table-cell>
          <table:table-cell office:value-type="float" office:value="1739" table:style-name="ce6">
            <text:p>1,739<text:s/></text:p>
          </table:table-cell>
          <table:table-cell office:value-type="float" office:value="3803" table:style-name="ce6">
            <text:p>3,803<text:s/></text:p>
          </table:table-cell>
          <table:table-cell office:value-type="float" office:value="1091" table:style-name="ce6">
            <text:p>1,091<text:s/></text:p>
          </table:table-cell>
          <table:table-cell office:value-type="float" office:value="1321" table:style-name="ce6">
            <text:p>1,321<text:s/></text:p>
          </table:table-cell>
          <table:table-cell office:value-type="float" office:value="965" table:style-name="ce6">
            <text:p>965<text:s/></text:p>
          </table:table-cell>
          <table:table-cell office:value-type="float" office:value="2407" table:style-name="ce6">
            <text:p>2,407<text:s/></text:p>
          </table:table-cell>
          <table:table-cell office:value-type="float" office:value="2211" table:style-name="ce6">
            <text:p>2,211<text:s/></text:p>
          </table:table-cell>
          <table:table-cell office:value-type="float" office:value="2671" table:style-name="ce6">
            <text:p>2,671<text:s/></text:p>
          </table:table-cell>
          <table:table-cell office:value-type="float" office:value="3292" table:style-name="ce6">
            <text:p>3,292<text:s/></text:p>
          </table:table-cell>
          <table:table-cell office:value-type="float" office:value="4019" table:style-name="ce6">
            <text:p>4,019<text:s/></text:p>
          </table:table-cell>
          <table:table-cell office:value-type="float" office:value="2825" table:style-name="ce6">
            <text:p>2,825<text:s/></text:p>
          </table:table-cell>
          <table:table-cell office:value-type="float" office:value="1825" table:style-name="ce6">
            <text:p>1,825<text:s/></text:p>
          </table:table-cell>
          <table:table-cell office:value-type="float" office:value="4503" table:style-name="ce6">
            <text:p>4,503<text:s/></text:p>
          </table:table-cell>
          <table:table-cell office:value-type="float" office:value="1285" table:style-name="ce6">
            <text:p>1,285<text:s/></text:p>
          </table:table-cell>
          <table:table-cell office:value-type="float" office:value="3049" table:style-name="ce6">
            <text:p>3,049<text:s/></text:p>
          </table:table-cell>
          <table:table-cell office:value-type="float" office:value="2930" table:style-name="ce6">
            <text:p>2,930<text:s/></text:p>
          </table:table-cell>
          <table:table-cell office:value-type="float" office:value="1617" table:style-name="ce6">
            <text:p>1,617<text:s/></text:p>
          </table:table-cell>
          <table:table-cell office:value-type="float" office:value="6032" table:style-name="ce6">
            <text:p>6,032<text:s/></text:p>
          </table:table-cell>
          <table:table-cell office:value-type="float" office:value="2554" table:style-name="ce6">
            <text:p>2,554<text:s/></text:p>
          </table:table-cell>
          <table:table-cell office:value-type="float" office:value="2202" table:style-name="ce6">
            <text:p>2,202<text:s/></text:p>
          </table:table-cell>
          <table:table-cell office:value-type="float" office:value="1381" table:style-name="ce6">
            <text:p>1,381<text:s/></text:p>
          </table:table-cell>
          <table:table-cell office:value-type="float" office:value="1902" table:style-name="ce6">
            <text:p>1,902<text:s/></text:p>
          </table:table-cell>
          <table:table-cell office:value-type="float" office:value="1022" table:style-name="ce6">
            <text:p>1,022<text:s/></text:p>
          </table:table-cell>
          <table:table-cell office:value-type="float" office:value="1979" table:style-name="ce6">
            <text:p>1,979<text:s/></text:p>
          </table:table-cell>
          <table:table-cell office:value-type="float" office:value="1808" table:style-name="ce6">
            <text:p>1,808<text:s/></text:p>
          </table:table-cell>
          <table:table-cell office:value-type="float" office:value="786" table:style-name="ce6">
            <text:p>786<text:s/></text:p>
          </table:table-cell>
          <table:table-cell office:value-type="float" office:value="870" table:style-name="ce6">
            <text:p>870<text:s/></text:p>
          </table:table-cell>
          <table:table-cell office:value-type="float" office:value="2238" table:style-name="ce6">
            <text:p>2,238<text:s/></text:p>
          </table:table-cell>
          <table:table-cell office:value-type="float" office:value="1523" table:style-name="ce6">
            <text:p>1,523<text:s/></text:p>
          </table:table-cell>
          <table:table-cell office:value-type="float" office:value="1920" table:style-name="ce6">
            <text:p>1,920<text:s/></text:p>
          </table:table-cell>
          <table:table-cell office:value-type="float" office:value="2037" table:style-name="ce6">
            <text:p>2,037<text:s/></text:p>
          </table:table-cell>
          <table:table-cell office:value-type="float" office:value="997" table:style-name="ce6">
            <text:p>997<text:s/></text:p>
          </table:table-cell>
          <table:table-cell office:value-type="float" office:value="1125" table:style-name="ce6">
            <text:p>1,125<text:s/></text:p>
          </table:table-cell>
          <table:table-cell office:value-type="float" office:value="635" table:style-name="ce6">
            <text:p>635<text:s/></text:p>
          </table:table-cell>
          <table:table-cell office:value-type="float" office:value="517" table:style-name="ce6">
            <text:p>517<text:s/></text:p>
          </table:table-cell>
          <table:table-cell office:value-type="float" office:value="766" table:style-name="ce6">
            <text:p>766<text:s/></text:p>
          </table:table-cell>
          <table:table-cell office:value-type="float" office:value="1317" table:style-name="ce6">
            <text:p>1,317<text:s/></text:p>
          </table:table-cell>
          <table:table-cell office:value-type="float" office:value="1395" table:style-name="ce6">
            <text:p>1,395<text:s/></text:p>
          </table:table-cell>
          <table:table-cell office:value-type="float" office:value="1341" table:style-name="ce6">
            <text:p>1,341<text:s/></text:p>
          </table:table-cell>
          <table:table-cell office:value-type="float" office:value="1927" table:style-name="ce6">
            <text:p>1,927<text:s/></text:p>
          </table:table-cell>
          <table:table-cell office:value-type="float" office:value="2332" table:style-name="ce6">
            <text:p>2,332<text:s/></text:p>
          </table:table-cell>
          <table:table-cell office:value-type="float" office:value="2826" table:style-name="ce6">
            <text:p>2,826<text:s/></text:p>
          </table:table-cell>
          <table:table-cell office:value-type="float" office:value="1391" table:style-name="ce6">
            <text:p>1,391<text:s/></text:p>
          </table:table-cell>
          <table:table-cell office:value-type="float" office:value="1380" table:style-name="ce6">
            <text:p>1,380<text:s/></text:p>
          </table:table-cell>
          <table:table-cell office:value-type="float" office:value="1375" table:style-name="ce6">
            <text:p>1,375<text:s/></text:p>
          </table:table-cell>
          <table:table-cell office:value-type="float" office:value="1501" table:style-name="ce6">
            <text:p>1,501<text:s/></text:p>
          </table:table-cell>
          <table:table-cell office:value-type="float" office:value="1709" table:style-name="ce6">
            <text:p>1,709<text:s/></text:p>
          </table:table-cell>
          <table:table-cell office:value-type="float" office:value="1173" table:style-name="ce6">
            <text:p>1,173<text:s/></text:p>
          </table:table-cell>
          <table:table-cell office:value-type="float" office:value="1250" table:style-name="ce6">
            <text:p>1,250<text:s/></text:p>
          </table:table-cell>
          <table:table-cell office:value-type="float" office:value="163" table:style-name="ce6">
            <text:p>163<text:s/></text:p>
          </table:table-cell>
          <table:table-cell office:value-type="float" office:value="321" table:style-name="ce6">
            <text:p>321<text:s/></text:p>
          </table:table-cell>
          <table:table-cell office:value-type="float" office:value="454" table:style-name="ce6">
            <text:p>454<text:s/></text:p>
          </table:table-cell>
          <table:table-cell office:value-type="float" office:value="655" table:style-name="ce6">
            <text:p>655<text:s/></text:p>
          </table:table-cell>
          <table:table-cell office:value-type="float" office:value="210" table:style-name="ce6">
            <text:p>210<text:s/></text:p>
          </table:table-cell>
          <table:table-cell office:value-type="float" office:value="256" table:style-name="ce6">
            <text:p>256<text:s/></text:p>
          </table:table-cell>
          <table:table-cell office:value-type="float" office:value="305" table:style-name="ce6">
            <text:p>305<text:s/></text:p>
          </table:table-cell>
          <table:table-cell office:value-type="float" office:value="707" table:style-name="ce6">
            <text:p>707<text:s/></text:p>
          </table:table-cell>
          <table:table-cell office:value-type="float" office:value="298" table:style-name="ce6">
            <text:p>298<text:s/></text:p>
          </table:table-cell>
          <table:table-cell office:value-type="float" office:value="435" table:style-name="ce6">
            <text:p>435<text:s/></text:p>
          </table:table-cell>
          <table:table-cell office:value-type="float" office:value="499" table:style-name="ce6">
            <text:p>499<text:s/></text:p>
          </table:table-cell>
          <table:table-cell table:number-columns-repeated="16264"/>
        </table:table-row>
        <table:table-row table:style-name="ro2">
          <table:table-cell office:value-type="date" office:date-value="2021-05-23T00:00:00" table:style-name="ce5">
            <text:p>2021/5/23</text:p>
          </table:table-cell>
          <table:table-cell office:value-type="float" office:value="357" table:style-name="ce6">
            <text:p>357<text:s/></text:p>
          </table:table-cell>
          <table:table-cell office:value-type="float" office:value="849" table:style-name="ce6">
            <text:p>849<text:s/></text:p>
          </table:table-cell>
          <table:table-cell office:value-type="float" office:value="2064" table:style-name="ce6">
            <text:p>2,064<text:s/></text:p>
          </table:table-cell>
          <table:table-cell office:value-type="float" office:value="4407" table:style-name="ce6">
            <text:p>4,407<text:s/></text:p>
          </table:table-cell>
          <table:table-cell office:value-type="float" office:value="1333" table:style-name="ce6">
            <text:p>1,333<text:s/></text:p>
          </table:table-cell>
          <table:table-cell office:value-type="float" office:value="827" table:style-name="ce6">
            <text:p>827<text:s/></text:p>
          </table:table-cell>
          <table:table-cell office:value-type="float" office:value="848" table:style-name="ce6">
            <text:p>848<text:s/></text:p>
          </table:table-cell>
          <table:table-cell office:value-type="float" office:value="425" table:style-name="ce6">
            <text:p>425<text:s/></text:p>
          </table:table-cell>
          <table:table-cell office:value-type="float" office:value="285" table:style-name="ce6">
            <text:p>285<text:s/></text:p>
          </table:table-cell>
          <table:table-cell office:value-type="float" office:value="947" table:style-name="ce6">
            <text:p>947<text:s/></text:p>
          </table:table-cell>
          <table:table-cell office:value-type="float" office:value="214" table:style-name="ce6">
            <text:p>214<text:s/></text:p>
          </table:table-cell>
          <table:table-cell office:value-type="float" office:value="413" table:style-name="ce6">
            <text:p>413<text:s/></text:p>
          </table:table-cell>
          <table:table-cell office:value-type="float" office:value="139" table:style-name="ce6">
            <text:p>139<text:s/></text:p>
          </table:table-cell>
          <table:table-cell office:value-type="float" office:value="694" table:style-name="ce6">
            <text:p>694<text:s/></text:p>
          </table:table-cell>
          <table:table-cell office:value-type="float" office:value="921" table:style-name="ce6">
            <text:p>921<text:s/></text:p>
          </table:table-cell>
          <table:table-cell office:value-type="float" office:value="681" table:style-name="ce6">
            <text:p>681<text:s/></text:p>
          </table:table-cell>
          <table:table-cell office:value-type="float" office:value="721" table:style-name="ce6">
            <text:p>721<text:s/></text:p>
          </table:table-cell>
          <table:table-cell office:value-type="float" office:value="373" table:style-name="ce6">
            <text:p>373<text:s/></text:p>
          </table:table-cell>
          <table:table-cell office:value-type="float" office:value="801" table:style-name="ce6">
            <text:p>801<text:s/></text:p>
          </table:table-cell>
          <table:table-cell office:value-type="float" office:value="322" table:style-name="ce6">
            <text:p>322<text:s/></text:p>
          </table:table-cell>
          <table:table-cell office:value-type="float" office:value="586" table:style-name="ce6">
            <text:p>586<text:s/></text:p>
          </table:table-cell>
          <table:table-cell office:value-type="float" office:value="676" table:style-name="ce6">
            <text:p>676<text:s/></text:p>
          </table:table-cell>
          <table:table-cell office:value-type="float" office:value="290" table:style-name="ce6">
            <text:p>290<text:s/></text:p>
          </table:table-cell>
          <table:table-cell office:value-type="float" office:value="1945" table:style-name="ce6">
            <text:p>1,945<text:s/></text:p>
          </table:table-cell>
          <table:table-cell office:value-type="float" office:value="234" table:style-name="ce6">
            <text:p>234<text:s/></text:p>
          </table:table-cell>
          <table:table-cell office:value-type="float" office:value="1139" table:style-name="ce6">
            <text:p>1,139<text:s/></text:p>
          </table:table-cell>
          <table:table-cell office:value-type="float" office:value="1035" table:style-name="ce6">
            <text:p>1,035<text:s/></text:p>
          </table:table-cell>
          <table:table-cell office:value-type="float" office:value="1378" table:style-name="ce6">
            <text:p>1,378<text:s/></text:p>
          </table:table-cell>
          <table:table-cell office:value-type="float" office:value="1529" table:style-name="ce6">
            <text:p>1,529<text:s/></text:p>
          </table:table-cell>
          <table:table-cell office:value-type="float" office:value="1520" table:style-name="ce6">
            <text:p>1,520<text:s/></text:p>
          </table:table-cell>
          <table:table-cell office:value-type="float" office:value="923" table:style-name="ce6">
            <text:p>923<text:s/></text:p>
          </table:table-cell>
          <table:table-cell office:value-type="float" office:value="1757" table:style-name="ce6">
            <text:p>1,757<text:s/></text:p>
          </table:table-cell>
          <table:table-cell office:value-type="float" office:value="1308" table:style-name="ce6">
            <text:p>1,308<text:s/></text:p>
          </table:table-cell>
          <table:table-cell office:value-type="float" office:value="2218" table:style-name="ce6">
            <text:p>2,218<text:s/></text:p>
          </table:table-cell>
          <table:table-cell office:value-type="float" office:value="1344" table:style-name="ce6">
            <text:p>1,344<text:s/></text:p>
          </table:table-cell>
          <table:table-cell office:value-type="float" office:value="470" table:style-name="ce6">
            <text:p>470<text:s/></text:p>
          </table:table-cell>
          <table:table-cell office:value-type="float" office:value="2954" table:style-name="ce6">
            <text:p>2,954<text:s/></text:p>
          </table:table-cell>
          <table:table-cell office:value-type="float" office:value="1881" table:style-name="ce6">
            <text:p>1,881<text:s/></text:p>
          </table:table-cell>
          <table:table-cell office:value-type="float" office:value="1996" table:style-name="ce6">
            <text:p>1,996<text:s/></text:p>
          </table:table-cell>
          <table:table-cell office:value-type="float" office:value="1965" table:style-name="ce6">
            <text:p>1,965<text:s/></text:p>
          </table:table-cell>
          <table:table-cell office:value-type="float" office:value="1114" table:style-name="ce6">
            <text:p>1,114<text:s/></text:p>
          </table:table-cell>
          <table:table-cell office:value-type="float" office:value="7547" table:style-name="ce6">
            <text:p>7,547<text:s/></text:p>
          </table:table-cell>
          <table:table-cell office:value-type="float" office:value="2690" table:style-name="ce6">
            <text:p>2,690<text:s/></text:p>
          </table:table-cell>
          <table:table-cell office:value-type="float" office:value="1561" table:style-name="ce6">
            <text:p>1,561<text:s/></text:p>
          </table:table-cell>
          <table:table-cell office:value-type="float" office:value="1551" table:style-name="ce6">
            <text:p>1,551<text:s/></text:p>
          </table:table-cell>
          <table:table-cell office:value-type="float" office:value="1951" table:style-name="ce6">
            <text:p>1,951<text:s/></text:p>
          </table:table-cell>
          <table:table-cell office:value-type="float" office:value="1983" table:style-name="ce6">
            <text:p>1,983<text:s/></text:p>
          </table:table-cell>
          <table:table-cell office:value-type="float" office:value="2264" table:style-name="ce6">
            <text:p>2,264<text:s/></text:p>
          </table:table-cell>
          <table:table-cell office:value-type="float" office:value="2397" table:style-name="ce6">
            <text:p>2,397<text:s/></text:p>
          </table:table-cell>
          <table:table-cell office:value-type="float" office:value="939" table:style-name="ce6">
            <text:p>939<text:s/></text:p>
          </table:table-cell>
          <table:table-cell office:value-type="float" office:value="2561" table:style-name="ce6">
            <text:p>2,561<text:s/></text:p>
          </table:table-cell>
          <table:table-cell office:value-type="float" office:value="732" table:style-name="ce6">
            <text:p>732<text:s/></text:p>
          </table:table-cell>
          <table:table-cell office:value-type="float" office:value="594" table:style-name="ce6">
            <text:p>594<text:s/></text:p>
          </table:table-cell>
          <table:table-cell office:value-type="float" office:value="2004" table:style-name="ce6">
            <text:p>2,004<text:s/></text:p>
          </table:table-cell>
          <table:table-cell office:value-type="float" office:value="378" table:style-name="ce6">
            <text:p>378<text:s/></text:p>
          </table:table-cell>
          <table:table-cell office:value-type="float" office:value="426" table:style-name="ce6">
            <text:p>426<text:s/></text:p>
          </table:table-cell>
          <table:table-cell office:value-type="float" office:value="305" table:style-name="ce6">
            <text:p>305<text:s/></text:p>
          </table:table-cell>
          <table:table-cell office:value-type="float" office:value="1007" table:style-name="ce6">
            <text:p>1,007<text:s/></text:p>
          </table:table-cell>
          <table:table-cell office:value-type="float" office:value="1208" table:style-name="ce6">
            <text:p>1,208<text:s/></text:p>
          </table:table-cell>
          <table:table-cell office:value-type="float" office:value="1309" table:style-name="ce6">
            <text:p>1,309<text:s/></text:p>
          </table:table-cell>
          <table:table-cell office:value-type="float" office:value="3125" table:style-name="ce6">
            <text:p>3,125<text:s/></text:p>
          </table:table-cell>
          <table:table-cell office:value-type="float" office:value="773" table:style-name="ce6">
            <text:p>773<text:s/></text:p>
          </table:table-cell>
          <table:table-cell office:value-type="float" office:value="1003" table:style-name="ce6">
            <text:p>1,003<text:s/></text:p>
          </table:table-cell>
          <table:table-cell office:value-type="float" office:value="722" table:style-name="ce6">
            <text:p>722<text:s/></text:p>
          </table:table-cell>
          <table:table-cell office:value-type="float" office:value="1768" table:style-name="ce6">
            <text:p>1,768<text:s/></text:p>
          </table:table-cell>
          <table:table-cell office:value-type="float" office:value="1587" table:style-name="ce6">
            <text:p>1,587<text:s/></text:p>
          </table:table-cell>
          <table:table-cell office:value-type="float" office:value="1924" table:style-name="ce6">
            <text:p>1,924<text:s/></text:p>
          </table:table-cell>
          <table:table-cell office:value-type="float" office:value="2592" table:style-name="ce6">
            <text:p>2,592<text:s/></text:p>
          </table:table-cell>
          <table:table-cell office:value-type="float" office:value="2849" table:style-name="ce6">
            <text:p>2,849<text:s/></text:p>
          </table:table-cell>
          <table:table-cell office:value-type="float" office:value="2060" table:style-name="ce6">
            <text:p>2,060<text:s/></text:p>
          </table:table-cell>
          <table:table-cell office:value-type="float" office:value="1449" table:style-name="ce6">
            <text:p>1,449<text:s/></text:p>
          </table:table-cell>
          <table:table-cell office:value-type="float" office:value="3622" table:style-name="ce6">
            <text:p>3,622<text:s/></text:p>
          </table:table-cell>
          <table:table-cell office:value-type="float" office:value="1100" table:style-name="ce6">
            <text:p>1,100<text:s/></text:p>
          </table:table-cell>
          <table:table-cell office:value-type="float" office:value="2336" table:style-name="ce6">
            <text:p>2,336<text:s/></text:p>
          </table:table-cell>
          <table:table-cell office:value-type="float" office:value="1899" table:style-name="ce6">
            <text:p>1,899<text:s/></text:p>
          </table:table-cell>
          <table:table-cell office:value-type="float" office:value="1164" table:style-name="ce6">
            <text:p>1,164<text:s/></text:p>
          </table:table-cell>
          <table:table-cell office:value-type="float" office:value="5071" table:style-name="ce6">
            <text:p>5,071<text:s/></text:p>
          </table:table-cell>
          <table:table-cell office:value-type="float" office:value="1893" table:style-name="ce6">
            <text:p>1,893<text:s/></text:p>
          </table:table-cell>
          <table:table-cell office:value-type="float" office:value="1531" table:style-name="ce6">
            <text:p>1,531<text:s/></text:p>
          </table:table-cell>
          <table:table-cell office:value-type="float" office:value="1090" table:style-name="ce6">
            <text:p>1,090<text:s/></text:p>
          </table:table-cell>
          <table:table-cell office:value-type="float" office:value="1532" table:style-name="ce6">
            <text:p>1,532<text:s/></text:p>
          </table:table-cell>
          <table:table-cell office:value-type="float" office:value="856" table:style-name="ce6">
            <text:p>856<text:s/></text:p>
          </table:table-cell>
          <table:table-cell office:value-type="float" office:value="1621" table:style-name="ce6">
            <text:p>1,621<text:s/></text:p>
          </table:table-cell>
          <table:table-cell office:value-type="float" office:value="1281" table:style-name="ce6">
            <text:p>1,281<text:s/></text:p>
          </table:table-cell>
          <table:table-cell office:value-type="float" office:value="648" table:style-name="ce6">
            <text:p>648<text:s/></text:p>
          </table:table-cell>
          <table:table-cell office:value-type="float" office:value="689" table:style-name="ce6">
            <text:p>689<text:s/></text:p>
          </table:table-cell>
          <table:table-cell office:value-type="float" office:value="1527" table:style-name="ce6">
            <text:p>1,527<text:s/></text:p>
          </table:table-cell>
          <table:table-cell office:value-type="float" office:value="1064" table:style-name="ce6">
            <text:p>1,064<text:s/></text:p>
          </table:table-cell>
          <table:table-cell office:value-type="float" office:value="1387" table:style-name="ce6">
            <text:p>1,387<text:s/></text:p>
          </table:table-cell>
          <table:table-cell office:value-type="float" office:value="1515" table:style-name="ce6">
            <text:p>1,515<text:s/></text:p>
          </table:table-cell>
          <table:table-cell office:value-type="float" office:value="686" table:style-name="ce6">
            <text:p>686<text:s/></text:p>
          </table:table-cell>
          <table:table-cell office:value-type="float" office:value="833" table:style-name="ce6">
            <text:p>833<text:s/></text:p>
          </table:table-cell>
          <table:table-cell office:value-type="float" office:value="469" table:style-name="ce6">
            <text:p>469<text:s/></text:p>
          </table:table-cell>
          <table:table-cell office:value-type="float" office:value="349" table:style-name="ce6">
            <text:p>349<text:s/></text:p>
          </table:table-cell>
          <table:table-cell office:value-type="float" office:value="591" table:style-name="ce6">
            <text:p>591<text:s/></text:p>
          </table:table-cell>
          <table:table-cell office:value-type="float" office:value="966" table:style-name="ce6">
            <text:p>966<text:s/></text:p>
          </table:table-cell>
          <table:table-cell office:value-type="float" office:value="1050" table:style-name="ce6">
            <text:p>1,050<text:s/></text:p>
          </table:table-cell>
          <table:table-cell office:value-type="float" office:value="986" table:style-name="ce6">
            <text:p>986<text:s/></text:p>
          </table:table-cell>
          <table:table-cell office:value-type="float" office:value="1377" table:style-name="ce6">
            <text:p>1,377<text:s/></text:p>
          </table:table-cell>
          <table:table-cell office:value-type="float" office:value="1701" table:style-name="ce6">
            <text:p>1,701<text:s/></text:p>
          </table:table-cell>
          <table:table-cell office:value-type="float" office:value="2177" table:style-name="ce6">
            <text:p>2,177<text:s/></text:p>
          </table:table-cell>
          <table:table-cell office:value-type="float" office:value="1007" table:style-name="ce6">
            <text:p>1,007<text:s/></text:p>
          </table:table-cell>
          <table:table-cell office:value-type="float" office:value="965" table:style-name="ce6">
            <text:p>965<text:s/></text:p>
          </table:table-cell>
          <table:table-cell office:value-type="float" office:value="1064" table:style-name="ce6">
            <text:p>1,064<text:s/></text:p>
          </table:table-cell>
          <table:table-cell office:value-type="float" office:value="1084" table:style-name="ce6">
            <text:p>1,084<text:s/></text:p>
          </table:table-cell>
          <table:table-cell office:value-type="float" office:value="1257" table:style-name="ce6">
            <text:p>1,257<text:s/></text:p>
          </table:table-cell>
          <table:table-cell office:value-type="float" office:value="835" table:style-name="ce6">
            <text:p>835<text:s/></text:p>
          </table:table-cell>
          <table:table-cell office:value-type="float" office:value="856" table:style-name="ce6">
            <text:p>856<text:s/></text:p>
          </table:table-cell>
          <table:table-cell office:value-type="float" office:value="102" table:style-name="ce6">
            <text:p>102<text:s/></text:p>
          </table:table-cell>
          <table:table-cell office:value-type="float" office:value="196" table:style-name="ce6">
            <text:p>196<text:s/></text:p>
          </table:table-cell>
          <table:table-cell office:value-type="float" office:value="326" table:style-name="ce6">
            <text:p>326<text:s/></text:p>
          </table:table-cell>
          <table:table-cell office:value-type="float" office:value="485" table:style-name="ce6">
            <text:p>485<text:s/></text:p>
          </table:table-cell>
          <table:table-cell office:value-type="float" office:value="115" table:style-name="ce6">
            <text:p>115<text:s/></text:p>
          </table:table-cell>
          <table:table-cell office:value-type="float" office:value="140" table:style-name="ce6">
            <text:p>140<text:s/></text:p>
          </table:table-cell>
          <table:table-cell office:value-type="float" office:value="199" table:style-name="ce6">
            <text:p>199<text:s/></text:p>
          </table:table-cell>
          <table:table-cell office:value-type="float" office:value="610" table:style-name="ce6">
            <text:p>610<text:s/></text:p>
          </table:table-cell>
          <table:table-cell office:value-type="float" office:value="232" table:style-name="ce6">
            <text:p>232<text:s/></text:p>
          </table:table-cell>
          <table:table-cell office:value-type="float" office:value="329" table:style-name="ce6">
            <text:p>329<text:s/></text:p>
          </table:table-cell>
          <table:table-cell office:value-type="float" office:value="363" table:style-name="ce6">
            <text:p>363<text:s/></text:p>
          </table:table-cell>
          <table:table-cell table:number-columns-repeated="16264"/>
        </table:table-row>
        <table:table-row table:style-name="ro2">
          <table:table-cell office:value-type="date" office:date-value="2021-05-24T00:00:00" table:style-name="ce5">
            <text:p>2021/5/24</text:p>
          </table:table-cell>
          <table:table-cell office:value-type="float" office:value="1011" table:style-name="ce6">
            <text:p>1,011<text:s/></text:p>
          </table:table-cell>
          <table:table-cell office:value-type="float" office:value="3646" table:style-name="ce6">
            <text:p>3,646<text:s/></text:p>
          </table:table-cell>
          <table:table-cell office:value-type="float" office:value="11583" table:style-name="ce6">
            <text:p>11,583<text:s/></text:p>
          </table:table-cell>
          <table:table-cell office:value-type="float" office:value="8694" table:style-name="ce6">
            <text:p>8,694<text:s/></text:p>
          </table:table-cell>
          <table:table-cell office:value-type="float" office:value="5514" table:style-name="ce6">
            <text:p>5,514<text:s/></text:p>
          </table:table-cell>
          <table:table-cell office:value-type="float" office:value="3249" table:style-name="ce6">
            <text:p>3,249<text:s/></text:p>
          </table:table-cell>
          <table:table-cell office:value-type="float" office:value="3026" table:style-name="ce6">
            <text:p>3,026<text:s/></text:p>
          </table:table-cell>
          <table:table-cell office:value-type="float" office:value="1112" table:style-name="ce6">
            <text:p>1,112<text:s/></text:p>
          </table:table-cell>
          <table:table-cell office:value-type="float" office:value="954" table:style-name="ce6">
            <text:p>954<text:s/></text:p>
          </table:table-cell>
          <table:table-cell office:value-type="float" office:value="3521" table:style-name="ce6">
            <text:p>3,521<text:s/></text:p>
          </table:table-cell>
          <table:table-cell office:value-type="float" office:value="616" table:style-name="ce6">
            <text:p>616<text:s/></text:p>
          </table:table-cell>
          <table:table-cell office:value-type="float" office:value="1220" table:style-name="ce6">
            <text:p>1,220<text:s/></text:p>
          </table:table-cell>
          <table:table-cell office:value-type="float" office:value="619" table:style-name="ce6">
            <text:p>619<text:s/></text:p>
          </table:table-cell>
          <table:table-cell office:value-type="float" office:value="1887" table:style-name="ce6">
            <text:p>1,887<text:s/></text:p>
          </table:table-cell>
          <table:table-cell office:value-type="float" office:value="2356" table:style-name="ce6">
            <text:p>2,356<text:s/></text:p>
          </table:table-cell>
          <table:table-cell office:value-type="float" office:value="4286" table:style-name="ce6">
            <text:p>4,286<text:s/></text:p>
          </table:table-cell>
          <table:table-cell office:value-type="float" office:value="4149" table:style-name="ce6">
            <text:p>4,149<text:s/></text:p>
          </table:table-cell>
          <table:table-cell office:value-type="float" office:value="1120" table:style-name="ce6">
            <text:p>1,120<text:s/></text:p>
          </table:table-cell>
          <table:table-cell office:value-type="float" office:value="2396" table:style-name="ce6">
            <text:p>2,396<text:s/></text:p>
          </table:table-cell>
          <table:table-cell office:value-type="float" office:value="674" table:style-name="ce6">
            <text:p>674<text:s/></text:p>
          </table:table-cell>
          <table:table-cell office:value-type="float" office:value="2066" table:style-name="ce6">
            <text:p>2,066<text:s/></text:p>
          </table:table-cell>
          <table:table-cell office:value-type="float" office:value="2205" table:style-name="ce6">
            <text:p>2,205<text:s/></text:p>
          </table:table-cell>
          <table:table-cell office:value-type="float" office:value="1458" table:style-name="ce6">
            <text:p>1,458<text:s/></text:p>
          </table:table-cell>
          <table:table-cell office:value-type="float" office:value="7859" table:style-name="ce6">
            <text:p>7,859<text:s/></text:p>
          </table:table-cell>
          <table:table-cell office:value-type="float" office:value="684" table:style-name="ce6">
            <text:p>684<text:s/></text:p>
          </table:table-cell>
          <table:table-cell office:value-type="float" office:value="2950" table:style-name="ce6">
            <text:p>2,950<text:s/></text:p>
          </table:table-cell>
          <table:table-cell office:value-type="float" office:value="3677" table:style-name="ce6">
            <text:p>3,677<text:s/></text:p>
          </table:table-cell>
          <table:table-cell office:value-type="float" office:value="4245" table:style-name="ce6">
            <text:p>4,245<text:s/></text:p>
          </table:table-cell>
          <table:table-cell office:value-type="float" office:value="6025" table:style-name="ce6">
            <text:p>6,025<text:s/></text:p>
          </table:table-cell>
          <table:table-cell office:value-type="float" office:value="4061" table:style-name="ce6">
            <text:p>4,061<text:s/></text:p>
          </table:table-cell>
          <table:table-cell office:value-type="float" office:value="2727" table:style-name="ce6">
            <text:p>2,727<text:s/></text:p>
          </table:table-cell>
          <table:table-cell office:value-type="float" office:value="4520" table:style-name="ce6">
            <text:p>4,520<text:s/></text:p>
          </table:table-cell>
          <table:table-cell office:value-type="float" office:value="4286" table:style-name="ce6">
            <text:p>4,286<text:s/></text:p>
          </table:table-cell>
          <table:table-cell office:value-type="float" office:value="7824" table:style-name="ce6">
            <text:p>7,824<text:s/></text:p>
          </table:table-cell>
          <table:table-cell office:value-type="float" office:value="6023" table:style-name="ce6">
            <text:p>6,023<text:s/></text:p>
          </table:table-cell>
          <table:table-cell office:value-type="float" office:value="2275" table:style-name="ce6">
            <text:p>2,275<text:s/></text:p>
          </table:table-cell>
          <table:table-cell office:value-type="float" office:value="9313" table:style-name="ce6">
            <text:p>9,313<text:s/></text:p>
          </table:table-cell>
          <table:table-cell office:value-type="float" office:value="7091" table:style-name="ce6">
            <text:p>7,091<text:s/></text:p>
          </table:table-cell>
          <table:table-cell office:value-type="float" office:value="7362" table:style-name="ce6">
            <text:p>7,362<text:s/></text:p>
          </table:table-cell>
          <table:table-cell office:value-type="float" office:value="5941" table:style-name="ce6">
            <text:p>5,941<text:s/></text:p>
          </table:table-cell>
          <table:table-cell office:value-type="float" office:value="6961" table:style-name="ce6">
            <text:p>6,961<text:s/></text:p>
          </table:table-cell>
          <table:table-cell office:value-type="float" office:value="21635" table:style-name="ce6">
            <text:p>21,635<text:s/></text:p>
          </table:table-cell>
          <table:table-cell office:value-type="float" office:value="7652" table:style-name="ce6">
            <text:p>7,652<text:s/></text:p>
          </table:table-cell>
          <table:table-cell office:value-type="float" office:value="5508" table:style-name="ce6">
            <text:p>5,508<text:s/></text:p>
          </table:table-cell>
          <table:table-cell office:value-type="float" office:value="6079" table:style-name="ce6">
            <text:p>6,079<text:s/></text:p>
          </table:table-cell>
          <table:table-cell office:value-type="float" office:value="6138" table:style-name="ce6">
            <text:p>6,138<text:s/></text:p>
          </table:table-cell>
          <table:table-cell office:value-type="float" office:value="4920" table:style-name="ce6">
            <text:p>4,920<text:s/></text:p>
          </table:table-cell>
          <table:table-cell office:value-type="float" office:value="6147" table:style-name="ce6">
            <text:p>6,147<text:s/></text:p>
          </table:table-cell>
          <table:table-cell office:value-type="float" office:value="6383" table:style-name="ce6">
            <text:p>6,383<text:s/></text:p>
          </table:table-cell>
          <table:table-cell office:value-type="float" office:value="3230" table:style-name="ce6">
            <text:p>3,230<text:s/></text:p>
          </table:table-cell>
          <table:table-cell office:value-type="float" office:value="8405" table:style-name="ce6">
            <text:p>8,405<text:s/></text:p>
          </table:table-cell>
          <table:table-cell office:value-type="float" office:value="2193" table:style-name="ce6">
            <text:p>2,193<text:s/></text:p>
          </table:table-cell>
          <table:table-cell office:value-type="float" office:value="2492" table:style-name="ce6">
            <text:p>2,492<text:s/></text:p>
          </table:table-cell>
          <table:table-cell office:value-type="float" office:value="4980" table:style-name="ce6">
            <text:p>4,980<text:s/></text:p>
          </table:table-cell>
          <table:table-cell office:value-type="float" office:value="921" table:style-name="ce6">
            <text:p>921<text:s/></text:p>
          </table:table-cell>
          <table:table-cell office:value-type="float" office:value="1302" table:style-name="ce6">
            <text:p>1,302<text:s/></text:p>
          </table:table-cell>
          <table:table-cell office:value-type="float" office:value="1139" table:style-name="ce6">
            <text:p>1,139<text:s/></text:p>
          </table:table-cell>
          <table:table-cell office:value-type="float" office:value="2928" table:style-name="ce6">
            <text:p>2,928<text:s/></text:p>
          </table:table-cell>
          <table:table-cell office:value-type="float" office:value="3005" table:style-name="ce6">
            <text:p>3,005<text:s/></text:p>
          </table:table-cell>
          <table:table-cell office:value-type="float" office:value="3830" table:style-name="ce6">
            <text:p>3,830<text:s/></text:p>
          </table:table-cell>
          <table:table-cell office:value-type="float" office:value="7318" table:style-name="ce6">
            <text:p>7,318<text:s/></text:p>
          </table:table-cell>
          <table:table-cell office:value-type="float" office:value="2542" table:style-name="ce6">
            <text:p>2,542<text:s/></text:p>
          </table:table-cell>
          <table:table-cell office:value-type="float" office:value="3504" table:style-name="ce6">
            <text:p>3,504<text:s/></text:p>
          </table:table-cell>
          <table:table-cell office:value-type="float" office:value="2373" table:style-name="ce6">
            <text:p>2,373<text:s/></text:p>
          </table:table-cell>
          <table:table-cell office:value-type="float" office:value="6316" table:style-name="ce6">
            <text:p>6,316<text:s/></text:p>
          </table:table-cell>
          <table:table-cell office:value-type="float" office:value="6079" table:style-name="ce6">
            <text:p>6,079<text:s/></text:p>
          </table:table-cell>
          <table:table-cell office:value-type="float" office:value="6463" table:style-name="ce6">
            <text:p>6,463<text:s/></text:p>
          </table:table-cell>
          <table:table-cell office:value-type="float" office:value="8710" table:style-name="ce6">
            <text:p>8,710<text:s/></text:p>
          </table:table-cell>
          <table:table-cell office:value-type="float" office:value="9999" table:style-name="ce6">
            <text:p>9,999<text:s/></text:p>
          </table:table-cell>
          <table:table-cell office:value-type="float" office:value="6869" table:style-name="ce6">
            <text:p>6,869<text:s/></text:p>
          </table:table-cell>
          <table:table-cell office:value-type="float" office:value="3348" table:style-name="ce6">
            <text:p>3,348<text:s/></text:p>
          </table:table-cell>
          <table:table-cell office:value-type="float" office:value="9822" table:style-name="ce6">
            <text:p>9,822<text:s/></text:p>
          </table:table-cell>
          <table:table-cell office:value-type="float" office:value="4997" table:style-name="ce6">
            <text:p>4,997<text:s/></text:p>
          </table:table-cell>
          <table:table-cell office:value-type="float" office:value="7293" table:style-name="ce6">
            <text:p>7,293<text:s/></text:p>
          </table:table-cell>
          <table:table-cell office:value-type="float" office:value="6865" table:style-name="ce6">
            <text:p>6,865<text:s/></text:p>
          </table:table-cell>
          <table:table-cell office:value-type="float" office:value="4759" table:style-name="ce6">
            <text:p>4,759<text:s/></text:p>
          </table:table-cell>
          <table:table-cell office:value-type="float" office:value="14137" table:style-name="ce6">
            <text:p>14,137<text:s/></text:p>
          </table:table-cell>
          <table:table-cell office:value-type="float" office:value="5477" table:style-name="ce6">
            <text:p>5,477<text:s/></text:p>
          </table:table-cell>
          <table:table-cell office:value-type="float" office:value="4618" table:style-name="ce6">
            <text:p>4,618<text:s/></text:p>
          </table:table-cell>
          <table:table-cell office:value-type="float" office:value="4966" table:style-name="ce6">
            <text:p>4,966<text:s/></text:p>
          </table:table-cell>
          <table:table-cell office:value-type="float" office:value="4383" table:style-name="ce6">
            <text:p>4,383<text:s/></text:p>
          </table:table-cell>
          <table:table-cell office:value-type="float" office:value="3104" table:style-name="ce6">
            <text:p>3,104<text:s/></text:p>
          </table:table-cell>
          <table:table-cell office:value-type="float" office:value="5284" table:style-name="ce6">
            <text:p>5,284<text:s/></text:p>
          </table:table-cell>
          <table:table-cell office:value-type="float" office:value="5176" table:style-name="ce6">
            <text:p>5,176<text:s/></text:p>
          </table:table-cell>
          <table:table-cell office:value-type="float" office:value="1936" table:style-name="ce6">
            <text:p>1,936<text:s/></text:p>
          </table:table-cell>
          <table:table-cell office:value-type="float" office:value="3422" table:style-name="ce6">
            <text:p>3,422<text:s/></text:p>
          </table:table-cell>
          <table:table-cell office:value-type="float" office:value="11209" table:style-name="ce6">
            <text:p>11,209<text:s/></text:p>
          </table:table-cell>
          <table:table-cell office:value-type="float" office:value="5611" table:style-name="ce6">
            <text:p>5,611<text:s/></text:p>
          </table:table-cell>
          <table:table-cell office:value-type="float" office:value="6519" table:style-name="ce6">
            <text:p>6,519<text:s/></text:p>
          </table:table-cell>
          <table:table-cell office:value-type="float" office:value="6305" table:style-name="ce6">
            <text:p>6,305<text:s/></text:p>
          </table:table-cell>
          <table:table-cell office:value-type="float" office:value="2599" table:style-name="ce6">
            <text:p>2,599<text:s/></text:p>
          </table:table-cell>
          <table:table-cell office:value-type="float" office:value="2978" table:style-name="ce6">
            <text:p>2,978<text:s/></text:p>
          </table:table-cell>
          <table:table-cell office:value-type="float" office:value="1734" table:style-name="ce6">
            <text:p>1,734<text:s/></text:p>
          </table:table-cell>
          <table:table-cell office:value-type="float" office:value="1919" table:style-name="ce6">
            <text:p>1,919<text:s/></text:p>
          </table:table-cell>
          <table:table-cell office:value-type="float" office:value="1782" table:style-name="ce6">
            <text:p>1,782<text:s/></text:p>
          </table:table-cell>
          <table:table-cell office:value-type="float" office:value="2997" table:style-name="ce6">
            <text:p>2,997<text:s/></text:p>
          </table:table-cell>
          <table:table-cell office:value-type="float" office:value="2747" table:style-name="ce6">
            <text:p>2,747<text:s/></text:p>
          </table:table-cell>
          <table:table-cell office:value-type="float" office:value="3185" table:style-name="ce6">
            <text:p>3,185<text:s/></text:p>
          </table:table-cell>
          <table:table-cell office:value-type="float" office:value="4684" table:style-name="ce6">
            <text:p>4,684<text:s/></text:p>
          </table:table-cell>
          <table:table-cell office:value-type="float" office:value="7872" table:style-name="ce6">
            <text:p>7,872<text:s/></text:p>
          </table:table-cell>
          <table:table-cell office:value-type="float" office:value="5513" table:style-name="ce6">
            <text:p>5,513<text:s/></text:p>
          </table:table-cell>
          <table:table-cell office:value-type="float" office:value="3728" table:style-name="ce6">
            <text:p>3,728<text:s/></text:p>
          </table:table-cell>
          <table:table-cell office:value-type="float" office:value="3477" table:style-name="ce6">
            <text:p>3,477<text:s/></text:p>
          </table:table-cell>
          <table:table-cell office:value-type="float" office:value="3597" table:style-name="ce6">
            <text:p>3,597<text:s/></text:p>
          </table:table-cell>
          <table:table-cell office:value-type="float" office:value="3697" table:style-name="ce6">
            <text:p>3,697<text:s/></text:p>
          </table:table-cell>
          <table:table-cell office:value-type="float" office:value="3848" table:style-name="ce6">
            <text:p>3,848<text:s/></text:p>
          </table:table-cell>
          <table:table-cell office:value-type="float" office:value="3151" table:style-name="ce6">
            <text:p>3,151<text:s/></text:p>
          </table:table-cell>
          <table:table-cell office:value-type="float" office:value="3129" table:style-name="ce6">
            <text:p>3,129<text:s/></text:p>
          </table:table-cell>
          <table:table-cell office:value-type="float" office:value="374" table:style-name="ce6">
            <text:p>374<text:s/></text:p>
          </table:table-cell>
          <table:table-cell office:value-type="float" office:value="684" table:style-name="ce6">
            <text:p>684<text:s/></text:p>
          </table:table-cell>
          <table:table-cell office:value-type="float" office:value="1190" table:style-name="ce6">
            <text:p>1,190<text:s/></text:p>
          </table:table-cell>
          <table:table-cell office:value-type="float" office:value="1378" table:style-name="ce6">
            <text:p>1,378<text:s/></text:p>
          </table:table-cell>
          <table:table-cell office:value-type="float" office:value="752" table:style-name="ce6">
            <text:p>752<text:s/></text:p>
          </table:table-cell>
          <table:table-cell office:value-type="float" office:value="1102" table:style-name="ce6">
            <text:p>1,102<text:s/></text:p>
          </table:table-cell>
          <table:table-cell office:value-type="float" office:value="848" table:style-name="ce6">
            <text:p>848<text:s/></text:p>
          </table:table-cell>
          <table:table-cell office:value-type="float" office:value="1747" table:style-name="ce6">
            <text:p>1,747<text:s/></text:p>
          </table:table-cell>
          <table:table-cell office:value-type="float" office:value="640" table:style-name="ce6">
            <text:p>640<text:s/></text:p>
          </table:table-cell>
          <table:table-cell office:value-type="float" office:value="1016" table:style-name="ce6">
            <text:p>1,016<text:s/></text:p>
          </table:table-cell>
          <table:table-cell office:value-type="float" office:value="1443" table:style-name="ce6">
            <text:p>1,443<text:s/></text:p>
          </table:table-cell>
          <table:table-cell table:number-columns-repeated="16264"/>
        </table:table-row>
        <table:table-row table:style-name="ro2">
          <table:table-cell office:value-type="date" office:date-value="2021-05-25T00:00:00" table:style-name="ce5">
            <text:p>2021/5/25</text:p>
          </table:table-cell>
          <table:table-cell office:value-type="float" office:value="1053" table:style-name="ce6">
            <text:p>1,053<text:s/></text:p>
          </table:table-cell>
          <table:table-cell office:value-type="float" office:value="3562" table:style-name="ce6">
            <text:p>3,562<text:s/></text:p>
          </table:table-cell>
          <table:table-cell office:value-type="float" office:value="11305" table:style-name="ce6">
            <text:p>11,305<text:s/></text:p>
          </table:table-cell>
          <table:table-cell office:value-type="float" office:value="8715" table:style-name="ce6">
            <text:p>8,715<text:s/></text:p>
          </table:table-cell>
          <table:table-cell office:value-type="float" office:value="5322" table:style-name="ce6">
            <text:p>5,322<text:s/></text:p>
          </table:table-cell>
          <table:table-cell office:value-type="float" office:value="3155" table:style-name="ce6">
            <text:p>3,155<text:s/></text:p>
          </table:table-cell>
          <table:table-cell office:value-type="float" office:value="2916" table:style-name="ce6">
            <text:p>2,916<text:s/></text:p>
          </table:table-cell>
          <table:table-cell office:value-type="float" office:value="1057" table:style-name="ce6">
            <text:p>1,057<text:s/></text:p>
          </table:table-cell>
          <table:table-cell office:value-type="float" office:value="871" table:style-name="ce6">
            <text:p>871<text:s/></text:p>
          </table:table-cell>
          <table:table-cell office:value-type="float" office:value="3410" table:style-name="ce6">
            <text:p>3,410<text:s/></text:p>
          </table:table-cell>
          <table:table-cell office:value-type="float" office:value="614" table:style-name="ce6">
            <text:p>614<text:s/></text:p>
          </table:table-cell>
          <table:table-cell office:value-type="float" office:value="1137" table:style-name="ce6">
            <text:p>1,137<text:s/></text:p>
          </table:table-cell>
          <table:table-cell office:value-type="float" office:value="599" table:style-name="ce6">
            <text:p>599<text:s/></text:p>
          </table:table-cell>
          <table:table-cell office:value-type="float" office:value="1841" table:style-name="ce6">
            <text:p>1,841<text:s/></text:p>
          </table:table-cell>
          <table:table-cell office:value-type="float" office:value="2326" table:style-name="ce6">
            <text:p>2,326<text:s/></text:p>
          </table:table-cell>
          <table:table-cell office:value-type="float" office:value="4126" table:style-name="ce6">
            <text:p>4,126<text:s/></text:p>
          </table:table-cell>
          <table:table-cell office:value-type="float" office:value="4007" table:style-name="ce6">
            <text:p>4,007<text:s/></text:p>
          </table:table-cell>
          <table:table-cell office:value-type="float" office:value="1068" table:style-name="ce6">
            <text:p>1,068<text:s/></text:p>
          </table:table-cell>
          <table:table-cell office:value-type="float" office:value="2362" table:style-name="ce6">
            <text:p>2,362<text:s/></text:p>
          </table:table-cell>
          <table:table-cell office:value-type="float" office:value="678" table:style-name="ce6">
            <text:p>678<text:s/></text:p>
          </table:table-cell>
          <table:table-cell office:value-type="float" office:value="1971" table:style-name="ce6">
            <text:p>1,971<text:s/></text:p>
          </table:table-cell>
          <table:table-cell office:value-type="float" office:value="2060" table:style-name="ce6">
            <text:p>2,060<text:s/></text:p>
          </table:table-cell>
          <table:table-cell office:value-type="float" office:value="1340" table:style-name="ce6">
            <text:p>1,340<text:s/></text:p>
          </table:table-cell>
          <table:table-cell office:value-type="float" office:value="7558" table:style-name="ce6">
            <text:p>7,558<text:s/></text:p>
          </table:table-cell>
          <table:table-cell office:value-type="float" office:value="640" table:style-name="ce6">
            <text:p>640<text:s/></text:p>
          </table:table-cell>
          <table:table-cell office:value-type="float" office:value="2838" table:style-name="ce6">
            <text:p>2,838<text:s/></text:p>
          </table:table-cell>
          <table:table-cell office:value-type="float" office:value="3541" table:style-name="ce6">
            <text:p>3,541<text:s/></text:p>
          </table:table-cell>
          <table:table-cell office:value-type="float" office:value="4006" table:style-name="ce6">
            <text:p>4,006<text:s/></text:p>
          </table:table-cell>
          <table:table-cell office:value-type="float" office:value="5853" table:style-name="ce6">
            <text:p>5,853<text:s/></text:p>
          </table:table-cell>
          <table:table-cell office:value-type="float" office:value="4019" table:style-name="ce6">
            <text:p>4,019<text:s/></text:p>
          </table:table-cell>
          <table:table-cell office:value-type="float" office:value="2654" table:style-name="ce6">
            <text:p>2,654<text:s/></text:p>
          </table:table-cell>
          <table:table-cell office:value-type="float" office:value="4443" table:style-name="ce6">
            <text:p>4,443<text:s/></text:p>
          </table:table-cell>
          <table:table-cell office:value-type="float" office:value="4092" table:style-name="ce6">
            <text:p>4,092<text:s/></text:p>
          </table:table-cell>
          <table:table-cell office:value-type="float" office:value="7773" table:style-name="ce6">
            <text:p>7,773<text:s/></text:p>
          </table:table-cell>
          <table:table-cell office:value-type="float" office:value="5797" table:style-name="ce6">
            <text:p>5,797<text:s/></text:p>
          </table:table-cell>
          <table:table-cell office:value-type="float" office:value="2022" table:style-name="ce6">
            <text:p>2,022<text:s/></text:p>
          </table:table-cell>
          <table:table-cell office:value-type="float" office:value="8982" table:style-name="ce6">
            <text:p>8,982<text:s/></text:p>
          </table:table-cell>
          <table:table-cell office:value-type="float" office:value="6791" table:style-name="ce6">
            <text:p>6,791<text:s/></text:p>
          </table:table-cell>
          <table:table-cell office:value-type="float" office:value="6969" table:style-name="ce6">
            <text:p>6,969<text:s/></text:p>
          </table:table-cell>
          <table:table-cell office:value-type="float" office:value="5726" table:style-name="ce6">
            <text:p>5,726<text:s/></text:p>
          </table:table-cell>
          <table:table-cell office:value-type="float" office:value="6913" table:style-name="ce6">
            <text:p>6,913<text:s/></text:p>
          </table:table-cell>
          <table:table-cell office:value-type="float" office:value="20405" table:style-name="ce6">
            <text:p>20,405<text:s/></text:p>
          </table:table-cell>
          <table:table-cell office:value-type="float" office:value="7722" table:style-name="ce6">
            <text:p>7,722<text:s/></text:p>
          </table:table-cell>
          <table:table-cell office:value-type="float" office:value="5358" table:style-name="ce6">
            <text:p>5,358<text:s/></text:p>
          </table:table-cell>
          <table:table-cell office:value-type="float" office:value="5872" table:style-name="ce6">
            <text:p>5,872<text:s/></text:p>
          </table:table-cell>
          <table:table-cell office:value-type="float" office:value="6022" table:style-name="ce6">
            <text:p>6,022<text:s/></text:p>
          </table:table-cell>
          <table:table-cell office:value-type="float" office:value="4879" table:style-name="ce6">
            <text:p>4,879<text:s/></text:p>
          </table:table-cell>
          <table:table-cell office:value-type="float" office:value="6055" table:style-name="ce6">
            <text:p>6,055<text:s/></text:p>
          </table:table-cell>
          <table:table-cell office:value-type="float" office:value="6330" table:style-name="ce6">
            <text:p>6,330<text:s/></text:p>
          </table:table-cell>
          <table:table-cell office:value-type="float" office:value="3264" table:style-name="ce6">
            <text:p>3,264<text:s/></text:p>
          </table:table-cell>
          <table:table-cell office:value-type="float" office:value="8420" table:style-name="ce6">
            <text:p>8,420<text:s/></text:p>
          </table:table-cell>
          <table:table-cell office:value-type="float" office:value="2069" table:style-name="ce6">
            <text:p>2,069<text:s/></text:p>
          </table:table-cell>
          <table:table-cell office:value-type="float" office:value="2370" table:style-name="ce6">
            <text:p>2,370<text:s/></text:p>
          </table:table-cell>
          <table:table-cell office:value-type="float" office:value="5061" table:style-name="ce6">
            <text:p>5,061<text:s/></text:p>
          </table:table-cell>
          <table:table-cell office:value-type="float" office:value="850" table:style-name="ce6">
            <text:p>850<text:s/></text:p>
          </table:table-cell>
          <table:table-cell office:value-type="float" office:value="1316" table:style-name="ce6">
            <text:p>1,316<text:s/></text:p>
          </table:table-cell>
          <table:table-cell office:value-type="float" office:value="1127" table:style-name="ce6">
            <text:p>1,127<text:s/></text:p>
          </table:table-cell>
          <table:table-cell office:value-type="float" office:value="2830" table:style-name="ce6">
            <text:p>2,830<text:s/></text:p>
          </table:table-cell>
          <table:table-cell office:value-type="float" office:value="2948" table:style-name="ce6">
            <text:p>2,948<text:s/></text:p>
          </table:table-cell>
          <table:table-cell office:value-type="float" office:value="3662" table:style-name="ce6">
            <text:p>3,662<text:s/></text:p>
          </table:table-cell>
          <table:table-cell office:value-type="float" office:value="7265" table:style-name="ce6">
            <text:p>7,265<text:s/></text:p>
          </table:table-cell>
          <table:table-cell office:value-type="float" office:value="2447" table:style-name="ce6">
            <text:p>2,447<text:s/></text:p>
          </table:table-cell>
          <table:table-cell office:value-type="float" office:value="3395" table:style-name="ce6">
            <text:p>3,395<text:s/></text:p>
          </table:table-cell>
          <table:table-cell office:value-type="float" office:value="2278" table:style-name="ce6">
            <text:p>2,278<text:s/></text:p>
          </table:table-cell>
          <table:table-cell office:value-type="float" office:value="6197" table:style-name="ce6">
            <text:p>6,197<text:s/></text:p>
          </table:table-cell>
          <table:table-cell office:value-type="float" office:value="5927" table:style-name="ce6">
            <text:p>5,927<text:s/></text:p>
          </table:table-cell>
          <table:table-cell office:value-type="float" office:value="6205" table:style-name="ce6">
            <text:p>6,205<text:s/></text:p>
          </table:table-cell>
          <table:table-cell office:value-type="float" office:value="8209" table:style-name="ce6">
            <text:p>8,209<text:s/></text:p>
          </table:table-cell>
          <table:table-cell office:value-type="float" office:value="9615" table:style-name="ce6">
            <text:p>9,615<text:s/></text:p>
          </table:table-cell>
          <table:table-cell office:value-type="float" office:value="6685" table:style-name="ce6">
            <text:p>6,685<text:s/></text:p>
          </table:table-cell>
          <table:table-cell office:value-type="float" office:value="3169" table:style-name="ce6">
            <text:p>3,169<text:s/></text:p>
          </table:table-cell>
          <table:table-cell office:value-type="float" office:value="9646" table:style-name="ce6">
            <text:p>9,646<text:s/></text:p>
          </table:table-cell>
          <table:table-cell office:value-type="float" office:value="4902" table:style-name="ce6">
            <text:p>4,902<text:s/></text:p>
          </table:table-cell>
          <table:table-cell office:value-type="float" office:value="7071" table:style-name="ce6">
            <text:p>7,071<text:s/></text:p>
          </table:table-cell>
          <table:table-cell office:value-type="float" office:value="6631" table:style-name="ce6">
            <text:p>6,631<text:s/></text:p>
          </table:table-cell>
          <table:table-cell office:value-type="float" office:value="4519" table:style-name="ce6">
            <text:p>4,519<text:s/></text:p>
          </table:table-cell>
          <table:table-cell office:value-type="float" office:value="13653" table:style-name="ce6">
            <text:p>13,653<text:s/></text:p>
          </table:table-cell>
          <table:table-cell office:value-type="float" office:value="5522" table:style-name="ce6">
            <text:p>5,522<text:s/></text:p>
          </table:table-cell>
          <table:table-cell office:value-type="float" office:value="4317" table:style-name="ce6">
            <text:p>4,317<text:s/></text:p>
          </table:table-cell>
          <table:table-cell office:value-type="float" office:value="4773" table:style-name="ce6">
            <text:p>4,773<text:s/></text:p>
          </table:table-cell>
          <table:table-cell office:value-type="float" office:value="4185" table:style-name="ce6">
            <text:p>4,185<text:s/></text:p>
          </table:table-cell>
          <table:table-cell office:value-type="float" office:value="3140" table:style-name="ce6">
            <text:p>3,140<text:s/></text:p>
          </table:table-cell>
          <table:table-cell office:value-type="float" office:value="5081" table:style-name="ce6">
            <text:p>5,081<text:s/></text:p>
          </table:table-cell>
          <table:table-cell office:value-type="float" office:value="5056" table:style-name="ce6">
            <text:p>5,056<text:s/></text:p>
          </table:table-cell>
          <table:table-cell office:value-type="float" office:value="1831" table:style-name="ce6">
            <text:p>1,831<text:s/></text:p>
          </table:table-cell>
          <table:table-cell office:value-type="float" office:value="3374" table:style-name="ce6">
            <text:p>3,374<text:s/></text:p>
          </table:table-cell>
          <table:table-cell office:value-type="float" office:value="10914" table:style-name="ce6">
            <text:p>10,914<text:s/></text:p>
          </table:table-cell>
          <table:table-cell office:value-type="float" office:value="5487" table:style-name="ce6">
            <text:p>5,487<text:s/></text:p>
          </table:table-cell>
          <table:table-cell office:value-type="float" office:value="6479" table:style-name="ce6">
            <text:p>6,479<text:s/></text:p>
          </table:table-cell>
          <table:table-cell office:value-type="float" office:value="5985" table:style-name="ce6">
            <text:p>5,985<text:s/></text:p>
          </table:table-cell>
          <table:table-cell office:value-type="float" office:value="2533" table:style-name="ce6">
            <text:p>2,533<text:s/></text:p>
          </table:table-cell>
          <table:table-cell office:value-type="float" office:value="2882" table:style-name="ce6">
            <text:p>2,882<text:s/></text:p>
          </table:table-cell>
          <table:table-cell office:value-type="float" office:value="1713" table:style-name="ce6">
            <text:p>1,713<text:s/></text:p>
          </table:table-cell>
          <table:table-cell office:value-type="float" office:value="1897" table:style-name="ce6">
            <text:p>1,897<text:s/></text:p>
          </table:table-cell>
          <table:table-cell office:value-type="float" office:value="1737" table:style-name="ce6">
            <text:p>1,737<text:s/></text:p>
          </table:table-cell>
          <table:table-cell office:value-type="float" office:value="2982" table:style-name="ce6">
            <text:p>2,982<text:s/></text:p>
          </table:table-cell>
          <table:table-cell office:value-type="float" office:value="2736" table:style-name="ce6">
            <text:p>2,736<text:s/></text:p>
          </table:table-cell>
          <table:table-cell office:value-type="float" office:value="2958" table:style-name="ce6">
            <text:p>2,958<text:s/></text:p>
          </table:table-cell>
          <table:table-cell office:value-type="float" office:value="4374" table:style-name="ce6">
            <text:p>4,374<text:s/></text:p>
          </table:table-cell>
          <table:table-cell office:value-type="float" office:value="7575" table:style-name="ce6">
            <text:p>7,575<text:s/></text:p>
          </table:table-cell>
          <table:table-cell office:value-type="float" office:value="5433" table:style-name="ce6">
            <text:p>5,433<text:s/></text:p>
          </table:table-cell>
          <table:table-cell office:value-type="float" office:value="3557" table:style-name="ce6">
            <text:p>3,557<text:s/></text:p>
          </table:table-cell>
          <table:table-cell office:value-type="float" office:value="3384" table:style-name="ce6">
            <text:p>3,384<text:s/></text:p>
          </table:table-cell>
          <table:table-cell office:value-type="float" office:value="3492" table:style-name="ce6">
            <text:p>3,492<text:s/></text:p>
          </table:table-cell>
          <table:table-cell office:value-type="float" office:value="3507" table:style-name="ce6">
            <text:p>3,507<text:s/></text:p>
          </table:table-cell>
          <table:table-cell office:value-type="float" office:value="3622" table:style-name="ce6">
            <text:p>3,622<text:s/></text:p>
          </table:table-cell>
          <table:table-cell office:value-type="float" office:value="3019" table:style-name="ce6">
            <text:p>3,019<text:s/></text:p>
          </table:table-cell>
          <table:table-cell office:value-type="float" office:value="2908" table:style-name="ce6">
            <text:p>2,908<text:s/></text:p>
          </table:table-cell>
          <table:table-cell office:value-type="float" office:value="366" table:style-name="ce6">
            <text:p>366<text:s/></text:p>
          </table:table-cell>
          <table:table-cell office:value-type="float" office:value="655" table:style-name="ce6">
            <text:p>655<text:s/></text:p>
          </table:table-cell>
          <table:table-cell office:value-type="float" office:value="1105" table:style-name="ce6">
            <text:p>1,105<text:s/></text:p>
          </table:table-cell>
          <table:table-cell office:value-type="float" office:value="1308" table:style-name="ce6">
            <text:p>1,308<text:s/></text:p>
          </table:table-cell>
          <table:table-cell office:value-type="float" office:value="731" table:style-name="ce6">
            <text:p>731<text:s/></text:p>
          </table:table-cell>
          <table:table-cell office:value-type="float" office:value="1053" table:style-name="ce6">
            <text:p>1,053<text:s/></text:p>
          </table:table-cell>
          <table:table-cell office:value-type="float" office:value="817" table:style-name="ce6">
            <text:p>817<text:s/></text:p>
          </table:table-cell>
          <table:table-cell office:value-type="float" office:value="1652" table:style-name="ce6">
            <text:p>1,652<text:s/></text:p>
          </table:table-cell>
          <table:table-cell office:value-type="float" office:value="638" table:style-name="ce6">
            <text:p>638<text:s/></text:p>
          </table:table-cell>
          <table:table-cell office:value-type="float" office:value="1009" table:style-name="ce6">
            <text:p>1,009<text:s/></text:p>
          </table:table-cell>
          <table:table-cell office:value-type="float" office:value="1387" table:style-name="ce6">
            <text:p>1,387<text:s/></text:p>
          </table:table-cell>
          <table:table-cell table:number-columns-repeated="16264"/>
        </table:table-row>
        <table:table-row table:style-name="ro2">
          <table:table-cell office:value-type="date" office:date-value="2021-05-26T00:00:00" table:style-name="ce5">
            <text:p>2021/5/26</text:p>
          </table:table-cell>
          <table:table-cell office:value-type="float" office:value="1000" table:style-name="ce6">
            <text:p>1,000<text:s/></text:p>
          </table:table-cell>
          <table:table-cell office:value-type="float" office:value="3378" table:style-name="ce6">
            <text:p>3,378<text:s/></text:p>
          </table:table-cell>
          <table:table-cell office:value-type="float" office:value="10887" table:style-name="ce6">
            <text:p>10,887<text:s/></text:p>
          </table:table-cell>
          <table:table-cell office:value-type="float" office:value="8551" table:style-name="ce6">
            <text:p>8,551<text:s/></text:p>
          </table:table-cell>
          <table:table-cell office:value-type="float" office:value="5158" table:style-name="ce6">
            <text:p>5,158<text:s/></text:p>
          </table:table-cell>
          <table:table-cell office:value-type="float" office:value="3003" table:style-name="ce6">
            <text:p>3,003<text:s/></text:p>
          </table:table-cell>
          <table:table-cell office:value-type="float" office:value="2784" table:style-name="ce6">
            <text:p>2,784<text:s/></text:p>
          </table:table-cell>
          <table:table-cell office:value-type="float" office:value="1018" table:style-name="ce6">
            <text:p>1,018<text:s/></text:p>
          </table:table-cell>
          <table:table-cell office:value-type="float" office:value="910" table:style-name="ce6">
            <text:p>910<text:s/></text:p>
          </table:table-cell>
          <table:table-cell office:value-type="float" office:value="3287" table:style-name="ce6">
            <text:p>3,287<text:s/></text:p>
          </table:table-cell>
          <table:table-cell office:value-type="float" office:value="597" table:style-name="ce6">
            <text:p>597<text:s/></text:p>
          </table:table-cell>
          <table:table-cell office:value-type="float" office:value="1065" table:style-name="ce6">
            <text:p>1,065<text:s/></text:p>
          </table:table-cell>
          <table:table-cell office:value-type="float" office:value="567" table:style-name="ce6">
            <text:p>567<text:s/></text:p>
          </table:table-cell>
          <table:table-cell office:value-type="float" office:value="1760" table:style-name="ce6">
            <text:p>1,760<text:s/></text:p>
          </table:table-cell>
          <table:table-cell office:value-type="float" office:value="2228" table:style-name="ce6">
            <text:p>2,228<text:s/></text:p>
          </table:table-cell>
          <table:table-cell office:value-type="float" office:value="3937" table:style-name="ce6">
            <text:p>3,937<text:s/></text:p>
          </table:table-cell>
          <table:table-cell office:value-type="float" office:value="3790" table:style-name="ce6">
            <text:p>3,790<text:s/></text:p>
          </table:table-cell>
          <table:table-cell office:value-type="float" office:value="1039" table:style-name="ce6">
            <text:p>1,039<text:s/></text:p>
          </table:table-cell>
          <table:table-cell office:value-type="float" office:value="2136" table:style-name="ce6">
            <text:p>2,136<text:s/></text:p>
          </table:table-cell>
          <table:table-cell office:value-type="float" office:value="651" table:style-name="ce6">
            <text:p>651<text:s/></text:p>
          </table:table-cell>
          <table:table-cell office:value-type="float" office:value="1911" table:style-name="ce6">
            <text:p>1,911<text:s/></text:p>
          </table:table-cell>
          <table:table-cell office:value-type="float" office:value="1983" table:style-name="ce6">
            <text:p>1,983<text:s/></text:p>
          </table:table-cell>
          <table:table-cell office:value-type="float" office:value="1274" table:style-name="ce6">
            <text:p>1,274<text:s/></text:p>
          </table:table-cell>
          <table:table-cell office:value-type="float" office:value="7196" table:style-name="ce6">
            <text:p>7,196<text:s/></text:p>
          </table:table-cell>
          <table:table-cell office:value-type="float" office:value="689" table:style-name="ce6">
            <text:p>689<text:s/></text:p>
          </table:table-cell>
          <table:table-cell office:value-type="float" office:value="2785" table:style-name="ce6">
            <text:p>2,785<text:s/></text:p>
          </table:table-cell>
          <table:table-cell office:value-type="float" office:value="3436" table:style-name="ce6">
            <text:p>3,436<text:s/></text:p>
          </table:table-cell>
          <table:table-cell office:value-type="float" office:value="4073" table:style-name="ce6">
            <text:p>4,073<text:s/></text:p>
          </table:table-cell>
          <table:table-cell office:value-type="float" office:value="5639" table:style-name="ce6">
            <text:p>5,639<text:s/></text:p>
          </table:table-cell>
          <table:table-cell office:value-type="float" office:value="3891" table:style-name="ce6">
            <text:p>3,891<text:s/></text:p>
          </table:table-cell>
          <table:table-cell office:value-type="float" office:value="2671" table:style-name="ce6">
            <text:p>2,671<text:s/></text:p>
          </table:table-cell>
          <table:table-cell office:value-type="float" office:value="4356" table:style-name="ce6">
            <text:p>4,356<text:s/></text:p>
          </table:table-cell>
          <table:table-cell office:value-type="float" office:value="3937" table:style-name="ce6">
            <text:p>3,937<text:s/></text:p>
          </table:table-cell>
          <table:table-cell office:value-type="float" office:value="7489" table:style-name="ce6">
            <text:p>7,489<text:s/></text:p>
          </table:table-cell>
          <table:table-cell office:value-type="float" office:value="5650" table:style-name="ce6">
            <text:p>5,650<text:s/></text:p>
          </table:table-cell>
          <table:table-cell office:value-type="float" office:value="2024" table:style-name="ce6">
            <text:p>2,024<text:s/></text:p>
          </table:table-cell>
          <table:table-cell office:value-type="float" office:value="8873" table:style-name="ce6">
            <text:p>8,873<text:s/></text:p>
          </table:table-cell>
          <table:table-cell office:value-type="float" office:value="6541" table:style-name="ce6">
            <text:p>6,541<text:s/></text:p>
          </table:table-cell>
          <table:table-cell office:value-type="float" office:value="6838" table:style-name="ce6">
            <text:p>6,838<text:s/></text:p>
          </table:table-cell>
          <table:table-cell office:value-type="float" office:value="5695" table:style-name="ce6">
            <text:p>5,695<text:s/></text:p>
          </table:table-cell>
          <table:table-cell office:value-type="float" office:value="6857" table:style-name="ce6">
            <text:p>6,857<text:s/></text:p>
          </table:table-cell>
          <table:table-cell office:value-type="float" office:value="20936" table:style-name="ce6">
            <text:p>20,936<text:s/></text:p>
          </table:table-cell>
          <table:table-cell office:value-type="float" office:value="7888" table:style-name="ce6">
            <text:p>7,888<text:s/></text:p>
          </table:table-cell>
          <table:table-cell office:value-type="float" office:value="5305" table:style-name="ce6">
            <text:p>5,305<text:s/></text:p>
          </table:table-cell>
          <table:table-cell office:value-type="float" office:value="5784" table:style-name="ce6">
            <text:p>5,784<text:s/></text:p>
          </table:table-cell>
          <table:table-cell office:value-type="float" office:value="5867" table:style-name="ce6">
            <text:p>5,867<text:s/></text:p>
          </table:table-cell>
          <table:table-cell office:value-type="float" office:value="4810" table:style-name="ce6">
            <text:p>4,810<text:s/></text:p>
          </table:table-cell>
          <table:table-cell office:value-type="float" office:value="5862" table:style-name="ce6">
            <text:p>5,862<text:s/></text:p>
          </table:table-cell>
          <table:table-cell office:value-type="float" office:value="6220" table:style-name="ce6">
            <text:p>6,220<text:s/></text:p>
          </table:table-cell>
          <table:table-cell office:value-type="float" office:value="3101" table:style-name="ce6">
            <text:p>3,101<text:s/></text:p>
          </table:table-cell>
          <table:table-cell office:value-type="float" office:value="8367" table:style-name="ce6">
            <text:p>8,367<text:s/></text:p>
          </table:table-cell>
          <table:table-cell office:value-type="float" office:value="2114" table:style-name="ce6">
            <text:p>2,114<text:s/></text:p>
          </table:table-cell>
          <table:table-cell office:value-type="float" office:value="2311" table:style-name="ce6">
            <text:p>2,311<text:s/></text:p>
          </table:table-cell>
          <table:table-cell office:value-type="float" office:value="4982" table:style-name="ce6">
            <text:p>4,982<text:s/></text:p>
          </table:table-cell>
          <table:table-cell office:value-type="float" office:value="786" table:style-name="ce6">
            <text:p>786<text:s/></text:p>
          </table:table-cell>
          <table:table-cell office:value-type="float" office:value="1307" table:style-name="ce6">
            <text:p>1,307<text:s/></text:p>
          </table:table-cell>
          <table:table-cell office:value-type="float" office:value="1076" table:style-name="ce6">
            <text:p>1,076<text:s/></text:p>
          </table:table-cell>
          <table:table-cell office:value-type="float" office:value="2826" table:style-name="ce6">
            <text:p>2,826<text:s/></text:p>
          </table:table-cell>
          <table:table-cell office:value-type="float" office:value="2846" table:style-name="ce6">
            <text:p>2,846<text:s/></text:p>
          </table:table-cell>
          <table:table-cell office:value-type="float" office:value="3570" table:style-name="ce6">
            <text:p>3,570<text:s/></text:p>
          </table:table-cell>
          <table:table-cell office:value-type="float" office:value="7314" table:style-name="ce6">
            <text:p>7,314<text:s/></text:p>
          </table:table-cell>
          <table:table-cell office:value-type="float" office:value="2436" table:style-name="ce6">
            <text:p>2,436<text:s/></text:p>
          </table:table-cell>
          <table:table-cell office:value-type="float" office:value="3357" table:style-name="ce6">
            <text:p>3,357<text:s/></text:p>
          </table:table-cell>
          <table:table-cell office:value-type="float" office:value="2202" table:style-name="ce6">
            <text:p>2,202<text:s/></text:p>
          </table:table-cell>
          <table:table-cell office:value-type="float" office:value="6080" table:style-name="ce6">
            <text:p>6,080<text:s/></text:p>
          </table:table-cell>
          <table:table-cell office:value-type="float" office:value="5763" table:style-name="ce6">
            <text:p>5,763<text:s/></text:p>
          </table:table-cell>
          <table:table-cell office:value-type="float" office:value="6124" table:style-name="ce6">
            <text:p>6,124<text:s/></text:p>
          </table:table-cell>
          <table:table-cell office:value-type="float" office:value="8203" table:style-name="ce6">
            <text:p>8,203<text:s/></text:p>
          </table:table-cell>
          <table:table-cell office:value-type="float" office:value="9537" table:style-name="ce6">
            <text:p>9,537<text:s/></text:p>
          </table:table-cell>
          <table:table-cell office:value-type="float" office:value="6637" table:style-name="ce6">
            <text:p>6,637<text:s/></text:p>
          </table:table-cell>
          <table:table-cell office:value-type="float" office:value="3162" table:style-name="ce6">
            <text:p>3,162<text:s/></text:p>
          </table:table-cell>
          <table:table-cell office:value-type="float" office:value="9503" table:style-name="ce6">
            <text:p>9,503<text:s/></text:p>
          </table:table-cell>
          <table:table-cell office:value-type="float" office:value="4796" table:style-name="ce6">
            <text:p>4,796<text:s/></text:p>
          </table:table-cell>
          <table:table-cell office:value-type="float" office:value="7159" table:style-name="ce6">
            <text:p>7,159<text:s/></text:p>
          </table:table-cell>
          <table:table-cell office:value-type="float" office:value="6526" table:style-name="ce6">
            <text:p>6,526<text:s/></text:p>
          </table:table-cell>
          <table:table-cell office:value-type="float" office:value="4497" table:style-name="ce6">
            <text:p>4,497<text:s/></text:p>
          </table:table-cell>
          <table:table-cell office:value-type="float" office:value="13326" table:style-name="ce6">
            <text:p>13,326<text:s/></text:p>
          </table:table-cell>
          <table:table-cell office:value-type="float" office:value="5318" table:style-name="ce6">
            <text:p>5,318<text:s/></text:p>
          </table:table-cell>
          <table:table-cell office:value-type="float" office:value="4150" table:style-name="ce6">
            <text:p>4,150<text:s/></text:p>
          </table:table-cell>
          <table:table-cell office:value-type="float" office:value="4497" table:style-name="ce6">
            <text:p>4,497<text:s/></text:p>
          </table:table-cell>
          <table:table-cell office:value-type="float" office:value="4071" table:style-name="ce6">
            <text:p>4,071<text:s/></text:p>
          </table:table-cell>
          <table:table-cell office:value-type="float" office:value="3032" table:style-name="ce6">
            <text:p>3,032<text:s/></text:p>
          </table:table-cell>
          <table:table-cell office:value-type="float" office:value="4932" table:style-name="ce6">
            <text:p>4,932<text:s/></text:p>
          </table:table-cell>
          <table:table-cell office:value-type="float" office:value="4945" table:style-name="ce6">
            <text:p>4,945<text:s/></text:p>
          </table:table-cell>
          <table:table-cell office:value-type="float" office:value="1753" table:style-name="ce6">
            <text:p>1,753<text:s/></text:p>
          </table:table-cell>
          <table:table-cell office:value-type="float" office:value="3256" table:style-name="ce6">
            <text:p>3,256<text:s/></text:p>
          </table:table-cell>
          <table:table-cell office:value-type="float" office:value="10626" table:style-name="ce6">
            <text:p>10,626<text:s/></text:p>
          </table:table-cell>
          <table:table-cell office:value-type="float" office:value="5207" table:style-name="ce6">
            <text:p>5,207<text:s/></text:p>
          </table:table-cell>
          <table:table-cell office:value-type="float" office:value="6278" table:style-name="ce6">
            <text:p>6,278<text:s/></text:p>
          </table:table-cell>
          <table:table-cell office:value-type="float" office:value="5940" table:style-name="ce6">
            <text:p>5,940<text:s/></text:p>
          </table:table-cell>
          <table:table-cell office:value-type="float" office:value="2460" table:style-name="ce6">
            <text:p>2,460<text:s/></text:p>
          </table:table-cell>
          <table:table-cell office:value-type="float" office:value="2891" table:style-name="ce6">
            <text:p>2,891<text:s/></text:p>
          </table:table-cell>
          <table:table-cell office:value-type="float" office:value="1658" table:style-name="ce6">
            <text:p>1,658<text:s/></text:p>
          </table:table-cell>
          <table:table-cell office:value-type="float" office:value="1826" table:style-name="ce6">
            <text:p>1,826<text:s/></text:p>
          </table:table-cell>
          <table:table-cell office:value-type="float" office:value="1663" table:style-name="ce6">
            <text:p>1,663<text:s/></text:p>
          </table:table-cell>
          <table:table-cell office:value-type="float" office:value="2890" table:style-name="ce6">
            <text:p>2,890<text:s/></text:p>
          </table:table-cell>
          <table:table-cell office:value-type="float" office:value="2694" table:style-name="ce6">
            <text:p>2,694<text:s/></text:p>
          </table:table-cell>
          <table:table-cell office:value-type="float" office:value="2936" table:style-name="ce6">
            <text:p>2,936<text:s/></text:p>
          </table:table-cell>
          <table:table-cell office:value-type="float" office:value="4370" table:style-name="ce6">
            <text:p>4,370<text:s/></text:p>
          </table:table-cell>
          <table:table-cell office:value-type="float" office:value="7433" table:style-name="ce6">
            <text:p>7,433<text:s/></text:p>
          </table:table-cell>
          <table:table-cell office:value-type="float" office:value="5437" table:style-name="ce6">
            <text:p>5,437<text:s/></text:p>
          </table:table-cell>
          <table:table-cell office:value-type="float" office:value="3502" table:style-name="ce6">
            <text:p>3,502<text:s/></text:p>
          </table:table-cell>
          <table:table-cell office:value-type="float" office:value="3485" table:style-name="ce6">
            <text:p>3,485<text:s/></text:p>
          </table:table-cell>
          <table:table-cell office:value-type="float" office:value="3470" table:style-name="ce6">
            <text:p>3,470<text:s/></text:p>
          </table:table-cell>
          <table:table-cell office:value-type="float" office:value="3498" table:style-name="ce6">
            <text:p>3,498<text:s/></text:p>
          </table:table-cell>
          <table:table-cell office:value-type="float" office:value="3605" table:style-name="ce6">
            <text:p>3,605<text:s/></text:p>
          </table:table-cell>
          <table:table-cell office:value-type="float" office:value="3019" table:style-name="ce6">
            <text:p>3,019<text:s/></text:p>
          </table:table-cell>
          <table:table-cell office:value-type="float" office:value="2916" table:style-name="ce6">
            <text:p>2,916<text:s/></text:p>
          </table:table-cell>
          <table:table-cell office:value-type="float" office:value="334" table:style-name="ce6">
            <text:p>334<text:s/></text:p>
          </table:table-cell>
          <table:table-cell office:value-type="float" office:value="621" table:style-name="ce6">
            <text:p>621<text:s/></text:p>
          </table:table-cell>
          <table:table-cell office:value-type="float" office:value="1098" table:style-name="ce6">
            <text:p>1,098<text:s/></text:p>
          </table:table-cell>
          <table:table-cell office:value-type="float" office:value="1253" table:style-name="ce6">
            <text:p>1,253<text:s/></text:p>
          </table:table-cell>
          <table:table-cell office:value-type="float" office:value="716" table:style-name="ce6">
            <text:p>716<text:s/></text:p>
          </table:table-cell>
          <table:table-cell office:value-type="float" office:value="1031" table:style-name="ce6">
            <text:p>1,031<text:s/></text:p>
          </table:table-cell>
          <table:table-cell office:value-type="float" office:value="768" table:style-name="ce6">
            <text:p>768<text:s/></text:p>
          </table:table-cell>
          <table:table-cell office:value-type="float" office:value="1670" table:style-name="ce6">
            <text:p>1,670<text:s/></text:p>
          </table:table-cell>
          <table:table-cell office:value-type="float" office:value="607" table:style-name="ce6">
            <text:p>607<text:s/></text:p>
          </table:table-cell>
          <table:table-cell office:value-type="float" office:value="1006" table:style-name="ce6">
            <text:p>1,006<text:s/></text:p>
          </table:table-cell>
          <table:table-cell office:value-type="float" office:value="1342" table:style-name="ce6">
            <text:p>1,342<text:s/></text:p>
          </table:table-cell>
          <table:table-cell table:number-columns-repeated="16264"/>
        </table:table-row>
        <table:table-row table:style-name="ro2">
          <table:table-cell office:value-type="date" office:date-value="2021-05-27T00:00:00" table:style-name="ce5">
            <text:p>2021/5/27</text:p>
          </table:table-cell>
          <table:table-cell office:value-type="float" office:value="900" table:style-name="ce6">
            <text:p>900<text:s/></text:p>
          </table:table-cell>
          <table:table-cell office:value-type="float" office:value="3325" table:style-name="ce6">
            <text:p>3,325<text:s/></text:p>
          </table:table-cell>
          <table:table-cell office:value-type="float" office:value="10537" table:style-name="ce6">
            <text:p>10,537<text:s/></text:p>
          </table:table-cell>
          <table:table-cell office:value-type="float" office:value="8515" table:style-name="ce6">
            <text:p>8,515<text:s/></text:p>
          </table:table-cell>
          <table:table-cell office:value-type="float" office:value="5035" table:style-name="ce6">
            <text:p>5,035<text:s/></text:p>
          </table:table-cell>
          <table:table-cell office:value-type="float" office:value="2983" table:style-name="ce6">
            <text:p>2,983<text:s/></text:p>
          </table:table-cell>
          <table:table-cell office:value-type="float" office:value="2736" table:style-name="ce6">
            <text:p>2,736<text:s/></text:p>
          </table:table-cell>
          <table:table-cell office:value-type="float" office:value="1002" table:style-name="ce6">
            <text:p>1,002<text:s/></text:p>
          </table:table-cell>
          <table:table-cell office:value-type="float" office:value="814" table:style-name="ce6">
            <text:p>814<text:s/></text:p>
          </table:table-cell>
          <table:table-cell office:value-type="float" office:value="3155" table:style-name="ce6">
            <text:p>3,155<text:s/></text:p>
          </table:table-cell>
          <table:table-cell office:value-type="float" office:value="559" table:style-name="ce6">
            <text:p>559<text:s/></text:p>
          </table:table-cell>
          <table:table-cell office:value-type="float" office:value="1082" table:style-name="ce6">
            <text:p>1,082<text:s/></text:p>
          </table:table-cell>
          <table:table-cell office:value-type="float" office:value="579" table:style-name="ce6">
            <text:p>579<text:s/></text:p>
          </table:table-cell>
          <table:table-cell office:value-type="float" office:value="1714" table:style-name="ce6">
            <text:p>1,714<text:s/></text:p>
          </table:table-cell>
          <table:table-cell office:value-type="float" office:value="2117" table:style-name="ce6">
            <text:p>2,117<text:s/></text:p>
          </table:table-cell>
          <table:table-cell office:value-type="float" office:value="3671" table:style-name="ce6">
            <text:p>3,671<text:s/></text:p>
          </table:table-cell>
          <table:table-cell office:value-type="float" office:value="3721" table:style-name="ce6">
            <text:p>3,721<text:s/></text:p>
          </table:table-cell>
          <table:table-cell office:value-type="float" office:value="965" table:style-name="ce6">
            <text:p>965<text:s/></text:p>
          </table:table-cell>
          <table:table-cell office:value-type="float" office:value="2153" table:style-name="ce6">
            <text:p>2,153<text:s/></text:p>
          </table:table-cell>
          <table:table-cell office:value-type="float" office:value="583" table:style-name="ce6">
            <text:p>583<text:s/></text:p>
          </table:table-cell>
          <table:table-cell office:value-type="float" office:value="1852" table:style-name="ce6">
            <text:p>1,852<text:s/></text:p>
          </table:table-cell>
          <table:table-cell office:value-type="float" office:value="1938" table:style-name="ce6">
            <text:p>1,938<text:s/></text:p>
          </table:table-cell>
          <table:table-cell office:value-type="float" office:value="1229" table:style-name="ce6">
            <text:p>1,229<text:s/></text:p>
          </table:table-cell>
          <table:table-cell office:value-type="float" office:value="7092" table:style-name="ce6">
            <text:p>7,092<text:s/></text:p>
          </table:table-cell>
          <table:table-cell office:value-type="float" office:value="679" table:style-name="ce6">
            <text:p>679<text:s/></text:p>
          </table:table-cell>
          <table:table-cell office:value-type="float" office:value="2787" table:style-name="ce6">
            <text:p>2,787<text:s/></text:p>
          </table:table-cell>
          <table:table-cell office:value-type="float" office:value="3395" table:style-name="ce6">
            <text:p>3,395<text:s/></text:p>
          </table:table-cell>
          <table:table-cell office:value-type="float" office:value="3939" table:style-name="ce6">
            <text:p>3,939<text:s/></text:p>
          </table:table-cell>
          <table:table-cell office:value-type="float" office:value="5720" table:style-name="ce6">
            <text:p>5,720<text:s/></text:p>
          </table:table-cell>
          <table:table-cell office:value-type="float" office:value="3816" table:style-name="ce6">
            <text:p>3,816<text:s/></text:p>
          </table:table-cell>
          <table:table-cell office:value-type="float" office:value="2633" table:style-name="ce6">
            <text:p>2,633<text:s/></text:p>
          </table:table-cell>
          <table:table-cell office:value-type="float" office:value="4245" table:style-name="ce6">
            <text:p>4,245<text:s/></text:p>
          </table:table-cell>
          <table:table-cell office:value-type="float" office:value="3892" table:style-name="ce6">
            <text:p>3,892<text:s/></text:p>
          </table:table-cell>
          <table:table-cell office:value-type="float" office:value="7436" table:style-name="ce6">
            <text:p>7,436<text:s/></text:p>
          </table:table-cell>
          <table:table-cell office:value-type="float" office:value="5749" table:style-name="ce6">
            <text:p>5,749<text:s/></text:p>
          </table:table-cell>
          <table:table-cell office:value-type="float" office:value="2039" table:style-name="ce6">
            <text:p>2,039<text:s/></text:p>
          </table:table-cell>
          <table:table-cell office:value-type="float" office:value="8716" table:style-name="ce6">
            <text:p>8,716<text:s/></text:p>
          </table:table-cell>
          <table:table-cell office:value-type="float" office:value="6568" table:style-name="ce6">
            <text:p>6,568<text:s/></text:p>
          </table:table-cell>
          <table:table-cell office:value-type="float" office:value="6866" table:style-name="ce6">
            <text:p>6,866<text:s/></text:p>
          </table:table-cell>
          <table:table-cell office:value-type="float" office:value="5612" table:style-name="ce6">
            <text:p>5,612<text:s/></text:p>
          </table:table-cell>
          <table:table-cell office:value-type="float" office:value="6509" table:style-name="ce6">
            <text:p>6,509<text:s/></text:p>
          </table:table-cell>
          <table:table-cell office:value-type="float" office:value="20812" table:style-name="ce6">
            <text:p>20,812<text:s/></text:p>
          </table:table-cell>
          <table:table-cell office:value-type="float" office:value="7647" table:style-name="ce6">
            <text:p>7,647<text:s/></text:p>
          </table:table-cell>
          <table:table-cell office:value-type="float" office:value="5186" table:style-name="ce6">
            <text:p>5,186<text:s/></text:p>
          </table:table-cell>
          <table:table-cell office:value-type="float" office:value="5779" table:style-name="ce6">
            <text:p>5,779<text:s/></text:p>
          </table:table-cell>
          <table:table-cell office:value-type="float" office:value="5853" table:style-name="ce6">
            <text:p>5,853<text:s/></text:p>
          </table:table-cell>
          <table:table-cell office:value-type="float" office:value="4758" table:style-name="ce6">
            <text:p>4,758<text:s/></text:p>
          </table:table-cell>
          <table:table-cell office:value-type="float" office:value="5916" table:style-name="ce6">
            <text:p>5,916<text:s/></text:p>
          </table:table-cell>
          <table:table-cell office:value-type="float" office:value="6045" table:style-name="ce6">
            <text:p>6,045<text:s/></text:p>
          </table:table-cell>
          <table:table-cell office:value-type="float" office:value="3068" table:style-name="ce6">
            <text:p>3,068<text:s/></text:p>
          </table:table-cell>
          <table:table-cell office:value-type="float" office:value="7976" table:style-name="ce6">
            <text:p>7,976<text:s/></text:p>
          </table:table-cell>
          <table:table-cell office:value-type="float" office:value="2051" table:style-name="ce6">
            <text:p>2,051<text:s/></text:p>
          </table:table-cell>
          <table:table-cell office:value-type="float" office:value="2352" table:style-name="ce6">
            <text:p>2,352<text:s/></text:p>
          </table:table-cell>
          <table:table-cell office:value-type="float" office:value="4786" table:style-name="ce6">
            <text:p>4,786<text:s/></text:p>
          </table:table-cell>
          <table:table-cell office:value-type="float" office:value="857" table:style-name="ce6">
            <text:p>857<text:s/></text:p>
          </table:table-cell>
          <table:table-cell office:value-type="float" office:value="1264" table:style-name="ce6">
            <text:p>1,264<text:s/></text:p>
          </table:table-cell>
          <table:table-cell office:value-type="float" office:value="1050" table:style-name="ce6">
            <text:p>1,050<text:s/></text:p>
          </table:table-cell>
          <table:table-cell office:value-type="float" office:value="2764" table:style-name="ce6">
            <text:p>2,764<text:s/></text:p>
          </table:table-cell>
          <table:table-cell office:value-type="float" office:value="2863" table:style-name="ce6">
            <text:p>2,863<text:s/></text:p>
          </table:table-cell>
          <table:table-cell office:value-type="float" office:value="3549" table:style-name="ce6">
            <text:p>3,549<text:s/></text:p>
          </table:table-cell>
          <table:table-cell office:value-type="float" office:value="7133" table:style-name="ce6">
            <text:p>7,133<text:s/></text:p>
          </table:table-cell>
          <table:table-cell office:value-type="float" office:value="2364" table:style-name="ce6">
            <text:p>2,364<text:s/></text:p>
          </table:table-cell>
          <table:table-cell office:value-type="float" office:value="3381" table:style-name="ce6">
            <text:p>3,381<text:s/></text:p>
          </table:table-cell>
          <table:table-cell office:value-type="float" office:value="2159" table:style-name="ce6">
            <text:p>2,159<text:s/></text:p>
          </table:table-cell>
          <table:table-cell office:value-type="float" office:value="5897" table:style-name="ce6">
            <text:p>5,897<text:s/></text:p>
          </table:table-cell>
          <table:table-cell office:value-type="float" office:value="5750" table:style-name="ce6">
            <text:p>5,750<text:s/></text:p>
          </table:table-cell>
          <table:table-cell office:value-type="float" office:value="6082" table:style-name="ce6">
            <text:p>6,082<text:s/></text:p>
          </table:table-cell>
          <table:table-cell office:value-type="float" office:value="8048" table:style-name="ce6">
            <text:p>8,048<text:s/></text:p>
          </table:table-cell>
          <table:table-cell office:value-type="float" office:value="9292" table:style-name="ce6">
            <text:p>9,292<text:s/></text:p>
          </table:table-cell>
          <table:table-cell office:value-type="float" office:value="6483" table:style-name="ce6">
            <text:p>6,483<text:s/></text:p>
          </table:table-cell>
          <table:table-cell office:value-type="float" office:value="3172" table:style-name="ce6">
            <text:p>3,172<text:s/></text:p>
          </table:table-cell>
          <table:table-cell office:value-type="float" office:value="9342" table:style-name="ce6">
            <text:p>9,342<text:s/></text:p>
          </table:table-cell>
          <table:table-cell office:value-type="float" office:value="4793" table:style-name="ce6">
            <text:p>4,793<text:s/></text:p>
          </table:table-cell>
          <table:table-cell office:value-type="float" office:value="7157" table:style-name="ce6">
            <text:p>7,157<text:s/></text:p>
          </table:table-cell>
          <table:table-cell office:value-type="float" office:value="6485" table:style-name="ce6">
            <text:p>6,485<text:s/></text:p>
          </table:table-cell>
          <table:table-cell office:value-type="float" office:value="4425" table:style-name="ce6">
            <text:p>4,425<text:s/></text:p>
          </table:table-cell>
          <table:table-cell office:value-type="float" office:value="13120" table:style-name="ce6">
            <text:p>13,120<text:s/></text:p>
          </table:table-cell>
          <table:table-cell office:value-type="float" office:value="5251" table:style-name="ce6">
            <text:p>5,251<text:s/></text:p>
          </table:table-cell>
          <table:table-cell office:value-type="float" office:value="4223" table:style-name="ce6">
            <text:p>4,223<text:s/></text:p>
          </table:table-cell>
          <table:table-cell office:value-type="float" office:value="4511" table:style-name="ce6">
            <text:p>4,511<text:s/></text:p>
          </table:table-cell>
          <table:table-cell office:value-type="float" office:value="4043" table:style-name="ce6">
            <text:p>4,043<text:s/></text:p>
          </table:table-cell>
          <table:table-cell office:value-type="float" office:value="2960" table:style-name="ce6">
            <text:p>2,960<text:s/></text:p>
          </table:table-cell>
          <table:table-cell office:value-type="float" office:value="4685" table:style-name="ce6">
            <text:p>4,685<text:s/></text:p>
          </table:table-cell>
          <table:table-cell office:value-type="float" office:value="4906" table:style-name="ce6">
            <text:p>4,906<text:s/></text:p>
          </table:table-cell>
          <table:table-cell office:value-type="float" office:value="1758" table:style-name="ce6">
            <text:p>1,758<text:s/></text:p>
          </table:table-cell>
          <table:table-cell office:value-type="float" office:value="3256" table:style-name="ce6">
            <text:p>3,256<text:s/></text:p>
          </table:table-cell>
          <table:table-cell office:value-type="float" office:value="10333" table:style-name="ce6">
            <text:p>10,333<text:s/></text:p>
          </table:table-cell>
          <table:table-cell office:value-type="float" office:value="5245" table:style-name="ce6">
            <text:p>5,245<text:s/></text:p>
          </table:table-cell>
          <table:table-cell office:value-type="float" office:value="6172" table:style-name="ce6">
            <text:p>6,172<text:s/></text:p>
          </table:table-cell>
          <table:table-cell office:value-type="float" office:value="5792" table:style-name="ce6">
            <text:p>5,792<text:s/></text:p>
          </table:table-cell>
          <table:table-cell office:value-type="float" office:value="2405" table:style-name="ce6">
            <text:p>2,405<text:s/></text:p>
          </table:table-cell>
          <table:table-cell office:value-type="float" office:value="2814" table:style-name="ce6">
            <text:p>2,814<text:s/></text:p>
          </table:table-cell>
          <table:table-cell office:value-type="float" office:value="1636" table:style-name="ce6">
            <text:p>1,636<text:s/></text:p>
          </table:table-cell>
          <table:table-cell office:value-type="float" office:value="1881" table:style-name="ce6">
            <text:p>1,881<text:s/></text:p>
          </table:table-cell>
          <table:table-cell office:value-type="float" office:value="1573" table:style-name="ce6">
            <text:p>1,573<text:s/></text:p>
          </table:table-cell>
          <table:table-cell office:value-type="float" office:value="2785" table:style-name="ce6">
            <text:p>2,785<text:s/></text:p>
          </table:table-cell>
          <table:table-cell office:value-type="float" office:value="2616" table:style-name="ce6">
            <text:p>2,616<text:s/></text:p>
          </table:table-cell>
          <table:table-cell office:value-type="float" office:value="2923" table:style-name="ce6">
            <text:p>2,923<text:s/></text:p>
          </table:table-cell>
          <table:table-cell office:value-type="float" office:value="4298" table:style-name="ce6">
            <text:p>4,298<text:s/></text:p>
          </table:table-cell>
          <table:table-cell office:value-type="float" office:value="7177" table:style-name="ce6">
            <text:p>7,177<text:s/></text:p>
          </table:table-cell>
          <table:table-cell office:value-type="float" office:value="5433" table:style-name="ce6">
            <text:p>5,433<text:s/></text:p>
          </table:table-cell>
          <table:table-cell office:value-type="float" office:value="3453" table:style-name="ce6">
            <text:p>3,453<text:s/></text:p>
          </table:table-cell>
          <table:table-cell office:value-type="float" office:value="3329" table:style-name="ce6">
            <text:p>3,329<text:s/></text:p>
          </table:table-cell>
          <table:table-cell office:value-type="float" office:value="3400" table:style-name="ce6">
            <text:p>3,400<text:s/></text:p>
          </table:table-cell>
          <table:table-cell office:value-type="float" office:value="3446" table:style-name="ce6">
            <text:p>3,446<text:s/></text:p>
          </table:table-cell>
          <table:table-cell office:value-type="float" office:value="3524" table:style-name="ce6">
            <text:p>3,524<text:s/></text:p>
          </table:table-cell>
          <table:table-cell office:value-type="float" office:value="2988" table:style-name="ce6">
            <text:p>2,988<text:s/></text:p>
          </table:table-cell>
          <table:table-cell office:value-type="float" office:value="2860" table:style-name="ce6">
            <text:p>2,860<text:s/></text:p>
          </table:table-cell>
          <table:table-cell office:value-type="float" office:value="349" table:style-name="ce6">
            <text:p>349<text:s/></text:p>
          </table:table-cell>
          <table:table-cell office:value-type="float" office:value="628" table:style-name="ce6">
            <text:p>628<text:s/></text:p>
          </table:table-cell>
          <table:table-cell office:value-type="float" office:value="1109" table:style-name="ce6">
            <text:p>1,109<text:s/></text:p>
          </table:table-cell>
          <table:table-cell office:value-type="float" office:value="1237" table:style-name="ce6">
            <text:p>1,237<text:s/></text:p>
          </table:table-cell>
          <table:table-cell office:value-type="float" office:value="670" table:style-name="ce6">
            <text:p>670<text:s/></text:p>
          </table:table-cell>
          <table:table-cell office:value-type="float" office:value="992" table:style-name="ce6">
            <text:p>992<text:s/></text:p>
          </table:table-cell>
          <table:table-cell office:value-type="float" office:value="756" table:style-name="ce6">
            <text:p>756<text:s/></text:p>
          </table:table-cell>
          <table:table-cell office:value-type="float" office:value="1688" table:style-name="ce6">
            <text:p>1,688<text:s/></text:p>
          </table:table-cell>
          <table:table-cell office:value-type="float" office:value="636" table:style-name="ce6">
            <text:p>636<text:s/></text:p>
          </table:table-cell>
          <table:table-cell office:value-type="float" office:value="1002" table:style-name="ce6">
            <text:p>1,002<text:s/></text:p>
          </table:table-cell>
          <table:table-cell office:value-type="float" office:value="1340" table:style-name="ce6">
            <text:p>1,340<text:s/></text:p>
          </table:table-cell>
          <table:table-cell table:number-columns-repeated="16264"/>
        </table:table-row>
        <table:table-row table:style-name="ro2">
          <table:table-cell office:value-type="date" office:date-value="2021-05-28T00:00:00" table:style-name="ce5">
            <text:p>2021/5/28</text:p>
          </table:table-cell>
          <table:table-cell office:value-type="float" office:value="1002" table:style-name="ce6">
            <text:p>1,002<text:s/></text:p>
          </table:table-cell>
          <table:table-cell office:value-type="float" office:value="3382" table:style-name="ce6">
            <text:p>3,382<text:s/></text:p>
          </table:table-cell>
          <table:table-cell office:value-type="float" office:value="10666" table:style-name="ce6">
            <text:p>10,666<text:s/></text:p>
          </table:table-cell>
          <table:table-cell office:value-type="float" office:value="9008" table:style-name="ce6">
            <text:p>9,008<text:s/></text:p>
          </table:table-cell>
          <table:table-cell office:value-type="float" office:value="5318" table:style-name="ce6">
            <text:p>5,318<text:s/></text:p>
          </table:table-cell>
          <table:table-cell office:value-type="float" office:value="3041" table:style-name="ce6">
            <text:p>3,041<text:s/></text:p>
          </table:table-cell>
          <table:table-cell office:value-type="float" office:value="2773" table:style-name="ce6">
            <text:p>2,773<text:s/></text:p>
          </table:table-cell>
          <table:table-cell office:value-type="float" office:value="1013" table:style-name="ce6">
            <text:p>1,013<text:s/></text:p>
          </table:table-cell>
          <table:table-cell office:value-type="float" office:value="818" table:style-name="ce6">
            <text:p>818<text:s/></text:p>
          </table:table-cell>
          <table:table-cell office:value-type="float" office:value="3187" table:style-name="ce6">
            <text:p>3,187<text:s/></text:p>
          </table:table-cell>
          <table:table-cell office:value-type="float" office:value="551" table:style-name="ce6">
            <text:p>551<text:s/></text:p>
          </table:table-cell>
          <table:table-cell office:value-type="float" office:value="1034" table:style-name="ce6">
            <text:p>1,034<text:s/></text:p>
          </table:table-cell>
          <table:table-cell office:value-type="float" office:value="551" table:style-name="ce6">
            <text:p>551<text:s/></text:p>
          </table:table-cell>
          <table:table-cell office:value-type="float" office:value="1750" table:style-name="ce6">
            <text:p>1,750<text:s/></text:p>
          </table:table-cell>
          <table:table-cell office:value-type="float" office:value="2168" table:style-name="ce6">
            <text:p>2,168<text:s/></text:p>
          </table:table-cell>
          <table:table-cell office:value-type="float" office:value="3677" table:style-name="ce6">
            <text:p>3,677<text:s/></text:p>
          </table:table-cell>
          <table:table-cell office:value-type="float" office:value="3740" table:style-name="ce6">
            <text:p>3,740<text:s/></text:p>
          </table:table-cell>
          <table:table-cell office:value-type="float" office:value="1054" table:style-name="ce6">
            <text:p>1,054<text:s/></text:p>
          </table:table-cell>
          <table:table-cell office:value-type="float" office:value="2253" table:style-name="ce6">
            <text:p>2,253<text:s/></text:p>
          </table:table-cell>
          <table:table-cell office:value-type="float" office:value="602" table:style-name="ce6">
            <text:p>602<text:s/></text:p>
          </table:table-cell>
          <table:table-cell office:value-type="float" office:value="1909" table:style-name="ce6">
            <text:p>1,909<text:s/></text:p>
          </table:table-cell>
          <table:table-cell office:value-type="float" office:value="1997" table:style-name="ce6">
            <text:p>1,997<text:s/></text:p>
          </table:table-cell>
          <table:table-cell office:value-type="float" office:value="1246" table:style-name="ce6">
            <text:p>1,246<text:s/></text:p>
          </table:table-cell>
          <table:table-cell office:value-type="float" office:value="7174" table:style-name="ce6">
            <text:p>7,174<text:s/></text:p>
          </table:table-cell>
          <table:table-cell office:value-type="float" office:value="689" table:style-name="ce6">
            <text:p>689<text:s/></text:p>
          </table:table-cell>
          <table:table-cell office:value-type="float" office:value="2869" table:style-name="ce6">
            <text:p>2,869<text:s/></text:p>
          </table:table-cell>
          <table:table-cell office:value-type="float" office:value="3485" table:style-name="ce6">
            <text:p>3,485<text:s/></text:p>
          </table:table-cell>
          <table:table-cell office:value-type="float" office:value="4102" table:style-name="ce6">
            <text:p>4,102<text:s/></text:p>
          </table:table-cell>
          <table:table-cell office:value-type="float" office:value="5660" table:style-name="ce6">
            <text:p>5,660<text:s/></text:p>
          </table:table-cell>
          <table:table-cell office:value-type="float" office:value="3959" table:style-name="ce6">
            <text:p>3,959<text:s/></text:p>
          </table:table-cell>
          <table:table-cell office:value-type="float" office:value="2718" table:style-name="ce6">
            <text:p>2,718<text:s/></text:p>
          </table:table-cell>
          <table:table-cell office:value-type="float" office:value="4521" table:style-name="ce6">
            <text:p>4,521<text:s/></text:p>
          </table:table-cell>
          <table:table-cell office:value-type="float" office:value="4013" table:style-name="ce6">
            <text:p>4,013<text:s/></text:p>
          </table:table-cell>
          <table:table-cell office:value-type="float" office:value="7718" table:style-name="ce6">
            <text:p>7,718<text:s/></text:p>
          </table:table-cell>
          <table:table-cell office:value-type="float" office:value="5654" table:style-name="ce6">
            <text:p>5,654<text:s/></text:p>
          </table:table-cell>
          <table:table-cell office:value-type="float" office:value="2023" table:style-name="ce6">
            <text:p>2,023<text:s/></text:p>
          </table:table-cell>
          <table:table-cell office:value-type="float" office:value="9027" table:style-name="ce6">
            <text:p>9,027<text:s/></text:p>
          </table:table-cell>
          <table:table-cell office:value-type="float" office:value="6647" table:style-name="ce6">
            <text:p>6,647<text:s/></text:p>
          </table:table-cell>
          <table:table-cell office:value-type="float" office:value="6846" table:style-name="ce6">
            <text:p>6,846<text:s/></text:p>
          </table:table-cell>
          <table:table-cell office:value-type="float" office:value="5763" table:style-name="ce6">
            <text:p>5,763<text:s/></text:p>
          </table:table-cell>
          <table:table-cell office:value-type="float" office:value="6658" table:style-name="ce6">
            <text:p>6,658<text:s/></text:p>
          </table:table-cell>
          <table:table-cell office:value-type="float" office:value="23006" table:style-name="ce6">
            <text:p>23,006<text:s/></text:p>
          </table:table-cell>
          <table:table-cell office:value-type="float" office:value="8246" table:style-name="ce6">
            <text:p>8,246<text:s/></text:p>
          </table:table-cell>
          <table:table-cell office:value-type="float" office:value="5244" table:style-name="ce6">
            <text:p>5,244<text:s/></text:p>
          </table:table-cell>
          <table:table-cell office:value-type="float" office:value="6050" table:style-name="ce6">
            <text:p>6,050<text:s/></text:p>
          </table:table-cell>
          <table:table-cell office:value-type="float" office:value="6017" table:style-name="ce6">
            <text:p>6,017<text:s/></text:p>
          </table:table-cell>
          <table:table-cell office:value-type="float" office:value="4835" table:style-name="ce6">
            <text:p>4,835<text:s/></text:p>
          </table:table-cell>
          <table:table-cell office:value-type="float" office:value="6017" table:style-name="ce6">
            <text:p>6,017<text:s/></text:p>
          </table:table-cell>
          <table:table-cell office:value-type="float" office:value="6261" table:style-name="ce6">
            <text:p>6,261<text:s/></text:p>
          </table:table-cell>
          <table:table-cell office:value-type="float" office:value="3069" table:style-name="ce6">
            <text:p>3,069<text:s/></text:p>
          </table:table-cell>
          <table:table-cell office:value-type="float" office:value="8103" table:style-name="ce6">
            <text:p>8,103<text:s/></text:p>
          </table:table-cell>
          <table:table-cell office:value-type="float" office:value="2125" table:style-name="ce6">
            <text:p>2,125<text:s/></text:p>
          </table:table-cell>
          <table:table-cell office:value-type="float" office:value="2381" table:style-name="ce6">
            <text:p>2,381<text:s/></text:p>
          </table:table-cell>
          <table:table-cell office:value-type="float" office:value="4925" table:style-name="ce6">
            <text:p>4,925<text:s/></text:p>
          </table:table-cell>
          <table:table-cell office:value-type="float" office:value="850" table:style-name="ce6">
            <text:p>850<text:s/></text:p>
          </table:table-cell>
          <table:table-cell office:value-type="float" office:value="1251" table:style-name="ce6">
            <text:p>1,251<text:s/></text:p>
          </table:table-cell>
          <table:table-cell office:value-type="float" office:value="1071" table:style-name="ce6">
            <text:p>1,071<text:s/></text:p>
          </table:table-cell>
          <table:table-cell office:value-type="float" office:value="2844" table:style-name="ce6">
            <text:p>2,844<text:s/></text:p>
          </table:table-cell>
          <table:table-cell office:value-type="float" office:value="2979" table:style-name="ce6">
            <text:p>2,979<text:s/></text:p>
          </table:table-cell>
          <table:table-cell office:value-type="float" office:value="3594" table:style-name="ce6">
            <text:p>3,594<text:s/></text:p>
          </table:table-cell>
          <table:table-cell office:value-type="float" office:value="7351" table:style-name="ce6">
            <text:p>7,351<text:s/></text:p>
          </table:table-cell>
          <table:table-cell office:value-type="float" office:value="2402" table:style-name="ce6">
            <text:p>2,402<text:s/></text:p>
          </table:table-cell>
          <table:table-cell office:value-type="float" office:value="3421" table:style-name="ce6">
            <text:p>3,421<text:s/></text:p>
          </table:table-cell>
          <table:table-cell office:value-type="float" office:value="2248" table:style-name="ce6">
            <text:p>2,248<text:s/></text:p>
          </table:table-cell>
          <table:table-cell office:value-type="float" office:value="5927" table:style-name="ce6">
            <text:p>5,927<text:s/></text:p>
          </table:table-cell>
          <table:table-cell office:value-type="float" office:value="5718" table:style-name="ce6">
            <text:p>5,718<text:s/></text:p>
          </table:table-cell>
          <table:table-cell office:value-type="float" office:value="6189" table:style-name="ce6">
            <text:p>6,189<text:s/></text:p>
          </table:table-cell>
          <table:table-cell office:value-type="float" office:value="8318" table:style-name="ce6">
            <text:p>8,318<text:s/></text:p>
          </table:table-cell>
          <table:table-cell office:value-type="float" office:value="9516" table:style-name="ce6">
            <text:p>9,516<text:s/></text:p>
          </table:table-cell>
          <table:table-cell office:value-type="float" office:value="6559" table:style-name="ce6">
            <text:p>6,559<text:s/></text:p>
          </table:table-cell>
          <table:table-cell office:value-type="float" office:value="3259" table:style-name="ce6">
            <text:p>3,259<text:s/></text:p>
          </table:table-cell>
          <table:table-cell office:value-type="float" office:value="9613" table:style-name="ce6">
            <text:p>9,613<text:s/></text:p>
          </table:table-cell>
          <table:table-cell office:value-type="float" office:value="4882" table:style-name="ce6">
            <text:p>4,882<text:s/></text:p>
          </table:table-cell>
          <table:table-cell office:value-type="float" office:value="7151" table:style-name="ce6">
            <text:p>7,151<text:s/></text:p>
          </table:table-cell>
          <table:table-cell office:value-type="float" office:value="6532" table:style-name="ce6">
            <text:p>6,532<text:s/></text:p>
          </table:table-cell>
          <table:table-cell office:value-type="float" office:value="4678" table:style-name="ce6">
            <text:p>4,678<text:s/></text:p>
          </table:table-cell>
          <table:table-cell office:value-type="float" office:value="13386" table:style-name="ce6">
            <text:p>13,386<text:s/></text:p>
          </table:table-cell>
          <table:table-cell office:value-type="float" office:value="5454" table:style-name="ce6">
            <text:p>5,454<text:s/></text:p>
          </table:table-cell>
          <table:table-cell office:value-type="float" office:value="4350" table:style-name="ce6">
            <text:p>4,350<text:s/></text:p>
          </table:table-cell>
          <table:table-cell office:value-type="float" office:value="4493" table:style-name="ce6">
            <text:p>4,493<text:s/></text:p>
          </table:table-cell>
          <table:table-cell office:value-type="float" office:value="4224" table:style-name="ce6">
            <text:p>4,224<text:s/></text:p>
          </table:table-cell>
          <table:table-cell office:value-type="float" office:value="2951" table:style-name="ce6">
            <text:p>2,951<text:s/></text:p>
          </table:table-cell>
          <table:table-cell office:value-type="float" office:value="4926" table:style-name="ce6">
            <text:p>4,926<text:s/></text:p>
          </table:table-cell>
          <table:table-cell office:value-type="float" office:value="5053" table:style-name="ce6">
            <text:p>5,053<text:s/></text:p>
          </table:table-cell>
          <table:table-cell office:value-type="float" office:value="1777" table:style-name="ce6">
            <text:p>1,777<text:s/></text:p>
          </table:table-cell>
          <table:table-cell office:value-type="float" office:value="3203" table:style-name="ce6">
            <text:p>3,203<text:s/></text:p>
          </table:table-cell>
          <table:table-cell office:value-type="float" office:value="10418" table:style-name="ce6">
            <text:p>10,418<text:s/></text:p>
          </table:table-cell>
          <table:table-cell office:value-type="float" office:value="5161" table:style-name="ce6">
            <text:p>5,161<text:s/></text:p>
          </table:table-cell>
          <table:table-cell office:value-type="float" office:value="6238" table:style-name="ce6">
            <text:p>6,238<text:s/></text:p>
          </table:table-cell>
          <table:table-cell office:value-type="float" office:value="5944" table:style-name="ce6">
            <text:p>5,944<text:s/></text:p>
          </table:table-cell>
          <table:table-cell office:value-type="float" office:value="2553" table:style-name="ce6">
            <text:p>2,553<text:s/></text:p>
          </table:table-cell>
          <table:table-cell office:value-type="float" office:value="2909" table:style-name="ce6">
            <text:p>2,909<text:s/></text:p>
          </table:table-cell>
          <table:table-cell office:value-type="float" office:value="1644" table:style-name="ce6">
            <text:p>1,644<text:s/></text:p>
          </table:table-cell>
          <table:table-cell office:value-type="float" office:value="1777" table:style-name="ce6">
            <text:p>1,777<text:s/></text:p>
          </table:table-cell>
          <table:table-cell office:value-type="float" office:value="1645" table:style-name="ce6">
            <text:p>1,645<text:s/></text:p>
          </table:table-cell>
          <table:table-cell office:value-type="float" office:value="2838" table:style-name="ce6">
            <text:p>2,838<text:s/></text:p>
          </table:table-cell>
          <table:table-cell office:value-type="float" office:value="2683" table:style-name="ce6">
            <text:p>2,683<text:s/></text:p>
          </table:table-cell>
          <table:table-cell office:value-type="float" office:value="2989" table:style-name="ce6">
            <text:p>2,989<text:s/></text:p>
          </table:table-cell>
          <table:table-cell office:value-type="float" office:value="4444" table:style-name="ce6">
            <text:p>4,444<text:s/></text:p>
          </table:table-cell>
          <table:table-cell office:value-type="float" office:value="7239" table:style-name="ce6">
            <text:p>7,239<text:s/></text:p>
          </table:table-cell>
          <table:table-cell office:value-type="float" office:value="5675" table:style-name="ce6">
            <text:p>5,675<text:s/></text:p>
          </table:table-cell>
          <table:table-cell office:value-type="float" office:value="3463" table:style-name="ce6">
            <text:p>3,463<text:s/></text:p>
          </table:table-cell>
          <table:table-cell office:value-type="float" office:value="3334" table:style-name="ce6">
            <text:p>3,334<text:s/></text:p>
          </table:table-cell>
          <table:table-cell office:value-type="float" office:value="3540" table:style-name="ce6">
            <text:p>3,540<text:s/></text:p>
          </table:table-cell>
          <table:table-cell office:value-type="float" office:value="3493" table:style-name="ce6">
            <text:p>3,493<text:s/></text:p>
          </table:table-cell>
          <table:table-cell office:value-type="float" office:value="3604" table:style-name="ce6">
            <text:p>3,604<text:s/></text:p>
          </table:table-cell>
          <table:table-cell office:value-type="float" office:value="2991" table:style-name="ce6">
            <text:p>2,991<text:s/></text:p>
          </table:table-cell>
          <table:table-cell office:value-type="float" office:value="2951" table:style-name="ce6">
            <text:p>2,951<text:s/></text:p>
          </table:table-cell>
          <table:table-cell office:value-type="float" office:value="336" table:style-name="ce6">
            <text:p>336<text:s/></text:p>
          </table:table-cell>
          <table:table-cell office:value-type="float" office:value="640" table:style-name="ce6">
            <text:p>640<text:s/></text:p>
          </table:table-cell>
          <table:table-cell office:value-type="float" office:value="1117" table:style-name="ce6">
            <text:p>1,117<text:s/></text:p>
          </table:table-cell>
          <table:table-cell office:value-type="float" office:value="1338" table:style-name="ce6">
            <text:p>1,338<text:s/></text:p>
          </table:table-cell>
          <table:table-cell office:value-type="float" office:value="687" table:style-name="ce6">
            <text:p>687<text:s/></text:p>
          </table:table-cell>
          <table:table-cell office:value-type="float" office:value="990" table:style-name="ce6">
            <text:p>990<text:s/></text:p>
          </table:table-cell>
          <table:table-cell office:value-type="float" office:value="792" table:style-name="ce6">
            <text:p>792<text:s/></text:p>
          </table:table-cell>
          <table:table-cell office:value-type="float" office:value="1731" table:style-name="ce6">
            <text:p>1,731<text:s/></text:p>
          </table:table-cell>
          <table:table-cell office:value-type="float" office:value="611" table:style-name="ce6">
            <text:p>611<text:s/></text:p>
          </table:table-cell>
          <table:table-cell office:value-type="float" office:value="1034" table:style-name="ce6">
            <text:p>1,034<text:s/></text:p>
          </table:table-cell>
          <table:table-cell office:value-type="float" office:value="1363" table:style-name="ce6">
            <text:p>1,363<text:s/></text:p>
          </table:table-cell>
          <table:table-cell table:number-columns-repeated="16264"/>
        </table:table-row>
        <table:table-row table:style-name="ro2">
          <table:table-cell office:value-type="date" office:date-value="2021-05-29T00:00:00" table:style-name="ce5">
            <text:p>2021/5/29</text:p>
          </table:table-cell>
          <table:table-cell office:value-type="float" office:value="369" table:style-name="ce6">
            <text:p>369<text:s/></text:p>
          </table:table-cell>
          <table:table-cell office:value-type="float" office:value="1157" table:style-name="ce6">
            <text:p>1,157<text:s/></text:p>
          </table:table-cell>
          <table:table-cell office:value-type="float" office:value="2857" table:style-name="ce6">
            <text:p>2,857<text:s/></text:p>
          </table:table-cell>
          <table:table-cell office:value-type="float" office:value="5855" table:style-name="ce6">
            <text:p>5,855<text:s/></text:p>
          </table:table-cell>
          <table:table-cell office:value-type="float" office:value="2004" table:style-name="ce6">
            <text:p>2,004<text:s/></text:p>
          </table:table-cell>
          <table:table-cell office:value-type="float" office:value="1176" table:style-name="ce6">
            <text:p>1,176<text:s/></text:p>
          </table:table-cell>
          <table:table-cell office:value-type="float" office:value="1094" table:style-name="ce6">
            <text:p>1,094<text:s/></text:p>
          </table:table-cell>
          <table:table-cell office:value-type="float" office:value="523" table:style-name="ce6">
            <text:p>523<text:s/></text:p>
          </table:table-cell>
          <table:table-cell office:value-type="float" office:value="364" table:style-name="ce6">
            <text:p>364<text:s/></text:p>
          </table:table-cell>
          <table:table-cell office:value-type="float" office:value="1345" table:style-name="ce6">
            <text:p>1,345<text:s/></text:p>
          </table:table-cell>
          <table:table-cell office:value-type="float" office:value="236" table:style-name="ce6">
            <text:p>236<text:s/></text:p>
          </table:table-cell>
          <table:table-cell office:value-type="float" office:value="485" table:style-name="ce6">
            <text:p>485<text:s/></text:p>
          </table:table-cell>
          <table:table-cell office:value-type="float" office:value="192" table:style-name="ce6">
            <text:p>192<text:s/></text:p>
          </table:table-cell>
          <table:table-cell office:value-type="float" office:value="773" table:style-name="ce6">
            <text:p>773<text:s/></text:p>
          </table:table-cell>
          <table:table-cell office:value-type="float" office:value="1065" table:style-name="ce6">
            <text:p>1,065<text:s/></text:p>
          </table:table-cell>
          <table:table-cell office:value-type="float" office:value="733" table:style-name="ce6">
            <text:p>733<text:s/></text:p>
          </table:table-cell>
          <table:table-cell office:value-type="float" office:value="935" table:style-name="ce6">
            <text:p>935<text:s/></text:p>
          </table:table-cell>
          <table:table-cell office:value-type="float" office:value="489" table:style-name="ce6">
            <text:p>489<text:s/></text:p>
          </table:table-cell>
          <table:table-cell office:value-type="float" office:value="1050" table:style-name="ce6">
            <text:p>1,050<text:s/></text:p>
          </table:table-cell>
          <table:table-cell office:value-type="float" office:value="322" table:style-name="ce6">
            <text:p>322<text:s/></text:p>
          </table:table-cell>
          <table:table-cell office:value-type="float" office:value="682" table:style-name="ce6">
            <text:p>682<text:s/></text:p>
          </table:table-cell>
          <table:table-cell office:value-type="float" office:value="821" table:style-name="ce6">
            <text:p>821<text:s/></text:p>
          </table:table-cell>
          <table:table-cell office:value-type="float" office:value="321" table:style-name="ce6">
            <text:p>321<text:s/></text:p>
          </table:table-cell>
          <table:table-cell office:value-type="float" office:value="2510" table:style-name="ce6">
            <text:p>2,510<text:s/></text:p>
          </table:table-cell>
          <table:table-cell office:value-type="float" office:value="390" table:style-name="ce6">
            <text:p>390<text:s/></text:p>
          </table:table-cell>
          <table:table-cell office:value-type="float" office:value="1428" table:style-name="ce6">
            <text:p>1,428<text:s/></text:p>
          </table:table-cell>
          <table:table-cell office:value-type="float" office:value="1278" table:style-name="ce6">
            <text:p>1,278<text:s/></text:p>
          </table:table-cell>
          <table:table-cell office:value-type="float" office:value="1922" table:style-name="ce6">
            <text:p>1,922<text:s/></text:p>
          </table:table-cell>
          <table:table-cell office:value-type="float" office:value="2193" table:style-name="ce6">
            <text:p>2,193<text:s/></text:p>
          </table:table-cell>
          <table:table-cell office:value-type="float" office:value="2005" table:style-name="ce6">
            <text:p>2,005<text:s/></text:p>
          </table:table-cell>
          <table:table-cell office:value-type="float" office:value="1295" table:style-name="ce6">
            <text:p>1,295<text:s/></text:p>
          </table:table-cell>
          <table:table-cell office:value-type="float" office:value="2147" table:style-name="ce6">
            <text:p>2,147<text:s/></text:p>
          </table:table-cell>
          <table:table-cell office:value-type="float" office:value="1837" table:style-name="ce6">
            <text:p>1,837<text:s/></text:p>
          </table:table-cell>
          <table:table-cell office:value-type="float" office:value="3260" table:style-name="ce6">
            <text:p>3,260<text:s/></text:p>
          </table:table-cell>
          <table:table-cell office:value-type="float" office:value="1606" table:style-name="ce6">
            <text:p>1,606<text:s/></text:p>
          </table:table-cell>
          <table:table-cell office:value-type="float" office:value="546" table:style-name="ce6">
            <text:p>546<text:s/></text:p>
          </table:table-cell>
          <table:table-cell office:value-type="float" office:value="4139" table:style-name="ce6">
            <text:p>4,139<text:s/></text:p>
          </table:table-cell>
          <table:table-cell office:value-type="float" office:value="2700" table:style-name="ce6">
            <text:p>2,700<text:s/></text:p>
          </table:table-cell>
          <table:table-cell office:value-type="float" office:value="2755" table:style-name="ce6">
            <text:p>2,755<text:s/></text:p>
          </table:table-cell>
          <table:table-cell office:value-type="float" office:value="2509" table:style-name="ce6">
            <text:p>2,509<text:s/></text:p>
          </table:table-cell>
          <table:table-cell office:value-type="float" office:value="1589" table:style-name="ce6">
            <text:p>1,589<text:s/></text:p>
          </table:table-cell>
          <table:table-cell office:value-type="float" office:value="9673" table:style-name="ce6">
            <text:p>9,673<text:s/></text:p>
          </table:table-cell>
          <table:table-cell office:value-type="float" office:value="4429" table:style-name="ce6">
            <text:p>4,429<text:s/></text:p>
          </table:table-cell>
          <table:table-cell office:value-type="float" office:value="2723" table:style-name="ce6">
            <text:p>2,723<text:s/></text:p>
          </table:table-cell>
          <table:table-cell office:value-type="float" office:value="2127" table:style-name="ce6">
            <text:p>2,127<text:s/></text:p>
          </table:table-cell>
          <table:table-cell office:value-type="float" office:value="2314" table:style-name="ce6">
            <text:p>2,314<text:s/></text:p>
          </table:table-cell>
          <table:table-cell office:value-type="float" office:value="2496" table:style-name="ce6">
            <text:p>2,496<text:s/></text:p>
          </table:table-cell>
          <table:table-cell office:value-type="float" office:value="3079" table:style-name="ce6">
            <text:p>3,079<text:s/></text:p>
          </table:table-cell>
          <table:table-cell office:value-type="float" office:value="2955" table:style-name="ce6">
            <text:p>2,955<text:s/></text:p>
          </table:table-cell>
          <table:table-cell office:value-type="float" office:value="1387" table:style-name="ce6">
            <text:p>1,387<text:s/></text:p>
          </table:table-cell>
          <table:table-cell office:value-type="float" office:value="3415" table:style-name="ce6">
            <text:p>3,415<text:s/></text:p>
          </table:table-cell>
          <table:table-cell office:value-type="float" office:value="991" table:style-name="ce6">
            <text:p>991<text:s/></text:p>
          </table:table-cell>
          <table:table-cell office:value-type="float" office:value="880" table:style-name="ce6">
            <text:p>880<text:s/></text:p>
          </table:table-cell>
          <table:table-cell office:value-type="float" office:value="2451" table:style-name="ce6">
            <text:p>2,451<text:s/></text:p>
          </table:table-cell>
          <table:table-cell office:value-type="float" office:value="489" table:style-name="ce6">
            <text:p>489<text:s/></text:p>
          </table:table-cell>
          <table:table-cell office:value-type="float" office:value="593" table:style-name="ce6">
            <text:p>593<text:s/></text:p>
          </table:table-cell>
          <table:table-cell office:value-type="float" office:value="341" table:style-name="ce6">
            <text:p>341<text:s/></text:p>
          </table:table-cell>
          <table:table-cell office:value-type="float" office:value="1313" table:style-name="ce6">
            <text:p>1,313<text:s/></text:p>
          </table:table-cell>
          <table:table-cell office:value-type="float" office:value="1584" table:style-name="ce6">
            <text:p>1,584<text:s/></text:p>
          </table:table-cell>
          <table:table-cell office:value-type="float" office:value="1645" table:style-name="ce6">
            <text:p>1,645<text:s/></text:p>
          </table:table-cell>
          <table:table-cell office:value-type="float" office:value="3534" table:style-name="ce6">
            <text:p>3,534<text:s/></text:p>
          </table:table-cell>
          <table:table-cell office:value-type="float" office:value="1031" table:style-name="ce6">
            <text:p>1,031<text:s/></text:p>
          </table:table-cell>
          <table:table-cell office:value-type="float" office:value="1299" table:style-name="ce6">
            <text:p>1,299<text:s/></text:p>
          </table:table-cell>
          <table:table-cell office:value-type="float" office:value="874" table:style-name="ce6">
            <text:p>874<text:s/></text:p>
          </table:table-cell>
          <table:table-cell office:value-type="float" office:value="2406" table:style-name="ce6">
            <text:p>2,406<text:s/></text:p>
          </table:table-cell>
          <table:table-cell office:value-type="float" office:value="2194" table:style-name="ce6">
            <text:p>2,194<text:s/></text:p>
          </table:table-cell>
          <table:table-cell office:value-type="float" office:value="2793" table:style-name="ce6">
            <text:p>2,793<text:s/></text:p>
          </table:table-cell>
          <table:table-cell office:value-type="float" office:value="3204" table:style-name="ce6">
            <text:p>3,204<text:s/></text:p>
          </table:table-cell>
          <table:table-cell office:value-type="float" office:value="4112" table:style-name="ce6">
            <text:p>4,112<text:s/></text:p>
          </table:table-cell>
          <table:table-cell office:value-type="float" office:value="2819" table:style-name="ce6">
            <text:p>2,819<text:s/></text:p>
          </table:table-cell>
          <table:table-cell office:value-type="float" office:value="1776" table:style-name="ce6">
            <text:p>1,776<text:s/></text:p>
          </table:table-cell>
          <table:table-cell office:value-type="float" office:value="4432" table:style-name="ce6">
            <text:p>4,432<text:s/></text:p>
          </table:table-cell>
          <table:table-cell office:value-type="float" office:value="1349" table:style-name="ce6">
            <text:p>1,349<text:s/></text:p>
          </table:table-cell>
          <table:table-cell office:value-type="float" office:value="2962" table:style-name="ce6">
            <text:p>2,962<text:s/></text:p>
          </table:table-cell>
          <table:table-cell office:value-type="float" office:value="3031" table:style-name="ce6">
            <text:p>3,031<text:s/></text:p>
          </table:table-cell>
          <table:table-cell office:value-type="float" office:value="1773" table:style-name="ce6">
            <text:p>1,773<text:s/></text:p>
          </table:table-cell>
          <table:table-cell office:value-type="float" office:value="6004" table:style-name="ce6">
            <text:p>6,004<text:s/></text:p>
          </table:table-cell>
          <table:table-cell office:value-type="float" office:value="2557" table:style-name="ce6">
            <text:p>2,557<text:s/></text:p>
          </table:table-cell>
          <table:table-cell office:value-type="float" office:value="2196" table:style-name="ce6">
            <text:p>2,196<text:s/></text:p>
          </table:table-cell>
          <table:table-cell office:value-type="float" office:value="1359" table:style-name="ce6">
            <text:p>1,359<text:s/></text:p>
          </table:table-cell>
          <table:table-cell office:value-type="float" office:value="1863" table:style-name="ce6">
            <text:p>1,863<text:s/></text:p>
          </table:table-cell>
          <table:table-cell office:value-type="float" office:value="962" table:style-name="ce6">
            <text:p>962<text:s/></text:p>
          </table:table-cell>
          <table:table-cell office:value-type="float" office:value="1919" table:style-name="ce6">
            <text:p>1,919<text:s/></text:p>
          </table:table-cell>
          <table:table-cell office:value-type="float" office:value="1823" table:style-name="ce6">
            <text:p>1,823<text:s/></text:p>
          </table:table-cell>
          <table:table-cell office:value-type="float" office:value="781" table:style-name="ce6">
            <text:p>781<text:s/></text:p>
          </table:table-cell>
          <table:table-cell office:value-type="float" office:value="963" table:style-name="ce6">
            <text:p>963<text:s/></text:p>
          </table:table-cell>
          <table:table-cell office:value-type="float" office:value="2262" table:style-name="ce6">
            <text:p>2,262<text:s/></text:p>
          </table:table-cell>
          <table:table-cell office:value-type="float" office:value="1499" table:style-name="ce6">
            <text:p>1,499<text:s/></text:p>
          </table:table-cell>
          <table:table-cell office:value-type="float" office:value="1926" table:style-name="ce6">
            <text:p>1,926<text:s/></text:p>
          </table:table-cell>
          <table:table-cell office:value-type="float" office:value="1988" table:style-name="ce6">
            <text:p>1,988<text:s/></text:p>
          </table:table-cell>
          <table:table-cell office:value-type="float" office:value="1011" table:style-name="ce6">
            <text:p>1,011<text:s/></text:p>
          </table:table-cell>
          <table:table-cell office:value-type="float" office:value="1158" table:style-name="ce6">
            <text:p>1,158<text:s/></text:p>
          </table:table-cell>
          <table:table-cell office:value-type="float" office:value="704" table:style-name="ce6">
            <text:p>704<text:s/></text:p>
          </table:table-cell>
          <table:table-cell office:value-type="float" office:value="499" table:style-name="ce6">
            <text:p>499<text:s/></text:p>
          </table:table-cell>
          <table:table-cell office:value-type="float" office:value="694" table:style-name="ce6">
            <text:p>694<text:s/></text:p>
          </table:table-cell>
          <table:table-cell office:value-type="float" office:value="1228" table:style-name="ce6">
            <text:p>1,228<text:s/></text:p>
          </table:table-cell>
          <table:table-cell office:value-type="float" office:value="1460" table:style-name="ce6">
            <text:p>1,460<text:s/></text:p>
          </table:table-cell>
          <table:table-cell office:value-type="float" office:value="1360" table:style-name="ce6">
            <text:p>1,360<text:s/></text:p>
          </table:table-cell>
          <table:table-cell office:value-type="float" office:value="1949" table:style-name="ce6">
            <text:p>1,949<text:s/></text:p>
          </table:table-cell>
          <table:table-cell office:value-type="float" office:value="2277" table:style-name="ce6">
            <text:p>2,277<text:s/></text:p>
          </table:table-cell>
          <table:table-cell office:value-type="float" office:value="2793" table:style-name="ce6">
            <text:p>2,793<text:s/></text:p>
          </table:table-cell>
          <table:table-cell office:value-type="float" office:value="1352" table:style-name="ce6">
            <text:p>1,352<text:s/></text:p>
          </table:table-cell>
          <table:table-cell office:value-type="float" office:value="1374" table:style-name="ce6">
            <text:p>1,374<text:s/></text:p>
          </table:table-cell>
          <table:table-cell office:value-type="float" office:value="1429" table:style-name="ce6">
            <text:p>1,429<text:s/></text:p>
          </table:table-cell>
          <table:table-cell office:value-type="float" office:value="1550" table:style-name="ce6">
            <text:p>1,550<text:s/></text:p>
          </table:table-cell>
          <table:table-cell office:value-type="float" office:value="1769" table:style-name="ce6">
            <text:p>1,769<text:s/></text:p>
          </table:table-cell>
          <table:table-cell office:value-type="float" office:value="1153" table:style-name="ce6">
            <text:p>1,153<text:s/></text:p>
          </table:table-cell>
          <table:table-cell office:value-type="float" office:value="1202" table:style-name="ce6">
            <text:p>1,202<text:s/></text:p>
          </table:table-cell>
          <table:table-cell office:value-type="float" office:value="140" table:style-name="ce6">
            <text:p>140<text:s/></text:p>
          </table:table-cell>
          <table:table-cell office:value-type="float" office:value="299" table:style-name="ce6">
            <text:p>299<text:s/></text:p>
          </table:table-cell>
          <table:table-cell office:value-type="float" office:value="476" table:style-name="ce6">
            <text:p>476<text:s/></text:p>
          </table:table-cell>
          <table:table-cell office:value-type="float" office:value="651" table:style-name="ce6">
            <text:p>651<text:s/></text:p>
          </table:table-cell>
          <table:table-cell office:value-type="float" office:value="225" table:style-name="ce6">
            <text:p>225<text:s/></text:p>
          </table:table-cell>
          <table:table-cell office:value-type="float" office:value="259" table:style-name="ce6">
            <text:p>259<text:s/></text:p>
          </table:table-cell>
          <table:table-cell office:value-type="float" office:value="325" table:style-name="ce6">
            <text:p>325<text:s/></text:p>
          </table:table-cell>
          <table:table-cell office:value-type="float" office:value="682" table:style-name="ce6">
            <text:p>682<text:s/></text:p>
          </table:table-cell>
          <table:table-cell office:value-type="float" office:value="330" table:style-name="ce6">
            <text:p>330<text:s/></text:p>
          </table:table-cell>
          <table:table-cell office:value-type="float" office:value="446" table:style-name="ce6">
            <text:p>446<text:s/></text:p>
          </table:table-cell>
          <table:table-cell office:value-type="float" office:value="418" table:style-name="ce6">
            <text:p>418<text:s/></text:p>
          </table:table-cell>
          <table:table-cell table:number-columns-repeated="16264"/>
        </table:table-row>
        <table:table-row table:style-name="ro2">
          <table:table-cell office:value-type="date" office:date-value="2021-05-30T00:00:00" table:style-name="ce5">
            <text:p>2021/5/30</text:p>
          </table:table-cell>
          <table:table-cell office:value-type="float" office:value="371" table:style-name="ce6">
            <text:p>371<text:s/></text:p>
          </table:table-cell>
          <table:table-cell office:value-type="float" office:value="844" table:style-name="ce6">
            <text:p>844<text:s/></text:p>
          </table:table-cell>
          <table:table-cell office:value-type="float" office:value="2015" table:style-name="ce6">
            <text:p>2,015<text:s/></text:p>
          </table:table-cell>
          <table:table-cell office:value-type="float" office:value="4281" table:style-name="ce6">
            <text:p>4,281<text:s/></text:p>
          </table:table-cell>
          <table:table-cell office:value-type="float" office:value="1318" table:style-name="ce6">
            <text:p>1,318<text:s/></text:p>
          </table:table-cell>
          <table:table-cell office:value-type="float" office:value="837" table:style-name="ce6">
            <text:p>837<text:s/></text:p>
          </table:table-cell>
          <table:table-cell office:value-type="float" office:value="874" table:style-name="ce6">
            <text:p>874<text:s/></text:p>
          </table:table-cell>
          <table:table-cell office:value-type="float" office:value="403" table:style-name="ce6">
            <text:p>403<text:s/></text:p>
          </table:table-cell>
          <table:table-cell office:value-type="float" office:value="273" table:style-name="ce6">
            <text:p>273<text:s/></text:p>
          </table:table-cell>
          <table:table-cell office:value-type="float" office:value="830" table:style-name="ce6">
            <text:p>830<text:s/></text:p>
          </table:table-cell>
          <table:table-cell office:value-type="float" office:value="166" table:style-name="ce6">
            <text:p>166<text:s/></text:p>
          </table:table-cell>
          <table:table-cell office:value-type="float" office:value="342" table:style-name="ce6">
            <text:p>342<text:s/></text:p>
          </table:table-cell>
          <table:table-cell office:value-type="float" office:value="142" table:style-name="ce6">
            <text:p>142<text:s/></text:p>
          </table:table-cell>
          <table:table-cell office:value-type="float" office:value="670" table:style-name="ce6">
            <text:p>670<text:s/></text:p>
          </table:table-cell>
          <table:table-cell office:value-type="float" office:value="885" table:style-name="ce6">
            <text:p>885<text:s/></text:p>
          </table:table-cell>
          <table:table-cell office:value-type="float" office:value="559" table:style-name="ce6">
            <text:p>559<text:s/></text:p>
          </table:table-cell>
          <table:table-cell office:value-type="float" office:value="660" table:style-name="ce6">
            <text:p>660<text:s/></text:p>
          </table:table-cell>
          <table:table-cell office:value-type="float" office:value="330" table:style-name="ce6">
            <text:p>330<text:s/></text:p>
          </table:table-cell>
          <table:table-cell office:value-type="float" office:value="743" table:style-name="ce6">
            <text:p>743<text:s/></text:p>
          </table:table-cell>
          <table:table-cell office:value-type="float" office:value="229" table:style-name="ce6">
            <text:p>229<text:s/></text:p>
          </table:table-cell>
          <table:table-cell office:value-type="float" office:value="540" table:style-name="ce6">
            <text:p>540<text:s/></text:p>
          </table:table-cell>
          <table:table-cell office:value-type="float" office:value="616" table:style-name="ce6">
            <text:p>616<text:s/></text:p>
          </table:table-cell>
          <table:table-cell office:value-type="float" office:value="260" table:style-name="ce6">
            <text:p>260<text:s/></text:p>
          </table:table-cell>
          <table:table-cell office:value-type="float" office:value="1684" table:style-name="ce6">
            <text:p>1,684<text:s/></text:p>
          </table:table-cell>
          <table:table-cell office:value-type="float" office:value="285" table:style-name="ce6">
            <text:p>285<text:s/></text:p>
          </table:table-cell>
          <table:table-cell office:value-type="float" office:value="1074" table:style-name="ce6">
            <text:p>1,074<text:s/></text:p>
          </table:table-cell>
          <table:table-cell office:value-type="float" office:value="1075" table:style-name="ce6">
            <text:p>1,075<text:s/></text:p>
          </table:table-cell>
          <table:table-cell office:value-type="float" office:value="1371" table:style-name="ce6">
            <text:p>1,371<text:s/></text:p>
          </table:table-cell>
          <table:table-cell office:value-type="float" office:value="1604" table:style-name="ce6">
            <text:p>1,604<text:s/></text:p>
          </table:table-cell>
          <table:table-cell office:value-type="float" office:value="1547" table:style-name="ce6">
            <text:p>1,547<text:s/></text:p>
          </table:table-cell>
          <table:table-cell office:value-type="float" office:value="1027" table:style-name="ce6">
            <text:p>1,027<text:s/></text:p>
          </table:table-cell>
          <table:table-cell office:value-type="float" office:value="1744" table:style-name="ce6">
            <text:p>1,744<text:s/></text:p>
          </table:table-cell>
          <table:table-cell office:value-type="float" office:value="1347" table:style-name="ce6">
            <text:p>1,347<text:s/></text:p>
          </table:table-cell>
          <table:table-cell office:value-type="float" office:value="2229" table:style-name="ce6">
            <text:p>2,229<text:s/></text:p>
          </table:table-cell>
          <table:table-cell office:value-type="float" office:value="1268" table:style-name="ce6">
            <text:p>1,268<text:s/></text:p>
          </table:table-cell>
          <table:table-cell office:value-type="float" office:value="440" table:style-name="ce6">
            <text:p>440<text:s/></text:p>
          </table:table-cell>
          <table:table-cell office:value-type="float" office:value="3015" table:style-name="ce6">
            <text:p>3,015<text:s/></text:p>
          </table:table-cell>
          <table:table-cell office:value-type="float" office:value="1956" table:style-name="ce6">
            <text:p>1,956<text:s/></text:p>
          </table:table-cell>
          <table:table-cell office:value-type="float" office:value="2073" table:style-name="ce6">
            <text:p>2,073<text:s/></text:p>
          </table:table-cell>
          <table:table-cell office:value-type="float" office:value="1946" table:style-name="ce6">
            <text:p>1,946<text:s/></text:p>
          </table:table-cell>
          <table:table-cell office:value-type="float" office:value="1082" table:style-name="ce6">
            <text:p>1,082<text:s/></text:p>
          </table:table-cell>
          <table:table-cell office:value-type="float" office:value="7819" table:style-name="ce6">
            <text:p>7,819<text:s/></text:p>
          </table:table-cell>
          <table:table-cell office:value-type="float" office:value="3333" table:style-name="ce6">
            <text:p>3,333<text:s/></text:p>
          </table:table-cell>
          <table:table-cell office:value-type="float" office:value="1561" table:style-name="ce6">
            <text:p>1,561<text:s/></text:p>
          </table:table-cell>
          <table:table-cell office:value-type="float" office:value="1591" table:style-name="ce6">
            <text:p>1,591<text:s/></text:p>
          </table:table-cell>
          <table:table-cell office:value-type="float" office:value="1746" table:style-name="ce6">
            <text:p>1,746<text:s/></text:p>
          </table:table-cell>
          <table:table-cell office:value-type="float" office:value="1752" table:style-name="ce6">
            <text:p>1,752<text:s/></text:p>
          </table:table-cell>
          <table:table-cell office:value-type="float" office:value="2159" table:style-name="ce6">
            <text:p>2,159<text:s/></text:p>
          </table:table-cell>
          <table:table-cell office:value-type="float" office:value="2308" table:style-name="ce6">
            <text:p>2,308<text:s/></text:p>
          </table:table-cell>
          <table:table-cell office:value-type="float" office:value="964" table:style-name="ce6">
            <text:p>964<text:s/></text:p>
          </table:table-cell>
          <table:table-cell office:value-type="float" office:value="2478" table:style-name="ce6">
            <text:p>2,478<text:s/></text:p>
          </table:table-cell>
          <table:table-cell office:value-type="float" office:value="690" table:style-name="ce6">
            <text:p>690<text:s/></text:p>
          </table:table-cell>
          <table:table-cell office:value-type="float" office:value="562" table:style-name="ce6">
            <text:p>562<text:s/></text:p>
          </table:table-cell>
          <table:table-cell office:value-type="float" office:value="1829" table:style-name="ce6">
            <text:p>1,829<text:s/></text:p>
          </table:table-cell>
          <table:table-cell office:value-type="float" office:value="370" table:style-name="ce6">
            <text:p>370<text:s/></text:p>
          </table:table-cell>
          <table:table-cell office:value-type="float" office:value="406" table:style-name="ce6">
            <text:p>406<text:s/></text:p>
          </table:table-cell>
          <table:table-cell office:value-type="float" office:value="286" table:style-name="ce6">
            <text:p>286<text:s/></text:p>
          </table:table-cell>
          <table:table-cell office:value-type="float" office:value="915" table:style-name="ce6">
            <text:p>915<text:s/></text:p>
          </table:table-cell>
          <table:table-cell office:value-type="float" office:value="1121" table:style-name="ce6">
            <text:p>1,121<text:s/></text:p>
          </table:table-cell>
          <table:table-cell office:value-type="float" office:value="1217" table:style-name="ce6">
            <text:p>1,217<text:s/></text:p>
          </table:table-cell>
          <table:table-cell office:value-type="float" office:value="2816" table:style-name="ce6">
            <text:p>2,816<text:s/></text:p>
          </table:table-cell>
          <table:table-cell office:value-type="float" office:value="759" table:style-name="ce6">
            <text:p>759<text:s/></text:p>
          </table:table-cell>
          <table:table-cell office:value-type="float" office:value="941" table:style-name="ce6">
            <text:p>941<text:s/></text:p>
          </table:table-cell>
          <table:table-cell office:value-type="float" office:value="672" table:style-name="ce6">
            <text:p>672<text:s/></text:p>
          </table:table-cell>
          <table:table-cell office:value-type="float" office:value="1839" table:style-name="ce6">
            <text:p>1,839<text:s/></text:p>
          </table:table-cell>
          <table:table-cell office:value-type="float" office:value="1572" table:style-name="ce6">
            <text:p>1,572<text:s/></text:p>
          </table:table-cell>
          <table:table-cell office:value-type="float" office:value="1966" table:style-name="ce6">
            <text:p>1,966<text:s/></text:p>
          </table:table-cell>
          <table:table-cell office:value-type="float" office:value="2582" table:style-name="ce6">
            <text:p>2,582<text:s/></text:p>
          </table:table-cell>
          <table:table-cell office:value-type="float" office:value="2879" table:style-name="ce6">
            <text:p>2,879<text:s/></text:p>
          </table:table-cell>
          <table:table-cell office:value-type="float" office:value="2078" table:style-name="ce6">
            <text:p>2,078<text:s/></text:p>
          </table:table-cell>
          <table:table-cell office:value-type="float" office:value="1366" table:style-name="ce6">
            <text:p>1,366<text:s/></text:p>
          </table:table-cell>
          <table:table-cell office:value-type="float" office:value="3456" table:style-name="ce6">
            <text:p>3,456<text:s/></text:p>
          </table:table-cell>
          <table:table-cell office:value-type="float" office:value="1061" table:style-name="ce6">
            <text:p>1,061<text:s/></text:p>
          </table:table-cell>
          <table:table-cell office:value-type="float" office:value="2183" table:style-name="ce6">
            <text:p>2,183<text:s/></text:p>
          </table:table-cell>
          <table:table-cell office:value-type="float" office:value="1900" table:style-name="ce6">
            <text:p>1,900<text:s/></text:p>
          </table:table-cell>
          <table:table-cell office:value-type="float" office:value="1197" table:style-name="ce6">
            <text:p>1,197<text:s/></text:p>
          </table:table-cell>
          <table:table-cell office:value-type="float" office:value="4940" table:style-name="ce6">
            <text:p>4,940<text:s/></text:p>
          </table:table-cell>
          <table:table-cell office:value-type="float" office:value="1860" table:style-name="ce6">
            <text:p>1,860<text:s/></text:p>
          </table:table-cell>
          <table:table-cell office:value-type="float" office:value="1662" table:style-name="ce6">
            <text:p>1,662<text:s/></text:p>
          </table:table-cell>
          <table:table-cell office:value-type="float" office:value="1125" table:style-name="ce6">
            <text:p>1,125<text:s/></text:p>
          </table:table-cell>
          <table:table-cell office:value-type="float" office:value="1449" table:style-name="ce6">
            <text:p>1,449<text:s/></text:p>
          </table:table-cell>
          <table:table-cell office:value-type="float" office:value="786" table:style-name="ce6">
            <text:p>786<text:s/></text:p>
          </table:table-cell>
          <table:table-cell office:value-type="float" office:value="1541" table:style-name="ce6">
            <text:p>1,541<text:s/></text:p>
          </table:table-cell>
          <table:table-cell office:value-type="float" office:value="1235" table:style-name="ce6">
            <text:p>1,235<text:s/></text:p>
          </table:table-cell>
          <table:table-cell office:value-type="float" office:value="622" table:style-name="ce6">
            <text:p>622<text:s/></text:p>
          </table:table-cell>
          <table:table-cell office:value-type="float" office:value="773" table:style-name="ce6">
            <text:p>773<text:s/></text:p>
          </table:table-cell>
          <table:table-cell office:value-type="float" office:value="1477" table:style-name="ce6">
            <text:p>1,477<text:s/></text:p>
          </table:table-cell>
          <table:table-cell office:value-type="float" office:value="1038" table:style-name="ce6">
            <text:p>1,038<text:s/></text:p>
          </table:table-cell>
          <table:table-cell office:value-type="float" office:value="1378" table:style-name="ce6">
            <text:p>1,378<text:s/></text:p>
          </table:table-cell>
          <table:table-cell office:value-type="float" office:value="1423" table:style-name="ce6">
            <text:p>1,423<text:s/></text:p>
          </table:table-cell>
          <table:table-cell office:value-type="float" office:value="730" table:style-name="ce6">
            <text:p>730<text:s/></text:p>
          </table:table-cell>
          <table:table-cell office:value-type="float" office:value="742" table:style-name="ce6">
            <text:p>742<text:s/></text:p>
          </table:table-cell>
          <table:table-cell office:value-type="float" office:value="508" table:style-name="ce6">
            <text:p>508<text:s/></text:p>
          </table:table-cell>
          <table:table-cell office:value-type="float" office:value="315" table:style-name="ce6">
            <text:p>315<text:s/></text:p>
          </table:table-cell>
          <table:table-cell office:value-type="float" office:value="527" table:style-name="ce6">
            <text:p>527<text:s/></text:p>
          </table:table-cell>
          <table:table-cell office:value-type="float" office:value="858" table:style-name="ce6">
            <text:p>858<text:s/></text:p>
          </table:table-cell>
          <table:table-cell office:value-type="float" office:value="1059" table:style-name="ce6">
            <text:p>1,059<text:s/></text:p>
          </table:table-cell>
          <table:table-cell office:value-type="float" office:value="985" table:style-name="ce6">
            <text:p>985<text:s/></text:p>
          </table:table-cell>
          <table:table-cell office:value-type="float" office:value="1478" table:style-name="ce6">
            <text:p>1,478<text:s/></text:p>
          </table:table-cell>
          <table:table-cell office:value-type="float" office:value="1684" table:style-name="ce6">
            <text:p>1,684<text:s/></text:p>
          </table:table-cell>
          <table:table-cell office:value-type="float" office:value="2087" table:style-name="ce6">
            <text:p>2,087<text:s/></text:p>
          </table:table-cell>
          <table:table-cell office:value-type="float" office:value="1055" table:style-name="ce6">
            <text:p>1,055<text:s/></text:p>
          </table:table-cell>
          <table:table-cell office:value-type="float" office:value="996" table:style-name="ce6">
            <text:p>996<text:s/></text:p>
          </table:table-cell>
          <table:table-cell office:value-type="float" office:value="1011" table:style-name="ce6">
            <text:p>1,011<text:s/></text:p>
          </table:table-cell>
          <table:table-cell office:value-type="float" office:value="1109" table:style-name="ce6">
            <text:p>1,109<text:s/></text:p>
          </table:table-cell>
          <table:table-cell office:value-type="float" office:value="1296" table:style-name="ce6">
            <text:p>1,296<text:s/></text:p>
          </table:table-cell>
          <table:table-cell office:value-type="float" office:value="857" table:style-name="ce6">
            <text:p>857<text:s/></text:p>
          </table:table-cell>
          <table:table-cell office:value-type="float" office:value="825" table:style-name="ce6">
            <text:p>825<text:s/></text:p>
          </table:table-cell>
          <table:table-cell office:value-type="float" office:value="109" table:style-name="ce6">
            <text:p>109<text:s/></text:p>
          </table:table-cell>
          <table:table-cell office:value-type="float" office:value="216" table:style-name="ce6">
            <text:p>216<text:s/></text:p>
          </table:table-cell>
          <table:table-cell office:value-type="float" office:value="350" table:style-name="ce6">
            <text:p>350<text:s/></text:p>
          </table:table-cell>
          <table:table-cell office:value-type="float" office:value="530" table:style-name="ce6">
            <text:p>530<text:s/></text:p>
          </table:table-cell>
          <table:table-cell office:value-type="float" office:value="122" table:style-name="ce6">
            <text:p>122<text:s/></text:p>
          </table:table-cell>
          <table:table-cell office:value-type="float" office:value="134" table:style-name="ce6">
            <text:p>134<text:s/></text:p>
          </table:table-cell>
          <table:table-cell office:value-type="float" office:value="192" table:style-name="ce6">
            <text:p>192<text:s/></text:p>
          </table:table-cell>
          <table:table-cell office:value-type="float" office:value="599" table:style-name="ce6">
            <text:p>599<text:s/></text:p>
          </table:table-cell>
          <table:table-cell office:value-type="float" office:value="229" table:style-name="ce6">
            <text:p>229<text:s/></text:p>
          </table:table-cell>
          <table:table-cell office:value-type="float" office:value="322" table:style-name="ce6">
            <text:p>322<text:s/></text:p>
          </table:table-cell>
          <table:table-cell office:value-type="float" office:value="336" table:style-name="ce6">
            <text:p>336<text:s/></text:p>
          </table:table-cell>
          <table:table-cell table:number-columns-repeated="16264"/>
        </table:table-row>
        <table:table-row table:style-name="ro2">
          <table:table-cell office:value-type="date" office:date-value="2021-05-31T00:00:00" table:style-name="ce5">
            <text:p>2021/5/31</text:p>
          </table:table-cell>
          <table:table-cell office:value-type="float" office:value="1009" table:style-name="ce6">
            <text:p>1,009<text:s/></text:p>
          </table:table-cell>
          <table:table-cell office:value-type="float" office:value="3652" table:style-name="ce6">
            <text:p>3,652<text:s/></text:p>
          </table:table-cell>
          <table:table-cell office:value-type="float" office:value="11530" table:style-name="ce6">
            <text:p>11,530<text:s/></text:p>
          </table:table-cell>
          <table:table-cell office:value-type="float" office:value="9258" table:style-name="ce6">
            <text:p>9,258<text:s/></text:p>
          </table:table-cell>
          <table:table-cell office:value-type="float" office:value="5404" table:style-name="ce6">
            <text:p>5,404<text:s/></text:p>
          </table:table-cell>
          <table:table-cell office:value-type="float" office:value="3290" table:style-name="ce6">
            <text:p>3,290<text:s/></text:p>
          </table:table-cell>
          <table:table-cell office:value-type="float" office:value="3004" table:style-name="ce6">
            <text:p>3,004<text:s/></text:p>
          </table:table-cell>
          <table:table-cell office:value-type="float" office:value="1115" table:style-name="ce6">
            <text:p>1,115<text:s/></text:p>
          </table:table-cell>
          <table:table-cell office:value-type="float" office:value="905" table:style-name="ce6">
            <text:p>905<text:s/></text:p>
          </table:table-cell>
          <table:table-cell office:value-type="float" office:value="3464" table:style-name="ce6">
            <text:p>3,464<text:s/></text:p>
          </table:table-cell>
          <table:table-cell office:value-type="float" office:value="569" table:style-name="ce6">
            <text:p>569<text:s/></text:p>
          </table:table-cell>
          <table:table-cell office:value-type="float" office:value="1109" table:style-name="ce6">
            <text:p>1,109<text:s/></text:p>
          </table:table-cell>
          <table:table-cell office:value-type="float" office:value="599" table:style-name="ce6">
            <text:p>599<text:s/></text:p>
          </table:table-cell>
          <table:table-cell office:value-type="float" office:value="1852" table:style-name="ce6">
            <text:p>1,852<text:s/></text:p>
          </table:table-cell>
          <table:table-cell office:value-type="float" office:value="2289" table:style-name="ce6">
            <text:p>2,289<text:s/></text:p>
          </table:table-cell>
          <table:table-cell office:value-type="float" office:value="3846" table:style-name="ce6">
            <text:p>3,846<text:s/></text:p>
          </table:table-cell>
          <table:table-cell office:value-type="float" office:value="3910" table:style-name="ce6">
            <text:p>3,910<text:s/></text:p>
          </table:table-cell>
          <table:table-cell office:value-type="float" office:value="1050" table:style-name="ce6">
            <text:p>1,050<text:s/></text:p>
          </table:table-cell>
          <table:table-cell office:value-type="float" office:value="2231" table:style-name="ce6">
            <text:p>2,231<text:s/></text:p>
          </table:table-cell>
          <table:table-cell office:value-type="float" office:value="627" table:style-name="ce6">
            <text:p>627<text:s/></text:p>
          </table:table-cell>
          <table:table-cell office:value-type="float" office:value="2035" table:style-name="ce6">
            <text:p>2,035<text:s/></text:p>
          </table:table-cell>
          <table:table-cell office:value-type="float" office:value="1960" table:style-name="ce6">
            <text:p>1,960<text:s/></text:p>
          </table:table-cell>
          <table:table-cell office:value-type="float" office:value="1151" table:style-name="ce6">
            <text:p>1,151<text:s/></text:p>
          </table:table-cell>
          <table:table-cell office:value-type="float" office:value="7285" table:style-name="ce6">
            <text:p>7,285<text:s/></text:p>
          </table:table-cell>
          <table:table-cell office:value-type="float" office:value="746" table:style-name="ce6">
            <text:p>746<text:s/></text:p>
          </table:table-cell>
          <table:table-cell office:value-type="float" office:value="2837" table:style-name="ce6">
            <text:p>2,837<text:s/></text:p>
          </table:table-cell>
          <table:table-cell office:value-type="float" office:value="3640" table:style-name="ce6">
            <text:p>3,640<text:s/></text:p>
          </table:table-cell>
          <table:table-cell office:value-type="float" office:value="4236" table:style-name="ce6">
            <text:p>4,236<text:s/></text:p>
          </table:table-cell>
          <table:table-cell office:value-type="float" office:value="6009" table:style-name="ce6">
            <text:p>6,009<text:s/></text:p>
          </table:table-cell>
          <table:table-cell office:value-type="float" office:value="3954" table:style-name="ce6">
            <text:p>3,954<text:s/></text:p>
          </table:table-cell>
          <table:table-cell office:value-type="float" office:value="2766" table:style-name="ce6">
            <text:p>2,766<text:s/></text:p>
          </table:table-cell>
          <table:table-cell office:value-type="float" office:value="4602" table:style-name="ce6">
            <text:p>4,602<text:s/></text:p>
          </table:table-cell>
          <table:table-cell office:value-type="float" office:value="4187" table:style-name="ce6">
            <text:p>4,187<text:s/></text:p>
          </table:table-cell>
          <table:table-cell office:value-type="float" office:value="8076" table:style-name="ce6">
            <text:p>8,076<text:s/></text:p>
          </table:table-cell>
          <table:table-cell office:value-type="float" office:value="5949" table:style-name="ce6">
            <text:p>5,949<text:s/></text:p>
          </table:table-cell>
          <table:table-cell office:value-type="float" office:value="2205" table:style-name="ce6">
            <text:p>2,205<text:s/></text:p>
          </table:table-cell>
          <table:table-cell office:value-type="float" office:value="9495" table:style-name="ce6">
            <text:p>9,495<text:s/></text:p>
          </table:table-cell>
          <table:table-cell office:value-type="float" office:value="7007" table:style-name="ce6">
            <text:p>7,007<text:s/></text:p>
          </table:table-cell>
          <table:table-cell office:value-type="float" office:value="7340" table:style-name="ce6">
            <text:p>7,340<text:s/></text:p>
          </table:table-cell>
          <table:table-cell office:value-type="float" office:value="5865" table:style-name="ce6">
            <text:p>5,865<text:s/></text:p>
          </table:table-cell>
          <table:table-cell office:value-type="float" office:value="7275" table:style-name="ce6">
            <text:p>7,275<text:s/></text:p>
          </table:table-cell>
          <table:table-cell office:value-type="float" office:value="22015" table:style-name="ce6">
            <text:p>22,015<text:s/></text:p>
          </table:table-cell>
          <table:table-cell office:value-type="float" office:value="8254" table:style-name="ce6">
            <text:p>8,254<text:s/></text:p>
          </table:table-cell>
          <table:table-cell office:value-type="float" office:value="5509" table:style-name="ce6">
            <text:p>5,509<text:s/></text:p>
          </table:table-cell>
          <table:table-cell office:value-type="float" office:value="6028" table:style-name="ce6">
            <text:p>6,028<text:s/></text:p>
          </table:table-cell>
          <table:table-cell office:value-type="float" office:value="5944" table:style-name="ce6">
            <text:p>5,944<text:s/></text:p>
          </table:table-cell>
          <table:table-cell office:value-type="float" office:value="4825" table:style-name="ce6">
            <text:p>4,825<text:s/></text:p>
          </table:table-cell>
          <table:table-cell office:value-type="float" office:value="6159" table:style-name="ce6">
            <text:p>6,159<text:s/></text:p>
          </table:table-cell>
          <table:table-cell office:value-type="float" office:value="6002" table:style-name="ce6">
            <text:p>6,002<text:s/></text:p>
          </table:table-cell>
          <table:table-cell office:value-type="float" office:value="3311" table:style-name="ce6">
            <text:p>3,311<text:s/></text:p>
          </table:table-cell>
          <table:table-cell office:value-type="float" office:value="8507" table:style-name="ce6">
            <text:p>8,507<text:s/></text:p>
          </table:table-cell>
          <table:table-cell office:value-type="float" office:value="2151" table:style-name="ce6">
            <text:p>2,151<text:s/></text:p>
          </table:table-cell>
          <table:table-cell office:value-type="float" office:value="2388" table:style-name="ce6">
            <text:p>2,388<text:s/></text:p>
          </table:table-cell>
          <table:table-cell office:value-type="float" office:value="4880" table:style-name="ce6">
            <text:p>4,880<text:s/></text:p>
          </table:table-cell>
          <table:table-cell office:value-type="float" office:value="926" table:style-name="ce6">
            <text:p>926<text:s/></text:p>
          </table:table-cell>
          <table:table-cell office:value-type="float" office:value="1298" table:style-name="ce6">
            <text:p>1,298<text:s/></text:p>
          </table:table-cell>
          <table:table-cell office:value-type="float" office:value="1115" table:style-name="ce6">
            <text:p>1,115<text:s/></text:p>
          </table:table-cell>
          <table:table-cell office:value-type="float" office:value="2854" table:style-name="ce6">
            <text:p>2,854<text:s/></text:p>
          </table:table-cell>
          <table:table-cell office:value-type="float" office:value="2833" table:style-name="ce6">
            <text:p>2,833<text:s/></text:p>
          </table:table-cell>
          <table:table-cell office:value-type="float" office:value="3582" table:style-name="ce6">
            <text:p>3,582<text:s/></text:p>
          </table:table-cell>
          <table:table-cell office:value-type="float" office:value="7363" table:style-name="ce6">
            <text:p>7,363<text:s/></text:p>
          </table:table-cell>
          <table:table-cell office:value-type="float" office:value="2448" table:style-name="ce6">
            <text:p>2,448<text:s/></text:p>
          </table:table-cell>
          <table:table-cell office:value-type="float" office:value="3384" table:style-name="ce6">
            <text:p>3,384<text:s/></text:p>
          </table:table-cell>
          <table:table-cell office:value-type="float" office:value="2267" table:style-name="ce6">
            <text:p>2,267<text:s/></text:p>
          </table:table-cell>
          <table:table-cell office:value-type="float" office:value="6263" table:style-name="ce6">
            <text:p>6,263<text:s/></text:p>
          </table:table-cell>
          <table:table-cell office:value-type="float" office:value="6321" table:style-name="ce6">
            <text:p>6,321<text:s/></text:p>
          </table:table-cell>
          <table:table-cell office:value-type="float" office:value="6286" table:style-name="ce6">
            <text:p>6,286<text:s/></text:p>
          </table:table-cell>
          <table:table-cell office:value-type="float" office:value="8755" table:style-name="ce6">
            <text:p>8,755<text:s/></text:p>
          </table:table-cell>
          <table:table-cell office:value-type="float" office:value="10070" table:style-name="ce6">
            <text:p>10,070<text:s/></text:p>
          </table:table-cell>
          <table:table-cell office:value-type="float" office:value="6849" table:style-name="ce6">
            <text:p>6,849<text:s/></text:p>
          </table:table-cell>
          <table:table-cell office:value-type="float" office:value="3670" table:style-name="ce6">
            <text:p>3,670<text:s/></text:p>
          </table:table-cell>
          <table:table-cell office:value-type="float" office:value="10127" table:style-name="ce6">
            <text:p>10,127<text:s/></text:p>
          </table:table-cell>
          <table:table-cell office:value-type="float" office:value="5103" table:style-name="ce6">
            <text:p>5,103<text:s/></text:p>
          </table:table-cell>
          <table:table-cell office:value-type="float" office:value="7570" table:style-name="ce6">
            <text:p>7,570<text:s/></text:p>
          </table:table-cell>
          <table:table-cell office:value-type="float" office:value="7007" table:style-name="ce6">
            <text:p>7,007<text:s/></text:p>
          </table:table-cell>
          <table:table-cell office:value-type="float" office:value="4757" table:style-name="ce6">
            <text:p>4,757<text:s/></text:p>
          </table:table-cell>
          <table:table-cell office:value-type="float" office:value="14332" table:style-name="ce6">
            <text:p>14,332<text:s/></text:p>
          </table:table-cell>
          <table:table-cell office:value-type="float" office:value="5604" table:style-name="ce6">
            <text:p>5,604<text:s/></text:p>
          </table:table-cell>
          <table:table-cell office:value-type="float" office:value="4714" table:style-name="ce6">
            <text:p>4,714<text:s/></text:p>
          </table:table-cell>
          <table:table-cell office:value-type="float" office:value="4821" table:style-name="ce6">
            <text:p>4,821<text:s/></text:p>
          </table:table-cell>
          <table:table-cell office:value-type="float" office:value="4289" table:style-name="ce6">
            <text:p>4,289<text:s/></text:p>
          </table:table-cell>
          <table:table-cell office:value-type="float" office:value="3077" table:style-name="ce6">
            <text:p>3,077<text:s/></text:p>
          </table:table-cell>
          <table:table-cell office:value-type="float" office:value="5096" table:style-name="ce6">
            <text:p>5,096<text:s/></text:p>
          </table:table-cell>
          <table:table-cell office:value-type="float" office:value="5366" table:style-name="ce6">
            <text:p>5,366<text:s/></text:p>
          </table:table-cell>
          <table:table-cell office:value-type="float" office:value="1807" table:style-name="ce6">
            <text:p>1,807<text:s/></text:p>
          </table:table-cell>
          <table:table-cell office:value-type="float" office:value="3338" table:style-name="ce6">
            <text:p>3,338<text:s/></text:p>
          </table:table-cell>
          <table:table-cell office:value-type="float" office:value="11395" table:style-name="ce6">
            <text:p>11,395<text:s/></text:p>
          </table:table-cell>
          <table:table-cell office:value-type="float" office:value="5805" table:style-name="ce6">
            <text:p>5,805<text:s/></text:p>
          </table:table-cell>
          <table:table-cell office:value-type="float" office:value="6450" table:style-name="ce6">
            <text:p>6,450<text:s/></text:p>
          </table:table-cell>
          <table:table-cell office:value-type="float" office:value="6130" table:style-name="ce6">
            <text:p>6,130<text:s/></text:p>
          </table:table-cell>
          <table:table-cell office:value-type="float" office:value="2607" table:style-name="ce6">
            <text:p>2,607<text:s/></text:p>
          </table:table-cell>
          <table:table-cell office:value-type="float" office:value="2946" table:style-name="ce6">
            <text:p>2,946<text:s/></text:p>
          </table:table-cell>
          <table:table-cell office:value-type="float" office:value="1671" table:style-name="ce6">
            <text:p>1,671<text:s/></text:p>
          </table:table-cell>
          <table:table-cell office:value-type="float" office:value="1967" table:style-name="ce6">
            <text:p>1,967<text:s/></text:p>
          </table:table-cell>
          <table:table-cell office:value-type="float" office:value="1704" table:style-name="ce6">
            <text:p>1,704<text:s/></text:p>
          </table:table-cell>
          <table:table-cell office:value-type="float" office:value="3069" table:style-name="ce6">
            <text:p>3,069<text:s/></text:p>
          </table:table-cell>
          <table:table-cell office:value-type="float" office:value="2858" table:style-name="ce6">
            <text:p>2,858<text:s/></text:p>
          </table:table-cell>
          <table:table-cell office:value-type="float" office:value="3151" table:style-name="ce6">
            <text:p>3,151<text:s/></text:p>
          </table:table-cell>
          <table:table-cell office:value-type="float" office:value="4619" table:style-name="ce6">
            <text:p>4,619<text:s/></text:p>
          </table:table-cell>
          <table:table-cell office:value-type="float" office:value="7798" table:style-name="ce6">
            <text:p>7,798<text:s/></text:p>
          </table:table-cell>
          <table:table-cell office:value-type="float" office:value="5493" table:style-name="ce6">
            <text:p>5,493<text:s/></text:p>
          </table:table-cell>
          <table:table-cell office:value-type="float" office:value="3695" table:style-name="ce6">
            <text:p>3,695<text:s/></text:p>
          </table:table-cell>
          <table:table-cell office:value-type="float" office:value="3491" table:style-name="ce6">
            <text:p>3,491<text:s/></text:p>
          </table:table-cell>
          <table:table-cell office:value-type="float" office:value="3657" table:style-name="ce6">
            <text:p>3,657<text:s/></text:p>
          </table:table-cell>
          <table:table-cell office:value-type="float" office:value="3742" table:style-name="ce6">
            <text:p>3,742<text:s/></text:p>
          </table:table-cell>
          <table:table-cell office:value-type="float" office:value="3763" table:style-name="ce6">
            <text:p>3,763<text:s/></text:p>
          </table:table-cell>
          <table:table-cell office:value-type="float" office:value="3013" table:style-name="ce6">
            <text:p>3,013<text:s/></text:p>
          </table:table-cell>
          <table:table-cell office:value-type="float" office:value="2957" table:style-name="ce6">
            <text:p>2,957<text:s/></text:p>
          </table:table-cell>
          <table:table-cell office:value-type="float" office:value="348" table:style-name="ce6">
            <text:p>348<text:s/></text:p>
          </table:table-cell>
          <table:table-cell office:value-type="float" office:value="704" table:style-name="ce6">
            <text:p>704<text:s/></text:p>
          </table:table-cell>
          <table:table-cell office:value-type="float" office:value="1179" table:style-name="ce6">
            <text:p>1,179<text:s/></text:p>
          </table:table-cell>
          <table:table-cell office:value-type="float" office:value="1401" table:style-name="ce6">
            <text:p>1,401<text:s/></text:p>
          </table:table-cell>
          <table:table-cell office:value-type="float" office:value="735" table:style-name="ce6">
            <text:p>735<text:s/></text:p>
          </table:table-cell>
          <table:table-cell office:value-type="float" office:value="1102" table:style-name="ce6">
            <text:p>1,102<text:s/></text:p>
          </table:table-cell>
          <table:table-cell office:value-type="float" office:value="819" table:style-name="ce6">
            <text:p>819<text:s/></text:p>
          </table:table-cell>
          <table:table-cell office:value-type="float" office:value="1790" table:style-name="ce6">
            <text:p>1,790<text:s/></text:p>
          </table:table-cell>
          <table:table-cell office:value-type="float" office:value="640" table:style-name="ce6">
            <text:p>640<text:s/></text:p>
          </table:table-cell>
          <table:table-cell office:value-type="float" office:value="1114" table:style-name="ce6">
            <text:p>1,114<text:s/></text:p>
          </table:table-cell>
          <table:table-cell office:value-type="float" office:value="1432" table:style-name="ce6">
            <text:p>1,432<text:s/></text:p>
          </table:table-cell>
          <table:table-cell table:number-columns-repeated="16264"/>
        </table:table-row>
        <table:table-row table:number-rows-repeated="3" table:style-name="ro3">
          <table:table-cell table:number-columns-repeated="16384"/>
        </table:table-row>
        <table:table-row table:style-name="ro4">
          <table:table-cell/>
          <table:table-cell table:style-name="ce9"/>
          <table:table-cell table:number-columns-repeated="16382"/>
        </table:table-row>
        <table:table-row table:number-rows-repeated="1048540" table:style-name="ro3">
          <table:table-cell table:number-columns-repeated="16384"/>
        </table:table-row>
        <table:named-expressions>
          <table:named-range table:name="Print_Titles" table:cell-range-address="出站資料.$A$1:出站資料.$A$1048576" table:base-cell-address="出站資料.$A$1"/>
        </table:named-expressions>
      </table:table>
      <table:table table:name="進站資料" table:style-name="ta2">
        <table:table-column table:style-name="co1" table:default-cell-style-name="ce7"/>
        <table:table-column table:style-name="co2" table:number-columns-repeated="82" table:default-cell-style-name="ce8"/>
        <table:table-column table:style-name="co6" table:default-cell-style-name="ce8"/>
        <table:table-column table:style-name="co2" table:number-columns-repeated="36" table:default-cell-style-name="ce8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1-05-01T00:00:00" table:style-name="ce5">
            <text:p>2021/5/1</text:p>
          </table:table-cell>
          <table:table-cell office:value-type="float" office:value="3338" table:style-name="ce6">
            <text:p>3,338<text:s/></text:p>
          </table:table-cell>
          <table:table-cell office:value-type="float" office:value="8609" table:style-name="ce6">
            <text:p>8,609<text:s/></text:p>
          </table:table-cell>
          <table:table-cell office:value-type="float" office:value="20007" table:style-name="ce6">
            <text:p>20,007<text:s/></text:p>
          </table:table-cell>
          <table:table-cell office:value-type="float" office:value="42814" table:style-name="ce6">
            <text:p>42,814<text:s/></text:p>
          </table:table-cell>
          <table:table-cell office:value-type="float" office:value="16408" table:style-name="ce6">
            <text:p>16,408<text:s/></text:p>
          </table:table-cell>
          <table:table-cell office:value-type="float" office:value="9671" table:style-name="ce6">
            <text:p>9,671<text:s/></text:p>
          </table:table-cell>
          <table:table-cell office:value-type="float" office:value="8044" table:style-name="ce6">
            <text:p>8,044<text:s/></text:p>
          </table:table-cell>
          <table:table-cell office:value-type="float" office:value="3816" table:style-name="ce6">
            <text:p>3,816<text:s/></text:p>
          </table:table-cell>
          <table:table-cell office:value-type="float" office:value="2534" table:style-name="ce6">
            <text:p>2,534<text:s/></text:p>
          </table:table-cell>
          <table:table-cell office:value-type="float" office:value="8240" table:style-name="ce6">
            <text:p>8,240<text:s/></text:p>
          </table:table-cell>
          <table:table-cell office:value-type="float" office:value="1944" table:style-name="ce6">
            <text:p>1,944<text:s/></text:p>
          </table:table-cell>
          <table:table-cell office:value-type="float" office:value="3734" table:style-name="ce6">
            <text:p>3,734<text:s/></text:p>
          </table:table-cell>
          <table:table-cell office:value-type="float" office:value="9138" table:style-name="ce6">
            <text:p>9,138<text:s/></text:p>
          </table:table-cell>
          <table:table-cell office:value-type="float" office:value="6549" table:style-name="ce6">
            <text:p>6,549<text:s/></text:p>
          </table:table-cell>
          <table:table-cell office:value-type="float" office:value="10334" table:style-name="ce6">
            <text:p>10,334<text:s/></text:p>
          </table:table-cell>
          <table:table-cell office:value-type="float" office:value="5788" table:style-name="ce6">
            <text:p>5,788<text:s/></text:p>
          </table:table-cell>
          <table:table-cell office:value-type="float" office:value="7090" table:style-name="ce6">
            <text:p>7,090<text:s/></text:p>
          </table:table-cell>
          <table:table-cell office:value-type="float" office:value="4073" table:style-name="ce6">
            <text:p>4,073<text:s/></text:p>
          </table:table-cell>
          <table:table-cell office:value-type="float" office:value="8617" table:style-name="ce6">
            <text:p>8,617<text:s/></text:p>
          </table:table-cell>
          <table:table-cell office:value-type="float" office:value="4232" table:style-name="ce6">
            <text:p>4,232<text:s/></text:p>
          </table:table-cell>
          <table:table-cell office:value-type="float" office:value="5859" table:style-name="ce6">
            <text:p>5,859<text:s/></text:p>
          </table:table-cell>
          <table:table-cell office:value-type="float" office:value="6051" table:style-name="ce6">
            <text:p>6,051<text:s/></text:p>
          </table:table-cell>
          <table:table-cell office:value-type="float" office:value="2343" table:style-name="ce6">
            <text:p>2,343<text:s/></text:p>
          </table:table-cell>
          <table:table-cell office:value-type="float" office:value="25740" table:style-name="ce6">
            <text:p>25,740<text:s/></text:p>
          </table:table-cell>
          <table:table-cell office:value-type="float" office:value="3613" table:style-name="ce6">
            <text:p>3,613<text:s/></text:p>
          </table:table-cell>
          <table:table-cell office:value-type="float" office:value="15917" table:style-name="ce6">
            <text:p>15,917<text:s/></text:p>
          </table:table-cell>
          <table:table-cell office:value-type="float" office:value="10161" table:style-name="ce6">
            <text:p>10,161<text:s/></text:p>
          </table:table-cell>
          <table:table-cell office:value-type="float" office:value="13079" table:style-name="ce6">
            <text:p>13,079<text:s/></text:p>
          </table:table-cell>
          <table:table-cell office:value-type="float" office:value="16390" table:style-name="ce6">
            <text:p>16,390<text:s/></text:p>
          </table:table-cell>
          <table:table-cell office:value-type="float" office:value="13754" table:style-name="ce6">
            <text:p>13,754<text:s/></text:p>
          </table:table-cell>
          <table:table-cell office:value-type="float" office:value="8763" table:style-name="ce6">
            <text:p>8,763<text:s/></text:p>
          </table:table-cell>
          <table:table-cell office:value-type="float" office:value="27274" table:style-name="ce6">
            <text:p>27,274<text:s/></text:p>
          </table:table-cell>
          <table:table-cell office:value-type="float" office:value="14959" table:style-name="ce6">
            <text:p>14,959<text:s/></text:p>
          </table:table-cell>
          <table:table-cell office:value-type="float" office:value="24586" table:style-name="ce6">
            <text:p>24,586<text:s/></text:p>
          </table:table-cell>
          <table:table-cell office:value-type="float" office:value="19144" table:style-name="ce6">
            <text:p>19,144<text:s/></text:p>
          </table:table-cell>
          <table:table-cell office:value-type="float" office:value="4403" table:style-name="ce6">
            <text:p>4,403<text:s/></text:p>
          </table:table-cell>
          <table:table-cell office:value-type="float" office:value="28980" table:style-name="ce6">
            <text:p>28,980<text:s/></text:p>
          </table:table-cell>
          <table:table-cell office:value-type="float" office:value="19966" table:style-name="ce6">
            <text:p>19,966<text:s/></text:p>
          </table:table-cell>
          <table:table-cell office:value-type="float" office:value="20278" table:style-name="ce6">
            <text:p>20,278<text:s/></text:p>
          </table:table-cell>
          <table:table-cell office:value-type="float" office:value="16667" table:style-name="ce6">
            <text:p>16,667<text:s/></text:p>
          </table:table-cell>
          <table:table-cell office:value-type="float" office:value="10351" table:style-name="ce6">
            <text:p>10,351<text:s/></text:p>
          </table:table-cell>
          <table:table-cell office:value-type="float" office:value="128470" table:style-name="ce6">
            <text:p>128,470<text:s/></text:p>
          </table:table-cell>
          <table:table-cell office:value-type="float" office:value="43866" table:style-name="ce6">
            <text:p>43,866<text:s/></text:p>
          </table:table-cell>
          <table:table-cell office:value-type="float" office:value="16035" table:style-name="ce6">
            <text:p>16,035<text:s/></text:p>
          </table:table-cell>
          <table:table-cell office:value-type="float" office:value="16874" table:style-name="ce6">
            <text:p>16,874<text:s/></text:p>
          </table:table-cell>
          <table:table-cell office:value-type="float" office:value="33153" table:style-name="ce6">
            <text:p>33,153<text:s/></text:p>
          </table:table-cell>
          <table:table-cell office:value-type="float" office:value="25729" table:style-name="ce6">
            <text:p>25,729<text:s/></text:p>
          </table:table-cell>
          <table:table-cell office:value-type="float" office:value="24525" table:style-name="ce6">
            <text:p>24,525<text:s/></text:p>
          </table:table-cell>
          <table:table-cell office:value-type="float" office:value="20032" table:style-name="ce6">
            <text:p>20,032<text:s/></text:p>
          </table:table-cell>
          <table:table-cell office:value-type="float" office:value="9063" table:style-name="ce6">
            <text:p>9,063<text:s/></text:p>
          </table:table-cell>
          <table:table-cell office:value-type="float" office:value="22145" table:style-name="ce6">
            <text:p>22,145<text:s/></text:p>
          </table:table-cell>
          <table:table-cell office:value-type="float" office:value="6110" table:style-name="ce6">
            <text:p>6,110<text:s/></text:p>
          </table:table-cell>
          <table:table-cell office:value-type="float" office:value="6689" table:style-name="ce6">
            <text:p>6,689<text:s/></text:p>
          </table:table-cell>
          <table:table-cell office:value-type="float" office:value="15924" table:style-name="ce6">
            <text:p>15,924<text:s/></text:p>
          </table:table-cell>
          <table:table-cell office:value-type="float" office:value="5772" table:style-name="ce6">
            <text:p>5,772<text:s/></text:p>
          </table:table-cell>
          <table:table-cell office:value-type="float" office:value="3148" table:style-name="ce6">
            <text:p>3,148<text:s/></text:p>
          </table:table-cell>
          <table:table-cell office:value-type="float" office:value="1697" table:style-name="ce6">
            <text:p>1,697<text:s/></text:p>
          </table:table-cell>
          <table:table-cell office:value-type="float" office:value="9207" table:style-name="ce6">
            <text:p>9,207<text:s/></text:p>
          </table:table-cell>
          <table:table-cell office:value-type="float" office:value="7830" table:style-name="ce6">
            <text:p>7,830<text:s/></text:p>
          </table:table-cell>
          <table:table-cell office:value-type="float" office:value="9987" table:style-name="ce6">
            <text:p>9,987<text:s/></text:p>
          </table:table-cell>
          <table:table-cell office:value-type="float" office:value="38878" table:style-name="ce6">
            <text:p>38,878<text:s/></text:p>
          </table:table-cell>
          <table:table-cell office:value-type="float" office:value="6189" table:style-name="ce6">
            <text:p>6,189<text:s/></text:p>
          </table:table-cell>
          <table:table-cell office:value-type="float" office:value="11282" table:style-name="ce6">
            <text:p>11,282<text:s/></text:p>
          </table:table-cell>
          <table:table-cell office:value-type="float" office:value="6137" table:style-name="ce6">
            <text:p>6,137<text:s/></text:p>
          </table:table-cell>
          <table:table-cell office:value-type="float" office:value="17173" table:style-name="ce6">
            <text:p>17,173<text:s/></text:p>
          </table:table-cell>
          <table:table-cell office:value-type="float" office:value="16389" table:style-name="ce6">
            <text:p>16,389<text:s/></text:p>
          </table:table-cell>
          <table:table-cell office:value-type="float" office:value="27431" table:style-name="ce6">
            <text:p>27,431<text:s/></text:p>
          </table:table-cell>
          <table:table-cell office:value-type="float" office:value="33624" table:style-name="ce6">
            <text:p>33,624<text:s/></text:p>
          </table:table-cell>
          <table:table-cell office:value-type="float" office:value="30922" table:style-name="ce6">
            <text:p>30,922<text:s/></text:p>
          </table:table-cell>
          <table:table-cell office:value-type="float" office:value="19953" table:style-name="ce6">
            <text:p>19,953<text:s/></text:p>
          </table:table-cell>
          <table:table-cell office:value-type="float" office:value="26662" table:style-name="ce6">
            <text:p>26,662<text:s/></text:p>
          </table:table-cell>
          <table:table-cell office:value-type="float" office:value="65834" table:style-name="ce6">
            <text:p>65,834<text:s/></text:p>
          </table:table-cell>
          <table:table-cell office:value-type="float" office:value="13511" table:style-name="ce6">
            <text:p>13,511<text:s/></text:p>
          </table:table-cell>
          <table:table-cell office:value-type="float" office:value="27917" table:style-name="ce6">
            <text:p>27,917<text:s/></text:p>
          </table:table-cell>
          <table:table-cell office:value-type="float" office:value="27049" table:style-name="ce6">
            <text:p>27,049<text:s/></text:p>
          </table:table-cell>
          <table:table-cell office:value-type="float" office:value="16372" table:style-name="ce6">
            <text:p>16,372<text:s/></text:p>
          </table:table-cell>
          <table:table-cell office:value-type="float" office:value="51872" table:style-name="ce6">
            <text:p>51,872<text:s/></text:p>
          </table:table-cell>
          <table:table-cell office:value-type="float" office:value="15056" table:style-name="ce6">
            <text:p>15,056<text:s/></text:p>
          </table:table-cell>
          <table:table-cell office:value-type="float" office:value="13611" table:style-name="ce6">
            <text:p>13,611<text:s/></text:p>
          </table:table-cell>
          <table:table-cell office:value-type="float" office:value="9638" table:style-name="ce6">
            <text:p>9,638<text:s/></text:p>
          </table:table-cell>
          <table:table-cell office:value-type="float" office:value="17838" table:style-name="ce6">
            <text:p>17,838<text:s/></text:p>
          </table:table-cell>
          <table:table-cell office:value-type="float" office:value="10709" table:style-name="ce6">
            <text:p>10,709<text:s/></text:p>
          </table:table-cell>
          <table:table-cell office:value-type="float" office:value="23458" table:style-name="ce6">
            <text:p>23,458<text:s/></text:p>
          </table:table-cell>
          <table:table-cell office:value-type="float" office:value="12727" table:style-name="ce6">
            <text:p>12,727<text:s/></text:p>
          </table:table-cell>
          <table:table-cell office:value-type="float" office:value="11142" table:style-name="ce6">
            <text:p>11,142<text:s/></text:p>
          </table:table-cell>
          <table:table-cell office:value-type="float" office:value="9544" table:style-name="ce6">
            <text:p>9,544<text:s/></text:p>
          </table:table-cell>
          <table:table-cell office:value-type="float" office:value="16752" table:style-name="ce6">
            <text:p>16,752<text:s/></text:p>
          </table:table-cell>
          <table:table-cell office:value-type="float" office:value="11650" table:style-name="ce6">
            <text:p>11,650<text:s/></text:p>
          </table:table-cell>
          <table:table-cell office:value-type="float" office:value="13314" table:style-name="ce6">
            <text:p>13,314<text:s/></text:p>
          </table:table-cell>
          <table:table-cell office:value-type="float" office:value="16524" table:style-name="ce6">
            <text:p>16,524<text:s/></text:p>
          </table:table-cell>
          <table:table-cell office:value-type="float" office:value="8219" table:style-name="ce6">
            <text:p>8,219<text:s/></text:p>
          </table:table-cell>
          <table:table-cell office:value-type="float" office:value="8928" table:style-name="ce6">
            <text:p>8,928<text:s/></text:p>
          </table:table-cell>
          <table:table-cell office:value-type="float" office:value="4569" table:style-name="ce6">
            <text:p>4,569<text:s/></text:p>
          </table:table-cell>
          <table:table-cell office:value-type="float" office:value="2222" table:style-name="ce6">
            <text:p>2,222<text:s/></text:p>
          </table:table-cell>
          <table:table-cell office:value-type="float" office:value="5388" table:style-name="ce6">
            <text:p>5,388<text:s/></text:p>
          </table:table-cell>
          <table:table-cell office:value-type="float" office:value="7627" table:style-name="ce6">
            <text:p>7,627<text:s/></text:p>
          </table:table-cell>
          <table:table-cell office:value-type="float" office:value="8166" table:style-name="ce6">
            <text:p>8,166<text:s/></text:p>
          </table:table-cell>
          <table:table-cell office:value-type="float" office:value="12483" table:style-name="ce6">
            <text:p>12,483<text:s/></text:p>
          </table:table-cell>
          <table:table-cell office:value-type="float" office:value="11937" table:style-name="ce6">
            <text:p>11,937<text:s/></text:p>
          </table:table-cell>
          <table:table-cell office:value-type="float" office:value="17430" table:style-name="ce6">
            <text:p>17,430<text:s/></text:p>
          </table:table-cell>
          <table:table-cell office:value-type="float" office:value="19555" table:style-name="ce6">
            <text:p>19,555<text:s/></text:p>
          </table:table-cell>
          <table:table-cell office:value-type="float" office:value="10777" table:style-name="ce6">
            <text:p>10,777<text:s/></text:p>
          </table:table-cell>
          <table:table-cell office:value-type="float" office:value="9474" table:style-name="ce6">
            <text:p>9,474<text:s/></text:p>
          </table:table-cell>
          <table:table-cell office:value-type="float" office:value="9688" table:style-name="ce6">
            <text:p>9,688<text:s/></text:p>
          </table:table-cell>
          <table:table-cell office:value-type="float" office:value="9458" table:style-name="ce6">
            <text:p>9,458<text:s/></text:p>
          </table:table-cell>
          <table:table-cell office:value-type="float" office:value="9373" table:style-name="ce6">
            <text:p>9,373<text:s/></text:p>
          </table:table-cell>
          <table:table-cell office:value-type="float" office:value="7875" table:style-name="ce6">
            <text:p>7,875<text:s/></text:p>
          </table:table-cell>
          <table:table-cell office:value-type="float" office:value="8147" table:style-name="ce6">
            <text:p>8,147<text:s/></text:p>
          </table:table-cell>
          <table:table-cell office:value-type="float" office:value="847" table:style-name="ce6">
            <text:p>847<text:s/></text:p>
          </table:table-cell>
          <table:table-cell office:value-type="float" office:value="2262" table:style-name="ce6">
            <text:p>2,262<text:s/></text:p>
          </table:table-cell>
          <table:table-cell office:value-type="float" office:value="2760" table:style-name="ce6">
            <text:p>2,760<text:s/></text:p>
          </table:table-cell>
          <table:table-cell office:value-type="float" office:value="4473" table:style-name="ce6">
            <text:p>4,473<text:s/></text:p>
          </table:table-cell>
          <table:table-cell office:value-type="float" office:value="976" table:style-name="ce6">
            <text:p>976<text:s/></text:p>
          </table:table-cell>
          <table:table-cell office:value-type="float" office:value="1225" table:style-name="ce6">
            <text:p>1,225<text:s/></text:p>
          </table:table-cell>
          <table:table-cell office:value-type="float" office:value="2016" table:style-name="ce6">
            <text:p>2,016<text:s/></text:p>
          </table:table-cell>
          <table:table-cell office:value-type="float" office:value="7917" table:style-name="ce6">
            <text:p>7,917<text:s/></text:p>
          </table:table-cell>
          <table:table-cell office:value-type="float" office:value="1955" table:style-name="ce6">
            <text:p>1,955<text:s/></text:p>
          </table:table-cell>
          <table:table-cell office:value-type="float" office:value="2990" table:style-name="ce6">
            <text:p>2,990<text:s/></text:p>
          </table:table-cell>
          <table:table-cell office:value-type="float" office:value="3094" table:style-name="ce6">
            <text:p>3,094<text:s/></text:p>
          </table:table-cell>
          <table:table-cell table:number-columns-repeated="16264"/>
        </table:table-row>
        <table:table-row table:style-name="ro2">
          <table:table-cell office:value-type="date" office:date-value="2021-05-02T00:00:00" table:style-name="ce5">
            <text:p>2021/5/2</text:p>
          </table:table-cell>
          <table:table-cell office:value-type="float" office:value="3970" table:style-name="ce6">
            <text:p>3,970<text:s/></text:p>
          </table:table-cell>
          <table:table-cell office:value-type="float" office:value="7177" table:style-name="ce6">
            <text:p>7,177<text:s/></text:p>
          </table:table-cell>
          <table:table-cell office:value-type="float" office:value="16729" table:style-name="ce6">
            <text:p>16,729<text:s/></text:p>
          </table:table-cell>
          <table:table-cell office:value-type="float" office:value="33664" table:style-name="ce6">
            <text:p>33,664<text:s/></text:p>
          </table:table-cell>
          <table:table-cell office:value-type="float" office:value="13137" table:style-name="ce6">
            <text:p>13,137<text:s/></text:p>
          </table:table-cell>
          <table:table-cell office:value-type="float" office:value="8142" table:style-name="ce6">
            <text:p>8,142<text:s/></text:p>
          </table:table-cell>
          <table:table-cell office:value-type="float" office:value="6416" table:style-name="ce6">
            <text:p>6,416<text:s/></text:p>
          </table:table-cell>
          <table:table-cell office:value-type="float" office:value="3393" table:style-name="ce6">
            <text:p>3,393<text:s/></text:p>
          </table:table-cell>
          <table:table-cell office:value-type="float" office:value="2250" table:style-name="ce6">
            <text:p>2,250<text:s/></text:p>
          </table:table-cell>
          <table:table-cell office:value-type="float" office:value="6299" table:style-name="ce6">
            <text:p>6,299<text:s/></text:p>
          </table:table-cell>
          <table:table-cell office:value-type="float" office:value="1563" table:style-name="ce6">
            <text:p>1,563<text:s/></text:p>
          </table:table-cell>
          <table:table-cell office:value-type="float" office:value="2859" table:style-name="ce6">
            <text:p>2,859<text:s/></text:p>
          </table:table-cell>
          <table:table-cell office:value-type="float" office:value="6288" table:style-name="ce6">
            <text:p>6,288<text:s/></text:p>
          </table:table-cell>
          <table:table-cell office:value-type="float" office:value="5030" table:style-name="ce6">
            <text:p>5,030<text:s/></text:p>
          </table:table-cell>
          <table:table-cell office:value-type="float" office:value="8891" table:style-name="ce6">
            <text:p>8,891<text:s/></text:p>
          </table:table-cell>
          <table:table-cell office:value-type="float" office:value="5140" table:style-name="ce6">
            <text:p>5,140<text:s/></text:p>
          </table:table-cell>
          <table:table-cell office:value-type="float" office:value="6347" table:style-name="ce6">
            <text:p>6,347<text:s/></text:p>
          </table:table-cell>
          <table:table-cell office:value-type="float" office:value="3272" table:style-name="ce6">
            <text:p>3,272<text:s/></text:p>
          </table:table-cell>
          <table:table-cell office:value-type="float" office:value="6998" table:style-name="ce6">
            <text:p>6,998<text:s/></text:p>
          </table:table-cell>
          <table:table-cell office:value-type="float" office:value="3440" table:style-name="ce6">
            <text:p>3,440<text:s/></text:p>
          </table:table-cell>
          <table:table-cell office:value-type="float" office:value="4656" table:style-name="ce6">
            <text:p>4,656<text:s/></text:p>
          </table:table-cell>
          <table:table-cell office:value-type="float" office:value="4964" table:style-name="ce6">
            <text:p>4,964<text:s/></text:p>
          </table:table-cell>
          <table:table-cell office:value-type="float" office:value="2110" table:style-name="ce6">
            <text:p>2,110<text:s/></text:p>
          </table:table-cell>
          <table:table-cell office:value-type="float" office:value="23102" table:style-name="ce6">
            <text:p>23,102<text:s/></text:p>
          </table:table-cell>
          <table:table-cell office:value-type="float" office:value="3474" table:style-name="ce6">
            <text:p>3,474<text:s/></text:p>
          </table:table-cell>
          <table:table-cell office:value-type="float" office:value="12917" table:style-name="ce6">
            <text:p>12,917<text:s/></text:p>
          </table:table-cell>
          <table:table-cell office:value-type="float" office:value="8066" table:style-name="ce6">
            <text:p>8,066<text:s/></text:p>
          </table:table-cell>
          <table:table-cell office:value-type="float" office:value="11292" table:style-name="ce6">
            <text:p>11,292<text:s/></text:p>
          </table:table-cell>
          <table:table-cell office:value-type="float" office:value="13968" table:style-name="ce6">
            <text:p>13,968<text:s/></text:p>
          </table:table-cell>
          <table:table-cell office:value-type="float" office:value="12541" table:style-name="ce6">
            <text:p>12,541<text:s/></text:p>
          </table:table-cell>
          <table:table-cell office:value-type="float" office:value="7607" table:style-name="ce6">
            <text:p>7,607<text:s/></text:p>
          </table:table-cell>
          <table:table-cell office:value-type="float" office:value="22973" table:style-name="ce6">
            <text:p>22,973<text:s/></text:p>
          </table:table-cell>
          <table:table-cell office:value-type="float" office:value="11915" table:style-name="ce6">
            <text:p>11,915<text:s/></text:p>
          </table:table-cell>
          <table:table-cell office:value-type="float" office:value="19853" table:style-name="ce6">
            <text:p>19,853<text:s/></text:p>
          </table:table-cell>
          <table:table-cell office:value-type="float" office:value="14687" table:style-name="ce6">
            <text:p>14,687<text:s/></text:p>
          </table:table-cell>
          <table:table-cell office:value-type="float" office:value="3801" table:style-name="ce6">
            <text:p>3,801<text:s/></text:p>
          </table:table-cell>
          <table:table-cell office:value-type="float" office:value="23550" table:style-name="ce6">
            <text:p>23,550<text:s/></text:p>
          </table:table-cell>
          <table:table-cell office:value-type="float" office:value="16499" table:style-name="ce6">
            <text:p>16,499<text:s/></text:p>
          </table:table-cell>
          <table:table-cell office:value-type="float" office:value="16721" table:style-name="ce6">
            <text:p>16,721<text:s/></text:p>
          </table:table-cell>
          <table:table-cell office:value-type="float" office:value="14275" table:style-name="ce6">
            <text:p>14,275<text:s/></text:p>
          </table:table-cell>
          <table:table-cell office:value-type="float" office:value="8135" table:style-name="ce6">
            <text:p>8,135<text:s/></text:p>
          </table:table-cell>
          <table:table-cell office:value-type="float" office:value="134008" table:style-name="ce6">
            <text:p>134,008<text:s/></text:p>
          </table:table-cell>
          <table:table-cell office:value-type="float" office:value="35084" table:style-name="ce6">
            <text:p>35,084<text:s/></text:p>
          </table:table-cell>
          <table:table-cell office:value-type="float" office:value="11997" table:style-name="ce6">
            <text:p>11,997<text:s/></text:p>
          </table:table-cell>
          <table:table-cell office:value-type="float" office:value="15094" table:style-name="ce6">
            <text:p>15,094<text:s/></text:p>
          </table:table-cell>
          <table:table-cell office:value-type="float" office:value="28855" table:style-name="ce6">
            <text:p>28,855<text:s/></text:p>
          </table:table-cell>
          <table:table-cell office:value-type="float" office:value="21011" table:style-name="ce6">
            <text:p>21,011<text:s/></text:p>
          </table:table-cell>
          <table:table-cell office:value-type="float" office:value="20859" table:style-name="ce6">
            <text:p>20,859<text:s/></text:p>
          </table:table-cell>
          <table:table-cell office:value-type="float" office:value="17459" table:style-name="ce6">
            <text:p>17,459<text:s/></text:p>
          </table:table-cell>
          <table:table-cell office:value-type="float" office:value="7249" table:style-name="ce6">
            <text:p>7,249<text:s/></text:p>
          </table:table-cell>
          <table:table-cell office:value-type="float" office:value="17437" table:style-name="ce6">
            <text:p>17,437<text:s/></text:p>
          </table:table-cell>
          <table:table-cell office:value-type="float" office:value="5303" table:style-name="ce6">
            <text:p>5,303<text:s/></text:p>
          </table:table-cell>
          <table:table-cell office:value-type="float" office:value="5357" table:style-name="ce6">
            <text:p>5,357<text:s/></text:p>
          </table:table-cell>
          <table:table-cell office:value-type="float" office:value="13630" table:style-name="ce6">
            <text:p>13,630<text:s/></text:p>
          </table:table-cell>
          <table:table-cell office:value-type="float" office:value="4639" table:style-name="ce6">
            <text:p>4,639<text:s/></text:p>
          </table:table-cell>
          <table:table-cell office:value-type="float" office:value="2604" table:style-name="ce6">
            <text:p>2,604<text:s/></text:p>
          </table:table-cell>
          <table:table-cell office:value-type="float" office:value="1415" table:style-name="ce6">
            <text:p>1,415<text:s/></text:p>
          </table:table-cell>
          <table:table-cell office:value-type="float" office:value="7577" table:style-name="ce6">
            <text:p>7,577<text:s/></text:p>
          </table:table-cell>
          <table:table-cell office:value-type="float" office:value="6772" table:style-name="ce6">
            <text:p>6,772<text:s/></text:p>
          </table:table-cell>
          <table:table-cell office:value-type="float" office:value="8707" table:style-name="ce6">
            <text:p>8,707<text:s/></text:p>
          </table:table-cell>
          <table:table-cell office:value-type="float" office:value="32387" table:style-name="ce6">
            <text:p>32,387<text:s/></text:p>
          </table:table-cell>
          <table:table-cell office:value-type="float" office:value="6002" table:style-name="ce6">
            <text:p>6,002<text:s/></text:p>
          </table:table-cell>
          <table:table-cell office:value-type="float" office:value="10673" table:style-name="ce6">
            <text:p>10,673<text:s/></text:p>
          </table:table-cell>
          <table:table-cell office:value-type="float" office:value="5598" table:style-name="ce6">
            <text:p>5,598<text:s/></text:p>
          </table:table-cell>
          <table:table-cell office:value-type="float" office:value="15159" table:style-name="ce6">
            <text:p>15,159<text:s/></text:p>
          </table:table-cell>
          <table:table-cell office:value-type="float" office:value="13678" table:style-name="ce6">
            <text:p>13,678<text:s/></text:p>
          </table:table-cell>
          <table:table-cell office:value-type="float" office:value="23181" table:style-name="ce6">
            <text:p>23,181<text:s/></text:p>
          </table:table-cell>
          <table:table-cell office:value-type="float" office:value="31618" table:style-name="ce6">
            <text:p>31,618<text:s/></text:p>
          </table:table-cell>
          <table:table-cell office:value-type="float" office:value="26438" table:style-name="ce6">
            <text:p>26,438<text:s/></text:p>
          </table:table-cell>
          <table:table-cell office:value-type="float" office:value="17118" table:style-name="ce6">
            <text:p>17,118<text:s/></text:p>
          </table:table-cell>
          <table:table-cell office:value-type="float" office:value="21814" table:style-name="ce6">
            <text:p>21,814<text:s/></text:p>
          </table:table-cell>
          <table:table-cell office:value-type="float" office:value="52505" table:style-name="ce6">
            <text:p>52,505<text:s/></text:p>
          </table:table-cell>
          <table:table-cell office:value-type="float" office:value="12364" table:style-name="ce6">
            <text:p>12,364<text:s/></text:p>
          </table:table-cell>
          <table:table-cell office:value-type="float" office:value="23431" table:style-name="ce6">
            <text:p>23,431<text:s/></text:p>
          </table:table-cell>
          <table:table-cell office:value-type="float" office:value="21324" table:style-name="ce6">
            <text:p>21,324<text:s/></text:p>
          </table:table-cell>
          <table:table-cell office:value-type="float" office:value="12550" table:style-name="ce6">
            <text:p>12,550<text:s/></text:p>
          </table:table-cell>
          <table:table-cell office:value-type="float" office:value="43798" table:style-name="ce6">
            <text:p>43,798<text:s/></text:p>
          </table:table-cell>
          <table:table-cell office:value-type="float" office:value="13076" table:style-name="ce6">
            <text:p>13,076<text:s/></text:p>
          </table:table-cell>
          <table:table-cell office:value-type="float" office:value="11819" table:style-name="ce6">
            <text:p>11,819<text:s/></text:p>
          </table:table-cell>
          <table:table-cell office:value-type="float" office:value="7038" table:style-name="ce6">
            <text:p>7,038<text:s/></text:p>
          </table:table-cell>
          <table:table-cell office:value-type="float" office:value="16555" table:style-name="ce6">
            <text:p>16,555<text:s/></text:p>
          </table:table-cell>
          <table:table-cell office:value-type="float" office:value="8534" table:style-name="ce6">
            <text:p>8,534<text:s/></text:p>
          </table:table-cell>
          <table:table-cell office:value-type="float" office:value="19470" table:style-name="ce6">
            <text:p>19,470<text:s/></text:p>
          </table:table-cell>
          <table:table-cell office:value-type="float" office:value="9499" table:style-name="ce6">
            <text:p>9,499<text:s/></text:p>
          </table:table-cell>
          <table:table-cell office:value-type="float" office:value="9456" table:style-name="ce6">
            <text:p>9,456<text:s/></text:p>
          </table:table-cell>
          <table:table-cell office:value-type="float" office:value="7536" table:style-name="ce6">
            <text:p>7,536<text:s/></text:p>
          </table:table-cell>
          <table:table-cell office:value-type="float" office:value="13348" table:style-name="ce6">
            <text:p>13,348<text:s/></text:p>
          </table:table-cell>
          <table:table-cell office:value-type="float" office:value="11890" table:style-name="ce6">
            <text:p>11,890<text:s/></text:p>
          </table:table-cell>
          <table:table-cell office:value-type="float" office:value="11059" table:style-name="ce6">
            <text:p>11,059<text:s/></text:p>
          </table:table-cell>
          <table:table-cell office:value-type="float" office:value="13553" table:style-name="ce6">
            <text:p>13,553<text:s/></text:p>
          </table:table-cell>
          <table:table-cell office:value-type="float" office:value="6106" table:style-name="ce6">
            <text:p>6,106<text:s/></text:p>
          </table:table-cell>
          <table:table-cell office:value-type="float" office:value="7463" table:style-name="ce6">
            <text:p>7,463<text:s/></text:p>
          </table:table-cell>
          <table:table-cell office:value-type="float" office:value="3872" table:style-name="ce6">
            <text:p>3,872<text:s/></text:p>
          </table:table-cell>
          <table:table-cell office:value-type="float" office:value="1923" table:style-name="ce6">
            <text:p>1,923<text:s/></text:p>
          </table:table-cell>
          <table:table-cell office:value-type="float" office:value="4582" table:style-name="ce6">
            <text:p>4,582<text:s/></text:p>
          </table:table-cell>
          <table:table-cell office:value-type="float" office:value="6289" table:style-name="ce6">
            <text:p>6,289<text:s/></text:p>
          </table:table-cell>
          <table:table-cell office:value-type="float" office:value="6722" table:style-name="ce6">
            <text:p>6,722<text:s/></text:p>
          </table:table-cell>
          <table:table-cell office:value-type="float" office:value="11406" table:style-name="ce6">
            <text:p>11,406<text:s/></text:p>
          </table:table-cell>
          <table:table-cell office:value-type="float" office:value="9982" table:style-name="ce6">
            <text:p>9,982<text:s/></text:p>
          </table:table-cell>
          <table:table-cell office:value-type="float" office:value="14295" table:style-name="ce6">
            <text:p>14,295<text:s/></text:p>
          </table:table-cell>
          <table:table-cell office:value-type="float" office:value="16176" table:style-name="ce6">
            <text:p>16,176<text:s/></text:p>
          </table:table-cell>
          <table:table-cell office:value-type="float" office:value="9423" table:style-name="ce6">
            <text:p>9,423<text:s/></text:p>
          </table:table-cell>
          <table:table-cell office:value-type="float" office:value="7761" table:style-name="ce6">
            <text:p>7,761<text:s/></text:p>
          </table:table-cell>
          <table:table-cell office:value-type="float" office:value="8352" table:style-name="ce6">
            <text:p>8,352<text:s/></text:p>
          </table:table-cell>
          <table:table-cell office:value-type="float" office:value="7718" table:style-name="ce6">
            <text:p>7,718<text:s/></text:p>
          </table:table-cell>
          <table:table-cell office:value-type="float" office:value="7839" table:style-name="ce6">
            <text:p>7,839<text:s/></text:p>
          </table:table-cell>
          <table:table-cell office:value-type="float" office:value="6621" table:style-name="ce6">
            <text:p>6,621<text:s/></text:p>
          </table:table-cell>
          <table:table-cell office:value-type="float" office:value="6695" table:style-name="ce6">
            <text:p>6,695<text:s/></text:p>
          </table:table-cell>
          <table:table-cell office:value-type="float" office:value="717" table:style-name="ce6">
            <text:p>717<text:s/></text:p>
          </table:table-cell>
          <table:table-cell office:value-type="float" office:value="1881" table:style-name="ce6">
            <text:p>1,881<text:s/></text:p>
          </table:table-cell>
          <table:table-cell office:value-type="float" office:value="2431" table:style-name="ce6">
            <text:p>2,431<text:s/></text:p>
          </table:table-cell>
          <table:table-cell office:value-type="float" office:value="3870" table:style-name="ce6">
            <text:p>3,870<text:s/></text:p>
          </table:table-cell>
          <table:table-cell office:value-type="float" office:value="1109" table:style-name="ce6">
            <text:p>1,109<text:s/></text:p>
          </table:table-cell>
          <table:table-cell office:value-type="float" office:value="1157" table:style-name="ce6">
            <text:p>1,157<text:s/></text:p>
          </table:table-cell>
          <table:table-cell office:value-type="float" office:value="1651" table:style-name="ce6">
            <text:p>1,651<text:s/></text:p>
          </table:table-cell>
          <table:table-cell office:value-type="float" office:value="9572" table:style-name="ce6">
            <text:p>9,572<text:s/></text:p>
          </table:table-cell>
          <table:table-cell office:value-type="float" office:value="1633" table:style-name="ce6">
            <text:p>1,633<text:s/></text:p>
          </table:table-cell>
          <table:table-cell office:value-type="float" office:value="2621" table:style-name="ce6">
            <text:p>2,621<text:s/></text:p>
          </table:table-cell>
          <table:table-cell office:value-type="float" office:value="2115" table:style-name="ce6">
            <text:p>2,115<text:s/></text:p>
          </table:table-cell>
          <table:table-cell table:number-columns-repeated="16264"/>
        </table:table-row>
        <table:table-row table:style-name="ro2">
          <table:table-cell office:value-type="date" office:date-value="2021-05-03T00:00:00" table:style-name="ce5">
            <text:p>2021/5/3</text:p>
          </table:table-cell>
          <table:table-cell office:value-type="float" office:value="4811" table:style-name="ce6">
            <text:p>4,811<text:s/></text:p>
          </table:table-cell>
          <table:table-cell office:value-type="float" office:value="14045" table:style-name="ce6">
            <text:p>14,045<text:s/></text:p>
          </table:table-cell>
          <table:table-cell office:value-type="float" office:value="37992" table:style-name="ce6">
            <text:p>37,992<text:s/></text:p>
          </table:table-cell>
          <table:table-cell office:value-type="float" office:value="37914" table:style-name="ce6">
            <text:p>37,914<text:s/></text:p>
          </table:table-cell>
          <table:table-cell office:value-type="float" office:value="24920" table:style-name="ce6">
            <text:p>24,920<text:s/></text:p>
          </table:table-cell>
          <table:table-cell office:value-type="float" office:value="14345" table:style-name="ce6">
            <text:p>14,345<text:s/></text:p>
          </table:table-cell>
          <table:table-cell office:value-type="float" office:value="11232" table:style-name="ce6">
            <text:p>11,232<text:s/></text:p>
          </table:table-cell>
          <table:table-cell office:value-type="float" office:value="4050" table:style-name="ce6">
            <text:p>4,050<text:s/></text:p>
          </table:table-cell>
          <table:table-cell office:value-type="float" office:value="3373" table:style-name="ce6">
            <text:p>3,373<text:s/></text:p>
          </table:table-cell>
          <table:table-cell office:value-type="float" office:value="12693" table:style-name="ce6">
            <text:p>12,693<text:s/></text:p>
          </table:table-cell>
          <table:table-cell office:value-type="float" office:value="2546" table:style-name="ce6">
            <text:p>2,546<text:s/></text:p>
          </table:table-cell>
          <table:table-cell office:value-type="float" office:value="4353" table:style-name="ce6">
            <text:p>4,353<text:s/></text:p>
          </table:table-cell>
          <table:table-cell office:value-type="float" office:value="4658" table:style-name="ce6">
            <text:p>4,658<text:s/></text:p>
          </table:table-cell>
          <table:table-cell office:value-type="float" office:value="9564" table:style-name="ce6">
            <text:p>9,564<text:s/></text:p>
          </table:table-cell>
          <table:table-cell office:value-type="float" office:value="10222" table:style-name="ce6">
            <text:p>10,222<text:s/></text:p>
          </table:table-cell>
          <table:table-cell office:value-type="float" office:value="17099" table:style-name="ce6">
            <text:p>17,099<text:s/></text:p>
          </table:table-cell>
          <table:table-cell office:value-type="float" office:value="17635" table:style-name="ce6">
            <text:p>17,635<text:s/></text:p>
          </table:table-cell>
          <table:table-cell office:value-type="float" office:value="5679" table:style-name="ce6">
            <text:p>5,679<text:s/></text:p>
          </table:table-cell>
          <table:table-cell office:value-type="float" office:value="9131" table:style-name="ce6">
            <text:p>9,131<text:s/></text:p>
          </table:table-cell>
          <table:table-cell office:value-type="float" office:value="3475" table:style-name="ce6">
            <text:p>3,475<text:s/></text:p>
          </table:table-cell>
          <table:table-cell office:value-type="float" office:value="8282" table:style-name="ce6">
            <text:p>8,282<text:s/></text:p>
          </table:table-cell>
          <table:table-cell office:value-type="float" office:value="8338" table:style-name="ce6">
            <text:p>8,338<text:s/></text:p>
          </table:table-cell>
          <table:table-cell office:value-type="float" office:value="5812" table:style-name="ce6">
            <text:p>5,812<text:s/></text:p>
          </table:table-cell>
          <table:table-cell office:value-type="float" office:value="28713" table:style-name="ce6">
            <text:p>28,713<text:s/></text:p>
          </table:table-cell>
          <table:table-cell office:value-type="float" office:value="3091" table:style-name="ce6">
            <text:p>3,091<text:s/></text:p>
          </table:table-cell>
          <table:table-cell office:value-type="float" office:value="12797" table:style-name="ce6">
            <text:p>12,797<text:s/></text:p>
          </table:table-cell>
          <table:table-cell office:value-type="float" office:value="11912" table:style-name="ce6">
            <text:p>11,912<text:s/></text:p>
          </table:table-cell>
          <table:table-cell office:value-type="float" office:value="15605" table:style-name="ce6">
            <text:p>15,605<text:s/></text:p>
          </table:table-cell>
          <table:table-cell office:value-type="float" office:value="23176" table:style-name="ce6">
            <text:p>23,176<text:s/></text:p>
          </table:table-cell>
          <table:table-cell office:value-type="float" office:value="16102" table:style-name="ce6">
            <text:p>16,102<text:s/></text:p>
          </table:table-cell>
          <table:table-cell office:value-type="float" office:value="9718" table:style-name="ce6">
            <text:p>9,718<text:s/></text:p>
          </table:table-cell>
          <table:table-cell office:value-type="float" office:value="22740" table:style-name="ce6">
            <text:p>22,740<text:s/></text:p>
          </table:table-cell>
          <table:table-cell office:value-type="float" office:value="14731" table:style-name="ce6">
            <text:p>14,731<text:s/></text:p>
          </table:table-cell>
          <table:table-cell office:value-type="float" office:value="30237" table:style-name="ce6">
            <text:p>30,237<text:s/></text:p>
          </table:table-cell>
          <table:table-cell office:value-type="float" office:value="23213" table:style-name="ce6">
            <text:p>23,213<text:s/></text:p>
          </table:table-cell>
          <table:table-cell office:value-type="float" office:value="10954" table:style-name="ce6">
            <text:p>10,954<text:s/></text:p>
          </table:table-cell>
          <table:table-cell office:value-type="float" office:value="31475" table:style-name="ce6">
            <text:p>31,475<text:s/></text:p>
          </table:table-cell>
          <table:table-cell office:value-type="float" office:value="23903" table:style-name="ce6">
            <text:p>23,903<text:s/></text:p>
          </table:table-cell>
          <table:table-cell office:value-type="float" office:value="25078" table:style-name="ce6">
            <text:p>25,078<text:s/></text:p>
          </table:table-cell>
          <table:table-cell office:value-type="float" office:value="20023" table:style-name="ce6">
            <text:p>20,023<text:s/></text:p>
          </table:table-cell>
          <table:table-cell office:value-type="float" office:value="22617" table:style-name="ce6">
            <text:p>22,617<text:s/></text:p>
          </table:table-cell>
          <table:table-cell office:value-type="float" office:value="117726" table:style-name="ce6">
            <text:p>117,726<text:s/></text:p>
          </table:table-cell>
          <table:table-cell office:value-type="float" office:value="35201" table:style-name="ce6">
            <text:p>35,201<text:s/></text:p>
          </table:table-cell>
          <table:table-cell office:value-type="float" office:value="17889" table:style-name="ce6">
            <text:p>17,889<text:s/></text:p>
          </table:table-cell>
          <table:table-cell office:value-type="float" office:value="23130" table:style-name="ce6">
            <text:p>23,130<text:s/></text:p>
          </table:table-cell>
          <table:table-cell office:value-type="float" office:value="24541" table:style-name="ce6">
            <text:p>24,541<text:s/></text:p>
          </table:table-cell>
          <table:table-cell office:value-type="float" office:value="25303" table:style-name="ce6">
            <text:p>25,303<text:s/></text:p>
          </table:table-cell>
          <table:table-cell office:value-type="float" office:value="25985" table:style-name="ce6">
            <text:p>25,985<text:s/></text:p>
          </table:table-cell>
          <table:table-cell office:value-type="float" office:value="22348" table:style-name="ce6">
            <text:p>22,348<text:s/></text:p>
          </table:table-cell>
          <table:table-cell office:value-type="float" office:value="12977" table:style-name="ce6">
            <text:p>12,977<text:s/></text:p>
          </table:table-cell>
          <table:table-cell office:value-type="float" office:value="29406" table:style-name="ce6">
            <text:p>29,406<text:s/></text:p>
          </table:table-cell>
          <table:table-cell office:value-type="float" office:value="6994" table:style-name="ce6">
            <text:p>6,994<text:s/></text:p>
          </table:table-cell>
          <table:table-cell office:value-type="float" office:value="9167" table:style-name="ce6">
            <text:p>9,167<text:s/></text:p>
          </table:table-cell>
          <table:table-cell office:value-type="float" office:value="17423" table:style-name="ce6">
            <text:p>17,423<text:s/></text:p>
          </table:table-cell>
          <table:table-cell office:value-type="float" office:value="4318" table:style-name="ce6">
            <text:p>4,318<text:s/></text:p>
          </table:table-cell>
          <table:table-cell office:value-type="float" office:value="3661" table:style-name="ce6">
            <text:p>3,661<text:s/></text:p>
          </table:table-cell>
          <table:table-cell office:value-type="float" office:value="3264" table:style-name="ce6">
            <text:p>3,264<text:s/></text:p>
          </table:table-cell>
          <table:table-cell office:value-type="float" office:value="13483" table:style-name="ce6">
            <text:p>13,483<text:s/></text:p>
          </table:table-cell>
          <table:table-cell office:value-type="float" office:value="9011" table:style-name="ce6">
            <text:p>9,011<text:s/></text:p>
          </table:table-cell>
          <table:table-cell office:value-type="float" office:value="10980" table:style-name="ce6">
            <text:p>10,980<text:s/></text:p>
          </table:table-cell>
          <table:table-cell office:value-type="float" office:value="31163" table:style-name="ce6">
            <text:p>31,163<text:s/></text:p>
          </table:table-cell>
          <table:table-cell office:value-type="float" office:value="8441" table:style-name="ce6">
            <text:p>8,441<text:s/></text:p>
          </table:table-cell>
          <table:table-cell office:value-type="float" office:value="12643" table:style-name="ce6">
            <text:p>12,643<text:s/></text:p>
          </table:table-cell>
          <table:table-cell office:value-type="float" office:value="7936" table:style-name="ce6">
            <text:p>7,936<text:s/></text:p>
          </table:table-cell>
          <table:table-cell office:value-type="float" office:value="21846" table:style-name="ce6">
            <text:p>21,846<text:s/></text:p>
          </table:table-cell>
          <table:table-cell office:value-type="float" office:value="25768" table:style-name="ce6">
            <text:p>25,768<text:s/></text:p>
          </table:table-cell>
          <table:table-cell office:value-type="float" office:value="28612" table:style-name="ce6">
            <text:p>28,612<text:s/></text:p>
          </table:table-cell>
          <table:table-cell office:value-type="float" office:value="34011" table:style-name="ce6">
            <text:p>34,011<text:s/></text:p>
          </table:table-cell>
          <table:table-cell office:value-type="float" office:value="38821" table:style-name="ce6">
            <text:p>38,821<text:s/></text:p>
          </table:table-cell>
          <table:table-cell office:value-type="float" office:value="24713" table:style-name="ce6">
            <text:p>24,713<text:s/></text:p>
          </table:table-cell>
          <table:table-cell office:value-type="float" office:value="24698" table:style-name="ce6">
            <text:p>24,698<text:s/></text:p>
          </table:table-cell>
          <table:table-cell office:value-type="float" office:value="49605" table:style-name="ce6">
            <text:p>49,605<text:s/></text:p>
          </table:table-cell>
          <table:table-cell office:value-type="float" office:value="20241" table:style-name="ce6">
            <text:p>20,241<text:s/></text:p>
          </table:table-cell>
          <table:table-cell office:value-type="float" office:value="28155" table:style-name="ce6">
            <text:p>28,155<text:s/></text:p>
          </table:table-cell>
          <table:table-cell office:value-type="float" office:value="29224" table:style-name="ce6">
            <text:p>29,224<text:s/></text:p>
          </table:table-cell>
          <table:table-cell office:value-type="float" office:value="17640" table:style-name="ce6">
            <text:p>17,640<text:s/></text:p>
          </table:table-cell>
          <table:table-cell office:value-type="float" office:value="54855" table:style-name="ce6">
            <text:p>54,855<text:s/></text:p>
          </table:table-cell>
          <table:table-cell office:value-type="float" office:value="19307" table:style-name="ce6">
            <text:p>19,307<text:s/></text:p>
          </table:table-cell>
          <table:table-cell office:value-type="float" office:value="15301" table:style-name="ce6">
            <text:p>15,301<text:s/></text:p>
          </table:table-cell>
          <table:table-cell office:value-type="float" office:value="13644" table:style-name="ce6">
            <text:p>13,644<text:s/></text:p>
          </table:table-cell>
          <table:table-cell office:value-type="float" office:value="18465" table:style-name="ce6">
            <text:p>18,465<text:s/></text:p>
          </table:table-cell>
          <table:table-cell office:value-type="float" office:value="14277" table:style-name="ce6">
            <text:p>14,277<text:s/></text:p>
          </table:table-cell>
          <table:table-cell office:value-type="float" office:value="25740" table:style-name="ce6">
            <text:p>25,740<text:s/></text:p>
          </table:table-cell>
          <table:table-cell office:value-type="float" office:value="17759" table:style-name="ce6">
            <text:p>17,759<text:s/></text:p>
          </table:table-cell>
          <table:table-cell office:value-type="float" office:value="8080" table:style-name="ce6">
            <text:p>8,080<text:s/></text:p>
          </table:table-cell>
          <table:table-cell office:value-type="float" office:value="10557" table:style-name="ce6">
            <text:p>10,557<text:s/></text:p>
          </table:table-cell>
          <table:table-cell office:value-type="float" office:value="36108" table:style-name="ce6">
            <text:p>36,108<text:s/></text:p>
          </table:table-cell>
          <table:table-cell office:value-type="float" office:value="20611" table:style-name="ce6">
            <text:p>20,611<text:s/></text:p>
          </table:table-cell>
          <table:table-cell office:value-type="float" office:value="22663" table:style-name="ce6">
            <text:p>22,663<text:s/></text:p>
          </table:table-cell>
          <table:table-cell office:value-type="float" office:value="22504" table:style-name="ce6">
            <text:p>22,504<text:s/></text:p>
          </table:table-cell>
          <table:table-cell office:value-type="float" office:value="12968" table:style-name="ce6">
            <text:p>12,968<text:s/></text:p>
          </table:table-cell>
          <table:table-cell office:value-type="float" office:value="10958" table:style-name="ce6">
            <text:p>10,958<text:s/></text:p>
          </table:table-cell>
          <table:table-cell office:value-type="float" office:value="5903" table:style-name="ce6">
            <text:p>5,903<text:s/></text:p>
          </table:table-cell>
          <table:table-cell office:value-type="float" office:value="4986" table:style-name="ce6">
            <text:p>4,986<text:s/></text:p>
          </table:table-cell>
          <table:table-cell office:value-type="float" office:value="6077" table:style-name="ce6">
            <text:p>6,077<text:s/></text:p>
          </table:table-cell>
          <table:table-cell office:value-type="float" office:value="9933" table:style-name="ce6">
            <text:p>9,933<text:s/></text:p>
          </table:table-cell>
          <table:table-cell office:value-type="float" office:value="9006" table:style-name="ce6">
            <text:p>9,006<text:s/></text:p>
          </table:table-cell>
          <table:table-cell office:value-type="float" office:value="13194" table:style-name="ce6">
            <text:p>13,194<text:s/></text:p>
          </table:table-cell>
          <table:table-cell office:value-type="float" office:value="16336" table:style-name="ce6">
            <text:p>16,336<text:s/></text:p>
          </table:table-cell>
          <table:table-cell office:value-type="float" office:value="26519" table:style-name="ce6">
            <text:p>26,519<text:s/></text:p>
          </table:table-cell>
          <table:table-cell office:value-type="float" office:value="20662" table:style-name="ce6">
            <text:p>20,662<text:s/></text:p>
          </table:table-cell>
          <table:table-cell office:value-type="float" office:value="14682" table:style-name="ce6">
            <text:p>14,682<text:s/></text:p>
          </table:table-cell>
          <table:table-cell office:value-type="float" office:value="11833" table:style-name="ce6">
            <text:p>11,833<text:s/></text:p>
          </table:table-cell>
          <table:table-cell office:value-type="float" office:value="11746" table:style-name="ce6">
            <text:p>11,746<text:s/></text:p>
          </table:table-cell>
          <table:table-cell office:value-type="float" office:value="12309" table:style-name="ce6">
            <text:p>12,309<text:s/></text:p>
          </table:table-cell>
          <table:table-cell office:value-type="float" office:value="11252" table:style-name="ce6">
            <text:p>11,252<text:s/></text:p>
          </table:table-cell>
          <table:table-cell office:value-type="float" office:value="11533" table:style-name="ce6">
            <text:p>11,533<text:s/></text:p>
          </table:table-cell>
          <table:table-cell office:value-type="float" office:value="10100" table:style-name="ce6">
            <text:p>10,100<text:s/></text:p>
          </table:table-cell>
          <table:table-cell office:value-type="float" office:value="1556" table:style-name="ce6">
            <text:p>1,556<text:s/></text:p>
          </table:table-cell>
          <table:table-cell office:value-type="float" office:value="2287" table:style-name="ce6">
            <text:p>2,287<text:s/></text:p>
          </table:table-cell>
          <table:table-cell office:value-type="float" office:value="3310" table:style-name="ce6">
            <text:p>3,310<text:s/></text:p>
          </table:table-cell>
          <table:table-cell office:value-type="float" office:value="4371" table:style-name="ce6">
            <text:p>4,371<text:s/></text:p>
          </table:table-cell>
          <table:table-cell office:value-type="float" office:value="2402" table:style-name="ce6">
            <text:p>2,402<text:s/></text:p>
          </table:table-cell>
          <table:table-cell office:value-type="float" office:value="3327" table:style-name="ce6">
            <text:p>3,327<text:s/></text:p>
          </table:table-cell>
          <table:table-cell office:value-type="float" office:value="2863" table:style-name="ce6">
            <text:p>2,863<text:s/></text:p>
          </table:table-cell>
          <table:table-cell office:value-type="float" office:value="8013" table:style-name="ce6">
            <text:p>8,013<text:s/></text:p>
          </table:table-cell>
          <table:table-cell office:value-type="float" office:value="2068" table:style-name="ce6">
            <text:p>2,068<text:s/></text:p>
          </table:table-cell>
          <table:table-cell office:value-type="float" office:value="3511" table:style-name="ce6">
            <text:p>3,511<text:s/></text:p>
          </table:table-cell>
          <table:table-cell office:value-type="float" office:value="3764" table:style-name="ce6">
            <text:p>3,764<text:s/></text:p>
          </table:table-cell>
          <table:table-cell table:number-columns-repeated="16264"/>
        </table:table-row>
        <table:table-row table:style-name="ro2">
          <table:table-cell office:value-type="date" office:date-value="2021-05-04T00:00:00" table:style-name="ce5">
            <text:p>2021/5/4</text:p>
          </table:table-cell>
          <table:table-cell office:value-type="float" office:value="4768" table:style-name="ce6">
            <text:p>4,768<text:s/></text:p>
          </table:table-cell>
          <table:table-cell office:value-type="float" office:value="14713" table:style-name="ce6">
            <text:p>14,713<text:s/></text:p>
          </table:table-cell>
          <table:table-cell office:value-type="float" office:value="39658" table:style-name="ce6">
            <text:p>39,658<text:s/></text:p>
          </table:table-cell>
          <table:table-cell office:value-type="float" office:value="38598" table:style-name="ce6">
            <text:p>38,598<text:s/></text:p>
          </table:table-cell>
          <table:table-cell office:value-type="float" office:value="25823" table:style-name="ce6">
            <text:p>25,823<text:s/></text:p>
          </table:table-cell>
          <table:table-cell office:value-type="float" office:value="14670" table:style-name="ce6">
            <text:p>14,670<text:s/></text:p>
          </table:table-cell>
          <table:table-cell office:value-type="float" office:value="11726" table:style-name="ce6">
            <text:p>11,726<text:s/></text:p>
          </table:table-cell>
          <table:table-cell office:value-type="float" office:value="4292" table:style-name="ce6">
            <text:p>4,292<text:s/></text:p>
          </table:table-cell>
          <table:table-cell office:value-type="float" office:value="3529" table:style-name="ce6">
            <text:p>3,529<text:s/></text:p>
          </table:table-cell>
          <table:table-cell office:value-type="float" office:value="13305" table:style-name="ce6">
            <text:p>13,305<text:s/></text:p>
          </table:table-cell>
          <table:table-cell office:value-type="float" office:value="2718" table:style-name="ce6">
            <text:p>2,718<text:s/></text:p>
          </table:table-cell>
          <table:table-cell office:value-type="float" office:value="4530" table:style-name="ce6">
            <text:p>4,530<text:s/></text:p>
          </table:table-cell>
          <table:table-cell office:value-type="float" office:value="4788" table:style-name="ce6">
            <text:p>4,788<text:s/></text:p>
          </table:table-cell>
          <table:table-cell office:value-type="float" office:value="9807" table:style-name="ce6">
            <text:p>9,807<text:s/></text:p>
          </table:table-cell>
          <table:table-cell office:value-type="float" office:value="10241" table:style-name="ce6">
            <text:p>10,241<text:s/></text:p>
          </table:table-cell>
          <table:table-cell office:value-type="float" office:value="17836" table:style-name="ce6">
            <text:p>17,836<text:s/></text:p>
          </table:table-cell>
          <table:table-cell office:value-type="float" office:value="18421" table:style-name="ce6">
            <text:p>18,421<text:s/></text:p>
          </table:table-cell>
          <table:table-cell office:value-type="float" office:value="5967" table:style-name="ce6">
            <text:p>5,967<text:s/></text:p>
          </table:table-cell>
          <table:table-cell office:value-type="float" office:value="9530" table:style-name="ce6">
            <text:p>9,530<text:s/></text:p>
          </table:table-cell>
          <table:table-cell office:value-type="float" office:value="3475" table:style-name="ce6">
            <text:p>3,475<text:s/></text:p>
          </table:table-cell>
          <table:table-cell office:value-type="float" office:value="8647" table:style-name="ce6">
            <text:p>8,647<text:s/></text:p>
          </table:table-cell>
          <table:table-cell office:value-type="float" office:value="8662" table:style-name="ce6">
            <text:p>8,662<text:s/></text:p>
          </table:table-cell>
          <table:table-cell office:value-type="float" office:value="6412" table:style-name="ce6">
            <text:p>6,412<text:s/></text:p>
          </table:table-cell>
          <table:table-cell office:value-type="float" office:value="32840" table:style-name="ce6">
            <text:p>32,840<text:s/></text:p>
          </table:table-cell>
          <table:table-cell office:value-type="float" office:value="2909" table:style-name="ce6">
            <text:p>2,909<text:s/></text:p>
          </table:table-cell>
          <table:table-cell office:value-type="float" office:value="13199" table:style-name="ce6">
            <text:p>13,199<text:s/></text:p>
          </table:table-cell>
          <table:table-cell office:value-type="float" office:value="12306" table:style-name="ce6">
            <text:p>12,306<text:s/></text:p>
          </table:table-cell>
          <table:table-cell office:value-type="float" office:value="16218" table:style-name="ce6">
            <text:p>16,218<text:s/></text:p>
          </table:table-cell>
          <table:table-cell office:value-type="float" office:value="23945" table:style-name="ce6">
            <text:p>23,945<text:s/></text:p>
          </table:table-cell>
          <table:table-cell office:value-type="float" office:value="16753" table:style-name="ce6">
            <text:p>16,753<text:s/></text:p>
          </table:table-cell>
          <table:table-cell office:value-type="float" office:value="10348" table:style-name="ce6">
            <text:p>10,348<text:s/></text:p>
          </table:table-cell>
          <table:table-cell office:value-type="float" office:value="25189" table:style-name="ce6">
            <text:p>25,189<text:s/></text:p>
          </table:table-cell>
          <table:table-cell office:value-type="float" office:value="16710" table:style-name="ce6">
            <text:p>16,710<text:s/></text:p>
          </table:table-cell>
          <table:table-cell office:value-type="float" office:value="32140" table:style-name="ce6">
            <text:p>32,140<text:s/></text:p>
          </table:table-cell>
          <table:table-cell office:value-type="float" office:value="24442" table:style-name="ce6">
            <text:p>24,442<text:s/></text:p>
          </table:table-cell>
          <table:table-cell office:value-type="float" office:value="11440" table:style-name="ce6">
            <text:p>11,440<text:s/></text:p>
          </table:table-cell>
          <table:table-cell office:value-type="float" office:value="32267" table:style-name="ce6">
            <text:p>32,267<text:s/></text:p>
          </table:table-cell>
          <table:table-cell office:value-type="float" office:value="24601" table:style-name="ce6">
            <text:p>24,601<text:s/></text:p>
          </table:table-cell>
          <table:table-cell office:value-type="float" office:value="25552" table:style-name="ce6">
            <text:p>25,552<text:s/></text:p>
          </table:table-cell>
          <table:table-cell office:value-type="float" office:value="20393" table:style-name="ce6">
            <text:p>20,393<text:s/></text:p>
          </table:table-cell>
          <table:table-cell office:value-type="float" office:value="23786" table:style-name="ce6">
            <text:p>23,786<text:s/></text:p>
          </table:table-cell>
          <table:table-cell office:value-type="float" office:value="106548" table:style-name="ce6">
            <text:p>106,548<text:s/></text:p>
          </table:table-cell>
          <table:table-cell office:value-type="float" office:value="36678" table:style-name="ce6">
            <text:p>36,678<text:s/></text:p>
          </table:table-cell>
          <table:table-cell office:value-type="float" office:value="18502" table:style-name="ce6">
            <text:p>18,502<text:s/></text:p>
          </table:table-cell>
          <table:table-cell office:value-type="float" office:value="23781" table:style-name="ce6">
            <text:p>23,781<text:s/></text:p>
          </table:table-cell>
          <table:table-cell office:value-type="float" office:value="25920" table:style-name="ce6">
            <text:p>25,920<text:s/></text:p>
          </table:table-cell>
          <table:table-cell office:value-type="float" office:value="25511" table:style-name="ce6">
            <text:p>25,511<text:s/></text:p>
          </table:table-cell>
          <table:table-cell office:value-type="float" office:value="26739" table:style-name="ce6">
            <text:p>26,739<text:s/></text:p>
          </table:table-cell>
          <table:table-cell office:value-type="float" office:value="23461" table:style-name="ce6">
            <text:p>23,461<text:s/></text:p>
          </table:table-cell>
          <table:table-cell office:value-type="float" office:value="13269" table:style-name="ce6">
            <text:p>13,269<text:s/></text:p>
          </table:table-cell>
          <table:table-cell office:value-type="float" office:value="30197" table:style-name="ce6">
            <text:p>30,197<text:s/></text:p>
          </table:table-cell>
          <table:table-cell office:value-type="float" office:value="7569" table:style-name="ce6">
            <text:p>7,569<text:s/></text:p>
          </table:table-cell>
          <table:table-cell office:value-type="float" office:value="9280" table:style-name="ce6">
            <text:p>9,280<text:s/></text:p>
          </table:table-cell>
          <table:table-cell office:value-type="float" office:value="18068" table:style-name="ce6">
            <text:p>18,068<text:s/></text:p>
          </table:table-cell>
          <table:table-cell office:value-type="float" office:value="4385" table:style-name="ce6">
            <text:p>4,385<text:s/></text:p>
          </table:table-cell>
          <table:table-cell office:value-type="float" office:value="3861" table:style-name="ce6">
            <text:p>3,861<text:s/></text:p>
          </table:table-cell>
          <table:table-cell office:value-type="float" office:value="3461" table:style-name="ce6">
            <text:p>3,461<text:s/></text:p>
          </table:table-cell>
          <table:table-cell office:value-type="float" office:value="14360" table:style-name="ce6">
            <text:p>14,360<text:s/></text:p>
          </table:table-cell>
          <table:table-cell office:value-type="float" office:value="9227" table:style-name="ce6">
            <text:p>9,227<text:s/></text:p>
          </table:table-cell>
          <table:table-cell office:value-type="float" office:value="11289" table:style-name="ce6">
            <text:p>11,289<text:s/></text:p>
          </table:table-cell>
          <table:table-cell office:value-type="float" office:value="31582" table:style-name="ce6">
            <text:p>31,582<text:s/></text:p>
          </table:table-cell>
          <table:table-cell office:value-type="float" office:value="9520" table:style-name="ce6">
            <text:p>9,520<text:s/></text:p>
          </table:table-cell>
          <table:table-cell office:value-type="float" office:value="12728" table:style-name="ce6">
            <text:p>12,728<text:s/></text:p>
          </table:table-cell>
          <table:table-cell office:value-type="float" office:value="7830" table:style-name="ce6">
            <text:p>7,830<text:s/></text:p>
          </table:table-cell>
          <table:table-cell office:value-type="float" office:value="22117" table:style-name="ce6">
            <text:p>22,117<text:s/></text:p>
          </table:table-cell>
          <table:table-cell office:value-type="float" office:value="26360" table:style-name="ce6">
            <text:p>26,360<text:s/></text:p>
          </table:table-cell>
          <table:table-cell office:value-type="float" office:value="30086" table:style-name="ce6">
            <text:p>30,086<text:s/></text:p>
          </table:table-cell>
          <table:table-cell office:value-type="float" office:value="32846" table:style-name="ce6">
            <text:p>32,846<text:s/></text:p>
          </table:table-cell>
          <table:table-cell office:value-type="float" office:value="39884" table:style-name="ce6">
            <text:p>39,884<text:s/></text:p>
          </table:table-cell>
          <table:table-cell office:value-type="float" office:value="25534" table:style-name="ce6">
            <text:p>25,534<text:s/></text:p>
          </table:table-cell>
          <table:table-cell office:value-type="float" office:value="25452" table:style-name="ce6">
            <text:p>25,452<text:s/></text:p>
          </table:table-cell>
          <table:table-cell office:value-type="float" office:value="50089" table:style-name="ce6">
            <text:p>50,089<text:s/></text:p>
          </table:table-cell>
          <table:table-cell office:value-type="float" office:value="21224" table:style-name="ce6">
            <text:p>21,224<text:s/></text:p>
          </table:table-cell>
          <table:table-cell office:value-type="float" office:value="28944" table:style-name="ce6">
            <text:p>28,944<text:s/></text:p>
          </table:table-cell>
          <table:table-cell office:value-type="float" office:value="30454" table:style-name="ce6">
            <text:p>30,454<text:s/></text:p>
          </table:table-cell>
          <table:table-cell office:value-type="float" office:value="18283" table:style-name="ce6">
            <text:p>18,283<text:s/></text:p>
          </table:table-cell>
          <table:table-cell office:value-type="float" office:value="55527" table:style-name="ce6">
            <text:p>55,527<text:s/></text:p>
          </table:table-cell>
          <table:table-cell office:value-type="float" office:value="20538" table:style-name="ce6">
            <text:p>20,538<text:s/></text:p>
          </table:table-cell>
          <table:table-cell office:value-type="float" office:value="15844" table:style-name="ce6">
            <text:p>15,844<text:s/></text:p>
          </table:table-cell>
          <table:table-cell office:value-type="float" office:value="14122" table:style-name="ce6">
            <text:p>14,122<text:s/></text:p>
          </table:table-cell>
          <table:table-cell office:value-type="float" office:value="18832" table:style-name="ce6">
            <text:p>18,832<text:s/></text:p>
          </table:table-cell>
          <table:table-cell office:value-type="float" office:value="14578" table:style-name="ce6">
            <text:p>14,578<text:s/></text:p>
          </table:table-cell>
          <table:table-cell office:value-type="float" office:value="24381" table:style-name="ce6">
            <text:p>24,381<text:s/></text:p>
          </table:table-cell>
          <table:table-cell office:value-type="float" office:value="18524" table:style-name="ce6">
            <text:p>18,524<text:s/></text:p>
          </table:table-cell>
          <table:table-cell office:value-type="float" office:value="8064" table:style-name="ce6">
            <text:p>8,064<text:s/></text:p>
          </table:table-cell>
          <table:table-cell office:value-type="float" office:value="11050" table:style-name="ce6">
            <text:p>11,050<text:s/></text:p>
          </table:table-cell>
          <table:table-cell office:value-type="float" office:value="36991" table:style-name="ce6">
            <text:p>36,991<text:s/></text:p>
          </table:table-cell>
          <table:table-cell office:value-type="float" office:value="22079" table:style-name="ce6">
            <text:p>22,079<text:s/></text:p>
          </table:table-cell>
          <table:table-cell office:value-type="float" office:value="23428" table:style-name="ce6">
            <text:p>23,428<text:s/></text:p>
          </table:table-cell>
          <table:table-cell office:value-type="float" office:value="23774" table:style-name="ce6">
            <text:p>23,774<text:s/></text:p>
          </table:table-cell>
          <table:table-cell office:value-type="float" office:value="13593" table:style-name="ce6">
            <text:p>13,593<text:s/></text:p>
          </table:table-cell>
          <table:table-cell office:value-type="float" office:value="11437" table:style-name="ce6">
            <text:p>11,437<text:s/></text:p>
          </table:table-cell>
          <table:table-cell office:value-type="float" office:value="6018" table:style-name="ce6">
            <text:p>6,018<text:s/></text:p>
          </table:table-cell>
          <table:table-cell office:value-type="float" office:value="5125" table:style-name="ce6">
            <text:p>5,125<text:s/></text:p>
          </table:table-cell>
          <table:table-cell office:value-type="float" office:value="6227" table:style-name="ce6">
            <text:p>6,227<text:s/></text:p>
          </table:table-cell>
          <table:table-cell office:value-type="float" office:value="10353" table:style-name="ce6">
            <text:p>10,353<text:s/></text:p>
          </table:table-cell>
          <table:table-cell office:value-type="float" office:value="9092" table:style-name="ce6">
            <text:p>9,092<text:s/></text:p>
          </table:table-cell>
          <table:table-cell office:value-type="float" office:value="13130" table:style-name="ce6">
            <text:p>13,130<text:s/></text:p>
          </table:table-cell>
          <table:table-cell office:value-type="float" office:value="16961" table:style-name="ce6">
            <text:p>16,961<text:s/></text:p>
          </table:table-cell>
          <table:table-cell office:value-type="float" office:value="27308" table:style-name="ce6">
            <text:p>27,308<text:s/></text:p>
          </table:table-cell>
          <table:table-cell office:value-type="float" office:value="21942" table:style-name="ce6">
            <text:p>21,942<text:s/></text:p>
          </table:table-cell>
          <table:table-cell office:value-type="float" office:value="14879" table:style-name="ce6">
            <text:p>14,879<text:s/></text:p>
          </table:table-cell>
          <table:table-cell office:value-type="float" office:value="12003" table:style-name="ce6">
            <text:p>12,003<text:s/></text:p>
          </table:table-cell>
          <table:table-cell office:value-type="float" office:value="11984" table:style-name="ce6">
            <text:p>11,984<text:s/></text:p>
          </table:table-cell>
          <table:table-cell office:value-type="float" office:value="12640" table:style-name="ce6">
            <text:p>12,640<text:s/></text:p>
          </table:table-cell>
          <table:table-cell office:value-type="float" office:value="11683" table:style-name="ce6">
            <text:p>11,683<text:s/></text:p>
          </table:table-cell>
          <table:table-cell office:value-type="float" office:value="11917" table:style-name="ce6">
            <text:p>11,917<text:s/></text:p>
          </table:table-cell>
          <table:table-cell office:value-type="float" office:value="10265" table:style-name="ce6">
            <text:p>10,265<text:s/></text:p>
          </table:table-cell>
          <table:table-cell office:value-type="float" office:value="1477" table:style-name="ce6">
            <text:p>1,477<text:s/></text:p>
          </table:table-cell>
          <table:table-cell office:value-type="float" office:value="2240" table:style-name="ce6">
            <text:p>2,240<text:s/></text:p>
          </table:table-cell>
          <table:table-cell office:value-type="float" office:value="3283" table:style-name="ce6">
            <text:p>3,283<text:s/></text:p>
          </table:table-cell>
          <table:table-cell office:value-type="float" office:value="4351" table:style-name="ce6">
            <text:p>4,351<text:s/></text:p>
          </table:table-cell>
          <table:table-cell office:value-type="float" office:value="2303" table:style-name="ce6">
            <text:p>2,303<text:s/></text:p>
          </table:table-cell>
          <table:table-cell office:value-type="float" office:value="3415" table:style-name="ce6">
            <text:p>3,415<text:s/></text:p>
          </table:table-cell>
          <table:table-cell office:value-type="float" office:value="2850" table:style-name="ce6">
            <text:p>2,850<text:s/></text:p>
          </table:table-cell>
          <table:table-cell office:value-type="float" office:value="7189" table:style-name="ce6">
            <text:p>7,189<text:s/></text:p>
          </table:table-cell>
          <table:table-cell office:value-type="float" office:value="2112" table:style-name="ce6">
            <text:p>2,112<text:s/></text:p>
          </table:table-cell>
          <table:table-cell office:value-type="float" office:value="3364" table:style-name="ce6">
            <text:p>3,364<text:s/></text:p>
          </table:table-cell>
          <table:table-cell office:value-type="float" office:value="3998" table:style-name="ce6">
            <text:p>3,998<text:s/></text:p>
          </table:table-cell>
          <table:table-cell table:number-columns-repeated="16264"/>
        </table:table-row>
        <table:table-row table:style-name="ro2">
          <table:table-cell office:value-type="date" office:date-value="2021-05-05T00:00:00" table:style-name="ce5">
            <text:p>2021/5/5</text:p>
          </table:table-cell>
          <table:table-cell office:value-type="float" office:value="4561" table:style-name="ce6">
            <text:p>4,561<text:s/></text:p>
          </table:table-cell>
          <table:table-cell office:value-type="float" office:value="15023" table:style-name="ce6">
            <text:p>15,023<text:s/></text:p>
          </table:table-cell>
          <table:table-cell office:value-type="float" office:value="41179" table:style-name="ce6">
            <text:p>41,179<text:s/></text:p>
          </table:table-cell>
          <table:table-cell office:value-type="float" office:value="40301" table:style-name="ce6">
            <text:p>40,301<text:s/></text:p>
          </table:table-cell>
          <table:table-cell office:value-type="float" office:value="26760" table:style-name="ce6">
            <text:p>26,760<text:s/></text:p>
          </table:table-cell>
          <table:table-cell office:value-type="float" office:value="15041" table:style-name="ce6">
            <text:p>15,041<text:s/></text:p>
          </table:table-cell>
          <table:table-cell office:value-type="float" office:value="11934" table:style-name="ce6">
            <text:p>11,934<text:s/></text:p>
          </table:table-cell>
          <table:table-cell office:value-type="float" office:value="4359" table:style-name="ce6">
            <text:p>4,359<text:s/></text:p>
          </table:table-cell>
          <table:table-cell office:value-type="float" office:value="3512" table:style-name="ce6">
            <text:p>3,512<text:s/></text:p>
          </table:table-cell>
          <table:table-cell office:value-type="float" office:value="13423" table:style-name="ce6">
            <text:p>13,423<text:s/></text:p>
          </table:table-cell>
          <table:table-cell office:value-type="float" office:value="2686" table:style-name="ce6">
            <text:p>2,686<text:s/></text:p>
          </table:table-cell>
          <table:table-cell office:value-type="float" office:value="4439" table:style-name="ce6">
            <text:p>4,439<text:s/></text:p>
          </table:table-cell>
          <table:table-cell office:value-type="float" office:value="4287" table:style-name="ce6">
            <text:p>4,287<text:s/></text:p>
          </table:table-cell>
          <table:table-cell office:value-type="float" office:value="10275" table:style-name="ce6">
            <text:p>10,275<text:s/></text:p>
          </table:table-cell>
          <table:table-cell office:value-type="float" office:value="10455" table:style-name="ce6">
            <text:p>10,455<text:s/></text:p>
          </table:table-cell>
          <table:table-cell office:value-type="float" office:value="18587" table:style-name="ce6">
            <text:p>18,587<text:s/></text:p>
          </table:table-cell>
          <table:table-cell office:value-type="float" office:value="18864" table:style-name="ce6">
            <text:p>18,864<text:s/></text:p>
          </table:table-cell>
          <table:table-cell office:value-type="float" office:value="6092" table:style-name="ce6">
            <text:p>6,092<text:s/></text:p>
          </table:table-cell>
          <table:table-cell office:value-type="float" office:value="9569" table:style-name="ce6">
            <text:p>9,569<text:s/></text:p>
          </table:table-cell>
          <table:table-cell office:value-type="float" office:value="3297" table:style-name="ce6">
            <text:p>3,297<text:s/></text:p>
          </table:table-cell>
          <table:table-cell office:value-type="float" office:value="8880" table:style-name="ce6">
            <text:p>8,880<text:s/></text:p>
          </table:table-cell>
          <table:table-cell office:value-type="float" office:value="8724" table:style-name="ce6">
            <text:p>8,724<text:s/></text:p>
          </table:table-cell>
          <table:table-cell office:value-type="float" office:value="6577" table:style-name="ce6">
            <text:p>6,577<text:s/></text:p>
          </table:table-cell>
          <table:table-cell office:value-type="float" office:value="32815" table:style-name="ce6">
            <text:p>32,815<text:s/></text:p>
          </table:table-cell>
          <table:table-cell office:value-type="float" office:value="2954" table:style-name="ce6">
            <text:p>2,954<text:s/></text:p>
          </table:table-cell>
          <table:table-cell office:value-type="float" office:value="12932" table:style-name="ce6">
            <text:p>12,932<text:s/></text:p>
          </table:table-cell>
          <table:table-cell office:value-type="float" office:value="12478" table:style-name="ce6">
            <text:p>12,478<text:s/></text:p>
          </table:table-cell>
          <table:table-cell office:value-type="float" office:value="16393" table:style-name="ce6">
            <text:p>16,393<text:s/></text:p>
          </table:table-cell>
          <table:table-cell office:value-type="float" office:value="24000" table:style-name="ce6">
            <text:p>24,000<text:s/></text:p>
          </table:table-cell>
          <table:table-cell office:value-type="float" office:value="16733" table:style-name="ce6">
            <text:p>16,733<text:s/></text:p>
          </table:table-cell>
          <table:table-cell office:value-type="float" office:value="10402" table:style-name="ce6">
            <text:p>10,402<text:s/></text:p>
          </table:table-cell>
          <table:table-cell office:value-type="float" office:value="26357" table:style-name="ce6">
            <text:p>26,357<text:s/></text:p>
          </table:table-cell>
          <table:table-cell office:value-type="float" office:value="17070" table:style-name="ce6">
            <text:p>17,070<text:s/></text:p>
          </table:table-cell>
          <table:table-cell office:value-type="float" office:value="33459" table:style-name="ce6">
            <text:p>33,459<text:s/></text:p>
          </table:table-cell>
          <table:table-cell office:value-type="float" office:value="25245" table:style-name="ce6">
            <text:p>25,245<text:s/></text:p>
          </table:table-cell>
          <table:table-cell office:value-type="float" office:value="11740" table:style-name="ce6">
            <text:p>11,740<text:s/></text:p>
          </table:table-cell>
          <table:table-cell office:value-type="float" office:value="33379" table:style-name="ce6">
            <text:p>33,379<text:s/></text:p>
          </table:table-cell>
          <table:table-cell office:value-type="float" office:value="25201" table:style-name="ce6">
            <text:p>25,201<text:s/></text:p>
          </table:table-cell>
          <table:table-cell office:value-type="float" office:value="25822" table:style-name="ce6">
            <text:p>25,822<text:s/></text:p>
          </table:table-cell>
          <table:table-cell office:value-type="float" office:value="20771" table:style-name="ce6">
            <text:p>20,771<text:s/></text:p>
          </table:table-cell>
          <table:table-cell office:value-type="float" office:value="23090" table:style-name="ce6">
            <text:p>23,090<text:s/></text:p>
          </table:table-cell>
          <table:table-cell office:value-type="float" office:value="107409" table:style-name="ce6">
            <text:p>107,409<text:s/></text:p>
          </table:table-cell>
          <table:table-cell office:value-type="float" office:value="38282" table:style-name="ce6">
            <text:p>38,282<text:s/></text:p>
          </table:table-cell>
          <table:table-cell office:value-type="float" office:value="18748" table:style-name="ce6">
            <text:p>18,748<text:s/></text:p>
          </table:table-cell>
          <table:table-cell office:value-type="float" office:value="23936" table:style-name="ce6">
            <text:p>23,936<text:s/></text:p>
          </table:table-cell>
          <table:table-cell office:value-type="float" office:value="25267" table:style-name="ce6">
            <text:p>25,267<text:s/></text:p>
          </table:table-cell>
          <table:table-cell office:value-type="float" office:value="25674" table:style-name="ce6">
            <text:p>25,674<text:s/></text:p>
          </table:table-cell>
          <table:table-cell office:value-type="float" office:value="26907" table:style-name="ce6">
            <text:p>26,907<text:s/></text:p>
          </table:table-cell>
          <table:table-cell office:value-type="float" office:value="23368" table:style-name="ce6">
            <text:p>23,368<text:s/></text:p>
          </table:table-cell>
          <table:table-cell office:value-type="float" office:value="13434" table:style-name="ce6">
            <text:p>13,434<text:s/></text:p>
          </table:table-cell>
          <table:table-cell office:value-type="float" office:value="30091" table:style-name="ce6">
            <text:p>30,091<text:s/></text:p>
          </table:table-cell>
          <table:table-cell office:value-type="float" office:value="7524" table:style-name="ce6">
            <text:p>7,524<text:s/></text:p>
          </table:table-cell>
          <table:table-cell office:value-type="float" office:value="9347" table:style-name="ce6">
            <text:p>9,347<text:s/></text:p>
          </table:table-cell>
          <table:table-cell office:value-type="float" office:value="17728" table:style-name="ce6">
            <text:p>17,728<text:s/></text:p>
          </table:table-cell>
          <table:table-cell office:value-type="float" office:value="4505" table:style-name="ce6">
            <text:p>4,505<text:s/></text:p>
          </table:table-cell>
          <table:table-cell office:value-type="float" office:value="3846" table:style-name="ce6">
            <text:p>3,846<text:s/></text:p>
          </table:table-cell>
          <table:table-cell office:value-type="float" office:value="3517" table:style-name="ce6">
            <text:p>3,517<text:s/></text:p>
          </table:table-cell>
          <table:table-cell office:value-type="float" office:value="14305" table:style-name="ce6">
            <text:p>14,305<text:s/></text:p>
          </table:table-cell>
          <table:table-cell office:value-type="float" office:value="9195" table:style-name="ce6">
            <text:p>9,195<text:s/></text:p>
          </table:table-cell>
          <table:table-cell office:value-type="float" office:value="11093" table:style-name="ce6">
            <text:p>11,093<text:s/></text:p>
          </table:table-cell>
          <table:table-cell office:value-type="float" office:value="30461" table:style-name="ce6">
            <text:p>30,461<text:s/></text:p>
          </table:table-cell>
          <table:table-cell office:value-type="float" office:value="9465" table:style-name="ce6">
            <text:p>9,465<text:s/></text:p>
          </table:table-cell>
          <table:table-cell office:value-type="float" office:value="12266" table:style-name="ce6">
            <text:p>12,266<text:s/></text:p>
          </table:table-cell>
          <table:table-cell office:value-type="float" office:value="7712" table:style-name="ce6">
            <text:p>7,712<text:s/></text:p>
          </table:table-cell>
          <table:table-cell office:value-type="float" office:value="22274" table:style-name="ce6">
            <text:p>22,274<text:s/></text:p>
          </table:table-cell>
          <table:table-cell office:value-type="float" office:value="26330" table:style-name="ce6">
            <text:p>26,330<text:s/></text:p>
          </table:table-cell>
          <table:table-cell office:value-type="float" office:value="29670" table:style-name="ce6">
            <text:p>29,670<text:s/></text:p>
          </table:table-cell>
          <table:table-cell office:value-type="float" office:value="33378" table:style-name="ce6">
            <text:p>33,378<text:s/></text:p>
          </table:table-cell>
          <table:table-cell office:value-type="float" office:value="40233" table:style-name="ce6">
            <text:p>40,233<text:s/></text:p>
          </table:table-cell>
          <table:table-cell office:value-type="float" office:value="25761" table:style-name="ce6">
            <text:p>25,761<text:s/></text:p>
          </table:table-cell>
          <table:table-cell office:value-type="float" office:value="25272" table:style-name="ce6">
            <text:p>25,272<text:s/></text:p>
          </table:table-cell>
          <table:table-cell office:value-type="float" office:value="51638" table:style-name="ce6">
            <text:p>51,638<text:s/></text:p>
          </table:table-cell>
          <table:table-cell office:value-type="float" office:value="22115" table:style-name="ce6">
            <text:p>22,115<text:s/></text:p>
          </table:table-cell>
          <table:table-cell office:value-type="float" office:value="30588" table:style-name="ce6">
            <text:p>30,588<text:s/></text:p>
          </table:table-cell>
          <table:table-cell office:value-type="float" office:value="31312" table:style-name="ce6">
            <text:p>31,312<text:s/></text:p>
          </table:table-cell>
          <table:table-cell office:value-type="float" office:value="19589" table:style-name="ce6">
            <text:p>19,589<text:s/></text:p>
          </table:table-cell>
          <table:table-cell office:value-type="float" office:value="56872" table:style-name="ce6">
            <text:p>56,872<text:s/></text:p>
          </table:table-cell>
          <table:table-cell office:value-type="float" office:value="20805" table:style-name="ce6">
            <text:p>20,805<text:s/></text:p>
          </table:table-cell>
          <table:table-cell office:value-type="float" office:value="16368" table:style-name="ce6">
            <text:p>16,368<text:s/></text:p>
          </table:table-cell>
          <table:table-cell office:value-type="float" office:value="14485" table:style-name="ce6">
            <text:p>14,485<text:s/></text:p>
          </table:table-cell>
          <table:table-cell office:value-type="float" office:value="19228" table:style-name="ce6">
            <text:p>19,228<text:s/></text:p>
          </table:table-cell>
          <table:table-cell office:value-type="float" office:value="14351" table:style-name="ce6">
            <text:p>14,351<text:s/></text:p>
          </table:table-cell>
          <table:table-cell office:value-type="float" office:value="24261" table:style-name="ce6">
            <text:p>24,261<text:s/></text:p>
          </table:table-cell>
          <table:table-cell office:value-type="float" office:value="18967" table:style-name="ce6">
            <text:p>18,967<text:s/></text:p>
          </table:table-cell>
          <table:table-cell office:value-type="float" office:value="7980" table:style-name="ce6">
            <text:p>7,980<text:s/></text:p>
          </table:table-cell>
          <table:table-cell office:value-type="float" office:value="11091" table:style-name="ce6">
            <text:p>11,091<text:s/></text:p>
          </table:table-cell>
          <table:table-cell office:value-type="float" office:value="38633" table:style-name="ce6">
            <text:p>38,633<text:s/></text:p>
          </table:table-cell>
          <table:table-cell office:value-type="float" office:value="22197" table:style-name="ce6">
            <text:p>22,197<text:s/></text:p>
          </table:table-cell>
          <table:table-cell office:value-type="float" office:value="23878" table:style-name="ce6">
            <text:p>23,878<text:s/></text:p>
          </table:table-cell>
          <table:table-cell office:value-type="float" office:value="23101" table:style-name="ce6">
            <text:p>23,101<text:s/></text:p>
          </table:table-cell>
          <table:table-cell office:value-type="float" office:value="13744" table:style-name="ce6">
            <text:p>13,744<text:s/></text:p>
          </table:table-cell>
          <table:table-cell office:value-type="float" office:value="11429" table:style-name="ce6">
            <text:p>11,429<text:s/></text:p>
          </table:table-cell>
          <table:table-cell office:value-type="float" office:value="6275" table:style-name="ce6">
            <text:p>6,275<text:s/></text:p>
          </table:table-cell>
          <table:table-cell office:value-type="float" office:value="5209" table:style-name="ce6">
            <text:p>5,209<text:s/></text:p>
          </table:table-cell>
          <table:table-cell office:value-type="float" office:value="6321" table:style-name="ce6">
            <text:p>6,321<text:s/></text:p>
          </table:table-cell>
          <table:table-cell office:value-type="float" office:value="10776" table:style-name="ce6">
            <text:p>10,776<text:s/></text:p>
          </table:table-cell>
          <table:table-cell office:value-type="float" office:value="9549" table:style-name="ce6">
            <text:p>9,549<text:s/></text:p>
          </table:table-cell>
          <table:table-cell office:value-type="float" office:value="13255" table:style-name="ce6">
            <text:p>13,255<text:s/></text:p>
          </table:table-cell>
          <table:table-cell office:value-type="float" office:value="17422" table:style-name="ce6">
            <text:p>17,422<text:s/></text:p>
          </table:table-cell>
          <table:table-cell office:value-type="float" office:value="28425" table:style-name="ce6">
            <text:p>28,425<text:s/></text:p>
          </table:table-cell>
          <table:table-cell office:value-type="float" office:value="22604" table:style-name="ce6">
            <text:p>22,604<text:s/></text:p>
          </table:table-cell>
          <table:table-cell office:value-type="float" office:value="15122" table:style-name="ce6">
            <text:p>15,122<text:s/></text:p>
          </table:table-cell>
          <table:table-cell office:value-type="float" office:value="11993" table:style-name="ce6">
            <text:p>11,993<text:s/></text:p>
          </table:table-cell>
          <table:table-cell office:value-type="float" office:value="12184" table:style-name="ce6">
            <text:p>12,184<text:s/></text:p>
          </table:table-cell>
          <table:table-cell office:value-type="float" office:value="12924" table:style-name="ce6">
            <text:p>12,924<text:s/></text:p>
          </table:table-cell>
          <table:table-cell office:value-type="float" office:value="11856" table:style-name="ce6">
            <text:p>11,856<text:s/></text:p>
          </table:table-cell>
          <table:table-cell office:value-type="float" office:value="12017" table:style-name="ce6">
            <text:p>12,017<text:s/></text:p>
          </table:table-cell>
          <table:table-cell office:value-type="float" office:value="10309" table:style-name="ce6">
            <text:p>10,309<text:s/></text:p>
          </table:table-cell>
          <table:table-cell office:value-type="float" office:value="1510" table:style-name="ce6">
            <text:p>1,510<text:s/></text:p>
          </table:table-cell>
          <table:table-cell office:value-type="float" office:value="2358" table:style-name="ce6">
            <text:p>2,358<text:s/></text:p>
          </table:table-cell>
          <table:table-cell office:value-type="float" office:value="3406" table:style-name="ce6">
            <text:p>3,406<text:s/></text:p>
          </table:table-cell>
          <table:table-cell office:value-type="float" office:value="4432" table:style-name="ce6">
            <text:p>4,432<text:s/></text:p>
          </table:table-cell>
          <table:table-cell office:value-type="float" office:value="2412" table:style-name="ce6">
            <text:p>2,412<text:s/></text:p>
          </table:table-cell>
          <table:table-cell office:value-type="float" office:value="3530" table:style-name="ce6">
            <text:p>3,530<text:s/></text:p>
          </table:table-cell>
          <table:table-cell office:value-type="float" office:value="2946" table:style-name="ce6">
            <text:p>2,946<text:s/></text:p>
          </table:table-cell>
          <table:table-cell office:value-type="float" office:value="7356" table:style-name="ce6">
            <text:p>7,356<text:s/></text:p>
          </table:table-cell>
          <table:table-cell office:value-type="float" office:value="2139" table:style-name="ce6">
            <text:p>2,139<text:s/></text:p>
          </table:table-cell>
          <table:table-cell office:value-type="float" office:value="3604" table:style-name="ce6">
            <text:p>3,604<text:s/></text:p>
          </table:table-cell>
          <table:table-cell office:value-type="float" office:value="4053" table:style-name="ce6">
            <text:p>4,053<text:s/></text:p>
          </table:table-cell>
          <table:table-cell table:number-columns-repeated="16264"/>
        </table:table-row>
        <table:table-row table:style-name="ro2">
          <table:table-cell office:value-type="date" office:date-value="2021-05-06T00:00:00" table:style-name="ce5">
            <text:p>2021/5/6</text:p>
          </table:table-cell>
          <table:table-cell office:value-type="float" office:value="4197" table:style-name="ce6">
            <text:p>4,197<text:s/></text:p>
          </table:table-cell>
          <table:table-cell office:value-type="float" office:value="14850" table:style-name="ce6">
            <text:p>14,850<text:s/></text:p>
          </table:table-cell>
          <table:table-cell office:value-type="float" office:value="40600" table:style-name="ce6">
            <text:p>40,600<text:s/></text:p>
          </table:table-cell>
          <table:table-cell office:value-type="float" office:value="41360" table:style-name="ce6">
            <text:p>41,360<text:s/></text:p>
          </table:table-cell>
          <table:table-cell office:value-type="float" office:value="26235" table:style-name="ce6">
            <text:p>26,235<text:s/></text:p>
          </table:table-cell>
          <table:table-cell office:value-type="float" office:value="15279" table:style-name="ce6">
            <text:p>15,279<text:s/></text:p>
          </table:table-cell>
          <table:table-cell office:value-type="float" office:value="12100" table:style-name="ce6">
            <text:p>12,100<text:s/></text:p>
          </table:table-cell>
          <table:table-cell office:value-type="float" office:value="4265" table:style-name="ce6">
            <text:p>4,265<text:s/></text:p>
          </table:table-cell>
          <table:table-cell office:value-type="float" office:value="3466" table:style-name="ce6">
            <text:p>3,466<text:s/></text:p>
          </table:table-cell>
          <table:table-cell office:value-type="float" office:value="13264" table:style-name="ce6">
            <text:p>13,264<text:s/></text:p>
          </table:table-cell>
          <table:table-cell office:value-type="float" office:value="2699" table:style-name="ce6">
            <text:p>2,699<text:s/></text:p>
          </table:table-cell>
          <table:table-cell office:value-type="float" office:value="4448" table:style-name="ce6">
            <text:p>4,448<text:s/></text:p>
          </table:table-cell>
          <table:table-cell office:value-type="float" office:value="5058" table:style-name="ce6">
            <text:p>5,058<text:s/></text:p>
          </table:table-cell>
          <table:table-cell office:value-type="float" office:value="10240" table:style-name="ce6">
            <text:p>10,240<text:s/></text:p>
          </table:table-cell>
          <table:table-cell office:value-type="float" office:value="10470" table:style-name="ce6">
            <text:p>10,470<text:s/></text:p>
          </table:table-cell>
          <table:table-cell office:value-type="float" office:value="18265" table:style-name="ce6">
            <text:p>18,265<text:s/></text:p>
          </table:table-cell>
          <table:table-cell office:value-type="float" office:value="18706" table:style-name="ce6">
            <text:p>18,706<text:s/></text:p>
          </table:table-cell>
          <table:table-cell office:value-type="float" office:value="5993" table:style-name="ce6">
            <text:p>5,993<text:s/></text:p>
          </table:table-cell>
          <table:table-cell office:value-type="float" office:value="9490" table:style-name="ce6">
            <text:p>9,490<text:s/></text:p>
          </table:table-cell>
          <table:table-cell office:value-type="float" office:value="3458" table:style-name="ce6">
            <text:p>3,458<text:s/></text:p>
          </table:table-cell>
          <table:table-cell office:value-type="float" office:value="8868" table:style-name="ce6">
            <text:p>8,868<text:s/></text:p>
          </table:table-cell>
          <table:table-cell office:value-type="float" office:value="8739" table:style-name="ce6">
            <text:p>8,739<text:s/></text:p>
          </table:table-cell>
          <table:table-cell office:value-type="float" office:value="6473" table:style-name="ce6">
            <text:p>6,473<text:s/></text:p>
          </table:table-cell>
          <table:table-cell office:value-type="float" office:value="35279" table:style-name="ce6">
            <text:p>35,279<text:s/></text:p>
          </table:table-cell>
          <table:table-cell office:value-type="float" office:value="3185" table:style-name="ce6">
            <text:p>3,185<text:s/></text:p>
          </table:table-cell>
          <table:table-cell office:value-type="float" office:value="13410" table:style-name="ce6">
            <text:p>13,410<text:s/></text:p>
          </table:table-cell>
          <table:table-cell office:value-type="float" office:value="12537" table:style-name="ce6">
            <text:p>12,537<text:s/></text:p>
          </table:table-cell>
          <table:table-cell office:value-type="float" office:value="16342" table:style-name="ce6">
            <text:p>16,342<text:s/></text:p>
          </table:table-cell>
          <table:table-cell office:value-type="float" office:value="24575" table:style-name="ce6">
            <text:p>24,575<text:s/></text:p>
          </table:table-cell>
          <table:table-cell office:value-type="float" office:value="16933" table:style-name="ce6">
            <text:p>16,933<text:s/></text:p>
          </table:table-cell>
          <table:table-cell office:value-type="float" office:value="10441" table:style-name="ce6">
            <text:p>10,441<text:s/></text:p>
          </table:table-cell>
          <table:table-cell office:value-type="float" office:value="26740" table:style-name="ce6">
            <text:p>26,740<text:s/></text:p>
          </table:table-cell>
          <table:table-cell office:value-type="float" office:value="17266" table:style-name="ce6">
            <text:p>17,266<text:s/></text:p>
          </table:table-cell>
          <table:table-cell office:value-type="float" office:value="33765" table:style-name="ce6">
            <text:p>33,765<text:s/></text:p>
          </table:table-cell>
          <table:table-cell office:value-type="float" office:value="25153" table:style-name="ce6">
            <text:p>25,153<text:s/></text:p>
          </table:table-cell>
          <table:table-cell office:value-type="float" office:value="11354" table:style-name="ce6">
            <text:p>11,354<text:s/></text:p>
          </table:table-cell>
          <table:table-cell office:value-type="float" office:value="33241" table:style-name="ce6">
            <text:p>33,241<text:s/></text:p>
          </table:table-cell>
          <table:table-cell office:value-type="float" office:value="25403" table:style-name="ce6">
            <text:p>25,403<text:s/></text:p>
          </table:table-cell>
          <table:table-cell office:value-type="float" office:value="26058" table:style-name="ce6">
            <text:p>26,058<text:s/></text:p>
          </table:table-cell>
          <table:table-cell office:value-type="float" office:value="21036" table:style-name="ce6">
            <text:p>21,036<text:s/></text:p>
          </table:table-cell>
          <table:table-cell office:value-type="float" office:value="22668" table:style-name="ce6">
            <text:p>22,668<text:s/></text:p>
          </table:table-cell>
          <table:table-cell office:value-type="float" office:value="110532" table:style-name="ce6">
            <text:p>110,532<text:s/></text:p>
          </table:table-cell>
          <table:table-cell office:value-type="float" office:value="39570" table:style-name="ce6">
            <text:p>39,570<text:s/></text:p>
          </table:table-cell>
          <table:table-cell office:value-type="float" office:value="18779" table:style-name="ce6">
            <text:p>18,779<text:s/></text:p>
          </table:table-cell>
          <table:table-cell office:value-type="float" office:value="24568" table:style-name="ce6">
            <text:p>24,568<text:s/></text:p>
          </table:table-cell>
          <table:table-cell office:value-type="float" office:value="26164" table:style-name="ce6">
            <text:p>26,164<text:s/></text:p>
          </table:table-cell>
          <table:table-cell office:value-type="float" office:value="26299" table:style-name="ce6">
            <text:p>26,299<text:s/></text:p>
          </table:table-cell>
          <table:table-cell office:value-type="float" office:value="28126" table:style-name="ce6">
            <text:p>28,126<text:s/></text:p>
          </table:table-cell>
          <table:table-cell office:value-type="float" office:value="24073" table:style-name="ce6">
            <text:p>24,073<text:s/></text:p>
          </table:table-cell>
          <table:table-cell office:value-type="float" office:value="13472" table:style-name="ce6">
            <text:p>13,472<text:s/></text:p>
          </table:table-cell>
          <table:table-cell office:value-type="float" office:value="30206" table:style-name="ce6">
            <text:p>30,206<text:s/></text:p>
          </table:table-cell>
          <table:table-cell office:value-type="float" office:value="7561" table:style-name="ce6">
            <text:p>7,561<text:s/></text:p>
          </table:table-cell>
          <table:table-cell office:value-type="float" office:value="9340" table:style-name="ce6">
            <text:p>9,340<text:s/></text:p>
          </table:table-cell>
          <table:table-cell office:value-type="float" office:value="18383" table:style-name="ce6">
            <text:p>18,383<text:s/></text:p>
          </table:table-cell>
          <table:table-cell office:value-type="float" office:value="4573" table:style-name="ce6">
            <text:p>4,573<text:s/></text:p>
          </table:table-cell>
          <table:table-cell office:value-type="float" office:value="3877" table:style-name="ce6">
            <text:p>3,877<text:s/></text:p>
          </table:table-cell>
          <table:table-cell office:value-type="float" office:value="3363" table:style-name="ce6">
            <text:p>3,363<text:s/></text:p>
          </table:table-cell>
          <table:table-cell office:value-type="float" office:value="14343" table:style-name="ce6">
            <text:p>14,343<text:s/></text:p>
          </table:table-cell>
          <table:table-cell office:value-type="float" office:value="9304" table:style-name="ce6">
            <text:p>9,304<text:s/></text:p>
          </table:table-cell>
          <table:table-cell office:value-type="float" office:value="11537" table:style-name="ce6">
            <text:p>11,537<text:s/></text:p>
          </table:table-cell>
          <table:table-cell office:value-type="float" office:value="33066" table:style-name="ce6">
            <text:p>33,066<text:s/></text:p>
          </table:table-cell>
          <table:table-cell office:value-type="float" office:value="9957" table:style-name="ce6">
            <text:p>9,957<text:s/></text:p>
          </table:table-cell>
          <table:table-cell office:value-type="float" office:value="12488" table:style-name="ce6">
            <text:p>12,488<text:s/></text:p>
          </table:table-cell>
          <table:table-cell office:value-type="float" office:value="7973" table:style-name="ce6">
            <text:p>7,973<text:s/></text:p>
          </table:table-cell>
          <table:table-cell office:value-type="float" office:value="22439" table:style-name="ce6">
            <text:p>22,439<text:s/></text:p>
          </table:table-cell>
          <table:table-cell office:value-type="float" office:value="26178" table:style-name="ce6">
            <text:p>26,178<text:s/></text:p>
          </table:table-cell>
          <table:table-cell office:value-type="float" office:value="29547" table:style-name="ce6">
            <text:p>29,547<text:s/></text:p>
          </table:table-cell>
          <table:table-cell office:value-type="float" office:value="34360" table:style-name="ce6">
            <text:p>34,360<text:s/></text:p>
          </table:table-cell>
          <table:table-cell office:value-type="float" office:value="40414" table:style-name="ce6">
            <text:p>40,414<text:s/></text:p>
          </table:table-cell>
          <table:table-cell office:value-type="float" office:value="25892" table:style-name="ce6">
            <text:p>25,892<text:s/></text:p>
          </table:table-cell>
          <table:table-cell office:value-type="float" office:value="25672" table:style-name="ce6">
            <text:p>25,672<text:s/></text:p>
          </table:table-cell>
          <table:table-cell office:value-type="float" office:value="51912" table:style-name="ce6">
            <text:p>51,912<text:s/></text:p>
          </table:table-cell>
          <table:table-cell office:value-type="float" office:value="22228" table:style-name="ce6">
            <text:p>22,228<text:s/></text:p>
          </table:table-cell>
          <table:table-cell office:value-type="float" office:value="31224" table:style-name="ce6">
            <text:p>31,224<text:s/></text:p>
          </table:table-cell>
          <table:table-cell office:value-type="float" office:value="32097" table:style-name="ce6">
            <text:p>32,097<text:s/></text:p>
          </table:table-cell>
          <table:table-cell office:value-type="float" office:value="19737" table:style-name="ce6">
            <text:p>19,737<text:s/></text:p>
          </table:table-cell>
          <table:table-cell office:value-type="float" office:value="58115" table:style-name="ce6">
            <text:p>58,115<text:s/></text:p>
          </table:table-cell>
          <table:table-cell office:value-type="float" office:value="20942" table:style-name="ce6">
            <text:p>20,942<text:s/></text:p>
          </table:table-cell>
          <table:table-cell office:value-type="float" office:value="16162" table:style-name="ce6">
            <text:p>16,162<text:s/></text:p>
          </table:table-cell>
          <table:table-cell office:value-type="float" office:value="14763" table:style-name="ce6">
            <text:p>14,763<text:s/></text:p>
          </table:table-cell>
          <table:table-cell office:value-type="float" office:value="19611" table:style-name="ce6">
            <text:p>19,611<text:s/></text:p>
          </table:table-cell>
          <table:table-cell office:value-type="float" office:value="14837" table:style-name="ce6">
            <text:p>14,837<text:s/></text:p>
          </table:table-cell>
          <table:table-cell office:value-type="float" office:value="24309" table:style-name="ce6">
            <text:p>24,309<text:s/></text:p>
          </table:table-cell>
          <table:table-cell office:value-type="float" office:value="18946" table:style-name="ce6">
            <text:p>18,946<text:s/></text:p>
          </table:table-cell>
          <table:table-cell office:value-type="float" office:value="8303" table:style-name="ce6">
            <text:p>8,303<text:s/></text:p>
          </table:table-cell>
          <table:table-cell office:value-type="float" office:value="11149" table:style-name="ce6">
            <text:p>11,149<text:s/></text:p>
          </table:table-cell>
          <table:table-cell office:value-type="float" office:value="37765" table:style-name="ce6">
            <text:p>37,765<text:s/></text:p>
          </table:table-cell>
          <table:table-cell office:value-type="float" office:value="21992" table:style-name="ce6">
            <text:p>21,992<text:s/></text:p>
          </table:table-cell>
          <table:table-cell office:value-type="float" office:value="23742" table:style-name="ce6">
            <text:p>23,742<text:s/></text:p>
          </table:table-cell>
          <table:table-cell office:value-type="float" office:value="23106" table:style-name="ce6">
            <text:p>23,106<text:s/></text:p>
          </table:table-cell>
          <table:table-cell office:value-type="float" office:value="14013" table:style-name="ce6">
            <text:p>14,013<text:s/></text:p>
          </table:table-cell>
          <table:table-cell office:value-type="float" office:value="11405" table:style-name="ce6">
            <text:p>11,405<text:s/></text:p>
          </table:table-cell>
          <table:table-cell office:value-type="float" office:value="6277" table:style-name="ce6">
            <text:p>6,277<text:s/></text:p>
          </table:table-cell>
          <table:table-cell office:value-type="float" office:value="5197" table:style-name="ce6">
            <text:p>5,197<text:s/></text:p>
          </table:table-cell>
          <table:table-cell office:value-type="float" office:value="6359" table:style-name="ce6">
            <text:p>6,359<text:s/></text:p>
          </table:table-cell>
          <table:table-cell office:value-type="float" office:value="10492" table:style-name="ce6">
            <text:p>10,492<text:s/></text:p>
          </table:table-cell>
          <table:table-cell office:value-type="float" office:value="9221" table:style-name="ce6">
            <text:p>9,221<text:s/></text:p>
          </table:table-cell>
          <table:table-cell office:value-type="float" office:value="13690" table:style-name="ce6">
            <text:p>13,690<text:s/></text:p>
          </table:table-cell>
          <table:table-cell office:value-type="float" office:value="17241" table:style-name="ce6">
            <text:p>17,241<text:s/></text:p>
          </table:table-cell>
          <table:table-cell office:value-type="float" office:value="28440" table:style-name="ce6">
            <text:p>28,440<text:s/></text:p>
          </table:table-cell>
          <table:table-cell office:value-type="float" office:value="22716" table:style-name="ce6">
            <text:p>22,716<text:s/></text:p>
          </table:table-cell>
          <table:table-cell office:value-type="float" office:value="14963" table:style-name="ce6">
            <text:p>14,963<text:s/></text:p>
          </table:table-cell>
          <table:table-cell office:value-type="float" office:value="12124" table:style-name="ce6">
            <text:p>12,124<text:s/></text:p>
          </table:table-cell>
          <table:table-cell office:value-type="float" office:value="12018" table:style-name="ce6">
            <text:p>12,018<text:s/></text:p>
          </table:table-cell>
          <table:table-cell office:value-type="float" office:value="12530" table:style-name="ce6">
            <text:p>12,530<text:s/></text:p>
          </table:table-cell>
          <table:table-cell office:value-type="float" office:value="11566" table:style-name="ce6">
            <text:p>11,566<text:s/></text:p>
          </table:table-cell>
          <table:table-cell office:value-type="float" office:value="12106" table:style-name="ce6">
            <text:p>12,106<text:s/></text:p>
          </table:table-cell>
          <table:table-cell office:value-type="float" office:value="10404" table:style-name="ce6">
            <text:p>10,404<text:s/></text:p>
          </table:table-cell>
          <table:table-cell office:value-type="float" office:value="1538" table:style-name="ce6">
            <text:p>1,538<text:s/></text:p>
          </table:table-cell>
          <table:table-cell office:value-type="float" office:value="2248" table:style-name="ce6">
            <text:p>2,248<text:s/></text:p>
          </table:table-cell>
          <table:table-cell office:value-type="float" office:value="3297" table:style-name="ce6">
            <text:p>3,297<text:s/></text:p>
          </table:table-cell>
          <table:table-cell office:value-type="float" office:value="4375" table:style-name="ce6">
            <text:p>4,375<text:s/></text:p>
          </table:table-cell>
          <table:table-cell office:value-type="float" office:value="2318" table:style-name="ce6">
            <text:p>2,318<text:s/></text:p>
          </table:table-cell>
          <table:table-cell office:value-type="float" office:value="3343" table:style-name="ce6">
            <text:p>3,343<text:s/></text:p>
          </table:table-cell>
          <table:table-cell office:value-type="float" office:value="2803" table:style-name="ce6">
            <text:p>2,803<text:s/></text:p>
          </table:table-cell>
          <table:table-cell office:value-type="float" office:value="7327" table:style-name="ce6">
            <text:p>7,327<text:s/></text:p>
          </table:table-cell>
          <table:table-cell office:value-type="float" office:value="2127" table:style-name="ce6">
            <text:p>2,127<text:s/></text:p>
          </table:table-cell>
          <table:table-cell office:value-type="float" office:value="3475" table:style-name="ce6">
            <text:p>3,475<text:s/></text:p>
          </table:table-cell>
          <table:table-cell office:value-type="float" office:value="3989" table:style-name="ce6">
            <text:p>3,989<text:s/></text:p>
          </table:table-cell>
          <table:table-cell table:number-columns-repeated="16264"/>
        </table:table-row>
        <table:table-row table:style-name="ro2">
          <table:table-cell office:value-type="date" office:date-value="2021-05-07T00:00:00" table:style-name="ce5">
            <text:p>2021/5/7</text:p>
          </table:table-cell>
          <table:table-cell office:value-type="float" office:value="4847" table:style-name="ce6">
            <text:p>4,847<text:s/></text:p>
          </table:table-cell>
          <table:table-cell office:value-type="float" office:value="15587" table:style-name="ce6">
            <text:p>15,587<text:s/></text:p>
          </table:table-cell>
          <table:table-cell office:value-type="float" office:value="42122" table:style-name="ce6">
            <text:p>42,122<text:s/></text:p>
          </table:table-cell>
          <table:table-cell office:value-type="float" office:value="48763" table:style-name="ce6">
            <text:p>48,763<text:s/></text:p>
          </table:table-cell>
          <table:table-cell office:value-type="float" office:value="27578" table:style-name="ce6">
            <text:p>27,578<text:s/></text:p>
          </table:table-cell>
          <table:table-cell office:value-type="float" office:value="17035" table:style-name="ce6">
            <text:p>17,035<text:s/></text:p>
          </table:table-cell>
          <table:table-cell office:value-type="float" office:value="12634" table:style-name="ce6">
            <text:p>12,634<text:s/></text:p>
          </table:table-cell>
          <table:table-cell office:value-type="float" office:value="4664" table:style-name="ce6">
            <text:p>4,664<text:s/></text:p>
          </table:table-cell>
          <table:table-cell office:value-type="float" office:value="3679" table:style-name="ce6">
            <text:p>3,679<text:s/></text:p>
          </table:table-cell>
          <table:table-cell office:value-type="float" office:value="14726" table:style-name="ce6">
            <text:p>14,726<text:s/></text:p>
          </table:table-cell>
          <table:table-cell office:value-type="float" office:value="2783" table:style-name="ce6">
            <text:p>2,783<text:s/></text:p>
          </table:table-cell>
          <table:table-cell office:value-type="float" office:value="4764" table:style-name="ce6">
            <text:p>4,764<text:s/></text:p>
          </table:table-cell>
          <table:table-cell office:value-type="float" office:value="5845" table:style-name="ce6">
            <text:p>5,845<text:s/></text:p>
          </table:table-cell>
          <table:table-cell office:value-type="float" office:value="10978" table:style-name="ce6">
            <text:p>10,978<text:s/></text:p>
          </table:table-cell>
          <table:table-cell office:value-type="float" office:value="12547" table:style-name="ce6">
            <text:p>12,547<text:s/></text:p>
          </table:table-cell>
          <table:table-cell office:value-type="float" office:value="18704" table:style-name="ce6">
            <text:p>18,704<text:s/></text:p>
          </table:table-cell>
          <table:table-cell office:value-type="float" office:value="19188" table:style-name="ce6">
            <text:p>19,188<text:s/></text:p>
          </table:table-cell>
          <table:table-cell office:value-type="float" office:value="6616" table:style-name="ce6">
            <text:p>6,616<text:s/></text:p>
          </table:table-cell>
          <table:table-cell office:value-type="float" office:value="10470" table:style-name="ce6">
            <text:p>10,470<text:s/></text:p>
          </table:table-cell>
          <table:table-cell office:value-type="float" office:value="3720" table:style-name="ce6">
            <text:p>3,720<text:s/></text:p>
          </table:table-cell>
          <table:table-cell office:value-type="float" office:value="9691" table:style-name="ce6">
            <text:p>9,691<text:s/></text:p>
          </table:table-cell>
          <table:table-cell office:value-type="float" office:value="9362" table:style-name="ce6">
            <text:p>9,362<text:s/></text:p>
          </table:table-cell>
          <table:table-cell office:value-type="float" office:value="6535" table:style-name="ce6">
            <text:p>6,535<text:s/></text:p>
          </table:table-cell>
          <table:table-cell office:value-type="float" office:value="34376" table:style-name="ce6">
            <text:p>34,376<text:s/></text:p>
          </table:table-cell>
          <table:table-cell office:value-type="float" office:value="3477" table:style-name="ce6">
            <text:p>3,477<text:s/></text:p>
          </table:table-cell>
          <table:table-cell office:value-type="float" office:value="14313" table:style-name="ce6">
            <text:p>14,313<text:s/></text:p>
          </table:table-cell>
          <table:table-cell office:value-type="float" office:value="13291" table:style-name="ce6">
            <text:p>13,291<text:s/></text:p>
          </table:table-cell>
          <table:table-cell office:value-type="float" office:value="17862" table:style-name="ce6">
            <text:p>17,862<text:s/></text:p>
          </table:table-cell>
          <table:table-cell office:value-type="float" office:value="26242" table:style-name="ce6">
            <text:p>26,242<text:s/></text:p>
          </table:table-cell>
          <table:table-cell office:value-type="float" office:value="18501" table:style-name="ce6">
            <text:p>18,501<text:s/></text:p>
          </table:table-cell>
          <table:table-cell office:value-type="float" office:value="11236" table:style-name="ce6">
            <text:p>11,236<text:s/></text:p>
          </table:table-cell>
          <table:table-cell office:value-type="float" office:value="31185" table:style-name="ce6">
            <text:p>31,185<text:s/></text:p>
          </table:table-cell>
          <table:table-cell office:value-type="float" office:value="19228" table:style-name="ce6">
            <text:p>19,228<text:s/></text:p>
          </table:table-cell>
          <table:table-cell office:value-type="float" office:value="35559" table:style-name="ce6">
            <text:p>35,559<text:s/></text:p>
          </table:table-cell>
          <table:table-cell office:value-type="float" office:value="28125" table:style-name="ce6">
            <text:p>28,125<text:s/></text:p>
          </table:table-cell>
          <table:table-cell office:value-type="float" office:value="11556" table:style-name="ce6">
            <text:p>11,556<text:s/></text:p>
          </table:table-cell>
          <table:table-cell office:value-type="float" office:value="35293" table:style-name="ce6">
            <text:p>35,293<text:s/></text:p>
          </table:table-cell>
          <table:table-cell office:value-type="float" office:value="26479" table:style-name="ce6">
            <text:p>26,479<text:s/></text:p>
          </table:table-cell>
          <table:table-cell office:value-type="float" office:value="27247" table:style-name="ce6">
            <text:p>27,247<text:s/></text:p>
          </table:table-cell>
          <table:table-cell office:value-type="float" office:value="21668" table:style-name="ce6">
            <text:p>21,668<text:s/></text:p>
          </table:table-cell>
          <table:table-cell office:value-type="float" office:value="22826" table:style-name="ce6">
            <text:p>22,826<text:s/></text:p>
          </table:table-cell>
          <table:table-cell office:value-type="float" office:value="135415" table:style-name="ce6">
            <text:p>135,415<text:s/></text:p>
          </table:table-cell>
          <table:table-cell office:value-type="float" office:value="46688" table:style-name="ce6">
            <text:p>46,688<text:s/></text:p>
          </table:table-cell>
          <table:table-cell office:value-type="float" office:value="19981" table:style-name="ce6">
            <text:p>19,981<text:s/></text:p>
          </table:table-cell>
          <table:table-cell office:value-type="float" office:value="25246" table:style-name="ce6">
            <text:p>25,246<text:s/></text:p>
          </table:table-cell>
          <table:table-cell office:value-type="float" office:value="27660" table:style-name="ce6">
            <text:p>27,660<text:s/></text:p>
          </table:table-cell>
          <table:table-cell office:value-type="float" office:value="28965" table:style-name="ce6">
            <text:p>28,965<text:s/></text:p>
          </table:table-cell>
          <table:table-cell office:value-type="float" office:value="30985" table:style-name="ce6">
            <text:p>30,985<text:s/></text:p>
          </table:table-cell>
          <table:table-cell office:value-type="float" office:value="26208" table:style-name="ce6">
            <text:p>26,208<text:s/></text:p>
          </table:table-cell>
          <table:table-cell office:value-type="float" office:value="13541" table:style-name="ce6">
            <text:p>13,541<text:s/></text:p>
          </table:table-cell>
          <table:table-cell office:value-type="float" office:value="32084" table:style-name="ce6">
            <text:p>32,084<text:s/></text:p>
          </table:table-cell>
          <table:table-cell office:value-type="float" office:value="7949" table:style-name="ce6">
            <text:p>7,949<text:s/></text:p>
          </table:table-cell>
          <table:table-cell office:value-type="float" office:value="9836" table:style-name="ce6">
            <text:p>9,836<text:s/></text:p>
          </table:table-cell>
          <table:table-cell office:value-type="float" office:value="20131" table:style-name="ce6">
            <text:p>20,131<text:s/></text:p>
          </table:table-cell>
          <table:table-cell office:value-type="float" office:value="5111" table:style-name="ce6">
            <text:p>5,111<text:s/></text:p>
          </table:table-cell>
          <table:table-cell office:value-type="float" office:value="4032" table:style-name="ce6">
            <text:p>4,032<text:s/></text:p>
          </table:table-cell>
          <table:table-cell office:value-type="float" office:value="3515" table:style-name="ce6">
            <text:p>3,515<text:s/></text:p>
          </table:table-cell>
          <table:table-cell office:value-type="float" office:value="15849" table:style-name="ce6">
            <text:p>15,849<text:s/></text:p>
          </table:table-cell>
          <table:table-cell office:value-type="float" office:value="9827" table:style-name="ce6">
            <text:p>9,827<text:s/></text:p>
          </table:table-cell>
          <table:table-cell office:value-type="float" office:value="12620" table:style-name="ce6">
            <text:p>12,620<text:s/></text:p>
          </table:table-cell>
          <table:table-cell office:value-type="float" office:value="38371" table:style-name="ce6">
            <text:p>38,371<text:s/></text:p>
          </table:table-cell>
          <table:table-cell office:value-type="float" office:value="10077" table:style-name="ce6">
            <text:p>10,077<text:s/></text:p>
          </table:table-cell>
          <table:table-cell office:value-type="float" office:value="13934" table:style-name="ce6">
            <text:p>13,934<text:s/></text:p>
          </table:table-cell>
          <table:table-cell office:value-type="float" office:value="8490" table:style-name="ce6">
            <text:p>8,490<text:s/></text:p>
          </table:table-cell>
          <table:table-cell office:value-type="float" office:value="23527" table:style-name="ce6">
            <text:p>23,527<text:s/></text:p>
          </table:table-cell>
          <table:table-cell office:value-type="float" office:value="26733" table:style-name="ce6">
            <text:p>26,733<text:s/></text:p>
          </table:table-cell>
          <table:table-cell office:value-type="float" office:value="32314" table:style-name="ce6">
            <text:p>32,314<text:s/></text:p>
          </table:table-cell>
          <table:table-cell office:value-type="float" office:value="39204" table:style-name="ce6">
            <text:p>39,204<text:s/></text:p>
          </table:table-cell>
          <table:table-cell office:value-type="float" office:value="42906" table:style-name="ce6">
            <text:p>42,906<text:s/></text:p>
          </table:table-cell>
          <table:table-cell office:value-type="float" office:value="27217" table:style-name="ce6">
            <text:p>27,217<text:s/></text:p>
          </table:table-cell>
          <table:table-cell office:value-type="float" office:value="27676" table:style-name="ce6">
            <text:p>27,676<text:s/></text:p>
          </table:table-cell>
          <table:table-cell office:value-type="float" office:value="60293" table:style-name="ce6">
            <text:p>60,293<text:s/></text:p>
          </table:table-cell>
          <table:table-cell office:value-type="float" office:value="23014" table:style-name="ce6">
            <text:p>23,014<text:s/></text:p>
          </table:table-cell>
          <table:table-cell office:value-type="float" office:value="33792" table:style-name="ce6">
            <text:p>33,792<text:s/></text:p>
          </table:table-cell>
          <table:table-cell office:value-type="float" office:value="35527" table:style-name="ce6">
            <text:p>35,527<text:s/></text:p>
          </table:table-cell>
          <table:table-cell office:value-type="float" office:value="21135" table:style-name="ce6">
            <text:p>21,135<text:s/></text:p>
          </table:table-cell>
          <table:table-cell office:value-type="float" office:value="66157" table:style-name="ce6">
            <text:p>66,157<text:s/></text:p>
          </table:table-cell>
          <table:table-cell office:value-type="float" office:value="22022" table:style-name="ce6">
            <text:p>22,022<text:s/></text:p>
          </table:table-cell>
          <table:table-cell office:value-type="float" office:value="17130" table:style-name="ce6">
            <text:p>17,130<text:s/></text:p>
          </table:table-cell>
          <table:table-cell office:value-type="float" office:value="15481" table:style-name="ce6">
            <text:p>15,481<text:s/></text:p>
          </table:table-cell>
          <table:table-cell office:value-type="float" office:value="21944" table:style-name="ce6">
            <text:p>21,944<text:s/></text:p>
          </table:table-cell>
          <table:table-cell office:value-type="float" office:value="15074" table:style-name="ce6">
            <text:p>15,074<text:s/></text:p>
          </table:table-cell>
          <table:table-cell office:value-type="float" office:value="26956" table:style-name="ce6">
            <text:p>26,956<text:s/></text:p>
          </table:table-cell>
          <table:table-cell office:value-type="float" office:value="20195" table:style-name="ce6">
            <text:p>20,195<text:s/></text:p>
          </table:table-cell>
          <table:table-cell office:value-type="float" office:value="8873" table:style-name="ce6">
            <text:p>8,873<text:s/></text:p>
          </table:table-cell>
          <table:table-cell office:value-type="float" office:value="12193" table:style-name="ce6">
            <text:p>12,193<text:s/></text:p>
          </table:table-cell>
          <table:table-cell office:value-type="float" office:value="38810" table:style-name="ce6">
            <text:p>38,810<text:s/></text:p>
          </table:table-cell>
          <table:table-cell office:value-type="float" office:value="23222" table:style-name="ce6">
            <text:p>23,222<text:s/></text:p>
          </table:table-cell>
          <table:table-cell office:value-type="float" office:value="24990" table:style-name="ce6">
            <text:p>24,990<text:s/></text:p>
          </table:table-cell>
          <table:table-cell office:value-type="float" office:value="25061" table:style-name="ce6">
            <text:p>25,061<text:s/></text:p>
          </table:table-cell>
          <table:table-cell office:value-type="float" office:value="15361" table:style-name="ce6">
            <text:p>15,361<text:s/></text:p>
          </table:table-cell>
          <table:table-cell office:value-type="float" office:value="11787" table:style-name="ce6">
            <text:p>11,787<text:s/></text:p>
          </table:table-cell>
          <table:table-cell office:value-type="float" office:value="6372" table:style-name="ce6">
            <text:p>6,372<text:s/></text:p>
          </table:table-cell>
          <table:table-cell office:value-type="float" office:value="5325" table:style-name="ce6">
            <text:p>5,325<text:s/></text:p>
          </table:table-cell>
          <table:table-cell office:value-type="float" office:value="6843" table:style-name="ce6">
            <text:p>6,843<text:s/></text:p>
          </table:table-cell>
          <table:table-cell office:value-type="float" office:value="10687" table:style-name="ce6">
            <text:p>10,687<text:s/></text:p>
          </table:table-cell>
          <table:table-cell office:value-type="float" office:value="10100" table:style-name="ce6">
            <text:p>10,100<text:s/></text:p>
          </table:table-cell>
          <table:table-cell office:value-type="float" office:value="15684" table:style-name="ce6">
            <text:p>15,684<text:s/></text:p>
          </table:table-cell>
          <table:table-cell office:value-type="float" office:value="18108" table:style-name="ce6">
            <text:p>18,108<text:s/></text:p>
          </table:table-cell>
          <table:table-cell office:value-type="float" office:value="30027" table:style-name="ce6">
            <text:p>30,027<text:s/></text:p>
          </table:table-cell>
          <table:table-cell office:value-type="float" office:value="24626" table:style-name="ce6">
            <text:p>24,626<text:s/></text:p>
          </table:table-cell>
          <table:table-cell office:value-type="float" office:value="15534" table:style-name="ce6">
            <text:p>15,534<text:s/></text:p>
          </table:table-cell>
          <table:table-cell office:value-type="float" office:value="12719" table:style-name="ce6">
            <text:p>12,719<text:s/></text:p>
          </table:table-cell>
          <table:table-cell office:value-type="float" office:value="12831" table:style-name="ce6">
            <text:p>12,831<text:s/></text:p>
          </table:table-cell>
          <table:table-cell office:value-type="float" office:value="13149" table:style-name="ce6">
            <text:p>13,149<text:s/></text:p>
          </table:table-cell>
          <table:table-cell office:value-type="float" office:value="12265" table:style-name="ce6">
            <text:p>12,265<text:s/></text:p>
          </table:table-cell>
          <table:table-cell office:value-type="float" office:value="12904" table:style-name="ce6">
            <text:p>12,904<text:s/></text:p>
          </table:table-cell>
          <table:table-cell office:value-type="float" office:value="11176" table:style-name="ce6">
            <text:p>11,176<text:s/></text:p>
          </table:table-cell>
          <table:table-cell office:value-type="float" office:value="1625" table:style-name="ce6">
            <text:p>1,625<text:s/></text:p>
          </table:table-cell>
          <table:table-cell office:value-type="float" office:value="2526" table:style-name="ce6">
            <text:p>2,526<text:s/></text:p>
          </table:table-cell>
          <table:table-cell office:value-type="float" office:value="3571" table:style-name="ce6">
            <text:p>3,571<text:s/></text:p>
          </table:table-cell>
          <table:table-cell office:value-type="float" office:value="4764" table:style-name="ce6">
            <text:p>4,764<text:s/></text:p>
          </table:table-cell>
          <table:table-cell office:value-type="float" office:value="2423" table:style-name="ce6">
            <text:p>2,423<text:s/></text:p>
          </table:table-cell>
          <table:table-cell office:value-type="float" office:value="3555" table:style-name="ce6">
            <text:p>3,555<text:s/></text:p>
          </table:table-cell>
          <table:table-cell office:value-type="float" office:value="2925" table:style-name="ce6">
            <text:p>2,925<text:s/></text:p>
          </table:table-cell>
          <table:table-cell office:value-type="float" office:value="8882" table:style-name="ce6">
            <text:p>8,882<text:s/></text:p>
          </table:table-cell>
          <table:table-cell office:value-type="float" office:value="2275" table:style-name="ce6">
            <text:p>2,275<text:s/></text:p>
          </table:table-cell>
          <table:table-cell office:value-type="float" office:value="3831" table:style-name="ce6">
            <text:p>3,831<text:s/></text:p>
          </table:table-cell>
          <table:table-cell office:value-type="float" office:value="4512" table:style-name="ce6">
            <text:p>4,512<text:s/></text:p>
          </table:table-cell>
          <table:table-cell table:number-columns-repeated="16264"/>
        </table:table-row>
        <table:table-row table:style-name="ro2">
          <table:table-cell office:value-type="date" office:date-value="2021-05-08T00:00:00" table:style-name="ce5">
            <text:p>2021/5/8</text:p>
          </table:table-cell>
          <table:table-cell office:value-type="float" office:value="2952" table:style-name="ce6">
            <text:p>2,952<text:s/></text:p>
          </table:table-cell>
          <table:table-cell office:value-type="float" office:value="8740" table:style-name="ce6">
            <text:p>8,740<text:s/></text:p>
          </table:table-cell>
          <table:table-cell office:value-type="float" office:value="21495" table:style-name="ce6">
            <text:p>21,495<text:s/></text:p>
          </table:table-cell>
          <table:table-cell office:value-type="float" office:value="42377" table:style-name="ce6">
            <text:p>42,377<text:s/></text:p>
          </table:table-cell>
          <table:table-cell office:value-type="float" office:value="14763" table:style-name="ce6">
            <text:p>14,763<text:s/></text:p>
          </table:table-cell>
          <table:table-cell office:value-type="float" office:value="9900" table:style-name="ce6">
            <text:p>9,900<text:s/></text:p>
          </table:table-cell>
          <table:table-cell office:value-type="float" office:value="7652" table:style-name="ce6">
            <text:p>7,652<text:s/></text:p>
          </table:table-cell>
          <table:table-cell office:value-type="float" office:value="3806" table:style-name="ce6">
            <text:p>3,806<text:s/></text:p>
          </table:table-cell>
          <table:table-cell office:value-type="float" office:value="2513" table:style-name="ce6">
            <text:p>2,513<text:s/></text:p>
          </table:table-cell>
          <table:table-cell office:value-type="float" office:value="7936" table:style-name="ce6">
            <text:p>7,936<text:s/></text:p>
          </table:table-cell>
          <table:table-cell office:value-type="float" office:value="1802" table:style-name="ce6">
            <text:p>1,802<text:s/></text:p>
          </table:table-cell>
          <table:table-cell office:value-type="float" office:value="3126" table:style-name="ce6">
            <text:p>3,126<text:s/></text:p>
          </table:table-cell>
          <table:table-cell office:value-type="float" office:value="4600" table:style-name="ce6">
            <text:p>4,600<text:s/></text:p>
          </table:table-cell>
          <table:table-cell office:value-type="float" office:value="6230" table:style-name="ce6">
            <text:p>6,230<text:s/></text:p>
          </table:table-cell>
          <table:table-cell office:value-type="float" office:value="10288" table:style-name="ce6">
            <text:p>10,288<text:s/></text:p>
          </table:table-cell>
          <table:table-cell office:value-type="float" office:value="5026" table:style-name="ce6">
            <text:p>5,026<text:s/></text:p>
          </table:table-cell>
          <table:table-cell office:value-type="float" office:value="6603" table:style-name="ce6">
            <text:p>6,603<text:s/></text:p>
          </table:table-cell>
          <table:table-cell office:value-type="float" office:value="3850" table:style-name="ce6">
            <text:p>3,850<text:s/></text:p>
          </table:table-cell>
          <table:table-cell office:value-type="float" office:value="8384" table:style-name="ce6">
            <text:p>8,384<text:s/></text:p>
          </table:table-cell>
          <table:table-cell office:value-type="float" office:value="3175" table:style-name="ce6">
            <text:p>3,175<text:s/></text:p>
          </table:table-cell>
          <table:table-cell office:value-type="float" office:value="5511" table:style-name="ce6">
            <text:p>5,511<text:s/></text:p>
          </table:table-cell>
          <table:table-cell office:value-type="float" office:value="6056" table:style-name="ce6">
            <text:p>6,056<text:s/></text:p>
          </table:table-cell>
          <table:table-cell office:value-type="float" office:value="2570" table:style-name="ce6">
            <text:p>2,570<text:s/></text:p>
          </table:table-cell>
          <table:table-cell office:value-type="float" office:value="20363" table:style-name="ce6">
            <text:p>20,363<text:s/></text:p>
          </table:table-cell>
          <table:table-cell office:value-type="float" office:value="3241" table:style-name="ce6">
            <text:p>3,241<text:s/></text:p>
          </table:table-cell>
          <table:table-cell office:value-type="float" office:value="11446" table:style-name="ce6">
            <text:p>11,446<text:s/></text:p>
          </table:table-cell>
          <table:table-cell office:value-type="float" office:value="9461" table:style-name="ce6">
            <text:p>9,461<text:s/></text:p>
          </table:table-cell>
          <table:table-cell office:value-type="float" office:value="12947" table:style-name="ce6">
            <text:p>12,947<text:s/></text:p>
          </table:table-cell>
          <table:table-cell office:value-type="float" office:value="16485" table:style-name="ce6">
            <text:p>16,485<text:s/></text:p>
          </table:table-cell>
          <table:table-cell office:value-type="float" office:value="14104" table:style-name="ce6">
            <text:p>14,104<text:s/></text:p>
          </table:table-cell>
          <table:table-cell office:value-type="float" office:value="8688" table:style-name="ce6">
            <text:p>8,688<text:s/></text:p>
          </table:table-cell>
          <table:table-cell office:value-type="float" office:value="25267" table:style-name="ce6">
            <text:p>25,267<text:s/></text:p>
          </table:table-cell>
          <table:table-cell office:value-type="float" office:value="14502" table:style-name="ce6">
            <text:p>14,502<text:s/></text:p>
          </table:table-cell>
          <table:table-cell office:value-type="float" office:value="25431" table:style-name="ce6">
            <text:p>25,431<text:s/></text:p>
          </table:table-cell>
          <table:table-cell office:value-type="float" office:value="17762" table:style-name="ce6">
            <text:p>17,762<text:s/></text:p>
          </table:table-cell>
          <table:table-cell office:value-type="float" office:value="4280" table:style-name="ce6">
            <text:p>4,280<text:s/></text:p>
          </table:table-cell>
          <table:table-cell office:value-type="float" office:value="27376" table:style-name="ce6">
            <text:p>27,376<text:s/></text:p>
          </table:table-cell>
          <table:table-cell office:value-type="float" office:value="19325" table:style-name="ce6">
            <text:p>19,325<text:s/></text:p>
          </table:table-cell>
          <table:table-cell office:value-type="float" office:value="19055" table:style-name="ce6">
            <text:p>19,055<text:s/></text:p>
          </table:table-cell>
          <table:table-cell office:value-type="float" office:value="15896" table:style-name="ce6">
            <text:p>15,896<text:s/></text:p>
          </table:table-cell>
          <table:table-cell office:value-type="float" office:value="9191" table:style-name="ce6">
            <text:p>9,191<text:s/></text:p>
          </table:table-cell>
          <table:table-cell office:value-type="float" office:value="112446" table:style-name="ce6">
            <text:p>112,446<text:s/></text:p>
          </table:table-cell>
          <table:table-cell office:value-type="float" office:value="41664" table:style-name="ce6">
            <text:p>41,664<text:s/></text:p>
          </table:table-cell>
          <table:table-cell office:value-type="float" office:value="15123" table:style-name="ce6">
            <text:p>15,123<text:s/></text:p>
          </table:table-cell>
          <table:table-cell office:value-type="float" office:value="15740" table:style-name="ce6">
            <text:p>15,740<text:s/></text:p>
          </table:table-cell>
          <table:table-cell office:value-type="float" office:value="24677" table:style-name="ce6">
            <text:p>24,677<text:s/></text:p>
          </table:table-cell>
          <table:table-cell office:value-type="float" office:value="20967" table:style-name="ce6">
            <text:p>20,967<text:s/></text:p>
          </table:table-cell>
          <table:table-cell office:value-type="float" office:value="21741" table:style-name="ce6">
            <text:p>21,741<text:s/></text:p>
          </table:table-cell>
          <table:table-cell office:value-type="float" office:value="18961" table:style-name="ce6">
            <text:p>18,961<text:s/></text:p>
          </table:table-cell>
          <table:table-cell office:value-type="float" office:value="8972" table:style-name="ce6">
            <text:p>8,972<text:s/></text:p>
          </table:table-cell>
          <table:table-cell office:value-type="float" office:value="20556" table:style-name="ce6">
            <text:p>20,556<text:s/></text:p>
          </table:table-cell>
          <table:table-cell office:value-type="float" office:value="6342" table:style-name="ce6">
            <text:p>6,342<text:s/></text:p>
          </table:table-cell>
          <table:table-cell office:value-type="float" office:value="6347" table:style-name="ce6">
            <text:p>6,347<text:s/></text:p>
          </table:table-cell>
          <table:table-cell office:value-type="float" office:value="14447" table:style-name="ce6">
            <text:p>14,447<text:s/></text:p>
          </table:table-cell>
          <table:table-cell office:value-type="float" office:value="4378" table:style-name="ce6">
            <text:p>4,378<text:s/></text:p>
          </table:table-cell>
          <table:table-cell office:value-type="float" office:value="2917" table:style-name="ce6">
            <text:p>2,917<text:s/></text:p>
          </table:table-cell>
          <table:table-cell office:value-type="float" office:value="1736" table:style-name="ce6">
            <text:p>1,736<text:s/></text:p>
          </table:table-cell>
          <table:table-cell office:value-type="float" office:value="8213" table:style-name="ce6">
            <text:p>8,213<text:s/></text:p>
          </table:table-cell>
          <table:table-cell office:value-type="float" office:value="7497" table:style-name="ce6">
            <text:p>7,497<text:s/></text:p>
          </table:table-cell>
          <table:table-cell office:value-type="float" office:value="8959" table:style-name="ce6">
            <text:p>8,959<text:s/></text:p>
          </table:table-cell>
          <table:table-cell office:value-type="float" office:value="28248" table:style-name="ce6">
            <text:p>28,248<text:s/></text:p>
          </table:table-cell>
          <table:table-cell office:value-type="float" office:value="5914" table:style-name="ce6">
            <text:p>5,914<text:s/></text:p>
          </table:table-cell>
          <table:table-cell office:value-type="float" office:value="9877" table:style-name="ce6">
            <text:p>9,877<text:s/></text:p>
          </table:table-cell>
          <table:table-cell office:value-type="float" office:value="6022" table:style-name="ce6">
            <text:p>6,022<text:s/></text:p>
          </table:table-cell>
          <table:table-cell office:value-type="float" office:value="16546" table:style-name="ce6">
            <text:p>16,546<text:s/></text:p>
          </table:table-cell>
          <table:table-cell office:value-type="float" office:value="16548" table:style-name="ce6">
            <text:p>16,548<text:s/></text:p>
          </table:table-cell>
          <table:table-cell office:value-type="float" office:value="26935" table:style-name="ce6">
            <text:p>26,935<text:s/></text:p>
          </table:table-cell>
          <table:table-cell office:value-type="float" office:value="32053" table:style-name="ce6">
            <text:p>32,053<text:s/></text:p>
          </table:table-cell>
          <table:table-cell office:value-type="float" office:value="30204" table:style-name="ce6">
            <text:p>30,204<text:s/></text:p>
          </table:table-cell>
          <table:table-cell office:value-type="float" office:value="20003" table:style-name="ce6">
            <text:p>20,003<text:s/></text:p>
          </table:table-cell>
          <table:table-cell office:value-type="float" office:value="23644" table:style-name="ce6">
            <text:p>23,644<text:s/></text:p>
          </table:table-cell>
          <table:table-cell office:value-type="float" office:value="56062" table:style-name="ce6">
            <text:p>56,062<text:s/></text:p>
          </table:table-cell>
          <table:table-cell office:value-type="float" office:value="14969" table:style-name="ce6">
            <text:p>14,969<text:s/></text:p>
          </table:table-cell>
          <table:table-cell office:value-type="float" office:value="26080" table:style-name="ce6">
            <text:p>26,080<text:s/></text:p>
          </table:table-cell>
          <table:table-cell office:value-type="float" office:value="27064" table:style-name="ce6">
            <text:p>27,064<text:s/></text:p>
          </table:table-cell>
          <table:table-cell office:value-type="float" office:value="15295" table:style-name="ce6">
            <text:p>15,295<text:s/></text:p>
          </table:table-cell>
          <table:table-cell office:value-type="float" office:value="49814" table:style-name="ce6">
            <text:p>49,814<text:s/></text:p>
          </table:table-cell>
          <table:table-cell office:value-type="float" office:value="16657" table:style-name="ce6">
            <text:p>16,657<text:s/></text:p>
          </table:table-cell>
          <table:table-cell office:value-type="float" office:value="13531" table:style-name="ce6">
            <text:p>13,531<text:s/></text:p>
          </table:table-cell>
          <table:table-cell office:value-type="float" office:value="9845" table:style-name="ce6">
            <text:p>9,845<text:s/></text:p>
          </table:table-cell>
          <table:table-cell office:value-type="float" office:value="16298" table:style-name="ce6">
            <text:p>16,298<text:s/></text:p>
          </table:table-cell>
          <table:table-cell office:value-type="float" office:value="8347" table:style-name="ce6">
            <text:p>8,347<text:s/></text:p>
          </table:table-cell>
          <table:table-cell office:value-type="float" office:value="18540" table:style-name="ce6">
            <text:p>18,540<text:s/></text:p>
          </table:table-cell>
          <table:table-cell office:value-type="float" office:value="11926" table:style-name="ce6">
            <text:p>11,926<text:s/></text:p>
          </table:table-cell>
          <table:table-cell office:value-type="float" office:value="9434" table:style-name="ce6">
            <text:p>9,434<text:s/></text:p>
          </table:table-cell>
          <table:table-cell office:value-type="float" office:value="8335" table:style-name="ce6">
            <text:p>8,335<text:s/></text:p>
          </table:table-cell>
          <table:table-cell office:value-type="float" office:value="16504" table:style-name="ce6">
            <text:p>16,504<text:s/></text:p>
          </table:table-cell>
          <table:table-cell office:value-type="float" office:value="14277" table:style-name="ce6">
            <text:p>14,277<text:s/></text:p>
          </table:table-cell>
          <table:table-cell office:value-type="float" office:value="13632" table:style-name="ce6">
            <text:p>13,632<text:s/></text:p>
          </table:table-cell>
          <table:table-cell office:value-type="float" office:value="14852" table:style-name="ce6">
            <text:p>14,852<text:s/></text:p>
          </table:table-cell>
          <table:table-cell office:value-type="float" office:value="8275" table:style-name="ce6">
            <text:p>8,275<text:s/></text:p>
          </table:table-cell>
          <table:table-cell office:value-type="float" office:value="7629" table:style-name="ce6">
            <text:p>7,629<text:s/></text:p>
          </table:table-cell>
          <table:table-cell office:value-type="float" office:value="4487" table:style-name="ce6">
            <text:p>4,487<text:s/></text:p>
          </table:table-cell>
          <table:table-cell office:value-type="float" office:value="2146" table:style-name="ce6">
            <text:p>2,146<text:s/></text:p>
          </table:table-cell>
          <table:table-cell office:value-type="float" office:value="4781" table:style-name="ce6">
            <text:p>4,781<text:s/></text:p>
          </table:table-cell>
          <table:table-cell office:value-type="float" office:value="6753" table:style-name="ce6">
            <text:p>6,753<text:s/></text:p>
          </table:table-cell>
          <table:table-cell office:value-type="float" office:value="7931" table:style-name="ce6">
            <text:p>7,931<text:s/></text:p>
          </table:table-cell>
          <table:table-cell office:value-type="float" office:value="11666" table:style-name="ce6">
            <text:p>11,666<text:s/></text:p>
          </table:table-cell>
          <table:table-cell office:value-type="float" office:value="11922" table:style-name="ce6">
            <text:p>11,922<text:s/></text:p>
          </table:table-cell>
          <table:table-cell office:value-type="float" office:value="16912" table:style-name="ce6">
            <text:p>16,912<text:s/></text:p>
          </table:table-cell>
          <table:table-cell office:value-type="float" office:value="18746" table:style-name="ce6">
            <text:p>18,746<text:s/></text:p>
          </table:table-cell>
          <table:table-cell office:value-type="float" office:value="10302" table:style-name="ce6">
            <text:p>10,302<text:s/></text:p>
          </table:table-cell>
          <table:table-cell office:value-type="float" office:value="9677" table:style-name="ce6">
            <text:p>9,677<text:s/></text:p>
          </table:table-cell>
          <table:table-cell office:value-type="float" office:value="9284" table:style-name="ce6">
            <text:p>9,284<text:s/></text:p>
          </table:table-cell>
          <table:table-cell office:value-type="float" office:value="9083" table:style-name="ce6">
            <text:p>9,083<text:s/></text:p>
          </table:table-cell>
          <table:table-cell office:value-type="float" office:value="9285" table:style-name="ce6">
            <text:p>9,285<text:s/></text:p>
          </table:table-cell>
          <table:table-cell office:value-type="float" office:value="7275" table:style-name="ce6">
            <text:p>7,275<text:s/></text:p>
          </table:table-cell>
          <table:table-cell office:value-type="float" office:value="7494" table:style-name="ce6">
            <text:p>7,494<text:s/></text:p>
          </table:table-cell>
          <table:table-cell office:value-type="float" office:value="832" table:style-name="ce6">
            <text:p>832<text:s/></text:p>
          </table:table-cell>
          <table:table-cell office:value-type="float" office:value="2182" table:style-name="ce6">
            <text:p>2,182<text:s/></text:p>
          </table:table-cell>
          <table:table-cell office:value-type="float" office:value="2746" table:style-name="ce6">
            <text:p>2,746<text:s/></text:p>
          </table:table-cell>
          <table:table-cell office:value-type="float" office:value="4078" table:style-name="ce6">
            <text:p>4,078<text:s/></text:p>
          </table:table-cell>
          <table:table-cell office:value-type="float" office:value="1157" table:style-name="ce6">
            <text:p>1,157<text:s/></text:p>
          </table:table-cell>
          <table:table-cell office:value-type="float" office:value="1305" table:style-name="ce6">
            <text:p>1,305<text:s/></text:p>
          </table:table-cell>
          <table:table-cell office:value-type="float" office:value="1900" table:style-name="ce6">
            <text:p>1,900<text:s/></text:p>
          </table:table-cell>
          <table:table-cell office:value-type="float" office:value="7405" table:style-name="ce6">
            <text:p>7,405<text:s/></text:p>
          </table:table-cell>
          <table:table-cell office:value-type="float" office:value="1840" table:style-name="ce6">
            <text:p>1,840<text:s/></text:p>
          </table:table-cell>
          <table:table-cell office:value-type="float" office:value="2957" table:style-name="ce6">
            <text:p>2,957<text:s/></text:p>
          </table:table-cell>
          <table:table-cell office:value-type="float" office:value="2735" table:style-name="ce6">
            <text:p>2,735<text:s/></text:p>
          </table:table-cell>
          <table:table-cell table:number-columns-repeated="16264"/>
        </table:table-row>
        <table:table-row table:style-name="ro2">
          <table:table-cell office:value-type="date" office:date-value="2021-05-09T00:00:00" table:style-name="ce5">
            <text:p>2021/5/9</text:p>
          </table:table-cell>
          <table:table-cell office:value-type="float" office:value="3430" table:style-name="ce6">
            <text:p>3,430<text:s/></text:p>
          </table:table-cell>
          <table:table-cell office:value-type="float" office:value="6508" table:style-name="ce6">
            <text:p>6,508<text:s/></text:p>
          </table:table-cell>
          <table:table-cell office:value-type="float" office:value="15390" table:style-name="ce6">
            <text:p>15,390<text:s/></text:p>
          </table:table-cell>
          <table:table-cell office:value-type="float" office:value="33606" table:style-name="ce6">
            <text:p>33,606<text:s/></text:p>
          </table:table-cell>
          <table:table-cell office:value-type="float" office:value="10440" table:style-name="ce6">
            <text:p>10,440<text:s/></text:p>
          </table:table-cell>
          <table:table-cell office:value-type="float" office:value="8529" table:style-name="ce6">
            <text:p>8,529<text:s/></text:p>
          </table:table-cell>
          <table:table-cell office:value-type="float" office:value="5675" table:style-name="ce6">
            <text:p>5,675<text:s/></text:p>
          </table:table-cell>
          <table:table-cell office:value-type="float" office:value="3151" table:style-name="ce6">
            <text:p>3,151<text:s/></text:p>
          </table:table-cell>
          <table:table-cell office:value-type="float" office:value="2169" table:style-name="ce6">
            <text:p>2,169<text:s/></text:p>
          </table:table-cell>
          <table:table-cell office:value-type="float" office:value="5538" table:style-name="ce6">
            <text:p>5,538<text:s/></text:p>
          </table:table-cell>
          <table:table-cell office:value-type="float" office:value="1387" table:style-name="ce6">
            <text:p>1,387<text:s/></text:p>
          </table:table-cell>
          <table:table-cell office:value-type="float" office:value="3126" table:style-name="ce6">
            <text:p>3,126<text:s/></text:p>
          </table:table-cell>
          <table:table-cell office:value-type="float" office:value="3944" table:style-name="ce6">
            <text:p>3,944<text:s/></text:p>
          </table:table-cell>
          <table:table-cell office:value-type="float" office:value="4567" table:style-name="ce6">
            <text:p>4,567<text:s/></text:p>
          </table:table-cell>
          <table:table-cell office:value-type="float" office:value="7591" table:style-name="ce6">
            <text:p>7,591<text:s/></text:p>
          </table:table-cell>
          <table:table-cell office:value-type="float" office:value="3763" table:style-name="ce6">
            <text:p>3,763<text:s/></text:p>
          </table:table-cell>
          <table:table-cell office:value-type="float" office:value="4707" table:style-name="ce6">
            <text:p>4,707<text:s/></text:p>
          </table:table-cell>
          <table:table-cell office:value-type="float" office:value="2844" table:style-name="ce6">
            <text:p>2,844<text:s/></text:p>
          </table:table-cell>
          <table:table-cell office:value-type="float" office:value="6173" table:style-name="ce6">
            <text:p>6,173<text:s/></text:p>
          </table:table-cell>
          <table:table-cell office:value-type="float" office:value="2726" table:style-name="ce6">
            <text:p>2,726<text:s/></text:p>
          </table:table-cell>
          <table:table-cell office:value-type="float" office:value="4155" table:style-name="ce6">
            <text:p>4,155<text:s/></text:p>
          </table:table-cell>
          <table:table-cell office:value-type="float" office:value="4654" table:style-name="ce6">
            <text:p>4,654<text:s/></text:p>
          </table:table-cell>
          <table:table-cell office:value-type="float" office:value="2232" table:style-name="ce6">
            <text:p>2,232<text:s/></text:p>
          </table:table-cell>
          <table:table-cell office:value-type="float" office:value="16130" table:style-name="ce6">
            <text:p>16,130<text:s/></text:p>
          </table:table-cell>
          <table:table-cell office:value-type="float" office:value="3307" table:style-name="ce6">
            <text:p>3,307<text:s/></text:p>
          </table:table-cell>
          <table:table-cell office:value-type="float" office:value="11233" table:style-name="ce6">
            <text:p>11,233<text:s/></text:p>
          </table:table-cell>
          <table:table-cell office:value-type="float" office:value="7587" table:style-name="ce6">
            <text:p>7,587<text:s/></text:p>
          </table:table-cell>
          <table:table-cell office:value-type="float" office:value="10682" table:style-name="ce6">
            <text:p>10,682<text:s/></text:p>
          </table:table-cell>
          <table:table-cell office:value-type="float" office:value="13513" table:style-name="ce6">
            <text:p>13,513<text:s/></text:p>
          </table:table-cell>
          <table:table-cell office:value-type="float" office:value="11924" table:style-name="ce6">
            <text:p>11,924<text:s/></text:p>
          </table:table-cell>
          <table:table-cell office:value-type="float" office:value="7319" table:style-name="ce6">
            <text:p>7,319<text:s/></text:p>
          </table:table-cell>
          <table:table-cell office:value-type="float" office:value="19045" table:style-name="ce6">
            <text:p>19,045<text:s/></text:p>
          </table:table-cell>
          <table:table-cell office:value-type="float" office:value="11297" table:style-name="ce6">
            <text:p>11,297<text:s/></text:p>
          </table:table-cell>
          <table:table-cell office:value-type="float" office:value="18451" table:style-name="ce6">
            <text:p>18,451<text:s/></text:p>
          </table:table-cell>
          <table:table-cell office:value-type="float" office:value="12241" table:style-name="ce6">
            <text:p>12,241<text:s/></text:p>
          </table:table-cell>
          <table:table-cell office:value-type="float" office:value="3240" table:style-name="ce6">
            <text:p>3,240<text:s/></text:p>
          </table:table-cell>
          <table:table-cell office:value-type="float" office:value="21153" table:style-name="ce6">
            <text:p>21,153<text:s/></text:p>
          </table:table-cell>
          <table:table-cell office:value-type="float" office:value="15016" table:style-name="ce6">
            <text:p>15,016<text:s/></text:p>
          </table:table-cell>
          <table:table-cell office:value-type="float" office:value="15242" table:style-name="ce6">
            <text:p>15,242<text:s/></text:p>
          </table:table-cell>
          <table:table-cell office:value-type="float" office:value="13017" table:style-name="ce6">
            <text:p>13,017<text:s/></text:p>
          </table:table-cell>
          <table:table-cell office:value-type="float" office:value="7008" table:style-name="ce6">
            <text:p>7,008<text:s/></text:p>
          </table:table-cell>
          <table:table-cell office:value-type="float" office:value="123237" table:style-name="ce6">
            <text:p>123,237<text:s/></text:p>
          </table:table-cell>
          <table:table-cell office:value-type="float" office:value="32848" table:style-name="ce6">
            <text:p>32,848<text:s/></text:p>
          </table:table-cell>
          <table:table-cell office:value-type="float" office:value="10661" table:style-name="ce6">
            <text:p>10,661<text:s/></text:p>
          </table:table-cell>
          <table:table-cell office:value-type="float" office:value="14389" table:style-name="ce6">
            <text:p>14,389<text:s/></text:p>
          </table:table-cell>
          <table:table-cell office:value-type="float" office:value="22332" table:style-name="ce6">
            <text:p>22,332<text:s/></text:p>
          </table:table-cell>
          <table:table-cell office:value-type="float" office:value="17169" table:style-name="ce6">
            <text:p>17,169<text:s/></text:p>
          </table:table-cell>
          <table:table-cell office:value-type="float" office:value="16864" table:style-name="ce6">
            <text:p>16,864<text:s/></text:p>
          </table:table-cell>
          <table:table-cell office:value-type="float" office:value="16041" table:style-name="ce6">
            <text:p>16,041<text:s/></text:p>
          </table:table-cell>
          <table:table-cell office:value-type="float" office:value="6667" table:style-name="ce6">
            <text:p>6,667<text:s/></text:p>
          </table:table-cell>
          <table:table-cell office:value-type="float" office:value="16266" table:style-name="ce6">
            <text:p>16,266<text:s/></text:p>
          </table:table-cell>
          <table:table-cell office:value-type="float" office:value="5038" table:style-name="ce6">
            <text:p>5,038<text:s/></text:p>
          </table:table-cell>
          <table:table-cell office:value-type="float" office:value="5690" table:style-name="ce6">
            <text:p>5,690<text:s/></text:p>
          </table:table-cell>
          <table:table-cell office:value-type="float" office:value="12329" table:style-name="ce6">
            <text:p>12,329<text:s/></text:p>
          </table:table-cell>
          <table:table-cell office:value-type="float" office:value="3690" table:style-name="ce6">
            <text:p>3,690<text:s/></text:p>
          </table:table-cell>
          <table:table-cell office:value-type="float" office:value="2371" table:style-name="ce6">
            <text:p>2,371<text:s/></text:p>
          </table:table-cell>
          <table:table-cell office:value-type="float" office:value="1332" table:style-name="ce6">
            <text:p>1,332<text:s/></text:p>
          </table:table-cell>
          <table:table-cell office:value-type="float" office:value="6466" table:style-name="ce6">
            <text:p>6,466<text:s/></text:p>
          </table:table-cell>
          <table:table-cell office:value-type="float" office:value="6306" table:style-name="ce6">
            <text:p>6,306<text:s/></text:p>
          </table:table-cell>
          <table:table-cell office:value-type="float" office:value="7946" table:style-name="ce6">
            <text:p>7,946<text:s/></text:p>
          </table:table-cell>
          <table:table-cell office:value-type="float" office:value="26899" table:style-name="ce6">
            <text:p>26,899<text:s/></text:p>
          </table:table-cell>
          <table:table-cell office:value-type="float" office:value="5402" table:style-name="ce6">
            <text:p>5,402<text:s/></text:p>
          </table:table-cell>
          <table:table-cell office:value-type="float" office:value="9096" table:style-name="ce6">
            <text:p>9,096<text:s/></text:p>
          </table:table-cell>
          <table:table-cell office:value-type="float" office:value="4921" table:style-name="ce6">
            <text:p>4,921<text:s/></text:p>
          </table:table-cell>
          <table:table-cell office:value-type="float" office:value="13799" table:style-name="ce6">
            <text:p>13,799<text:s/></text:p>
          </table:table-cell>
          <table:table-cell office:value-type="float" office:value="12021" table:style-name="ce6">
            <text:p>12,021<text:s/></text:p>
          </table:table-cell>
          <table:table-cell office:value-type="float" office:value="20662" table:style-name="ce6">
            <text:p>20,662<text:s/></text:p>
          </table:table-cell>
          <table:table-cell office:value-type="float" office:value="28833" table:style-name="ce6">
            <text:p>28,833<text:s/></text:p>
          </table:table-cell>
          <table:table-cell office:value-type="float" office:value="23819" table:style-name="ce6">
            <text:p>23,819<text:s/></text:p>
          </table:table-cell>
          <table:table-cell office:value-type="float" office:value="15683" table:style-name="ce6">
            <text:p>15,683<text:s/></text:p>
          </table:table-cell>
          <table:table-cell office:value-type="float" office:value="19466" table:style-name="ce6">
            <text:p>19,466<text:s/></text:p>
          </table:table-cell>
          <table:table-cell office:value-type="float" office:value="44676" table:style-name="ce6">
            <text:p>44,676<text:s/></text:p>
          </table:table-cell>
          <table:table-cell office:value-type="float" office:value="10731" table:style-name="ce6">
            <text:p>10,731<text:s/></text:p>
          </table:table-cell>
          <table:table-cell office:value-type="float" office:value="20752" table:style-name="ce6">
            <text:p>20,752<text:s/></text:p>
          </table:table-cell>
          <table:table-cell office:value-type="float" office:value="19388" table:style-name="ce6">
            <text:p>19,388<text:s/></text:p>
          </table:table-cell>
          <table:table-cell office:value-type="float" office:value="11045" table:style-name="ce6">
            <text:p>11,045<text:s/></text:p>
          </table:table-cell>
          <table:table-cell office:value-type="float" office:value="43469" table:style-name="ce6">
            <text:p>43,469<text:s/></text:p>
          </table:table-cell>
          <table:table-cell office:value-type="float" office:value="11764" table:style-name="ce6">
            <text:p>11,764<text:s/></text:p>
          </table:table-cell>
          <table:table-cell office:value-type="float" office:value="11265" table:style-name="ce6">
            <text:p>11,265<text:s/></text:p>
          </table:table-cell>
          <table:table-cell office:value-type="float" office:value="6607" table:style-name="ce6">
            <text:p>6,607<text:s/></text:p>
          </table:table-cell>
          <table:table-cell office:value-type="float" office:value="14651" table:style-name="ce6">
            <text:p>14,651<text:s/></text:p>
          </table:table-cell>
          <table:table-cell office:value-type="float" office:value="7625" table:style-name="ce6">
            <text:p>7,625<text:s/></text:p>
          </table:table-cell>
          <table:table-cell office:value-type="float" office:value="14849" table:style-name="ce6">
            <text:p>14,849<text:s/></text:p>
          </table:table-cell>
          <table:table-cell office:value-type="float" office:value="8732" table:style-name="ce6">
            <text:p>8,732<text:s/></text:p>
          </table:table-cell>
          <table:table-cell office:value-type="float" office:value="8326" table:style-name="ce6">
            <text:p>8,326<text:s/></text:p>
          </table:table-cell>
          <table:table-cell office:value-type="float" office:value="6515" table:style-name="ce6">
            <text:p>6,515<text:s/></text:p>
          </table:table-cell>
          <table:table-cell office:value-type="float" office:value="12964" table:style-name="ce6">
            <text:p>12,964<text:s/></text:p>
          </table:table-cell>
          <table:table-cell office:value-type="float" office:value="10526" table:style-name="ce6">
            <text:p>10,526<text:s/></text:p>
          </table:table-cell>
          <table:table-cell office:value-type="float" office:value="9776" table:style-name="ce6">
            <text:p>9,776<text:s/></text:p>
          </table:table-cell>
          <table:table-cell office:value-type="float" office:value="11949" table:style-name="ce6">
            <text:p>11,949<text:s/></text:p>
          </table:table-cell>
          <table:table-cell office:value-type="float" office:value="5024" table:style-name="ce6">
            <text:p>5,024<text:s/></text:p>
          </table:table-cell>
          <table:table-cell office:value-type="float" office:value="5743" table:style-name="ce6">
            <text:p>5,743<text:s/></text:p>
          </table:table-cell>
          <table:table-cell office:value-type="float" office:value="3395" table:style-name="ce6">
            <text:p>3,395<text:s/></text:p>
          </table:table-cell>
          <table:table-cell office:value-type="float" office:value="1738" table:style-name="ce6">
            <text:p>1,738<text:s/></text:p>
          </table:table-cell>
          <table:table-cell office:value-type="float" office:value="4049" table:style-name="ce6">
            <text:p>4,049<text:s/></text:p>
          </table:table-cell>
          <table:table-cell office:value-type="float" office:value="5317" table:style-name="ce6">
            <text:p>5,317<text:s/></text:p>
          </table:table-cell>
          <table:table-cell office:value-type="float" office:value="6150" table:style-name="ce6">
            <text:p>6,150<text:s/></text:p>
          </table:table-cell>
          <table:table-cell office:value-type="float" office:value="10257" table:style-name="ce6">
            <text:p>10,257<text:s/></text:p>
          </table:table-cell>
          <table:table-cell office:value-type="float" office:value="9277" table:style-name="ce6">
            <text:p>9,277<text:s/></text:p>
          </table:table-cell>
          <table:table-cell office:value-type="float" office:value="13043" table:style-name="ce6">
            <text:p>13,043<text:s/></text:p>
          </table:table-cell>
          <table:table-cell office:value-type="float" office:value="15147" table:style-name="ce6">
            <text:p>15,147<text:s/></text:p>
          </table:table-cell>
          <table:table-cell office:value-type="float" office:value="8210" table:style-name="ce6">
            <text:p>8,210<text:s/></text:p>
          </table:table-cell>
          <table:table-cell office:value-type="float" office:value="6820" table:style-name="ce6">
            <text:p>6,820<text:s/></text:p>
          </table:table-cell>
          <table:table-cell office:value-type="float" office:value="7236" table:style-name="ce6">
            <text:p>7,236<text:s/></text:p>
          </table:table-cell>
          <table:table-cell office:value-type="float" office:value="7048" table:style-name="ce6">
            <text:p>7,048<text:s/></text:p>
          </table:table-cell>
          <table:table-cell office:value-type="float" office:value="7314" table:style-name="ce6">
            <text:p>7,314<text:s/></text:p>
          </table:table-cell>
          <table:table-cell office:value-type="float" office:value="5903" table:style-name="ce6">
            <text:p>5,903<text:s/></text:p>
          </table:table-cell>
          <table:table-cell office:value-type="float" office:value="5836" table:style-name="ce6">
            <text:p>5,836<text:s/></text:p>
          </table:table-cell>
          <table:table-cell office:value-type="float" office:value="689" table:style-name="ce6">
            <text:p>689<text:s/></text:p>
          </table:table-cell>
          <table:table-cell office:value-type="float" office:value="1635" table:style-name="ce6">
            <text:p>1,635<text:s/></text:p>
          </table:table-cell>
          <table:table-cell office:value-type="float" office:value="2241" table:style-name="ce6">
            <text:p>2,241<text:s/></text:p>
          </table:table-cell>
          <table:table-cell office:value-type="float" office:value="3446" table:style-name="ce6">
            <text:p>3,446<text:s/></text:p>
          </table:table-cell>
          <table:table-cell office:value-type="float" office:value="850" table:style-name="ce6">
            <text:p>850<text:s/></text:p>
          </table:table-cell>
          <table:table-cell office:value-type="float" office:value="1076" table:style-name="ce6">
            <text:p>1,076<text:s/></text:p>
          </table:table-cell>
          <table:table-cell office:value-type="float" office:value="1438" table:style-name="ce6">
            <text:p>1,438<text:s/></text:p>
          </table:table-cell>
          <table:table-cell office:value-type="float" office:value="8874" table:style-name="ce6">
            <text:p>8,874<text:s/></text:p>
          </table:table-cell>
          <table:table-cell office:value-type="float" office:value="1521" table:style-name="ce6">
            <text:p>1,521<text:s/></text:p>
          </table:table-cell>
          <table:table-cell office:value-type="float" office:value="2357" table:style-name="ce6">
            <text:p>2,357<text:s/></text:p>
          </table:table-cell>
          <table:table-cell office:value-type="float" office:value="2000" table:style-name="ce6">
            <text:p>2,000<text:s/></text:p>
          </table:table-cell>
          <table:table-cell table:number-columns-repeated="16264"/>
        </table:table-row>
        <table:table-row table:style-name="ro2">
          <table:table-cell office:value-type="date" office:date-value="2021-05-10T00:00:00" table:style-name="ce5">
            <text:p>2021/5/10</text:p>
          </table:table-cell>
          <table:table-cell office:value-type="float" office:value="4533" table:style-name="ce6">
            <text:p>4,533<text:s/></text:p>
          </table:table-cell>
          <table:table-cell office:value-type="float" office:value="13954" table:style-name="ce6">
            <text:p>13,954<text:s/></text:p>
          </table:table-cell>
          <table:table-cell office:value-type="float" office:value="38552" table:style-name="ce6">
            <text:p>38,552<text:s/></text:p>
          </table:table-cell>
          <table:table-cell office:value-type="float" office:value="36868" table:style-name="ce6">
            <text:p>36,868<text:s/></text:p>
          </table:table-cell>
          <table:table-cell office:value-type="float" office:value="25243" table:style-name="ce6">
            <text:p>25,243<text:s/></text:p>
          </table:table-cell>
          <table:table-cell office:value-type="float" office:value="14199" table:style-name="ce6">
            <text:p>14,199<text:s/></text:p>
          </table:table-cell>
          <table:table-cell office:value-type="float" office:value="11286" table:style-name="ce6">
            <text:p>11,286<text:s/></text:p>
          </table:table-cell>
          <table:table-cell office:value-type="float" office:value="4048" table:style-name="ce6">
            <text:p>4,048<text:s/></text:p>
          </table:table-cell>
          <table:table-cell office:value-type="float" office:value="3312" table:style-name="ce6">
            <text:p>3,312<text:s/></text:p>
          </table:table-cell>
          <table:table-cell office:value-type="float" office:value="12861" table:style-name="ce6">
            <text:p>12,861<text:s/></text:p>
          </table:table-cell>
          <table:table-cell office:value-type="float" office:value="2565" table:style-name="ce6">
            <text:p>2,565<text:s/></text:p>
          </table:table-cell>
          <table:table-cell office:value-type="float" office:value="4359" table:style-name="ce6">
            <text:p>4,359<text:s/></text:p>
          </table:table-cell>
          <table:table-cell office:value-type="float" office:value="4213" table:style-name="ce6">
            <text:p>4,213<text:s/></text:p>
          </table:table-cell>
          <table:table-cell office:value-type="float" office:value="9711" table:style-name="ce6">
            <text:p>9,711<text:s/></text:p>
          </table:table-cell>
          <table:table-cell office:value-type="float" office:value="10009" table:style-name="ce6">
            <text:p>10,009<text:s/></text:p>
          </table:table-cell>
          <table:table-cell office:value-type="float" office:value="17609" table:style-name="ce6">
            <text:p>17,609<text:s/></text:p>
          </table:table-cell>
          <table:table-cell office:value-type="float" office:value="18144" table:style-name="ce6">
            <text:p>18,144<text:s/></text:p>
          </table:table-cell>
          <table:table-cell office:value-type="float" office:value="5725" table:style-name="ce6">
            <text:p>5,725<text:s/></text:p>
          </table:table-cell>
          <table:table-cell office:value-type="float" office:value="8877" table:style-name="ce6">
            <text:p>8,877<text:s/></text:p>
          </table:table-cell>
          <table:table-cell office:value-type="float" office:value="3176" table:style-name="ce6">
            <text:p>3,176<text:s/></text:p>
          </table:table-cell>
          <table:table-cell office:value-type="float" office:value="8471" table:style-name="ce6">
            <text:p>8,471<text:s/></text:p>
          </table:table-cell>
          <table:table-cell office:value-type="float" office:value="8381" table:style-name="ce6">
            <text:p>8,381<text:s/></text:p>
          </table:table-cell>
          <table:table-cell office:value-type="float" office:value="6244" table:style-name="ce6">
            <text:p>6,244<text:s/></text:p>
          </table:table-cell>
          <table:table-cell office:value-type="float" office:value="28765" table:style-name="ce6">
            <text:p>28,765<text:s/></text:p>
          </table:table-cell>
          <table:table-cell office:value-type="float" office:value="2969" table:style-name="ce6">
            <text:p>2,969<text:s/></text:p>
          </table:table-cell>
          <table:table-cell office:value-type="float" office:value="12765" table:style-name="ce6">
            <text:p>12,765<text:s/></text:p>
          </table:table-cell>
          <table:table-cell office:value-type="float" office:value="12228" table:style-name="ce6">
            <text:p>12,228<text:s/></text:p>
          </table:table-cell>
          <table:table-cell office:value-type="float" office:value="15667" table:style-name="ce6">
            <text:p>15,667<text:s/></text:p>
          </table:table-cell>
          <table:table-cell office:value-type="float" office:value="23521" table:style-name="ce6">
            <text:p>23,521<text:s/></text:p>
          </table:table-cell>
          <table:table-cell office:value-type="float" office:value="16077" table:style-name="ce6">
            <text:p>16,077<text:s/></text:p>
          </table:table-cell>
          <table:table-cell office:value-type="float" office:value="9717" table:style-name="ce6">
            <text:p>9,717<text:s/></text:p>
          </table:table-cell>
          <table:table-cell office:value-type="float" office:value="24216" table:style-name="ce6">
            <text:p>24,216<text:s/></text:p>
          </table:table-cell>
          <table:table-cell office:value-type="float" office:value="15818" table:style-name="ce6">
            <text:p>15,818<text:s/></text:p>
          </table:table-cell>
          <table:table-cell office:value-type="float" office:value="31245" table:style-name="ce6">
            <text:p>31,245<text:s/></text:p>
          </table:table-cell>
          <table:table-cell office:value-type="float" office:value="23232" table:style-name="ce6">
            <text:p>23,232<text:s/></text:p>
          </table:table-cell>
          <table:table-cell office:value-type="float" office:value="11234" table:style-name="ce6">
            <text:p>11,234<text:s/></text:p>
          </table:table-cell>
          <table:table-cell office:value-type="float" office:value="32457" table:style-name="ce6">
            <text:p>32,457<text:s/></text:p>
          </table:table-cell>
          <table:table-cell office:value-type="float" office:value="24301" table:style-name="ce6">
            <text:p>24,301<text:s/></text:p>
          </table:table-cell>
          <table:table-cell office:value-type="float" office:value="25205" table:style-name="ce6">
            <text:p>25,205<text:s/></text:p>
          </table:table-cell>
          <table:table-cell office:value-type="float" office:value="20426" table:style-name="ce6">
            <text:p>20,426<text:s/></text:p>
          </table:table-cell>
          <table:table-cell office:value-type="float" office:value="22490" table:style-name="ce6">
            <text:p>22,490<text:s/></text:p>
          </table:table-cell>
          <table:table-cell office:value-type="float" office:value="121652" table:style-name="ce6">
            <text:p>121,652<text:s/></text:p>
          </table:table-cell>
          <table:table-cell office:value-type="float" office:value="35732" table:style-name="ce6">
            <text:p>35,732<text:s/></text:p>
          </table:table-cell>
          <table:table-cell office:value-type="float" office:value="18299" table:style-name="ce6">
            <text:p>18,299<text:s/></text:p>
          </table:table-cell>
          <table:table-cell office:value-type="float" office:value="23270" table:style-name="ce6">
            <text:p>23,270<text:s/></text:p>
          </table:table-cell>
          <table:table-cell office:value-type="float" office:value="24457" table:style-name="ce6">
            <text:p>24,457<text:s/></text:p>
          </table:table-cell>
          <table:table-cell office:value-type="float" office:value="24848" table:style-name="ce6">
            <text:p>24,848<text:s/></text:p>
          </table:table-cell>
          <table:table-cell office:value-type="float" office:value="25507" table:style-name="ce6">
            <text:p>25,507<text:s/></text:p>
          </table:table-cell>
          <table:table-cell office:value-type="float" office:value="22531" table:style-name="ce6">
            <text:p>22,531<text:s/></text:p>
          </table:table-cell>
          <table:table-cell office:value-type="float" office:value="12795" table:style-name="ce6">
            <text:p>12,795<text:s/></text:p>
          </table:table-cell>
          <table:table-cell office:value-type="float" office:value="28807" table:style-name="ce6">
            <text:p>28,807<text:s/></text:p>
          </table:table-cell>
          <table:table-cell office:value-type="float" office:value="7143" table:style-name="ce6">
            <text:p>7,143<text:s/></text:p>
          </table:table-cell>
          <table:table-cell office:value-type="float" office:value="9160" table:style-name="ce6">
            <text:p>9,160<text:s/></text:p>
          </table:table-cell>
          <table:table-cell office:value-type="float" office:value="17311" table:style-name="ce6">
            <text:p>17,311<text:s/></text:p>
          </table:table-cell>
          <table:table-cell office:value-type="float" office:value="4331" table:style-name="ce6">
            <text:p>4,331<text:s/></text:p>
          </table:table-cell>
          <table:table-cell office:value-type="float" office:value="3695" table:style-name="ce6">
            <text:p>3,695<text:s/></text:p>
          </table:table-cell>
          <table:table-cell office:value-type="float" office:value="3224" table:style-name="ce6">
            <text:p>3,224<text:s/></text:p>
          </table:table-cell>
          <table:table-cell office:value-type="float" office:value="13269" table:style-name="ce6">
            <text:p>13,269<text:s/></text:p>
          </table:table-cell>
          <table:table-cell office:value-type="float" office:value="8911" table:style-name="ce6">
            <text:p>8,911<text:s/></text:p>
          </table:table-cell>
          <table:table-cell office:value-type="float" office:value="10953" table:style-name="ce6">
            <text:p>10,953<text:s/></text:p>
          </table:table-cell>
          <table:table-cell office:value-type="float" office:value="31017" table:style-name="ce6">
            <text:p>31,017<text:s/></text:p>
          </table:table-cell>
          <table:table-cell office:value-type="float" office:value="9624" table:style-name="ce6">
            <text:p>9,624<text:s/></text:p>
          </table:table-cell>
          <table:table-cell office:value-type="float" office:value="12659" table:style-name="ce6">
            <text:p>12,659<text:s/></text:p>
          </table:table-cell>
          <table:table-cell office:value-type="float" office:value="7935" table:style-name="ce6">
            <text:p>7,935<text:s/></text:p>
          </table:table-cell>
          <table:table-cell office:value-type="float" office:value="21812" table:style-name="ce6">
            <text:p>21,812<text:s/></text:p>
          </table:table-cell>
          <table:table-cell office:value-type="float" office:value="25820" table:style-name="ce6">
            <text:p>25,820<text:s/></text:p>
          </table:table-cell>
          <table:table-cell office:value-type="float" office:value="28537" table:style-name="ce6">
            <text:p>28,537<text:s/></text:p>
          </table:table-cell>
          <table:table-cell office:value-type="float" office:value="33593" table:style-name="ce6">
            <text:p>33,593<text:s/></text:p>
          </table:table-cell>
          <table:table-cell office:value-type="float" office:value="38877" table:style-name="ce6">
            <text:p>38,877<text:s/></text:p>
          </table:table-cell>
          <table:table-cell office:value-type="float" office:value="25078" table:style-name="ce6">
            <text:p>25,078<text:s/></text:p>
          </table:table-cell>
          <table:table-cell office:value-type="float" office:value="24836" table:style-name="ce6">
            <text:p>24,836<text:s/></text:p>
          </table:table-cell>
          <table:table-cell office:value-type="float" office:value="50487" table:style-name="ce6">
            <text:p>50,487<text:s/></text:p>
          </table:table-cell>
          <table:table-cell office:value-type="float" office:value="19000" table:style-name="ce6">
            <text:p>19,000<text:s/></text:p>
          </table:table-cell>
          <table:table-cell office:value-type="float" office:value="28638" table:style-name="ce6">
            <text:p>28,638<text:s/></text:p>
          </table:table-cell>
          <table:table-cell office:value-type="float" office:value="29798" table:style-name="ce6">
            <text:p>29,798<text:s/></text:p>
          </table:table-cell>
          <table:table-cell office:value-type="float" office:value="17819" table:style-name="ce6">
            <text:p>17,819<text:s/></text:p>
          </table:table-cell>
          <table:table-cell office:value-type="float" office:value="54661" table:style-name="ce6">
            <text:p>54,661<text:s/></text:p>
          </table:table-cell>
          <table:table-cell office:value-type="float" office:value="18595" table:style-name="ce6">
            <text:p>18,595<text:s/></text:p>
          </table:table-cell>
          <table:table-cell office:value-type="float" office:value="15592" table:style-name="ce6">
            <text:p>15,592<text:s/></text:p>
          </table:table-cell>
          <table:table-cell office:value-type="float" office:value="13985" table:style-name="ce6">
            <text:p>13,985<text:s/></text:p>
          </table:table-cell>
          <table:table-cell office:value-type="float" office:value="18840" table:style-name="ce6">
            <text:p>18,840<text:s/></text:p>
          </table:table-cell>
          <table:table-cell office:value-type="float" office:value="14273" table:style-name="ce6">
            <text:p>14,273<text:s/></text:p>
          </table:table-cell>
          <table:table-cell office:value-type="float" office:value="23890" table:style-name="ce6">
            <text:p>23,890<text:s/></text:p>
          </table:table-cell>
          <table:table-cell office:value-type="float" office:value="17956" table:style-name="ce6">
            <text:p>17,956<text:s/></text:p>
          </table:table-cell>
          <table:table-cell office:value-type="float" office:value="8023" table:style-name="ce6">
            <text:p>8,023<text:s/></text:p>
          </table:table-cell>
          <table:table-cell office:value-type="float" office:value="10937" table:style-name="ce6">
            <text:p>10,937<text:s/></text:p>
          </table:table-cell>
          <table:table-cell office:value-type="float" office:value="36393" table:style-name="ce6">
            <text:p>36,393<text:s/></text:p>
          </table:table-cell>
          <table:table-cell office:value-type="float" office:value="20959" table:style-name="ce6">
            <text:p>20,959<text:s/></text:p>
          </table:table-cell>
          <table:table-cell office:value-type="float" office:value="22919" table:style-name="ce6">
            <text:p>22,919<text:s/></text:p>
          </table:table-cell>
          <table:table-cell office:value-type="float" office:value="22730" table:style-name="ce6">
            <text:p>22,730<text:s/></text:p>
          </table:table-cell>
          <table:table-cell office:value-type="float" office:value="13298" table:style-name="ce6">
            <text:p>13,298<text:s/></text:p>
          </table:table-cell>
          <table:table-cell office:value-type="float" office:value="10691" table:style-name="ce6">
            <text:p>10,691<text:s/></text:p>
          </table:table-cell>
          <table:table-cell office:value-type="float" office:value="6074" table:style-name="ce6">
            <text:p>6,074<text:s/></text:p>
          </table:table-cell>
          <table:table-cell office:value-type="float" office:value="5149" table:style-name="ce6">
            <text:p>5,149<text:s/></text:p>
          </table:table-cell>
          <table:table-cell office:value-type="float" office:value="6143" table:style-name="ce6">
            <text:p>6,143<text:s/></text:p>
          </table:table-cell>
          <table:table-cell office:value-type="float" office:value="9999" table:style-name="ce6">
            <text:p>9,999<text:s/></text:p>
          </table:table-cell>
          <table:table-cell office:value-type="float" office:value="9024" table:style-name="ce6">
            <text:p>9,024<text:s/></text:p>
          </table:table-cell>
          <table:table-cell office:value-type="float" office:value="13252" table:style-name="ce6">
            <text:p>13,252<text:s/></text:p>
          </table:table-cell>
          <table:table-cell office:value-type="float" office:value="16850" table:style-name="ce6">
            <text:p>16,850<text:s/></text:p>
          </table:table-cell>
          <table:table-cell office:value-type="float" office:value="27705" table:style-name="ce6">
            <text:p>27,705<text:s/></text:p>
          </table:table-cell>
          <table:table-cell office:value-type="float" office:value="20906" table:style-name="ce6">
            <text:p>20,906<text:s/></text:p>
          </table:table-cell>
          <table:table-cell office:value-type="float" office:value="14531" table:style-name="ce6">
            <text:p>14,531<text:s/></text:p>
          </table:table-cell>
          <table:table-cell office:value-type="float" office:value="11853" table:style-name="ce6">
            <text:p>11,853<text:s/></text:p>
          </table:table-cell>
          <table:table-cell office:value-type="float" office:value="11787" table:style-name="ce6">
            <text:p>11,787<text:s/></text:p>
          </table:table-cell>
          <table:table-cell office:value-type="float" office:value="12390" table:style-name="ce6">
            <text:p>12,390<text:s/></text:p>
          </table:table-cell>
          <table:table-cell office:value-type="float" office:value="11230" table:style-name="ce6">
            <text:p>11,230<text:s/></text:p>
          </table:table-cell>
          <table:table-cell office:value-type="float" office:value="11736" table:style-name="ce6">
            <text:p>11,736<text:s/></text:p>
          </table:table-cell>
          <table:table-cell office:value-type="float" office:value="10240" table:style-name="ce6">
            <text:p>10,240<text:s/></text:p>
          </table:table-cell>
          <table:table-cell office:value-type="float" office:value="1622" table:style-name="ce6">
            <text:p>1,622<text:s/></text:p>
          </table:table-cell>
          <table:table-cell office:value-type="float" office:value="2229" table:style-name="ce6">
            <text:p>2,229<text:s/></text:p>
          </table:table-cell>
          <table:table-cell office:value-type="float" office:value="3217" table:style-name="ce6">
            <text:p>3,217<text:s/></text:p>
          </table:table-cell>
          <table:table-cell office:value-type="float" office:value="4458" table:style-name="ce6">
            <text:p>4,458<text:s/></text:p>
          </table:table-cell>
          <table:table-cell office:value-type="float" office:value="2317" table:style-name="ce6">
            <text:p>2,317<text:s/></text:p>
          </table:table-cell>
          <table:table-cell office:value-type="float" office:value="3382" table:style-name="ce6">
            <text:p>3,382<text:s/></text:p>
          </table:table-cell>
          <table:table-cell office:value-type="float" office:value="2900" table:style-name="ce6">
            <text:p>2,900<text:s/></text:p>
          </table:table-cell>
          <table:table-cell office:value-type="float" office:value="8038" table:style-name="ce6">
            <text:p>8,038<text:s/></text:p>
          </table:table-cell>
          <table:table-cell office:value-type="float" office:value="2085" table:style-name="ce6">
            <text:p>2,085<text:s/></text:p>
          </table:table-cell>
          <table:table-cell office:value-type="float" office:value="3417" table:style-name="ce6">
            <text:p>3,417<text:s/></text:p>
          </table:table-cell>
          <table:table-cell office:value-type="float" office:value="4061" table:style-name="ce6">
            <text:p>4,061<text:s/></text:p>
          </table:table-cell>
          <table:table-cell table:number-columns-repeated="16264"/>
        </table:table-row>
        <table:table-row table:style-name="ro2">
          <table:table-cell office:value-type="date" office:date-value="2021-05-11T00:00:00" table:style-name="ce5">
            <text:p>2021/5/11</text:p>
          </table:table-cell>
          <table:table-cell office:value-type="float" office:value="4589" table:style-name="ce6">
            <text:p>4,589<text:s/></text:p>
          </table:table-cell>
          <table:table-cell office:value-type="float" office:value="14276" table:style-name="ce6">
            <text:p>14,276<text:s/></text:p>
          </table:table-cell>
          <table:table-cell office:value-type="float" office:value="39630" table:style-name="ce6">
            <text:p>39,630<text:s/></text:p>
          </table:table-cell>
          <table:table-cell office:value-type="float" office:value="37527" table:style-name="ce6">
            <text:p>37,527<text:s/></text:p>
          </table:table-cell>
          <table:table-cell office:value-type="float" office:value="25581" table:style-name="ce6">
            <text:p>25,581<text:s/></text:p>
          </table:table-cell>
          <table:table-cell office:value-type="float" office:value="14405" table:style-name="ce6">
            <text:p>14,405<text:s/></text:p>
          </table:table-cell>
          <table:table-cell office:value-type="float" office:value="11821" table:style-name="ce6">
            <text:p>11,821<text:s/></text:p>
          </table:table-cell>
          <table:table-cell office:value-type="float" office:value="4121" table:style-name="ce6">
            <text:p>4,121<text:s/></text:p>
          </table:table-cell>
          <table:table-cell office:value-type="float" office:value="3422" table:style-name="ce6">
            <text:p>3,422<text:s/></text:p>
          </table:table-cell>
          <table:table-cell office:value-type="float" office:value="13210" table:style-name="ce6">
            <text:p>13,210<text:s/></text:p>
          </table:table-cell>
          <table:table-cell office:value-type="float" office:value="2599" table:style-name="ce6">
            <text:p>2,599<text:s/></text:p>
          </table:table-cell>
          <table:table-cell office:value-type="float" office:value="4492" table:style-name="ce6">
            <text:p>4,492<text:s/></text:p>
          </table:table-cell>
          <table:table-cell office:value-type="float" office:value="4787" table:style-name="ce6">
            <text:p>4,787<text:s/></text:p>
          </table:table-cell>
          <table:table-cell office:value-type="float" office:value="9787" table:style-name="ce6">
            <text:p>9,787<text:s/></text:p>
          </table:table-cell>
          <table:table-cell office:value-type="float" office:value="10121" table:style-name="ce6">
            <text:p>10,121<text:s/></text:p>
          </table:table-cell>
          <table:table-cell office:value-type="float" office:value="18018" table:style-name="ce6">
            <text:p>18,018<text:s/></text:p>
          </table:table-cell>
          <table:table-cell office:value-type="float" office:value="18062" table:style-name="ce6">
            <text:p>18,062<text:s/></text:p>
          </table:table-cell>
          <table:table-cell office:value-type="float" office:value="5873" table:style-name="ce6">
            <text:p>5,873<text:s/></text:p>
          </table:table-cell>
          <table:table-cell office:value-type="float" office:value="8973" table:style-name="ce6">
            <text:p>8,973<text:s/></text:p>
          </table:table-cell>
          <table:table-cell office:value-type="float" office:value="3329" table:style-name="ce6">
            <text:p>3,329<text:s/></text:p>
          </table:table-cell>
          <table:table-cell office:value-type="float" office:value="8381" table:style-name="ce6">
            <text:p>8,381<text:s/></text:p>
          </table:table-cell>
          <table:table-cell office:value-type="float" office:value="8410" table:style-name="ce6">
            <text:p>8,410<text:s/></text:p>
          </table:table-cell>
          <table:table-cell office:value-type="float" office:value="6175" table:style-name="ce6">
            <text:p>6,175<text:s/></text:p>
          </table:table-cell>
          <table:table-cell office:value-type="float" office:value="28733" table:style-name="ce6">
            <text:p>28,733<text:s/></text:p>
          </table:table-cell>
          <table:table-cell office:value-type="float" office:value="3029" table:style-name="ce6">
            <text:p>3,029<text:s/></text:p>
          </table:table-cell>
          <table:table-cell office:value-type="float" office:value="13130" table:style-name="ce6">
            <text:p>13,130<text:s/></text:p>
          </table:table-cell>
          <table:table-cell office:value-type="float" office:value="12264" table:style-name="ce6">
            <text:p>12,264<text:s/></text:p>
          </table:table-cell>
          <table:table-cell office:value-type="float" office:value="15741" table:style-name="ce6">
            <text:p>15,741<text:s/></text:p>
          </table:table-cell>
          <table:table-cell office:value-type="float" office:value="23736" table:style-name="ce6">
            <text:p>23,736<text:s/></text:p>
          </table:table-cell>
          <table:table-cell office:value-type="float" office:value="16518" table:style-name="ce6">
            <text:p>16,518<text:s/></text:p>
          </table:table-cell>
          <table:table-cell office:value-type="float" office:value="10200" table:style-name="ce6">
            <text:p>10,200<text:s/></text:p>
          </table:table-cell>
          <table:table-cell office:value-type="float" office:value="25039" table:style-name="ce6">
            <text:p>25,039<text:s/></text:p>
          </table:table-cell>
          <table:table-cell office:value-type="float" office:value="16583" table:style-name="ce6">
            <text:p>16,583<text:s/></text:p>
          </table:table-cell>
          <table:table-cell office:value-type="float" office:value="32185" table:style-name="ce6">
            <text:p>32,185<text:s/></text:p>
          </table:table-cell>
          <table:table-cell office:value-type="float" office:value="23813" table:style-name="ce6">
            <text:p>23,813<text:s/></text:p>
          </table:table-cell>
          <table:table-cell office:value-type="float" office:value="11286" table:style-name="ce6">
            <text:p>11,286<text:s/></text:p>
          </table:table-cell>
          <table:table-cell office:value-type="float" office:value="32984" table:style-name="ce6">
            <text:p>32,984<text:s/></text:p>
          </table:table-cell>
          <table:table-cell office:value-type="float" office:value="24628" table:style-name="ce6">
            <text:p>24,628<text:s/></text:p>
          </table:table-cell>
          <table:table-cell office:value-type="float" office:value="25688" table:style-name="ce6">
            <text:p>25,688<text:s/></text:p>
          </table:table-cell>
          <table:table-cell office:value-type="float" office:value="20528" table:style-name="ce6">
            <text:p>20,528<text:s/></text:p>
          </table:table-cell>
          <table:table-cell office:value-type="float" office:value="23354" table:style-name="ce6">
            <text:p>23,354<text:s/></text:p>
          </table:table-cell>
          <table:table-cell office:value-type="float" office:value="106383" table:style-name="ce6">
            <text:p>106,383<text:s/></text:p>
          </table:table-cell>
          <table:table-cell office:value-type="float" office:value="37156" table:style-name="ce6">
            <text:p>37,156<text:s/></text:p>
          </table:table-cell>
          <table:table-cell office:value-type="float" office:value="18123" table:style-name="ce6">
            <text:p>18,123<text:s/></text:p>
          </table:table-cell>
          <table:table-cell office:value-type="float" office:value="23424" table:style-name="ce6">
            <text:p>23,424<text:s/></text:p>
          </table:table-cell>
          <table:table-cell office:value-type="float" office:value="25283" table:style-name="ce6">
            <text:p>25,283<text:s/></text:p>
          </table:table-cell>
          <table:table-cell office:value-type="float" office:value="25783" table:style-name="ce6">
            <text:p>25,783<text:s/></text:p>
          </table:table-cell>
          <table:table-cell office:value-type="float" office:value="26537" table:style-name="ce6">
            <text:p>26,537<text:s/></text:p>
          </table:table-cell>
          <table:table-cell office:value-type="float" office:value="22896" table:style-name="ce6">
            <text:p>22,896<text:s/></text:p>
          </table:table-cell>
          <table:table-cell office:value-type="float" office:value="13056" table:style-name="ce6">
            <text:p>13,056<text:s/></text:p>
          </table:table-cell>
          <table:table-cell office:value-type="float" office:value="29382" table:style-name="ce6">
            <text:p>29,382<text:s/></text:p>
          </table:table-cell>
          <table:table-cell office:value-type="float" office:value="7210" table:style-name="ce6">
            <text:p>7,210<text:s/></text:p>
          </table:table-cell>
          <table:table-cell office:value-type="float" office:value="9167" table:style-name="ce6">
            <text:p>9,167<text:s/></text:p>
          </table:table-cell>
          <table:table-cell office:value-type="float" office:value="17846" table:style-name="ce6">
            <text:p>17,846<text:s/></text:p>
          </table:table-cell>
          <table:table-cell office:value-type="float" office:value="4492" table:style-name="ce6">
            <text:p>4,492<text:s/></text:p>
          </table:table-cell>
          <table:table-cell office:value-type="float" office:value="3868" table:style-name="ce6">
            <text:p>3,868<text:s/></text:p>
          </table:table-cell>
          <table:table-cell office:value-type="float" office:value="3322" table:style-name="ce6">
            <text:p>3,322<text:s/></text:p>
          </table:table-cell>
          <table:table-cell office:value-type="float" office:value="13916" table:style-name="ce6">
            <text:p>13,916<text:s/></text:p>
          </table:table-cell>
          <table:table-cell office:value-type="float" office:value="9027" table:style-name="ce6">
            <text:p>9,027<text:s/></text:p>
          </table:table-cell>
          <table:table-cell office:value-type="float" office:value="11128" table:style-name="ce6">
            <text:p>11,128<text:s/></text:p>
          </table:table-cell>
          <table:table-cell office:value-type="float" office:value="31065" table:style-name="ce6">
            <text:p>31,065<text:s/></text:p>
          </table:table-cell>
          <table:table-cell office:value-type="float" office:value="9510" table:style-name="ce6">
            <text:p>9,510<text:s/></text:p>
          </table:table-cell>
          <table:table-cell office:value-type="float" office:value="12388" table:style-name="ce6">
            <text:p>12,388<text:s/></text:p>
          </table:table-cell>
          <table:table-cell office:value-type="float" office:value="7656" table:style-name="ce6">
            <text:p>7,656<text:s/></text:p>
          </table:table-cell>
          <table:table-cell office:value-type="float" office:value="21990" table:style-name="ce6">
            <text:p>21,990<text:s/></text:p>
          </table:table-cell>
          <table:table-cell office:value-type="float" office:value="26084" table:style-name="ce6">
            <text:p>26,084<text:s/></text:p>
          </table:table-cell>
          <table:table-cell office:value-type="float" office:value="29121" table:style-name="ce6">
            <text:p>29,121<text:s/></text:p>
          </table:table-cell>
          <table:table-cell office:value-type="float" office:value="32699" table:style-name="ce6">
            <text:p>32,699<text:s/></text:p>
          </table:table-cell>
          <table:table-cell office:value-type="float" office:value="39330" table:style-name="ce6">
            <text:p>39,330<text:s/></text:p>
          </table:table-cell>
          <table:table-cell office:value-type="float" office:value="25174" table:style-name="ce6">
            <text:p>25,174<text:s/></text:p>
          </table:table-cell>
          <table:table-cell office:value-type="float" office:value="25066" table:style-name="ce6">
            <text:p>25,066<text:s/></text:p>
          </table:table-cell>
          <table:table-cell office:value-type="float" office:value="50030" table:style-name="ce6">
            <text:p>50,030<text:s/></text:p>
          </table:table-cell>
          <table:table-cell office:value-type="float" office:value="21550" table:style-name="ce6">
            <text:p>21,550<text:s/></text:p>
          </table:table-cell>
          <table:table-cell office:value-type="float" office:value="29078" table:style-name="ce6">
            <text:p>29,078<text:s/></text:p>
          </table:table-cell>
          <table:table-cell office:value-type="float" office:value="30294" table:style-name="ce6">
            <text:p>30,294<text:s/></text:p>
          </table:table-cell>
          <table:table-cell office:value-type="float" office:value="18177" table:style-name="ce6">
            <text:p>18,177<text:s/></text:p>
          </table:table-cell>
          <table:table-cell office:value-type="float" office:value="54258" table:style-name="ce6">
            <text:p>54,258<text:s/></text:p>
          </table:table-cell>
          <table:table-cell office:value-type="float" office:value="19674" table:style-name="ce6">
            <text:p>19,674<text:s/></text:p>
          </table:table-cell>
          <table:table-cell office:value-type="float" office:value="15535" table:style-name="ce6">
            <text:p>15,535<text:s/></text:p>
          </table:table-cell>
          <table:table-cell office:value-type="float" office:value="14032" table:style-name="ce6">
            <text:p>14,032<text:s/></text:p>
          </table:table-cell>
          <table:table-cell office:value-type="float" office:value="18054" table:style-name="ce6">
            <text:p>18,054<text:s/></text:p>
          </table:table-cell>
          <table:table-cell office:value-type="float" office:value="14335" table:style-name="ce6">
            <text:p>14,335<text:s/></text:p>
          </table:table-cell>
          <table:table-cell office:value-type="float" office:value="24147" table:style-name="ce6">
            <text:p>24,147<text:s/></text:p>
          </table:table-cell>
          <table:table-cell office:value-type="float" office:value="18407" table:style-name="ce6">
            <text:p>18,407<text:s/></text:p>
          </table:table-cell>
          <table:table-cell office:value-type="float" office:value="8245" table:style-name="ce6">
            <text:p>8,245<text:s/></text:p>
          </table:table-cell>
          <table:table-cell office:value-type="float" office:value="11030" table:style-name="ce6">
            <text:p>11,030<text:s/></text:p>
          </table:table-cell>
          <table:table-cell office:value-type="float" office:value="36995" table:style-name="ce6">
            <text:p>36,995<text:s/></text:p>
          </table:table-cell>
          <table:table-cell office:value-type="float" office:value="21208" table:style-name="ce6">
            <text:p>21,208<text:s/></text:p>
          </table:table-cell>
          <table:table-cell office:value-type="float" office:value="23220" table:style-name="ce6">
            <text:p>23,220<text:s/></text:p>
          </table:table-cell>
          <table:table-cell office:value-type="float" office:value="22882" table:style-name="ce6">
            <text:p>22,882<text:s/></text:p>
          </table:table-cell>
          <table:table-cell office:value-type="float" office:value="13497" table:style-name="ce6">
            <text:p>13,497<text:s/></text:p>
          </table:table-cell>
          <table:table-cell office:value-type="float" office:value="10843" table:style-name="ce6">
            <text:p>10,843<text:s/></text:p>
          </table:table-cell>
          <table:table-cell office:value-type="float" office:value="5974" table:style-name="ce6">
            <text:p>5,974<text:s/></text:p>
          </table:table-cell>
          <table:table-cell office:value-type="float" office:value="5196" table:style-name="ce6">
            <text:p>5,196<text:s/></text:p>
          </table:table-cell>
          <table:table-cell office:value-type="float" office:value="6289" table:style-name="ce6">
            <text:p>6,289<text:s/></text:p>
          </table:table-cell>
          <table:table-cell office:value-type="float" office:value="10152" table:style-name="ce6">
            <text:p>10,152<text:s/></text:p>
          </table:table-cell>
          <table:table-cell office:value-type="float" office:value="9081" table:style-name="ce6">
            <text:p>9,081<text:s/></text:p>
          </table:table-cell>
          <table:table-cell office:value-type="float" office:value="12929" table:style-name="ce6">
            <text:p>12,929<text:s/></text:p>
          </table:table-cell>
          <table:table-cell office:value-type="float" office:value="17118" table:style-name="ce6">
            <text:p>17,118<text:s/></text:p>
          </table:table-cell>
          <table:table-cell office:value-type="float" office:value="27330" table:style-name="ce6">
            <text:p>27,330<text:s/></text:p>
          </table:table-cell>
          <table:table-cell office:value-type="float" office:value="21920" table:style-name="ce6">
            <text:p>21,920<text:s/></text:p>
          </table:table-cell>
          <table:table-cell office:value-type="float" office:value="14755" table:style-name="ce6">
            <text:p>14,755<text:s/></text:p>
          </table:table-cell>
          <table:table-cell office:value-type="float" office:value="11798" table:style-name="ce6">
            <text:p>11,798<text:s/></text:p>
          </table:table-cell>
          <table:table-cell office:value-type="float" office:value="11856" table:style-name="ce6">
            <text:p>11,856<text:s/></text:p>
          </table:table-cell>
          <table:table-cell office:value-type="float" office:value="12387" table:style-name="ce6">
            <text:p>12,387<text:s/></text:p>
          </table:table-cell>
          <table:table-cell office:value-type="float" office:value="11351" table:style-name="ce6">
            <text:p>11,351<text:s/></text:p>
          </table:table-cell>
          <table:table-cell office:value-type="float" office:value="12037" table:style-name="ce6">
            <text:p>12,037<text:s/></text:p>
          </table:table-cell>
          <table:table-cell office:value-type="float" office:value="10121" table:style-name="ce6">
            <text:p>10,121<text:s/></text:p>
          </table:table-cell>
          <table:table-cell office:value-type="float" office:value="1463" table:style-name="ce6">
            <text:p>1,463<text:s/></text:p>
          </table:table-cell>
          <table:table-cell office:value-type="float" office:value="2314" table:style-name="ce6">
            <text:p>2,314<text:s/></text:p>
          </table:table-cell>
          <table:table-cell office:value-type="float" office:value="3418" table:style-name="ce6">
            <text:p>3,418<text:s/></text:p>
          </table:table-cell>
          <table:table-cell office:value-type="float" office:value="4348" table:style-name="ce6">
            <text:p>4,348<text:s/></text:p>
          </table:table-cell>
          <table:table-cell office:value-type="float" office:value="2370" table:style-name="ce6">
            <text:p>2,370<text:s/></text:p>
          </table:table-cell>
          <table:table-cell office:value-type="float" office:value="3373" table:style-name="ce6">
            <text:p>3,373<text:s/></text:p>
          </table:table-cell>
          <table:table-cell office:value-type="float" office:value="2803" table:style-name="ce6">
            <text:p>2,803<text:s/></text:p>
          </table:table-cell>
          <table:table-cell office:value-type="float" office:value="7101" table:style-name="ce6">
            <text:p>7,101<text:s/></text:p>
          </table:table-cell>
          <table:table-cell office:value-type="float" office:value="2092" table:style-name="ce6">
            <text:p>2,092<text:s/></text:p>
          </table:table-cell>
          <table:table-cell office:value-type="float" office:value="3402" table:style-name="ce6">
            <text:p>3,402<text:s/></text:p>
          </table:table-cell>
          <table:table-cell office:value-type="float" office:value="3975" table:style-name="ce6">
            <text:p>3,975<text:s/></text:p>
          </table:table-cell>
          <table:table-cell table:number-columns-repeated="16264"/>
        </table:table-row>
        <table:table-row table:style-name="ro2">
          <table:table-cell office:value-type="date" office:date-value="2021-05-12T00:00:00" table:style-name="ce5">
            <text:p>2021/5/12</text:p>
          </table:table-cell>
          <table:table-cell office:value-type="float" office:value="3990" table:style-name="ce6">
            <text:p>3,990<text:s/></text:p>
          </table:table-cell>
          <table:table-cell office:value-type="float" office:value="13325" table:style-name="ce6">
            <text:p>13,325<text:s/></text:p>
          </table:table-cell>
          <table:table-cell office:value-type="float" office:value="36972" table:style-name="ce6">
            <text:p>36,972<text:s/></text:p>
          </table:table-cell>
          <table:table-cell office:value-type="float" office:value="32538" table:style-name="ce6">
            <text:p>32,538<text:s/></text:p>
          </table:table-cell>
          <table:table-cell office:value-type="float" office:value="24271" table:style-name="ce6">
            <text:p>24,271<text:s/></text:p>
          </table:table-cell>
          <table:table-cell office:value-type="float" office:value="13252" table:style-name="ce6">
            <text:p>13,252<text:s/></text:p>
          </table:table-cell>
          <table:table-cell office:value-type="float" office:value="10803" table:style-name="ce6">
            <text:p>10,803<text:s/></text:p>
          </table:table-cell>
          <table:table-cell office:value-type="float" office:value="3937" table:style-name="ce6">
            <text:p>3,937<text:s/></text:p>
          </table:table-cell>
          <table:table-cell office:value-type="float" office:value="3285" table:style-name="ce6">
            <text:p>3,285<text:s/></text:p>
          </table:table-cell>
          <table:table-cell office:value-type="float" office:value="12602" table:style-name="ce6">
            <text:p>12,602<text:s/></text:p>
          </table:table-cell>
          <table:table-cell office:value-type="float" office:value="2494" table:style-name="ce6">
            <text:p>2,494<text:s/></text:p>
          </table:table-cell>
          <table:table-cell office:value-type="float" office:value="4288" table:style-name="ce6">
            <text:p>4,288<text:s/></text:p>
          </table:table-cell>
          <table:table-cell office:value-type="float" office:value="4170" table:style-name="ce6">
            <text:p>4,170<text:s/></text:p>
          </table:table-cell>
          <table:table-cell office:value-type="float" office:value="9184" table:style-name="ce6">
            <text:p>9,184<text:s/></text:p>
          </table:table-cell>
          <table:table-cell office:value-type="float" office:value="9364" table:style-name="ce6">
            <text:p>9,364<text:s/></text:p>
          </table:table-cell>
          <table:table-cell office:value-type="float" office:value="17042" table:style-name="ce6">
            <text:p>17,042<text:s/></text:p>
          </table:table-cell>
          <table:table-cell office:value-type="float" office:value="17065" table:style-name="ce6">
            <text:p>17,065<text:s/></text:p>
          </table:table-cell>
          <table:table-cell office:value-type="float" office:value="5374" table:style-name="ce6">
            <text:p>5,374<text:s/></text:p>
          </table:table-cell>
          <table:table-cell office:value-type="float" office:value="8357" table:style-name="ce6">
            <text:p>8,357<text:s/></text:p>
          </table:table-cell>
          <table:table-cell office:value-type="float" office:value="3013" table:style-name="ce6">
            <text:p>3,013<text:s/></text:p>
          </table:table-cell>
          <table:table-cell office:value-type="float" office:value="7994" table:style-name="ce6">
            <text:p>7,994<text:s/></text:p>
          </table:table-cell>
          <table:table-cell office:value-type="float" office:value="7995" table:style-name="ce6">
            <text:p>7,995<text:s/></text:p>
          </table:table-cell>
          <table:table-cell office:value-type="float" office:value="5758" table:style-name="ce6">
            <text:p>5,758<text:s/></text:p>
          </table:table-cell>
          <table:table-cell office:value-type="float" office:value="26903" table:style-name="ce6">
            <text:p>26,903<text:s/></text:p>
          </table:table-cell>
          <table:table-cell office:value-type="float" office:value="2747" table:style-name="ce6">
            <text:p>2,747<text:s/></text:p>
          </table:table-cell>
          <table:table-cell office:value-type="float" office:value="12237" table:style-name="ce6">
            <text:p>12,237<text:s/></text:p>
          </table:table-cell>
          <table:table-cell office:value-type="float" office:value="11675" table:style-name="ce6">
            <text:p>11,675<text:s/></text:p>
          </table:table-cell>
          <table:table-cell office:value-type="float" office:value="14980" table:style-name="ce6">
            <text:p>14,980<text:s/></text:p>
          </table:table-cell>
          <table:table-cell office:value-type="float" office:value="22523" table:style-name="ce6">
            <text:p>22,523<text:s/></text:p>
          </table:table-cell>
          <table:table-cell office:value-type="float" office:value="15354" table:style-name="ce6">
            <text:p>15,354<text:s/></text:p>
          </table:table-cell>
          <table:table-cell office:value-type="float" office:value="9489" table:style-name="ce6">
            <text:p>9,489<text:s/></text:p>
          </table:table-cell>
          <table:table-cell office:value-type="float" office:value="23153" table:style-name="ce6">
            <text:p>23,153<text:s/></text:p>
          </table:table-cell>
          <table:table-cell office:value-type="float" office:value="15395" table:style-name="ce6">
            <text:p>15,395<text:s/></text:p>
          </table:table-cell>
          <table:table-cell office:value-type="float" office:value="30506" table:style-name="ce6">
            <text:p>30,506<text:s/></text:p>
          </table:table-cell>
          <table:table-cell office:value-type="float" office:value="22019" table:style-name="ce6">
            <text:p>22,019<text:s/></text:p>
          </table:table-cell>
          <table:table-cell office:value-type="float" office:value="10805" table:style-name="ce6">
            <text:p>10,805<text:s/></text:p>
          </table:table-cell>
          <table:table-cell office:value-type="float" office:value="31139" table:style-name="ce6">
            <text:p>31,139<text:s/></text:p>
          </table:table-cell>
          <table:table-cell office:value-type="float" office:value="23115" table:style-name="ce6">
            <text:p>23,115<text:s/></text:p>
          </table:table-cell>
          <table:table-cell office:value-type="float" office:value="24191" table:style-name="ce6">
            <text:p>24,191<text:s/></text:p>
          </table:table-cell>
          <table:table-cell office:value-type="float" office:value="19627" table:style-name="ce6">
            <text:p>19,627<text:s/></text:p>
          </table:table-cell>
          <table:table-cell office:value-type="float" office:value="21736" table:style-name="ce6">
            <text:p>21,736<text:s/></text:p>
          </table:table-cell>
          <table:table-cell office:value-type="float" office:value="97158" table:style-name="ce6">
            <text:p>97,158<text:s/></text:p>
          </table:table-cell>
          <table:table-cell office:value-type="float" office:value="33575" table:style-name="ce6">
            <text:p>33,575<text:s/></text:p>
          </table:table-cell>
          <table:table-cell office:value-type="float" office:value="17653" table:style-name="ce6">
            <text:p>17,653<text:s/></text:p>
          </table:table-cell>
          <table:table-cell office:value-type="float" office:value="21985" table:style-name="ce6">
            <text:p>21,985<text:s/></text:p>
          </table:table-cell>
          <table:table-cell office:value-type="float" office:value="23623" table:style-name="ce6">
            <text:p>23,623<text:s/></text:p>
          </table:table-cell>
          <table:table-cell office:value-type="float" office:value="24226" table:style-name="ce6">
            <text:p>24,226<text:s/></text:p>
          </table:table-cell>
          <table:table-cell office:value-type="float" office:value="25114" table:style-name="ce6">
            <text:p>25,114<text:s/></text:p>
          </table:table-cell>
          <table:table-cell office:value-type="float" office:value="21459" table:style-name="ce6">
            <text:p>21,459<text:s/></text:p>
          </table:table-cell>
          <table:table-cell office:value-type="float" office:value="12430" table:style-name="ce6">
            <text:p>12,430<text:s/></text:p>
          </table:table-cell>
          <table:table-cell office:value-type="float" office:value="28500" table:style-name="ce6">
            <text:p>28,500<text:s/></text:p>
          </table:table-cell>
          <table:table-cell office:value-type="float" office:value="6970" table:style-name="ce6">
            <text:p>6,970<text:s/></text:p>
          </table:table-cell>
          <table:table-cell office:value-type="float" office:value="8706" table:style-name="ce6">
            <text:p>8,706<text:s/></text:p>
          </table:table-cell>
          <table:table-cell office:value-type="float" office:value="16975" table:style-name="ce6">
            <text:p>16,975<text:s/></text:p>
          </table:table-cell>
          <table:table-cell office:value-type="float" office:value="4513" table:style-name="ce6">
            <text:p>4,513<text:s/></text:p>
          </table:table-cell>
          <table:table-cell office:value-type="float" office:value="3550" table:style-name="ce6">
            <text:p>3,550<text:s/></text:p>
          </table:table-cell>
          <table:table-cell office:value-type="float" office:value="3166" table:style-name="ce6">
            <text:p>3,166<text:s/></text:p>
          </table:table-cell>
          <table:table-cell office:value-type="float" office:value="13365" table:style-name="ce6">
            <text:p>13,365<text:s/></text:p>
          </table:table-cell>
          <table:table-cell office:value-type="float" office:value="8728" table:style-name="ce6">
            <text:p>8,728<text:s/></text:p>
          </table:table-cell>
          <table:table-cell office:value-type="float" office:value="10412" table:style-name="ce6">
            <text:p>10,412<text:s/></text:p>
          </table:table-cell>
          <table:table-cell office:value-type="float" office:value="29500" table:style-name="ce6">
            <text:p>29,500<text:s/></text:p>
          </table:table-cell>
          <table:table-cell office:value-type="float" office:value="9208" table:style-name="ce6">
            <text:p>9,208<text:s/></text:p>
          </table:table-cell>
          <table:table-cell office:value-type="float" office:value="11774" table:style-name="ce6">
            <text:p>11,774<text:s/></text:p>
          </table:table-cell>
          <table:table-cell office:value-type="float" office:value="7441" table:style-name="ce6">
            <text:p>7,441<text:s/></text:p>
          </table:table-cell>
          <table:table-cell office:value-type="float" office:value="21108" table:style-name="ce6">
            <text:p>21,108<text:s/></text:p>
          </table:table-cell>
          <table:table-cell office:value-type="float" office:value="25067" table:style-name="ce6">
            <text:p>25,067<text:s/></text:p>
          </table:table-cell>
          <table:table-cell office:value-type="float" office:value="27245" table:style-name="ce6">
            <text:p>27,245<text:s/></text:p>
          </table:table-cell>
          <table:table-cell office:value-type="float" office:value="30589" table:style-name="ce6">
            <text:p>30,589<text:s/></text:p>
          </table:table-cell>
          <table:table-cell office:value-type="float" office:value="37505" table:style-name="ce6">
            <text:p>37,505<text:s/></text:p>
          </table:table-cell>
          <table:table-cell office:value-type="float" office:value="24047" table:style-name="ce6">
            <text:p>24,047<text:s/></text:p>
          </table:table-cell>
          <table:table-cell office:value-type="float" office:value="22913" table:style-name="ce6">
            <text:p>22,913<text:s/></text:p>
          </table:table-cell>
          <table:table-cell office:value-type="float" office:value="45822" table:style-name="ce6">
            <text:p>45,822<text:s/></text:p>
          </table:table-cell>
          <table:table-cell office:value-type="float" office:value="19981" table:style-name="ce6">
            <text:p>19,981<text:s/></text:p>
          </table:table-cell>
          <table:table-cell office:value-type="float" office:value="27375" table:style-name="ce6">
            <text:p>27,375<text:s/></text:p>
          </table:table-cell>
          <table:table-cell office:value-type="float" office:value="27923" table:style-name="ce6">
            <text:p>27,923<text:s/></text:p>
          </table:table-cell>
          <table:table-cell office:value-type="float" office:value="17031" table:style-name="ce6">
            <text:p>17,031<text:s/></text:p>
          </table:table-cell>
          <table:table-cell office:value-type="float" office:value="49901" table:style-name="ce6">
            <text:p>49,901<text:s/></text:p>
          </table:table-cell>
          <table:table-cell office:value-type="float" office:value="18587" table:style-name="ce6">
            <text:p>18,587<text:s/></text:p>
          </table:table-cell>
          <table:table-cell office:value-type="float" office:value="14918" table:style-name="ce6">
            <text:p>14,918<text:s/></text:p>
          </table:table-cell>
          <table:table-cell office:value-type="float" office:value="13130" table:style-name="ce6">
            <text:p>13,130<text:s/></text:p>
          </table:table-cell>
          <table:table-cell office:value-type="float" office:value="16947" table:style-name="ce6">
            <text:p>16,947<text:s/></text:p>
          </table:table-cell>
          <table:table-cell office:value-type="float" office:value="13432" table:style-name="ce6">
            <text:p>13,432<text:s/></text:p>
          </table:table-cell>
          <table:table-cell office:value-type="float" office:value="22074" table:style-name="ce6">
            <text:p>22,074<text:s/></text:p>
          </table:table-cell>
          <table:table-cell office:value-type="float" office:value="17246" table:style-name="ce6">
            <text:p>17,246<text:s/></text:p>
          </table:table-cell>
          <table:table-cell office:value-type="float" office:value="7361" table:style-name="ce6">
            <text:p>7,361<text:s/></text:p>
          </table:table-cell>
          <table:table-cell office:value-type="float" office:value="10324" table:style-name="ce6">
            <text:p>10,324<text:s/></text:p>
          </table:table-cell>
          <table:table-cell office:value-type="float" office:value="34442" table:style-name="ce6">
            <text:p>34,442<text:s/></text:p>
          </table:table-cell>
          <table:table-cell office:value-type="float" office:value="20334" table:style-name="ce6">
            <text:p>20,334<text:s/></text:p>
          </table:table-cell>
          <table:table-cell office:value-type="float" office:value="22239" table:style-name="ce6">
            <text:p>22,239<text:s/></text:p>
          </table:table-cell>
          <table:table-cell office:value-type="float" office:value="21584" table:style-name="ce6">
            <text:p>21,584<text:s/></text:p>
          </table:table-cell>
          <table:table-cell office:value-type="float" office:value="12592" table:style-name="ce6">
            <text:p>12,592<text:s/></text:p>
          </table:table-cell>
          <table:table-cell office:value-type="float" office:value="10164" table:style-name="ce6">
            <text:p>10,164<text:s/></text:p>
          </table:table-cell>
          <table:table-cell office:value-type="float" office:value="5629" table:style-name="ce6">
            <text:p>5,629<text:s/></text:p>
          </table:table-cell>
          <table:table-cell office:value-type="float" office:value="4993" table:style-name="ce6">
            <text:p>4,993<text:s/></text:p>
          </table:table-cell>
          <table:table-cell office:value-type="float" office:value="5907" table:style-name="ce6">
            <text:p>5,907<text:s/></text:p>
          </table:table-cell>
          <table:table-cell office:value-type="float" office:value="9729" table:style-name="ce6">
            <text:p>9,729<text:s/></text:p>
          </table:table-cell>
          <table:table-cell office:value-type="float" office:value="8726" table:style-name="ce6">
            <text:p>8,726<text:s/></text:p>
          </table:table-cell>
          <table:table-cell office:value-type="float" office:value="11857" table:style-name="ce6">
            <text:p>11,857<text:s/></text:p>
          </table:table-cell>
          <table:table-cell office:value-type="float" office:value="15977" table:style-name="ce6">
            <text:p>15,977<text:s/></text:p>
          </table:table-cell>
          <table:table-cell office:value-type="float" office:value="26758" table:style-name="ce6">
            <text:p>26,758<text:s/></text:p>
          </table:table-cell>
          <table:table-cell office:value-type="float" office:value="20294" table:style-name="ce6">
            <text:p>20,294<text:s/></text:p>
          </table:table-cell>
          <table:table-cell office:value-type="float" office:value="13983" table:style-name="ce6">
            <text:p>13,983<text:s/></text:p>
          </table:table-cell>
          <table:table-cell office:value-type="float" office:value="11045" table:style-name="ce6">
            <text:p>11,045<text:s/></text:p>
          </table:table-cell>
          <table:table-cell office:value-type="float" office:value="11105" table:style-name="ce6">
            <text:p>11,105<text:s/></text:p>
          </table:table-cell>
          <table:table-cell office:value-type="float" office:value="11760" table:style-name="ce6">
            <text:p>11,760<text:s/></text:p>
          </table:table-cell>
          <table:table-cell office:value-type="float" office:value="10840" table:style-name="ce6">
            <text:p>10,840<text:s/></text:p>
          </table:table-cell>
          <table:table-cell office:value-type="float" office:value="11476" table:style-name="ce6">
            <text:p>11,476<text:s/></text:p>
          </table:table-cell>
          <table:table-cell office:value-type="float" office:value="9823" table:style-name="ce6">
            <text:p>9,823<text:s/></text:p>
          </table:table-cell>
          <table:table-cell office:value-type="float" office:value="1339" table:style-name="ce6">
            <text:p>1,339<text:s/></text:p>
          </table:table-cell>
          <table:table-cell office:value-type="float" office:value="2051" table:style-name="ce6">
            <text:p>2,051<text:s/></text:p>
          </table:table-cell>
          <table:table-cell office:value-type="float" office:value="3175" table:style-name="ce6">
            <text:p>3,175<text:s/></text:p>
          </table:table-cell>
          <table:table-cell office:value-type="float" office:value="4164" table:style-name="ce6">
            <text:p>4,164<text:s/></text:p>
          </table:table-cell>
          <table:table-cell office:value-type="float" office:value="2153" table:style-name="ce6">
            <text:p>2,153<text:s/></text:p>
          </table:table-cell>
          <table:table-cell office:value-type="float" office:value="3211" table:style-name="ce6">
            <text:p>3,211<text:s/></text:p>
          </table:table-cell>
          <table:table-cell office:value-type="float" office:value="2738" table:style-name="ce6">
            <text:p>2,738<text:s/></text:p>
          </table:table-cell>
          <table:table-cell office:value-type="float" office:value="6586" table:style-name="ce6">
            <text:p>6,586<text:s/></text:p>
          </table:table-cell>
          <table:table-cell office:value-type="float" office:value="2022" table:style-name="ce6">
            <text:p>2,022<text:s/></text:p>
          </table:table-cell>
          <table:table-cell office:value-type="float" office:value="3178" table:style-name="ce6">
            <text:p>3,178<text:s/></text:p>
          </table:table-cell>
          <table:table-cell office:value-type="float" office:value="3772" table:style-name="ce6">
            <text:p>3,772<text:s/></text:p>
          </table:table-cell>
          <table:table-cell table:number-columns-repeated="16264"/>
        </table:table-row>
        <table:table-row table:style-name="ro2">
          <table:table-cell office:value-type="date" office:date-value="2021-05-13T00:00:00" table:style-name="ce5">
            <text:p>2021/5/13</text:p>
          </table:table-cell>
          <table:table-cell office:value-type="float" office:value="3641" table:style-name="ce6">
            <text:p>3,641<text:s/></text:p>
          </table:table-cell>
          <table:table-cell office:value-type="float" office:value="12418" table:style-name="ce6">
            <text:p>12,418<text:s/></text:p>
          </table:table-cell>
          <table:table-cell office:value-type="float" office:value="34260" table:style-name="ce6">
            <text:p>34,260<text:s/></text:p>
          </table:table-cell>
          <table:table-cell office:value-type="float" office:value="28878" table:style-name="ce6">
            <text:p>28,878<text:s/></text:p>
          </table:table-cell>
          <table:table-cell office:value-type="float" office:value="22325" table:style-name="ce6">
            <text:p>22,325<text:s/></text:p>
          </table:table-cell>
          <table:table-cell office:value-type="float" office:value="12286" table:style-name="ce6">
            <text:p>12,286<text:s/></text:p>
          </table:table-cell>
          <table:table-cell office:value-type="float" office:value="10012" table:style-name="ce6">
            <text:p>10,012<text:s/></text:p>
          </table:table-cell>
          <table:table-cell office:value-type="float" office:value="3705" table:style-name="ce6">
            <text:p>3,705<text:s/></text:p>
          </table:table-cell>
          <table:table-cell office:value-type="float" office:value="3053" table:style-name="ce6">
            <text:p>3,053<text:s/></text:p>
          </table:table-cell>
          <table:table-cell office:value-type="float" office:value="11674" table:style-name="ce6">
            <text:p>11,674<text:s/></text:p>
          </table:table-cell>
          <table:table-cell office:value-type="float" office:value="2311" table:style-name="ce6">
            <text:p>2,311<text:s/></text:p>
          </table:table-cell>
          <table:table-cell office:value-type="float" office:value="3928" table:style-name="ce6">
            <text:p>3,928<text:s/></text:p>
          </table:table-cell>
          <table:table-cell office:value-type="float" office:value="3791" table:style-name="ce6">
            <text:p>3,791<text:s/></text:p>
          </table:table-cell>
          <table:table-cell office:value-type="float" office:value="8516" table:style-name="ce6">
            <text:p>8,516<text:s/></text:p>
          </table:table-cell>
          <table:table-cell office:value-type="float" office:value="8758" table:style-name="ce6">
            <text:p>8,758<text:s/></text:p>
          </table:table-cell>
          <table:table-cell office:value-type="float" office:value="16108" table:style-name="ce6">
            <text:p>16,108<text:s/></text:p>
          </table:table-cell>
          <table:table-cell office:value-type="float" office:value="16600" table:style-name="ce6">
            <text:p>16,600<text:s/></text:p>
          </table:table-cell>
          <table:table-cell office:value-type="float" office:value="5190" table:style-name="ce6">
            <text:p>5,190<text:s/></text:p>
          </table:table-cell>
          <table:table-cell office:value-type="float" office:value="7841" table:style-name="ce6">
            <text:p>7,841<text:s/></text:p>
          </table:table-cell>
          <table:table-cell office:value-type="float" office:value="2778" table:style-name="ce6">
            <text:p>2,778<text:s/></text:p>
          </table:table-cell>
          <table:table-cell office:value-type="float" office:value="7362" table:style-name="ce6">
            <text:p>7,362<text:s/></text:p>
          </table:table-cell>
          <table:table-cell office:value-type="float" office:value="7448" table:style-name="ce6">
            <text:p>7,448<text:s/></text:p>
          </table:table-cell>
          <table:table-cell office:value-type="float" office:value="5296" table:style-name="ce6">
            <text:p>5,296<text:s/></text:p>
          </table:table-cell>
          <table:table-cell office:value-type="float" office:value="26384" table:style-name="ce6">
            <text:p>26,384<text:s/></text:p>
          </table:table-cell>
          <table:table-cell office:value-type="float" office:value="2234" table:style-name="ce6">
            <text:p>2,234<text:s/></text:p>
          </table:table-cell>
          <table:table-cell office:value-type="float" office:value="11197" table:style-name="ce6">
            <text:p>11,197<text:s/></text:p>
          </table:table-cell>
          <table:table-cell office:value-type="float" office:value="10693" table:style-name="ce6">
            <text:p>10,693<text:s/></text:p>
          </table:table-cell>
          <table:table-cell office:value-type="float" office:value="14049" table:style-name="ce6">
            <text:p>14,049<text:s/></text:p>
          </table:table-cell>
          <table:table-cell office:value-type="float" office:value="20730" table:style-name="ce6">
            <text:p>20,730<text:s/></text:p>
          </table:table-cell>
          <table:table-cell office:value-type="float" office:value="14405" table:style-name="ce6">
            <text:p>14,405<text:s/></text:p>
          </table:table-cell>
          <table:table-cell office:value-type="float" office:value="8804" table:style-name="ce6">
            <text:p>8,804<text:s/></text:p>
          </table:table-cell>
          <table:table-cell office:value-type="float" office:value="21907" table:style-name="ce6">
            <text:p>21,907<text:s/></text:p>
          </table:table-cell>
          <table:table-cell office:value-type="float" office:value="14472" table:style-name="ce6">
            <text:p>14,472<text:s/></text:p>
          </table:table-cell>
          <table:table-cell office:value-type="float" office:value="27914" table:style-name="ce6">
            <text:p>27,914<text:s/></text:p>
          </table:table-cell>
          <table:table-cell office:value-type="float" office:value="20991" table:style-name="ce6">
            <text:p>20,991<text:s/></text:p>
          </table:table-cell>
          <table:table-cell office:value-type="float" office:value="10031" table:style-name="ce6">
            <text:p>10,031<text:s/></text:p>
          </table:table-cell>
          <table:table-cell office:value-type="float" office:value="29073" table:style-name="ce6">
            <text:p>29,073<text:s/></text:p>
          </table:table-cell>
          <table:table-cell office:value-type="float" office:value="21582" table:style-name="ce6">
            <text:p>21,582<text:s/></text:p>
          </table:table-cell>
          <table:table-cell office:value-type="float" office:value="22587" table:style-name="ce6">
            <text:p>22,587<text:s/></text:p>
          </table:table-cell>
          <table:table-cell office:value-type="float" office:value="18610" table:style-name="ce6">
            <text:p>18,610<text:s/></text:p>
          </table:table-cell>
          <table:table-cell office:value-type="float" office:value="20590" table:style-name="ce6">
            <text:p>20,590<text:s/></text:p>
          </table:table-cell>
          <table:table-cell office:value-type="float" office:value="80601" table:style-name="ce6">
            <text:p>80,601<text:s/></text:p>
          </table:table-cell>
          <table:table-cell office:value-type="float" office:value="30873" table:style-name="ce6">
            <text:p>30,873<text:s/></text:p>
          </table:table-cell>
          <table:table-cell office:value-type="float" office:value="16218" table:style-name="ce6">
            <text:p>16,218<text:s/></text:p>
          </table:table-cell>
          <table:table-cell office:value-type="float" office:value="20553" table:style-name="ce6">
            <text:p>20,553<text:s/></text:p>
          </table:table-cell>
          <table:table-cell office:value-type="float" office:value="21094" table:style-name="ce6">
            <text:p>21,094<text:s/></text:p>
          </table:table-cell>
          <table:table-cell office:value-type="float" office:value="22256" table:style-name="ce6">
            <text:p>22,256<text:s/></text:p>
          </table:table-cell>
          <table:table-cell office:value-type="float" office:value="22957" table:style-name="ce6">
            <text:p>22,957<text:s/></text:p>
          </table:table-cell>
          <table:table-cell office:value-type="float" office:value="20048" table:style-name="ce6">
            <text:p>20,048<text:s/></text:p>
          </table:table-cell>
          <table:table-cell office:value-type="float" office:value="11473" table:style-name="ce6">
            <text:p>11,473<text:s/></text:p>
          </table:table-cell>
          <table:table-cell office:value-type="float" office:value="25975" table:style-name="ce6">
            <text:p>25,975<text:s/></text:p>
          </table:table-cell>
          <table:table-cell office:value-type="float" office:value="6552" table:style-name="ce6">
            <text:p>6,552<text:s/></text:p>
          </table:table-cell>
          <table:table-cell office:value-type="float" office:value="8107" table:style-name="ce6">
            <text:p>8,107<text:s/></text:p>
          </table:table-cell>
          <table:table-cell office:value-type="float" office:value="15512" table:style-name="ce6">
            <text:p>15,512<text:s/></text:p>
          </table:table-cell>
          <table:table-cell office:value-type="float" office:value="3627" table:style-name="ce6">
            <text:p>3,627<text:s/></text:p>
          </table:table-cell>
          <table:table-cell office:value-type="float" office:value="3307" table:style-name="ce6">
            <text:p>3,307<text:s/></text:p>
          </table:table-cell>
          <table:table-cell office:value-type="float" office:value="3023" table:style-name="ce6">
            <text:p>3,023<text:s/></text:p>
          </table:table-cell>
          <table:table-cell office:value-type="float" office:value="11477" table:style-name="ce6">
            <text:p>11,477<text:s/></text:p>
          </table:table-cell>
          <table:table-cell office:value-type="float" office:value="8117" table:style-name="ce6">
            <text:p>8,117<text:s/></text:p>
          </table:table-cell>
          <table:table-cell office:value-type="float" office:value="9777" table:style-name="ce6">
            <text:p>9,777<text:s/></text:p>
          </table:table-cell>
          <table:table-cell office:value-type="float" office:value="27290" table:style-name="ce6">
            <text:p>27,290<text:s/></text:p>
          </table:table-cell>
          <table:table-cell office:value-type="float" office:value="8770" table:style-name="ce6">
            <text:p>8,770<text:s/></text:p>
          </table:table-cell>
          <table:table-cell office:value-type="float" office:value="10671" table:style-name="ce6">
            <text:p>10,671<text:s/></text:p>
          </table:table-cell>
          <table:table-cell office:value-type="float" office:value="6908" table:style-name="ce6">
            <text:p>6,908<text:s/></text:p>
          </table:table-cell>
          <table:table-cell office:value-type="float" office:value="19829" table:style-name="ce6">
            <text:p>19,829<text:s/></text:p>
          </table:table-cell>
          <table:table-cell office:value-type="float" office:value="23804" table:style-name="ce6">
            <text:p>23,804<text:s/></text:p>
          </table:table-cell>
          <table:table-cell office:value-type="float" office:value="25551" table:style-name="ce6">
            <text:p>25,551<text:s/></text:p>
          </table:table-cell>
          <table:table-cell office:value-type="float" office:value="32444" table:style-name="ce6">
            <text:p>32,444<text:s/></text:p>
          </table:table-cell>
          <table:table-cell office:value-type="float" office:value="34659" table:style-name="ce6">
            <text:p>34,659<text:s/></text:p>
          </table:table-cell>
          <table:table-cell office:value-type="float" office:value="22218" table:style-name="ce6">
            <text:p>22,218<text:s/></text:p>
          </table:table-cell>
          <table:table-cell office:value-type="float" office:value="22581" table:style-name="ce6">
            <text:p>22,581<text:s/></text:p>
          </table:table-cell>
          <table:table-cell office:value-type="float" office:value="40165" table:style-name="ce6">
            <text:p>40,165<text:s/></text:p>
          </table:table-cell>
          <table:table-cell office:value-type="float" office:value="18735" table:style-name="ce6">
            <text:p>18,735<text:s/></text:p>
          </table:table-cell>
          <table:table-cell office:value-type="float" office:value="25723" table:style-name="ce6">
            <text:p>25,723<text:s/></text:p>
          </table:table-cell>
          <table:table-cell office:value-type="float" office:value="25617" table:style-name="ce6">
            <text:p>25,617<text:s/></text:p>
          </table:table-cell>
          <table:table-cell office:value-type="float" office:value="15414" table:style-name="ce6">
            <text:p>15,414<text:s/></text:p>
          </table:table-cell>
          <table:table-cell office:value-type="float" office:value="45611" table:style-name="ce6">
            <text:p>45,611<text:s/></text:p>
          </table:table-cell>
          <table:table-cell office:value-type="float" office:value="17542" table:style-name="ce6">
            <text:p>17,542<text:s/></text:p>
          </table:table-cell>
          <table:table-cell office:value-type="float" office:value="13689" table:style-name="ce6">
            <text:p>13,689<text:s/></text:p>
          </table:table-cell>
          <table:table-cell office:value-type="float" office:value="12387" table:style-name="ce6">
            <text:p>12,387<text:s/></text:p>
          </table:table-cell>
          <table:table-cell office:value-type="float" office:value="19318" table:style-name="ce6">
            <text:p>19,318<text:s/></text:p>
          </table:table-cell>
          <table:table-cell office:value-type="float" office:value="12370" table:style-name="ce6">
            <text:p>12,370<text:s/></text:p>
          </table:table-cell>
          <table:table-cell office:value-type="float" office:value="20508" table:style-name="ce6">
            <text:p>20,508<text:s/></text:p>
          </table:table-cell>
          <table:table-cell office:value-type="float" office:value="16110" table:style-name="ce6">
            <text:p>16,110<text:s/></text:p>
          </table:table-cell>
          <table:table-cell office:value-type="float" office:value="7029" table:style-name="ce6">
            <text:p>7,029<text:s/></text:p>
          </table:table-cell>
          <table:table-cell office:value-type="float" office:value="9482" table:style-name="ce6">
            <text:p>9,482<text:s/></text:p>
          </table:table-cell>
          <table:table-cell office:value-type="float" office:value="31860" table:style-name="ce6">
            <text:p>31,860<text:s/></text:p>
          </table:table-cell>
          <table:table-cell office:value-type="float" office:value="18649" table:style-name="ce6">
            <text:p>18,649<text:s/></text:p>
          </table:table-cell>
          <table:table-cell office:value-type="float" office:value="20744" table:style-name="ce6">
            <text:p>20,744<text:s/></text:p>
          </table:table-cell>
          <table:table-cell office:value-type="float" office:value="19011" table:style-name="ce6">
            <text:p>19,011<text:s/></text:p>
          </table:table-cell>
          <table:table-cell office:value-type="float" office:value="12185" table:style-name="ce6">
            <text:p>12,185<text:s/></text:p>
          </table:table-cell>
          <table:table-cell office:value-type="float" office:value="9485" table:style-name="ce6">
            <text:p>9,485<text:s/></text:p>
          </table:table-cell>
          <table:table-cell office:value-type="float" office:value="5318" table:style-name="ce6">
            <text:p>5,318<text:s/></text:p>
          </table:table-cell>
          <table:table-cell office:value-type="float" office:value="4788" table:style-name="ce6">
            <text:p>4,788<text:s/></text:p>
          </table:table-cell>
          <table:table-cell office:value-type="float" office:value="5450" table:style-name="ce6">
            <text:p>5,450<text:s/></text:p>
          </table:table-cell>
          <table:table-cell office:value-type="float" office:value="8962" table:style-name="ce6">
            <text:p>8,962<text:s/></text:p>
          </table:table-cell>
          <table:table-cell office:value-type="float" office:value="7877" table:style-name="ce6">
            <text:p>7,877<text:s/></text:p>
          </table:table-cell>
          <table:table-cell office:value-type="float" office:value="11102" table:style-name="ce6">
            <text:p>11,102<text:s/></text:p>
          </table:table-cell>
          <table:table-cell office:value-type="float" office:value="14808" table:style-name="ce6">
            <text:p>14,808<text:s/></text:p>
          </table:table-cell>
          <table:table-cell office:value-type="float" office:value="24044" table:style-name="ce6">
            <text:p>24,044<text:s/></text:p>
          </table:table-cell>
          <table:table-cell office:value-type="float" office:value="18892" table:style-name="ce6">
            <text:p>18,892<text:s/></text:p>
          </table:table-cell>
          <table:table-cell office:value-type="float" office:value="12756" table:style-name="ce6">
            <text:p>12,756<text:s/></text:p>
          </table:table-cell>
          <table:table-cell office:value-type="float" office:value="10438" table:style-name="ce6">
            <text:p>10,438<text:s/></text:p>
          </table:table-cell>
          <table:table-cell office:value-type="float" office:value="10218" table:style-name="ce6">
            <text:p>10,218<text:s/></text:p>
          </table:table-cell>
          <table:table-cell office:value-type="float" office:value="11212" table:style-name="ce6">
            <text:p>11,212<text:s/></text:p>
          </table:table-cell>
          <table:table-cell office:value-type="float" office:value="10236" table:style-name="ce6">
            <text:p>10,236<text:s/></text:p>
          </table:table-cell>
          <table:table-cell office:value-type="float" office:value="10741" table:style-name="ce6">
            <text:p>10,741<text:s/></text:p>
          </table:table-cell>
          <table:table-cell office:value-type="float" office:value="9230" table:style-name="ce6">
            <text:p>9,230<text:s/></text:p>
          </table:table-cell>
          <table:table-cell office:value-type="float" office:value="1199" table:style-name="ce6">
            <text:p>1,199<text:s/></text:p>
          </table:table-cell>
          <table:table-cell office:value-type="float" office:value="1983" table:style-name="ce6">
            <text:p>1,983<text:s/></text:p>
          </table:table-cell>
          <table:table-cell office:value-type="float" office:value="2932" table:style-name="ce6">
            <text:p>2,932<text:s/></text:p>
          </table:table-cell>
          <table:table-cell office:value-type="float" office:value="3905" table:style-name="ce6">
            <text:p>3,905<text:s/></text:p>
          </table:table-cell>
          <table:table-cell office:value-type="float" office:value="2106" table:style-name="ce6">
            <text:p>2,106<text:s/></text:p>
          </table:table-cell>
          <table:table-cell office:value-type="float" office:value="3128" table:style-name="ce6">
            <text:p>3,128<text:s/></text:p>
          </table:table-cell>
          <table:table-cell office:value-type="float" office:value="2581" table:style-name="ce6">
            <text:p>2,581<text:s/></text:p>
          </table:table-cell>
          <table:table-cell office:value-type="float" office:value="6044" table:style-name="ce6">
            <text:p>6,044<text:s/></text:p>
          </table:table-cell>
          <table:table-cell office:value-type="float" office:value="1864" table:style-name="ce6">
            <text:p>1,864<text:s/></text:p>
          </table:table-cell>
          <table:table-cell office:value-type="float" office:value="3045" table:style-name="ce6">
            <text:p>3,045<text:s/></text:p>
          </table:table-cell>
          <table:table-cell office:value-type="float" office:value="3589" table:style-name="ce6">
            <text:p>3,589<text:s/></text:p>
          </table:table-cell>
          <table:table-cell table:number-columns-repeated="16264"/>
        </table:table-row>
        <table:table-row table:style-name="ro2">
          <table:table-cell office:value-type="date" office:date-value="2021-05-14T00:00:00" table:style-name="ce5">
            <text:p>2021/5/14</text:p>
          </table:table-cell>
          <table:table-cell office:value-type="float" office:value="3847" table:style-name="ce6">
            <text:p>3,847<text:s/></text:p>
          </table:table-cell>
          <table:table-cell office:value-type="float" office:value="11871" table:style-name="ce6">
            <text:p>11,871<text:s/></text:p>
          </table:table-cell>
          <table:table-cell office:value-type="float" office:value="32877" table:style-name="ce6">
            <text:p>32,877<text:s/></text:p>
          </table:table-cell>
          <table:table-cell office:value-type="float" office:value="29559" table:style-name="ce6">
            <text:p>29,559<text:s/></text:p>
          </table:table-cell>
          <table:table-cell office:value-type="float" office:value="23008" table:style-name="ce6">
            <text:p>23,008<text:s/></text:p>
          </table:table-cell>
          <table:table-cell office:value-type="float" office:value="12312" table:style-name="ce6">
            <text:p>12,312<text:s/></text:p>
          </table:table-cell>
          <table:table-cell office:value-type="float" office:value="9900" table:style-name="ce6">
            <text:p>9,900<text:s/></text:p>
          </table:table-cell>
          <table:table-cell office:value-type="float" office:value="3757" table:style-name="ce6">
            <text:p>3,757<text:s/></text:p>
          </table:table-cell>
          <table:table-cell office:value-type="float" office:value="3027" table:style-name="ce6">
            <text:p>3,027<text:s/></text:p>
          </table:table-cell>
          <table:table-cell office:value-type="float" office:value="12236" table:style-name="ce6">
            <text:p>12,236<text:s/></text:p>
          </table:table-cell>
          <table:table-cell office:value-type="float" office:value="2309" table:style-name="ce6">
            <text:p>2,309<text:s/></text:p>
          </table:table-cell>
          <table:table-cell office:value-type="float" office:value="3974" table:style-name="ce6">
            <text:p>3,974<text:s/></text:p>
          </table:table-cell>
          <table:table-cell office:value-type="float" office:value="3776" table:style-name="ce6">
            <text:p>3,776<text:s/></text:p>
          </table:table-cell>
          <table:table-cell office:value-type="float" office:value="8871" table:style-name="ce6">
            <text:p>8,871<text:s/></text:p>
          </table:table-cell>
          <table:table-cell office:value-type="float" office:value="8625" table:style-name="ce6">
            <text:p>8,625<text:s/></text:p>
          </table:table-cell>
          <table:table-cell office:value-type="float" office:value="15014" table:style-name="ce6">
            <text:p>15,014<text:s/></text:p>
          </table:table-cell>
          <table:table-cell office:value-type="float" office:value="15618" table:style-name="ce6">
            <text:p>15,618<text:s/></text:p>
          </table:table-cell>
          <table:table-cell office:value-type="float" office:value="5626" table:style-name="ce6">
            <text:p>5,626<text:s/></text:p>
          </table:table-cell>
          <table:table-cell office:value-type="float" office:value="7784" table:style-name="ce6">
            <text:p>7,784<text:s/></text:p>
          </table:table-cell>
          <table:table-cell office:value-type="float" office:value="2802" table:style-name="ce6">
            <text:p>2,802<text:s/></text:p>
          </table:table-cell>
          <table:table-cell office:value-type="float" office:value="8008" table:style-name="ce6">
            <text:p>8,008<text:s/></text:p>
          </table:table-cell>
          <table:table-cell office:value-type="float" office:value="7710" table:style-name="ce6">
            <text:p>7,710<text:s/></text:p>
          </table:table-cell>
          <table:table-cell office:value-type="float" office:value="5099" table:style-name="ce6">
            <text:p>5,099<text:s/></text:p>
          </table:table-cell>
          <table:table-cell office:value-type="float" office:value="24834" table:style-name="ce6">
            <text:p>24,834<text:s/></text:p>
          </table:table-cell>
          <table:table-cell office:value-type="float" office:value="2248" table:style-name="ce6">
            <text:p>2,248<text:s/></text:p>
          </table:table-cell>
          <table:table-cell office:value-type="float" office:value="11102" table:style-name="ce6">
            <text:p>11,102<text:s/></text:p>
          </table:table-cell>
          <table:table-cell office:value-type="float" office:value="10442" table:style-name="ce6">
            <text:p>10,442<text:s/></text:p>
          </table:table-cell>
          <table:table-cell office:value-type="float" office:value="13838" table:style-name="ce6">
            <text:p>13,838<text:s/></text:p>
          </table:table-cell>
          <table:table-cell office:value-type="float" office:value="20725" table:style-name="ce6">
            <text:p>20,725<text:s/></text:p>
          </table:table-cell>
          <table:table-cell office:value-type="float" office:value="14304" table:style-name="ce6">
            <text:p>14,304<text:s/></text:p>
          </table:table-cell>
          <table:table-cell office:value-type="float" office:value="8890" table:style-name="ce6">
            <text:p>8,890<text:s/></text:p>
          </table:table-cell>
          <table:table-cell office:value-type="float" office:value="22492" table:style-name="ce6">
            <text:p>22,492<text:s/></text:p>
          </table:table-cell>
          <table:table-cell office:value-type="float" office:value="14479" table:style-name="ce6">
            <text:p>14,479<text:s/></text:p>
          </table:table-cell>
          <table:table-cell office:value-type="float" office:value="27453" table:style-name="ce6">
            <text:p>27,453<text:s/></text:p>
          </table:table-cell>
          <table:table-cell office:value-type="float" office:value="21452" table:style-name="ce6">
            <text:p>21,452<text:s/></text:p>
          </table:table-cell>
          <table:table-cell office:value-type="float" office:value="9209" table:style-name="ce6">
            <text:p>9,209<text:s/></text:p>
          </table:table-cell>
          <table:table-cell office:value-type="float" office:value="28801" table:style-name="ce6">
            <text:p>28,801<text:s/></text:p>
          </table:table-cell>
          <table:table-cell office:value-type="float" office:value="21301" table:style-name="ce6">
            <text:p>21,301<text:s/></text:p>
          </table:table-cell>
          <table:table-cell office:value-type="float" office:value="22568" table:style-name="ce6">
            <text:p>22,568<text:s/></text:p>
          </table:table-cell>
          <table:table-cell office:value-type="float" office:value="18124" table:style-name="ce6">
            <text:p>18,124<text:s/></text:p>
          </table:table-cell>
          <table:table-cell office:value-type="float" office:value="19920" table:style-name="ce6">
            <text:p>19,920<text:s/></text:p>
          </table:table-cell>
          <table:table-cell office:value-type="float" office:value="91067" table:style-name="ce6">
            <text:p>91,067<text:s/></text:p>
          </table:table-cell>
          <table:table-cell office:value-type="float" office:value="31938" table:style-name="ce6">
            <text:p>31,938<text:s/></text:p>
          </table:table-cell>
          <table:table-cell office:value-type="float" office:value="15894" table:style-name="ce6">
            <text:p>15,894<text:s/></text:p>
          </table:table-cell>
          <table:table-cell office:value-type="float" office:value="20611" table:style-name="ce6">
            <text:p>20,611<text:s/></text:p>
          </table:table-cell>
          <table:table-cell office:value-type="float" office:value="21165" table:style-name="ce6">
            <text:p>21,165<text:s/></text:p>
          </table:table-cell>
          <table:table-cell office:value-type="float" office:value="21820" table:style-name="ce6">
            <text:p>21,820<text:s/></text:p>
          </table:table-cell>
          <table:table-cell office:value-type="float" office:value="24353" table:style-name="ce6">
            <text:p>24,353<text:s/></text:p>
          </table:table-cell>
          <table:table-cell office:value-type="float" office:value="20037" table:style-name="ce6">
            <text:p>20,037<text:s/></text:p>
          </table:table-cell>
          <table:table-cell office:value-type="float" office:value="11152" table:style-name="ce6">
            <text:p>11,152<text:s/></text:p>
          </table:table-cell>
          <table:table-cell office:value-type="float" office:value="25829" table:style-name="ce6">
            <text:p>25,829<text:s/></text:p>
          </table:table-cell>
          <table:table-cell office:value-type="float" office:value="6429" table:style-name="ce6">
            <text:p>6,429<text:s/></text:p>
          </table:table-cell>
          <table:table-cell office:value-type="float" office:value="7787" table:style-name="ce6">
            <text:p>7,787<text:s/></text:p>
          </table:table-cell>
          <table:table-cell office:value-type="float" office:value="16144" table:style-name="ce6">
            <text:p>16,144<text:s/></text:p>
          </table:table-cell>
          <table:table-cell office:value-type="float" office:value="3771" table:style-name="ce6">
            <text:p>3,771<text:s/></text:p>
          </table:table-cell>
          <table:table-cell office:value-type="float" office:value="3322" table:style-name="ce6">
            <text:p>3,322<text:s/></text:p>
          </table:table-cell>
          <table:table-cell office:value-type="float" office:value="2973" table:style-name="ce6">
            <text:p>2,973<text:s/></text:p>
          </table:table-cell>
          <table:table-cell office:value-type="float" office:value="11172" table:style-name="ce6">
            <text:p>11,172<text:s/></text:p>
          </table:table-cell>
          <table:table-cell office:value-type="float" office:value="8132" table:style-name="ce6">
            <text:p>8,132<text:s/></text:p>
          </table:table-cell>
          <table:table-cell office:value-type="float" office:value="10469" table:style-name="ce6">
            <text:p>10,469<text:s/></text:p>
          </table:table-cell>
          <table:table-cell office:value-type="float" office:value="29233" table:style-name="ce6">
            <text:p>29,233<text:s/></text:p>
          </table:table-cell>
          <table:table-cell office:value-type="float" office:value="8393" table:style-name="ce6">
            <text:p>8,393<text:s/></text:p>
          </table:table-cell>
          <table:table-cell office:value-type="float" office:value="10492" table:style-name="ce6">
            <text:p>10,492<text:s/></text:p>
          </table:table-cell>
          <table:table-cell office:value-type="float" office:value="6831" table:style-name="ce6">
            <text:p>6,831<text:s/></text:p>
          </table:table-cell>
          <table:table-cell office:value-type="float" office:value="19170" table:style-name="ce6">
            <text:p>19,170<text:s/></text:p>
          </table:table-cell>
          <table:table-cell office:value-type="float" office:value="22532" table:style-name="ce6">
            <text:p>22,532<text:s/></text:p>
          </table:table-cell>
          <table:table-cell office:value-type="float" office:value="24881" table:style-name="ce6">
            <text:p>24,881<text:s/></text:p>
          </table:table-cell>
          <table:table-cell office:value-type="float" office:value="28520" table:style-name="ce6">
            <text:p>28,520<text:s/></text:p>
          </table:table-cell>
          <table:table-cell office:value-type="float" office:value="33865" table:style-name="ce6">
            <text:p>33,865<text:s/></text:p>
          </table:table-cell>
          <table:table-cell office:value-type="float" office:value="21674" table:style-name="ce6">
            <text:p>21,674<text:s/></text:p>
          </table:table-cell>
          <table:table-cell office:value-type="float" office:value="15557" table:style-name="ce6">
            <text:p>15,557<text:s/></text:p>
          </table:table-cell>
          <table:table-cell office:value-type="float" office:value="39267" table:style-name="ce6">
            <text:p>39,267<text:s/></text:p>
          </table:table-cell>
          <table:table-cell office:value-type="float" office:value="18477" table:style-name="ce6">
            <text:p>18,477<text:s/></text:p>
          </table:table-cell>
          <table:table-cell office:value-type="float" office:value="25556" table:style-name="ce6">
            <text:p>25,556<text:s/></text:p>
          </table:table-cell>
          <table:table-cell office:value-type="float" office:value="25276" table:style-name="ce6">
            <text:p>25,276<text:s/></text:p>
          </table:table-cell>
          <table:table-cell office:value-type="float" office:value="15378" table:style-name="ce6">
            <text:p>15,378<text:s/></text:p>
          </table:table-cell>
          <table:table-cell office:value-type="float" office:value="45617" table:style-name="ce6">
            <text:p>45,617<text:s/></text:p>
          </table:table-cell>
          <table:table-cell office:value-type="float" office:value="17702" table:style-name="ce6">
            <text:p>17,702<text:s/></text:p>
          </table:table-cell>
          <table:table-cell office:value-type="float" office:value="13727" table:style-name="ce6">
            <text:p>13,727<text:s/></text:p>
          </table:table-cell>
          <table:table-cell office:value-type="float" office:value="12601" table:style-name="ce6">
            <text:p>12,601<text:s/></text:p>
          </table:table-cell>
          <table:table-cell office:value-type="float" office:value="15772" table:style-name="ce6">
            <text:p>15,772<text:s/></text:p>
          </table:table-cell>
          <table:table-cell office:value-type="float" office:value="12474" table:style-name="ce6">
            <text:p>12,474<text:s/></text:p>
          </table:table-cell>
          <table:table-cell office:value-type="float" office:value="20041" table:style-name="ce6">
            <text:p>20,041<text:s/></text:p>
          </table:table-cell>
          <table:table-cell office:value-type="float" office:value="15836" table:style-name="ce6">
            <text:p>15,836<text:s/></text:p>
          </table:table-cell>
          <table:table-cell office:value-type="float" office:value="7086" table:style-name="ce6">
            <text:p>7,086<text:s/></text:p>
          </table:table-cell>
          <table:table-cell office:value-type="float" office:value="9281" table:style-name="ce6">
            <text:p>9,281<text:s/></text:p>
          </table:table-cell>
          <table:table-cell office:value-type="float" office:value="31388" table:style-name="ce6">
            <text:p>31,388<text:s/></text:p>
          </table:table-cell>
          <table:table-cell office:value-type="float" office:value="18115" table:style-name="ce6">
            <text:p>18,115<text:s/></text:p>
          </table:table-cell>
          <table:table-cell office:value-type="float" office:value="19847" table:style-name="ce6">
            <text:p>19,847<text:s/></text:p>
          </table:table-cell>
          <table:table-cell office:value-type="float" office:value="19420" table:style-name="ce6">
            <text:p>19,420<text:s/></text:p>
          </table:table-cell>
          <table:table-cell office:value-type="float" office:value="12013" table:style-name="ce6">
            <text:p>12,013<text:s/></text:p>
          </table:table-cell>
          <table:table-cell office:value-type="float" office:value="9537" table:style-name="ce6">
            <text:p>9,537<text:s/></text:p>
          </table:table-cell>
          <table:table-cell office:value-type="float" office:value="5245" table:style-name="ce6">
            <text:p>5,245<text:s/></text:p>
          </table:table-cell>
          <table:table-cell office:value-type="float" office:value="4607" table:style-name="ce6">
            <text:p>4,607<text:s/></text:p>
          </table:table-cell>
          <table:table-cell office:value-type="float" office:value="5460" table:style-name="ce6">
            <text:p>5,460<text:s/></text:p>
          </table:table-cell>
          <table:table-cell office:value-type="float" office:value="8915" table:style-name="ce6">
            <text:p>8,915<text:s/></text:p>
          </table:table-cell>
          <table:table-cell office:value-type="float" office:value="7875" table:style-name="ce6">
            <text:p>7,875<text:s/></text:p>
          </table:table-cell>
          <table:table-cell office:value-type="float" office:value="11515" table:style-name="ce6">
            <text:p>11,515<text:s/></text:p>
          </table:table-cell>
          <table:table-cell office:value-type="float" office:value="14813" table:style-name="ce6">
            <text:p>14,813<text:s/></text:p>
          </table:table-cell>
          <table:table-cell office:value-type="float" office:value="23112" table:style-name="ce6">
            <text:p>23,112<text:s/></text:p>
          </table:table-cell>
          <table:table-cell office:value-type="float" office:value="18964" table:style-name="ce6">
            <text:p>18,964<text:s/></text:p>
          </table:table-cell>
          <table:table-cell office:value-type="float" office:value="12878" table:style-name="ce6">
            <text:p>12,878<text:s/></text:p>
          </table:table-cell>
          <table:table-cell office:value-type="float" office:value="10595" table:style-name="ce6">
            <text:p>10,595<text:s/></text:p>
          </table:table-cell>
          <table:table-cell office:value-type="float" office:value="10292" table:style-name="ce6">
            <text:p>10,292<text:s/></text:p>
          </table:table-cell>
          <table:table-cell office:value-type="float" office:value="10908" table:style-name="ce6">
            <text:p>10,908<text:s/></text:p>
          </table:table-cell>
          <table:table-cell office:value-type="float" office:value="10165" table:style-name="ce6">
            <text:p>10,165<text:s/></text:p>
          </table:table-cell>
          <table:table-cell office:value-type="float" office:value="10889" table:style-name="ce6">
            <text:p>10,889<text:s/></text:p>
          </table:table-cell>
          <table:table-cell office:value-type="float" office:value="9395" table:style-name="ce6">
            <text:p>9,395<text:s/></text:p>
          </table:table-cell>
          <table:table-cell office:value-type="float" office:value="1305" table:style-name="ce6">
            <text:p>1,305<text:s/></text:p>
          </table:table-cell>
          <table:table-cell office:value-type="float" office:value="1990" table:style-name="ce6">
            <text:p>1,990<text:s/></text:p>
          </table:table-cell>
          <table:table-cell office:value-type="float" office:value="2944" table:style-name="ce6">
            <text:p>2,944<text:s/></text:p>
          </table:table-cell>
          <table:table-cell office:value-type="float" office:value="3918" table:style-name="ce6">
            <text:p>3,918<text:s/></text:p>
          </table:table-cell>
          <table:table-cell office:value-type="float" office:value="1978" table:style-name="ce6">
            <text:p>1,978<text:s/></text:p>
          </table:table-cell>
          <table:table-cell office:value-type="float" office:value="2961" table:style-name="ce6">
            <text:p>2,961<text:s/></text:p>
          </table:table-cell>
          <table:table-cell office:value-type="float" office:value="2500" table:style-name="ce6">
            <text:p>2,500<text:s/></text:p>
          </table:table-cell>
          <table:table-cell office:value-type="float" office:value="6458" table:style-name="ce6">
            <text:p>6,458<text:s/></text:p>
          </table:table-cell>
          <table:table-cell office:value-type="float" office:value="1855" table:style-name="ce6">
            <text:p>1,855<text:s/></text:p>
          </table:table-cell>
          <table:table-cell office:value-type="float" office:value="3107" table:style-name="ce6">
            <text:p>3,107<text:s/></text:p>
          </table:table-cell>
          <table:table-cell office:value-type="float" office:value="3693" table:style-name="ce6">
            <text:p>3,693<text:s/></text:p>
          </table:table-cell>
          <table:table-cell table:number-columns-repeated="16264"/>
        </table:table-row>
        <table:table-row table:style-name="ro2">
          <table:table-cell office:value-type="date" office:date-value="2021-05-15T00:00:00" table:style-name="ce5">
            <text:p>2021/5/15</text:p>
          </table:table-cell>
          <table:table-cell office:value-type="float" office:value="1504" table:style-name="ce6">
            <text:p>1,504<text:s/></text:p>
          </table:table-cell>
          <table:table-cell office:value-type="float" office:value="3475" table:style-name="ce6">
            <text:p>3,475<text:s/></text:p>
          </table:table-cell>
          <table:table-cell office:value-type="float" office:value="7682" table:style-name="ce6">
            <text:p>7,682<text:s/></text:p>
          </table:table-cell>
          <table:table-cell office:value-type="float" office:value="13795" table:style-name="ce6">
            <text:p>13,795<text:s/></text:p>
          </table:table-cell>
          <table:table-cell office:value-type="float" office:value="7422" table:style-name="ce6">
            <text:p>7,422<text:s/></text:p>
          </table:table-cell>
          <table:table-cell office:value-type="float" office:value="3582" table:style-name="ce6">
            <text:p>3,582<text:s/></text:p>
          </table:table-cell>
          <table:table-cell office:value-type="float" office:value="3236" table:style-name="ce6">
            <text:p>3,236<text:s/></text:p>
          </table:table-cell>
          <table:table-cell office:value-type="float" office:value="1633" table:style-name="ce6">
            <text:p>1,633<text:s/></text:p>
          </table:table-cell>
          <table:table-cell office:value-type="float" office:value="993" table:style-name="ce6">
            <text:p>993<text:s/></text:p>
          </table:table-cell>
          <table:table-cell office:value-type="float" office:value="4047" table:style-name="ce6">
            <text:p>4,047<text:s/></text:p>
          </table:table-cell>
          <table:table-cell office:value-type="float" office:value="813" table:style-name="ce6">
            <text:p>813<text:s/></text:p>
          </table:table-cell>
          <table:table-cell office:value-type="float" office:value="1562" table:style-name="ce6">
            <text:p>1,562<text:s/></text:p>
          </table:table-cell>
          <table:table-cell office:value-type="float" office:value="939" table:style-name="ce6">
            <text:p>939<text:s/></text:p>
          </table:table-cell>
          <table:table-cell office:value-type="float" office:value="2542" table:style-name="ce6">
            <text:p>2,542<text:s/></text:p>
          </table:table-cell>
          <table:table-cell office:value-type="float" office:value="2886" table:style-name="ce6">
            <text:p>2,886<text:s/></text:p>
          </table:table-cell>
          <table:table-cell office:value-type="float" office:value="2217" table:style-name="ce6">
            <text:p>2,217<text:s/></text:p>
          </table:table-cell>
          <table:table-cell office:value-type="float" office:value="2885" table:style-name="ce6">
            <text:p>2,885<text:s/></text:p>
          </table:table-cell>
          <table:table-cell office:value-type="float" office:value="1686" table:style-name="ce6">
            <text:p>1,686<text:s/></text:p>
          </table:table-cell>
          <table:table-cell office:value-type="float" office:value="3146" table:style-name="ce6">
            <text:p>3,146<text:s/></text:p>
          </table:table-cell>
          <table:table-cell office:value-type="float" office:value="1107" table:style-name="ce6">
            <text:p>1,107<text:s/></text:p>
          </table:table-cell>
          <table:table-cell office:value-type="float" office:value="2334" table:style-name="ce6">
            <text:p>2,334<text:s/></text:p>
          </table:table-cell>
          <table:table-cell office:value-type="float" office:value="2481" table:style-name="ce6">
            <text:p>2,481<text:s/></text:p>
          </table:table-cell>
          <table:table-cell office:value-type="float" office:value="865" table:style-name="ce6">
            <text:p>865<text:s/></text:p>
          </table:table-cell>
          <table:table-cell office:value-type="float" office:value="6966" table:style-name="ce6">
            <text:p>6,966<text:s/></text:p>
          </table:table-cell>
          <table:table-cell office:value-type="float" office:value="949" table:style-name="ce6">
            <text:p>949<text:s/></text:p>
          </table:table-cell>
          <table:table-cell office:value-type="float" office:value="4569" table:style-name="ce6">
            <text:p>4,569<text:s/></text:p>
          </table:table-cell>
          <table:table-cell office:value-type="float" office:value="3759" table:style-name="ce6">
            <text:p>3,759<text:s/></text:p>
          </table:table-cell>
          <table:table-cell office:value-type="float" office:value="5215" table:style-name="ce6">
            <text:p>5,215<text:s/></text:p>
          </table:table-cell>
          <table:table-cell office:value-type="float" office:value="6742" table:style-name="ce6">
            <text:p>6,742<text:s/></text:p>
          </table:table-cell>
          <table:table-cell office:value-type="float" office:value="5505" table:style-name="ce6">
            <text:p>5,505<text:s/></text:p>
          </table:table-cell>
          <table:table-cell office:value-type="float" office:value="3584" table:style-name="ce6">
            <text:p>3,584<text:s/></text:p>
          </table:table-cell>
          <table:table-cell office:value-type="float" office:value="8139" table:style-name="ce6">
            <text:p>8,139<text:s/></text:p>
          </table:table-cell>
          <table:table-cell office:value-type="float" office:value="5553" table:style-name="ce6">
            <text:p>5,553<text:s/></text:p>
          </table:table-cell>
          <table:table-cell office:value-type="float" office:value="10022" table:style-name="ce6">
            <text:p>10,022<text:s/></text:p>
          </table:table-cell>
          <table:table-cell office:value-type="float" office:value="5351" table:style-name="ce6">
            <text:p>5,351<text:s/></text:p>
          </table:table-cell>
          <table:table-cell office:value-type="float" office:value="1496" table:style-name="ce6">
            <text:p>1,496<text:s/></text:p>
          </table:table-cell>
          <table:table-cell office:value-type="float" office:value="11297" table:style-name="ce6">
            <text:p>11,297<text:s/></text:p>
          </table:table-cell>
          <table:table-cell office:value-type="float" office:value="7627" table:style-name="ce6">
            <text:p>7,627<text:s/></text:p>
          </table:table-cell>
          <table:table-cell office:value-type="float" office:value="8053" table:style-name="ce6">
            <text:p>8,053<text:s/></text:p>
          </table:table-cell>
          <table:table-cell office:value-type="float" office:value="7109" table:style-name="ce6">
            <text:p>7,109<text:s/></text:p>
          </table:table-cell>
          <table:table-cell office:value-type="float" office:value="4457" table:style-name="ce6">
            <text:p>4,457<text:s/></text:p>
          </table:table-cell>
          <table:table-cell office:value-type="float" office:value="35808" table:style-name="ce6">
            <text:p>35,808<text:s/></text:p>
          </table:table-cell>
          <table:table-cell office:value-type="float" office:value="12591" table:style-name="ce6">
            <text:p>12,591<text:s/></text:p>
          </table:table-cell>
          <table:table-cell office:value-type="float" office:value="6374" table:style-name="ce6">
            <text:p>6,374<text:s/></text:p>
          </table:table-cell>
          <table:table-cell office:value-type="float" office:value="6807" table:style-name="ce6">
            <text:p>6,807<text:s/></text:p>
          </table:table-cell>
          <table:table-cell office:value-type="float" office:value="7126" table:style-name="ce6">
            <text:p>7,126<text:s/></text:p>
          </table:table-cell>
          <table:table-cell office:value-type="float" office:value="8199" table:style-name="ce6">
            <text:p>8,199<text:s/></text:p>
          </table:table-cell>
          <table:table-cell office:value-type="float" office:value="8905" table:style-name="ce6">
            <text:p>8,905<text:s/></text:p>
          </table:table-cell>
          <table:table-cell office:value-type="float" office:value="7636" table:style-name="ce6">
            <text:p>7,636<text:s/></text:p>
          </table:table-cell>
          <table:table-cell office:value-type="float" office:value="4160" table:style-name="ce6">
            <text:p>4,160<text:s/></text:p>
          </table:table-cell>
          <table:table-cell office:value-type="float" office:value="9828" table:style-name="ce6">
            <text:p>9,828<text:s/></text:p>
          </table:table-cell>
          <table:table-cell office:value-type="float" office:value="2653" table:style-name="ce6">
            <text:p>2,653<text:s/></text:p>
          </table:table-cell>
          <table:table-cell office:value-type="float" office:value="2495" table:style-name="ce6">
            <text:p>2,495<text:s/></text:p>
          </table:table-cell>
          <table:table-cell office:value-type="float" office:value="6803" table:style-name="ce6">
            <text:p>6,803<text:s/></text:p>
          </table:table-cell>
          <table:table-cell office:value-type="float" office:value="1514" table:style-name="ce6">
            <text:p>1,514<text:s/></text:p>
          </table:table-cell>
          <table:table-cell office:value-type="float" office:value="1344" table:style-name="ce6">
            <text:p>1,344<text:s/></text:p>
          </table:table-cell>
          <table:table-cell office:value-type="float" office:value="800" table:style-name="ce6">
            <text:p>800<text:s/></text:p>
          </table:table-cell>
          <table:table-cell office:value-type="float" office:value="3610" table:style-name="ce6">
            <text:p>3,610<text:s/></text:p>
          </table:table-cell>
          <table:table-cell office:value-type="float" office:value="3720" table:style-name="ce6">
            <text:p>3,720<text:s/></text:p>
          </table:table-cell>
          <table:table-cell office:value-type="float" office:value="3981" table:style-name="ce6">
            <text:p>3,981<text:s/></text:p>
          </table:table-cell>
          <table:table-cell office:value-type="float" office:value="11688" table:style-name="ce6">
            <text:p>11,688<text:s/></text:p>
          </table:table-cell>
          <table:table-cell office:value-type="float" office:value="2881" table:style-name="ce6">
            <text:p>2,881<text:s/></text:p>
          </table:table-cell>
          <table:table-cell office:value-type="float" office:value="3703" table:style-name="ce6">
            <text:p>3,703<text:s/></text:p>
          </table:table-cell>
          <table:table-cell office:value-type="float" office:value="2528" table:style-name="ce6">
            <text:p>2,528<text:s/></text:p>
          </table:table-cell>
          <table:table-cell office:value-type="float" office:value="6675" table:style-name="ce6">
            <text:p>6,675<text:s/></text:p>
          </table:table-cell>
          <table:table-cell office:value-type="float" office:value="7162" table:style-name="ce6">
            <text:p>7,162<text:s/></text:p>
          </table:table-cell>
          <table:table-cell office:value-type="float" office:value="9828" table:style-name="ce6">
            <text:p>9,828<text:s/></text:p>
          </table:table-cell>
          <table:table-cell office:value-type="float" office:value="9753" table:style-name="ce6">
            <text:p>9,753<text:s/></text:p>
          </table:table-cell>
          <table:table-cell office:value-type="float" office:value="11869" table:style-name="ce6">
            <text:p>11,869<text:s/></text:p>
          </table:table-cell>
          <table:table-cell office:value-type="float" office:value="7925" table:style-name="ce6">
            <text:p>7,925<text:s/></text:p>
          </table:table-cell>
          <table:table-cell office:value-type="float" office:value="5378" table:style-name="ce6">
            <text:p>5,378<text:s/></text:p>
          </table:table-cell>
          <table:table-cell office:value-type="float" office:value="14556" table:style-name="ce6">
            <text:p>14,556<text:s/></text:p>
          </table:table-cell>
          <table:table-cell office:value-type="float" office:value="4409" table:style-name="ce6">
            <text:p>4,409<text:s/></text:p>
          </table:table-cell>
          <table:table-cell office:value-type="float" office:value="8192" table:style-name="ce6">
            <text:p>8,192<text:s/></text:p>
          </table:table-cell>
          <table:table-cell office:value-type="float" office:value="8746" table:style-name="ce6">
            <text:p>8,746<text:s/></text:p>
          </table:table-cell>
          <table:table-cell office:value-type="float" office:value="5105" table:style-name="ce6">
            <text:p>5,105<text:s/></text:p>
          </table:table-cell>
          <table:table-cell office:value-type="float" office:value="15288" table:style-name="ce6">
            <text:p>15,288<text:s/></text:p>
          </table:table-cell>
          <table:table-cell office:value-type="float" office:value="6567" table:style-name="ce6">
            <text:p>6,567<text:s/></text:p>
          </table:table-cell>
          <table:table-cell office:value-type="float" office:value="5566" table:style-name="ce6">
            <text:p>5,566<text:s/></text:p>
          </table:table-cell>
          <table:table-cell office:value-type="float" office:value="3433" table:style-name="ce6">
            <text:p>3,433<text:s/></text:p>
          </table:table-cell>
          <table:table-cell office:value-type="float" office:value="5075" table:style-name="ce6">
            <text:p>5,075<text:s/></text:p>
          </table:table-cell>
          <table:table-cell office:value-type="float" office:value="3589" table:style-name="ce6">
            <text:p>3,589<text:s/></text:p>
          </table:table-cell>
          <table:table-cell office:value-type="float" office:value="5927" table:style-name="ce6">
            <text:p>5,927<text:s/></text:p>
          </table:table-cell>
          <table:table-cell office:value-type="float" office:value="4768" table:style-name="ce6">
            <text:p>4,768<text:s/></text:p>
          </table:table-cell>
          <table:table-cell office:value-type="float" office:value="2696" table:style-name="ce6">
            <text:p>2,696<text:s/></text:p>
          </table:table-cell>
          <table:table-cell office:value-type="float" office:value="2872" table:style-name="ce6">
            <text:p>2,872<text:s/></text:p>
          </table:table-cell>
          <table:table-cell office:value-type="float" office:value="6343" table:style-name="ce6">
            <text:p>6,343<text:s/></text:p>
          </table:table-cell>
          <table:table-cell office:value-type="float" office:value="4081" table:style-name="ce6">
            <text:p>4,081<text:s/></text:p>
          </table:table-cell>
          <table:table-cell office:value-type="float" office:value="5522" table:style-name="ce6">
            <text:p>5,522<text:s/></text:p>
          </table:table-cell>
          <table:table-cell office:value-type="float" office:value="5551" table:style-name="ce6">
            <text:p>5,551<text:s/></text:p>
          </table:table-cell>
          <table:table-cell office:value-type="float" office:value="3310" table:style-name="ce6">
            <text:p>3,310<text:s/></text:p>
          </table:table-cell>
          <table:table-cell office:value-type="float" office:value="2986" table:style-name="ce6">
            <text:p>2,986<text:s/></text:p>
          </table:table-cell>
          <table:table-cell office:value-type="float" office:value="1691" table:style-name="ce6">
            <text:p>1,691<text:s/></text:p>
          </table:table-cell>
          <table:table-cell office:value-type="float" office:value="1074" table:style-name="ce6">
            <text:p>1,074<text:s/></text:p>
          </table:table-cell>
          <table:table-cell office:value-type="float" office:value="1947" table:style-name="ce6">
            <text:p>1,947<text:s/></text:p>
          </table:table-cell>
          <table:table-cell office:value-type="float" office:value="3071" table:style-name="ce6">
            <text:p>3,071<text:s/></text:p>
          </table:table-cell>
          <table:table-cell office:value-type="float" office:value="3351" table:style-name="ce6">
            <text:p>3,351<text:s/></text:p>
          </table:table-cell>
          <table:table-cell office:value-type="float" office:value="4071" table:style-name="ce6">
            <text:p>4,071<text:s/></text:p>
          </table:table-cell>
          <table:table-cell office:value-type="float" office:value="4917" table:style-name="ce6">
            <text:p>4,917<text:s/></text:p>
          </table:table-cell>
          <table:table-cell office:value-type="float" office:value="6290" table:style-name="ce6">
            <text:p>6,290<text:s/></text:p>
          </table:table-cell>
          <table:table-cell office:value-type="float" office:value="7106" table:style-name="ce6">
            <text:p>7,106<text:s/></text:p>
          </table:table-cell>
          <table:table-cell office:value-type="float" office:value="4143" table:style-name="ce6">
            <text:p>4,143<text:s/></text:p>
          </table:table-cell>
          <table:table-cell office:value-type="float" office:value="3751" table:style-name="ce6">
            <text:p>3,751<text:s/></text:p>
          </table:table-cell>
          <table:table-cell office:value-type="float" office:value="3555" table:style-name="ce6">
            <text:p>3,555<text:s/></text:p>
          </table:table-cell>
          <table:table-cell office:value-type="float" office:value="3833" table:style-name="ce6">
            <text:p>3,833<text:s/></text:p>
          </table:table-cell>
          <table:table-cell office:value-type="float" office:value="4160" table:style-name="ce6">
            <text:p>4,160<text:s/></text:p>
          </table:table-cell>
          <table:table-cell office:value-type="float" office:value="3267" table:style-name="ce6">
            <text:p>3,267<text:s/></text:p>
          </table:table-cell>
          <table:table-cell office:value-type="float" office:value="3172" table:style-name="ce6">
            <text:p>3,172<text:s/></text:p>
          </table:table-cell>
          <table:table-cell office:value-type="float" office:value="353" table:style-name="ce6">
            <text:p>353<text:s/></text:p>
          </table:table-cell>
          <table:table-cell office:value-type="float" office:value="788" table:style-name="ce6">
            <text:p>788<text:s/></text:p>
          </table:table-cell>
          <table:table-cell office:value-type="float" office:value="1175" table:style-name="ce6">
            <text:p>1,175<text:s/></text:p>
          </table:table-cell>
          <table:table-cell office:value-type="float" office:value="1780" table:style-name="ce6">
            <text:p>1,780<text:s/></text:p>
          </table:table-cell>
          <table:table-cell office:value-type="float" office:value="442" table:style-name="ce6">
            <text:p>442<text:s/></text:p>
          </table:table-cell>
          <table:table-cell office:value-type="float" office:value="638" table:style-name="ce6">
            <text:p>638<text:s/></text:p>
          </table:table-cell>
          <table:table-cell office:value-type="float" office:value="805" table:style-name="ce6">
            <text:p>805<text:s/></text:p>
          </table:table-cell>
          <table:table-cell office:value-type="float" office:value="2370" table:style-name="ce6">
            <text:p>2,370<text:s/></text:p>
          </table:table-cell>
          <table:table-cell office:value-type="float" office:value="756" table:style-name="ce6">
            <text:p>756<text:s/></text:p>
          </table:table-cell>
          <table:table-cell office:value-type="float" office:value="1172" table:style-name="ce6">
            <text:p>1,172<text:s/></text:p>
          </table:table-cell>
          <table:table-cell office:value-type="float" office:value="1107" table:style-name="ce6">
            <text:p>1,107<text:s/></text:p>
          </table:table-cell>
          <table:table-cell table:number-columns-repeated="16264"/>
        </table:table-row>
        <table:table-row table:style-name="ro2">
          <table:table-cell office:value-type="date" office:date-value="2021-05-16T00:00:00" table:style-name="ce5">
            <text:p>2021/5/16</text:p>
          </table:table-cell>
          <table:table-cell office:value-type="float" office:value="1362" table:style-name="ce6">
            <text:p>1,362<text:s/></text:p>
          </table:table-cell>
          <table:table-cell office:value-type="float" office:value="1652" table:style-name="ce6">
            <text:p>1,652<text:s/></text:p>
          </table:table-cell>
          <table:table-cell office:value-type="float" office:value="3720" table:style-name="ce6">
            <text:p>3,720<text:s/></text:p>
          </table:table-cell>
          <table:table-cell office:value-type="float" office:value="7173" table:style-name="ce6">
            <text:p>7,173<text:s/></text:p>
          </table:table-cell>
          <table:table-cell office:value-type="float" office:value="3700" table:style-name="ce6">
            <text:p>3,700<text:s/></text:p>
          </table:table-cell>
          <table:table-cell office:value-type="float" office:value="1703" table:style-name="ce6">
            <text:p>1,703<text:s/></text:p>
          </table:table-cell>
          <table:table-cell office:value-type="float" office:value="1685" table:style-name="ce6">
            <text:p>1,685<text:s/></text:p>
          </table:table-cell>
          <table:table-cell office:value-type="float" office:value="835" table:style-name="ce6">
            <text:p>835<text:s/></text:p>
          </table:table-cell>
          <table:table-cell office:value-type="float" office:value="578" table:style-name="ce6">
            <text:p>578<text:s/></text:p>
          </table:table-cell>
          <table:table-cell office:value-type="float" office:value="2847" table:style-name="ce6">
            <text:p>2,847<text:s/></text:p>
          </table:table-cell>
          <table:table-cell office:value-type="float" office:value="423" table:style-name="ce6">
            <text:p>423<text:s/></text:p>
          </table:table-cell>
          <table:table-cell office:value-type="float" office:value="897" table:style-name="ce6">
            <text:p>897<text:s/></text:p>
          </table:table-cell>
          <table:table-cell office:value-type="float" office:value="440" table:style-name="ce6">
            <text:p>440<text:s/></text:p>
          </table:table-cell>
          <table:table-cell office:value-type="float" office:value="1173" table:style-name="ce6">
            <text:p>1,173<text:s/></text:p>
          </table:table-cell>
          <table:table-cell office:value-type="float" office:value="1610" table:style-name="ce6">
            <text:p>1,610<text:s/></text:p>
          </table:table-cell>
          <table:table-cell office:value-type="float" office:value="1168" table:style-name="ce6">
            <text:p>1,168<text:s/></text:p>
          </table:table-cell>
          <table:table-cell office:value-type="float" office:value="1553" table:style-name="ce6">
            <text:p>1,553<text:s/></text:p>
          </table:table-cell>
          <table:table-cell office:value-type="float" office:value="1031" table:style-name="ce6">
            <text:p>1,031<text:s/></text:p>
          </table:table-cell>
          <table:table-cell office:value-type="float" office:value="1620" table:style-name="ce6">
            <text:p>1,620<text:s/></text:p>
          </table:table-cell>
          <table:table-cell office:value-type="float" office:value="604" table:style-name="ce6">
            <text:p>604<text:s/></text:p>
          </table:table-cell>
          <table:table-cell office:value-type="float" office:value="1017" table:style-name="ce6">
            <text:p>1,017<text:s/></text:p>
          </table:table-cell>
          <table:table-cell office:value-type="float" office:value="1358" table:style-name="ce6">
            <text:p>1,358<text:s/></text:p>
          </table:table-cell>
          <table:table-cell office:value-type="float" office:value="464" table:style-name="ce6">
            <text:p>464<text:s/></text:p>
          </table:table-cell>
          <table:table-cell office:value-type="float" office:value="3974" table:style-name="ce6">
            <text:p>3,974<text:s/></text:p>
          </table:table-cell>
          <table:table-cell office:value-type="float" office:value="513" table:style-name="ce6">
            <text:p>513<text:s/></text:p>
          </table:table-cell>
          <table:table-cell office:value-type="float" office:value="2731" table:style-name="ce6">
            <text:p>2,731<text:s/></text:p>
          </table:table-cell>
          <table:table-cell office:value-type="float" office:value="2021" table:style-name="ce6">
            <text:p>2,021<text:s/></text:p>
          </table:table-cell>
          <table:table-cell office:value-type="float" office:value="2869" table:style-name="ce6">
            <text:p>2,869<text:s/></text:p>
          </table:table-cell>
          <table:table-cell office:value-type="float" office:value="3559" table:style-name="ce6">
            <text:p>3,559<text:s/></text:p>
          </table:table-cell>
          <table:table-cell office:value-type="float" office:value="3208" table:style-name="ce6">
            <text:p>3,208<text:s/></text:p>
          </table:table-cell>
          <table:table-cell office:value-type="float" office:value="1881" table:style-name="ce6">
            <text:p>1,881<text:s/></text:p>
          </table:table-cell>
          <table:table-cell office:value-type="float" office:value="3780" table:style-name="ce6">
            <text:p>3,780<text:s/></text:p>
          </table:table-cell>
          <table:table-cell office:value-type="float" office:value="2541" table:style-name="ce6">
            <text:p>2,541<text:s/></text:p>
          </table:table-cell>
          <table:table-cell office:value-type="float" office:value="4542" table:style-name="ce6">
            <text:p>4,542<text:s/></text:p>
          </table:table-cell>
          <table:table-cell office:value-type="float" office:value="2524" table:style-name="ce6">
            <text:p>2,524<text:s/></text:p>
          </table:table-cell>
          <table:table-cell office:value-type="float" office:value="743" table:style-name="ce6">
            <text:p>743<text:s/></text:p>
          </table:table-cell>
          <table:table-cell office:value-type="float" office:value="5946" table:style-name="ce6">
            <text:p>5,946<text:s/></text:p>
          </table:table-cell>
          <table:table-cell office:value-type="float" office:value="3915" table:style-name="ce6">
            <text:p>3,915<text:s/></text:p>
          </table:table-cell>
          <table:table-cell office:value-type="float" office:value="4314" table:style-name="ce6">
            <text:p>4,314<text:s/></text:p>
          </table:table-cell>
          <table:table-cell office:value-type="float" office:value="3895" table:style-name="ce6">
            <text:p>3,895<text:s/></text:p>
          </table:table-cell>
          <table:table-cell office:value-type="float" office:value="2292" table:style-name="ce6">
            <text:p>2,292<text:s/></text:p>
          </table:table-cell>
          <table:table-cell office:value-type="float" office:value="27499" table:style-name="ce6">
            <text:p>27,499<text:s/></text:p>
          </table:table-cell>
          <table:table-cell office:value-type="float" office:value="6454" table:style-name="ce6">
            <text:p>6,454<text:s/></text:p>
          </table:table-cell>
          <table:table-cell office:value-type="float" office:value="2698" table:style-name="ce6">
            <text:p>2,698<text:s/></text:p>
          </table:table-cell>
          <table:table-cell office:value-type="float" office:value="3710" table:style-name="ce6">
            <text:p>3,710<text:s/></text:p>
          </table:table-cell>
          <table:table-cell office:value-type="float" office:value="3963" table:style-name="ce6">
            <text:p>3,963<text:s/></text:p>
          </table:table-cell>
          <table:table-cell office:value-type="float" office:value="4202" table:style-name="ce6">
            <text:p>4,202<text:s/></text:p>
          </table:table-cell>
          <table:table-cell office:value-type="float" office:value="4505" table:style-name="ce6">
            <text:p>4,505<text:s/></text:p>
          </table:table-cell>
          <table:table-cell office:value-type="float" office:value="4196" table:style-name="ce6">
            <text:p>4,196<text:s/></text:p>
          </table:table-cell>
          <table:table-cell office:value-type="float" office:value="1806" table:style-name="ce6">
            <text:p>1,806<text:s/></text:p>
          </table:table-cell>
          <table:table-cell office:value-type="float" office:value="4599" table:style-name="ce6">
            <text:p>4,599<text:s/></text:p>
          </table:table-cell>
          <table:table-cell office:value-type="float" office:value="1382" table:style-name="ce6">
            <text:p>1,382<text:s/></text:p>
          </table:table-cell>
          <table:table-cell office:value-type="float" office:value="1331" table:style-name="ce6">
            <text:p>1,331<text:s/></text:p>
          </table:table-cell>
          <table:table-cell office:value-type="float" office:value="3512" table:style-name="ce6">
            <text:p>3,512<text:s/></text:p>
          </table:table-cell>
          <table:table-cell office:value-type="float" office:value="843" table:style-name="ce6">
            <text:p>843<text:s/></text:p>
          </table:table-cell>
          <table:table-cell office:value-type="float" office:value="821" table:style-name="ce6">
            <text:p>821<text:s/></text:p>
          </table:table-cell>
          <table:table-cell office:value-type="float" office:value="413" table:style-name="ce6">
            <text:p>413<text:s/></text:p>
          </table:table-cell>
          <table:table-cell office:value-type="float" office:value="1854" table:style-name="ce6">
            <text:p>1,854<text:s/></text:p>
          </table:table-cell>
          <table:table-cell office:value-type="float" office:value="2080" table:style-name="ce6">
            <text:p>2,080<text:s/></text:p>
          </table:table-cell>
          <table:table-cell office:value-type="float" office:value="2377" table:style-name="ce6">
            <text:p>2,377<text:s/></text:p>
          </table:table-cell>
          <table:table-cell office:value-type="float" office:value="6777" table:style-name="ce6">
            <text:p>6,777<text:s/></text:p>
          </table:table-cell>
          <table:table-cell office:value-type="float" office:value="1678" table:style-name="ce6">
            <text:p>1,678<text:s/></text:p>
          </table:table-cell>
          <table:table-cell office:value-type="float" office:value="2146" table:style-name="ce6">
            <text:p>2,146<text:s/></text:p>
          </table:table-cell>
          <table:table-cell office:value-type="float" office:value="1411" table:style-name="ce6">
            <text:p>1,411<text:s/></text:p>
          </table:table-cell>
          <table:table-cell office:value-type="float" office:value="3707" table:style-name="ce6">
            <text:p>3,707<text:s/></text:p>
          </table:table-cell>
          <table:table-cell office:value-type="float" office:value="3361" table:style-name="ce6">
            <text:p>3,361<text:s/></text:p>
          </table:table-cell>
          <table:table-cell office:value-type="float" office:value="4985" table:style-name="ce6">
            <text:p>4,985<text:s/></text:p>
          </table:table-cell>
          <table:table-cell office:value-type="float" office:value="6492" table:style-name="ce6">
            <text:p>6,492<text:s/></text:p>
          </table:table-cell>
          <table:table-cell office:value-type="float" office:value="6180" table:style-name="ce6">
            <text:p>6,180<text:s/></text:p>
          </table:table-cell>
          <table:table-cell office:value-type="float" office:value="4097" table:style-name="ce6">
            <text:p>4,097<text:s/></text:p>
          </table:table-cell>
          <table:table-cell office:value-type="float" office:value="2900" table:style-name="ce6">
            <text:p>2,900<text:s/></text:p>
          </table:table-cell>
          <table:table-cell office:value-type="float" office:value="7436" table:style-name="ce6">
            <text:p>7,436<text:s/></text:p>
          </table:table-cell>
          <table:table-cell office:value-type="float" office:value="2084" table:style-name="ce6">
            <text:p>2,084<text:s/></text:p>
          </table:table-cell>
          <table:table-cell office:value-type="float" office:value="4089" table:style-name="ce6">
            <text:p>4,089<text:s/></text:p>
          </table:table-cell>
          <table:table-cell office:value-type="float" office:value="3887" table:style-name="ce6">
            <text:p>3,887<text:s/></text:p>
          </table:table-cell>
          <table:table-cell office:value-type="float" office:value="2263" table:style-name="ce6">
            <text:p>2,263<text:s/></text:p>
          </table:table-cell>
          <table:table-cell office:value-type="float" office:value="9436" table:style-name="ce6">
            <text:p>9,436<text:s/></text:p>
          </table:table-cell>
          <table:table-cell office:value-type="float" office:value="3600" table:style-name="ce6">
            <text:p>3,600<text:s/></text:p>
          </table:table-cell>
          <table:table-cell office:value-type="float" office:value="2716" table:style-name="ce6">
            <text:p>2,716<text:s/></text:p>
          </table:table-cell>
          <table:table-cell office:value-type="float" office:value="1883" table:style-name="ce6">
            <text:p>1,883<text:s/></text:p>
          </table:table-cell>
          <table:table-cell office:value-type="float" office:value="3717" table:style-name="ce6">
            <text:p>3,717<text:s/></text:p>
          </table:table-cell>
          <table:table-cell office:value-type="float" office:value="1922" table:style-name="ce6">
            <text:p>1,922<text:s/></text:p>
          </table:table-cell>
          <table:table-cell office:value-type="float" office:value="3110" table:style-name="ce6">
            <text:p>3,110<text:s/></text:p>
          </table:table-cell>
          <table:table-cell office:value-type="float" office:value="2297" table:style-name="ce6">
            <text:p>2,297<text:s/></text:p>
          </table:table-cell>
          <table:table-cell office:value-type="float" office:value="1353" table:style-name="ce6">
            <text:p>1,353<text:s/></text:p>
          </table:table-cell>
          <table:table-cell office:value-type="float" office:value="1486" table:style-name="ce6">
            <text:p>1,486<text:s/></text:p>
          </table:table-cell>
          <table:table-cell office:value-type="float" office:value="3128" table:style-name="ce6">
            <text:p>3,128<text:s/></text:p>
          </table:table-cell>
          <table:table-cell office:value-type="float" office:value="1866" table:style-name="ce6">
            <text:p>1,866<text:s/></text:p>
          </table:table-cell>
          <table:table-cell office:value-type="float" office:value="2596" table:style-name="ce6">
            <text:p>2,596<text:s/></text:p>
          </table:table-cell>
          <table:table-cell office:value-type="float" office:value="3144" table:style-name="ce6">
            <text:p>3,144<text:s/></text:p>
          </table:table-cell>
          <table:table-cell office:value-type="float" office:value="1320" table:style-name="ce6">
            <text:p>1,320<text:s/></text:p>
          </table:table-cell>
          <table:table-cell office:value-type="float" office:value="1608" table:style-name="ce6">
            <text:p>1,608<text:s/></text:p>
          </table:table-cell>
          <table:table-cell office:value-type="float" office:value="878" table:style-name="ce6">
            <text:p>878<text:s/></text:p>
          </table:table-cell>
          <table:table-cell office:value-type="float" office:value="595" table:style-name="ce6">
            <text:p>595<text:s/></text:p>
          </table:table-cell>
          <table:table-cell office:value-type="float" office:value="1076" table:style-name="ce6">
            <text:p>1,076<text:s/></text:p>
          </table:table-cell>
          <table:table-cell office:value-type="float" office:value="1677" table:style-name="ce6">
            <text:p>1,677<text:s/></text:p>
          </table:table-cell>
          <table:table-cell office:value-type="float" office:value="1869" table:style-name="ce6">
            <text:p>1,869<text:s/></text:p>
          </table:table-cell>
          <table:table-cell office:value-type="float" office:value="2419" table:style-name="ce6">
            <text:p>2,419<text:s/></text:p>
          </table:table-cell>
          <table:table-cell office:value-type="float" office:value="2697" table:style-name="ce6">
            <text:p>2,697<text:s/></text:p>
          </table:table-cell>
          <table:table-cell office:value-type="float" office:value="3184" table:style-name="ce6">
            <text:p>3,184<text:s/></text:p>
          </table:table-cell>
          <table:table-cell office:value-type="float" office:value="3867" table:style-name="ce6">
            <text:p>3,867<text:s/></text:p>
          </table:table-cell>
          <table:table-cell office:value-type="float" office:value="2108" table:style-name="ce6">
            <text:p>2,108<text:s/></text:p>
          </table:table-cell>
          <table:table-cell office:value-type="float" office:value="1999" table:style-name="ce6">
            <text:p>1,999<text:s/></text:p>
          </table:table-cell>
          <table:table-cell office:value-type="float" office:value="1934" table:style-name="ce6">
            <text:p>1,934<text:s/></text:p>
          </table:table-cell>
          <table:table-cell office:value-type="float" office:value="2159" table:style-name="ce6">
            <text:p>2,159<text:s/></text:p>
          </table:table-cell>
          <table:table-cell office:value-type="float" office:value="2358" table:style-name="ce6">
            <text:p>2,358<text:s/></text:p>
          </table:table-cell>
          <table:table-cell office:value-type="float" office:value="1849" table:style-name="ce6">
            <text:p>1,849<text:s/></text:p>
          </table:table-cell>
          <table:table-cell office:value-type="float" office:value="1757" table:style-name="ce6">
            <text:p>1,757<text:s/></text:p>
          </table:table-cell>
          <table:table-cell office:value-type="float" office:value="210" table:style-name="ce6">
            <text:p>210<text:s/></text:p>
          </table:table-cell>
          <table:table-cell office:value-type="float" office:value="410" table:style-name="ce6">
            <text:p>410<text:s/></text:p>
          </table:table-cell>
          <table:table-cell office:value-type="float" office:value="634" table:style-name="ce6">
            <text:p>634<text:s/></text:p>
          </table:table-cell>
          <table:table-cell office:value-type="float" office:value="966" table:style-name="ce6">
            <text:p>966<text:s/></text:p>
          </table:table-cell>
          <table:table-cell office:value-type="float" office:value="259" table:style-name="ce6">
            <text:p>259<text:s/></text:p>
          </table:table-cell>
          <table:table-cell office:value-type="float" office:value="314" table:style-name="ce6">
            <text:p>314<text:s/></text:p>
          </table:table-cell>
          <table:table-cell office:value-type="float" office:value="408" table:style-name="ce6">
            <text:p>408<text:s/></text:p>
          </table:table-cell>
          <table:table-cell office:value-type="float" office:value="2130" table:style-name="ce6">
            <text:p>2,130<text:s/></text:p>
          </table:table-cell>
          <table:table-cell office:value-type="float" office:value="392" table:style-name="ce6">
            <text:p>392<text:s/></text:p>
          </table:table-cell>
          <table:table-cell office:value-type="float" office:value="584" table:style-name="ce6">
            <text:p>584<text:s/></text:p>
          </table:table-cell>
          <table:table-cell office:value-type="float" office:value="605" table:style-name="ce6">
            <text:p>605<text:s/></text:p>
          </table:table-cell>
          <table:table-cell table:number-columns-repeated="16264"/>
        </table:table-row>
        <table:table-row table:style-name="ro2">
          <table:table-cell office:value-type="date" office:date-value="2021-05-17T00:00:00" table:style-name="ce5">
            <text:p>2021/5/17</text:p>
          </table:table-cell>
          <table:table-cell office:value-type="float" office:value="1861" table:style-name="ce6">
            <text:p>1,861<text:s/></text:p>
          </table:table-cell>
          <table:table-cell office:value-type="float" office:value="5973" table:style-name="ce6">
            <text:p>5,973<text:s/></text:p>
          </table:table-cell>
          <table:table-cell office:value-type="float" office:value="17313" table:style-name="ce6">
            <text:p>17,313<text:s/></text:p>
          </table:table-cell>
          <table:table-cell office:value-type="float" office:value="12987" table:style-name="ce6">
            <text:p>12,987<text:s/></text:p>
          </table:table-cell>
          <table:table-cell office:value-type="float" office:value="10956" table:style-name="ce6">
            <text:p>10,956<text:s/></text:p>
          </table:table-cell>
          <table:table-cell office:value-type="float" office:value="5263" table:style-name="ce6">
            <text:p>5,263<text:s/></text:p>
          </table:table-cell>
          <table:table-cell office:value-type="float" office:value="5018" table:style-name="ce6">
            <text:p>5,018<text:s/></text:p>
          </table:table-cell>
          <table:table-cell office:value-type="float" office:value="1848" table:style-name="ce6">
            <text:p>1,848<text:s/></text:p>
          </table:table-cell>
          <table:table-cell office:value-type="float" office:value="1534" table:style-name="ce6">
            <text:p>1,534<text:s/></text:p>
          </table:table-cell>
          <table:table-cell office:value-type="float" office:value="5692" table:style-name="ce6">
            <text:p>5,692<text:s/></text:p>
          </table:table-cell>
          <table:table-cell office:value-type="float" office:value="1276" table:style-name="ce6">
            <text:p>1,276<text:s/></text:p>
          </table:table-cell>
          <table:table-cell office:value-type="float" office:value="2009" table:style-name="ce6">
            <text:p>2,009<text:s/></text:p>
          </table:table-cell>
          <table:table-cell office:value-type="float" office:value="1341" table:style-name="ce6">
            <text:p>1,341<text:s/></text:p>
          </table:table-cell>
          <table:table-cell office:value-type="float" office:value="3237" table:style-name="ce6">
            <text:p>3,237<text:s/></text:p>
          </table:table-cell>
          <table:table-cell office:value-type="float" office:value="3765" table:style-name="ce6">
            <text:p>3,765<text:s/></text:p>
          </table:table-cell>
          <table:table-cell office:value-type="float" office:value="7268" table:style-name="ce6">
            <text:p>7,268<text:s/></text:p>
          </table:table-cell>
          <table:table-cell office:value-type="float" office:value="7748" table:style-name="ce6">
            <text:p>7,748<text:s/></text:p>
          </table:table-cell>
          <table:table-cell office:value-type="float" office:value="2691" table:style-name="ce6">
            <text:p>2,691<text:s/></text:p>
          </table:table-cell>
          <table:table-cell office:value-type="float" office:value="4063" table:style-name="ce6">
            <text:p>4,063<text:s/></text:p>
          </table:table-cell>
          <table:table-cell office:value-type="float" office:value="1276" table:style-name="ce6">
            <text:p>1,276<text:s/></text:p>
          </table:table-cell>
          <table:table-cell office:value-type="float" office:value="3477" table:style-name="ce6">
            <text:p>3,477<text:s/></text:p>
          </table:table-cell>
          <table:table-cell office:value-type="float" office:value="3997" table:style-name="ce6">
            <text:p>3,997<text:s/></text:p>
          </table:table-cell>
          <table:table-cell office:value-type="float" office:value="2873" table:style-name="ce6">
            <text:p>2,873<text:s/></text:p>
          </table:table-cell>
          <table:table-cell office:value-type="float" office:value="13603" table:style-name="ce6">
            <text:p>13,603<text:s/></text:p>
          </table:table-cell>
          <table:table-cell office:value-type="float" office:value="1081" table:style-name="ce6">
            <text:p>1,081<text:s/></text:p>
          </table:table-cell>
          <table:table-cell office:value-type="float" office:value="5903" table:style-name="ce6">
            <text:p>5,903<text:s/></text:p>
          </table:table-cell>
          <table:table-cell office:value-type="float" office:value="5333" table:style-name="ce6">
            <text:p>5,333<text:s/></text:p>
          </table:table-cell>
          <table:table-cell office:value-type="float" office:value="6857" table:style-name="ce6">
            <text:p>6,857<text:s/></text:p>
          </table:table-cell>
          <table:table-cell office:value-type="float" office:value="10429" table:style-name="ce6">
            <text:p>10,429<text:s/></text:p>
          </table:table-cell>
          <table:table-cell office:value-type="float" office:value="6355" table:style-name="ce6">
            <text:p>6,355<text:s/></text:p>
          </table:table-cell>
          <table:table-cell office:value-type="float" office:value="4528" table:style-name="ce6">
            <text:p>4,528<text:s/></text:p>
          </table:table-cell>
          <table:table-cell office:value-type="float" office:value="7461" table:style-name="ce6">
            <text:p>7,461<text:s/></text:p>
          </table:table-cell>
          <table:table-cell office:value-type="float" office:value="6618" table:style-name="ce6">
            <text:p>6,618<text:s/></text:p>
          </table:table-cell>
          <table:table-cell office:value-type="float" office:value="12379" table:style-name="ce6">
            <text:p>12,379<text:s/></text:p>
          </table:table-cell>
          <table:table-cell office:value-type="float" office:value="10020" table:style-name="ce6">
            <text:p>10,020<text:s/></text:p>
          </table:table-cell>
          <table:table-cell office:value-type="float" office:value="3954" table:style-name="ce6">
            <text:p>3,954<text:s/></text:p>
          </table:table-cell>
          <table:table-cell office:value-type="float" office:value="14902" table:style-name="ce6">
            <text:p>14,902<text:s/></text:p>
          </table:table-cell>
          <table:table-cell office:value-type="float" office:value="11487" table:style-name="ce6">
            <text:p>11,487<text:s/></text:p>
          </table:table-cell>
          <table:table-cell office:value-type="float" office:value="12448" table:style-name="ce6">
            <text:p>12,448<text:s/></text:p>
          </table:table-cell>
          <table:table-cell office:value-type="float" office:value="10276" table:style-name="ce6">
            <text:p>10,276<text:s/></text:p>
          </table:table-cell>
          <table:table-cell office:value-type="float" office:value="11516" table:style-name="ce6">
            <text:p>11,516<text:s/></text:p>
          </table:table-cell>
          <table:table-cell office:value-type="float" office:value="39348" table:style-name="ce6">
            <text:p>39,348<text:s/></text:p>
          </table:table-cell>
          <table:table-cell office:value-type="float" office:value="12106" table:style-name="ce6">
            <text:p>12,106<text:s/></text:p>
          </table:table-cell>
          <table:table-cell office:value-type="float" office:value="8124" table:style-name="ce6">
            <text:p>8,124<text:s/></text:p>
          </table:table-cell>
          <table:table-cell office:value-type="float" office:value="10091" table:style-name="ce6">
            <text:p>10,091<text:s/></text:p>
          </table:table-cell>
          <table:table-cell office:value-type="float" office:value="9881" table:style-name="ce6">
            <text:p>9,881<text:s/></text:p>
          </table:table-cell>
          <table:table-cell office:value-type="float" office:value="8357" table:style-name="ce6">
            <text:p>8,357<text:s/></text:p>
          </table:table-cell>
          <table:table-cell office:value-type="float" office:value="9689" table:style-name="ce6">
            <text:p>9,689<text:s/></text:p>
          </table:table-cell>
          <table:table-cell office:value-type="float" office:value="10003" table:style-name="ce6">
            <text:p>10,003<text:s/></text:p>
          </table:table-cell>
          <table:table-cell office:value-type="float" office:value="5947" table:style-name="ce6">
            <text:p>5,947<text:s/></text:p>
          </table:table-cell>
          <table:table-cell office:value-type="float" office:value="13048" table:style-name="ce6">
            <text:p>13,048<text:s/></text:p>
          </table:table-cell>
          <table:table-cell office:value-type="float" office:value="3481" table:style-name="ce6">
            <text:p>3,481<text:s/></text:p>
          </table:table-cell>
          <table:table-cell office:value-type="float" office:value="4356" table:style-name="ce6">
            <text:p>4,356<text:s/></text:p>
          </table:table-cell>
          <table:table-cell office:value-type="float" office:value="7972" table:style-name="ce6">
            <text:p>7,972<text:s/></text:p>
          </table:table-cell>
          <table:table-cell office:value-type="float" office:value="1632" table:style-name="ce6">
            <text:p>1,632<text:s/></text:p>
          </table:table-cell>
          <table:table-cell office:value-type="float" office:value="1900" table:style-name="ce6">
            <text:p>1,900<text:s/></text:p>
          </table:table-cell>
          <table:table-cell office:value-type="float" office:value="1837" table:style-name="ce6">
            <text:p>1,837<text:s/></text:p>
          </table:table-cell>
          <table:table-cell office:value-type="float" office:value="4755" table:style-name="ce6">
            <text:p>4,755<text:s/></text:p>
          </table:table-cell>
          <table:table-cell office:value-type="float" office:value="4356" table:style-name="ce6">
            <text:p>4,356<text:s/></text:p>
          </table:table-cell>
          <table:table-cell office:value-type="float" office:value="5465" table:style-name="ce6">
            <text:p>5,465<text:s/></text:p>
          </table:table-cell>
          <table:table-cell office:value-type="float" office:value="12583" table:style-name="ce6">
            <text:p>12,583<text:s/></text:p>
          </table:table-cell>
          <table:table-cell office:value-type="float" office:value="4463" table:style-name="ce6">
            <text:p>4,463<text:s/></text:p>
          </table:table-cell>
          <table:table-cell office:value-type="float" office:value="5363" table:style-name="ce6">
            <text:p>5,363<text:s/></text:p>
          </table:table-cell>
          <table:table-cell office:value-type="float" office:value="3781" table:style-name="ce6">
            <text:p>3,781<text:s/></text:p>
          </table:table-cell>
          <table:table-cell office:value-type="float" office:value="10309" table:style-name="ce6">
            <text:p>10,309<text:s/></text:p>
          </table:table-cell>
          <table:table-cell office:value-type="float" office:value="11090" table:style-name="ce6">
            <text:p>11,090<text:s/></text:p>
          </table:table-cell>
          <table:table-cell office:value-type="float" office:value="11764" table:style-name="ce6">
            <text:p>11,764<text:s/></text:p>
          </table:table-cell>
          <table:table-cell office:value-type="float" office:value="12932" table:style-name="ce6">
            <text:p>12,932<text:s/></text:p>
          </table:table-cell>
          <table:table-cell office:value-type="float" office:value="16377" table:style-name="ce6">
            <text:p>16,377<text:s/></text:p>
          </table:table-cell>
          <table:table-cell office:value-type="float" office:value="11074" table:style-name="ce6">
            <text:p>11,074<text:s/></text:p>
          </table:table-cell>
          <table:table-cell office:value-type="float" office:value="6126" table:style-name="ce6">
            <text:p>6,126<text:s/></text:p>
          </table:table-cell>
          <table:table-cell office:value-type="float" office:value="15815" table:style-name="ce6">
            <text:p>15,815<text:s/></text:p>
          </table:table-cell>
          <table:table-cell office:value-type="float" office:value="8040" table:style-name="ce6">
            <text:p>8,040<text:s/></text:p>
          </table:table-cell>
          <table:table-cell office:value-type="float" office:value="11161" table:style-name="ce6">
            <text:p>11,161<text:s/></text:p>
          </table:table-cell>
          <table:table-cell office:value-type="float" office:value="10730" table:style-name="ce6">
            <text:p>10,730<text:s/></text:p>
          </table:table-cell>
          <table:table-cell office:value-type="float" office:value="7133" table:style-name="ce6">
            <text:p>7,133<text:s/></text:p>
          </table:table-cell>
          <table:table-cell office:value-type="float" office:value="21254" table:style-name="ce6">
            <text:p>21,254<text:s/></text:p>
          </table:table-cell>
          <table:table-cell office:value-type="float" office:value="8947" table:style-name="ce6">
            <text:p>8,947<text:s/></text:p>
          </table:table-cell>
          <table:table-cell office:value-type="float" office:value="7198" table:style-name="ce6">
            <text:p>7,198<text:s/></text:p>
          </table:table-cell>
          <table:table-cell office:value-type="float" office:value="7000" table:style-name="ce6">
            <text:p>7,000<text:s/></text:p>
          </table:table-cell>
          <table:table-cell office:value-type="float" office:value="7804" table:style-name="ce6">
            <text:p>7,804<text:s/></text:p>
          </table:table-cell>
          <table:table-cell office:value-type="float" office:value="5881" table:style-name="ce6">
            <text:p>5,881<text:s/></text:p>
          </table:table-cell>
          <table:table-cell office:value-type="float" office:value="9044" table:style-name="ce6">
            <text:p>9,044<text:s/></text:p>
          </table:table-cell>
          <table:table-cell office:value-type="float" office:value="7974" table:style-name="ce6">
            <text:p>7,974<text:s/></text:p>
          </table:table-cell>
          <table:table-cell office:value-type="float" office:value="3305" table:style-name="ce6">
            <text:p>3,305<text:s/></text:p>
          </table:table-cell>
          <table:table-cell office:value-type="float" office:value="4929" table:style-name="ce6">
            <text:p>4,929<text:s/></text:p>
          </table:table-cell>
          <table:table-cell office:value-type="float" office:value="17120" table:style-name="ce6">
            <text:p>17,120<text:s/></text:p>
          </table:table-cell>
          <table:table-cell office:value-type="float" office:value="8690" table:style-name="ce6">
            <text:p>8,690<text:s/></text:p>
          </table:table-cell>
          <table:table-cell office:value-type="float" office:value="10433" table:style-name="ce6">
            <text:p>10,433<text:s/></text:p>
          </table:table-cell>
          <table:table-cell office:value-type="float" office:value="10344" table:style-name="ce6">
            <text:p>10,344<text:s/></text:p>
          </table:table-cell>
          <table:table-cell office:value-type="float" office:value="3456" table:style-name="ce6">
            <text:p>3,456<text:s/></text:p>
          </table:table-cell>
          <table:table-cell office:value-type="float" office:value="5164" table:style-name="ce6">
            <text:p>5,164<text:s/></text:p>
          </table:table-cell>
          <table:table-cell office:value-type="float" office:value="2855" table:style-name="ce6">
            <text:p>2,855<text:s/></text:p>
          </table:table-cell>
          <table:table-cell office:value-type="float" office:value="2925" table:style-name="ce6">
            <text:p>2,925<text:s/></text:p>
          </table:table-cell>
          <table:table-cell office:value-type="float" office:value="2826" table:style-name="ce6">
            <text:p>2,826<text:s/></text:p>
          </table:table-cell>
          <table:table-cell office:value-type="float" office:value="4863" table:style-name="ce6">
            <text:p>4,863<text:s/></text:p>
          </table:table-cell>
          <table:table-cell office:value-type="float" office:value="4109" table:style-name="ce6">
            <text:p>4,109<text:s/></text:p>
          </table:table-cell>
          <table:table-cell office:value-type="float" office:value="5573" table:style-name="ce6">
            <text:p>5,573<text:s/></text:p>
          </table:table-cell>
          <table:table-cell office:value-type="float" office:value="7282" table:style-name="ce6">
            <text:p>7,282<text:s/></text:p>
          </table:table-cell>
          <table:table-cell office:value-type="float" office:value="12166" table:style-name="ce6">
            <text:p>12,166<text:s/></text:p>
          </table:table-cell>
          <table:table-cell office:value-type="float" office:value="8479" table:style-name="ce6">
            <text:p>8,479<text:s/></text:p>
          </table:table-cell>
          <table:table-cell office:value-type="float" office:value="6702" table:style-name="ce6">
            <text:p>6,702<text:s/></text:p>
          </table:table-cell>
          <table:table-cell office:value-type="float" office:value="5624" table:style-name="ce6">
            <text:p>5,624<text:s/></text:p>
          </table:table-cell>
          <table:table-cell office:value-type="float" office:value="5394" table:style-name="ce6">
            <text:p>5,394<text:s/></text:p>
          </table:table-cell>
          <table:table-cell office:value-type="float" office:value="6117" table:style-name="ce6">
            <text:p>6,117<text:s/></text:p>
          </table:table-cell>
          <table:table-cell office:value-type="float" office:value="5710" table:style-name="ce6">
            <text:p>5,710<text:s/></text:p>
          </table:table-cell>
          <table:table-cell office:value-type="float" office:value="5669" table:style-name="ce6">
            <text:p>5,669<text:s/></text:p>
          </table:table-cell>
          <table:table-cell office:value-type="float" office:value="5139" table:style-name="ce6">
            <text:p>5,139<text:s/></text:p>
          </table:table-cell>
          <table:table-cell office:value-type="float" office:value="688" table:style-name="ce6">
            <text:p>688<text:s/></text:p>
          </table:table-cell>
          <table:table-cell office:value-type="float" office:value="1065" table:style-name="ce6">
            <text:p>1,065<text:s/></text:p>
          </table:table-cell>
          <table:table-cell office:value-type="float" office:value="1711" table:style-name="ce6">
            <text:p>1,711<text:s/></text:p>
          </table:table-cell>
          <table:table-cell office:value-type="float" office:value="2138" table:style-name="ce6">
            <text:p>2,138<text:s/></text:p>
          </table:table-cell>
          <table:table-cell office:value-type="float" office:value="1182" table:style-name="ce6">
            <text:p>1,182<text:s/></text:p>
          </table:table-cell>
          <table:table-cell office:value-type="float" office:value="1747" table:style-name="ce6">
            <text:p>1,747<text:s/></text:p>
          </table:table-cell>
          <table:table-cell office:value-type="float" office:value="1354" table:style-name="ce6">
            <text:p>1,354<text:s/></text:p>
          </table:table-cell>
          <table:table-cell office:value-type="float" office:value="3071" table:style-name="ce6">
            <text:p>3,071<text:s/></text:p>
          </table:table-cell>
          <table:table-cell office:value-type="float" office:value="969" table:style-name="ce6">
            <text:p>969<text:s/></text:p>
          </table:table-cell>
          <table:table-cell office:value-type="float" office:value="1618" table:style-name="ce6">
            <text:p>1,618<text:s/></text:p>
          </table:table-cell>
          <table:table-cell office:value-type="float" office:value="2129" table:style-name="ce6">
            <text:p>2,129<text:s/></text:p>
          </table:table-cell>
          <table:table-cell table:number-columns-repeated="16264"/>
        </table:table-row>
        <table:table-row table:style-name="ro2">
          <table:table-cell office:value-type="date" office:date-value="2021-05-18T00:00:00" table:style-name="ce5">
            <text:p>2021/5/18</text:p>
          </table:table-cell>
          <table:table-cell office:value-type="float" office:value="1407" table:style-name="ce6">
            <text:p>1,407<text:s/></text:p>
          </table:table-cell>
          <table:table-cell office:value-type="float" office:value="4589" table:style-name="ce6">
            <text:p>4,589<text:s/></text:p>
          </table:table-cell>
          <table:table-cell office:value-type="float" office:value="14062" table:style-name="ce6">
            <text:p>14,062<text:s/></text:p>
          </table:table-cell>
          <table:table-cell office:value-type="float" office:value="10625" table:style-name="ce6">
            <text:p>10,625<text:s/></text:p>
          </table:table-cell>
          <table:table-cell office:value-type="float" office:value="7112" table:style-name="ce6">
            <text:p>7,112<text:s/></text:p>
          </table:table-cell>
          <table:table-cell office:value-type="float" office:value="4079" table:style-name="ce6">
            <text:p>4,079<text:s/></text:p>
          </table:table-cell>
          <table:table-cell office:value-type="float" office:value="3742" table:style-name="ce6">
            <text:p>3,742<text:s/></text:p>
          </table:table-cell>
          <table:table-cell office:value-type="float" office:value="1460" table:style-name="ce6">
            <text:p>1,460<text:s/></text:p>
          </table:table-cell>
          <table:table-cell office:value-type="float" office:value="1218" table:style-name="ce6">
            <text:p>1,218<text:s/></text:p>
          </table:table-cell>
          <table:table-cell office:value-type="float" office:value="4012" table:style-name="ce6">
            <text:p>4,012<text:s/></text:p>
          </table:table-cell>
          <table:table-cell office:value-type="float" office:value="942" table:style-name="ce6">
            <text:p>942<text:s/></text:p>
          </table:table-cell>
          <table:table-cell office:value-type="float" office:value="1304" table:style-name="ce6">
            <text:p>1,304<text:s/></text:p>
          </table:table-cell>
          <table:table-cell office:value-type="float" office:value="920" table:style-name="ce6">
            <text:p>920<text:s/></text:p>
          </table:table-cell>
          <table:table-cell office:value-type="float" office:value="2294" table:style-name="ce6">
            <text:p>2,294<text:s/></text:p>
          </table:table-cell>
          <table:table-cell office:value-type="float" office:value="2979" table:style-name="ce6">
            <text:p>2,979<text:s/></text:p>
          </table:table-cell>
          <table:table-cell office:value-type="float" office:value="5153" table:style-name="ce6">
            <text:p>5,153<text:s/></text:p>
          </table:table-cell>
          <table:table-cell office:value-type="float" office:value="5129" table:style-name="ce6">
            <text:p>5,129<text:s/></text:p>
          </table:table-cell>
          <table:table-cell office:value-type="float" office:value="1484" table:style-name="ce6">
            <text:p>1,484<text:s/></text:p>
          </table:table-cell>
          <table:table-cell office:value-type="float" office:value="2941" table:style-name="ce6">
            <text:p>2,941<text:s/></text:p>
          </table:table-cell>
          <table:table-cell office:value-type="float" office:value="953" table:style-name="ce6">
            <text:p>953<text:s/></text:p>
          </table:table-cell>
          <table:table-cell office:value-type="float" office:value="2509" table:style-name="ce6">
            <text:p>2,509<text:s/></text:p>
          </table:table-cell>
          <table:table-cell office:value-type="float" office:value="2658" table:style-name="ce6">
            <text:p>2,658<text:s/></text:p>
          </table:table-cell>
          <table:table-cell office:value-type="float" office:value="2234" table:style-name="ce6">
            <text:p>2,234<text:s/></text:p>
          </table:table-cell>
          <table:table-cell office:value-type="float" office:value="11033" table:style-name="ce6">
            <text:p>11,033<text:s/></text:p>
          </table:table-cell>
          <table:table-cell office:value-type="float" office:value="777" table:style-name="ce6">
            <text:p>777<text:s/></text:p>
          </table:table-cell>
          <table:table-cell office:value-type="float" office:value="4420" table:style-name="ce6">
            <text:p>4,420<text:s/></text:p>
          </table:table-cell>
          <table:table-cell office:value-type="float" office:value="4310" table:style-name="ce6">
            <text:p>4,310<text:s/></text:p>
          </table:table-cell>
          <table:table-cell office:value-type="float" office:value="5353" table:style-name="ce6">
            <text:p>5,353<text:s/></text:p>
          </table:table-cell>
          <table:table-cell office:value-type="float" office:value="7748" table:style-name="ce6">
            <text:p>7,748<text:s/></text:p>
          </table:table-cell>
          <table:table-cell office:value-type="float" office:value="5103" table:style-name="ce6">
            <text:p>5,103<text:s/></text:p>
          </table:table-cell>
          <table:table-cell office:value-type="float" office:value="3658" table:style-name="ce6">
            <text:p>3,658<text:s/></text:p>
          </table:table-cell>
          <table:table-cell office:value-type="float" office:value="6223" table:style-name="ce6">
            <text:p>6,223<text:s/></text:p>
          </table:table-cell>
          <table:table-cell office:value-type="float" office:value="5345" table:style-name="ce6">
            <text:p>5,345<text:s/></text:p>
          </table:table-cell>
          <table:table-cell office:value-type="float" office:value="9763" table:style-name="ce6">
            <text:p>9,763<text:s/></text:p>
          </table:table-cell>
          <table:table-cell office:value-type="float" office:value="7226" table:style-name="ce6">
            <text:p>7,226<text:s/></text:p>
          </table:table-cell>
          <table:table-cell office:value-type="float" office:value="2887" table:style-name="ce6">
            <text:p>2,887<text:s/></text:p>
          </table:table-cell>
          <table:table-cell office:value-type="float" office:value="11565" table:style-name="ce6">
            <text:p>11,565<text:s/></text:p>
          </table:table-cell>
          <table:table-cell office:value-type="float" office:value="8720" table:style-name="ce6">
            <text:p>8,720<text:s/></text:p>
          </table:table-cell>
          <table:table-cell office:value-type="float" office:value="9662" table:style-name="ce6">
            <text:p>9,662<text:s/></text:p>
          </table:table-cell>
          <table:table-cell office:value-type="float" office:value="8099" table:style-name="ce6">
            <text:p>8,099<text:s/></text:p>
          </table:table-cell>
          <table:table-cell office:value-type="float" office:value="9369" table:style-name="ce6">
            <text:p>9,369<text:s/></text:p>
          </table:table-cell>
          <table:table-cell office:value-type="float" office:value="29540" table:style-name="ce6">
            <text:p>29,540<text:s/></text:p>
          </table:table-cell>
          <table:table-cell office:value-type="float" office:value="10032" table:style-name="ce6">
            <text:p>10,032<text:s/></text:p>
          </table:table-cell>
          <table:table-cell office:value-type="float" office:value="6507" table:style-name="ce6">
            <text:p>6,507<text:s/></text:p>
          </table:table-cell>
          <table:table-cell office:value-type="float" office:value="7653" table:style-name="ce6">
            <text:p>7,653<text:s/></text:p>
          </table:table-cell>
          <table:table-cell office:value-type="float" office:value="7160" table:style-name="ce6">
            <text:p>7,160<text:s/></text:p>
          </table:table-cell>
          <table:table-cell office:value-type="float" office:value="6249" table:style-name="ce6">
            <text:p>6,249<text:s/></text:p>
          </table:table-cell>
          <table:table-cell office:value-type="float" office:value="7407" table:style-name="ce6">
            <text:p>7,407<text:s/></text:p>
          </table:table-cell>
          <table:table-cell office:value-type="float" office:value="7816" table:style-name="ce6">
            <text:p>7,816<text:s/></text:p>
          </table:table-cell>
          <table:table-cell office:value-type="float" office:value="4287" table:style-name="ce6">
            <text:p>4,287<text:s/></text:p>
          </table:table-cell>
          <table:table-cell office:value-type="float" office:value="10285" table:style-name="ce6">
            <text:p>10,285<text:s/></text:p>
          </table:table-cell>
          <table:table-cell office:value-type="float" office:value="2758" table:style-name="ce6">
            <text:p>2,758<text:s/></text:p>
          </table:table-cell>
          <table:table-cell office:value-type="float" office:value="3398" table:style-name="ce6">
            <text:p>3,398<text:s/></text:p>
          </table:table-cell>
          <table:table-cell office:value-type="float" office:value="5975" table:style-name="ce6">
            <text:p>5,975<text:s/></text:p>
          </table:table-cell>
          <table:table-cell office:value-type="float" office:value="1043" table:style-name="ce6">
            <text:p>1,043<text:s/></text:p>
          </table:table-cell>
          <table:table-cell office:value-type="float" office:value="1541" table:style-name="ce6">
            <text:p>1,541<text:s/></text:p>
          </table:table-cell>
          <table:table-cell office:value-type="float" office:value="1376" table:style-name="ce6">
            <text:p>1,376<text:s/></text:p>
          </table:table-cell>
          <table:table-cell office:value-type="float" office:value="3508" table:style-name="ce6">
            <text:p>3,508<text:s/></text:p>
          </table:table-cell>
          <table:table-cell office:value-type="float" office:value="3507" table:style-name="ce6">
            <text:p>3,507<text:s/></text:p>
          </table:table-cell>
          <table:table-cell office:value-type="float" office:value="4312" table:style-name="ce6">
            <text:p>4,312<text:s/></text:p>
          </table:table-cell>
          <table:table-cell office:value-type="float" office:value="10032" table:style-name="ce6">
            <text:p>10,032<text:s/></text:p>
          </table:table-cell>
          <table:table-cell office:value-type="float" office:value="3329" table:style-name="ce6">
            <text:p>3,329<text:s/></text:p>
          </table:table-cell>
          <table:table-cell office:value-type="float" office:value="4040" table:style-name="ce6">
            <text:p>4,040<text:s/></text:p>
          </table:table-cell>
          <table:table-cell office:value-type="float" office:value="2945" table:style-name="ce6">
            <text:p>2,945<text:s/></text:p>
          </table:table-cell>
          <table:table-cell office:value-type="float" office:value="7477" table:style-name="ce6">
            <text:p>7,477<text:s/></text:p>
          </table:table-cell>
          <table:table-cell office:value-type="float" office:value="7933" table:style-name="ce6">
            <text:p>7,933<text:s/></text:p>
          </table:table-cell>
          <table:table-cell office:value-type="float" office:value="9020" table:style-name="ce6">
            <text:p>9,020<text:s/></text:p>
          </table:table-cell>
          <table:table-cell office:value-type="float" office:value="9924" table:style-name="ce6">
            <text:p>9,924<text:s/></text:p>
          </table:table-cell>
          <table:table-cell office:value-type="float" office:value="12540" table:style-name="ce6">
            <text:p>12,540<text:s/></text:p>
          </table:table-cell>
          <table:table-cell office:value-type="float" office:value="8535" table:style-name="ce6">
            <text:p>8,535<text:s/></text:p>
          </table:table-cell>
          <table:table-cell office:value-type="float" office:value="4763" table:style-name="ce6">
            <text:p>4,763<text:s/></text:p>
          </table:table-cell>
          <table:table-cell office:value-type="float" office:value="12992" table:style-name="ce6">
            <text:p>12,992<text:s/></text:p>
          </table:table-cell>
          <table:table-cell office:value-type="float" office:value="6010" table:style-name="ce6">
            <text:p>6,010<text:s/></text:p>
          </table:table-cell>
          <table:table-cell office:value-type="float" office:value="9192" table:style-name="ce6">
            <text:p>9,192<text:s/></text:p>
          </table:table-cell>
          <table:table-cell office:value-type="float" office:value="8796" table:style-name="ce6">
            <text:p>8,796<text:s/></text:p>
          </table:table-cell>
          <table:table-cell office:value-type="float" office:value="5702" table:style-name="ce6">
            <text:p>5,702<text:s/></text:p>
          </table:table-cell>
          <table:table-cell office:value-type="float" office:value="16486" table:style-name="ce6">
            <text:p>16,486<text:s/></text:p>
          </table:table-cell>
          <table:table-cell office:value-type="float" office:value="6862" table:style-name="ce6">
            <text:p>6,862<text:s/></text:p>
          </table:table-cell>
          <table:table-cell office:value-type="float" office:value="5592" table:style-name="ce6">
            <text:p>5,592<text:s/></text:p>
          </table:table-cell>
          <table:table-cell office:value-type="float" office:value="5792" table:style-name="ce6">
            <text:p>5,792<text:s/></text:p>
          </table:table-cell>
          <table:table-cell office:value-type="float" office:value="5638" table:style-name="ce6">
            <text:p>5,638<text:s/></text:p>
          </table:table-cell>
          <table:table-cell office:value-type="float" office:value="4473" table:style-name="ce6">
            <text:p>4,473<text:s/></text:p>
          </table:table-cell>
          <table:table-cell office:value-type="float" office:value="6962" table:style-name="ce6">
            <text:p>6,962<text:s/></text:p>
          </table:table-cell>
          <table:table-cell office:value-type="float" office:value="6357" table:style-name="ce6">
            <text:p>6,357<text:s/></text:p>
          </table:table-cell>
          <table:table-cell office:value-type="float" office:value="2417" table:style-name="ce6">
            <text:p>2,417<text:s/></text:p>
          </table:table-cell>
          <table:table-cell office:value-type="float" office:value="4067" table:style-name="ce6">
            <text:p>4,067<text:s/></text:p>
          </table:table-cell>
          <table:table-cell office:value-type="float" office:value="13297" table:style-name="ce6">
            <text:p>13,297<text:s/></text:p>
          </table:table-cell>
          <table:table-cell office:value-type="float" office:value="6696" table:style-name="ce6">
            <text:p>6,696<text:s/></text:p>
          </table:table-cell>
          <table:table-cell office:value-type="float" office:value="7833" table:style-name="ce6">
            <text:p>7,833<text:s/></text:p>
          </table:table-cell>
          <table:table-cell office:value-type="float" office:value="7992" table:style-name="ce6">
            <text:p>7,992<text:s/></text:p>
          </table:table-cell>
          <table:table-cell office:value-type="float" office:value="2785" table:style-name="ce6">
            <text:p>2,785<text:s/></text:p>
          </table:table-cell>
          <table:table-cell office:value-type="float" office:value="3561" table:style-name="ce6">
            <text:p>3,561<text:s/></text:p>
          </table:table-cell>
          <table:table-cell office:value-type="float" office:value="2235" table:style-name="ce6">
            <text:p>2,235<text:s/></text:p>
          </table:table-cell>
          <table:table-cell office:value-type="float" office:value="2281" table:style-name="ce6">
            <text:p>2,281<text:s/></text:p>
          </table:table-cell>
          <table:table-cell office:value-type="float" office:value="2107" table:style-name="ce6">
            <text:p>2,107<text:s/></text:p>
          </table:table-cell>
          <table:table-cell office:value-type="float" office:value="3831" table:style-name="ce6">
            <text:p>3,831<text:s/></text:p>
          </table:table-cell>
          <table:table-cell office:value-type="float" office:value="3361" table:style-name="ce6">
            <text:p>3,361<text:s/></text:p>
          </table:table-cell>
          <table:table-cell office:value-type="float" office:value="4075" table:style-name="ce6">
            <text:p>4,075<text:s/></text:p>
          </table:table-cell>
          <table:table-cell office:value-type="float" office:value="5767" table:style-name="ce6">
            <text:p>5,767<text:s/></text:p>
          </table:table-cell>
          <table:table-cell office:value-type="float" office:value="9671" table:style-name="ce6">
            <text:p>9,671<text:s/></text:p>
          </table:table-cell>
          <table:table-cell office:value-type="float" office:value="6839" table:style-name="ce6">
            <text:p>6,839<text:s/></text:p>
          </table:table-cell>
          <table:table-cell office:value-type="float" office:value="4805" table:style-name="ce6">
            <text:p>4,805<text:s/></text:p>
          </table:table-cell>
          <table:table-cell office:value-type="float" office:value="3985" table:style-name="ce6">
            <text:p>3,985<text:s/></text:p>
          </table:table-cell>
          <table:table-cell office:value-type="float" office:value="4153" table:style-name="ce6">
            <text:p>4,153<text:s/></text:p>
          </table:table-cell>
          <table:table-cell office:value-type="float" office:value="4586" table:style-name="ce6">
            <text:p>4,586<text:s/></text:p>
          </table:table-cell>
          <table:table-cell office:value-type="float" office:value="4514" table:style-name="ce6">
            <text:p>4,514<text:s/></text:p>
          </table:table-cell>
          <table:table-cell office:value-type="float" office:value="4242" table:style-name="ce6">
            <text:p>4,242<text:s/></text:p>
          </table:table-cell>
          <table:table-cell office:value-type="float" office:value="3946" table:style-name="ce6">
            <text:p>3,946<text:s/></text:p>
          </table:table-cell>
          <table:table-cell office:value-type="float" office:value="442" table:style-name="ce6">
            <text:p>442<text:s/></text:p>
          </table:table-cell>
          <table:table-cell office:value-type="float" office:value="863" table:style-name="ce6">
            <text:p>863<text:s/></text:p>
          </table:table-cell>
          <table:table-cell office:value-type="float" office:value="1331" table:style-name="ce6">
            <text:p>1,331<text:s/></text:p>
          </table:table-cell>
          <table:table-cell office:value-type="float" office:value="1622" table:style-name="ce6">
            <text:p>1,622<text:s/></text:p>
          </table:table-cell>
          <table:table-cell office:value-type="float" office:value="984" table:style-name="ce6">
            <text:p>984<text:s/></text:p>
          </table:table-cell>
          <table:table-cell office:value-type="float" office:value="1388" table:style-name="ce6">
            <text:p>1,388<text:s/></text:p>
          </table:table-cell>
          <table:table-cell office:value-type="float" office:value="958" table:style-name="ce6">
            <text:p>958<text:s/></text:p>
          </table:table-cell>
          <table:table-cell office:value-type="float" office:value="2202" table:style-name="ce6">
            <text:p>2,202<text:s/></text:p>
          </table:table-cell>
          <table:table-cell office:value-type="float" office:value="733" table:style-name="ce6">
            <text:p>733<text:s/></text:p>
          </table:table-cell>
          <table:table-cell office:value-type="float" office:value="1234" table:style-name="ce6">
            <text:p>1,234<text:s/></text:p>
          </table:table-cell>
          <table:table-cell office:value-type="float" office:value="1737" table:style-name="ce6">
            <text:p>1,737<text:s/></text:p>
          </table:table-cell>
          <table:table-cell table:number-columns-repeated="16264"/>
        </table:table-row>
        <table:table-row table:style-name="ro2">
          <table:table-cell office:value-type="date" office:date-value="2021-05-19T00:00:00" table:style-name="ce5">
            <text:p>2021/5/19</text:p>
          </table:table-cell>
          <table:table-cell office:value-type="float" office:value="1198" table:style-name="ce6">
            <text:p>1,198<text:s/></text:p>
          </table:table-cell>
          <table:table-cell office:value-type="float" office:value="4268" table:style-name="ce6">
            <text:p>4,268<text:s/></text:p>
          </table:table-cell>
          <table:table-cell office:value-type="float" office:value="13109" table:style-name="ce6">
            <text:p>13,109<text:s/></text:p>
          </table:table-cell>
          <table:table-cell office:value-type="float" office:value="10036" table:style-name="ce6">
            <text:p>10,036<text:s/></text:p>
          </table:table-cell>
          <table:table-cell office:value-type="float" office:value="6477" table:style-name="ce6">
            <text:p>6,477<text:s/></text:p>
          </table:table-cell>
          <table:table-cell office:value-type="float" office:value="3807" table:style-name="ce6">
            <text:p>3,807<text:s/></text:p>
          </table:table-cell>
          <table:table-cell office:value-type="float" office:value="3464" table:style-name="ce6">
            <text:p>3,464<text:s/></text:p>
          </table:table-cell>
          <table:table-cell office:value-type="float" office:value="1359" table:style-name="ce6">
            <text:p>1,359<text:s/></text:p>
          </table:table-cell>
          <table:table-cell office:value-type="float" office:value="1136" table:style-name="ce6">
            <text:p>1,136<text:s/></text:p>
          </table:table-cell>
          <table:table-cell office:value-type="float" office:value="3872" table:style-name="ce6">
            <text:p>3,872<text:s/></text:p>
          </table:table-cell>
          <table:table-cell office:value-type="float" office:value="911" table:style-name="ce6">
            <text:p>911<text:s/></text:p>
          </table:table-cell>
          <table:table-cell office:value-type="float" office:value="1182" table:style-name="ce6">
            <text:p>1,182<text:s/></text:p>
          </table:table-cell>
          <table:table-cell office:value-type="float" office:value="851" table:style-name="ce6">
            <text:p>851<text:s/></text:p>
          </table:table-cell>
          <table:table-cell office:value-type="float" office:value="2083" table:style-name="ce6">
            <text:p>2,083<text:s/></text:p>
          </table:table-cell>
          <table:table-cell office:value-type="float" office:value="2755" table:style-name="ce6">
            <text:p>2,755<text:s/></text:p>
          </table:table-cell>
          <table:table-cell office:value-type="float" office:value="4983" table:style-name="ce6">
            <text:p>4,983<text:s/></text:p>
          </table:table-cell>
          <table:table-cell office:value-type="float" office:value="4803" table:style-name="ce6">
            <text:p>4,803<text:s/></text:p>
          </table:table-cell>
          <table:table-cell office:value-type="float" office:value="1350" table:style-name="ce6">
            <text:p>1,350<text:s/></text:p>
          </table:table-cell>
          <table:table-cell office:value-type="float" office:value="2778" table:style-name="ce6">
            <text:p>2,778<text:s/></text:p>
          </table:table-cell>
          <table:table-cell office:value-type="float" office:value="906" table:style-name="ce6">
            <text:p>906<text:s/></text:p>
          </table:table-cell>
          <table:table-cell office:value-type="float" office:value="2337" table:style-name="ce6">
            <text:p>2,337<text:s/></text:p>
          </table:table-cell>
          <table:table-cell office:value-type="float" office:value="2489" table:style-name="ce6">
            <text:p>2,489<text:s/></text:p>
          </table:table-cell>
          <table:table-cell office:value-type="float" office:value="2113" table:style-name="ce6">
            <text:p>2,113<text:s/></text:p>
          </table:table-cell>
          <table:table-cell office:value-type="float" office:value="9501" table:style-name="ce6">
            <text:p>9,501<text:s/></text:p>
          </table:table-cell>
          <table:table-cell office:value-type="float" office:value="742" table:style-name="ce6">
            <text:p>742<text:s/></text:p>
          </table:table-cell>
          <table:table-cell office:value-type="float" office:value="4251" table:style-name="ce6">
            <text:p>4,251<text:s/></text:p>
          </table:table-cell>
          <table:table-cell office:value-type="float" office:value="4024" table:style-name="ce6">
            <text:p>4,024<text:s/></text:p>
          </table:table-cell>
          <table:table-cell office:value-type="float" office:value="4988" table:style-name="ce6">
            <text:p>4,988<text:s/></text:p>
          </table:table-cell>
          <table:table-cell office:value-type="float" office:value="7135" table:style-name="ce6">
            <text:p>7,135<text:s/></text:p>
          </table:table-cell>
          <table:table-cell office:value-type="float" office:value="4790" table:style-name="ce6">
            <text:p>4,790<text:s/></text:p>
          </table:table-cell>
          <table:table-cell office:value-type="float" office:value="3545" table:style-name="ce6">
            <text:p>3,545<text:s/></text:p>
          </table:table-cell>
          <table:table-cell office:value-type="float" office:value="5774" table:style-name="ce6">
            <text:p>5,774<text:s/></text:p>
          </table:table-cell>
          <table:table-cell office:value-type="float" office:value="4971" table:style-name="ce6">
            <text:p>4,971<text:s/></text:p>
          </table:table-cell>
          <table:table-cell office:value-type="float" office:value="9256" table:style-name="ce6">
            <text:p>9,256<text:s/></text:p>
          </table:table-cell>
          <table:table-cell office:value-type="float" office:value="6972" table:style-name="ce6">
            <text:p>6,972<text:s/></text:p>
          </table:table-cell>
          <table:table-cell office:value-type="float" office:value="2587" table:style-name="ce6">
            <text:p>2,587<text:s/></text:p>
          </table:table-cell>
          <table:table-cell office:value-type="float" office:value="10671" table:style-name="ce6">
            <text:p>10,671<text:s/></text:p>
          </table:table-cell>
          <table:table-cell office:value-type="float" office:value="8047" table:style-name="ce6">
            <text:p>8,047<text:s/></text:p>
          </table:table-cell>
          <table:table-cell office:value-type="float" office:value="8412" table:style-name="ce6">
            <text:p>8,412<text:s/></text:p>
          </table:table-cell>
          <table:table-cell office:value-type="float" office:value="7404" table:style-name="ce6">
            <text:p>7,404<text:s/></text:p>
          </table:table-cell>
          <table:table-cell office:value-type="float" office:value="8415" table:style-name="ce6">
            <text:p>8,415<text:s/></text:p>
          </table:table-cell>
          <table:table-cell office:value-type="float" office:value="25772" table:style-name="ce6">
            <text:p>25,772<text:s/></text:p>
          </table:table-cell>
          <table:table-cell office:value-type="float" office:value="9495" table:style-name="ce6">
            <text:p>9,495<text:s/></text:p>
          </table:table-cell>
          <table:table-cell office:value-type="float" office:value="6107" table:style-name="ce6">
            <text:p>6,107<text:s/></text:p>
          </table:table-cell>
          <table:table-cell office:value-type="float" office:value="7255" table:style-name="ce6">
            <text:p>7,255<text:s/></text:p>
          </table:table-cell>
          <table:table-cell office:value-type="float" office:value="6799" table:style-name="ce6">
            <text:p>6,799<text:s/></text:p>
          </table:table-cell>
          <table:table-cell office:value-type="float" office:value="5968" table:style-name="ce6">
            <text:p>5,968<text:s/></text:p>
          </table:table-cell>
          <table:table-cell office:value-type="float" office:value="6876" table:style-name="ce6">
            <text:p>6,876<text:s/></text:p>
          </table:table-cell>
          <table:table-cell office:value-type="float" office:value="7307" table:style-name="ce6">
            <text:p>7,307<text:s/></text:p>
          </table:table-cell>
          <table:table-cell office:value-type="float" office:value="3957" table:style-name="ce6">
            <text:p>3,957<text:s/></text:p>
          </table:table-cell>
          <table:table-cell office:value-type="float" office:value="9785" table:style-name="ce6">
            <text:p>9,785<text:s/></text:p>
          </table:table-cell>
          <table:table-cell office:value-type="float" office:value="2572" table:style-name="ce6">
            <text:p>2,572<text:s/></text:p>
          </table:table-cell>
          <table:table-cell office:value-type="float" office:value="3123" table:style-name="ce6">
            <text:p>3,123<text:s/></text:p>
          </table:table-cell>
          <table:table-cell office:value-type="float" office:value="6006" table:style-name="ce6">
            <text:p>6,006<text:s/></text:p>
          </table:table-cell>
          <table:table-cell office:value-type="float" office:value="982" table:style-name="ce6">
            <text:p>982<text:s/></text:p>
          </table:table-cell>
          <table:table-cell office:value-type="float" office:value="1692" table:style-name="ce6">
            <text:p>1,692<text:s/></text:p>
          </table:table-cell>
          <table:table-cell office:value-type="float" office:value="1296" table:style-name="ce6">
            <text:p>1,296<text:s/></text:p>
          </table:table-cell>
          <table:table-cell office:value-type="float" office:value="3248" table:style-name="ce6">
            <text:p>3,248<text:s/></text:p>
          </table:table-cell>
          <table:table-cell office:value-type="float" office:value="3305" table:style-name="ce6">
            <text:p>3,305<text:s/></text:p>
          </table:table-cell>
          <table:table-cell office:value-type="float" office:value="3992" table:style-name="ce6">
            <text:p>3,992<text:s/></text:p>
          </table:table-cell>
          <table:table-cell office:value-type="float" office:value="9248" table:style-name="ce6">
            <text:p>9,248<text:s/></text:p>
          </table:table-cell>
          <table:table-cell office:value-type="float" office:value="3094" table:style-name="ce6">
            <text:p>3,094<text:s/></text:p>
          </table:table-cell>
          <table:table-cell office:value-type="float" office:value="3826" table:style-name="ce6">
            <text:p>3,826<text:s/></text:p>
          </table:table-cell>
          <table:table-cell office:value-type="float" office:value="2770" table:style-name="ce6">
            <text:p>2,770<text:s/></text:p>
          </table:table-cell>
          <table:table-cell office:value-type="float" office:value="7002" table:style-name="ce6">
            <text:p>7,002<text:s/></text:p>
          </table:table-cell>
          <table:table-cell office:value-type="float" office:value="7299" table:style-name="ce6">
            <text:p>7,299<text:s/></text:p>
          </table:table-cell>
          <table:table-cell office:value-type="float" office:value="8459" table:style-name="ce6">
            <text:p>8,459<text:s/></text:p>
          </table:table-cell>
          <table:table-cell office:value-type="float" office:value="8820" table:style-name="ce6">
            <text:p>8,820<text:s/></text:p>
          </table:table-cell>
          <table:table-cell office:value-type="float" office:value="11538" table:style-name="ce6">
            <text:p>11,538<text:s/></text:p>
          </table:table-cell>
          <table:table-cell office:value-type="float" office:value="7940" table:style-name="ce6">
            <text:p>7,940<text:s/></text:p>
          </table:table-cell>
          <table:table-cell office:value-type="float" office:value="4372" table:style-name="ce6">
            <text:p>4,372<text:s/></text:p>
          </table:table-cell>
          <table:table-cell office:value-type="float" office:value="12221" table:style-name="ce6">
            <text:p>12,221<text:s/></text:p>
          </table:table-cell>
          <table:table-cell office:value-type="float" office:value="5730" table:style-name="ce6">
            <text:p>5,730<text:s/></text:p>
          </table:table-cell>
          <table:table-cell office:value-type="float" office:value="8610" table:style-name="ce6">
            <text:p>8,610<text:s/></text:p>
          </table:table-cell>
          <table:table-cell office:value-type="float" office:value="8196" table:style-name="ce6">
            <text:p>8,196<text:s/></text:p>
          </table:table-cell>
          <table:table-cell office:value-type="float" office:value="5328" table:style-name="ce6">
            <text:p>5,328<text:s/></text:p>
          </table:table-cell>
          <table:table-cell office:value-type="float" office:value="15534" table:style-name="ce6">
            <text:p>15,534<text:s/></text:p>
          </table:table-cell>
          <table:table-cell office:value-type="float" office:value="6456" table:style-name="ce6">
            <text:p>6,456<text:s/></text:p>
          </table:table-cell>
          <table:table-cell office:value-type="float" office:value="5288" table:style-name="ce6">
            <text:p>5,288<text:s/></text:p>
          </table:table-cell>
          <table:table-cell office:value-type="float" office:value="5508" table:style-name="ce6">
            <text:p>5,508<text:s/></text:p>
          </table:table-cell>
          <table:table-cell office:value-type="float" office:value="5018" table:style-name="ce6">
            <text:p>5,018<text:s/></text:p>
          </table:table-cell>
          <table:table-cell office:value-type="float" office:value="4241" table:style-name="ce6">
            <text:p>4,241<text:s/></text:p>
          </table:table-cell>
          <table:table-cell office:value-type="float" office:value="6044" table:style-name="ce6">
            <text:p>6,044<text:s/></text:p>
          </table:table-cell>
          <table:table-cell office:value-type="float" office:value="5784" table:style-name="ce6">
            <text:p>5,784<text:s/></text:p>
          </table:table-cell>
          <table:table-cell office:value-type="float" office:value="2245" table:style-name="ce6">
            <text:p>2,245<text:s/></text:p>
          </table:table-cell>
          <table:table-cell office:value-type="float" office:value="3882" table:style-name="ce6">
            <text:p>3,882<text:s/></text:p>
          </table:table-cell>
          <table:table-cell office:value-type="float" office:value="12530" table:style-name="ce6">
            <text:p>12,530<text:s/></text:p>
          </table:table-cell>
          <table:table-cell office:value-type="float" office:value="6314" table:style-name="ce6">
            <text:p>6,314<text:s/></text:p>
          </table:table-cell>
          <table:table-cell office:value-type="float" office:value="7480" table:style-name="ce6">
            <text:p>7,480<text:s/></text:p>
          </table:table-cell>
          <table:table-cell office:value-type="float" office:value="7633" table:style-name="ce6">
            <text:p>7,633<text:s/></text:p>
          </table:table-cell>
          <table:table-cell office:value-type="float" office:value="2552" table:style-name="ce6">
            <text:p>2,552<text:s/></text:p>
          </table:table-cell>
          <table:table-cell office:value-type="float" office:value="3427" table:style-name="ce6">
            <text:p>3,427<text:s/></text:p>
          </table:table-cell>
          <table:table-cell office:value-type="float" office:value="2135" table:style-name="ce6">
            <text:p>2,135<text:s/></text:p>
          </table:table-cell>
          <table:table-cell office:value-type="float" office:value="2185" table:style-name="ce6">
            <text:p>2,185<text:s/></text:p>
          </table:table-cell>
          <table:table-cell office:value-type="float" office:value="2034" table:style-name="ce6">
            <text:p>2,034<text:s/></text:p>
          </table:table-cell>
          <table:table-cell office:value-type="float" office:value="3519" table:style-name="ce6">
            <text:p>3,519<text:s/></text:p>
          </table:table-cell>
          <table:table-cell office:value-type="float" office:value="3060" table:style-name="ce6">
            <text:p>3,060<text:s/></text:p>
          </table:table-cell>
          <table:table-cell office:value-type="float" office:value="3900" table:style-name="ce6">
            <text:p>3,900<text:s/></text:p>
          </table:table-cell>
          <table:table-cell office:value-type="float" office:value="5374" table:style-name="ce6">
            <text:p>5,374<text:s/></text:p>
          </table:table-cell>
          <table:table-cell office:value-type="float" office:value="9248" table:style-name="ce6">
            <text:p>9,248<text:s/></text:p>
          </table:table-cell>
          <table:table-cell office:value-type="float" office:value="6392" table:style-name="ce6">
            <text:p>6,392<text:s/></text:p>
          </table:table-cell>
          <table:table-cell office:value-type="float" office:value="4525" table:style-name="ce6">
            <text:p>4,525<text:s/></text:p>
          </table:table-cell>
          <table:table-cell office:value-type="float" office:value="3701" table:style-name="ce6">
            <text:p>3,701<text:s/></text:p>
          </table:table-cell>
          <table:table-cell office:value-type="float" office:value="3852" table:style-name="ce6">
            <text:p>3,852<text:s/></text:p>
          </table:table-cell>
          <table:table-cell office:value-type="float" office:value="4366" table:style-name="ce6">
            <text:p>4,366<text:s/></text:p>
          </table:table-cell>
          <table:table-cell office:value-type="float" office:value="4205" table:style-name="ce6">
            <text:p>4,205<text:s/></text:p>
          </table:table-cell>
          <table:table-cell office:value-type="float" office:value="3952" table:style-name="ce6">
            <text:p>3,952<text:s/></text:p>
          </table:table-cell>
          <table:table-cell office:value-type="float" office:value="3691" table:style-name="ce6">
            <text:p>3,691<text:s/></text:p>
          </table:table-cell>
          <table:table-cell office:value-type="float" office:value="432" table:style-name="ce6">
            <text:p>432<text:s/></text:p>
          </table:table-cell>
          <table:table-cell office:value-type="float" office:value="735" table:style-name="ce6">
            <text:p>735<text:s/></text:p>
          </table:table-cell>
          <table:table-cell office:value-type="float" office:value="1170" table:style-name="ce6">
            <text:p>1,170<text:s/></text:p>
          </table:table-cell>
          <table:table-cell office:value-type="float" office:value="1458" table:style-name="ce6">
            <text:p>1,458<text:s/></text:p>
          </table:table-cell>
          <table:table-cell office:value-type="float" office:value="847" table:style-name="ce6">
            <text:p>847<text:s/></text:p>
          </table:table-cell>
          <table:table-cell office:value-type="float" office:value="1273" table:style-name="ce6">
            <text:p>1,273<text:s/></text:p>
          </table:table-cell>
          <table:table-cell office:value-type="float" office:value="903" table:style-name="ce6">
            <text:p>903<text:s/></text:p>
          </table:table-cell>
          <table:table-cell office:value-type="float" office:value="1964" table:style-name="ce6">
            <text:p>1,964<text:s/></text:p>
          </table:table-cell>
          <table:table-cell office:value-type="float" office:value="663" table:style-name="ce6">
            <text:p>663<text:s/></text:p>
          </table:table-cell>
          <table:table-cell office:value-type="float" office:value="1120" table:style-name="ce6">
            <text:p>1,120<text:s/></text:p>
          </table:table-cell>
          <table:table-cell office:value-type="float" office:value="1631" table:style-name="ce6">
            <text:p>1,631<text:s/></text:p>
          </table:table-cell>
          <table:table-cell table:number-columns-repeated="16264"/>
        </table:table-row>
        <table:table-row table:style-name="ro2">
          <table:table-cell office:value-type="date" office:date-value="2021-05-20T00:00:00" table:style-name="ce5">
            <text:p>2021/5/20</text:p>
          </table:table-cell>
          <table:table-cell office:value-type="float" office:value="1215" table:style-name="ce6">
            <text:p>1,215<text:s/></text:p>
          </table:table-cell>
          <table:table-cell office:value-type="float" office:value="4013" table:style-name="ce6">
            <text:p>4,013<text:s/></text:p>
          </table:table-cell>
          <table:table-cell office:value-type="float" office:value="12460" table:style-name="ce6">
            <text:p>12,460<text:s/></text:p>
          </table:table-cell>
          <table:table-cell office:value-type="float" office:value="9795" table:style-name="ce6">
            <text:p>9,795<text:s/></text:p>
          </table:table-cell>
          <table:table-cell office:value-type="float" office:value="5984" table:style-name="ce6">
            <text:p>5,984<text:s/></text:p>
          </table:table-cell>
          <table:table-cell office:value-type="float" office:value="3674" table:style-name="ce6">
            <text:p>3,674<text:s/></text:p>
          </table:table-cell>
          <table:table-cell office:value-type="float" office:value="3354" table:style-name="ce6">
            <text:p>3,354<text:s/></text:p>
          </table:table-cell>
          <table:table-cell office:value-type="float" office:value="1361" table:style-name="ce6">
            <text:p>1,361<text:s/></text:p>
          </table:table-cell>
          <table:table-cell office:value-type="float" office:value="1047" table:style-name="ce6">
            <text:p>1,047<text:s/></text:p>
          </table:table-cell>
          <table:table-cell office:value-type="float" office:value="3639" table:style-name="ce6">
            <text:p>3,639<text:s/></text:p>
          </table:table-cell>
          <table:table-cell office:value-type="float" office:value="894" table:style-name="ce6">
            <text:p>894<text:s/></text:p>
          </table:table-cell>
          <table:table-cell office:value-type="float" office:value="1195" table:style-name="ce6">
            <text:p>1,195<text:s/></text:p>
          </table:table-cell>
          <table:table-cell office:value-type="float" office:value="807" table:style-name="ce6">
            <text:p>807<text:s/></text:p>
          </table:table-cell>
          <table:table-cell office:value-type="float" office:value="2041" table:style-name="ce6">
            <text:p>2,041<text:s/></text:p>
          </table:table-cell>
          <table:table-cell office:value-type="float" office:value="2631" table:style-name="ce6">
            <text:p>2,631<text:s/></text:p>
          </table:table-cell>
          <table:table-cell office:value-type="float" office:value="4564" table:style-name="ce6">
            <text:p>4,564<text:s/></text:p>
          </table:table-cell>
          <table:table-cell office:value-type="float" office:value="4578" table:style-name="ce6">
            <text:p>4,578<text:s/></text:p>
          </table:table-cell>
          <table:table-cell office:value-type="float" office:value="1304" table:style-name="ce6">
            <text:p>1,304<text:s/></text:p>
          </table:table-cell>
          <table:table-cell office:value-type="float" office:value="2724" table:style-name="ce6">
            <text:p>2,724<text:s/></text:p>
          </table:table-cell>
          <table:table-cell office:value-type="float" office:value="841" table:style-name="ce6">
            <text:p>841<text:s/></text:p>
          </table:table-cell>
          <table:table-cell office:value-type="float" office:value="2241" table:style-name="ce6">
            <text:p>2,241<text:s/></text:p>
          </table:table-cell>
          <table:table-cell office:value-type="float" office:value="2369" table:style-name="ce6">
            <text:p>2,369<text:s/></text:p>
          </table:table-cell>
          <table:table-cell office:value-type="float" office:value="1936" table:style-name="ce6">
            <text:p>1,936<text:s/></text:p>
          </table:table-cell>
          <table:table-cell office:value-type="float" office:value="9067" table:style-name="ce6">
            <text:p>9,067<text:s/></text:p>
          </table:table-cell>
          <table:table-cell office:value-type="float" office:value="707" table:style-name="ce6">
            <text:p>707<text:s/></text:p>
          </table:table-cell>
          <table:table-cell office:value-type="float" office:value="3977" table:style-name="ce6">
            <text:p>3,977<text:s/></text:p>
          </table:table-cell>
          <table:table-cell office:value-type="float" office:value="3796" table:style-name="ce6">
            <text:p>3,796<text:s/></text:p>
          </table:table-cell>
          <table:table-cell office:value-type="float" office:value="4581" table:style-name="ce6">
            <text:p>4,581<text:s/></text:p>
          </table:table-cell>
          <table:table-cell office:value-type="float" office:value="6731" table:style-name="ce6">
            <text:p>6,731<text:s/></text:p>
          </table:table-cell>
          <table:table-cell office:value-type="float" office:value="4617" table:style-name="ce6">
            <text:p>4,617<text:s/></text:p>
          </table:table-cell>
          <table:table-cell office:value-type="float" office:value="3286" table:style-name="ce6">
            <text:p>3,286<text:s/></text:p>
          </table:table-cell>
          <table:table-cell office:value-type="float" office:value="5498" table:style-name="ce6">
            <text:p>5,498<text:s/></text:p>
          </table:table-cell>
          <table:table-cell office:value-type="float" office:value="4748" table:style-name="ce6">
            <text:p>4,748<text:s/></text:p>
          </table:table-cell>
          <table:table-cell office:value-type="float" office:value="8844" table:style-name="ce6">
            <text:p>8,844<text:s/></text:p>
          </table:table-cell>
          <table:table-cell office:value-type="float" office:value="6552" table:style-name="ce6">
            <text:p>6,552<text:s/></text:p>
          </table:table-cell>
          <table:table-cell office:value-type="float" office:value="2407" table:style-name="ce6">
            <text:p>2,407<text:s/></text:p>
          </table:table-cell>
          <table:table-cell office:value-type="float" office:value="10113" table:style-name="ce6">
            <text:p>10,113<text:s/></text:p>
          </table:table-cell>
          <table:table-cell office:value-type="float" office:value="7613" table:style-name="ce6">
            <text:p>7,613<text:s/></text:p>
          </table:table-cell>
          <table:table-cell office:value-type="float" office:value="7974" table:style-name="ce6">
            <text:p>7,974<text:s/></text:p>
          </table:table-cell>
          <table:table-cell office:value-type="float" office:value="7040" table:style-name="ce6">
            <text:p>7,040<text:s/></text:p>
          </table:table-cell>
          <table:table-cell office:value-type="float" office:value="7554" table:style-name="ce6">
            <text:p>7,554<text:s/></text:p>
          </table:table-cell>
          <table:table-cell office:value-type="float" office:value="24723" table:style-name="ce6">
            <text:p>24,723<text:s/></text:p>
          </table:table-cell>
          <table:table-cell office:value-type="float" office:value="9100" table:style-name="ce6">
            <text:p>9,100<text:s/></text:p>
          </table:table-cell>
          <table:table-cell office:value-type="float" office:value="5785" table:style-name="ce6">
            <text:p>5,785<text:s/></text:p>
          </table:table-cell>
          <table:table-cell office:value-type="float" office:value="6830" table:style-name="ce6">
            <text:p>6,830<text:s/></text:p>
          </table:table-cell>
          <table:table-cell office:value-type="float" office:value="6557" table:style-name="ce6">
            <text:p>6,557<text:s/></text:p>
          </table:table-cell>
          <table:table-cell office:value-type="float" office:value="5690" table:style-name="ce6">
            <text:p>5,690<text:s/></text:p>
          </table:table-cell>
          <table:table-cell office:value-type="float" office:value="6715" table:style-name="ce6">
            <text:p>6,715<text:s/></text:p>
          </table:table-cell>
          <table:table-cell office:value-type="float" office:value="7057" table:style-name="ce6">
            <text:p>7,057<text:s/></text:p>
          </table:table-cell>
          <table:table-cell office:value-type="float" office:value="3779" table:style-name="ce6">
            <text:p>3,779<text:s/></text:p>
          </table:table-cell>
          <table:table-cell office:value-type="float" office:value="8955" table:style-name="ce6">
            <text:p>8,955<text:s/></text:p>
          </table:table-cell>
          <table:table-cell office:value-type="float" office:value="2533" table:style-name="ce6">
            <text:p>2,533<text:s/></text:p>
          </table:table-cell>
          <table:table-cell office:value-type="float" office:value="3041" table:style-name="ce6">
            <text:p>3,041<text:s/></text:p>
          </table:table-cell>
          <table:table-cell office:value-type="float" office:value="5365" table:style-name="ce6">
            <text:p>5,365<text:s/></text:p>
          </table:table-cell>
          <table:table-cell office:value-type="float" office:value="938" table:style-name="ce6">
            <text:p>938<text:s/></text:p>
          </table:table-cell>
          <table:table-cell office:value-type="float" office:value="1394" table:style-name="ce6">
            <text:p>1,394<text:s/></text:p>
          </table:table-cell>
          <table:table-cell office:value-type="float" office:value="1254" table:style-name="ce6">
            <text:p>1,254<text:s/></text:p>
          </table:table-cell>
          <table:table-cell office:value-type="float" office:value="3188" table:style-name="ce6">
            <text:p>3,188<text:s/></text:p>
          </table:table-cell>
          <table:table-cell office:value-type="float" office:value="3178" table:style-name="ce6">
            <text:p>3,178<text:s/></text:p>
          </table:table-cell>
          <table:table-cell office:value-type="float" office:value="3923" table:style-name="ce6">
            <text:p>3,923<text:s/></text:p>
          </table:table-cell>
          <table:table-cell office:value-type="float" office:value="8861" table:style-name="ce6">
            <text:p>8,861<text:s/></text:p>
          </table:table-cell>
          <table:table-cell office:value-type="float" office:value="3006" table:style-name="ce6">
            <text:p>3,006<text:s/></text:p>
          </table:table-cell>
          <table:table-cell office:value-type="float" office:value="3589" table:style-name="ce6">
            <text:p>3,589<text:s/></text:p>
          </table:table-cell>
          <table:table-cell office:value-type="float" office:value="2551" table:style-name="ce6">
            <text:p>2,551<text:s/></text:p>
          </table:table-cell>
          <table:table-cell office:value-type="float" office:value="6647" table:style-name="ce6">
            <text:p>6,647<text:s/></text:p>
          </table:table-cell>
          <table:table-cell office:value-type="float" office:value="7042" table:style-name="ce6">
            <text:p>7,042<text:s/></text:p>
          </table:table-cell>
          <table:table-cell office:value-type="float" office:value="8154" table:style-name="ce6">
            <text:p>8,154<text:s/></text:p>
          </table:table-cell>
          <table:table-cell office:value-type="float" office:value="8433" table:style-name="ce6">
            <text:p>8,433<text:s/></text:p>
          </table:table-cell>
          <table:table-cell office:value-type="float" office:value="11097" table:style-name="ce6">
            <text:p>11,097<text:s/></text:p>
          </table:table-cell>
          <table:table-cell office:value-type="float" office:value="7544" table:style-name="ce6">
            <text:p>7,544<text:s/></text:p>
          </table:table-cell>
          <table:table-cell office:value-type="float" office:value="4210" table:style-name="ce6">
            <text:p>4,210<text:s/></text:p>
          </table:table-cell>
          <table:table-cell office:value-type="float" office:value="11793" table:style-name="ce6">
            <text:p>11,793<text:s/></text:p>
          </table:table-cell>
          <table:table-cell office:value-type="float" office:value="5364" table:style-name="ce6">
            <text:p>5,364<text:s/></text:p>
          </table:table-cell>
          <table:table-cell office:value-type="float" office:value="8412" table:style-name="ce6">
            <text:p>8,412<text:s/></text:p>
          </table:table-cell>
          <table:table-cell office:value-type="float" office:value="7693" table:style-name="ce6">
            <text:p>7,693<text:s/></text:p>
          </table:table-cell>
          <table:table-cell office:value-type="float" office:value="5158" table:style-name="ce6">
            <text:p>5,158<text:s/></text:p>
          </table:table-cell>
          <table:table-cell office:value-type="float" office:value="14793" table:style-name="ce6">
            <text:p>14,793<text:s/></text:p>
          </table:table-cell>
          <table:table-cell office:value-type="float" office:value="6062" table:style-name="ce6">
            <text:p>6,062<text:s/></text:p>
          </table:table-cell>
          <table:table-cell office:value-type="float" office:value="5097" table:style-name="ce6">
            <text:p>5,097<text:s/></text:p>
          </table:table-cell>
          <table:table-cell office:value-type="float" office:value="5255" table:style-name="ce6">
            <text:p>5,255<text:s/></text:p>
          </table:table-cell>
          <table:table-cell office:value-type="float" office:value="4666" table:style-name="ce6">
            <text:p>4,666<text:s/></text:p>
          </table:table-cell>
          <table:table-cell office:value-type="float" office:value="4063" table:style-name="ce6">
            <text:p>4,063<text:s/></text:p>
          </table:table-cell>
          <table:table-cell office:value-type="float" office:value="5554" table:style-name="ce6">
            <text:p>5,554<text:s/></text:p>
          </table:table-cell>
          <table:table-cell office:value-type="float" office:value="5616" table:style-name="ce6">
            <text:p>5,616<text:s/></text:p>
          </table:table-cell>
          <table:table-cell office:value-type="float" office:value="2229" table:style-name="ce6">
            <text:p>2,229<text:s/></text:p>
          </table:table-cell>
          <table:table-cell office:value-type="float" office:value="3781" table:style-name="ce6">
            <text:p>3,781<text:s/></text:p>
          </table:table-cell>
          <table:table-cell office:value-type="float" office:value="11800" table:style-name="ce6">
            <text:p>11,800<text:s/></text:p>
          </table:table-cell>
          <table:table-cell office:value-type="float" office:value="6024" table:style-name="ce6">
            <text:p>6,024<text:s/></text:p>
          </table:table-cell>
          <table:table-cell office:value-type="float" office:value="7056" table:style-name="ce6">
            <text:p>7,056<text:s/></text:p>
          </table:table-cell>
          <table:table-cell office:value-type="float" office:value="7017" table:style-name="ce6">
            <text:p>7,017<text:s/></text:p>
          </table:table-cell>
          <table:table-cell office:value-type="float" office:value="2468" table:style-name="ce6">
            <text:p>2,468<text:s/></text:p>
          </table:table-cell>
          <table:table-cell office:value-type="float" office:value="3223" table:style-name="ce6">
            <text:p>3,223<text:s/></text:p>
          </table:table-cell>
          <table:table-cell office:value-type="float" office:value="2053" table:style-name="ce6">
            <text:p>2,053<text:s/></text:p>
          </table:table-cell>
          <table:table-cell office:value-type="float" office:value="2070" table:style-name="ce6">
            <text:p>2,070<text:s/></text:p>
          </table:table-cell>
          <table:table-cell office:value-type="float" office:value="1971" table:style-name="ce6">
            <text:p>1,971<text:s/></text:p>
          </table:table-cell>
          <table:table-cell office:value-type="float" office:value="3328" table:style-name="ce6">
            <text:p>3,328<text:s/></text:p>
          </table:table-cell>
          <table:table-cell office:value-type="float" office:value="2975" table:style-name="ce6">
            <text:p>2,975<text:s/></text:p>
          </table:table-cell>
          <table:table-cell office:value-type="float" office:value="3646" table:style-name="ce6">
            <text:p>3,646<text:s/></text:p>
          </table:table-cell>
          <table:table-cell office:value-type="float" office:value="5210" table:style-name="ce6">
            <text:p>5,210<text:s/></text:p>
          </table:table-cell>
          <table:table-cell office:value-type="float" office:value="8621" table:style-name="ce6">
            <text:p>8,621<text:s/></text:p>
          </table:table-cell>
          <table:table-cell office:value-type="float" office:value="6143" table:style-name="ce6">
            <text:p>6,143<text:s/></text:p>
          </table:table-cell>
          <table:table-cell office:value-type="float" office:value="4322" table:style-name="ce6">
            <text:p>4,322<text:s/></text:p>
          </table:table-cell>
          <table:table-cell office:value-type="float" office:value="3639" table:style-name="ce6">
            <text:p>3,639<text:s/></text:p>
          </table:table-cell>
          <table:table-cell office:value-type="float" office:value="3666" table:style-name="ce6">
            <text:p>3,666<text:s/></text:p>
          </table:table-cell>
          <table:table-cell office:value-type="float" office:value="4099" table:style-name="ce6">
            <text:p>4,099<text:s/></text:p>
          </table:table-cell>
          <table:table-cell office:value-type="float" office:value="4010" table:style-name="ce6">
            <text:p>4,010<text:s/></text:p>
          </table:table-cell>
          <table:table-cell office:value-type="float" office:value="3796" table:style-name="ce6">
            <text:p>3,796<text:s/></text:p>
          </table:table-cell>
          <table:table-cell office:value-type="float" office:value="3573" table:style-name="ce6">
            <text:p>3,573<text:s/></text:p>
          </table:table-cell>
          <table:table-cell office:value-type="float" office:value="419" table:style-name="ce6">
            <text:p>419<text:s/></text:p>
          </table:table-cell>
          <table:table-cell office:value-type="float" office:value="713" table:style-name="ce6">
            <text:p>713<text:s/></text:p>
          </table:table-cell>
          <table:table-cell office:value-type="float" office:value="1173" table:style-name="ce6">
            <text:p>1,173<text:s/></text:p>
          </table:table-cell>
          <table:table-cell office:value-type="float" office:value="1400" table:style-name="ce6">
            <text:p>1,400<text:s/></text:p>
          </table:table-cell>
          <table:table-cell office:value-type="float" office:value="802" table:style-name="ce6">
            <text:p>802<text:s/></text:p>
          </table:table-cell>
          <table:table-cell office:value-type="float" office:value="1164" table:style-name="ce6">
            <text:p>1,164<text:s/></text:p>
          </table:table-cell>
          <table:table-cell office:value-type="float" office:value="860" table:style-name="ce6">
            <text:p>860<text:s/></text:p>
          </table:table-cell>
          <table:table-cell office:value-type="float" office:value="1946" table:style-name="ce6">
            <text:p>1,946<text:s/></text:p>
          </table:table-cell>
          <table:table-cell office:value-type="float" office:value="632" table:style-name="ce6">
            <text:p>632<text:s/></text:p>
          </table:table-cell>
          <table:table-cell office:value-type="float" office:value="1039" table:style-name="ce6">
            <text:p>1,039<text:s/></text:p>
          </table:table-cell>
          <table:table-cell office:value-type="float" office:value="1574" table:style-name="ce6">
            <text:p>1,574<text:s/></text:p>
          </table:table-cell>
          <table:table-cell table:number-columns-repeated="16264"/>
        </table:table-row>
        <table:table-row table:style-name="ro2">
          <table:table-cell office:value-type="date" office:date-value="2021-05-21T00:00:00" table:style-name="ce5">
            <text:p>2021/5/21</text:p>
          </table:table-cell>
          <table:table-cell office:value-type="float" office:value="1123" table:style-name="ce6">
            <text:p>1,123<text:s/></text:p>
          </table:table-cell>
          <table:table-cell office:value-type="float" office:value="3988" table:style-name="ce6">
            <text:p>3,988<text:s/></text:p>
          </table:table-cell>
          <table:table-cell office:value-type="float" office:value="11994" table:style-name="ce6">
            <text:p>11,994<text:s/></text:p>
          </table:table-cell>
          <table:table-cell office:value-type="float" office:value="9897" table:style-name="ce6">
            <text:p>9,897<text:s/></text:p>
          </table:table-cell>
          <table:table-cell office:value-type="float" office:value="5854" table:style-name="ce6">
            <text:p>5,854<text:s/></text:p>
          </table:table-cell>
          <table:table-cell office:value-type="float" office:value="3631" table:style-name="ce6">
            <text:p>3,631<text:s/></text:p>
          </table:table-cell>
          <table:table-cell office:value-type="float" office:value="3242" table:style-name="ce6">
            <text:p>3,242<text:s/></text:p>
          </table:table-cell>
          <table:table-cell office:value-type="float" office:value="1285" table:style-name="ce6">
            <text:p>1,285<text:s/></text:p>
          </table:table-cell>
          <table:table-cell office:value-type="float" office:value="1092" table:style-name="ce6">
            <text:p>1,092<text:s/></text:p>
          </table:table-cell>
          <table:table-cell office:value-type="float" office:value="3443" table:style-name="ce6">
            <text:p>3,443<text:s/></text:p>
          </table:table-cell>
          <table:table-cell office:value-type="float" office:value="859" table:style-name="ce6">
            <text:p>859<text:s/></text:p>
          </table:table-cell>
          <table:table-cell office:value-type="float" office:value="1197" table:style-name="ce6">
            <text:p>1,197<text:s/></text:p>
          </table:table-cell>
          <table:table-cell office:value-type="float" office:value="809" table:style-name="ce6">
            <text:p>809<text:s/></text:p>
          </table:table-cell>
          <table:table-cell office:value-type="float" office:value="2000" table:style-name="ce6">
            <text:p>2,000<text:s/></text:p>
          </table:table-cell>
          <table:table-cell office:value-type="float" office:value="2530" table:style-name="ce6">
            <text:p>2,530<text:s/></text:p>
          </table:table-cell>
          <table:table-cell office:value-type="float" office:value="4268" table:style-name="ce6">
            <text:p>4,268<text:s/></text:p>
          </table:table-cell>
          <table:table-cell office:value-type="float" office:value="4370" table:style-name="ce6">
            <text:p>4,370<text:s/></text:p>
          </table:table-cell>
          <table:table-cell office:value-type="float" office:value="1239" table:style-name="ce6">
            <text:p>1,239<text:s/></text:p>
          </table:table-cell>
          <table:table-cell office:value-type="float" office:value="2607" table:style-name="ce6">
            <text:p>2,607<text:s/></text:p>
          </table:table-cell>
          <table:table-cell office:value-type="float" office:value="826" table:style-name="ce6">
            <text:p>826<text:s/></text:p>
          </table:table-cell>
          <table:table-cell office:value-type="float" office:value="2209" table:style-name="ce6">
            <text:p>2,209<text:s/></text:p>
          </table:table-cell>
          <table:table-cell office:value-type="float" office:value="2303" table:style-name="ce6">
            <text:p>2,303<text:s/></text:p>
          </table:table-cell>
          <table:table-cell office:value-type="float" office:value="1892" table:style-name="ce6">
            <text:p>1,892<text:s/></text:p>
          </table:table-cell>
          <table:table-cell office:value-type="float" office:value="8714" table:style-name="ce6">
            <text:p>8,714<text:s/></text:p>
          </table:table-cell>
          <table:table-cell office:value-type="float" office:value="723" table:style-name="ce6">
            <text:p>723<text:s/></text:p>
          </table:table-cell>
          <table:table-cell office:value-type="float" office:value="3823" table:style-name="ce6">
            <text:p>3,823<text:s/></text:p>
          </table:table-cell>
          <table:table-cell office:value-type="float" office:value="3609" table:style-name="ce6">
            <text:p>3,609<text:s/></text:p>
          </table:table-cell>
          <table:table-cell office:value-type="float" office:value="4480" table:style-name="ce6">
            <text:p>4,480<text:s/></text:p>
          </table:table-cell>
          <table:table-cell office:value-type="float" office:value="6459" table:style-name="ce6">
            <text:p>6,459<text:s/></text:p>
          </table:table-cell>
          <table:table-cell office:value-type="float" office:value="4422" table:style-name="ce6">
            <text:p>4,422<text:s/></text:p>
          </table:table-cell>
          <table:table-cell office:value-type="float" office:value="3152" table:style-name="ce6">
            <text:p>3,152<text:s/></text:p>
          </table:table-cell>
          <table:table-cell office:value-type="float" office:value="5223" table:style-name="ce6">
            <text:p>5,223<text:s/></text:p>
          </table:table-cell>
          <table:table-cell office:value-type="float" office:value="4680" table:style-name="ce6">
            <text:p>4,680<text:s/></text:p>
          </table:table-cell>
          <table:table-cell office:value-type="float" office:value="8741" table:style-name="ce6">
            <text:p>8,741<text:s/></text:p>
          </table:table-cell>
          <table:table-cell office:value-type="float" office:value="6800" table:style-name="ce6">
            <text:p>6,800<text:s/></text:p>
          </table:table-cell>
          <table:table-cell office:value-type="float" office:value="2295" table:style-name="ce6">
            <text:p>2,295<text:s/></text:p>
          </table:table-cell>
          <table:table-cell office:value-type="float" office:value="9804" table:style-name="ce6">
            <text:p>9,804<text:s/></text:p>
          </table:table-cell>
          <table:table-cell office:value-type="float" office:value="7344" table:style-name="ce6">
            <text:p>7,344<text:s/></text:p>
          </table:table-cell>
          <table:table-cell office:value-type="float" office:value="7678" table:style-name="ce6">
            <text:p>7,678<text:s/></text:p>
          </table:table-cell>
          <table:table-cell office:value-type="float" office:value="6587" table:style-name="ce6">
            <text:p>6,587<text:s/></text:p>
          </table:table-cell>
          <table:table-cell office:value-type="float" office:value="7139" table:style-name="ce6">
            <text:p>7,139<text:s/></text:p>
          </table:table-cell>
          <table:table-cell office:value-type="float" office:value="24666" table:style-name="ce6">
            <text:p>24,666<text:s/></text:p>
          </table:table-cell>
          <table:table-cell office:value-type="float" office:value="8999" table:style-name="ce6">
            <text:p>8,999<text:s/></text:p>
          </table:table-cell>
          <table:table-cell office:value-type="float" office:value="5493" table:style-name="ce6">
            <text:p>5,493<text:s/></text:p>
          </table:table-cell>
          <table:table-cell office:value-type="float" office:value="6690" table:style-name="ce6">
            <text:p>6,690<text:s/></text:p>
          </table:table-cell>
          <table:table-cell office:value-type="float" office:value="6417" table:style-name="ce6">
            <text:p>6,417<text:s/></text:p>
          </table:table-cell>
          <table:table-cell office:value-type="float" office:value="5698" table:style-name="ce6">
            <text:p>5,698<text:s/></text:p>
          </table:table-cell>
          <table:table-cell office:value-type="float" office:value="6548" table:style-name="ce6">
            <text:p>6,548<text:s/></text:p>
          </table:table-cell>
          <table:table-cell office:value-type="float" office:value="6978" table:style-name="ce6">
            <text:p>6,978<text:s/></text:p>
          </table:table-cell>
          <table:table-cell office:value-type="float" office:value="3690" table:style-name="ce6">
            <text:p>3,690<text:s/></text:p>
          </table:table-cell>
          <table:table-cell office:value-type="float" office:value="8806" table:style-name="ce6">
            <text:p>8,806<text:s/></text:p>
          </table:table-cell>
          <table:table-cell office:value-type="float" office:value="2478" table:style-name="ce6">
            <text:p>2,478<text:s/></text:p>
          </table:table-cell>
          <table:table-cell office:value-type="float" office:value="2917" table:style-name="ce6">
            <text:p>2,917<text:s/></text:p>
          </table:table-cell>
          <table:table-cell office:value-type="float" office:value="5366" table:style-name="ce6">
            <text:p>5,366<text:s/></text:p>
          </table:table-cell>
          <table:table-cell office:value-type="float" office:value="925" table:style-name="ce6">
            <text:p>925<text:s/></text:p>
          </table:table-cell>
          <table:table-cell office:value-type="float" office:value="1383" table:style-name="ce6">
            <text:p>1,383<text:s/></text:p>
          </table:table-cell>
          <table:table-cell office:value-type="float" office:value="1148" table:style-name="ce6">
            <text:p>1,148<text:s/></text:p>
          </table:table-cell>
          <table:table-cell office:value-type="float" office:value="2990" table:style-name="ce6">
            <text:p>2,990<text:s/></text:p>
          </table:table-cell>
          <table:table-cell office:value-type="float" office:value="3141" table:style-name="ce6">
            <text:p>3,141<text:s/></text:p>
          </table:table-cell>
          <table:table-cell office:value-type="float" office:value="3809" table:style-name="ce6">
            <text:p>3,809<text:s/></text:p>
          </table:table-cell>
          <table:table-cell office:value-type="float" office:value="8679" table:style-name="ce6">
            <text:p>8,679<text:s/></text:p>
          </table:table-cell>
          <table:table-cell office:value-type="float" office:value="2913" table:style-name="ce6">
            <text:p>2,913<text:s/></text:p>
          </table:table-cell>
          <table:table-cell office:value-type="float" office:value="3537" table:style-name="ce6">
            <text:p>3,537<text:s/></text:p>
          </table:table-cell>
          <table:table-cell office:value-type="float" office:value="2539" table:style-name="ce6">
            <text:p>2,539<text:s/></text:p>
          </table:table-cell>
          <table:table-cell office:value-type="float" office:value="6486" table:style-name="ce6">
            <text:p>6,486<text:s/></text:p>
          </table:table-cell>
          <table:table-cell office:value-type="float" office:value="6753" table:style-name="ce6">
            <text:p>6,753<text:s/></text:p>
          </table:table-cell>
          <table:table-cell office:value-type="float" office:value="7781" table:style-name="ce6">
            <text:p>7,781<text:s/></text:p>
          </table:table-cell>
          <table:table-cell office:value-type="float" office:value="8418" table:style-name="ce6">
            <text:p>8,418<text:s/></text:p>
          </table:table-cell>
          <table:table-cell office:value-type="float" office:value="10907" table:style-name="ce6">
            <text:p>10,907<text:s/></text:p>
          </table:table-cell>
          <table:table-cell office:value-type="float" office:value="7242" table:style-name="ce6">
            <text:p>7,242<text:s/></text:p>
          </table:table-cell>
          <table:table-cell office:value-type="float" office:value="4044" table:style-name="ce6">
            <text:p>4,044<text:s/></text:p>
          </table:table-cell>
          <table:table-cell office:value-type="float" office:value="11494" table:style-name="ce6">
            <text:p>11,494<text:s/></text:p>
          </table:table-cell>
          <table:table-cell office:value-type="float" office:value="5441" table:style-name="ce6">
            <text:p>5,441<text:s/></text:p>
          </table:table-cell>
          <table:table-cell office:value-type="float" office:value="8311" table:style-name="ce6">
            <text:p>8,311<text:s/></text:p>
          </table:table-cell>
          <table:table-cell office:value-type="float" office:value="7417" table:style-name="ce6">
            <text:p>7,417<text:s/></text:p>
          </table:table-cell>
          <table:table-cell office:value-type="float" office:value="5082" table:style-name="ce6">
            <text:p>5,082<text:s/></text:p>
          </table:table-cell>
          <table:table-cell office:value-type="float" office:value="14714" table:style-name="ce6">
            <text:p>14,714<text:s/></text:p>
          </table:table-cell>
          <table:table-cell office:value-type="float" office:value="5970" table:style-name="ce6">
            <text:p>5,970<text:s/></text:p>
          </table:table-cell>
          <table:table-cell office:value-type="float" office:value="5164" table:style-name="ce6">
            <text:p>5,164<text:s/></text:p>
          </table:table-cell>
          <table:table-cell office:value-type="float" office:value="5183" table:style-name="ce6">
            <text:p>5,183<text:s/></text:p>
          </table:table-cell>
          <table:table-cell office:value-type="float" office:value="4681" table:style-name="ce6">
            <text:p>4,681<text:s/></text:p>
          </table:table-cell>
          <table:table-cell office:value-type="float" office:value="3824" table:style-name="ce6">
            <text:p>3,824<text:s/></text:p>
          </table:table-cell>
          <table:table-cell office:value-type="float" office:value="5286" table:style-name="ce6">
            <text:p>5,286<text:s/></text:p>
          </table:table-cell>
          <table:table-cell office:value-type="float" office:value="5412" table:style-name="ce6">
            <text:p>5,412<text:s/></text:p>
          </table:table-cell>
          <table:table-cell office:value-type="float" office:value="2103" table:style-name="ce6">
            <text:p>2,103<text:s/></text:p>
          </table:table-cell>
          <table:table-cell office:value-type="float" office:value="3703" table:style-name="ce6">
            <text:p>3,703<text:s/></text:p>
          </table:table-cell>
          <table:table-cell office:value-type="float" office:value="11603" table:style-name="ce6">
            <text:p>11,603<text:s/></text:p>
          </table:table-cell>
          <table:table-cell office:value-type="float" office:value="5904" table:style-name="ce6">
            <text:p>5,904<text:s/></text:p>
          </table:table-cell>
          <table:table-cell office:value-type="float" office:value="6791" table:style-name="ce6">
            <text:p>6,791<text:s/></text:p>
          </table:table-cell>
          <table:table-cell office:value-type="float" office:value="6793" table:style-name="ce6">
            <text:p>6,793<text:s/></text:p>
          </table:table-cell>
          <table:table-cell office:value-type="float" office:value="2372" table:style-name="ce6">
            <text:p>2,372<text:s/></text:p>
          </table:table-cell>
          <table:table-cell office:value-type="float" office:value="3218" table:style-name="ce6">
            <text:p>3,218<text:s/></text:p>
          </table:table-cell>
          <table:table-cell office:value-type="float" office:value="1944" table:style-name="ce6">
            <text:p>1,944<text:s/></text:p>
          </table:table-cell>
          <table:table-cell office:value-type="float" office:value="1979" table:style-name="ce6">
            <text:p>1,979<text:s/></text:p>
          </table:table-cell>
          <table:table-cell office:value-type="float" office:value="1959" table:style-name="ce6">
            <text:p>1,959<text:s/></text:p>
          </table:table-cell>
          <table:table-cell office:value-type="float" office:value="3296" table:style-name="ce6">
            <text:p>3,296<text:s/></text:p>
          </table:table-cell>
          <table:table-cell office:value-type="float" office:value="2956" table:style-name="ce6">
            <text:p>2,956<text:s/></text:p>
          </table:table-cell>
          <table:table-cell office:value-type="float" office:value="3614" table:style-name="ce6">
            <text:p>3,614<text:s/></text:p>
          </table:table-cell>
          <table:table-cell office:value-type="float" office:value="5059" table:style-name="ce6">
            <text:p>5,059<text:s/></text:p>
          </table:table-cell>
          <table:table-cell office:value-type="float" office:value="8322" table:style-name="ce6">
            <text:p>8,322<text:s/></text:p>
          </table:table-cell>
          <table:table-cell office:value-type="float" office:value="6088" table:style-name="ce6">
            <text:p>6,088<text:s/></text:p>
          </table:table-cell>
          <table:table-cell office:value-type="float" office:value="4154" table:style-name="ce6">
            <text:p>4,154<text:s/></text:p>
          </table:table-cell>
          <table:table-cell office:value-type="float" office:value="3565" table:style-name="ce6">
            <text:p>3,565<text:s/></text:p>
          </table:table-cell>
          <table:table-cell office:value-type="float" office:value="3615" table:style-name="ce6">
            <text:p>3,615<text:s/></text:p>
          </table:table-cell>
          <table:table-cell office:value-type="float" office:value="3981" table:style-name="ce6">
            <text:p>3,981<text:s/></text:p>
          </table:table-cell>
          <table:table-cell office:value-type="float" office:value="3865" table:style-name="ce6">
            <text:p>3,865<text:s/></text:p>
          </table:table-cell>
          <table:table-cell office:value-type="float" office:value="3639" table:style-name="ce6">
            <text:p>3,639<text:s/></text:p>
          </table:table-cell>
          <table:table-cell office:value-type="float" office:value="3515" table:style-name="ce6">
            <text:p>3,515<text:s/></text:p>
          </table:table-cell>
          <table:table-cell office:value-type="float" office:value="377" table:style-name="ce6">
            <text:p>377<text:s/></text:p>
          </table:table-cell>
          <table:table-cell office:value-type="float" office:value="710" table:style-name="ce6">
            <text:p>710<text:s/></text:p>
          </table:table-cell>
          <table:table-cell office:value-type="float" office:value="1138" table:style-name="ce6">
            <text:p>1,138<text:s/></text:p>
          </table:table-cell>
          <table:table-cell office:value-type="float" office:value="1406" table:style-name="ce6">
            <text:p>1,406<text:s/></text:p>
          </table:table-cell>
          <table:table-cell office:value-type="float" office:value="768" table:style-name="ce6">
            <text:p>768<text:s/></text:p>
          </table:table-cell>
          <table:table-cell office:value-type="float" office:value="1130" table:style-name="ce6">
            <text:p>1,130<text:s/></text:p>
          </table:table-cell>
          <table:table-cell office:value-type="float" office:value="824" table:style-name="ce6">
            <text:p>824<text:s/></text:p>
          </table:table-cell>
          <table:table-cell office:value-type="float" office:value="1966" table:style-name="ce6">
            <text:p>1,966<text:s/></text:p>
          </table:table-cell>
          <table:table-cell office:value-type="float" office:value="608" table:style-name="ce6">
            <text:p>608<text:s/></text:p>
          </table:table-cell>
          <table:table-cell office:value-type="float" office:value="1001" table:style-name="ce6">
            <text:p>1,001<text:s/></text:p>
          </table:table-cell>
          <table:table-cell office:value-type="float" office:value="1520" table:style-name="ce6">
            <text:p>1,520<text:s/></text:p>
          </table:table-cell>
          <table:table-cell table:number-columns-repeated="16264"/>
        </table:table-row>
        <table:table-row table:style-name="ro2">
          <table:table-cell office:value-type="date" office:date-value="2021-05-22T00:00:00" table:style-name="ce5">
            <text:p>2021/5/22</text:p>
          </table:table-cell>
          <table:table-cell office:value-type="float" office:value="403" table:style-name="ce6">
            <text:p>403<text:s/></text:p>
          </table:table-cell>
          <table:table-cell office:value-type="float" office:value="1175" table:style-name="ce6">
            <text:p>1,175<text:s/></text:p>
          </table:table-cell>
          <table:table-cell office:value-type="float" office:value="2717" table:style-name="ce6">
            <text:p>2,717<text:s/></text:p>
          </table:table-cell>
          <table:table-cell office:value-type="float" office:value="5398" table:style-name="ce6">
            <text:p>5,398<text:s/></text:p>
          </table:table-cell>
          <table:table-cell office:value-type="float" office:value="1927" table:style-name="ce6">
            <text:p>1,927<text:s/></text:p>
          </table:table-cell>
          <table:table-cell office:value-type="float" office:value="1162" table:style-name="ce6">
            <text:p>1,162<text:s/></text:p>
          </table:table-cell>
          <table:table-cell office:value-type="float" office:value="1174" table:style-name="ce6">
            <text:p>1,174<text:s/></text:p>
          </table:table-cell>
          <table:table-cell office:value-type="float" office:value="602" table:style-name="ce6">
            <text:p>602<text:s/></text:p>
          </table:table-cell>
          <table:table-cell office:value-type="float" office:value="376" table:style-name="ce6">
            <text:p>376<text:s/></text:p>
          </table:table-cell>
          <table:table-cell office:value-type="float" office:value="1289" table:style-name="ce6">
            <text:p>1,289<text:s/></text:p>
          </table:table-cell>
          <table:table-cell office:value-type="float" office:value="274" table:style-name="ce6">
            <text:p>274<text:s/></text:p>
          </table:table-cell>
          <table:table-cell office:value-type="float" office:value="507" table:style-name="ce6">
            <text:p>507<text:s/></text:p>
          </table:table-cell>
          <table:table-cell office:value-type="float" office:value="244" table:style-name="ce6">
            <text:p>244<text:s/></text:p>
          </table:table-cell>
          <table:table-cell office:value-type="float" office:value="774" table:style-name="ce6">
            <text:p>774<text:s/></text:p>
          </table:table-cell>
          <table:table-cell office:value-type="float" office:value="1091" table:style-name="ce6">
            <text:p>1,091<text:s/></text:p>
          </table:table-cell>
          <table:table-cell office:value-type="float" office:value="856" table:style-name="ce6">
            <text:p>856<text:s/></text:p>
          </table:table-cell>
          <table:table-cell office:value-type="float" office:value="904" table:style-name="ce6">
            <text:p>904<text:s/></text:p>
          </table:table-cell>
          <table:table-cell office:value-type="float" office:value="519" table:style-name="ce6">
            <text:p>519<text:s/></text:p>
          </table:table-cell>
          <table:table-cell office:value-type="float" office:value="1119" table:style-name="ce6">
            <text:p>1,119<text:s/></text:p>
          </table:table-cell>
          <table:table-cell office:value-type="float" office:value="377" table:style-name="ce6">
            <text:p>377<text:s/></text:p>
          </table:table-cell>
          <table:table-cell office:value-type="float" office:value="763" table:style-name="ce6">
            <text:p>763<text:s/></text:p>
          </table:table-cell>
          <table:table-cell office:value-type="float" office:value="840" table:style-name="ce6">
            <text:p>840<text:s/></text:p>
          </table:table-cell>
          <table:table-cell office:value-type="float" office:value="352" table:style-name="ce6">
            <text:p>352<text:s/></text:p>
          </table:table-cell>
          <table:table-cell office:value-type="float" office:value="2709" table:style-name="ce6">
            <text:p>2,709<text:s/></text:p>
          </table:table-cell>
          <table:table-cell office:value-type="float" office:value="319" table:style-name="ce6">
            <text:p>319<text:s/></text:p>
          </table:table-cell>
          <table:table-cell office:value-type="float" office:value="1560" table:style-name="ce6">
            <text:p>1,560<text:s/></text:p>
          </table:table-cell>
          <table:table-cell office:value-type="float" office:value="1284" table:style-name="ce6">
            <text:p>1,284<text:s/></text:p>
          </table:table-cell>
          <table:table-cell office:value-type="float" office:value="1751" table:style-name="ce6">
            <text:p>1,751<text:s/></text:p>
          </table:table-cell>
          <table:table-cell office:value-type="float" office:value="2213" table:style-name="ce6">
            <text:p>2,213<text:s/></text:p>
          </table:table-cell>
          <table:table-cell office:value-type="float" office:value="1979" table:style-name="ce6">
            <text:p>1,979<text:s/></text:p>
          </table:table-cell>
          <table:table-cell office:value-type="float" office:value="1258" table:style-name="ce6">
            <text:p>1,258<text:s/></text:p>
          </table:table-cell>
          <table:table-cell office:value-type="float" office:value="2189" table:style-name="ce6">
            <text:p>2,189<text:s/></text:p>
          </table:table-cell>
          <table:table-cell office:value-type="float" office:value="1819" table:style-name="ce6">
            <text:p>1,819<text:s/></text:p>
          </table:table-cell>
          <table:table-cell office:value-type="float" office:value="3189" table:style-name="ce6">
            <text:p>3,189<text:s/></text:p>
          </table:table-cell>
          <table:table-cell office:value-type="float" office:value="1563" table:style-name="ce6">
            <text:p>1,563<text:s/></text:p>
          </table:table-cell>
          <table:table-cell office:value-type="float" office:value="492" table:style-name="ce6">
            <text:p>492<text:s/></text:p>
          </table:table-cell>
          <table:table-cell office:value-type="float" office:value="3916" table:style-name="ce6">
            <text:p>3,916<text:s/></text:p>
          </table:table-cell>
          <table:table-cell office:value-type="float" office:value="2484" table:style-name="ce6">
            <text:p>2,484<text:s/></text:p>
          </table:table-cell>
          <table:table-cell office:value-type="float" office:value="2698" table:style-name="ce6">
            <text:p>2,698<text:s/></text:p>
          </table:table-cell>
          <table:table-cell office:value-type="float" office:value="2612" table:style-name="ce6">
            <text:p>2,612<text:s/></text:p>
          </table:table-cell>
          <table:table-cell office:value-type="float" office:value="1541" table:style-name="ce6">
            <text:p>1,541<text:s/></text:p>
          </table:table-cell>
          <table:table-cell office:value-type="float" office:value="9451" table:style-name="ce6">
            <text:p>9,451<text:s/></text:p>
          </table:table-cell>
          <table:table-cell office:value-type="float" office:value="4088" table:style-name="ce6">
            <text:p>4,088<text:s/></text:p>
          </table:table-cell>
          <table:table-cell office:value-type="float" office:value="2483" table:style-name="ce6">
            <text:p>2,483<text:s/></text:p>
          </table:table-cell>
          <table:table-cell office:value-type="float" office:value="2178" table:style-name="ce6">
            <text:p>2,178<text:s/></text:p>
          </table:table-cell>
          <table:table-cell office:value-type="float" office:value="2336" table:style-name="ce6">
            <text:p>2,336<text:s/></text:p>
          </table:table-cell>
          <table:table-cell office:value-type="float" office:value="2689" table:style-name="ce6">
            <text:p>2,689<text:s/></text:p>
          </table:table-cell>
          <table:table-cell office:value-type="float" office:value="2900" table:style-name="ce6">
            <text:p>2,900<text:s/></text:p>
          </table:table-cell>
          <table:table-cell office:value-type="float" office:value="2930" table:style-name="ce6">
            <text:p>2,930<text:s/></text:p>
          </table:table-cell>
          <table:table-cell office:value-type="float" office:value="1520" table:style-name="ce6">
            <text:p>1,520<text:s/></text:p>
          </table:table-cell>
          <table:table-cell office:value-type="float" office:value="3461" table:style-name="ce6">
            <text:p>3,461<text:s/></text:p>
          </table:table-cell>
          <table:table-cell office:value-type="float" office:value="1082" table:style-name="ce6">
            <text:p>1,082<text:s/></text:p>
          </table:table-cell>
          <table:table-cell office:value-type="float" office:value="968" table:style-name="ce6">
            <text:p>968<text:s/></text:p>
          </table:table-cell>
          <table:table-cell office:value-type="float" office:value="2370" table:style-name="ce6">
            <text:p>2,370<text:s/></text:p>
          </table:table-cell>
          <table:table-cell office:value-type="float" office:value="448" table:style-name="ce6">
            <text:p>448<text:s/></text:p>
          </table:table-cell>
          <table:table-cell office:value-type="float" office:value="553" table:style-name="ce6">
            <text:p>553<text:s/></text:p>
          </table:table-cell>
          <table:table-cell office:value-type="float" office:value="402" table:style-name="ce6">
            <text:p>402<text:s/></text:p>
          </table:table-cell>
          <table:table-cell office:value-type="float" office:value="1383" table:style-name="ce6">
            <text:p>1,383<text:s/></text:p>
          </table:table-cell>
          <table:table-cell office:value-type="float" office:value="1675" table:style-name="ce6">
            <text:p>1,675<text:s/></text:p>
          </table:table-cell>
          <table:table-cell office:value-type="float" office:value="1592" table:style-name="ce6">
            <text:p>1,592<text:s/></text:p>
          </table:table-cell>
          <table:table-cell office:value-type="float" office:value="4098" table:style-name="ce6">
            <text:p>4,098<text:s/></text:p>
          </table:table-cell>
          <table:table-cell office:value-type="float" office:value="1138" table:style-name="ce6">
            <text:p>1,138<text:s/></text:p>
          </table:table-cell>
          <table:table-cell office:value-type="float" office:value="1174" table:style-name="ce6">
            <text:p>1,174<text:s/></text:p>
          </table:table-cell>
          <table:table-cell office:value-type="float" office:value="966" table:style-name="ce6">
            <text:p>966<text:s/></text:p>
          </table:table-cell>
          <table:table-cell office:value-type="float" office:value="2368" table:style-name="ce6">
            <text:p>2,368<text:s/></text:p>
          </table:table-cell>
          <table:table-cell office:value-type="float" office:value="2345" table:style-name="ce6">
            <text:p>2,345<text:s/></text:p>
          </table:table-cell>
          <table:table-cell office:value-type="float" office:value="3078" table:style-name="ce6">
            <text:p>3,078<text:s/></text:p>
          </table:table-cell>
          <table:table-cell office:value-type="float" office:value="2971" table:style-name="ce6">
            <text:p>2,971<text:s/></text:p>
          </table:table-cell>
          <table:table-cell office:value-type="float" office:value="4078" table:style-name="ce6">
            <text:p>4,078<text:s/></text:p>
          </table:table-cell>
          <table:table-cell office:value-type="float" office:value="2686" table:style-name="ce6">
            <text:p>2,686<text:s/></text:p>
          </table:table-cell>
          <table:table-cell office:value-type="float" office:value="2020" table:style-name="ce6">
            <text:p>2,020<text:s/></text:p>
          </table:table-cell>
          <table:table-cell office:value-type="float" office:value="4731" table:style-name="ce6">
            <text:p>4,731<text:s/></text:p>
          </table:table-cell>
          <table:table-cell office:value-type="float" office:value="1285" table:style-name="ce6">
            <text:p>1,285<text:s/></text:p>
          </table:table-cell>
          <table:table-cell office:value-type="float" office:value="3024" table:style-name="ce6">
            <text:p>3,024<text:s/></text:p>
          </table:table-cell>
          <table:table-cell office:value-type="float" office:value="2919" table:style-name="ce6">
            <text:p>2,919<text:s/></text:p>
          </table:table-cell>
          <table:table-cell office:value-type="float" office:value="1664" table:style-name="ce6">
            <text:p>1,664<text:s/></text:p>
          </table:table-cell>
          <table:table-cell office:value-type="float" office:value="5753" table:style-name="ce6">
            <text:p>5,753<text:s/></text:p>
          </table:table-cell>
          <table:table-cell office:value-type="float" office:value="2518" table:style-name="ce6">
            <text:p>2,518<text:s/></text:p>
          </table:table-cell>
          <table:table-cell office:value-type="float" office:value="2245" table:style-name="ce6">
            <text:p>2,245<text:s/></text:p>
          </table:table-cell>
          <table:table-cell office:value-type="float" office:value="1318" table:style-name="ce6">
            <text:p>1,318<text:s/></text:p>
          </table:table-cell>
          <table:table-cell office:value-type="float" office:value="1761" table:style-name="ce6">
            <text:p>1,761<text:s/></text:p>
          </table:table-cell>
          <table:table-cell office:value-type="float" office:value="1097" table:style-name="ce6">
            <text:p>1,097<text:s/></text:p>
          </table:table-cell>
          <table:table-cell office:value-type="float" office:value="1962" table:style-name="ce6">
            <text:p>1,962<text:s/></text:p>
          </table:table-cell>
          <table:table-cell office:value-type="float" office:value="1700" table:style-name="ce6">
            <text:p>1,700<text:s/></text:p>
          </table:table-cell>
          <table:table-cell office:value-type="float" office:value="813" table:style-name="ce6">
            <text:p>813<text:s/></text:p>
          </table:table-cell>
          <table:table-cell office:value-type="float" office:value="944" table:style-name="ce6">
            <text:p>944<text:s/></text:p>
          </table:table-cell>
          <table:table-cell office:value-type="float" office:value="2188" table:style-name="ce6">
            <text:p>2,188<text:s/></text:p>
          </table:table-cell>
          <table:table-cell office:value-type="float" office:value="1435" table:style-name="ce6">
            <text:p>1,435<text:s/></text:p>
          </table:table-cell>
          <table:table-cell office:value-type="float" office:value="1833" table:style-name="ce6">
            <text:p>1,833<text:s/></text:p>
          </table:table-cell>
          <table:table-cell office:value-type="float" office:value="2042" table:style-name="ce6">
            <text:p>2,042<text:s/></text:p>
          </table:table-cell>
          <table:table-cell office:value-type="float" office:value="882" table:style-name="ce6">
            <text:p>882<text:s/></text:p>
          </table:table-cell>
          <table:table-cell office:value-type="float" office:value="1073" table:style-name="ce6">
            <text:p>1,073<text:s/></text:p>
          </table:table-cell>
          <table:table-cell office:value-type="float" office:value="672" table:style-name="ce6">
            <text:p>672<text:s/></text:p>
          </table:table-cell>
          <table:table-cell office:value-type="float" office:value="527" table:style-name="ce6">
            <text:p>527<text:s/></text:p>
          </table:table-cell>
          <table:table-cell office:value-type="float" office:value="734" table:style-name="ce6">
            <text:p>734<text:s/></text:p>
          </table:table-cell>
          <table:table-cell office:value-type="float" office:value="1329" table:style-name="ce6">
            <text:p>1,329<text:s/></text:p>
          </table:table-cell>
          <table:table-cell office:value-type="float" office:value="1381" table:style-name="ce6">
            <text:p>1,381<text:s/></text:p>
          </table:table-cell>
          <table:table-cell office:value-type="float" office:value="1437" table:style-name="ce6">
            <text:p>1,437<text:s/></text:p>
          </table:table-cell>
          <table:table-cell office:value-type="float" office:value="2035" table:style-name="ce6">
            <text:p>2,035<text:s/></text:p>
          </table:table-cell>
          <table:table-cell office:value-type="float" office:value="2317" table:style-name="ce6">
            <text:p>2,317<text:s/></text:p>
          </table:table-cell>
          <table:table-cell office:value-type="float" office:value="2705" table:style-name="ce6">
            <text:p>2,705<text:s/></text:p>
          </table:table-cell>
          <table:table-cell office:value-type="float" office:value="1528" table:style-name="ce6">
            <text:p>1,528<text:s/></text:p>
          </table:table-cell>
          <table:table-cell office:value-type="float" office:value="1350" table:style-name="ce6">
            <text:p>1,350<text:s/></text:p>
          </table:table-cell>
          <table:table-cell office:value-type="float" office:value="1321" table:style-name="ce6">
            <text:p>1,321<text:s/></text:p>
          </table:table-cell>
          <table:table-cell office:value-type="float" office:value="1575" table:style-name="ce6">
            <text:p>1,575<text:s/></text:p>
          </table:table-cell>
          <table:table-cell office:value-type="float" office:value="1664" table:style-name="ce6">
            <text:p>1,664<text:s/></text:p>
          </table:table-cell>
          <table:table-cell office:value-type="float" office:value="1162" table:style-name="ce6">
            <text:p>1,162<text:s/></text:p>
          </table:table-cell>
          <table:table-cell office:value-type="float" office:value="1341" table:style-name="ce6">
            <text:p>1,341<text:s/></text:p>
          </table:table-cell>
          <table:table-cell office:value-type="float" office:value="164" table:style-name="ce6">
            <text:p>164<text:s/></text:p>
          </table:table-cell>
          <table:table-cell office:value-type="float" office:value="286" table:style-name="ce6">
            <text:p>286<text:s/></text:p>
          </table:table-cell>
          <table:table-cell office:value-type="float" office:value="411" table:style-name="ce6">
            <text:p>411<text:s/></text:p>
          </table:table-cell>
          <table:table-cell office:value-type="float" office:value="658" table:style-name="ce6">
            <text:p>658<text:s/></text:p>
          </table:table-cell>
          <table:table-cell office:value-type="float" office:value="202" table:style-name="ce6">
            <text:p>202<text:s/></text:p>
          </table:table-cell>
          <table:table-cell office:value-type="float" office:value="265" table:style-name="ce6">
            <text:p>265<text:s/></text:p>
          </table:table-cell>
          <table:table-cell office:value-type="float" office:value="318" table:style-name="ce6">
            <text:p>318<text:s/></text:p>
          </table:table-cell>
          <table:table-cell office:value-type="float" office:value="662" table:style-name="ce6">
            <text:p>662<text:s/></text:p>
          </table:table-cell>
          <table:table-cell office:value-type="float" office:value="281" table:style-name="ce6">
            <text:p>281<text:s/></text:p>
          </table:table-cell>
          <table:table-cell office:value-type="float" office:value="440" table:style-name="ce6">
            <text:p>440<text:s/></text:p>
          </table:table-cell>
          <table:table-cell office:value-type="float" office:value="484" table:style-name="ce6">
            <text:p>484<text:s/></text:p>
          </table:table-cell>
          <table:table-cell table:number-columns-repeated="16264"/>
        </table:table-row>
        <table:table-row table:style-name="ro2">
          <table:table-cell office:value-type="date" office:date-value="2021-05-23T00:00:00" table:style-name="ce5">
            <text:p>2021/5/23</text:p>
          </table:table-cell>
          <table:table-cell office:value-type="float" office:value="403" table:style-name="ce6">
            <text:p>403<text:s/></text:p>
          </table:table-cell>
          <table:table-cell office:value-type="float" office:value="869" table:style-name="ce6">
            <text:p>869<text:s/></text:p>
          </table:table-cell>
          <table:table-cell office:value-type="float" office:value="1971" table:style-name="ce6">
            <text:p>1,971<text:s/></text:p>
          </table:table-cell>
          <table:table-cell office:value-type="float" office:value="4319" table:style-name="ce6">
            <text:p>4,319<text:s/></text:p>
          </table:table-cell>
          <table:table-cell office:value-type="float" office:value="1297" table:style-name="ce6">
            <text:p>1,297<text:s/></text:p>
          </table:table-cell>
          <table:table-cell office:value-type="float" office:value="839" table:style-name="ce6">
            <text:p>839<text:s/></text:p>
          </table:table-cell>
          <table:table-cell office:value-type="float" office:value="843" table:style-name="ce6">
            <text:p>843<text:s/></text:p>
          </table:table-cell>
          <table:table-cell office:value-type="float" office:value="441" table:style-name="ce6">
            <text:p>441<text:s/></text:p>
          </table:table-cell>
          <table:table-cell office:value-type="float" office:value="275" table:style-name="ce6">
            <text:p>275<text:s/></text:p>
          </table:table-cell>
          <table:table-cell office:value-type="float" office:value="839" table:style-name="ce6">
            <text:p>839<text:s/></text:p>
          </table:table-cell>
          <table:table-cell office:value-type="float" office:value="229" table:style-name="ce6">
            <text:p>229<text:s/></text:p>
          </table:table-cell>
          <table:table-cell office:value-type="float" office:value="412" table:style-name="ce6">
            <text:p>412<text:s/></text:p>
          </table:table-cell>
          <table:table-cell office:value-type="float" office:value="171" table:style-name="ce6">
            <text:p>171<text:s/></text:p>
          </table:table-cell>
          <table:table-cell office:value-type="float" office:value="527" table:style-name="ce6">
            <text:p>527<text:s/></text:p>
          </table:table-cell>
          <table:table-cell office:value-type="float" office:value="889" table:style-name="ce6">
            <text:p>889<text:s/></text:p>
          </table:table-cell>
          <table:table-cell office:value-type="float" office:value="663" table:style-name="ce6">
            <text:p>663<text:s/></text:p>
          </table:table-cell>
          <table:table-cell office:value-type="float" office:value="669" table:style-name="ce6">
            <text:p>669<text:s/></text:p>
          </table:table-cell>
          <table:table-cell office:value-type="float" office:value="342" table:style-name="ce6">
            <text:p>342<text:s/></text:p>
          </table:table-cell>
          <table:table-cell office:value-type="float" office:value="827" table:style-name="ce6">
            <text:p>827<text:s/></text:p>
          </table:table-cell>
          <table:table-cell office:value-type="float" office:value="323" table:style-name="ce6">
            <text:p>323<text:s/></text:p>
          </table:table-cell>
          <table:table-cell office:value-type="float" office:value="556" table:style-name="ce6">
            <text:p>556<text:s/></text:p>
          </table:table-cell>
          <table:table-cell office:value-type="float" office:value="673" table:style-name="ce6">
            <text:p>673<text:s/></text:p>
          </table:table-cell>
          <table:table-cell office:value-type="float" office:value="284" table:style-name="ce6">
            <text:p>284<text:s/></text:p>
          </table:table-cell>
          <table:table-cell office:value-type="float" office:value="2049" table:style-name="ce6">
            <text:p>2,049<text:s/></text:p>
          </table:table-cell>
          <table:table-cell office:value-type="float" office:value="233" table:style-name="ce6">
            <text:p>233<text:s/></text:p>
          </table:table-cell>
          <table:table-cell office:value-type="float" office:value="1260" table:style-name="ce6">
            <text:p>1,260<text:s/></text:p>
          </table:table-cell>
          <table:table-cell office:value-type="float" office:value="922" table:style-name="ce6">
            <text:p>922<text:s/></text:p>
          </table:table-cell>
          <table:table-cell office:value-type="float" office:value="1372" table:style-name="ce6">
            <text:p>1,372<text:s/></text:p>
          </table:table-cell>
          <table:table-cell office:value-type="float" office:value="1550" table:style-name="ce6">
            <text:p>1,550<text:s/></text:p>
          </table:table-cell>
          <table:table-cell office:value-type="float" office:value="1523" table:style-name="ce6">
            <text:p>1,523<text:s/></text:p>
          </table:table-cell>
          <table:table-cell office:value-type="float" office:value="937" table:style-name="ce6">
            <text:p>937<text:s/></text:p>
          </table:table-cell>
          <table:table-cell office:value-type="float" office:value="1739" table:style-name="ce6">
            <text:p>1,739<text:s/></text:p>
          </table:table-cell>
          <table:table-cell office:value-type="float" office:value="1346" table:style-name="ce6">
            <text:p>1,346<text:s/></text:p>
          </table:table-cell>
          <table:table-cell office:value-type="float" office:value="2203" table:style-name="ce6">
            <text:p>2,203<text:s/></text:p>
          </table:table-cell>
          <table:table-cell office:value-type="float" office:value="1141" table:style-name="ce6">
            <text:p>1,141<text:s/></text:p>
          </table:table-cell>
          <table:table-cell office:value-type="float" office:value="400" table:style-name="ce6">
            <text:p>400<text:s/></text:p>
          </table:table-cell>
          <table:table-cell office:value-type="float" office:value="2932" table:style-name="ce6">
            <text:p>2,932<text:s/></text:p>
          </table:table-cell>
          <table:table-cell office:value-type="float" office:value="1844" table:style-name="ce6">
            <text:p>1,844<text:s/></text:p>
          </table:table-cell>
          <table:table-cell office:value-type="float" office:value="1943" table:style-name="ce6">
            <text:p>1,943<text:s/></text:p>
          </table:table-cell>
          <table:table-cell office:value-type="float" office:value="1965" table:style-name="ce6">
            <text:p>1,965<text:s/></text:p>
          </table:table-cell>
          <table:table-cell office:value-type="float" office:value="1161" table:style-name="ce6">
            <text:p>1,161<text:s/></text:p>
          </table:table-cell>
          <table:table-cell office:value-type="float" office:value="8589" table:style-name="ce6">
            <text:p>8,589<text:s/></text:p>
          </table:table-cell>
          <table:table-cell office:value-type="float" office:value="2670" table:style-name="ce6">
            <text:p>2,670<text:s/></text:p>
          </table:table-cell>
          <table:table-cell office:value-type="float" office:value="1477" table:style-name="ce6">
            <text:p>1,477<text:s/></text:p>
          </table:table-cell>
          <table:table-cell office:value-type="float" office:value="1593" table:style-name="ce6">
            <text:p>1,593<text:s/></text:p>
          </table:table-cell>
          <table:table-cell office:value-type="float" office:value="1940" table:style-name="ce6">
            <text:p>1,940<text:s/></text:p>
          </table:table-cell>
          <table:table-cell office:value-type="float" office:value="2119" table:style-name="ce6">
            <text:p>2,119<text:s/></text:p>
          </table:table-cell>
          <table:table-cell office:value-type="float" office:value="2185" table:style-name="ce6">
            <text:p>2,185<text:s/></text:p>
          </table:table-cell>
          <table:table-cell office:value-type="float" office:value="2350" table:style-name="ce6">
            <text:p>2,350<text:s/></text:p>
          </table:table-cell>
          <table:table-cell office:value-type="float" office:value="945" table:style-name="ce6">
            <text:p>945<text:s/></text:p>
          </table:table-cell>
          <table:table-cell office:value-type="float" office:value="2334" table:style-name="ce6">
            <text:p>2,334<text:s/></text:p>
          </table:table-cell>
          <table:table-cell office:value-type="float" office:value="816" table:style-name="ce6">
            <text:p>816<text:s/></text:p>
          </table:table-cell>
          <table:table-cell office:value-type="float" office:value="698" table:style-name="ce6">
            <text:p>698<text:s/></text:p>
          </table:table-cell>
          <table:table-cell office:value-type="float" office:value="1826" table:style-name="ce6">
            <text:p>1,826<text:s/></text:p>
          </table:table-cell>
          <table:table-cell office:value-type="float" office:value="372" table:style-name="ce6">
            <text:p>372<text:s/></text:p>
          </table:table-cell>
          <table:table-cell office:value-type="float" office:value="424" table:style-name="ce6">
            <text:p>424<text:s/></text:p>
          </table:table-cell>
          <table:table-cell office:value-type="float" office:value="303" table:style-name="ce6">
            <text:p>303<text:s/></text:p>
          </table:table-cell>
          <table:table-cell office:value-type="float" office:value="1019" table:style-name="ce6">
            <text:p>1,019<text:s/></text:p>
          </table:table-cell>
          <table:table-cell office:value-type="float" office:value="1177" table:style-name="ce6">
            <text:p>1,177<text:s/></text:p>
          </table:table-cell>
          <table:table-cell office:value-type="float" office:value="1262" table:style-name="ce6">
            <text:p>1,262<text:s/></text:p>
          </table:table-cell>
          <table:table-cell office:value-type="float" office:value="3443" table:style-name="ce6">
            <text:p>3,443<text:s/></text:p>
          </table:table-cell>
          <table:table-cell office:value-type="float" office:value="849" table:style-name="ce6">
            <text:p>849<text:s/></text:p>
          </table:table-cell>
          <table:table-cell office:value-type="float" office:value="915" table:style-name="ce6">
            <text:p>915<text:s/></text:p>
          </table:table-cell>
          <table:table-cell office:value-type="float" office:value="702" table:style-name="ce6">
            <text:p>702<text:s/></text:p>
          </table:table-cell>
          <table:table-cell office:value-type="float" office:value="1735" table:style-name="ce6">
            <text:p>1,735<text:s/></text:p>
          </table:table-cell>
          <table:table-cell office:value-type="float" office:value="1717" table:style-name="ce6">
            <text:p>1,717<text:s/></text:p>
          </table:table-cell>
          <table:table-cell office:value-type="float" office:value="2161" table:style-name="ce6">
            <text:p>2,161<text:s/></text:p>
          </table:table-cell>
          <table:table-cell office:value-type="float" office:value="2434" table:style-name="ce6">
            <text:p>2,434<text:s/></text:p>
          </table:table-cell>
          <table:table-cell office:value-type="float" office:value="2856" table:style-name="ce6">
            <text:p>2,856<text:s/></text:p>
          </table:table-cell>
          <table:table-cell office:value-type="float" office:value="2044" table:style-name="ce6">
            <text:p>2,044<text:s/></text:p>
          </table:table-cell>
          <table:table-cell office:value-type="float" office:value="1541" table:style-name="ce6">
            <text:p>1,541<text:s/></text:p>
          </table:table-cell>
          <table:table-cell office:value-type="float" office:value="3598" table:style-name="ce6">
            <text:p>3,598<text:s/></text:p>
          </table:table-cell>
          <table:table-cell office:value-type="float" office:value="940" table:style-name="ce6">
            <text:p>940<text:s/></text:p>
          </table:table-cell>
          <table:table-cell office:value-type="float" office:value="2305" table:style-name="ce6">
            <text:p>2,305<text:s/></text:p>
          </table:table-cell>
          <table:table-cell office:value-type="float" office:value="1812" table:style-name="ce6">
            <text:p>1,812<text:s/></text:p>
          </table:table-cell>
          <table:table-cell office:value-type="float" office:value="1112" table:style-name="ce6">
            <text:p>1,112<text:s/></text:p>
          </table:table-cell>
          <table:table-cell office:value-type="float" office:value="5129" table:style-name="ce6">
            <text:p>5,129<text:s/></text:p>
          </table:table-cell>
          <table:table-cell office:value-type="float" office:value="1929" table:style-name="ce6">
            <text:p>1,929<text:s/></text:p>
          </table:table-cell>
          <table:table-cell office:value-type="float" office:value="1564" table:style-name="ce6">
            <text:p>1,564<text:s/></text:p>
          </table:table-cell>
          <table:table-cell office:value-type="float" office:value="977" table:style-name="ce6">
            <text:p>977<text:s/></text:p>
          </table:table-cell>
          <table:table-cell office:value-type="float" office:value="1643" table:style-name="ce6">
            <text:p>1,643<text:s/></text:p>
          </table:table-cell>
          <table:table-cell office:value-type="float" office:value="917" table:style-name="ce6">
            <text:p>917<text:s/></text:p>
          </table:table-cell>
          <table:table-cell office:value-type="float" office:value="1549" table:style-name="ce6">
            <text:p>1,549<text:s/></text:p>
          </table:table-cell>
          <table:table-cell office:value-type="float" office:value="1187" table:style-name="ce6">
            <text:p>1,187<text:s/></text:p>
          </table:table-cell>
          <table:table-cell office:value-type="float" office:value="688" table:style-name="ce6">
            <text:p>688<text:s/></text:p>
          </table:table-cell>
          <table:table-cell office:value-type="float" office:value="701" table:style-name="ce6">
            <text:p>701<text:s/></text:p>
          </table:table-cell>
          <table:table-cell office:value-type="float" office:value="1441" table:style-name="ce6">
            <text:p>1,441<text:s/></text:p>
          </table:table-cell>
          <table:table-cell office:value-type="float" office:value="950" table:style-name="ce6">
            <text:p>950<text:s/></text:p>
          </table:table-cell>
          <table:table-cell office:value-type="float" office:value="1295" table:style-name="ce6">
            <text:p>1,295<text:s/></text:p>
          </table:table-cell>
          <table:table-cell office:value-type="float" office:value="1548" table:style-name="ce6">
            <text:p>1,548<text:s/></text:p>
          </table:table-cell>
          <table:table-cell office:value-type="float" office:value="588" table:style-name="ce6">
            <text:p>588<text:s/></text:p>
          </table:table-cell>
          <table:table-cell office:value-type="float" office:value="811" table:style-name="ce6">
            <text:p>811<text:s/></text:p>
          </table:table-cell>
          <table:table-cell office:value-type="float" office:value="483" table:style-name="ce6">
            <text:p>483<text:s/></text:p>
          </table:table-cell>
          <table:table-cell office:value-type="float" office:value="360" table:style-name="ce6">
            <text:p>360<text:s/></text:p>
          </table:table-cell>
          <table:table-cell office:value-type="float" office:value="576" table:style-name="ce6">
            <text:p>576<text:s/></text:p>
          </table:table-cell>
          <table:table-cell office:value-type="float" office:value="938" table:style-name="ce6">
            <text:p>938<text:s/></text:p>
          </table:table-cell>
          <table:table-cell office:value-type="float" office:value="1013" table:style-name="ce6">
            <text:p>1,013<text:s/></text:p>
          </table:table-cell>
          <table:table-cell office:value-type="float" office:value="1118" table:style-name="ce6">
            <text:p>1,118<text:s/></text:p>
          </table:table-cell>
          <table:table-cell office:value-type="float" office:value="1363" table:style-name="ce6">
            <text:p>1,363<text:s/></text:p>
          </table:table-cell>
          <table:table-cell office:value-type="float" office:value="1660" table:style-name="ce6">
            <text:p>1,660<text:s/></text:p>
          </table:table-cell>
          <table:table-cell office:value-type="float" office:value="2069" table:style-name="ce6">
            <text:p>2,069<text:s/></text:p>
          </table:table-cell>
          <table:table-cell office:value-type="float" office:value="1064" table:style-name="ce6">
            <text:p>1,064<text:s/></text:p>
          </table:table-cell>
          <table:table-cell office:value-type="float" office:value="983" table:style-name="ce6">
            <text:p>983<text:s/></text:p>
          </table:table-cell>
          <table:table-cell office:value-type="float" office:value="1035" table:style-name="ce6">
            <text:p>1,035<text:s/></text:p>
          </table:table-cell>
          <table:table-cell office:value-type="float" office:value="1168" table:style-name="ce6">
            <text:p>1,168<text:s/></text:p>
          </table:table-cell>
          <table:table-cell office:value-type="float" office:value="1268" table:style-name="ce6">
            <text:p>1,268<text:s/></text:p>
          </table:table-cell>
          <table:table-cell office:value-type="float" office:value="880" table:style-name="ce6">
            <text:p>880<text:s/></text:p>
          </table:table-cell>
          <table:table-cell office:value-type="float" office:value="941" table:style-name="ce6">
            <text:p>941<text:s/></text:p>
          </table:table-cell>
          <table:table-cell office:value-type="float" office:value="90" table:style-name="ce6">
            <text:p>90<text:s/></text:p>
          </table:table-cell>
          <table:table-cell office:value-type="float" office:value="192" table:style-name="ce6">
            <text:p>192<text:s/></text:p>
          </table:table-cell>
          <table:table-cell office:value-type="float" office:value="295" table:style-name="ce6">
            <text:p>295<text:s/></text:p>
          </table:table-cell>
          <table:table-cell office:value-type="float" office:value="490" table:style-name="ce6">
            <text:p>490<text:s/></text:p>
          </table:table-cell>
          <table:table-cell office:value-type="float" office:value="118" table:style-name="ce6">
            <text:p>118<text:s/></text:p>
          </table:table-cell>
          <table:table-cell office:value-type="float" office:value="140" table:style-name="ce6">
            <text:p>140<text:s/></text:p>
          </table:table-cell>
          <table:table-cell office:value-type="float" office:value="188" table:style-name="ce6">
            <text:p>188<text:s/></text:p>
          </table:table-cell>
          <table:table-cell office:value-type="float" office:value="650" table:style-name="ce6">
            <text:p>650<text:s/></text:p>
          </table:table-cell>
          <table:table-cell office:value-type="float" office:value="192" table:style-name="ce6">
            <text:p>192<text:s/></text:p>
          </table:table-cell>
          <table:table-cell office:value-type="float" office:value="299" table:style-name="ce6">
            <text:p>299<text:s/></text:p>
          </table:table-cell>
          <table:table-cell office:value-type="float" office:value="384" table:style-name="ce6">
            <text:p>384<text:s/></text:p>
          </table:table-cell>
          <table:table-cell table:number-columns-repeated="16264"/>
        </table:table-row>
        <table:table-row table:style-name="ro2">
          <table:table-cell office:value-type="date" office:date-value="2021-05-24T00:00:00" table:style-name="ce5">
            <text:p>2021/5/24</text:p>
          </table:table-cell>
          <table:table-cell office:value-type="float" office:value="1048" table:style-name="ce6">
            <text:p>1,048<text:s/></text:p>
          </table:table-cell>
          <table:table-cell office:value-type="float" office:value="3666" table:style-name="ce6">
            <text:p>3,666<text:s/></text:p>
          </table:table-cell>
          <table:table-cell office:value-type="float" office:value="11167" table:style-name="ce6">
            <text:p>11,167<text:s/></text:p>
          </table:table-cell>
          <table:table-cell office:value-type="float" office:value="8578" table:style-name="ce6">
            <text:p>8,578<text:s/></text:p>
          </table:table-cell>
          <table:table-cell office:value-type="float" office:value="5489" table:style-name="ce6">
            <text:p>5,489<text:s/></text:p>
          </table:table-cell>
          <table:table-cell office:value-type="float" office:value="3347" table:style-name="ce6">
            <text:p>3,347<text:s/></text:p>
          </table:table-cell>
          <table:table-cell office:value-type="float" office:value="3031" table:style-name="ce6">
            <text:p>3,031<text:s/></text:p>
          </table:table-cell>
          <table:table-cell office:value-type="float" office:value="1222" table:style-name="ce6">
            <text:p>1,222<text:s/></text:p>
          </table:table-cell>
          <table:table-cell office:value-type="float" office:value="968" table:style-name="ce6">
            <text:p>968<text:s/></text:p>
          </table:table-cell>
          <table:table-cell office:value-type="float" office:value="3226" table:style-name="ce6">
            <text:p>3,226<text:s/></text:p>
          </table:table-cell>
          <table:table-cell office:value-type="float" office:value="760" table:style-name="ce6">
            <text:p>760<text:s/></text:p>
          </table:table-cell>
          <table:table-cell office:value-type="float" office:value="1181" table:style-name="ce6">
            <text:p>1,181<text:s/></text:p>
          </table:table-cell>
          <table:table-cell office:value-type="float" office:value="689" table:style-name="ce6">
            <text:p>689<text:s/></text:p>
          </table:table-cell>
          <table:table-cell office:value-type="float" office:value="1768" table:style-name="ce6">
            <text:p>1,768<text:s/></text:p>
          </table:table-cell>
          <table:table-cell office:value-type="float" office:value="2286" table:style-name="ce6">
            <text:p>2,286<text:s/></text:p>
          </table:table-cell>
          <table:table-cell office:value-type="float" office:value="4070" table:style-name="ce6">
            <text:p>4,070<text:s/></text:p>
          </table:table-cell>
          <table:table-cell office:value-type="float" office:value="4107" table:style-name="ce6">
            <text:p>4,107<text:s/></text:p>
          </table:table-cell>
          <table:table-cell office:value-type="float" office:value="1167" table:style-name="ce6">
            <text:p>1,167<text:s/></text:p>
          </table:table-cell>
          <table:table-cell office:value-type="float" office:value="2441" table:style-name="ce6">
            <text:p>2,441<text:s/></text:p>
          </table:table-cell>
          <table:table-cell office:value-type="float" office:value="725" table:style-name="ce6">
            <text:p>725<text:s/></text:p>
          </table:table-cell>
          <table:table-cell office:value-type="float" office:value="2005" table:style-name="ce6">
            <text:p>2,005<text:s/></text:p>
          </table:table-cell>
          <table:table-cell office:value-type="float" office:value="2097" table:style-name="ce6">
            <text:p>2,097<text:s/></text:p>
          </table:table-cell>
          <table:table-cell office:value-type="float" office:value="1678" table:style-name="ce6">
            <text:p>1,678<text:s/></text:p>
          </table:table-cell>
          <table:table-cell office:value-type="float" office:value="7996" table:style-name="ce6">
            <text:p>7,996<text:s/></text:p>
          </table:table-cell>
          <table:table-cell office:value-type="float" office:value="633" table:style-name="ce6">
            <text:p>633<text:s/></text:p>
          </table:table-cell>
          <table:table-cell office:value-type="float" office:value="3548" table:style-name="ce6">
            <text:p>3,548<text:s/></text:p>
          </table:table-cell>
          <table:table-cell office:value-type="float" office:value="3258" table:style-name="ce6">
            <text:p>3,258<text:s/></text:p>
          </table:table-cell>
          <table:table-cell office:value-type="float" office:value="4161" table:style-name="ce6">
            <text:p>4,161<text:s/></text:p>
          </table:table-cell>
          <table:table-cell office:value-type="float" office:value="6115" table:style-name="ce6">
            <text:p>6,115<text:s/></text:p>
          </table:table-cell>
          <table:table-cell office:value-type="float" office:value="4037" table:style-name="ce6">
            <text:p>4,037<text:s/></text:p>
          </table:table-cell>
          <table:table-cell office:value-type="float" office:value="2807" table:style-name="ce6">
            <text:p>2,807<text:s/></text:p>
          </table:table-cell>
          <table:table-cell office:value-type="float" office:value="4737" table:style-name="ce6">
            <text:p>4,737<text:s/></text:p>
          </table:table-cell>
          <table:table-cell office:value-type="float" office:value="4313" table:style-name="ce6">
            <text:p>4,313<text:s/></text:p>
          </table:table-cell>
          <table:table-cell office:value-type="float" office:value="7824" table:style-name="ce6">
            <text:p>7,824<text:s/></text:p>
          </table:table-cell>
          <table:table-cell office:value-type="float" office:value="5976" table:style-name="ce6">
            <text:p>5,976<text:s/></text:p>
          </table:table-cell>
          <table:table-cell office:value-type="float" office:value="2252" table:style-name="ce6">
            <text:p>2,252<text:s/></text:p>
          </table:table-cell>
          <table:table-cell office:value-type="float" office:value="9075" table:style-name="ce6">
            <text:p>9,075<text:s/></text:p>
          </table:table-cell>
          <table:table-cell office:value-type="float" office:value="6775" table:style-name="ce6">
            <text:p>6,775<text:s/></text:p>
          </table:table-cell>
          <table:table-cell office:value-type="float" office:value="7217" table:style-name="ce6">
            <text:p>7,217<text:s/></text:p>
          </table:table-cell>
          <table:table-cell office:value-type="float" office:value="6205" table:style-name="ce6">
            <text:p>6,205<text:s/></text:p>
          </table:table-cell>
          <table:table-cell office:value-type="float" office:value="7060" table:style-name="ce6">
            <text:p>7,060<text:s/></text:p>
          </table:table-cell>
          <table:table-cell office:value-type="float" office:value="22808" table:style-name="ce6">
            <text:p>22,808<text:s/></text:p>
          </table:table-cell>
          <table:table-cell office:value-type="float" office:value="7786" table:style-name="ce6">
            <text:p>7,786<text:s/></text:p>
          </table:table-cell>
          <table:table-cell office:value-type="float" office:value="5153" table:style-name="ce6">
            <text:p>5,153<text:s/></text:p>
          </table:table-cell>
          <table:table-cell office:value-type="float" office:value="6230" table:style-name="ce6">
            <text:p>6,230<text:s/></text:p>
          </table:table-cell>
          <table:table-cell office:value-type="float" office:value="5891" table:style-name="ce6">
            <text:p>5,891<text:s/></text:p>
          </table:table-cell>
          <table:table-cell office:value-type="float" office:value="5073" table:style-name="ce6">
            <text:p>5,073<text:s/></text:p>
          </table:table-cell>
          <table:table-cell office:value-type="float" office:value="5892" table:style-name="ce6">
            <text:p>5,892<text:s/></text:p>
          </table:table-cell>
          <table:table-cell office:value-type="float" office:value="6314" table:style-name="ce6">
            <text:p>6,314<text:s/></text:p>
          </table:table-cell>
          <table:table-cell office:value-type="float" office:value="3332" table:style-name="ce6">
            <text:p>3,332<text:s/></text:p>
          </table:table-cell>
          <table:table-cell office:value-type="float" office:value="8113" table:style-name="ce6">
            <text:p>8,113<text:s/></text:p>
          </table:table-cell>
          <table:table-cell office:value-type="float" office:value="2292" table:style-name="ce6">
            <text:p>2,292<text:s/></text:p>
          </table:table-cell>
          <table:table-cell office:value-type="float" office:value="2792" table:style-name="ce6">
            <text:p>2,792<text:s/></text:p>
          </table:table-cell>
          <table:table-cell office:value-type="float" office:value="4751" table:style-name="ce6">
            <text:p>4,751<text:s/></text:p>
          </table:table-cell>
          <table:table-cell office:value-type="float" office:value="802" table:style-name="ce6">
            <text:p>802<text:s/></text:p>
          </table:table-cell>
          <table:table-cell office:value-type="float" office:value="1249" table:style-name="ce6">
            <text:p>1,249<text:s/></text:p>
          </table:table-cell>
          <table:table-cell office:value-type="float" office:value="1100" table:style-name="ce6">
            <text:p>1,100<text:s/></text:p>
          </table:table-cell>
          <table:table-cell office:value-type="float" office:value="2918" table:style-name="ce6">
            <text:p>2,918<text:s/></text:p>
          </table:table-cell>
          <table:table-cell office:value-type="float" office:value="2909" table:style-name="ce6">
            <text:p>2,909<text:s/></text:p>
          </table:table-cell>
          <table:table-cell office:value-type="float" office:value="3543" table:style-name="ce6">
            <text:p>3,543<text:s/></text:p>
          </table:table-cell>
          <table:table-cell office:value-type="float" office:value="7917" table:style-name="ce6">
            <text:p>7,917<text:s/></text:p>
          </table:table-cell>
          <table:table-cell office:value-type="float" office:value="2722" table:style-name="ce6">
            <text:p>2,722<text:s/></text:p>
          </table:table-cell>
          <table:table-cell office:value-type="float" office:value="3339" table:style-name="ce6">
            <text:p>3,339<text:s/></text:p>
          </table:table-cell>
          <table:table-cell office:value-type="float" office:value="2369" table:style-name="ce6">
            <text:p>2,369<text:s/></text:p>
          </table:table-cell>
          <table:table-cell office:value-type="float" office:value="6112" table:style-name="ce6">
            <text:p>6,112<text:s/></text:p>
          </table:table-cell>
          <table:table-cell office:value-type="float" office:value="6691" table:style-name="ce6">
            <text:p>6,691<text:s/></text:p>
          </table:table-cell>
          <table:table-cell office:value-type="float" office:value="7268" table:style-name="ce6">
            <text:p>7,268<text:s/></text:p>
          </table:table-cell>
          <table:table-cell office:value-type="float" office:value="7718" table:style-name="ce6">
            <text:p>7,718<text:s/></text:p>
          </table:table-cell>
          <table:table-cell office:value-type="float" office:value="9898" table:style-name="ce6">
            <text:p>9,898<text:s/></text:p>
          </table:table-cell>
          <table:table-cell office:value-type="float" office:value="6641" table:style-name="ce6">
            <text:p>6,641<text:s/></text:p>
          </table:table-cell>
          <table:table-cell office:value-type="float" office:value="3702" table:style-name="ce6">
            <text:p>3,702<text:s/></text:p>
          </table:table-cell>
          <table:table-cell office:value-type="float" office:value="10117" table:style-name="ce6">
            <text:p>10,117<text:s/></text:p>
          </table:table-cell>
          <table:table-cell office:value-type="float" office:value="4931" table:style-name="ce6">
            <text:p>4,931<text:s/></text:p>
          </table:table-cell>
          <table:table-cell office:value-type="float" office:value="7487" table:style-name="ce6">
            <text:p>7,487<text:s/></text:p>
          </table:table-cell>
          <table:table-cell office:value-type="float" office:value="6800" table:style-name="ce6">
            <text:p>6,800<text:s/></text:p>
          </table:table-cell>
          <table:table-cell office:value-type="float" office:value="4618" table:style-name="ce6">
            <text:p>4,618<text:s/></text:p>
          </table:table-cell>
          <table:table-cell office:value-type="float" office:value="13393" table:style-name="ce6">
            <text:p>13,393<text:s/></text:p>
          </table:table-cell>
          <table:table-cell office:value-type="float" office:value="5444" table:style-name="ce6">
            <text:p>5,444<text:s/></text:p>
          </table:table-cell>
          <table:table-cell office:value-type="float" office:value="4687" table:style-name="ce6">
            <text:p>4,687<text:s/></text:p>
          </table:table-cell>
          <table:table-cell office:value-type="float" office:value="4817" table:style-name="ce6">
            <text:p>4,817<text:s/></text:p>
          </table:table-cell>
          <table:table-cell office:value-type="float" office:value="4322" table:style-name="ce6">
            <text:p>4,322<text:s/></text:p>
          </table:table-cell>
          <table:table-cell office:value-type="float" office:value="3554" table:style-name="ce6">
            <text:p>3,554<text:s/></text:p>
          </table:table-cell>
          <table:table-cell office:value-type="float" office:value="5457" table:style-name="ce6">
            <text:p>5,457<text:s/></text:p>
          </table:table-cell>
          <table:table-cell office:value-type="float" office:value="4927" table:style-name="ce6">
            <text:p>4,927<text:s/></text:p>
          </table:table-cell>
          <table:table-cell office:value-type="float" office:value="1995" table:style-name="ce6">
            <text:p>1,995<text:s/></text:p>
          </table:table-cell>
          <table:table-cell office:value-type="float" office:value="3473" table:style-name="ce6">
            <text:p>3,473<text:s/></text:p>
          </table:table-cell>
          <table:table-cell office:value-type="float" office:value="10938" table:style-name="ce6">
            <text:p>10,938<text:s/></text:p>
          </table:table-cell>
          <table:table-cell office:value-type="float" office:value="5484" table:style-name="ce6">
            <text:p>5,484<text:s/></text:p>
          </table:table-cell>
          <table:table-cell office:value-type="float" office:value="6417" table:style-name="ce6">
            <text:p>6,417<text:s/></text:p>
          </table:table-cell>
          <table:table-cell office:value-type="float" office:value="6337" table:style-name="ce6">
            <text:p>6,337<text:s/></text:p>
          </table:table-cell>
          <table:table-cell office:value-type="float" office:value="2233" table:style-name="ce6">
            <text:p>2,233<text:s/></text:p>
          </table:table-cell>
          <table:table-cell office:value-type="float" office:value="2910" table:style-name="ce6">
            <text:p>2,910<text:s/></text:p>
          </table:table-cell>
          <table:table-cell office:value-type="float" office:value="1891" table:style-name="ce6">
            <text:p>1,891<text:s/></text:p>
          </table:table-cell>
          <table:table-cell office:value-type="float" office:value="1944" table:style-name="ce6">
            <text:p>1,944<text:s/></text:p>
          </table:table-cell>
          <table:table-cell office:value-type="float" office:value="1784" table:style-name="ce6">
            <text:p>1,784<text:s/></text:p>
          </table:table-cell>
          <table:table-cell office:value-type="float" office:value="3073" table:style-name="ce6">
            <text:p>3,073<text:s/></text:p>
          </table:table-cell>
          <table:table-cell office:value-type="float" office:value="2738" table:style-name="ce6">
            <text:p>2,738<text:s/></text:p>
          </table:table-cell>
          <table:table-cell office:value-type="float" office:value="3376" table:style-name="ce6">
            <text:p>3,376<text:s/></text:p>
          </table:table-cell>
          <table:table-cell office:value-type="float" office:value="4891" table:style-name="ce6">
            <text:p>4,891<text:s/></text:p>
          </table:table-cell>
          <table:table-cell office:value-type="float" office:value="7921" table:style-name="ce6">
            <text:p>7,921<text:s/></text:p>
          </table:table-cell>
          <table:table-cell office:value-type="float" office:value="5349" table:style-name="ce6">
            <text:p>5,349<text:s/></text:p>
          </table:table-cell>
          <table:table-cell office:value-type="float" office:value="4062" table:style-name="ce6">
            <text:p>4,062<text:s/></text:p>
          </table:table-cell>
          <table:table-cell office:value-type="float" office:value="3390" table:style-name="ce6">
            <text:p>3,390<text:s/></text:p>
          </table:table-cell>
          <table:table-cell office:value-type="float" office:value="3436" table:style-name="ce6">
            <text:p>3,436<text:s/></text:p>
          </table:table-cell>
          <table:table-cell office:value-type="float" office:value="3792" table:style-name="ce6">
            <text:p>3,792<text:s/></text:p>
          </table:table-cell>
          <table:table-cell office:value-type="float" office:value="3720" table:style-name="ce6">
            <text:p>3,720<text:s/></text:p>
          </table:table-cell>
          <table:table-cell office:value-type="float" office:value="3388" table:style-name="ce6">
            <text:p>3,388<text:s/></text:p>
          </table:table-cell>
          <table:table-cell office:value-type="float" office:value="3295" table:style-name="ce6">
            <text:p>3,295<text:s/></text:p>
          </table:table-cell>
          <table:table-cell office:value-type="float" office:value="391" table:style-name="ce6">
            <text:p>391<text:s/></text:p>
          </table:table-cell>
          <table:table-cell office:value-type="float" office:value="669" table:style-name="ce6">
            <text:p>669<text:s/></text:p>
          </table:table-cell>
          <table:table-cell office:value-type="float" office:value="1042" table:style-name="ce6">
            <text:p>1,042<text:s/></text:p>
          </table:table-cell>
          <table:table-cell office:value-type="float" office:value="1290" table:style-name="ce6">
            <text:p>1,290<text:s/></text:p>
          </table:table-cell>
          <table:table-cell office:value-type="float" office:value="770" table:style-name="ce6">
            <text:p>770<text:s/></text:p>
          </table:table-cell>
          <table:table-cell office:value-type="float" office:value="1123" table:style-name="ce6">
            <text:p>1,123<text:s/></text:p>
          </table:table-cell>
          <table:table-cell office:value-type="float" office:value="811" table:style-name="ce6">
            <text:p>811<text:s/></text:p>
          </table:table-cell>
          <table:table-cell office:value-type="float" office:value="1751" table:style-name="ce6">
            <text:p>1,751<text:s/></text:p>
          </table:table-cell>
          <table:table-cell office:value-type="float" office:value="600" table:style-name="ce6">
            <text:p>600<text:s/></text:p>
          </table:table-cell>
          <table:table-cell office:value-type="float" office:value="1009" table:style-name="ce6">
            <text:p>1,009<text:s/></text:p>
          </table:table-cell>
          <table:table-cell office:value-type="float" office:value="1411" table:style-name="ce6">
            <text:p>1,411<text:s/></text:p>
          </table:table-cell>
          <table:table-cell table:number-columns-repeated="16264"/>
        </table:table-row>
        <table:table-row table:style-name="ro2">
          <table:table-cell office:value-type="date" office:date-value="2021-05-25T00:00:00" table:style-name="ce5">
            <text:p>2021/5/25</text:p>
          </table:table-cell>
          <table:table-cell office:value-type="float" office:value="998" table:style-name="ce6">
            <text:p>998<text:s/></text:p>
          </table:table-cell>
          <table:table-cell office:value-type="float" office:value="3582" table:style-name="ce6">
            <text:p>3,582<text:s/></text:p>
          </table:table-cell>
          <table:table-cell office:value-type="float" office:value="10719" table:style-name="ce6">
            <text:p>10,719<text:s/></text:p>
          </table:table-cell>
          <table:table-cell office:value-type="float" office:value="8602" table:style-name="ce6">
            <text:p>8,602<text:s/></text:p>
          </table:table-cell>
          <table:table-cell office:value-type="float" office:value="5225" table:style-name="ce6">
            <text:p>5,225<text:s/></text:p>
          </table:table-cell>
          <table:table-cell office:value-type="float" office:value="3218" table:style-name="ce6">
            <text:p>3,218<text:s/></text:p>
          </table:table-cell>
          <table:table-cell office:value-type="float" office:value="2977" table:style-name="ce6">
            <text:p>2,977<text:s/></text:p>
          </table:table-cell>
          <table:table-cell office:value-type="float" office:value="1159" table:style-name="ce6">
            <text:p>1,159<text:s/></text:p>
          </table:table-cell>
          <table:table-cell office:value-type="float" office:value="933" table:style-name="ce6">
            <text:p>933<text:s/></text:p>
          </table:table-cell>
          <table:table-cell office:value-type="float" office:value="3131" table:style-name="ce6">
            <text:p>3,131<text:s/></text:p>
          </table:table-cell>
          <table:table-cell office:value-type="float" office:value="759" table:style-name="ce6">
            <text:p>759<text:s/></text:p>
          </table:table-cell>
          <table:table-cell office:value-type="float" office:value="1061" table:style-name="ce6">
            <text:p>1,061<text:s/></text:p>
          </table:table-cell>
          <table:table-cell office:value-type="float" office:value="654" table:style-name="ce6">
            <text:p>654<text:s/></text:p>
          </table:table-cell>
          <table:table-cell office:value-type="float" office:value="1780" table:style-name="ce6">
            <text:p>1,780<text:s/></text:p>
          </table:table-cell>
          <table:table-cell office:value-type="float" office:value="2317" table:style-name="ce6">
            <text:p>2,317<text:s/></text:p>
          </table:table-cell>
          <table:table-cell office:value-type="float" office:value="3908" table:style-name="ce6">
            <text:p>3,908<text:s/></text:p>
          </table:table-cell>
          <table:table-cell office:value-type="float" office:value="3960" table:style-name="ce6">
            <text:p>3,960<text:s/></text:p>
          </table:table-cell>
          <table:table-cell office:value-type="float" office:value="1119" table:style-name="ce6">
            <text:p>1,119<text:s/></text:p>
          </table:table-cell>
          <table:table-cell office:value-type="float" office:value="2390" table:style-name="ce6">
            <text:p>2,390<text:s/></text:p>
          </table:table-cell>
          <table:table-cell office:value-type="float" office:value="741" table:style-name="ce6">
            <text:p>741<text:s/></text:p>
          </table:table-cell>
          <table:table-cell office:value-type="float" office:value="1901" table:style-name="ce6">
            <text:p>1,901<text:s/></text:p>
          </table:table-cell>
          <table:table-cell office:value-type="float" office:value="2070" table:style-name="ce6">
            <text:p>2,070<text:s/></text:p>
          </table:table-cell>
          <table:table-cell office:value-type="float" office:value="1385" table:style-name="ce6">
            <text:p>1,385<text:s/></text:p>
          </table:table-cell>
          <table:table-cell office:value-type="float" office:value="7755" table:style-name="ce6">
            <text:p>7,755<text:s/></text:p>
          </table:table-cell>
          <table:table-cell office:value-type="float" office:value="598" table:style-name="ce6">
            <text:p>598<text:s/></text:p>
          </table:table-cell>
          <table:table-cell office:value-type="float" office:value="3463" table:style-name="ce6">
            <text:p>3,463<text:s/></text:p>
          </table:table-cell>
          <table:table-cell office:value-type="float" office:value="3194" table:style-name="ce6">
            <text:p>3,194<text:s/></text:p>
          </table:table-cell>
          <table:table-cell office:value-type="float" office:value="4059" table:style-name="ce6">
            <text:p>4,059<text:s/></text:p>
          </table:table-cell>
          <table:table-cell office:value-type="float" office:value="5852" table:style-name="ce6">
            <text:p>5,852<text:s/></text:p>
          </table:table-cell>
          <table:table-cell office:value-type="float" office:value="3977" table:style-name="ce6">
            <text:p>3,977<text:s/></text:p>
          </table:table-cell>
          <table:table-cell office:value-type="float" office:value="2825" table:style-name="ce6">
            <text:p>2,825<text:s/></text:p>
          </table:table-cell>
          <table:table-cell office:value-type="float" office:value="4657" table:style-name="ce6">
            <text:p>4,657<text:s/></text:p>
          </table:table-cell>
          <table:table-cell office:value-type="float" office:value="4110" table:style-name="ce6">
            <text:p>4,110<text:s/></text:p>
          </table:table-cell>
          <table:table-cell office:value-type="float" office:value="7793" table:style-name="ce6">
            <text:p>7,793<text:s/></text:p>
          </table:table-cell>
          <table:table-cell office:value-type="float" office:value="5678" table:style-name="ce6">
            <text:p>5,678<text:s/></text:p>
          </table:table-cell>
          <table:table-cell office:value-type="float" office:value="2023" table:style-name="ce6">
            <text:p>2,023<text:s/></text:p>
          </table:table-cell>
          <table:table-cell office:value-type="float" office:value="8846" table:style-name="ce6">
            <text:p>8,846<text:s/></text:p>
          </table:table-cell>
          <table:table-cell office:value-type="float" office:value="6596" table:style-name="ce6">
            <text:p>6,596<text:s/></text:p>
          </table:table-cell>
          <table:table-cell office:value-type="float" office:value="7086" table:style-name="ce6">
            <text:p>7,086<text:s/></text:p>
          </table:table-cell>
          <table:table-cell office:value-type="float" office:value="6041" table:style-name="ce6">
            <text:p>6,041<text:s/></text:p>
          </table:table-cell>
          <table:table-cell office:value-type="float" office:value="6944" table:style-name="ce6">
            <text:p>6,944<text:s/></text:p>
          </table:table-cell>
          <table:table-cell office:value-type="float" office:value="20973" table:style-name="ce6">
            <text:p>20,973<text:s/></text:p>
          </table:table-cell>
          <table:table-cell office:value-type="float" office:value="7862" table:style-name="ce6">
            <text:p>7,862<text:s/></text:p>
          </table:table-cell>
          <table:table-cell office:value-type="float" office:value="5050" table:style-name="ce6">
            <text:p>5,050<text:s/></text:p>
          </table:table-cell>
          <table:table-cell office:value-type="float" office:value="6083" table:style-name="ce6">
            <text:p>6,083<text:s/></text:p>
          </table:table-cell>
          <table:table-cell office:value-type="float" office:value="5747" table:style-name="ce6">
            <text:p>5,747<text:s/></text:p>
          </table:table-cell>
          <table:table-cell office:value-type="float" office:value="5047" table:style-name="ce6">
            <text:p>5,047<text:s/></text:p>
          </table:table-cell>
          <table:table-cell office:value-type="float" office:value="5891" table:style-name="ce6">
            <text:p>5,891<text:s/></text:p>
          </table:table-cell>
          <table:table-cell office:value-type="float" office:value="6299" table:style-name="ce6">
            <text:p>6,299<text:s/></text:p>
          </table:table-cell>
          <table:table-cell office:value-type="float" office:value="3334" table:style-name="ce6">
            <text:p>3,334<text:s/></text:p>
          </table:table-cell>
          <table:table-cell office:value-type="float" office:value="8123" table:style-name="ce6">
            <text:p>8,123<text:s/></text:p>
          </table:table-cell>
          <table:table-cell office:value-type="float" office:value="2188" table:style-name="ce6">
            <text:p>2,188<text:s/></text:p>
          </table:table-cell>
          <table:table-cell office:value-type="float" office:value="2673" table:style-name="ce6">
            <text:p>2,673<text:s/></text:p>
          </table:table-cell>
          <table:table-cell office:value-type="float" office:value="4846" table:style-name="ce6">
            <text:p>4,846<text:s/></text:p>
          </table:table-cell>
          <table:table-cell office:value-type="float" office:value="824" table:style-name="ce6">
            <text:p>824<text:s/></text:p>
          </table:table-cell>
          <table:table-cell office:value-type="float" office:value="1311" table:style-name="ce6">
            <text:p>1,311<text:s/></text:p>
          </table:table-cell>
          <table:table-cell office:value-type="float" office:value="1095" table:style-name="ce6">
            <text:p>1,095<text:s/></text:p>
          </table:table-cell>
          <table:table-cell office:value-type="float" office:value="2823" table:style-name="ce6">
            <text:p>2,823<text:s/></text:p>
          </table:table-cell>
          <table:table-cell office:value-type="float" office:value="2842" table:style-name="ce6">
            <text:p>2,842<text:s/></text:p>
          </table:table-cell>
          <table:table-cell office:value-type="float" office:value="3387" table:style-name="ce6">
            <text:p>3,387<text:s/></text:p>
          </table:table-cell>
          <table:table-cell office:value-type="float" office:value="7855" table:style-name="ce6">
            <text:p>7,855<text:s/></text:p>
          </table:table-cell>
          <table:table-cell office:value-type="float" office:value="2637" table:style-name="ce6">
            <text:p>2,637<text:s/></text:p>
          </table:table-cell>
          <table:table-cell office:value-type="float" office:value="3111" table:style-name="ce6">
            <text:p>3,111<text:s/></text:p>
          </table:table-cell>
          <table:table-cell office:value-type="float" office:value="2330" table:style-name="ce6">
            <text:p>2,330<text:s/></text:p>
          </table:table-cell>
          <table:table-cell office:value-type="float" office:value="6035" table:style-name="ce6">
            <text:p>6,035<text:s/></text:p>
          </table:table-cell>
          <table:table-cell office:value-type="float" office:value="6486" table:style-name="ce6">
            <text:p>6,486<text:s/></text:p>
          </table:table-cell>
          <table:table-cell office:value-type="float" office:value="7170" table:style-name="ce6">
            <text:p>7,170<text:s/></text:p>
          </table:table-cell>
          <table:table-cell office:value-type="float" office:value="7309" table:style-name="ce6">
            <text:p>7,309<text:s/></text:p>
          </table:table-cell>
          <table:table-cell office:value-type="float" office:value="9695" table:style-name="ce6">
            <text:p>9,695<text:s/></text:p>
          </table:table-cell>
          <table:table-cell office:value-type="float" office:value="6527" table:style-name="ce6">
            <text:p>6,527<text:s/></text:p>
          </table:table-cell>
          <table:table-cell office:value-type="float" office:value="3534" table:style-name="ce6">
            <text:p>3,534<text:s/></text:p>
          </table:table-cell>
          <table:table-cell office:value-type="float" office:value="9937" table:style-name="ce6">
            <text:p>9,937<text:s/></text:p>
          </table:table-cell>
          <table:table-cell office:value-type="float" office:value="4694" table:style-name="ce6">
            <text:p>4,694<text:s/></text:p>
          </table:table-cell>
          <table:table-cell office:value-type="float" office:value="7279" table:style-name="ce6">
            <text:p>7,279<text:s/></text:p>
          </table:table-cell>
          <table:table-cell office:value-type="float" office:value="6701" table:style-name="ce6">
            <text:p>6,701<text:s/></text:p>
          </table:table-cell>
          <table:table-cell office:value-type="float" office:value="4331" table:style-name="ce6">
            <text:p>4,331<text:s/></text:p>
          </table:table-cell>
          <table:table-cell office:value-type="float" office:value="12763" table:style-name="ce6">
            <text:p>12,763<text:s/></text:p>
          </table:table-cell>
          <table:table-cell office:value-type="float" office:value="5474" table:style-name="ce6">
            <text:p>5,474<text:s/></text:p>
          </table:table-cell>
          <table:table-cell office:value-type="float" office:value="4483" table:style-name="ce6">
            <text:p>4,483<text:s/></text:p>
          </table:table-cell>
          <table:table-cell office:value-type="float" office:value="4525" table:style-name="ce6">
            <text:p>4,525<text:s/></text:p>
          </table:table-cell>
          <table:table-cell office:value-type="float" office:value="4096" table:style-name="ce6">
            <text:p>4,096<text:s/></text:p>
          </table:table-cell>
          <table:table-cell office:value-type="float" office:value="3504" table:style-name="ce6">
            <text:p>3,504<text:s/></text:p>
          </table:table-cell>
          <table:table-cell office:value-type="float" office:value="5155" table:style-name="ce6">
            <text:p>5,155<text:s/></text:p>
          </table:table-cell>
          <table:table-cell office:value-type="float" office:value="4856" table:style-name="ce6">
            <text:p>4,856<text:s/></text:p>
          </table:table-cell>
          <table:table-cell office:value-type="float" office:value="1920" table:style-name="ce6">
            <text:p>1,920<text:s/></text:p>
          </table:table-cell>
          <table:table-cell office:value-type="float" office:value="3345" table:style-name="ce6">
            <text:p>3,345<text:s/></text:p>
          </table:table-cell>
          <table:table-cell office:value-type="float" office:value="10478" table:style-name="ce6">
            <text:p>10,478<text:s/></text:p>
          </table:table-cell>
          <table:table-cell office:value-type="float" office:value="5285" table:style-name="ce6">
            <text:p>5,285<text:s/></text:p>
          </table:table-cell>
          <table:table-cell office:value-type="float" office:value="6186" table:style-name="ce6">
            <text:p>6,186<text:s/></text:p>
          </table:table-cell>
          <table:table-cell office:value-type="float" office:value="6110" table:style-name="ce6">
            <text:p>6,110<text:s/></text:p>
          </table:table-cell>
          <table:table-cell office:value-type="float" office:value="2169" table:style-name="ce6">
            <text:p>2,169<text:s/></text:p>
          </table:table-cell>
          <table:table-cell office:value-type="float" office:value="2786" table:style-name="ce6">
            <text:p>2,786<text:s/></text:p>
          </table:table-cell>
          <table:table-cell office:value-type="float" office:value="1805" table:style-name="ce6">
            <text:p>1,805<text:s/></text:p>
          </table:table-cell>
          <table:table-cell office:value-type="float" office:value="1866" table:style-name="ce6">
            <text:p>1,866<text:s/></text:p>
          </table:table-cell>
          <table:table-cell office:value-type="float" office:value="1731" table:style-name="ce6">
            <text:p>1,731<text:s/></text:p>
          </table:table-cell>
          <table:table-cell office:value-type="float" office:value="3023" table:style-name="ce6">
            <text:p>3,023<text:s/></text:p>
          </table:table-cell>
          <table:table-cell office:value-type="float" office:value="2709" table:style-name="ce6">
            <text:p>2,709<text:s/></text:p>
          </table:table-cell>
          <table:table-cell office:value-type="float" office:value="3222" table:style-name="ce6">
            <text:p>3,222<text:s/></text:p>
          </table:table-cell>
          <table:table-cell office:value-type="float" office:value="4562" table:style-name="ce6">
            <text:p>4,562<text:s/></text:p>
          </table:table-cell>
          <table:table-cell office:value-type="float" office:value="7463" table:style-name="ce6">
            <text:p>7,463<text:s/></text:p>
          </table:table-cell>
          <table:table-cell office:value-type="float" office:value="5265" table:style-name="ce6">
            <text:p>5,265<text:s/></text:p>
          </table:table-cell>
          <table:table-cell office:value-type="float" office:value="3993" table:style-name="ce6">
            <text:p>3,993<text:s/></text:p>
          </table:table-cell>
          <table:table-cell office:value-type="float" office:value="3252" table:style-name="ce6">
            <text:p>3,252<text:s/></text:p>
          </table:table-cell>
          <table:table-cell office:value-type="float" office:value="3380" table:style-name="ce6">
            <text:p>3,380<text:s/></text:p>
          </table:table-cell>
          <table:table-cell office:value-type="float" office:value="3665" table:style-name="ce6">
            <text:p>3,665<text:s/></text:p>
          </table:table-cell>
          <table:table-cell office:value-type="float" office:value="3594" table:style-name="ce6">
            <text:p>3,594<text:s/></text:p>
          </table:table-cell>
          <table:table-cell office:value-type="float" office:value="3273" table:style-name="ce6">
            <text:p>3,273<text:s/></text:p>
          </table:table-cell>
          <table:table-cell office:value-type="float" office:value="3198" table:style-name="ce6">
            <text:p>3,198<text:s/></text:p>
          </table:table-cell>
          <table:table-cell office:value-type="float" office:value="364" table:style-name="ce6">
            <text:p>364<text:s/></text:p>
          </table:table-cell>
          <table:table-cell office:value-type="float" office:value="652" table:style-name="ce6">
            <text:p>652<text:s/></text:p>
          </table:table-cell>
          <table:table-cell office:value-type="float" office:value="990" table:style-name="ce6">
            <text:p>990<text:s/></text:p>
          </table:table-cell>
          <table:table-cell office:value-type="float" office:value="1274" table:style-name="ce6">
            <text:p>1,274<text:s/></text:p>
          </table:table-cell>
          <table:table-cell office:value-type="float" office:value="749" table:style-name="ce6">
            <text:p>749<text:s/></text:p>
          </table:table-cell>
          <table:table-cell office:value-type="float" office:value="1065" table:style-name="ce6">
            <text:p>1,065<text:s/></text:p>
          </table:table-cell>
          <table:table-cell office:value-type="float" office:value="769" table:style-name="ce6">
            <text:p>769<text:s/></text:p>
          </table:table-cell>
          <table:table-cell office:value-type="float" office:value="1614" table:style-name="ce6">
            <text:p>1,614<text:s/></text:p>
          </table:table-cell>
          <table:table-cell office:value-type="float" office:value="590" table:style-name="ce6">
            <text:p>590<text:s/></text:p>
          </table:table-cell>
          <table:table-cell office:value-type="float" office:value="958" table:style-name="ce6">
            <text:p>958<text:s/></text:p>
          </table:table-cell>
          <table:table-cell office:value-type="float" office:value="1384" table:style-name="ce6">
            <text:p>1,384<text:s/></text:p>
          </table:table-cell>
          <table:table-cell table:number-columns-repeated="16264"/>
        </table:table-row>
        <table:table-row table:style-name="ro2">
          <table:table-cell office:value-type="date" office:date-value="2021-05-26T00:00:00" table:style-name="ce5">
            <text:p>2021/5/26</text:p>
          </table:table-cell>
          <table:table-cell office:value-type="float" office:value="1016" table:style-name="ce6">
            <text:p>1,016<text:s/></text:p>
          </table:table-cell>
          <table:table-cell office:value-type="float" office:value="3437" table:style-name="ce6">
            <text:p>3,437<text:s/></text:p>
          </table:table-cell>
          <table:table-cell office:value-type="float" office:value="10242" table:style-name="ce6">
            <text:p>10,242<text:s/></text:p>
          </table:table-cell>
          <table:table-cell office:value-type="float" office:value="8435" table:style-name="ce6">
            <text:p>8,435<text:s/></text:p>
          </table:table-cell>
          <table:table-cell office:value-type="float" office:value="5073" table:style-name="ce6">
            <text:p>5,073<text:s/></text:p>
          </table:table-cell>
          <table:table-cell office:value-type="float" office:value="3071" table:style-name="ce6">
            <text:p>3,071<text:s/></text:p>
          </table:table-cell>
          <table:table-cell office:value-type="float" office:value="2792" table:style-name="ce6">
            <text:p>2,792<text:s/></text:p>
          </table:table-cell>
          <table:table-cell office:value-type="float" office:value="1143" table:style-name="ce6">
            <text:p>1,143<text:s/></text:p>
          </table:table-cell>
          <table:table-cell office:value-type="float" office:value="954" table:style-name="ce6">
            <text:p>954<text:s/></text:p>
          </table:table-cell>
          <table:table-cell office:value-type="float" office:value="3008" table:style-name="ce6">
            <text:p>3,008<text:s/></text:p>
          </table:table-cell>
          <table:table-cell office:value-type="float" office:value="745" table:style-name="ce6">
            <text:p>745<text:s/></text:p>
          </table:table-cell>
          <table:table-cell office:value-type="float" office:value="1004" table:style-name="ce6">
            <text:p>1,004<text:s/></text:p>
          </table:table-cell>
          <table:table-cell office:value-type="float" office:value="624" table:style-name="ce6">
            <text:p>624<text:s/></text:p>
          </table:table-cell>
          <table:table-cell office:value-type="float" office:value="1700" table:style-name="ce6">
            <text:p>1,700<text:s/></text:p>
          </table:table-cell>
          <table:table-cell office:value-type="float" office:value="2155" table:style-name="ce6">
            <text:p>2,155<text:s/></text:p>
          </table:table-cell>
          <table:table-cell office:value-type="float" office:value="3671" table:style-name="ce6">
            <text:p>3,671<text:s/></text:p>
          </table:table-cell>
          <table:table-cell office:value-type="float" office:value="3760" table:style-name="ce6">
            <text:p>3,760<text:s/></text:p>
          </table:table-cell>
          <table:table-cell office:value-type="float" office:value="1091" table:style-name="ce6">
            <text:p>1,091<text:s/></text:p>
          </table:table-cell>
          <table:table-cell office:value-type="float" office:value="2203" table:style-name="ce6">
            <text:p>2,203<text:s/></text:p>
          </table:table-cell>
          <table:table-cell office:value-type="float" office:value="709" table:style-name="ce6">
            <text:p>709<text:s/></text:p>
          </table:table-cell>
          <table:table-cell office:value-type="float" office:value="1909" table:style-name="ce6">
            <text:p>1,909<text:s/></text:p>
          </table:table-cell>
          <table:table-cell office:value-type="float" office:value="1957" table:style-name="ce6">
            <text:p>1,957<text:s/></text:p>
          </table:table-cell>
          <table:table-cell office:value-type="float" office:value="1305" table:style-name="ce6">
            <text:p>1,305<text:s/></text:p>
          </table:table-cell>
          <table:table-cell office:value-type="float" office:value="7491" table:style-name="ce6">
            <text:p>7,491<text:s/></text:p>
          </table:table-cell>
          <table:table-cell office:value-type="float" office:value="634" table:style-name="ce6">
            <text:p>634<text:s/></text:p>
          </table:table-cell>
          <table:table-cell office:value-type="float" office:value="3354" table:style-name="ce6">
            <text:p>3,354<text:s/></text:p>
          </table:table-cell>
          <table:table-cell office:value-type="float" office:value="3184" table:style-name="ce6">
            <text:p>3,184<text:s/></text:p>
          </table:table-cell>
          <table:table-cell office:value-type="float" office:value="4015" table:style-name="ce6">
            <text:p>4,015<text:s/></text:p>
          </table:table-cell>
          <table:table-cell office:value-type="float" office:value="5693" table:style-name="ce6">
            <text:p>5,693<text:s/></text:p>
          </table:table-cell>
          <table:table-cell office:value-type="float" office:value="3895" table:style-name="ce6">
            <text:p>3,895<text:s/></text:p>
          </table:table-cell>
          <table:table-cell office:value-type="float" office:value="2801" table:style-name="ce6">
            <text:p>2,801<text:s/></text:p>
          </table:table-cell>
          <table:table-cell office:value-type="float" office:value="4616" table:style-name="ce6">
            <text:p>4,616<text:s/></text:p>
          </table:table-cell>
          <table:table-cell office:value-type="float" office:value="4003" table:style-name="ce6">
            <text:p>4,003<text:s/></text:p>
          </table:table-cell>
          <table:table-cell office:value-type="float" office:value="7574" table:style-name="ce6">
            <text:p>7,574<text:s/></text:p>
          </table:table-cell>
          <table:table-cell office:value-type="float" office:value="5618" table:style-name="ce6">
            <text:p>5,618<text:s/></text:p>
          </table:table-cell>
          <table:table-cell office:value-type="float" office:value="2029" table:style-name="ce6">
            <text:p>2,029<text:s/></text:p>
          </table:table-cell>
          <table:table-cell office:value-type="float" office:value="8793" table:style-name="ce6">
            <text:p>8,793<text:s/></text:p>
          </table:table-cell>
          <table:table-cell office:value-type="float" office:value="6393" table:style-name="ce6">
            <text:p>6,393<text:s/></text:p>
          </table:table-cell>
          <table:table-cell office:value-type="float" office:value="6854" table:style-name="ce6">
            <text:p>6,854<text:s/></text:p>
          </table:table-cell>
          <table:table-cell office:value-type="float" office:value="6014" table:style-name="ce6">
            <text:p>6,014<text:s/></text:p>
          </table:table-cell>
          <table:table-cell office:value-type="float" office:value="6833" table:style-name="ce6">
            <text:p>6,833<text:s/></text:p>
          </table:table-cell>
          <table:table-cell office:value-type="float" office:value="21044" table:style-name="ce6">
            <text:p>21,044<text:s/></text:p>
          </table:table-cell>
          <table:table-cell office:value-type="float" office:value="7910" table:style-name="ce6">
            <text:p>7,910<text:s/></text:p>
          </table:table-cell>
          <table:table-cell office:value-type="float" office:value="5031" table:style-name="ce6">
            <text:p>5,031<text:s/></text:p>
          </table:table-cell>
          <table:table-cell office:value-type="float" office:value="5945" table:style-name="ce6">
            <text:p>5,945<text:s/></text:p>
          </table:table-cell>
          <table:table-cell office:value-type="float" office:value="5596" table:style-name="ce6">
            <text:p>5,596<text:s/></text:p>
          </table:table-cell>
          <table:table-cell office:value-type="float" office:value="5031" table:style-name="ce6">
            <text:p>5,031<text:s/></text:p>
          </table:table-cell>
          <table:table-cell office:value-type="float" office:value="5774" table:style-name="ce6">
            <text:p>5,774<text:s/></text:p>
          </table:table-cell>
          <table:table-cell office:value-type="float" office:value="6171" table:style-name="ce6">
            <text:p>6,171<text:s/></text:p>
          </table:table-cell>
          <table:table-cell office:value-type="float" office:value="3234" table:style-name="ce6">
            <text:p>3,234<text:s/></text:p>
          </table:table-cell>
          <table:table-cell office:value-type="float" office:value="8080" table:style-name="ce6">
            <text:p>8,080<text:s/></text:p>
          </table:table-cell>
          <table:table-cell office:value-type="float" office:value="2227" table:style-name="ce6">
            <text:p>2,227<text:s/></text:p>
          </table:table-cell>
          <table:table-cell office:value-type="float" office:value="2666" table:style-name="ce6">
            <text:p>2,666<text:s/></text:p>
          </table:table-cell>
          <table:table-cell office:value-type="float" office:value="4742" table:style-name="ce6">
            <text:p>4,742<text:s/></text:p>
          </table:table-cell>
          <table:table-cell office:value-type="float" office:value="749" table:style-name="ce6">
            <text:p>749<text:s/></text:p>
          </table:table-cell>
          <table:table-cell office:value-type="float" office:value="1313" table:style-name="ce6">
            <text:p>1,313<text:s/></text:p>
          </table:table-cell>
          <table:table-cell office:value-type="float" office:value="1056" table:style-name="ce6">
            <text:p>1,056<text:s/></text:p>
          </table:table-cell>
          <table:table-cell office:value-type="float" office:value="2800" table:style-name="ce6">
            <text:p>2,800<text:s/></text:p>
          </table:table-cell>
          <table:table-cell office:value-type="float" office:value="2750" table:style-name="ce6">
            <text:p>2,750<text:s/></text:p>
          </table:table-cell>
          <table:table-cell office:value-type="float" office:value="3302" table:style-name="ce6">
            <text:p>3,302<text:s/></text:p>
          </table:table-cell>
          <table:table-cell office:value-type="float" office:value="7794" table:style-name="ce6">
            <text:p>7,794<text:s/></text:p>
          </table:table-cell>
          <table:table-cell office:value-type="float" office:value="2565" table:style-name="ce6">
            <text:p>2,565<text:s/></text:p>
          </table:table-cell>
          <table:table-cell office:value-type="float" office:value="3106" table:style-name="ce6">
            <text:p>3,106<text:s/></text:p>
          </table:table-cell>
          <table:table-cell office:value-type="float" office:value="2236" table:style-name="ce6">
            <text:p>2,236<text:s/></text:p>
          </table:table-cell>
          <table:table-cell office:value-type="float" office:value="5991" table:style-name="ce6">
            <text:p>5,991<text:s/></text:p>
          </table:table-cell>
          <table:table-cell office:value-type="float" office:value="6378" table:style-name="ce6">
            <text:p>6,378<text:s/></text:p>
          </table:table-cell>
          <table:table-cell office:value-type="float" office:value="6977" table:style-name="ce6">
            <text:p>6,977<text:s/></text:p>
          </table:table-cell>
          <table:table-cell office:value-type="float" office:value="7273" table:style-name="ce6">
            <text:p>7,273<text:s/></text:p>
          </table:table-cell>
          <table:table-cell office:value-type="float" office:value="9601" table:style-name="ce6">
            <text:p>9,601<text:s/></text:p>
          </table:table-cell>
          <table:table-cell office:value-type="float" office:value="6474" table:style-name="ce6">
            <text:p>6,474<text:s/></text:p>
          </table:table-cell>
          <table:table-cell office:value-type="float" office:value="3496" table:style-name="ce6">
            <text:p>3,496<text:s/></text:p>
          </table:table-cell>
          <table:table-cell office:value-type="float" office:value="9767" table:style-name="ce6">
            <text:p>9,767<text:s/></text:p>
          </table:table-cell>
          <table:table-cell office:value-type="float" office:value="4640" table:style-name="ce6">
            <text:p>4,640<text:s/></text:p>
          </table:table-cell>
          <table:table-cell office:value-type="float" office:value="7292" table:style-name="ce6">
            <text:p>7,292<text:s/></text:p>
          </table:table-cell>
          <table:table-cell office:value-type="float" office:value="6548" table:style-name="ce6">
            <text:p>6,548<text:s/></text:p>
          </table:table-cell>
          <table:table-cell office:value-type="float" office:value="4314" table:style-name="ce6">
            <text:p>4,314<text:s/></text:p>
          </table:table-cell>
          <table:table-cell office:value-type="float" office:value="12567" table:style-name="ce6">
            <text:p>12,567<text:s/></text:p>
          </table:table-cell>
          <table:table-cell office:value-type="float" office:value="5281" table:style-name="ce6">
            <text:p>5,281<text:s/></text:p>
          </table:table-cell>
          <table:table-cell office:value-type="float" office:value="4353" table:style-name="ce6">
            <text:p>4,353<text:s/></text:p>
          </table:table-cell>
          <table:table-cell office:value-type="float" office:value="4306" table:style-name="ce6">
            <text:p>4,306<text:s/></text:p>
          </table:table-cell>
          <table:table-cell office:value-type="float" office:value="3966" table:style-name="ce6">
            <text:p>3,966<text:s/></text:p>
          </table:table-cell>
          <table:table-cell office:value-type="float" office:value="3439" table:style-name="ce6">
            <text:p>3,439<text:s/></text:p>
          </table:table-cell>
          <table:table-cell office:value-type="float" office:value="5053" table:style-name="ce6">
            <text:p>5,053<text:s/></text:p>
          </table:table-cell>
          <table:table-cell office:value-type="float" office:value="4669" table:style-name="ce6">
            <text:p>4,669<text:s/></text:p>
          </table:table-cell>
          <table:table-cell office:value-type="float" office:value="1822" table:style-name="ce6">
            <text:p>1,822<text:s/></text:p>
          </table:table-cell>
          <table:table-cell office:value-type="float" office:value="3269" table:style-name="ce6">
            <text:p>3,269<text:s/></text:p>
          </table:table-cell>
          <table:table-cell office:value-type="float" office:value="10265" table:style-name="ce6">
            <text:p>10,265<text:s/></text:p>
          </table:table-cell>
          <table:table-cell office:value-type="float" office:value="5033" table:style-name="ce6">
            <text:p>5,033<text:s/></text:p>
          </table:table-cell>
          <table:table-cell office:value-type="float" office:value="6036" table:style-name="ce6">
            <text:p>6,036<text:s/></text:p>
          </table:table-cell>
          <table:table-cell office:value-type="float" office:value="6094" table:style-name="ce6">
            <text:p>6,094<text:s/></text:p>
          </table:table-cell>
          <table:table-cell office:value-type="float" office:value="2185" table:style-name="ce6">
            <text:p>2,185<text:s/></text:p>
          </table:table-cell>
          <table:table-cell office:value-type="float" office:value="2816" table:style-name="ce6">
            <text:p>2,816<text:s/></text:p>
          </table:table-cell>
          <table:table-cell office:value-type="float" office:value="1774" table:style-name="ce6">
            <text:p>1,774<text:s/></text:p>
          </table:table-cell>
          <table:table-cell office:value-type="float" office:value="1816" table:style-name="ce6">
            <text:p>1,816<text:s/></text:p>
          </table:table-cell>
          <table:table-cell office:value-type="float" office:value="1693" table:style-name="ce6">
            <text:p>1,693<text:s/></text:p>
          </table:table-cell>
          <table:table-cell office:value-type="float" office:value="2917" table:style-name="ce6">
            <text:p>2,917<text:s/></text:p>
          </table:table-cell>
          <table:table-cell office:value-type="float" office:value="2712" table:style-name="ce6">
            <text:p>2,712<text:s/></text:p>
          </table:table-cell>
          <table:table-cell office:value-type="float" office:value="3200" table:style-name="ce6">
            <text:p>3,200<text:s/></text:p>
          </table:table-cell>
          <table:table-cell office:value-type="float" office:value="4554" table:style-name="ce6">
            <text:p>4,554<text:s/></text:p>
          </table:table-cell>
          <table:table-cell office:value-type="float" office:value="7411" table:style-name="ce6">
            <text:p>7,411<text:s/></text:p>
          </table:table-cell>
          <table:table-cell office:value-type="float" office:value="5143" table:style-name="ce6">
            <text:p>5,143<text:s/></text:p>
          </table:table-cell>
          <table:table-cell office:value-type="float" office:value="3907" table:style-name="ce6">
            <text:p>3,907<text:s/></text:p>
          </table:table-cell>
          <table:table-cell office:value-type="float" office:value="3330" table:style-name="ce6">
            <text:p>3,330<text:s/></text:p>
          </table:table-cell>
          <table:table-cell office:value-type="float" office:value="3346" table:style-name="ce6">
            <text:p>3,346<text:s/></text:p>
          </table:table-cell>
          <table:table-cell office:value-type="float" office:value="3612" table:style-name="ce6">
            <text:p>3,612<text:s/></text:p>
          </table:table-cell>
          <table:table-cell office:value-type="float" office:value="3578" table:style-name="ce6">
            <text:p>3,578<text:s/></text:p>
          </table:table-cell>
          <table:table-cell office:value-type="float" office:value="3250" table:style-name="ce6">
            <text:p>3,250<text:s/></text:p>
          </table:table-cell>
          <table:table-cell office:value-type="float" office:value="3158" table:style-name="ce6">
            <text:p>3,158<text:s/></text:p>
          </table:table-cell>
          <table:table-cell office:value-type="float" office:value="359" table:style-name="ce6">
            <text:p>359<text:s/></text:p>
          </table:table-cell>
          <table:table-cell office:value-type="float" office:value="623" table:style-name="ce6">
            <text:p>623<text:s/></text:p>
          </table:table-cell>
          <table:table-cell office:value-type="float" office:value="961" table:style-name="ce6">
            <text:p>961<text:s/></text:p>
          </table:table-cell>
          <table:table-cell office:value-type="float" office:value="1226" table:style-name="ce6">
            <text:p>1,226<text:s/></text:p>
          </table:table-cell>
          <table:table-cell office:value-type="float" office:value="707" table:style-name="ce6">
            <text:p>707<text:s/></text:p>
          </table:table-cell>
          <table:table-cell office:value-type="float" office:value="1007" table:style-name="ce6">
            <text:p>1,007<text:s/></text:p>
          </table:table-cell>
          <table:table-cell office:value-type="float" office:value="742" table:style-name="ce6">
            <text:p>742<text:s/></text:p>
          </table:table-cell>
          <table:table-cell office:value-type="float" office:value="1620" table:style-name="ce6">
            <text:p>1,620<text:s/></text:p>
          </table:table-cell>
          <table:table-cell office:value-type="float" office:value="571" table:style-name="ce6">
            <text:p>571<text:s/></text:p>
          </table:table-cell>
          <table:table-cell office:value-type="float" office:value="952" table:style-name="ce6">
            <text:p>952<text:s/></text:p>
          </table:table-cell>
          <table:table-cell office:value-type="float" office:value="1344" table:style-name="ce6">
            <text:p>1,344<text:s/></text:p>
          </table:table-cell>
          <table:table-cell table:number-columns-repeated="16264"/>
        </table:table-row>
        <table:table-row table:style-name="ro2">
          <table:table-cell office:value-type="date" office:date-value="2021-05-27T00:00:00" table:style-name="ce5">
            <text:p>2021/5/27</text:p>
          </table:table-cell>
          <table:table-cell office:value-type="float" office:value="922" table:style-name="ce6">
            <text:p>922<text:s/></text:p>
          </table:table-cell>
          <table:table-cell office:value-type="float" office:value="3389" table:style-name="ce6">
            <text:p>3,389<text:s/></text:p>
          </table:table-cell>
          <table:table-cell office:value-type="float" office:value="9943" table:style-name="ce6">
            <text:p>9,943<text:s/></text:p>
          </table:table-cell>
          <table:table-cell office:value-type="float" office:value="8392" table:style-name="ce6">
            <text:p>8,392<text:s/></text:p>
          </table:table-cell>
          <table:table-cell office:value-type="float" office:value="4946" table:style-name="ce6">
            <text:p>4,946<text:s/></text:p>
          </table:table-cell>
          <table:table-cell office:value-type="float" office:value="3048" table:style-name="ce6">
            <text:p>3,048<text:s/></text:p>
          </table:table-cell>
          <table:table-cell office:value-type="float" office:value="2830" table:style-name="ce6">
            <text:p>2,830<text:s/></text:p>
          </table:table-cell>
          <table:table-cell office:value-type="float" office:value="1107" table:style-name="ce6">
            <text:p>1,107<text:s/></text:p>
          </table:table-cell>
          <table:table-cell office:value-type="float" office:value="846" table:style-name="ce6">
            <text:p>846<text:s/></text:p>
          </table:table-cell>
          <table:table-cell office:value-type="float" office:value="2933" table:style-name="ce6">
            <text:p>2,933<text:s/></text:p>
          </table:table-cell>
          <table:table-cell office:value-type="float" office:value="713" table:style-name="ce6">
            <text:p>713<text:s/></text:p>
          </table:table-cell>
          <table:table-cell office:value-type="float" office:value="992" table:style-name="ce6">
            <text:p>992<text:s/></text:p>
          </table:table-cell>
          <table:table-cell office:value-type="float" office:value="642" table:style-name="ce6">
            <text:p>642<text:s/></text:p>
          </table:table-cell>
          <table:table-cell office:value-type="float" office:value="1720" table:style-name="ce6">
            <text:p>1,720<text:s/></text:p>
          </table:table-cell>
          <table:table-cell office:value-type="float" office:value="2105" table:style-name="ce6">
            <text:p>2,105<text:s/></text:p>
          </table:table-cell>
          <table:table-cell office:value-type="float" office:value="3501" table:style-name="ce6">
            <text:p>3,501<text:s/></text:p>
          </table:table-cell>
          <table:table-cell office:value-type="float" office:value="3621" table:style-name="ce6">
            <text:p>3,621<text:s/></text:p>
          </table:table-cell>
          <table:table-cell office:value-type="float" office:value="1028" table:style-name="ce6">
            <text:p>1,028<text:s/></text:p>
          </table:table-cell>
          <table:table-cell office:value-type="float" office:value="2190" table:style-name="ce6">
            <text:p>2,190<text:s/></text:p>
          </table:table-cell>
          <table:table-cell office:value-type="float" office:value="637" table:style-name="ce6">
            <text:p>637<text:s/></text:p>
          </table:table-cell>
          <table:table-cell office:value-type="float" office:value="1802" table:style-name="ce6">
            <text:p>1,802<text:s/></text:p>
          </table:table-cell>
          <table:table-cell office:value-type="float" office:value="1892" table:style-name="ce6">
            <text:p>1,892<text:s/></text:p>
          </table:table-cell>
          <table:table-cell office:value-type="float" office:value="1268" table:style-name="ce6">
            <text:p>1,268<text:s/></text:p>
          </table:table-cell>
          <table:table-cell office:value-type="float" office:value="7355" table:style-name="ce6">
            <text:p>7,355<text:s/></text:p>
          </table:table-cell>
          <table:table-cell office:value-type="float" office:value="618" table:style-name="ce6">
            <text:p>618<text:s/></text:p>
          </table:table-cell>
          <table:table-cell office:value-type="float" office:value="3338" table:style-name="ce6">
            <text:p>3,338<text:s/></text:p>
          </table:table-cell>
          <table:table-cell office:value-type="float" office:value="3101" table:style-name="ce6">
            <text:p>3,101<text:s/></text:p>
          </table:table-cell>
          <table:table-cell office:value-type="float" office:value="3896" table:style-name="ce6">
            <text:p>3,896<text:s/></text:p>
          </table:table-cell>
          <table:table-cell office:value-type="float" office:value="5807" table:style-name="ce6">
            <text:p>5,807<text:s/></text:p>
          </table:table-cell>
          <table:table-cell office:value-type="float" office:value="3803" table:style-name="ce6">
            <text:p>3,803<text:s/></text:p>
          </table:table-cell>
          <table:table-cell office:value-type="float" office:value="2770" table:style-name="ce6">
            <text:p>2,770<text:s/></text:p>
          </table:table-cell>
          <table:table-cell office:value-type="float" office:value="4487" table:style-name="ce6">
            <text:p>4,487<text:s/></text:p>
          </table:table-cell>
          <table:table-cell office:value-type="float" office:value="3993" table:style-name="ce6">
            <text:p>3,993<text:s/></text:p>
          </table:table-cell>
          <table:table-cell office:value-type="float" office:value="7491" table:style-name="ce6">
            <text:p>7,491<text:s/></text:p>
          </table:table-cell>
          <table:table-cell office:value-type="float" office:value="5764" table:style-name="ce6">
            <text:p>5,764<text:s/></text:p>
          </table:table-cell>
          <table:table-cell office:value-type="float" office:value="2070" table:style-name="ce6">
            <text:p>2,070<text:s/></text:p>
          </table:table-cell>
          <table:table-cell office:value-type="float" office:value="8590" table:style-name="ce6">
            <text:p>8,590<text:s/></text:p>
          </table:table-cell>
          <table:table-cell office:value-type="float" office:value="6425" table:style-name="ce6">
            <text:p>6,425<text:s/></text:p>
          </table:table-cell>
          <table:table-cell office:value-type="float" office:value="6871" table:style-name="ce6">
            <text:p>6,871<text:s/></text:p>
          </table:table-cell>
          <table:table-cell office:value-type="float" office:value="5947" table:style-name="ce6">
            <text:p>5,947<text:s/></text:p>
          </table:table-cell>
          <table:table-cell office:value-type="float" office:value="6488" table:style-name="ce6">
            <text:p>6,488<text:s/></text:p>
          </table:table-cell>
          <table:table-cell office:value-type="float" office:value="20711" table:style-name="ce6">
            <text:p>20,711<text:s/></text:p>
          </table:table-cell>
          <table:table-cell office:value-type="float" office:value="7833" table:style-name="ce6">
            <text:p>7,833<text:s/></text:p>
          </table:table-cell>
          <table:table-cell office:value-type="float" office:value="4807" table:style-name="ce6">
            <text:p>4,807<text:s/></text:p>
          </table:table-cell>
          <table:table-cell office:value-type="float" office:value="5852" table:style-name="ce6">
            <text:p>5,852<text:s/></text:p>
          </table:table-cell>
          <table:table-cell office:value-type="float" office:value="5583" table:style-name="ce6">
            <text:p>5,583<text:s/></text:p>
          </table:table-cell>
          <table:table-cell office:value-type="float" office:value="4919" table:style-name="ce6">
            <text:p>4,919<text:s/></text:p>
          </table:table-cell>
          <table:table-cell office:value-type="float" office:value="5822" table:style-name="ce6">
            <text:p>5,822<text:s/></text:p>
          </table:table-cell>
          <table:table-cell office:value-type="float" office:value="6024" table:style-name="ce6">
            <text:p>6,024<text:s/></text:p>
          </table:table-cell>
          <table:table-cell office:value-type="float" office:value="3158" table:style-name="ce6">
            <text:p>3,158<text:s/></text:p>
          </table:table-cell>
          <table:table-cell office:value-type="float" office:value="7758" table:style-name="ce6">
            <text:p>7,758<text:s/></text:p>
          </table:table-cell>
          <table:table-cell office:value-type="float" office:value="2189" table:style-name="ce6">
            <text:p>2,189<text:s/></text:p>
          </table:table-cell>
          <table:table-cell office:value-type="float" office:value="2651" table:style-name="ce6">
            <text:p>2,651<text:s/></text:p>
          </table:table-cell>
          <table:table-cell office:value-type="float" office:value="4550" table:style-name="ce6">
            <text:p>4,550<text:s/></text:p>
          </table:table-cell>
          <table:table-cell office:value-type="float" office:value="780" table:style-name="ce6">
            <text:p>780<text:s/></text:p>
          </table:table-cell>
          <table:table-cell office:value-type="float" office:value="1275" table:style-name="ce6">
            <text:p>1,275<text:s/></text:p>
          </table:table-cell>
          <table:table-cell office:value-type="float" office:value="1006" table:style-name="ce6">
            <text:p>1,006<text:s/></text:p>
          </table:table-cell>
          <table:table-cell office:value-type="float" office:value="2781" table:style-name="ce6">
            <text:p>2,781<text:s/></text:p>
          </table:table-cell>
          <table:table-cell office:value-type="float" office:value="2797" table:style-name="ce6">
            <text:p>2,797<text:s/></text:p>
          </table:table-cell>
          <table:table-cell office:value-type="float" office:value="3257" table:style-name="ce6">
            <text:p>3,257<text:s/></text:p>
          </table:table-cell>
          <table:table-cell office:value-type="float" office:value="7658" table:style-name="ce6">
            <text:p>7,658<text:s/></text:p>
          </table:table-cell>
          <table:table-cell office:value-type="float" office:value="2562" table:style-name="ce6">
            <text:p>2,562<text:s/></text:p>
          </table:table-cell>
          <table:table-cell office:value-type="float" office:value="3066" table:style-name="ce6">
            <text:p>3,066<text:s/></text:p>
          </table:table-cell>
          <table:table-cell office:value-type="float" office:value="2225" table:style-name="ce6">
            <text:p>2,225<text:s/></text:p>
          </table:table-cell>
          <table:table-cell office:value-type="float" office:value="5786" table:style-name="ce6">
            <text:p>5,786<text:s/></text:p>
          </table:table-cell>
          <table:table-cell office:value-type="float" office:value="6332" table:style-name="ce6">
            <text:p>6,332<text:s/></text:p>
          </table:table-cell>
          <table:table-cell office:value-type="float" office:value="7030" table:style-name="ce6">
            <text:p>7,030<text:s/></text:p>
          </table:table-cell>
          <table:table-cell office:value-type="float" office:value="7100" table:style-name="ce6">
            <text:p>7,100<text:s/></text:p>
          </table:table-cell>
          <table:table-cell office:value-type="float" office:value="9421" table:style-name="ce6">
            <text:p>9,421<text:s/></text:p>
          </table:table-cell>
          <table:table-cell office:value-type="float" office:value="6317" table:style-name="ce6">
            <text:p>6,317<text:s/></text:p>
          </table:table-cell>
          <table:table-cell office:value-type="float" office:value="3527" table:style-name="ce6">
            <text:p>3,527<text:s/></text:p>
          </table:table-cell>
          <table:table-cell office:value-type="float" office:value="9643" table:style-name="ce6">
            <text:p>9,643<text:s/></text:p>
          </table:table-cell>
          <table:table-cell office:value-type="float" office:value="4627" table:style-name="ce6">
            <text:p>4,627<text:s/></text:p>
          </table:table-cell>
          <table:table-cell office:value-type="float" office:value="7306" table:style-name="ce6">
            <text:p>7,306<text:s/></text:p>
          </table:table-cell>
          <table:table-cell office:value-type="float" office:value="6437" table:style-name="ce6">
            <text:p>6,437<text:s/></text:p>
          </table:table-cell>
          <table:table-cell office:value-type="float" office:value="4254" table:style-name="ce6">
            <text:p>4,254<text:s/></text:p>
          </table:table-cell>
          <table:table-cell office:value-type="float" office:value="12336" table:style-name="ce6">
            <text:p>12,336<text:s/></text:p>
          </table:table-cell>
          <table:table-cell office:value-type="float" office:value="5194" table:style-name="ce6">
            <text:p>5,194<text:s/></text:p>
          </table:table-cell>
          <table:table-cell office:value-type="float" office:value="4408" table:style-name="ce6">
            <text:p>4,408<text:s/></text:p>
          </table:table-cell>
          <table:table-cell office:value-type="float" office:value="4375" table:style-name="ce6">
            <text:p>4,375<text:s/></text:p>
          </table:table-cell>
          <table:table-cell office:value-type="float" office:value="3987" table:style-name="ce6">
            <text:p>3,987<text:s/></text:p>
          </table:table-cell>
          <table:table-cell office:value-type="float" office:value="3358" table:style-name="ce6">
            <text:p>3,358<text:s/></text:p>
          </table:table-cell>
          <table:table-cell office:value-type="float" office:value="4752" table:style-name="ce6">
            <text:p>4,752<text:s/></text:p>
          </table:table-cell>
          <table:table-cell office:value-type="float" office:value="4646" table:style-name="ce6">
            <text:p>4,646<text:s/></text:p>
          </table:table-cell>
          <table:table-cell office:value-type="float" office:value="1821" table:style-name="ce6">
            <text:p>1,821<text:s/></text:p>
          </table:table-cell>
          <table:table-cell office:value-type="float" office:value="3267" table:style-name="ce6">
            <text:p>3,267<text:s/></text:p>
          </table:table-cell>
          <table:table-cell office:value-type="float" office:value="10085" table:style-name="ce6">
            <text:p>10,085<text:s/></text:p>
          </table:table-cell>
          <table:table-cell office:value-type="float" office:value="5144" table:style-name="ce6">
            <text:p>5,144<text:s/></text:p>
          </table:table-cell>
          <table:table-cell office:value-type="float" office:value="5981" table:style-name="ce6">
            <text:p>5,981<text:s/></text:p>
          </table:table-cell>
          <table:table-cell office:value-type="float" office:value="5829" table:style-name="ce6">
            <text:p>5,829<text:s/></text:p>
          </table:table-cell>
          <table:table-cell office:value-type="float" office:value="2058" table:style-name="ce6">
            <text:p>2,058<text:s/></text:p>
          </table:table-cell>
          <table:table-cell office:value-type="float" office:value="2764" table:style-name="ce6">
            <text:p>2,764<text:s/></text:p>
          </table:table-cell>
          <table:table-cell office:value-type="float" office:value="1778" table:style-name="ce6">
            <text:p>1,778<text:s/></text:p>
          </table:table-cell>
          <table:table-cell office:value-type="float" office:value="1822" table:style-name="ce6">
            <text:p>1,822<text:s/></text:p>
          </table:table-cell>
          <table:table-cell office:value-type="float" office:value="1603" table:style-name="ce6">
            <text:p>1,603<text:s/></text:p>
          </table:table-cell>
          <table:table-cell office:value-type="float" office:value="2870" table:style-name="ce6">
            <text:p>2,870<text:s/></text:p>
          </table:table-cell>
          <table:table-cell office:value-type="float" office:value="2543" table:style-name="ce6">
            <text:p>2,543<text:s/></text:p>
          </table:table-cell>
          <table:table-cell office:value-type="float" office:value="3174" table:style-name="ce6">
            <text:p>3,174<text:s/></text:p>
          </table:table-cell>
          <table:table-cell office:value-type="float" office:value="4451" table:style-name="ce6">
            <text:p>4,451<text:s/></text:p>
          </table:table-cell>
          <table:table-cell office:value-type="float" office:value="7192" table:style-name="ce6">
            <text:p>7,192<text:s/></text:p>
          </table:table-cell>
          <table:table-cell office:value-type="float" office:value="5216" table:style-name="ce6">
            <text:p>5,216<text:s/></text:p>
          </table:table-cell>
          <table:table-cell office:value-type="float" office:value="3827" table:style-name="ce6">
            <text:p>3,827<text:s/></text:p>
          </table:table-cell>
          <table:table-cell office:value-type="float" office:value="3193" table:style-name="ce6">
            <text:p>3,193<text:s/></text:p>
          </table:table-cell>
          <table:table-cell office:value-type="float" office:value="3249" table:style-name="ce6">
            <text:p>3,249<text:s/></text:p>
          </table:table-cell>
          <table:table-cell office:value-type="float" office:value="3562" table:style-name="ce6">
            <text:p>3,562<text:s/></text:p>
          </table:table-cell>
          <table:table-cell office:value-type="float" office:value="3535" table:style-name="ce6">
            <text:p>3,535<text:s/></text:p>
          </table:table-cell>
          <table:table-cell office:value-type="float" office:value="3188" table:style-name="ce6">
            <text:p>3,188<text:s/></text:p>
          </table:table-cell>
          <table:table-cell office:value-type="float" office:value="3071" table:style-name="ce6">
            <text:p>3,071<text:s/></text:p>
          </table:table-cell>
          <table:table-cell office:value-type="float" office:value="357" table:style-name="ce6">
            <text:p>357<text:s/></text:p>
          </table:table-cell>
          <table:table-cell office:value-type="float" office:value="580" table:style-name="ce6">
            <text:p>580<text:s/></text:p>
          </table:table-cell>
          <table:table-cell office:value-type="float" office:value="979" table:style-name="ce6">
            <text:p>979<text:s/></text:p>
          </table:table-cell>
          <table:table-cell office:value-type="float" office:value="1201" table:style-name="ce6">
            <text:p>1,201<text:s/></text:p>
          </table:table-cell>
          <table:table-cell office:value-type="float" office:value="711" table:style-name="ce6">
            <text:p>711<text:s/></text:p>
          </table:table-cell>
          <table:table-cell office:value-type="float" office:value="1021" table:style-name="ce6">
            <text:p>1,021<text:s/></text:p>
          </table:table-cell>
          <table:table-cell office:value-type="float" office:value="700" table:style-name="ce6">
            <text:p>700<text:s/></text:p>
          </table:table-cell>
          <table:table-cell office:value-type="float" office:value="1614" table:style-name="ce6">
            <text:p>1,614<text:s/></text:p>
          </table:table-cell>
          <table:table-cell office:value-type="float" office:value="562" table:style-name="ce6">
            <text:p>562<text:s/></text:p>
          </table:table-cell>
          <table:table-cell office:value-type="float" office:value="944" table:style-name="ce6">
            <text:p>944<text:s/></text:p>
          </table:table-cell>
          <table:table-cell office:value-type="float" office:value="1327" table:style-name="ce6">
            <text:p>1,327<text:s/></text:p>
          </table:table-cell>
          <table:table-cell table:number-columns-repeated="16264"/>
        </table:table-row>
        <table:table-row table:style-name="ro2">
          <table:table-cell office:value-type="date" office:date-value="2021-05-28T00:00:00" table:style-name="ce5">
            <text:p>2021/5/28</text:p>
          </table:table-cell>
          <table:table-cell office:value-type="float" office:value="1002" table:style-name="ce6">
            <text:p>1,002<text:s/></text:p>
          </table:table-cell>
          <table:table-cell office:value-type="float" office:value="3419" table:style-name="ce6">
            <text:p>3,419<text:s/></text:p>
          </table:table-cell>
          <table:table-cell office:value-type="float" office:value="10070" table:style-name="ce6">
            <text:p>10,070<text:s/></text:p>
          </table:table-cell>
          <table:table-cell office:value-type="float" office:value="8861" table:style-name="ce6">
            <text:p>8,861<text:s/></text:p>
          </table:table-cell>
          <table:table-cell office:value-type="float" office:value="5172" table:style-name="ce6">
            <text:p>5,172<text:s/></text:p>
          </table:table-cell>
          <table:table-cell office:value-type="float" office:value="3099" table:style-name="ce6">
            <text:p>3,099<text:s/></text:p>
          </table:table-cell>
          <table:table-cell office:value-type="float" office:value="2882" table:style-name="ce6">
            <text:p>2,882<text:s/></text:p>
          </table:table-cell>
          <table:table-cell office:value-type="float" office:value="1133" table:style-name="ce6">
            <text:p>1,133<text:s/></text:p>
          </table:table-cell>
          <table:table-cell office:value-type="float" office:value="905" table:style-name="ce6">
            <text:p>905<text:s/></text:p>
          </table:table-cell>
          <table:table-cell office:value-type="float" office:value="2927" table:style-name="ce6">
            <text:p>2,927<text:s/></text:p>
          </table:table-cell>
          <table:table-cell office:value-type="float" office:value="732" table:style-name="ce6">
            <text:p>732<text:s/></text:p>
          </table:table-cell>
          <table:table-cell office:value-type="float" office:value="1020" table:style-name="ce6">
            <text:p>1,020<text:s/></text:p>
          </table:table-cell>
          <table:table-cell office:value-type="float" office:value="627" table:style-name="ce6">
            <text:p>627<text:s/></text:p>
          </table:table-cell>
          <table:table-cell office:value-type="float" office:value="1805" table:style-name="ce6">
            <text:p>1,805<text:s/></text:p>
          </table:table-cell>
          <table:table-cell office:value-type="float" office:value="2053" table:style-name="ce6">
            <text:p>2,053<text:s/></text:p>
          </table:table-cell>
          <table:table-cell office:value-type="float" office:value="3524" table:style-name="ce6">
            <text:p>3,524<text:s/></text:p>
          </table:table-cell>
          <table:table-cell office:value-type="float" office:value="3692" table:style-name="ce6">
            <text:p>3,692<text:s/></text:p>
          </table:table-cell>
          <table:table-cell office:value-type="float" office:value="1099" table:style-name="ce6">
            <text:p>1,099<text:s/></text:p>
          </table:table-cell>
          <table:table-cell office:value-type="float" office:value="2241" table:style-name="ce6">
            <text:p>2,241<text:s/></text:p>
          </table:table-cell>
          <table:table-cell office:value-type="float" office:value="684" table:style-name="ce6">
            <text:p>684<text:s/></text:p>
          </table:table-cell>
          <table:table-cell office:value-type="float" office:value="1837" table:style-name="ce6">
            <text:p>1,837<text:s/></text:p>
          </table:table-cell>
          <table:table-cell office:value-type="float" office:value="1978" table:style-name="ce6">
            <text:p>1,978<text:s/></text:p>
          </table:table-cell>
          <table:table-cell office:value-type="float" office:value="1289" table:style-name="ce6">
            <text:p>1,289<text:s/></text:p>
          </table:table-cell>
          <table:table-cell office:value-type="float" office:value="7592" table:style-name="ce6">
            <text:p>7,592<text:s/></text:p>
          </table:table-cell>
          <table:table-cell office:value-type="float" office:value="656" table:style-name="ce6">
            <text:p>656<text:s/></text:p>
          </table:table-cell>
          <table:table-cell office:value-type="float" office:value="3361" table:style-name="ce6">
            <text:p>3,361<text:s/></text:p>
          </table:table-cell>
          <table:table-cell office:value-type="float" office:value="3316" table:style-name="ce6">
            <text:p>3,316<text:s/></text:p>
          </table:table-cell>
          <table:table-cell office:value-type="float" office:value="4034" table:style-name="ce6">
            <text:p>4,034<text:s/></text:p>
          </table:table-cell>
          <table:table-cell office:value-type="float" office:value="5821" table:style-name="ce6">
            <text:p>5,821<text:s/></text:p>
          </table:table-cell>
          <table:table-cell office:value-type="float" office:value="3988" table:style-name="ce6">
            <text:p>3,988<text:s/></text:p>
          </table:table-cell>
          <table:table-cell office:value-type="float" office:value="2854" table:style-name="ce6">
            <text:p>2,854<text:s/></text:p>
          </table:table-cell>
          <table:table-cell office:value-type="float" office:value="4842" table:style-name="ce6">
            <text:p>4,842<text:s/></text:p>
          </table:table-cell>
          <table:table-cell office:value-type="float" office:value="4196" table:style-name="ce6">
            <text:p>4,196<text:s/></text:p>
          </table:table-cell>
          <table:table-cell office:value-type="float" office:value="7764" table:style-name="ce6">
            <text:p>7,764<text:s/></text:p>
          </table:table-cell>
          <table:table-cell office:value-type="float" office:value="5778" table:style-name="ce6">
            <text:p>5,778<text:s/></text:p>
          </table:table-cell>
          <table:table-cell office:value-type="float" office:value="2052" table:style-name="ce6">
            <text:p>2,052<text:s/></text:p>
          </table:table-cell>
          <table:table-cell office:value-type="float" office:value="8878" table:style-name="ce6">
            <text:p>8,878<text:s/></text:p>
          </table:table-cell>
          <table:table-cell office:value-type="float" office:value="6525" table:style-name="ce6">
            <text:p>6,525<text:s/></text:p>
          </table:table-cell>
          <table:table-cell office:value-type="float" office:value="7080" table:style-name="ce6">
            <text:p>7,080<text:s/></text:p>
          </table:table-cell>
          <table:table-cell office:value-type="float" office:value="5938" table:style-name="ce6">
            <text:p>5,938<text:s/></text:p>
          </table:table-cell>
          <table:table-cell office:value-type="float" office:value="6624" table:style-name="ce6">
            <text:p>6,624<text:s/></text:p>
          </table:table-cell>
          <table:table-cell office:value-type="float" office:value="22233" table:style-name="ce6">
            <text:p>22,233<text:s/></text:p>
          </table:table-cell>
          <table:table-cell office:value-type="float" office:value="8367" table:style-name="ce6">
            <text:p>8,367<text:s/></text:p>
          </table:table-cell>
          <table:table-cell office:value-type="float" office:value="4871" table:style-name="ce6">
            <text:p>4,871<text:s/></text:p>
          </table:table-cell>
          <table:table-cell office:value-type="float" office:value="6035" table:style-name="ce6">
            <text:p>6,035<text:s/></text:p>
          </table:table-cell>
          <table:table-cell office:value-type="float" office:value="5652" table:style-name="ce6">
            <text:p>5,652<text:s/></text:p>
          </table:table-cell>
          <table:table-cell office:value-type="float" office:value="5106" table:style-name="ce6">
            <text:p>5,106<text:s/></text:p>
          </table:table-cell>
          <table:table-cell office:value-type="float" office:value="5964" table:style-name="ce6">
            <text:p>5,964<text:s/></text:p>
          </table:table-cell>
          <table:table-cell office:value-type="float" office:value="6171" table:style-name="ce6">
            <text:p>6,171<text:s/></text:p>
          </table:table-cell>
          <table:table-cell office:value-type="float" office:value="3130" table:style-name="ce6">
            <text:p>3,130<text:s/></text:p>
          </table:table-cell>
          <table:table-cell office:value-type="float" office:value="7975" table:style-name="ce6">
            <text:p>7,975<text:s/></text:p>
          </table:table-cell>
          <table:table-cell office:value-type="float" office:value="2294" table:style-name="ce6">
            <text:p>2,294<text:s/></text:p>
          </table:table-cell>
          <table:table-cell office:value-type="float" office:value="2673" table:style-name="ce6">
            <text:p>2,673<text:s/></text:p>
          </table:table-cell>
          <table:table-cell office:value-type="float" office:value="4768" table:style-name="ce6">
            <text:p>4,768<text:s/></text:p>
          </table:table-cell>
          <table:table-cell office:value-type="float" office:value="801" table:style-name="ce6">
            <text:p>801<text:s/></text:p>
          </table:table-cell>
          <table:table-cell office:value-type="float" office:value="1259" table:style-name="ce6">
            <text:p>1,259<text:s/></text:p>
          </table:table-cell>
          <table:table-cell office:value-type="float" office:value="1082" table:style-name="ce6">
            <text:p>1,082<text:s/></text:p>
          </table:table-cell>
          <table:table-cell office:value-type="float" office:value="2810" table:style-name="ce6">
            <text:p>2,810<text:s/></text:p>
          </table:table-cell>
          <table:table-cell office:value-type="float" office:value="2907" table:style-name="ce6">
            <text:p>2,907<text:s/></text:p>
          </table:table-cell>
          <table:table-cell office:value-type="float" office:value="3393" table:style-name="ce6">
            <text:p>3,393<text:s/></text:p>
          </table:table-cell>
          <table:table-cell office:value-type="float" office:value="7854" table:style-name="ce6">
            <text:p>7,854<text:s/></text:p>
          </table:table-cell>
          <table:table-cell office:value-type="float" office:value="2530" table:style-name="ce6">
            <text:p>2,530<text:s/></text:p>
          </table:table-cell>
          <table:table-cell office:value-type="float" office:value="3182" table:style-name="ce6">
            <text:p>3,182<text:s/></text:p>
          </table:table-cell>
          <table:table-cell office:value-type="float" office:value="2351" table:style-name="ce6">
            <text:p>2,351<text:s/></text:p>
          </table:table-cell>
          <table:table-cell office:value-type="float" office:value="5838" table:style-name="ce6">
            <text:p>5,838<text:s/></text:p>
          </table:table-cell>
          <table:table-cell office:value-type="float" office:value="6340" table:style-name="ce6">
            <text:p>6,340<text:s/></text:p>
          </table:table-cell>
          <table:table-cell office:value-type="float" office:value="7117" table:style-name="ce6">
            <text:p>7,117<text:s/></text:p>
          </table:table-cell>
          <table:table-cell office:value-type="float" office:value="7409" table:style-name="ce6">
            <text:p>7,409<text:s/></text:p>
          </table:table-cell>
          <table:table-cell office:value-type="float" office:value="9662" table:style-name="ce6">
            <text:p>9,662<text:s/></text:p>
          </table:table-cell>
          <table:table-cell office:value-type="float" office:value="6437" table:style-name="ce6">
            <text:p>6,437<text:s/></text:p>
          </table:table-cell>
          <table:table-cell office:value-type="float" office:value="3654" table:style-name="ce6">
            <text:p>3,654<text:s/></text:p>
          </table:table-cell>
          <table:table-cell office:value-type="float" office:value="9852" table:style-name="ce6">
            <text:p>9,852<text:s/></text:p>
          </table:table-cell>
          <table:table-cell office:value-type="float" office:value="4761" table:style-name="ce6">
            <text:p>4,761<text:s/></text:p>
          </table:table-cell>
          <table:table-cell office:value-type="float" office:value="7333" table:style-name="ce6">
            <text:p>7,333<text:s/></text:p>
          </table:table-cell>
          <table:table-cell office:value-type="float" office:value="6464" table:style-name="ce6">
            <text:p>6,464<text:s/></text:p>
          </table:table-cell>
          <table:table-cell office:value-type="float" office:value="4478" table:style-name="ce6">
            <text:p>4,478<text:s/></text:p>
          </table:table-cell>
          <table:table-cell office:value-type="float" office:value="12427" table:style-name="ce6">
            <text:p>12,427<text:s/></text:p>
          </table:table-cell>
          <table:table-cell office:value-type="float" office:value="5390" table:style-name="ce6">
            <text:p>5,390<text:s/></text:p>
          </table:table-cell>
          <table:table-cell office:value-type="float" office:value="4492" table:style-name="ce6">
            <text:p>4,492<text:s/></text:p>
          </table:table-cell>
          <table:table-cell office:value-type="float" office:value="4332" table:style-name="ce6">
            <text:p>4,332<text:s/></text:p>
          </table:table-cell>
          <table:table-cell office:value-type="float" office:value="4071" table:style-name="ce6">
            <text:p>4,071<text:s/></text:p>
          </table:table-cell>
          <table:table-cell office:value-type="float" office:value="3330" table:style-name="ce6">
            <text:p>3,330<text:s/></text:p>
          </table:table-cell>
          <table:table-cell office:value-type="float" office:value="4950" table:style-name="ce6">
            <text:p>4,950<text:s/></text:p>
          </table:table-cell>
          <table:table-cell office:value-type="float" office:value="4745" table:style-name="ce6">
            <text:p>4,745<text:s/></text:p>
          </table:table-cell>
          <table:table-cell office:value-type="float" office:value="1820" table:style-name="ce6">
            <text:p>1,820<text:s/></text:p>
          </table:table-cell>
          <table:table-cell office:value-type="float" office:value="3213" table:style-name="ce6">
            <text:p>3,213<text:s/></text:p>
          </table:table-cell>
          <table:table-cell office:value-type="float" office:value="10031" table:style-name="ce6">
            <text:p>10,031<text:s/></text:p>
          </table:table-cell>
          <table:table-cell office:value-type="float" office:value="5043" table:style-name="ce6">
            <text:p>5,043<text:s/></text:p>
          </table:table-cell>
          <table:table-cell office:value-type="float" office:value="5933" table:style-name="ce6">
            <text:p>5,933<text:s/></text:p>
          </table:table-cell>
          <table:table-cell office:value-type="float" office:value="5886" table:style-name="ce6">
            <text:p>5,886<text:s/></text:p>
          </table:table-cell>
          <table:table-cell office:value-type="float" office:value="2229" table:style-name="ce6">
            <text:p>2,229<text:s/></text:p>
          </table:table-cell>
          <table:table-cell office:value-type="float" office:value="2831" table:style-name="ce6">
            <text:p>2,831<text:s/></text:p>
          </table:table-cell>
          <table:table-cell office:value-type="float" office:value="1744" table:style-name="ce6">
            <text:p>1,744<text:s/></text:p>
          </table:table-cell>
          <table:table-cell office:value-type="float" office:value="1784" table:style-name="ce6">
            <text:p>1,784<text:s/></text:p>
          </table:table-cell>
          <table:table-cell office:value-type="float" office:value="1701" table:style-name="ce6">
            <text:p>1,701<text:s/></text:p>
          </table:table-cell>
          <table:table-cell office:value-type="float" office:value="2884" table:style-name="ce6">
            <text:p>2,884<text:s/></text:p>
          </table:table-cell>
          <table:table-cell office:value-type="float" office:value="2715" table:style-name="ce6">
            <text:p>2,715<text:s/></text:p>
          </table:table-cell>
          <table:table-cell office:value-type="float" office:value="3307" table:style-name="ce6">
            <text:p>3,307<text:s/></text:p>
          </table:table-cell>
          <table:table-cell office:value-type="float" office:value="4660" table:style-name="ce6">
            <text:p>4,660<text:s/></text:p>
          </table:table-cell>
          <table:table-cell office:value-type="float" office:value="7218" table:style-name="ce6">
            <text:p>7,218<text:s/></text:p>
          </table:table-cell>
          <table:table-cell office:value-type="float" office:value="5526" table:style-name="ce6">
            <text:p>5,526<text:s/></text:p>
          </table:table-cell>
          <table:table-cell office:value-type="float" office:value="3855" table:style-name="ce6">
            <text:p>3,855<text:s/></text:p>
          </table:table-cell>
          <table:table-cell office:value-type="float" office:value="3245" table:style-name="ce6">
            <text:p>3,245<text:s/></text:p>
          </table:table-cell>
          <table:table-cell office:value-type="float" office:value="3347" table:style-name="ce6">
            <text:p>3,347<text:s/></text:p>
          </table:table-cell>
          <table:table-cell office:value-type="float" office:value="3655" table:style-name="ce6">
            <text:p>3,655<text:s/></text:p>
          </table:table-cell>
          <table:table-cell office:value-type="float" office:value="3627" table:style-name="ce6">
            <text:p>3,627<text:s/></text:p>
          </table:table-cell>
          <table:table-cell office:value-type="float" office:value="3213" table:style-name="ce6">
            <text:p>3,213<text:s/></text:p>
          </table:table-cell>
          <table:table-cell office:value-type="float" office:value="3241" table:style-name="ce6">
            <text:p>3,241<text:s/></text:p>
          </table:table-cell>
          <table:table-cell office:value-type="float" office:value="335" table:style-name="ce6">
            <text:p>335<text:s/></text:p>
          </table:table-cell>
          <table:table-cell office:value-type="float" office:value="636" table:style-name="ce6">
            <text:p>636<text:s/></text:p>
          </table:table-cell>
          <table:table-cell office:value-type="float" office:value="1014" table:style-name="ce6">
            <text:p>1,014<text:s/></text:p>
          </table:table-cell>
          <table:table-cell office:value-type="float" office:value="1295" table:style-name="ce6">
            <text:p>1,295<text:s/></text:p>
          </table:table-cell>
          <table:table-cell office:value-type="float" office:value="713" table:style-name="ce6">
            <text:p>713<text:s/></text:p>
          </table:table-cell>
          <table:table-cell office:value-type="float" office:value="994" table:style-name="ce6">
            <text:p>994<text:s/></text:p>
          </table:table-cell>
          <table:table-cell office:value-type="float" office:value="751" table:style-name="ce6">
            <text:p>751<text:s/></text:p>
          </table:table-cell>
          <table:table-cell office:value-type="float" office:value="1629" table:style-name="ce6">
            <text:p>1,629<text:s/></text:p>
          </table:table-cell>
          <table:table-cell office:value-type="float" office:value="621" table:style-name="ce6">
            <text:p>621<text:s/></text:p>
          </table:table-cell>
          <table:table-cell office:value-type="float" office:value="973" table:style-name="ce6">
            <text:p>973<text:s/></text:p>
          </table:table-cell>
          <table:table-cell office:value-type="float" office:value="1378" table:style-name="ce6">
            <text:p>1,378<text:s/></text:p>
          </table:table-cell>
          <table:table-cell table:number-columns-repeated="16264"/>
        </table:table-row>
        <table:table-row table:style-name="ro2">
          <table:table-cell office:value-type="date" office:date-value="2021-05-29T00:00:00" table:style-name="ce5">
            <text:p>2021/5/29</text:p>
          </table:table-cell>
          <table:table-cell office:value-type="float" office:value="359" table:style-name="ce6">
            <text:p>359<text:s/></text:p>
          </table:table-cell>
          <table:table-cell office:value-type="float" office:value="1225" table:style-name="ce6">
            <text:p>1,225<text:s/></text:p>
          </table:table-cell>
          <table:table-cell office:value-type="float" office:value="2862" table:style-name="ce6">
            <text:p>2,862<text:s/></text:p>
          </table:table-cell>
          <table:table-cell office:value-type="float" office:value="5819" table:style-name="ce6">
            <text:p>5,819<text:s/></text:p>
          </table:table-cell>
          <table:table-cell office:value-type="float" office:value="1929" table:style-name="ce6">
            <text:p>1,929<text:s/></text:p>
          </table:table-cell>
          <table:table-cell office:value-type="float" office:value="1184" table:style-name="ce6">
            <text:p>1,184<text:s/></text:p>
          </table:table-cell>
          <table:table-cell office:value-type="float" office:value="1126" table:style-name="ce6">
            <text:p>1,126<text:s/></text:p>
          </table:table-cell>
          <table:table-cell office:value-type="float" office:value="580" table:style-name="ce6">
            <text:p>580<text:s/></text:p>
          </table:table-cell>
          <table:table-cell office:value-type="float" office:value="382" table:style-name="ce6">
            <text:p>382<text:s/></text:p>
          </table:table-cell>
          <table:table-cell office:value-type="float" office:value="1205" table:style-name="ce6">
            <text:p>1,205<text:s/></text:p>
          </table:table-cell>
          <table:table-cell office:value-type="float" office:value="256" table:style-name="ce6">
            <text:p>256<text:s/></text:p>
          </table:table-cell>
          <table:table-cell office:value-type="float" office:value="486" table:style-name="ce6">
            <text:p>486<text:s/></text:p>
          </table:table-cell>
          <table:table-cell office:value-type="float" office:value="190" table:style-name="ce6">
            <text:p>190<text:s/></text:p>
          </table:table-cell>
          <table:table-cell office:value-type="float" office:value="780" table:style-name="ce6">
            <text:p>780<text:s/></text:p>
          </table:table-cell>
          <table:table-cell office:value-type="float" office:value="996" table:style-name="ce6">
            <text:p>996<text:s/></text:p>
          </table:table-cell>
          <table:table-cell office:value-type="float" office:value="721" table:style-name="ce6">
            <text:p>721<text:s/></text:p>
          </table:table-cell>
          <table:table-cell office:value-type="float" office:value="919" table:style-name="ce6">
            <text:p>919<text:s/></text:p>
          </table:table-cell>
          <table:table-cell office:value-type="float" office:value="501" table:style-name="ce6">
            <text:p>501<text:s/></text:p>
          </table:table-cell>
          <table:table-cell office:value-type="float" office:value="1045" table:style-name="ce6">
            <text:p>1,045<text:s/></text:p>
          </table:table-cell>
          <table:table-cell office:value-type="float" office:value="329" table:style-name="ce6">
            <text:p>329<text:s/></text:p>
          </table:table-cell>
          <table:table-cell office:value-type="float" office:value="706" table:style-name="ce6">
            <text:p>706<text:s/></text:p>
          </table:table-cell>
          <table:table-cell office:value-type="float" office:value="817" table:style-name="ce6">
            <text:p>817<text:s/></text:p>
          </table:table-cell>
          <table:table-cell office:value-type="float" office:value="314" table:style-name="ce6">
            <text:p>314<text:s/></text:p>
          </table:table-cell>
          <table:table-cell office:value-type="float" office:value="2699" table:style-name="ce6">
            <text:p>2,699<text:s/></text:p>
          </table:table-cell>
          <table:table-cell office:value-type="float" office:value="351" table:style-name="ce6">
            <text:p>351<text:s/></text:p>
          </table:table-cell>
          <table:table-cell office:value-type="float" office:value="1575" table:style-name="ce6">
            <text:p>1,575<text:s/></text:p>
          </table:table-cell>
          <table:table-cell office:value-type="float" office:value="1240" table:style-name="ce6">
            <text:p>1,240<text:s/></text:p>
          </table:table-cell>
          <table:table-cell office:value-type="float" office:value="1836" table:style-name="ce6">
            <text:p>1,836<text:s/></text:p>
          </table:table-cell>
          <table:table-cell office:value-type="float" office:value="2234" table:style-name="ce6">
            <text:p>2,234<text:s/></text:p>
          </table:table-cell>
          <table:table-cell office:value-type="float" office:value="2053" table:style-name="ce6">
            <text:p>2,053<text:s/></text:p>
          </table:table-cell>
          <table:table-cell office:value-type="float" office:value="1328" table:style-name="ce6">
            <text:p>1,328<text:s/></text:p>
          </table:table-cell>
          <table:table-cell office:value-type="float" office:value="2269" table:style-name="ce6">
            <text:p>2,269<text:s/></text:p>
          </table:table-cell>
          <table:table-cell office:value-type="float" office:value="1903" table:style-name="ce6">
            <text:p>1,903<text:s/></text:p>
          </table:table-cell>
          <table:table-cell office:value-type="float" office:value="3286" table:style-name="ce6">
            <text:p>3,286<text:s/></text:p>
          </table:table-cell>
          <table:table-cell office:value-type="float" office:value="1622" table:style-name="ce6">
            <text:p>1,622<text:s/></text:p>
          </table:table-cell>
          <table:table-cell office:value-type="float" office:value="548" table:style-name="ce6">
            <text:p>548<text:s/></text:p>
          </table:table-cell>
          <table:table-cell office:value-type="float" office:value="4011" table:style-name="ce6">
            <text:p>4,011<text:s/></text:p>
          </table:table-cell>
          <table:table-cell office:value-type="float" office:value="2673" table:style-name="ce6">
            <text:p>2,673<text:s/></text:p>
          </table:table-cell>
          <table:table-cell office:value-type="float" office:value="2795" table:style-name="ce6">
            <text:p>2,795<text:s/></text:p>
          </table:table-cell>
          <table:table-cell office:value-type="float" office:value="2591" table:style-name="ce6">
            <text:p>2,591<text:s/></text:p>
          </table:table-cell>
          <table:table-cell office:value-type="float" office:value="1610" table:style-name="ce6">
            <text:p>1,610<text:s/></text:p>
          </table:table-cell>
          <table:table-cell office:value-type="float" office:value="9476" table:style-name="ce6">
            <text:p>9,476<text:s/></text:p>
          </table:table-cell>
          <table:table-cell office:value-type="float" office:value="4270" table:style-name="ce6">
            <text:p>4,270<text:s/></text:p>
          </table:table-cell>
          <table:table-cell office:value-type="float" office:value="2628" table:style-name="ce6">
            <text:p>2,628<text:s/></text:p>
          </table:table-cell>
          <table:table-cell office:value-type="float" office:value="2280" table:style-name="ce6">
            <text:p>2,280<text:s/></text:p>
          </table:table-cell>
          <table:table-cell office:value-type="float" office:value="2250" table:style-name="ce6">
            <text:p>2,250<text:s/></text:p>
          </table:table-cell>
          <table:table-cell office:value-type="float" office:value="2628" table:style-name="ce6">
            <text:p>2,628<text:s/></text:p>
          </table:table-cell>
          <table:table-cell office:value-type="float" office:value="2952" table:style-name="ce6">
            <text:p>2,952<text:s/></text:p>
          </table:table-cell>
          <table:table-cell office:value-type="float" office:value="2901" table:style-name="ce6">
            <text:p>2,901<text:s/></text:p>
          </table:table-cell>
          <table:table-cell office:value-type="float" office:value="1438" table:style-name="ce6">
            <text:p>1,438<text:s/></text:p>
          </table:table-cell>
          <table:table-cell office:value-type="float" office:value="3372" table:style-name="ce6">
            <text:p>3,372<text:s/></text:p>
          </table:table-cell>
          <table:table-cell office:value-type="float" office:value="1040" table:style-name="ce6">
            <text:p>1,040<text:s/></text:p>
          </table:table-cell>
          <table:table-cell office:value-type="float" office:value="986" table:style-name="ce6">
            <text:p>986<text:s/></text:p>
          </table:table-cell>
          <table:table-cell office:value-type="float" office:value="2341" table:style-name="ce6">
            <text:p>2,341<text:s/></text:p>
          </table:table-cell>
          <table:table-cell office:value-type="float" office:value="481" table:style-name="ce6">
            <text:p>481<text:s/></text:p>
          </table:table-cell>
          <table:table-cell office:value-type="float" office:value="571" table:style-name="ce6">
            <text:p>571<text:s/></text:p>
          </table:table-cell>
          <table:table-cell office:value-type="float" office:value="357" table:style-name="ce6">
            <text:p>357<text:s/></text:p>
          </table:table-cell>
          <table:table-cell office:value-type="float" office:value="1287" table:style-name="ce6">
            <text:p>1,287<text:s/></text:p>
          </table:table-cell>
          <table:table-cell office:value-type="float" office:value="1562" table:style-name="ce6">
            <text:p>1,562<text:s/></text:p>
          </table:table-cell>
          <table:table-cell office:value-type="float" office:value="1546" table:style-name="ce6">
            <text:p>1,546<text:s/></text:p>
          </table:table-cell>
          <table:table-cell office:value-type="float" office:value="3772" table:style-name="ce6">
            <text:p>3,772<text:s/></text:p>
          </table:table-cell>
          <table:table-cell office:value-type="float" office:value="1052" table:style-name="ce6">
            <text:p>1,052<text:s/></text:p>
          </table:table-cell>
          <table:table-cell office:value-type="float" office:value="1138" table:style-name="ce6">
            <text:p>1,138<text:s/></text:p>
          </table:table-cell>
          <table:table-cell office:value-type="float" office:value="910" table:style-name="ce6">
            <text:p>910<text:s/></text:p>
          </table:table-cell>
          <table:table-cell office:value-type="float" office:value="2352" table:style-name="ce6">
            <text:p>2,352<text:s/></text:p>
          </table:table-cell>
          <table:table-cell office:value-type="float" office:value="2394" table:style-name="ce6">
            <text:p>2,394<text:s/></text:p>
          </table:table-cell>
          <table:table-cell office:value-type="float" office:value="3100" table:style-name="ce6">
            <text:p>3,100<text:s/></text:p>
          </table:table-cell>
          <table:table-cell office:value-type="float" office:value="2912" table:style-name="ce6">
            <text:p>2,912<text:s/></text:p>
          </table:table-cell>
          <table:table-cell office:value-type="float" office:value="4125" table:style-name="ce6">
            <text:p>4,125<text:s/></text:p>
          </table:table-cell>
          <table:table-cell office:value-type="float" office:value="2765" table:style-name="ce6">
            <text:p>2,765<text:s/></text:p>
          </table:table-cell>
          <table:table-cell office:value-type="float" office:value="1945" table:style-name="ce6">
            <text:p>1,945<text:s/></text:p>
          </table:table-cell>
          <table:table-cell office:value-type="float" office:value="4560" table:style-name="ce6">
            <text:p>4,560<text:s/></text:p>
          </table:table-cell>
          <table:table-cell office:value-type="float" office:value="1364" table:style-name="ce6">
            <text:p>1,364<text:s/></text:p>
          </table:table-cell>
          <table:table-cell office:value-type="float" office:value="3082" table:style-name="ce6">
            <text:p>3,082<text:s/></text:p>
          </table:table-cell>
          <table:table-cell office:value-type="float" office:value="3019" table:style-name="ce6">
            <text:p>3,019<text:s/></text:p>
          </table:table-cell>
          <table:table-cell office:value-type="float" office:value="1697" table:style-name="ce6">
            <text:p>1,697<text:s/></text:p>
          </table:table-cell>
          <table:table-cell office:value-type="float" office:value="5769" table:style-name="ce6">
            <text:p>5,769<text:s/></text:p>
          </table:table-cell>
          <table:table-cell office:value-type="float" office:value="2552" table:style-name="ce6">
            <text:p>2,552<text:s/></text:p>
          </table:table-cell>
          <table:table-cell office:value-type="float" office:value="2307" table:style-name="ce6">
            <text:p>2,307<text:s/></text:p>
          </table:table-cell>
          <table:table-cell office:value-type="float" office:value="1302" table:style-name="ce6">
            <text:p>1,302<text:s/></text:p>
          </table:table-cell>
          <table:table-cell office:value-type="float" office:value="1761" table:style-name="ce6">
            <text:p>1,761<text:s/></text:p>
          </table:table-cell>
          <table:table-cell office:value-type="float" office:value="1084" table:style-name="ce6">
            <text:p>1,084<text:s/></text:p>
          </table:table-cell>
          <table:table-cell office:value-type="float" office:value="1901" table:style-name="ce6">
            <text:p>1,901<text:s/></text:p>
          </table:table-cell>
          <table:table-cell office:value-type="float" office:value="1741" table:style-name="ce6">
            <text:p>1,741<text:s/></text:p>
          </table:table-cell>
          <table:table-cell office:value-type="float" office:value="823" table:style-name="ce6">
            <text:p>823<text:s/></text:p>
          </table:table-cell>
          <table:table-cell office:value-type="float" office:value="999" table:style-name="ce6">
            <text:p>999<text:s/></text:p>
          </table:table-cell>
          <table:table-cell office:value-type="float" office:value="2208" table:style-name="ce6">
            <text:p>2,208<text:s/></text:p>
          </table:table-cell>
          <table:table-cell office:value-type="float" office:value="1385" table:style-name="ce6">
            <text:p>1,385<text:s/></text:p>
          </table:table-cell>
          <table:table-cell office:value-type="float" office:value="1830" table:style-name="ce6">
            <text:p>1,830<text:s/></text:p>
          </table:table-cell>
          <table:table-cell office:value-type="float" office:value="2038" table:style-name="ce6">
            <text:p>2,038<text:s/></text:p>
          </table:table-cell>
          <table:table-cell office:value-type="float" office:value="875" table:style-name="ce6">
            <text:p>875<text:s/></text:p>
          </table:table-cell>
          <table:table-cell office:value-type="float" office:value="1021" table:style-name="ce6">
            <text:p>1,021<text:s/></text:p>
          </table:table-cell>
          <table:table-cell office:value-type="float" office:value="707" table:style-name="ce6">
            <text:p>707<text:s/></text:p>
          </table:table-cell>
          <table:table-cell office:value-type="float" office:value="503" table:style-name="ce6">
            <text:p>503<text:s/></text:p>
          </table:table-cell>
          <table:table-cell office:value-type="float" office:value="717" table:style-name="ce6">
            <text:p>717<text:s/></text:p>
          </table:table-cell>
          <table:table-cell office:value-type="float" office:value="1293" table:style-name="ce6">
            <text:p>1,293<text:s/></text:p>
          </table:table-cell>
          <table:table-cell office:value-type="float" office:value="1437" table:style-name="ce6">
            <text:p>1,437<text:s/></text:p>
          </table:table-cell>
          <table:table-cell office:value-type="float" office:value="1448" table:style-name="ce6">
            <text:p>1,448<text:s/></text:p>
          </table:table-cell>
          <table:table-cell office:value-type="float" office:value="2065" table:style-name="ce6">
            <text:p>2,065<text:s/></text:p>
          </table:table-cell>
          <table:table-cell office:value-type="float" office:value="2282" table:style-name="ce6">
            <text:p>2,282<text:s/></text:p>
          </table:table-cell>
          <table:table-cell office:value-type="float" office:value="2724" table:style-name="ce6">
            <text:p>2,724<text:s/></text:p>
          </table:table-cell>
          <table:table-cell office:value-type="float" office:value="1507" table:style-name="ce6">
            <text:p>1,507<text:s/></text:p>
          </table:table-cell>
          <table:table-cell office:value-type="float" office:value="1332" table:style-name="ce6">
            <text:p>1,332<text:s/></text:p>
          </table:table-cell>
          <table:table-cell office:value-type="float" office:value="1316" table:style-name="ce6">
            <text:p>1,316<text:s/></text:p>
          </table:table-cell>
          <table:table-cell office:value-type="float" office:value="1615" table:style-name="ce6">
            <text:p>1,615<text:s/></text:p>
          </table:table-cell>
          <table:table-cell office:value-type="float" office:value="1735" table:style-name="ce6">
            <text:p>1,735<text:s/></text:p>
          </table:table-cell>
          <table:table-cell office:value-type="float" office:value="1180" table:style-name="ce6">
            <text:p>1,180<text:s/></text:p>
          </table:table-cell>
          <table:table-cell office:value-type="float" office:value="1280" table:style-name="ce6">
            <text:p>1,280<text:s/></text:p>
          </table:table-cell>
          <table:table-cell office:value-type="float" office:value="145" table:style-name="ce6">
            <text:p>145<text:s/></text:p>
          </table:table-cell>
          <table:table-cell office:value-type="float" office:value="278" table:style-name="ce6">
            <text:p>278<text:s/></text:p>
          </table:table-cell>
          <table:table-cell office:value-type="float" office:value="449" table:style-name="ce6">
            <text:p>449<text:s/></text:p>
          </table:table-cell>
          <table:table-cell office:value-type="float" office:value="628" table:style-name="ce6">
            <text:p>628<text:s/></text:p>
          </table:table-cell>
          <table:table-cell office:value-type="float" office:value="207" table:style-name="ce6">
            <text:p>207<text:s/></text:p>
          </table:table-cell>
          <table:table-cell office:value-type="float" office:value="266" table:style-name="ce6">
            <text:p>266<text:s/></text:p>
          </table:table-cell>
          <table:table-cell office:value-type="float" office:value="320" table:style-name="ce6">
            <text:p>320<text:s/></text:p>
          </table:table-cell>
          <table:table-cell office:value-type="float" office:value="641" table:style-name="ce6">
            <text:p>641<text:s/></text:p>
          </table:table-cell>
          <table:table-cell office:value-type="float" office:value="305" table:style-name="ce6">
            <text:p>305<text:s/></text:p>
          </table:table-cell>
          <table:table-cell office:value-type="float" office:value="421" table:style-name="ce6">
            <text:p>421<text:s/></text:p>
          </table:table-cell>
          <table:table-cell office:value-type="float" office:value="441" table:style-name="ce6">
            <text:p>441<text:s/></text:p>
          </table:table-cell>
          <table:table-cell table:number-columns-repeated="16264"/>
        </table:table-row>
        <table:table-row table:style-name="ro2">
          <table:table-cell office:value-type="date" office:date-value="2021-05-30T00:00:00" table:style-name="ce5">
            <text:p>2021/5/30</text:p>
          </table:table-cell>
          <table:table-cell office:value-type="float" office:value="338" table:style-name="ce6">
            <text:p>338<text:s/></text:p>
          </table:table-cell>
          <table:table-cell office:value-type="float" office:value="870" table:style-name="ce6">
            <text:p>870<text:s/></text:p>
          </table:table-cell>
          <table:table-cell office:value-type="float" office:value="1929" table:style-name="ce6">
            <text:p>1,929<text:s/></text:p>
          </table:table-cell>
          <table:table-cell office:value-type="float" office:value="4234" table:style-name="ce6">
            <text:p>4,234<text:s/></text:p>
          </table:table-cell>
          <table:table-cell office:value-type="float" office:value="1328" table:style-name="ce6">
            <text:p>1,328<text:s/></text:p>
          </table:table-cell>
          <table:table-cell office:value-type="float" office:value="835" table:style-name="ce6">
            <text:p>835<text:s/></text:p>
          </table:table-cell>
          <table:table-cell office:value-type="float" office:value="843" table:style-name="ce6">
            <text:p>843<text:s/></text:p>
          </table:table-cell>
          <table:table-cell office:value-type="float" office:value="420" table:style-name="ce6">
            <text:p>420<text:s/></text:p>
          </table:table-cell>
          <table:table-cell office:value-type="float" office:value="264" table:style-name="ce6">
            <text:p>264<text:s/></text:p>
          </table:table-cell>
          <table:table-cell office:value-type="float" office:value="713" table:style-name="ce6">
            <text:p>713<text:s/></text:p>
          </table:table-cell>
          <table:table-cell office:value-type="float" office:value="188" table:style-name="ce6">
            <text:p>188<text:s/></text:p>
          </table:table-cell>
          <table:table-cell office:value-type="float" office:value="335" table:style-name="ce6">
            <text:p>335<text:s/></text:p>
          </table:table-cell>
          <table:table-cell office:value-type="float" office:value="167" table:style-name="ce6">
            <text:p>167<text:s/></text:p>
          </table:table-cell>
          <table:table-cell office:value-type="float" office:value="515" table:style-name="ce6">
            <text:p>515<text:s/></text:p>
          </table:table-cell>
          <table:table-cell office:value-type="float" office:value="838" table:style-name="ce6">
            <text:p>838<text:s/></text:p>
          </table:table-cell>
          <table:table-cell office:value-type="float" office:value="547" table:style-name="ce6">
            <text:p>547<text:s/></text:p>
          </table:table-cell>
          <table:table-cell office:value-type="float" office:value="635" table:style-name="ce6">
            <text:p>635<text:s/></text:p>
          </table:table-cell>
          <table:table-cell office:value-type="float" office:value="312" table:style-name="ce6">
            <text:p>312<text:s/></text:p>
          </table:table-cell>
          <table:table-cell office:value-type="float" office:value="738" table:style-name="ce6">
            <text:p>738<text:s/></text:p>
          </table:table-cell>
          <table:table-cell office:value-type="float" office:value="250" table:style-name="ce6">
            <text:p>250<text:s/></text:p>
          </table:table-cell>
          <table:table-cell office:value-type="float" office:value="472" table:style-name="ce6">
            <text:p>472<text:s/></text:p>
          </table:table-cell>
          <table:table-cell office:value-type="float" office:value="650" table:style-name="ce6">
            <text:p>650<text:s/></text:p>
          </table:table-cell>
          <table:table-cell office:value-type="float" office:value="252" table:style-name="ce6">
            <text:p>252<text:s/></text:p>
          </table:table-cell>
          <table:table-cell office:value-type="float" office:value="1812" table:style-name="ce6">
            <text:p>1,812<text:s/></text:p>
          </table:table-cell>
          <table:table-cell office:value-type="float" office:value="287" table:style-name="ce6">
            <text:p>287<text:s/></text:p>
          </table:table-cell>
          <table:table-cell office:value-type="float" office:value="1140" table:style-name="ce6">
            <text:p>1,140<text:s/></text:p>
          </table:table-cell>
          <table:table-cell office:value-type="float" office:value="976" table:style-name="ce6">
            <text:p>976<text:s/></text:p>
          </table:table-cell>
          <table:table-cell office:value-type="float" office:value="1376" table:style-name="ce6">
            <text:p>1,376<text:s/></text:p>
          </table:table-cell>
          <table:table-cell office:value-type="float" office:value="1615" table:style-name="ce6">
            <text:p>1,615<text:s/></text:p>
          </table:table-cell>
          <table:table-cell office:value-type="float" office:value="1558" table:style-name="ce6">
            <text:p>1,558<text:s/></text:p>
          </table:table-cell>
          <table:table-cell office:value-type="float" office:value="985" table:style-name="ce6">
            <text:p>985<text:s/></text:p>
          </table:table-cell>
          <table:table-cell office:value-type="float" office:value="1689" table:style-name="ce6">
            <text:p>1,689<text:s/></text:p>
          </table:table-cell>
          <table:table-cell office:value-type="float" office:value="1312" table:style-name="ce6">
            <text:p>1,312<text:s/></text:p>
          </table:table-cell>
          <table:table-cell office:value-type="float" office:value="2238" table:style-name="ce6">
            <text:p>2,238<text:s/></text:p>
          </table:table-cell>
          <table:table-cell office:value-type="float" office:value="1132" table:style-name="ce6">
            <text:p>1,132<text:s/></text:p>
          </table:table-cell>
          <table:table-cell office:value-type="float" office:value="430" table:style-name="ce6">
            <text:p>430<text:s/></text:p>
          </table:table-cell>
          <table:table-cell office:value-type="float" office:value="2908" table:style-name="ce6">
            <text:p>2,908<text:s/></text:p>
          </table:table-cell>
          <table:table-cell office:value-type="float" office:value="1856" table:style-name="ce6">
            <text:p>1,856<text:s/></text:p>
          </table:table-cell>
          <table:table-cell office:value-type="float" office:value="2042" table:style-name="ce6">
            <text:p>2,042<text:s/></text:p>
          </table:table-cell>
          <table:table-cell office:value-type="float" office:value="1949" table:style-name="ce6">
            <text:p>1,949<text:s/></text:p>
          </table:table-cell>
          <table:table-cell office:value-type="float" office:value="1094" table:style-name="ce6">
            <text:p>1,094<text:s/></text:p>
          </table:table-cell>
          <table:table-cell office:value-type="float" office:value="9143" table:style-name="ce6">
            <text:p>9,143<text:s/></text:p>
          </table:table-cell>
          <table:table-cell office:value-type="float" office:value="3379" table:style-name="ce6">
            <text:p>3,379<text:s/></text:p>
          </table:table-cell>
          <table:table-cell office:value-type="float" office:value="1498" table:style-name="ce6">
            <text:p>1,498<text:s/></text:p>
          </table:table-cell>
          <table:table-cell office:value-type="float" office:value="1586" table:style-name="ce6">
            <text:p>1,586<text:s/></text:p>
          </table:table-cell>
          <table:table-cell office:value-type="float" office:value="1763" table:style-name="ce6">
            <text:p>1,763<text:s/></text:p>
          </table:table-cell>
          <table:table-cell office:value-type="float" office:value="1891" table:style-name="ce6">
            <text:p>1,891<text:s/></text:p>
          </table:table-cell>
          <table:table-cell office:value-type="float" office:value="2068" table:style-name="ce6">
            <text:p>2,068<text:s/></text:p>
          </table:table-cell>
          <table:table-cell office:value-type="float" office:value="2216" table:style-name="ce6">
            <text:p>2,216<text:s/></text:p>
          </table:table-cell>
          <table:table-cell office:value-type="float" office:value="965" table:style-name="ce6">
            <text:p>965<text:s/></text:p>
          </table:table-cell>
          <table:table-cell office:value-type="float" office:value="2326" table:style-name="ce6">
            <text:p>2,326<text:s/></text:p>
          </table:table-cell>
          <table:table-cell office:value-type="float" office:value="711" table:style-name="ce6">
            <text:p>711<text:s/></text:p>
          </table:table-cell>
          <table:table-cell office:value-type="float" office:value="641" table:style-name="ce6">
            <text:p>641<text:s/></text:p>
          </table:table-cell>
          <table:table-cell office:value-type="float" office:value="1647" table:style-name="ce6">
            <text:p>1,647<text:s/></text:p>
          </table:table-cell>
          <table:table-cell office:value-type="float" office:value="387" table:style-name="ce6">
            <text:p>387<text:s/></text:p>
          </table:table-cell>
          <table:table-cell office:value-type="float" office:value="409" table:style-name="ce6">
            <text:p>409<text:s/></text:p>
          </table:table-cell>
          <table:table-cell office:value-type="float" office:value="309" table:style-name="ce6">
            <text:p>309<text:s/></text:p>
          </table:table-cell>
          <table:table-cell office:value-type="float" office:value="891" table:style-name="ce6">
            <text:p>891<text:s/></text:p>
          </table:table-cell>
          <table:table-cell office:value-type="float" office:value="1146" table:style-name="ce6">
            <text:p>1,146<text:s/></text:p>
          </table:table-cell>
          <table:table-cell office:value-type="float" office:value="1148" table:style-name="ce6">
            <text:p>1,148<text:s/></text:p>
          </table:table-cell>
          <table:table-cell office:value-type="float" office:value="3060" table:style-name="ce6">
            <text:p>3,060<text:s/></text:p>
          </table:table-cell>
          <table:table-cell office:value-type="float" office:value="833" table:style-name="ce6">
            <text:p>833<text:s/></text:p>
          </table:table-cell>
          <table:table-cell office:value-type="float" office:value="830" table:style-name="ce6">
            <text:p>830<text:s/></text:p>
          </table:table-cell>
          <table:table-cell office:value-type="float" office:value="682" table:style-name="ce6">
            <text:p>682<text:s/></text:p>
          </table:table-cell>
          <table:table-cell office:value-type="float" office:value="1762" table:style-name="ce6">
            <text:p>1,762<text:s/></text:p>
          </table:table-cell>
          <table:table-cell office:value-type="float" office:value="1722" table:style-name="ce6">
            <text:p>1,722<text:s/></text:p>
          </table:table-cell>
          <table:table-cell office:value-type="float" office:value="2267" table:style-name="ce6">
            <text:p>2,267<text:s/></text:p>
          </table:table-cell>
          <table:table-cell office:value-type="float" office:value="2494" table:style-name="ce6">
            <text:p>2,494<text:s/></text:p>
          </table:table-cell>
          <table:table-cell office:value-type="float" office:value="2891" table:style-name="ce6">
            <text:p>2,891<text:s/></text:p>
          </table:table-cell>
          <table:table-cell office:value-type="float" office:value="1971" table:style-name="ce6">
            <text:p>1,971<text:s/></text:p>
          </table:table-cell>
          <table:table-cell office:value-type="float" office:value="1474" table:style-name="ce6">
            <text:p>1,474<text:s/></text:p>
          </table:table-cell>
          <table:table-cell office:value-type="float" office:value="3466" table:style-name="ce6">
            <text:p>3,466<text:s/></text:p>
          </table:table-cell>
          <table:table-cell office:value-type="float" office:value="975" table:style-name="ce6">
            <text:p>975<text:s/></text:p>
          </table:table-cell>
          <table:table-cell office:value-type="float" office:value="2213" table:style-name="ce6">
            <text:p>2,213<text:s/></text:p>
          </table:table-cell>
          <table:table-cell office:value-type="float" office:value="1877" table:style-name="ce6">
            <text:p>1,877<text:s/></text:p>
          </table:table-cell>
          <table:table-cell office:value-type="float" office:value="1114" table:style-name="ce6">
            <text:p>1,114<text:s/></text:p>
          </table:table-cell>
          <table:table-cell office:value-type="float" office:value="4880" table:style-name="ce6">
            <text:p>4,880<text:s/></text:p>
          </table:table-cell>
          <table:table-cell office:value-type="float" office:value="1844" table:style-name="ce6">
            <text:p>1,844<text:s/></text:p>
          </table:table-cell>
          <table:table-cell office:value-type="float" office:value="1562" table:style-name="ce6">
            <text:p>1,562<text:s/></text:p>
          </table:table-cell>
          <table:table-cell office:value-type="float" office:value="959" table:style-name="ce6">
            <text:p>959<text:s/></text:p>
          </table:table-cell>
          <table:table-cell office:value-type="float" office:value="1624" table:style-name="ce6">
            <text:p>1,624<text:s/></text:p>
          </table:table-cell>
          <table:table-cell office:value-type="float" office:value="839" table:style-name="ce6">
            <text:p>839<text:s/></text:p>
          </table:table-cell>
          <table:table-cell office:value-type="float" office:value="1450" table:style-name="ce6">
            <text:p>1,450<text:s/></text:p>
          </table:table-cell>
          <table:table-cell office:value-type="float" office:value="1212" table:style-name="ce6">
            <text:p>1,212<text:s/></text:p>
          </table:table-cell>
          <table:table-cell office:value-type="float" office:value="642" table:style-name="ce6">
            <text:p>642<text:s/></text:p>
          </table:table-cell>
          <table:table-cell office:value-type="float" office:value="841" table:style-name="ce6">
            <text:p>841<text:s/></text:p>
          </table:table-cell>
          <table:table-cell office:value-type="float" office:value="1478" table:style-name="ce6">
            <text:p>1,478<text:s/></text:p>
          </table:table-cell>
          <table:table-cell office:value-type="float" office:value="986" table:style-name="ce6">
            <text:p>986<text:s/></text:p>
          </table:table-cell>
          <table:table-cell office:value-type="float" office:value="1310" table:style-name="ce6">
            <text:p>1,310<text:s/></text:p>
          </table:table-cell>
          <table:table-cell office:value-type="float" office:value="1449" table:style-name="ce6">
            <text:p>1,449<text:s/></text:p>
          </table:table-cell>
          <table:table-cell office:value-type="float" office:value="638" table:style-name="ce6">
            <text:p>638<text:s/></text:p>
          </table:table-cell>
          <table:table-cell office:value-type="float" office:value="660" table:style-name="ce6">
            <text:p>660<text:s/></text:p>
          </table:table-cell>
          <table:table-cell office:value-type="float" office:value="492" table:style-name="ce6">
            <text:p>492<text:s/></text:p>
          </table:table-cell>
          <table:table-cell office:value-type="float" office:value="319" table:style-name="ce6">
            <text:p>319<text:s/></text:p>
          </table:table-cell>
          <table:table-cell office:value-type="float" office:value="516" table:style-name="ce6">
            <text:p>516<text:s/></text:p>
          </table:table-cell>
          <table:table-cell office:value-type="float" office:value="880" table:style-name="ce6">
            <text:p>880<text:s/></text:p>
          </table:table-cell>
          <table:table-cell office:value-type="float" office:value="1014" table:style-name="ce6">
            <text:p>1,014<text:s/></text:p>
          </table:table-cell>
          <table:table-cell office:value-type="float" office:value="1084" table:style-name="ce6">
            <text:p>1,084<text:s/></text:p>
          </table:table-cell>
          <table:table-cell office:value-type="float" office:value="1449" table:style-name="ce6">
            <text:p>1,449<text:s/></text:p>
          </table:table-cell>
          <table:table-cell office:value-type="float" office:value="1659" table:style-name="ce6">
            <text:p>1,659<text:s/></text:p>
          </table:table-cell>
          <table:table-cell office:value-type="float" office:value="1972" table:style-name="ce6">
            <text:p>1,972<text:s/></text:p>
          </table:table-cell>
          <table:table-cell office:value-type="float" office:value="1128" table:style-name="ce6">
            <text:p>1,128<text:s/></text:p>
          </table:table-cell>
          <table:table-cell office:value-type="float" office:value="1005" table:style-name="ce6">
            <text:p>1,005<text:s/></text:p>
          </table:table-cell>
          <table:table-cell office:value-type="float" office:value="946" table:style-name="ce6">
            <text:p>946<text:s/></text:p>
          </table:table-cell>
          <table:table-cell office:value-type="float" office:value="1157" table:style-name="ce6">
            <text:p>1,157<text:s/></text:p>
          </table:table-cell>
          <table:table-cell office:value-type="float" office:value="1240" table:style-name="ce6">
            <text:p>1,240<text:s/></text:p>
          </table:table-cell>
          <table:table-cell office:value-type="float" office:value="874" table:style-name="ce6">
            <text:p>874<text:s/></text:p>
          </table:table-cell>
          <table:table-cell office:value-type="float" office:value="939" table:style-name="ce6">
            <text:p>939<text:s/></text:p>
          </table:table-cell>
          <table:table-cell office:value-type="float" office:value="100" table:style-name="ce6">
            <text:p>100<text:s/></text:p>
          </table:table-cell>
          <table:table-cell office:value-type="float" office:value="208" table:style-name="ce6">
            <text:p>208<text:s/></text:p>
          </table:table-cell>
          <table:table-cell office:value-type="float" office:value="329" table:style-name="ce6">
            <text:p>329<text:s/></text:p>
          </table:table-cell>
          <table:table-cell office:value-type="float" office:value="504" table:style-name="ce6">
            <text:p>504<text:s/></text:p>
          </table:table-cell>
          <table:table-cell office:value-type="float" office:value="119" table:style-name="ce6">
            <text:p>119<text:s/></text:p>
          </table:table-cell>
          <table:table-cell office:value-type="float" office:value="120" table:style-name="ce6">
            <text:p>120<text:s/></text:p>
          </table:table-cell>
          <table:table-cell office:value-type="float" office:value="209" table:style-name="ce6">
            <text:p>209<text:s/></text:p>
          </table:table-cell>
          <table:table-cell office:value-type="float" office:value="630" table:style-name="ce6">
            <text:p>630<text:s/></text:p>
          </table:table-cell>
          <table:table-cell office:value-type="float" office:value="196" table:style-name="ce6">
            <text:p>196<text:s/></text:p>
          </table:table-cell>
          <table:table-cell office:value-type="float" office:value="287" table:style-name="ce6">
            <text:p>287<text:s/></text:p>
          </table:table-cell>
          <table:table-cell office:value-type="float" office:value="322" table:style-name="ce6">
            <text:p>322<text:s/></text:p>
          </table:table-cell>
          <table:table-cell table:number-columns-repeated="16264"/>
        </table:table-row>
        <table:table-row table:style-name="ro2">
          <table:table-cell office:value-type="date" office:date-value="2021-05-31T00:00:00" table:style-name="ce5">
            <text:p>2021/5/31</text:p>
          </table:table-cell>
          <table:table-cell office:value-type="float" office:value="1013" table:style-name="ce6">
            <text:p>1,013<text:s/></text:p>
          </table:table-cell>
          <table:table-cell office:value-type="float" office:value="3727" table:style-name="ce6">
            <text:p>3,727<text:s/></text:p>
          </table:table-cell>
          <table:table-cell office:value-type="float" office:value="11181" table:style-name="ce6">
            <text:p>11,181<text:s/></text:p>
          </table:table-cell>
          <table:table-cell office:value-type="float" office:value="9093" table:style-name="ce6">
            <text:p>9,093<text:s/></text:p>
          </table:table-cell>
          <table:table-cell office:value-type="float" office:value="5382" table:style-name="ce6">
            <text:p>5,382<text:s/></text:p>
          </table:table-cell>
          <table:table-cell office:value-type="float" office:value="3372" table:style-name="ce6">
            <text:p>3,372<text:s/></text:p>
          </table:table-cell>
          <table:table-cell office:value-type="float" office:value="2966" table:style-name="ce6">
            <text:p>2,966<text:s/></text:p>
          </table:table-cell>
          <table:table-cell office:value-type="float" office:value="1158" table:style-name="ce6">
            <text:p>1,158<text:s/></text:p>
          </table:table-cell>
          <table:table-cell office:value-type="float" office:value="927" table:style-name="ce6">
            <text:p>927<text:s/></text:p>
          </table:table-cell>
          <table:table-cell office:value-type="float" office:value="3208" table:style-name="ce6">
            <text:p>3,208<text:s/></text:p>
          </table:table-cell>
          <table:table-cell office:value-type="float" office:value="728" table:style-name="ce6">
            <text:p>728<text:s/></text:p>
          </table:table-cell>
          <table:table-cell office:value-type="float" office:value="1020" table:style-name="ce6">
            <text:p>1,020<text:s/></text:p>
          </table:table-cell>
          <table:table-cell office:value-type="float" office:value="631" table:style-name="ce6">
            <text:p>631<text:s/></text:p>
          </table:table-cell>
          <table:table-cell office:value-type="float" office:value="1739" table:style-name="ce6">
            <text:p>1,739<text:s/></text:p>
          </table:table-cell>
          <table:table-cell office:value-type="float" office:value="2232" table:style-name="ce6">
            <text:p>2,232<text:s/></text:p>
          </table:table-cell>
          <table:table-cell office:value-type="float" office:value="3628" table:style-name="ce6">
            <text:p>3,628<text:s/></text:p>
          </table:table-cell>
          <table:table-cell office:value-type="float" office:value="3787" table:style-name="ce6">
            <text:p>3,787<text:s/></text:p>
          </table:table-cell>
          <table:table-cell office:value-type="float" office:value="1123" table:style-name="ce6">
            <text:p>1,123<text:s/></text:p>
          </table:table-cell>
          <table:table-cell office:value-type="float" office:value="2252" table:style-name="ce6">
            <text:p>2,252<text:s/></text:p>
          </table:table-cell>
          <table:table-cell office:value-type="float" office:value="667" table:style-name="ce6">
            <text:p>667<text:s/></text:p>
          </table:table-cell>
          <table:table-cell office:value-type="float" office:value="1872" table:style-name="ce6">
            <text:p>1,872<text:s/></text:p>
          </table:table-cell>
          <table:table-cell office:value-type="float" office:value="1939" table:style-name="ce6">
            <text:p>1,939<text:s/></text:p>
          </table:table-cell>
          <table:table-cell office:value-type="float" office:value="1304" table:style-name="ce6">
            <text:p>1,304<text:s/></text:p>
          </table:table-cell>
          <table:table-cell office:value-type="float" office:value="7614" table:style-name="ce6">
            <text:p>7,614<text:s/></text:p>
          </table:table-cell>
          <table:table-cell office:value-type="float" office:value="695" table:style-name="ce6">
            <text:p>695<text:s/></text:p>
          </table:table-cell>
          <table:table-cell office:value-type="float" office:value="3316" table:style-name="ce6">
            <text:p>3,316<text:s/></text:p>
          </table:table-cell>
          <table:table-cell office:value-type="float" office:value="3319" table:style-name="ce6">
            <text:p>3,319<text:s/></text:p>
          </table:table-cell>
          <table:table-cell office:value-type="float" office:value="4130" table:style-name="ce6">
            <text:p>4,130<text:s/></text:p>
          </table:table-cell>
          <table:table-cell office:value-type="float" office:value="6068" table:style-name="ce6">
            <text:p>6,068<text:s/></text:p>
          </table:table-cell>
          <table:table-cell office:value-type="float" office:value="3942" table:style-name="ce6">
            <text:p>3,942<text:s/></text:p>
          </table:table-cell>
          <table:table-cell office:value-type="float" office:value="2830" table:style-name="ce6">
            <text:p>2,830<text:s/></text:p>
          </table:table-cell>
          <table:table-cell office:value-type="float" office:value="4720" table:style-name="ce6">
            <text:p>4,720<text:s/></text:p>
          </table:table-cell>
          <table:table-cell office:value-type="float" office:value="4186" table:style-name="ce6">
            <text:p>4,186<text:s/></text:p>
          </table:table-cell>
          <table:table-cell office:value-type="float" office:value="8144" table:style-name="ce6">
            <text:p>8,144<text:s/></text:p>
          </table:table-cell>
          <table:table-cell office:value-type="float" office:value="5978" table:style-name="ce6">
            <text:p>5,978<text:s/></text:p>
          </table:table-cell>
          <table:table-cell office:value-type="float" office:value="2229" table:style-name="ce6">
            <text:p>2,229<text:s/></text:p>
          </table:table-cell>
          <table:table-cell office:value-type="float" office:value="9175" table:style-name="ce6">
            <text:p>9,175<text:s/></text:p>
          </table:table-cell>
          <table:table-cell office:value-type="float" office:value="6771" table:style-name="ce6">
            <text:p>6,771<text:s/></text:p>
          </table:table-cell>
          <table:table-cell office:value-type="float" office:value="7325" table:style-name="ce6">
            <text:p>7,325<text:s/></text:p>
          </table:table-cell>
          <table:table-cell office:value-type="float" office:value="6062" table:style-name="ce6">
            <text:p>6,062<text:s/></text:p>
          </table:table-cell>
          <table:table-cell office:value-type="float" office:value="7293" table:style-name="ce6">
            <text:p>7,293<text:s/></text:p>
          </table:table-cell>
          <table:table-cell office:value-type="float" office:value="23149" table:style-name="ce6">
            <text:p>23,149<text:s/></text:p>
          </table:table-cell>
          <table:table-cell office:value-type="float" office:value="8368" table:style-name="ce6">
            <text:p>8,368<text:s/></text:p>
          </table:table-cell>
          <table:table-cell office:value-type="float" office:value="5264" table:style-name="ce6">
            <text:p>5,264<text:s/></text:p>
          </table:table-cell>
          <table:table-cell office:value-type="float" office:value="6099" table:style-name="ce6">
            <text:p>6,099<text:s/></text:p>
          </table:table-cell>
          <table:table-cell office:value-type="float" office:value="5712" table:style-name="ce6">
            <text:p>5,712<text:s/></text:p>
          </table:table-cell>
          <table:table-cell office:value-type="float" office:value="4995" table:style-name="ce6">
            <text:p>4,995<text:s/></text:p>
          </table:table-cell>
          <table:table-cell office:value-type="float" office:value="6037" table:style-name="ce6">
            <text:p>6,037<text:s/></text:p>
          </table:table-cell>
          <table:table-cell office:value-type="float" office:value="6018" table:style-name="ce6">
            <text:p>6,018<text:s/></text:p>
          </table:table-cell>
          <table:table-cell office:value-type="float" office:value="3356" table:style-name="ce6">
            <text:p>3,356<text:s/></text:p>
          </table:table-cell>
          <table:table-cell office:value-type="float" office:value="8205" table:style-name="ce6">
            <text:p>8,205<text:s/></text:p>
          </table:table-cell>
          <table:table-cell office:value-type="float" office:value="2246" table:style-name="ce6">
            <text:p>2,246<text:s/></text:p>
          </table:table-cell>
          <table:table-cell office:value-type="float" office:value="2713" table:style-name="ce6">
            <text:p>2,713<text:s/></text:p>
          </table:table-cell>
          <table:table-cell office:value-type="float" office:value="4666" table:style-name="ce6">
            <text:p>4,666<text:s/></text:p>
          </table:table-cell>
          <table:table-cell office:value-type="float" office:value="835" table:style-name="ce6">
            <text:p>835<text:s/></text:p>
          </table:table-cell>
          <table:table-cell office:value-type="float" office:value="1311" table:style-name="ce6">
            <text:p>1,311<text:s/></text:p>
          </table:table-cell>
          <table:table-cell office:value-type="float" office:value="1036" table:style-name="ce6">
            <text:p>1,036<text:s/></text:p>
          </table:table-cell>
          <table:table-cell office:value-type="float" office:value="2833" table:style-name="ce6">
            <text:p>2,833<text:s/></text:p>
          </table:table-cell>
          <table:table-cell office:value-type="float" office:value="2796" table:style-name="ce6">
            <text:p>2,796<text:s/></text:p>
          </table:table-cell>
          <table:table-cell office:value-type="float" office:value="3438" table:style-name="ce6">
            <text:p>3,438<text:s/></text:p>
          </table:table-cell>
          <table:table-cell office:value-type="float" office:value="7707" table:style-name="ce6">
            <text:p>7,707<text:s/></text:p>
          </table:table-cell>
          <table:table-cell office:value-type="float" office:value="2611" table:style-name="ce6">
            <text:p>2,611<text:s/></text:p>
          </table:table-cell>
          <table:table-cell office:value-type="float" office:value="3193" table:style-name="ce6">
            <text:p>3,193<text:s/></text:p>
          </table:table-cell>
          <table:table-cell office:value-type="float" office:value="2313" table:style-name="ce6">
            <text:p>2,313<text:s/></text:p>
          </table:table-cell>
          <table:table-cell office:value-type="float" office:value="6051" table:style-name="ce6">
            <text:p>6,051<text:s/></text:p>
          </table:table-cell>
          <table:table-cell office:value-type="float" office:value="6941" table:style-name="ce6">
            <text:p>6,941<text:s/></text:p>
          </table:table-cell>
          <table:table-cell office:value-type="float" office:value="7275" table:style-name="ce6">
            <text:p>7,275<text:s/></text:p>
          </table:table-cell>
          <table:table-cell office:value-type="float" office:value="7738" table:style-name="ce6">
            <text:p>7,738<text:s/></text:p>
          </table:table-cell>
          <table:table-cell office:value-type="float" office:value="10054" table:style-name="ce6">
            <text:p>10,054<text:s/></text:p>
          </table:table-cell>
          <table:table-cell office:value-type="float" office:value="6667" table:style-name="ce6">
            <text:p>6,667<text:s/></text:p>
          </table:table-cell>
          <table:table-cell office:value-type="float" office:value="4080" table:style-name="ce6">
            <text:p>4,080<text:s/></text:p>
          </table:table-cell>
          <table:table-cell office:value-type="float" office:value="10356" table:style-name="ce6">
            <text:p>10,356<text:s/></text:p>
          </table:table-cell>
          <table:table-cell office:value-type="float" office:value="5009" table:style-name="ce6">
            <text:p>5,009<text:s/></text:p>
          </table:table-cell>
          <table:table-cell office:value-type="float" office:value="7797" table:style-name="ce6">
            <text:p>7,797<text:s/></text:p>
          </table:table-cell>
          <table:table-cell office:value-type="float" office:value="7031" table:style-name="ce6">
            <text:p>7,031<text:s/></text:p>
          </table:table-cell>
          <table:table-cell office:value-type="float" office:value="4613" table:style-name="ce6">
            <text:p>4,613<text:s/></text:p>
          </table:table-cell>
          <table:table-cell office:value-type="float" office:value="13662" table:style-name="ce6">
            <text:p>13,662<text:s/></text:p>
          </table:table-cell>
          <table:table-cell office:value-type="float" office:value="5509" table:style-name="ce6">
            <text:p>5,509<text:s/></text:p>
          </table:table-cell>
          <table:table-cell office:value-type="float" office:value="4842" table:style-name="ce6">
            <text:p>4,842<text:s/></text:p>
          </table:table-cell>
          <table:table-cell office:value-type="float" office:value="4520" table:style-name="ce6">
            <text:p>4,520<text:s/></text:p>
          </table:table-cell>
          <table:table-cell office:value-type="float" office:value="4265" table:style-name="ce6">
            <text:p>4,265<text:s/></text:p>
          </table:table-cell>
          <table:table-cell office:value-type="float" office:value="3442" table:style-name="ce6">
            <text:p>3,442<text:s/></text:p>
          </table:table-cell>
          <table:table-cell office:value-type="float" office:value="5163" table:style-name="ce6">
            <text:p>5,163<text:s/></text:p>
          </table:table-cell>
          <table:table-cell office:value-type="float" office:value="5088" table:style-name="ce6">
            <text:p>5,088<text:s/></text:p>
          </table:table-cell>
          <table:table-cell office:value-type="float" office:value="1874" table:style-name="ce6">
            <text:p>1,874<text:s/></text:p>
          </table:table-cell>
          <table:table-cell office:value-type="float" office:value="3410" table:style-name="ce6">
            <text:p>3,410<text:s/></text:p>
          </table:table-cell>
          <table:table-cell office:value-type="float" office:value="11207" table:style-name="ce6">
            <text:p>11,207<text:s/></text:p>
          </table:table-cell>
          <table:table-cell office:value-type="float" office:value="5604" table:style-name="ce6">
            <text:p>5,604<text:s/></text:p>
          </table:table-cell>
          <table:table-cell office:value-type="float" office:value="6310" table:style-name="ce6">
            <text:p>6,310<text:s/></text:p>
          </table:table-cell>
          <table:table-cell office:value-type="float" office:value="6251" table:style-name="ce6">
            <text:p>6,251<text:s/></text:p>
          </table:table-cell>
          <table:table-cell office:value-type="float" office:value="2126" table:style-name="ce6">
            <text:p>2,126<text:s/></text:p>
          </table:table-cell>
          <table:table-cell office:value-type="float" office:value="2843" table:style-name="ce6">
            <text:p>2,843<text:s/></text:p>
          </table:table-cell>
          <table:table-cell office:value-type="float" office:value="1830" table:style-name="ce6">
            <text:p>1,830<text:s/></text:p>
          </table:table-cell>
          <table:table-cell office:value-type="float" office:value="1937" table:style-name="ce6">
            <text:p>1,937<text:s/></text:p>
          </table:table-cell>
          <table:table-cell office:value-type="float" office:value="1784" table:style-name="ce6">
            <text:p>1,784<text:s/></text:p>
          </table:table-cell>
          <table:table-cell office:value-type="float" office:value="3078" table:style-name="ce6">
            <text:p>3,078<text:s/></text:p>
          </table:table-cell>
          <table:table-cell office:value-type="float" office:value="2876" table:style-name="ce6">
            <text:p>2,876<text:s/></text:p>
          </table:table-cell>
          <table:table-cell office:value-type="float" office:value="3396" table:style-name="ce6">
            <text:p>3,396<text:s/></text:p>
          </table:table-cell>
          <table:table-cell office:value-type="float" office:value="4804" table:style-name="ce6">
            <text:p>4,804<text:s/></text:p>
          </table:table-cell>
          <table:table-cell office:value-type="float" office:value="7820" table:style-name="ce6">
            <text:p>7,820<text:s/></text:p>
          </table:table-cell>
          <table:table-cell office:value-type="float" office:value="5294" table:style-name="ce6">
            <text:p>5,294<text:s/></text:p>
          </table:table-cell>
          <table:table-cell office:value-type="float" office:value="3994" table:style-name="ce6">
            <text:p>3,994<text:s/></text:p>
          </table:table-cell>
          <table:table-cell office:value-type="float" office:value="3401" table:style-name="ce6">
            <text:p>3,401<text:s/></text:p>
          </table:table-cell>
          <table:table-cell office:value-type="float" office:value="3460" table:style-name="ce6">
            <text:p>3,460<text:s/></text:p>
          </table:table-cell>
          <table:table-cell office:value-type="float" office:value="3772" table:style-name="ce6">
            <text:p>3,772<text:s/></text:p>
          </table:table-cell>
          <table:table-cell office:value-type="float" office:value="3653" table:style-name="ce6">
            <text:p>3,653<text:s/></text:p>
          </table:table-cell>
          <table:table-cell office:value-type="float" office:value="3256" table:style-name="ce6">
            <text:p>3,256<text:s/></text:p>
          </table:table-cell>
          <table:table-cell office:value-type="float" office:value="3222" table:style-name="ce6">
            <text:p>3,222<text:s/></text:p>
          </table:table-cell>
          <table:table-cell office:value-type="float" office:value="370" table:style-name="ce6">
            <text:p>370<text:s/></text:p>
          </table:table-cell>
          <table:table-cell office:value-type="float" office:value="683" table:style-name="ce6">
            <text:p>683<text:s/></text:p>
          </table:table-cell>
          <table:table-cell office:value-type="float" office:value="1043" table:style-name="ce6">
            <text:p>1,043<text:s/></text:p>
          </table:table-cell>
          <table:table-cell office:value-type="float" office:value="1366" table:style-name="ce6">
            <text:p>1,366<text:s/></text:p>
          </table:table-cell>
          <table:table-cell office:value-type="float" office:value="771" table:style-name="ce6">
            <text:p>771<text:s/></text:p>
          </table:table-cell>
          <table:table-cell office:value-type="float" office:value="1100" table:style-name="ce6">
            <text:p>1,100<text:s/></text:p>
          </table:table-cell>
          <table:table-cell office:value-type="float" office:value="778" table:style-name="ce6">
            <text:p>778<text:s/></text:p>
          </table:table-cell>
          <table:table-cell office:value-type="float" office:value="1729" table:style-name="ce6">
            <text:p>1,729<text:s/></text:p>
          </table:table-cell>
          <table:table-cell office:value-type="float" office:value="598" table:style-name="ce6">
            <text:p>598<text:s/></text:p>
          </table:table-cell>
          <table:table-cell office:value-type="float" office:value="1015" table:style-name="ce6">
            <text:p>1,015<text:s/></text:p>
          </table:table-cell>
          <table:table-cell office:value-type="float" office:value="1438" table:style-name="ce6">
            <text:p>1,438<text:s/></text:p>
          </table:table-cell>
          <table:table-cell table:number-columns-repeated="16264"/>
        </table:table-row>
        <table:table-row table:number-rows-repeated="1048544" table:style-name="ro3">
          <table:table-cell table:number-columns-repeated="16384"/>
        </table:table-row>
        <table:named-expressions>
          <table:named-range table:name="Print_Titles" table:cell-range-address="進站資料.$A$1:進站資料.$A$1048576" table:base-cell-address="進站資料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8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2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各站出站量統計</text:p>
      </style:header>
      <style:header-left style:display="false"/>
      <style:footer/>
      <style:footer-left style:display="false"/>
    </style:master-page>
    <style:master-page style:name="mp2" style:page-layout-name="pm2">
      <style:header>
        <text:p>各站進站量統計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Y.C. CHUANG</meta:initial-creator>
    <dc:creator>Y.C. CHUANG</dc:creator>
    <meta:creation-date>2021-06-11T06:31:32Z</meta:creation-date>
    <dc:date>2021-06-11T06:32:09Z</dc:date>
  </office:meta>
</office:document-meta>
</file>